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9638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3.5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97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4547in"/>
    </style:style>
    <style:style style:name="co9" style:family="table-column">
      <style:table-column-properties fo:break-before="auto" style:column-width="0.778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972in"/>
    </style:style>
    <style:style style:name="co12" style:family="table-column">
      <style:table-column-properties fo:break-before="auto" style:column-width="0.6161in"/>
    </style:style>
    <style:style style:name="co13" style:family="table-column">
      <style:table-column-properties fo:break-before="auto" style:column-width="0.6701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4681in"/>
    </style:style>
    <style:style style:name="co16" style:family="table-column">
      <style:table-column-properties fo:break-before="auto" style:column-width="4.6783in"/>
    </style:style>
    <style:style style:name="co17" style:family="table-column">
      <style:table-column-properties fo:break-before="auto" style:column-width="0.2126in"/>
    </style:style>
    <style:style style:name="co18" style:family="table-column">
      <style:table-column-properties fo:break-before="auto" style:column-width="0.3339in"/>
    </style:style>
    <style:style style:name="co19" style:family="table-column">
      <style:table-column-properties fo:break-before="auto" style:column-width="0.4008in"/>
    </style:style>
    <style:style style:name="co20" style:family="table-column">
      <style:table-column-properties fo:break-before="auto" style:column-width="0.5484in"/>
    </style:style>
    <style:style style:name="co21" style:family="table-column">
      <style:table-column-properties fo:break-before="auto" style:column-width="4.4772in"/>
    </style:style>
    <style:style style:name="co22" style:family="table-column">
      <style:table-column-properties fo:break-before="auto" style:column-width="0.4146in"/>
    </style:style>
    <style:style style:name="ro1" style:family="table-row">
      <style:table-row-properties style:row-height="0.2866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01in" fo:break-before="auto" style:use-optimal-row-height="false"/>
    </style:style>
    <style:style style:name="ro4" style:family="table-row">
      <style:table-row-properties style:row-height="0.2327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fo:font-style="italic" fo:font-weight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use-window-font-color="true"/>
    </style:style>
  </office:automatic-styles>
  <office:body>
    <office:spreadsheet>
      <table:table table:name="Configu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Journal Configura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JRNL_DBLK_SIZE</text:p>
          </table:table-cell>
          <table:table-cell office:value-type="float" office:value="128">
            <text:p>128</text:p>
          </table:table-cell>
          <table:table-cell office:value-type="string">
            <text:p>bytes</text:p>
          </table:table-cell>
          <table:table-cell office:value-type="string">
            <text:p>Data block size in bytes</text:p>
          </table:table-cell>
        </table:table-row>
        <table:table-row table:style-name="ro2">
          <table:table-cell office:value-type="string">
            <text:p>JRNL_SBLK_SIZE</text:p>
          </table:table-cell>
          <table:table-cell office:value-type="float" office:value="4">
            <text:p>4</text:p>
          </table:table-cell>
          <table:table-cell office:value-type="string">
            <text:p>dblks</text:p>
          </table:table-cell>
          <table:table-cell office:value-type="string">
            <text:p>Disk softblock size in multiples of JRNL_DBLK_SIZE</text:p>
          </table:table-cell>
        </table:table-row>
        <table:table-row table:style-name="ro2">
          <table:table-cell office:value-type="string">
            <text:p>JRNL_FILE_SIZE</text:p>
          </table:table-cell>
          <table:table-cell office:value-type="float" office:value="3072">
            <text:p>3072</text:p>
          </table:table-cell>
          <table:table-cell office:value-type="string">
            <text:p>sblks</text:p>
          </table:table-cell>
          <table:table-cell office:value-type="string">
            <text:p>Journal file size in softblocks excl. file_hdr</text:p>
          </table:table-cell>
        </table:table-row>
        <table:table-row table:style-name="ro2">
          <table:table-cell office:value-type="string">
            <text:p>JRNL_NUM_FILES</text:p>
          </table:table-cell>
          <table:table-cell office:value-type="float" office:value="8">
            <text:p>8</text:p>
          </table:table-cell>
          <table:table-cell/>
          <table:table-cell office:value-type="string">
            <text:p>Number of journal fil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JRNL_RMGR_PAGE_SIZE</text:p>
          </table:table-cell>
          <table:table-cell office:value-type="float" office:value="128">
            <text:p>128</text:p>
          </table:table-cell>
          <table:table-cell office:value-type="string">
            <text:p>sblks</text:p>
          </table:table-cell>
          <table:table-cell office:value-type="string">
            <text:p>Journal page size in softblocks</text:p>
          </table:table-cell>
        </table:table-row>
        <table:table-row table:style-name="ro2">
          <table:table-cell office:value-type="string">
            <text:p>JRNL_RMGR_PAGES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Number of pages to use in wmgr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JRNL_WMGR_PAGE_SIZE</text:p>
          </table:table-cell>
          <table:table-cell office:value-type="float" office:value="64">
            <text:p>64</text:p>
          </table:table-cell>
          <table:table-cell office:value-type="string">
            <text:p>sblks</text:p>
          </table:table-cell>
          <table:table-cell office:value-type="string">
            <text:p>Journal write page size in softblocks</text:p>
          </table:table-cell>
        </table:table-row>
        <table:table-row table:style-name="ro2">
          <table:table-cell office:value-type="string">
            <text:p>JRNL_WMGR_PAGES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Number of pages to use in wmgr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izeof(enq_hdr)</text:p>
          </table:table-cell>
          <table:table-cell office:value-type="float" office:value="32">
            <text:p>32</text:p>
          </table:table-cell>
          <table:table-cell office:value-type="string">
            <text:p>bytes</text:p>
          </table:table-cell>
          <table:table-cell/>
        </table:table-row>
        <table:table-row table:style-name="ro2">
          <table:table-cell office:value-type="string">
            <text:p>sizeof(deq_hdr)</text:p>
          </table:table-cell>
          <table:table-cell office:value-type="float" office:value="32">
            <text:p>32</text:p>
          </table:table-cell>
          <table:table-cell office:value-type="string">
            <text:p>bytes</text:p>
          </table:table-cell>
          <table:table-cell/>
        </table:table-row>
        <table:table-row table:style-name="ro2">
          <table:table-cell office:value-type="string">
            <text:p>sizeof(txn_hdr)</text:p>
          </table:table-cell>
          <table:table-cell office:value-type="float" office:value="24">
            <text:p>24</text:p>
          </table:table-cell>
          <table:table-cell office:value-type="string">
            <text:p>bytes</text:p>
          </table:table-cell>
          <table:table-cell/>
        </table:table-row>
        <table:table-row table:style-name="ro2">
          <table:table-cell office:value-type="string">
            <text:p>sizeof(rec_tail)</text:p>
          </table:table-cell>
          <table:table-cell office:value-type="float" office:value="12">
            <text:p>12</text:p>
          </table:table-cell>
          <table:table-cell office:value-type="string">
            <text:p>byte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nq overhead</text:p>
          </table:table-cell>
          <table:table-cell table:style-name="ce2" table:formula="oooc:=[.B14]+[.B17]" office:value-type="float" office:value="44">
            <text:p>44</text:p>
          </table:table-cell>
          <table:table-cell office:value-type="string">
            <text:p>bytes</text:p>
          </table:table-cell>
          <table:table-cell/>
        </table:table-row>
        <table:table-row table:style-name="ro2">
          <table:table-cell office:value-type="string">
            <text:p>deq non-txn overhead</text:p>
          </table:table-cell>
          <table:table-cell table:style-name="ce2" table:formula="oooc:=[.B15]" office:value-type="float" office:value="32">
            <text:p>32</text:p>
          </table:table-cell>
          <table:table-cell office:value-type="string">
            <text:p>bytes</text:p>
          </table:table-cell>
          <table:table-cell office:value-type="string">
            <text:p>No tail when no xid</text:p>
          </table:table-cell>
        </table:table-row>
        <table:table-row table:style-name="ro2">
          <table:table-cell office:value-type="string">
            <text:p>deq txn overhead</text:p>
          </table:table-cell>
          <table:table-cell table:style-name="ce2" table:formula="oooc:=[.B15]+[.B17]" office:value-type="float" office:value="44">
            <text:p>44</text:p>
          </table:table-cell>
          <table:table-cell office:value-type="string">
            <text:p>bytes</text:p>
          </table:table-cell>
          <table:table-cell office:value-type="string">
            <text:p>Tail present when xid present</text:p>
          </table:table-cell>
        </table:table-row>
        <table:table-row table:style-name="ro2">
          <table:table-cell office:value-type="string">
            <text:p>txn overhead</text:p>
          </table:table-cell>
          <table:table-cell table:style-name="ce2" table:formula="oooc:=[.B16]+[.B17]" office:value-type="float" office:value="36">
            <text:p>36</text:p>
          </table:table-cell>
          <table:table-cell office:value-type="string">
            <text:p>bytes</text:p>
          </table:table-cell>
          <table:table-cell/>
        </table:table-row>
        <table:table-row table:style-name="ro2">
          <table:table-cell/>
          <table:table-cell/>
          <table:table-cell table:number-columns-repeated="2"/>
        </table:table-row>
        <table:table-row table:style-name="ro2">
          <table:table-cell/>
          <table:table-cell/>
          <table:table-cell table:number-columns-repeated="2"/>
        </table:table-row>
        <table:table-row table:style-name="ro1">
          <table:table-cell table:style-name="ce1" office:value-type="string">
            <text:p>Test Framework Configura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xn auto-close on deq</text:p>
          </table:table-cell>
          <table:table-cell table:style-name="ce3" office:value-type="boolean" office:boolean-value="true">
            <text:p>TRUE</text:p>
          </table:table-cell>
          <table:table-cell table:number-columns-repeated="2"/>
        </table:table-row>
      </table:table>
      <table:table table:name="Write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ce2"/>
        <table:table-column table:style-name="co12" table:default-cell-style-name="Default"/>
        <table:table-column table:style-name="co12" table:default-cell-style-name="ce2"/>
        <table:table-column table:style-name="co13" table:default-cell-style-name="ce3"/>
        <table:table-column table:style-name="co11" table:number-columns-repeated="2" table:default-cell-style-name="ce3"/>
        <table:table-column table:style-name="co11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2" table:default-cell-style-name="ce2"/>
        <table:table-column table:style-name="co15" table:default-cell-style-name="ce2"/>
        <table:table-column table:style-name="co16" table:default-cell-style-name="Default"/>
        <table:table-row table:style-name="ro3">
          <table:table-cell table:style-name="ce4" table:number-columns-repeated="7"/>
          <table:table-cell table:style-name="ce4" office:value-type="string" table:number-columns-spanned="2" table:number-rows-spanned="1">
            <text:p>Msg size</text:p>
          </table:table-cell>
          <table:covered-table-cell table:style-name="ce4"/>
          <table:table-cell table:style-name="ce4" office:value-type="string" table:number-columns-spanned="2" table:number-rows-spanned="1">
            <text:p>Xid size</text:p>
          </table:table-cell>
          <table:covered-table-cell table:style-name="ce4"/>
          <table:table-cell table:style-name="ce4" table:number-columns-repeated="3"/>
          <table:table-cell table:style-name="ce4" office:value-type="string" table:number-columns-spanned="2" table:number-rows-spanned="1">
            <text:p>enq-size</text:p>
          </table:table-cell>
          <table:covered-table-cell table:style-name="ce4"/>
          <table:table-cell table:style-name="ce4" office:value-type="string" table:number-columns-spanned="2" table:number-rows-spanned="1">
            <text:p>deq-size</text:p>
          </table:table-cell>
          <table:covered-table-cell table:style-name="ce4"/>
          <table:table-cell table:style-name="ce4" office:value-type="string" table:number-columns-spanned="2" table:number-rows-spanned="1">
            <text:p>txn-size</text:p>
          </table:table-cell>
          <table:covered-table-cell table:style-name="ce4"/>
          <table:table-cell/>
        </table:table-row>
        <table:table-row table:style-name="ro3">
          <table:table-cell table:style-name="ce4" office:value-type="string">
            <text:p>Test #</text:p>
          </table:table-cell>
          <table:table-cell table:style-name="ce4" office:value-type="string">
            <text:p>tf</text:p>
          </table:table-cell>
          <table:table-cell table:style-name="ce4" office:value-type="string">
            <text:p>pf</text:p>
          </table:table-cell>
          <table:table-cell table:style-name="ce4" office:value-type="string">
            <text:p>amn</text:p>
          </table:table-cell>
          <table:table-cell table:style-name="ce4" office:value-type="string">
            <text:p>mn incr</text:p>
          </table:table-cell>
          <table:table-cell table:style-name="ce4" office:value-type="string">
            <text:p>#msgs</text:p>
          </table:table-cell>
          <table:table-cell table:style-name="ce4" office:value-type="string">
            <text:p>ms incr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uto-deq</text:p>
          </table:table-cell>
          <table:table-cell table:style-name="ce4" office:value-type="string">
            <text:p>transient</text:p>
          </table:table-cell>
          <table:table-cell table:style-name="ce4" office:value-type="string">
            <text:p>external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office:value-type="string">
            <text:p>comment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Initialize only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</text:p>
          </table:table-cell>
          <table:table-cell table:number-columns-repeated="3" office:value-type="float" office:value="0">
            <text:p>0</text:p>
          </table:table-cell>
          <table:table-cell table:formula="oooc:=[.D5]+[.E5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H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J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];0;[.I5])+[.K5]+[$Configuration.$B$19]" office:value-type="float" office:value="44">
            <text:p>44</text:p>
          </table:table-cell>
          <table:table-cell table:formula="oooc:=CEILING([.O5];[$Configuration.$B$3])/[$Configuration.$B$3]" office:value-type="float" office:value="1">
            <text:p>1</text:p>
          </table:table-cell>
          <table:table-cell table:formula="oooc:=IF([.L5];IF([.K5]&gt;0;[$Configuration.$B$21]+[.K5];[$Configuration.$B$20]);0)" office:value-type="float" office:value="0">
            <text:p>0</text:p>
          </table:table-cell>
          <table:table-cell table:formula="oooc:=CEILING([.Q5];[$Configuration.$B$3])/[$Configuration.$B$3]" office:value-type="float" office:value="0">
            <text:p>0</text:p>
          </table:table-cell>
          <table:table-cell table:formula="oooc:=IF(AND([$Configuration.$B$27];[.L5];[.K5]&gt;0);[$Configuration.$B$22]+[.K5];0)" office:value-type="float" office:value="0">
            <text:p>0</text:p>
          </table:table-cell>
          <table:table-cell table:formula="oooc:=CEILING([.S5];[$Configuration.$B$3])/[$Configuration.$B$3]" office:value-type="float" office:value="0">
            <text:p>0</text:p>
          </table:table-cell>
          <table:table-cell office:value-type="string">
            <text:p>No messages – journal creation/initialization only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Simple message <text:s/>combinations of persistent/deq transientueued/non-dequeued, transactional/non-transactional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5]+1"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8]+[.E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];0;[.I8])+[.K8]+[$Configuration.$B$19]" office:value-type="float" office:value="54">
            <text:p>54</text:p>
          </table:table-cell>
          <table:table-cell table:formula="oooc:=CEILING([.O8];[$Configuration.$B$3])/[$Configuration.$B$3]" office:value-type="float" office:value="1">
            <text:p>1</text:p>
          </table:table-cell>
          <table:table-cell table:formula="oooc:=IF([.L8];IF([.K8]&gt;0;[$Configuration.$B$21]+[.K8];[$Configuration.$B$20]);0)" office:value-type="float" office:value="0">
            <text:p>0</text:p>
          </table:table-cell>
          <table:table-cell table:formula="oooc:=CEILING([.Q8];[$Configuration.$B$3])/[$Configuration.$B$3]" office:value-type="float" office:value="0">
            <text:p>0</text:p>
          </table:table-cell>
          <table:table-cell table:formula="oooc:=IF(AND([$Configuration.$B$27];[.L8];[.K8]&gt;0);[$Configuration.$B$22]+[.K8];0)" office:value-type="float" office:value="0">
            <text:p>0</text:p>
          </table:table-cell>
          <table:table-cell table:formula="oooc:=CEILING([.S8];[$Configuration.$B$3])/[$Configuration.$B$3]" office:value-type="float" office:value="0">
            <text:p>0</text:p>
          </table:table-cell>
          <table:table-cell office:value-type="string">
            <text:p>1 * 10-byte message</text:p>
          </table:table-cell>
        </table:table-row>
        <table:table-row table:style-name="ro2">
          <table:table-cell table:formula="oooc:=[.A8]+1"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9]+[.E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9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];0;[.I9])+[.K9]+[$Configuration.$B$19]" office:value-type="float" office:value="54">
            <text:p>54</text:p>
          </table:table-cell>
          <table:table-cell table:formula="oooc:=CEILING([.O9];[$Configuration.$B$3])/[$Configuration.$B$3]" office:value-type="float" office:value="1">
            <text:p>1</text:p>
          </table:table-cell>
          <table:table-cell table:formula="oooc:=IF([.L9];IF([.K9]&gt;0;[$Configuration.$B$21]+[.K9];[$Configuration.$B$20]);0)" office:value-type="float" office:value="0">
            <text:p>0</text:p>
          </table:table-cell>
          <table:table-cell table:formula="oooc:=CEILING([.Q9];[$Configuration.$B$3])/[$Configuration.$B$3]" office:value-type="float" office:value="0">
            <text:p>0</text:p>
          </table:table-cell>
          <table:table-cell table:formula="oooc:=IF(AND([$Configuration.$B$27];[.L9];[.K9]&gt;0);[$Configuration.$B$22]+[.K9];0)" office:value-type="float" office:value="0">
            <text:p>0</text:p>
          </table:table-cell>
          <table:table-cell table:formula="oooc:=CEILING([.S9];[$Configuration.$B$3])/[$Configuration.$B$3]" office:value-type="float" office:value="0">
            <text:p>0</text:p>
          </table:table-cell>
          <table:table-cell office:value-type="string">
            <text:p>10 * 10-byte message</text:p>
          </table:table-cell>
        </table:table-row>
        <table:table-row table:style-name="ro2">
          <table:table-cell table:formula="oooc:=[.A9]+1" office:value-type="float" office:value="3">
            <text:p>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0]+[.E1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0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0];0;[.I10])+[.K10]+[$Configuration.$B$19]" office:value-type="float" office:value="54">
            <text:p>54</text:p>
          </table:table-cell>
          <table:table-cell table:formula="oooc:=CEILING([.O10];[$Configuration.$B$3])/[$Configuration.$B$3]" office:value-type="float" office:value="1">
            <text:p>1</text:p>
          </table:table-cell>
          <table:table-cell table:formula="oooc:=IF([.L10];IF([.K10]&gt;0;[$Configuration.$B$21]+[.K10];[$Configuration.$B$20]);0)" office:value-type="float" office:value="0">
            <text:p>0</text:p>
          </table:table-cell>
          <table:table-cell table:formula="oooc:=CEILING([.Q10];[$Configuration.$B$3])/[$Configuration.$B$3]" office:value-type="float" office:value="0">
            <text:p>0</text:p>
          </table:table-cell>
          <table:table-cell table:formula="oooc:=IF(AND([$Configuration.$B$27];[.L10];[.K10]&gt;0);[$Configuration.$B$22]+[.K10];0)" office:value-type="float" office:value="0">
            <text:p>0</text:p>
          </table:table-cell>
          <table:table-cell table:formula="oooc:=CEILING([.S10];[$Configuration.$B$3])/[$Configuration.$B$3]" office:value-type="float" office:value="0">
            <text:p>0</text:p>
          </table:table-cell>
          <table:table-cell office:value-type="string">
            <text:p>1 * 10-byte message [transient]</text:p>
          </table:table-cell>
        </table:table-row>
        <table:table-row table:style-name="ro2">
          <table:table-cell table:formula="oooc:=[.A10]+1"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1]+[.E1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1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1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1];0;[.I11])+[.K11]+[$Configuration.$B$19]" office:value-type="float" office:value="54">
            <text:p>54</text:p>
          </table:table-cell>
          <table:table-cell table:formula="oooc:=CEILING([.O11];[$Configuration.$B$3])/[$Configuration.$B$3]" office:value-type="float" office:value="1">
            <text:p>1</text:p>
          </table:table-cell>
          <table:table-cell table:formula="oooc:=IF([.L11];IF([.K11]&gt;0;[$Configuration.$B$21]+[.K11];[$Configuration.$B$20]);0)" office:value-type="float" office:value="0">
            <text:p>0</text:p>
          </table:table-cell>
          <table:table-cell table:formula="oooc:=CEILING([.Q11];[$Configuration.$B$3])/[$Configuration.$B$3]" office:value-type="float" office:value="0">
            <text:p>0</text:p>
          </table:table-cell>
          <table:table-cell table:formula="oooc:=IF(AND([$Configuration.$B$27];[.L11];[.K11]&gt;0);[$Configuration.$B$22]+[.K11];0)" office:value-type="float" office:value="0">
            <text:p>0</text:p>
          </table:table-cell>
          <table:table-cell table:formula="oooc:=CEILING([.S11];[$Configuration.$B$3])/[$Configuration.$B$3]" office:value-type="float" office:value="0">
            <text:p>0</text:p>
          </table:table-cell>
          <table:table-cell office:value-type="string">
            <text:p>10 * 10-byte message [transient]</text:p>
          </table:table-cell>
        </table:table-row>
        <table:table-row table:style-name="ro2">
          <table:table-cell table:formula="oooc:=[.A11]+1"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2]+[.E1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2]" office:value-type="float" office:value="10">
            <text:p>1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];0;[.I12])+[.K12]+[$Configuration.$B$19]" office:value-type="float" office:value="64">
            <text:p>64</text:p>
          </table:table-cell>
          <table:table-cell table:formula="oooc:=CEILING([.O12];[$Configuration.$B$3])/[$Configuration.$B$3]" office:value-type="float" office:value="1">
            <text:p>1</text:p>
          </table:table-cell>
          <table:table-cell table:formula="oooc:=IF([.L12];IF([.K12]&gt;0;[$Configuration.$B$21]+[.K12];[$Configuration.$B$20]);0)" office:value-type="float" office:value="0">
            <text:p>0</text:p>
          </table:table-cell>
          <table:table-cell table:formula="oooc:=CEILING([.Q12];[$Configuration.$B$3])/[$Configuration.$B$3]" office:value-type="float" office:value="0">
            <text:p>0</text:p>
          </table:table-cell>
          <table:table-cell table:formula="oooc:=IF(AND([$Configuration.$B$27];[.L12];[.K12]&gt;0);[$Configuration.$B$22]+[.K12];0)" office:value-type="float" office:value="0">
            <text:p>0</text:p>
          </table:table-cell>
          <table:table-cell table:formula="oooc:=CEILING([.S12];[$Configuration.$B$3])/[$Configuration.$B$3]" office:value-type="float" office:value="0">
            <text:p>0</text:p>
          </table:table-cell>
          <table:table-cell office:value-type="string">
            <text:p>1 * 10-byte message [txn]</text:p>
          </table:table-cell>
        </table:table-row>
        <table:table-row table:style-name="ro2">
          <table:table-cell table:formula="oooc:=[.A12]+1"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3]+[.E1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3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3]" office:value-type="float" office:value="10">
            <text:p>1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];0;[.I13])+[.K13]+[$Configuration.$B$19]" office:value-type="float" office:value="64">
            <text:p>64</text:p>
          </table:table-cell>
          <table:table-cell table:formula="oooc:=CEILING([.O13];[$Configuration.$B$3])/[$Configuration.$B$3]" office:value-type="float" office:value="1">
            <text:p>1</text:p>
          </table:table-cell>
          <table:table-cell table:formula="oooc:=IF([.L13];IF([.K13]&gt;0;[$Configuration.$B$21]+[.K13];[$Configuration.$B$20]);0)" office:value-type="float" office:value="0">
            <text:p>0</text:p>
          </table:table-cell>
          <table:table-cell table:formula="oooc:=CEILING([.Q13];[$Configuration.$B$3])/[$Configuration.$B$3]" office:value-type="float" office:value="0">
            <text:p>0</text:p>
          </table:table-cell>
          <table:table-cell table:formula="oooc:=IF(AND([$Configuration.$B$27];[.L13];[.K13]&gt;0);[$Configuration.$B$22]+[.K13];0)" office:value-type="float" office:value="0">
            <text:p>0</text:p>
          </table:table-cell>
          <table:table-cell table:formula="oooc:=CEILING([.S13];[$Configuration.$B$3])/[$Configuration.$B$3]" office:value-type="float" office:value="0">
            <text:p>0</text:p>
          </table:table-cell>
          <table:table-cell office:value-type="string">
            <text:p>10 * 10-byte message [txn]</text:p>
          </table:table-cell>
        </table:table-row>
        <table:table-row table:style-name="ro2">
          <table:table-cell table:formula="oooc:=[.A13]+1" office:value-type="float" office:value="7">
            <text:p>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4]+[.E1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4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4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4];0;[.I14])+[.K14]+[$Configuration.$B$19]" office:value-type="float" office:value="64">
            <text:p>64</text:p>
          </table:table-cell>
          <table:table-cell table:formula="oooc:=CEILING([.O14];[$Configuration.$B$3])/[$Configuration.$B$3]" office:value-type="float" office:value="1">
            <text:p>1</text:p>
          </table:table-cell>
          <table:table-cell table:formula="oooc:=IF([.L14];IF([.K14]&gt;0;[$Configuration.$B$21]+[.K14];[$Configuration.$B$20]);0)" office:value-type="float" office:value="0">
            <text:p>0</text:p>
          </table:table-cell>
          <table:table-cell table:formula="oooc:=CEILING([.Q14];[$Configuration.$B$3])/[$Configuration.$B$3]" office:value-type="float" office:value="0">
            <text:p>0</text:p>
          </table:table-cell>
          <table:table-cell table:formula="oooc:=IF(AND([$Configuration.$B$27];[.L14];[.K14]&gt;0);[$Configuration.$B$22]+[.K14];0)" office:value-type="float" office:value="0">
            <text:p>0</text:p>
          </table:table-cell>
          <table:table-cell table:formula="oooc:=CEILING([.S14];[$Configuration.$B$3])/[$Configuration.$B$3]" office:value-type="float" office:value="0">
            <text:p>0</text:p>
          </table:table-cell>
          <table:table-cell office:value-type="string">
            <text:p>1 * 10-byte message [txn transient]</text:p>
          </table:table-cell>
        </table:table-row>
        <table:table-row table:style-name="ro2">
          <table:table-cell table:formula="oooc:=[.A14]+1"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5]+[.E1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5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5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5];0;[.I15])+[.K15]+[$Configuration.$B$19]" office:value-type="float" office:value="64">
            <text:p>64</text:p>
          </table:table-cell>
          <table:table-cell table:formula="oooc:=CEILING([.O15];[$Configuration.$B$3])/[$Configuration.$B$3]" office:value-type="float" office:value="1">
            <text:p>1</text:p>
          </table:table-cell>
          <table:table-cell table:formula="oooc:=IF([.L15];IF([.K15]&gt;0;[$Configuration.$B$21]+[.K15];[$Configuration.$B$20]);0)" office:value-type="float" office:value="0">
            <text:p>0</text:p>
          </table:table-cell>
          <table:table-cell table:formula="oooc:=CEILING([.Q15];[$Configuration.$B$3])/[$Configuration.$B$3]" office:value-type="float" office:value="0">
            <text:p>0</text:p>
          </table:table-cell>
          <table:table-cell table:formula="oooc:=IF(AND([$Configuration.$B$27];[.L15];[.K15]&gt;0);[$Configuration.$B$22]+[.K15];0)" office:value-type="float" office:value="0">
            <text:p>0</text:p>
          </table:table-cell>
          <table:table-cell table:formula="oooc:=CEILING([.S15];[$Configuration.$B$3])/[$Configuration.$B$3]" office:value-type="float" office:value="0">
            <text:p>0</text:p>
          </table:table-cell>
          <table:table-cell office:value-type="string">
            <text:p>10 * 10-byte message [txn transient]</text:p>
          </table:table-cell>
        </table:table-row>
        <table:table-row table:style-name="ro2">
          <table:table-cell table:formula="oooc:=[.A15]+1"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6]+[.E1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6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];0;[.I16])+[.K16]+[$Configuration.$B$19]" office:value-type="float" office:value="54">
            <text:p>54</text:p>
          </table:table-cell>
          <table:table-cell table:formula="oooc:=CEILING([.O16];[$Configuration.$B$3])/[$Configuration.$B$3]" office:value-type="float" office:value="1">
            <text:p>1</text:p>
          </table:table-cell>
          <table:table-cell table:formula="oooc:=IF([.L16];IF([.K16]&gt;0;[$Configuration.$B$21]+[.K16];[$Configuration.$B$20]);0)" office:value-type="float" office:value="32">
            <text:p>32</text:p>
          </table:table-cell>
          <table:table-cell table:formula="oooc:=CEILING([.Q16];[$Configuration.$B$3])/[$Configuration.$B$3]" office:value-type="float" office:value="1">
            <text:p>1</text:p>
          </table:table-cell>
          <table:table-cell table:formula="oooc:=IF(AND([$Configuration.$B$27];[.L16];[.K16]&gt;0);[$Configuration.$B$22]+[.K16];0)" office:value-type="float" office:value="0">
            <text:p>0</text:p>
          </table:table-cell>
          <table:table-cell table:formula="oooc:=CEILING([.S16];[$Configuration.$B$3])/[$Configuration.$B$3]" office:value-type="float" office:value="0">
            <text:p>0</text:p>
          </table:table-cell>
          <table:table-cell office:value-type="string">
            <text:p>1 * 10-byte message [deq]</text:p>
          </table:table-cell>
        </table:table-row>
        <table:table-row table:style-name="ro2">
          <table:table-cell table:formula="oooc:=[.A16]+1"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7]+[.E1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7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];0;[.I17])+[.K17]+[$Configuration.$B$19]" office:value-type="float" office:value="54">
            <text:p>54</text:p>
          </table:table-cell>
          <table:table-cell table:formula="oooc:=CEILING([.O17];[$Configuration.$B$3])/[$Configuration.$B$3]" office:value-type="float" office:value="1">
            <text:p>1</text:p>
          </table:table-cell>
          <table:table-cell table:formula="oooc:=IF([.L17];IF([.K17]&gt;0;[$Configuration.$B$21]+[.K17];[$Configuration.$B$20]);0)" office:value-type="float" office:value="32">
            <text:p>32</text:p>
          </table:table-cell>
          <table:table-cell table:formula="oooc:=CEILING([.Q17];[$Configuration.$B$3])/[$Configuration.$B$3]" office:value-type="float" office:value="1">
            <text:p>1</text:p>
          </table:table-cell>
          <table:table-cell table:formula="oooc:=IF(AND([$Configuration.$B$27];[.L17];[.K17]&gt;0);[$Configuration.$B$22]+[.K17];0)" office:value-type="float" office:value="0">
            <text:p>0</text:p>
          </table:table-cell>
          <table:table-cell table:formula="oooc:=CEILING([.S17];[$Configuration.$B$3])/[$Configuration.$B$3]" office:value-type="float" office:value="0">
            <text:p>0</text:p>
          </table:table-cell>
          <table:table-cell office:value-type="string">
            <text:p>10 * 10-byte message [deq]</text:p>
          </table:table-cell>
        </table:table-row>
        <table:table-row table:style-name="ro2">
          <table:table-cell table:formula="oooc:=[.A17]+1" office:value-type="float" office:value="11">
            <text:p>1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8]+[.E1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8]" office:value-type="float" office:value="0">
            <text:p>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8];0;[.I18])+[.K18]+[$Configuration.$B$19]" office:value-type="float" office:value="54">
            <text:p>54</text:p>
          </table:table-cell>
          <table:table-cell table:formula="oooc:=CEILING([.O18];[$Configuration.$B$3])/[$Configuration.$B$3]" office:value-type="float" office:value="1">
            <text:p>1</text:p>
          </table:table-cell>
          <table:table-cell table:formula="oooc:=IF([.L18];IF([.K18]&gt;0;[$Configuration.$B$21]+[.K18];[$Configuration.$B$20]);0)" office:value-type="float" office:value="32">
            <text:p>32</text:p>
          </table:table-cell>
          <table:table-cell table:formula="oooc:=CEILING([.Q18];[$Configuration.$B$3])/[$Configuration.$B$3]" office:value-type="float" office:value="1">
            <text:p>1</text:p>
          </table:table-cell>
          <table:table-cell table:formula="oooc:=IF(AND([$Configuration.$B$27];[.L18];[.K18]&gt;0);[$Configuration.$B$22]+[.K18];0)" office:value-type="float" office:value="0">
            <text:p>0</text:p>
          </table:table-cell>
          <table:table-cell table:formula="oooc:=CEILING([.S18];[$Configuration.$B$3])/[$Configuration.$B$3]" office:value-type="float" office:value="0">
            <text:p>0</text:p>
          </table:table-cell>
          <table:table-cell office:value-type="string">
            <text:p>1 * 10-byte message [deq transient]</text:p>
          </table:table-cell>
        </table:table-row>
        <table:table-row table:style-name="ro2">
          <table:table-cell table:formula="oooc:=[.A18]+1"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9]+[.E1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9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9]" office:value-type="float" office:value="0">
            <text:p>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9];0;[.I19])+[.K19]+[$Configuration.$B$19]" office:value-type="float" office:value="54">
            <text:p>54</text:p>
          </table:table-cell>
          <table:table-cell table:formula="oooc:=CEILING([.O19];[$Configuration.$B$3])/[$Configuration.$B$3]" office:value-type="float" office:value="1">
            <text:p>1</text:p>
          </table:table-cell>
          <table:table-cell table:formula="oooc:=IF([.L19];IF([.K19]&gt;0;[$Configuration.$B$21]+[.K19];[$Configuration.$B$20]);0)" office:value-type="float" office:value="32">
            <text:p>32</text:p>
          </table:table-cell>
          <table:table-cell table:formula="oooc:=CEILING([.Q19];[$Configuration.$B$3])/[$Configuration.$B$3]" office:value-type="float" office:value="1">
            <text:p>1</text:p>
          </table:table-cell>
          <table:table-cell table:formula="oooc:=IF(AND([$Configuration.$B$27];[.L19];[.K19]&gt;0);[$Configuration.$B$22]+[.K19];0)" office:value-type="float" office:value="0">
            <text:p>0</text:p>
          </table:table-cell>
          <table:table-cell table:formula="oooc:=CEILING([.S19];[$Configuration.$B$3])/[$Configuration.$B$3]" office:value-type="float" office:value="0">
            <text:p>0</text:p>
          </table:table-cell>
          <table:table-cell office:value-type="string">
            <text:p>10 * 10-byte message [deq transient]</text:p>
          </table:table-cell>
        </table:table-row>
        <table:table-row table:style-name="ro2">
          <table:table-cell table:formula="oooc:=[.A19]+1"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0]+[.E2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0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];0;[.I20])+[.K20]+[$Configuration.$B$19]" office:value-type="float" office:value="64">
            <text:p>64</text:p>
          </table:table-cell>
          <table:table-cell table:formula="oooc:=CEILING([.O20];[$Configuration.$B$3])/[$Configuration.$B$3]" office:value-type="float" office:value="1">
            <text:p>1</text:p>
          </table:table-cell>
          <table:table-cell table:formula="oooc:=IF([.L20];IF([.K20]&gt;0;[$Configuration.$B$21]+[.K20];[$Configuration.$B$20]);0)" office:value-type="float" office:value="54">
            <text:p>54</text:p>
          </table:table-cell>
          <table:table-cell table:formula="oooc:=CEILING([.Q20];[$Configuration.$B$3])/[$Configuration.$B$3]" office:value-type="float" office:value="1">
            <text:p>1</text:p>
          </table:table-cell>
          <table:table-cell table:formula="oooc:=IF(AND([$Configuration.$B$27];[.L20];[.K20]&gt;0);[$Configuration.$B$22]+[.K20];0)" office:value-type="float" office:value="46">
            <text:p>46</text:p>
          </table:table-cell>
          <table:table-cell table:formula="oooc:=CEILING([.S20];[$Configuration.$B$3])/[$Configuration.$B$3]" office:value-type="float" office:value="1">
            <text:p>1</text:p>
          </table:table-cell>
          <table:table-cell office:value-type="string">
            <text:p>1 * 10-byte message [deq txn]</text:p>
          </table:table-cell>
        </table:table-row>
        <table:table-row table:style-name="ro2">
          <table:table-cell table:formula="oooc:=[.A20]+1"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1]+[.E2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1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1];0;[.I21])+[.K21]+[$Configuration.$B$19]" office:value-type="float" office:value="64">
            <text:p>64</text:p>
          </table:table-cell>
          <table:table-cell table:formula="oooc:=CEILING([.O21];[$Configuration.$B$3])/[$Configuration.$B$3]" office:value-type="float" office:value="1">
            <text:p>1</text:p>
          </table:table-cell>
          <table:table-cell table:formula="oooc:=IF([.L21];IF([.K21]&gt;0;[$Configuration.$B$21]+[.K21];[$Configuration.$B$20]);0)" office:value-type="float" office:value="54">
            <text:p>54</text:p>
          </table:table-cell>
          <table:table-cell table:formula="oooc:=CEILING([.Q21];[$Configuration.$B$3])/[$Configuration.$B$3]" office:value-type="float" office:value="1">
            <text:p>1</text:p>
          </table:table-cell>
          <table:table-cell table:formula="oooc:=IF(AND([$Configuration.$B$27];[.L21];[.K21]&gt;0);[$Configuration.$B$22]+[.K21];0)" office:value-type="float" office:value="46">
            <text:p>46</text:p>
          </table:table-cell>
          <table:table-cell table:formula="oooc:=CEILING([.S21];[$Configuration.$B$3])/[$Configuration.$B$3]" office:value-type="float" office:value="1">
            <text:p>1</text:p>
          </table:table-cell>
          <table:table-cell office:value-type="string">
            <text:p>10 * 10-byte message [deq txn]</text:p>
          </table:table-cell>
        </table:table-row>
        <table:table-row table:style-name="ro2">
          <table:table-cell table:formula="oooc:=[.A21]+1" office:value-type="float" office:value="15">
            <text:p>1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2]+[.E2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2]" office:value-type="float" office:value="10">
            <text:p>1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22];0;[.I22])+[.K22]+[$Configuration.$B$19]" office:value-type="float" office:value="64">
            <text:p>64</text:p>
          </table:table-cell>
          <table:table-cell table:formula="oooc:=CEILING([.O22];[$Configuration.$B$3])/[$Configuration.$B$3]" office:value-type="float" office:value="1">
            <text:p>1</text:p>
          </table:table-cell>
          <table:table-cell table:formula="oooc:=IF([.L22];IF([.K22]&gt;0;[$Configuration.$B$21]+[.K22];[$Configuration.$B$20]);0)" office:value-type="float" office:value="54">
            <text:p>54</text:p>
          </table:table-cell>
          <table:table-cell table:formula="oooc:=CEILING([.Q22];[$Configuration.$B$3])/[$Configuration.$B$3]" office:value-type="float" office:value="1">
            <text:p>1</text:p>
          </table:table-cell>
          <table:table-cell table:formula="oooc:=IF(AND([$Configuration.$B$27];[.L22];[.K22]&gt;0);[$Configuration.$B$22]+[.K22];0)" office:value-type="float" office:value="46">
            <text:p>46</text:p>
          </table:table-cell>
          <table:table-cell table:formula="oooc:=CEILING([.S22];[$Configuration.$B$3])/[$Configuration.$B$3]" office:value-type="float" office:value="1">
            <text:p>1</text:p>
          </table:table-cell>
          <table:table-cell office:value-type="string">
            <text:p>1 * 10-byte message [txn deq transient]</text:p>
          </table:table-cell>
        </table:table-row>
        <table:table-row table:style-name="ro2">
          <table:table-cell table:formula="oooc:=[.A22]+1"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3]+[.E2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3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3]" office:value-type="float" office:value="10">
            <text:p>1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23];0;[.I23])+[.K23]+[$Configuration.$B$19]" office:value-type="float" office:value="64">
            <text:p>64</text:p>
          </table:table-cell>
          <table:table-cell table:formula="oooc:=CEILING([.O23];[$Configuration.$B$3])/[$Configuration.$B$3]" office:value-type="float" office:value="1">
            <text:p>1</text:p>
          </table:table-cell>
          <table:table-cell table:formula="oooc:=IF([.L23];IF([.K23]&gt;0;[$Configuration.$B$21]+[.K23];[$Configuration.$B$20]);0)" office:value-type="float" office:value="54">
            <text:p>54</text:p>
          </table:table-cell>
          <table:table-cell table:formula="oooc:=CEILING([.Q23];[$Configuration.$B$3])/[$Configuration.$B$3]" office:value-type="float" office:value="1">
            <text:p>1</text:p>
          </table:table-cell>
          <table:table-cell table:formula="oooc:=IF(AND([$Configuration.$B$27];[.L23];[.K23]&gt;0);[$Configuration.$B$22]+[.K23];0)" office:value-type="float" office:value="46">
            <text:p>46</text:p>
          </table:table-cell>
          <table:table-cell table:formula="oooc:=CEILING([.S23];[$Configuration.$B$3])/[$Configuration.$B$3]" office:value-type="float" office:value="1">
            <text:p>1</text:p>
          </table:table-cell>
          <table:table-cell office:value-type="string">
            <text:p>10 * 10-byte message [txn deq transient]</text:p>
          </table:table-cell>
        </table:table-row>
        <table:table-row table:style-name="ro2">
          <table:table-cell table:formula="oooc:=[.A23]+1" office:value-type="float" office:value="17">
            <text:p>1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4]+[.E2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4]" office:value-type="float" office:value="0">
            <text:p>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4];0;[.I24])+[.K24]+[$Configuration.$B$19]" office:value-type="float" office:value="44">
            <text:p>44</text:p>
          </table:table-cell>
          <table:table-cell table:formula="oooc:=CEILING([.O24];[$Configuration.$B$3])/[$Configuration.$B$3]" office:value-type="float" office:value="1">
            <text:p>1</text:p>
          </table:table-cell>
          <table:table-cell table:formula="oooc:=IF([.L24];IF([.K24]&gt;0;[$Configuration.$B$21]+[.K24];[$Configuration.$B$20]);0)" office:value-type="float" office:value="0">
            <text:p>0</text:p>
          </table:table-cell>
          <table:table-cell table:formula="oooc:=CEILING([.Q24];[$Configuration.$B$3])/[$Configuration.$B$3]" office:value-type="float" office:value="0">
            <text:p>0</text:p>
          </table:table-cell>
          <table:table-cell table:formula="oooc:=IF(AND([$Configuration.$B$27];[.L24];[.K24]&gt;0);[$Configuration.$B$22]+[.K24];0)" office:value-type="float" office:value="0">
            <text:p>0</text:p>
          </table:table-cell>
          <table:table-cell table:formula="oooc:=CEILING([.S24];[$Configuration.$B$3])/[$Configuration.$B$3]" office:value-type="float" office:value="0">
            <text:p>0</text:p>
          </table:table-cell>
          <table:table-cell office:value-type="string">
            <text:p>1 * 10-byte message [extern]</text:p>
          </table:table-cell>
        </table:table-row>
        <table:table-row table:style-name="ro2">
          <table:table-cell table:formula="oooc:=[.A24]+1"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5]+[.E2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5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5]" office:value-type="float" office:value="0">
            <text:p>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5];0;[.I25])+[.K25]+[$Configuration.$B$19]" office:value-type="float" office:value="44">
            <text:p>44</text:p>
          </table:table-cell>
          <table:table-cell table:formula="oooc:=CEILING([.O25];[$Configuration.$B$3])/[$Configuration.$B$3]" office:value-type="float" office:value="1">
            <text:p>1</text:p>
          </table:table-cell>
          <table:table-cell table:formula="oooc:=IF([.L25];IF([.K25]&gt;0;[$Configuration.$B$21]+[.K25];[$Configuration.$B$20]);0)" office:value-type="float" office:value="0">
            <text:p>0</text:p>
          </table:table-cell>
          <table:table-cell table:formula="oooc:=CEILING([.Q25];[$Configuration.$B$3])/[$Configuration.$B$3]" office:value-type="float" office:value="0">
            <text:p>0</text:p>
          </table:table-cell>
          <table:table-cell table:formula="oooc:=IF(AND([$Configuration.$B$27];[.L25];[.K25]&gt;0);[$Configuration.$B$22]+[.K25];0)" office:value-type="float" office:value="0">
            <text:p>0</text:p>
          </table:table-cell>
          <table:table-cell table:formula="oooc:=CEILING([.S25];[$Configuration.$B$3])/[$Configuration.$B$3]" office:value-type="float" office:value="0">
            <text:p>0</text:p>
          </table:table-cell>
          <table:table-cell office:value-type="string">
            <text:p>10 * 10-byte message [extern]</text:p>
          </table:table-cell>
        </table:table-row>
        <table:table-row table:style-name="ro2">
          <table:table-cell table:formula="oooc:=[.A25]+1" office:value-type="float" office:value="19">
            <text:p>1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6]+[.E2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6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6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26];0;[.I26])+[.K26]+[$Configuration.$B$19]" office:value-type="float" office:value="44">
            <text:p>44</text:p>
          </table:table-cell>
          <table:table-cell table:formula="oooc:=CEILING([.O26];[$Configuration.$B$3])/[$Configuration.$B$3]" office:value-type="float" office:value="1">
            <text:p>1</text:p>
          </table:table-cell>
          <table:table-cell table:formula="oooc:=IF([.L26];IF([.K26]&gt;0;[$Configuration.$B$21]+[.K26];[$Configuration.$B$20]);0)" office:value-type="float" office:value="0">
            <text:p>0</text:p>
          </table:table-cell>
          <table:table-cell table:formula="oooc:=CEILING([.Q26];[$Configuration.$B$3])/[$Configuration.$B$3]" office:value-type="float" office:value="0">
            <text:p>0</text:p>
          </table:table-cell>
          <table:table-cell table:formula="oooc:=IF(AND([$Configuration.$B$27];[.L26];[.K26]&gt;0);[$Configuration.$B$22]+[.K26];0)" office:value-type="float" office:value="0">
            <text:p>0</text:p>
          </table:table-cell>
          <table:table-cell table:formula="oooc:=CEILING([.S26];[$Configuration.$B$3])/[$Configuration.$B$3]" office:value-type="float" office:value="0">
            <text:p>0</text:p>
          </table:table-cell>
          <table:table-cell office:value-type="string">
            <text:p>1 * 10-byte message [transient extern]</text:p>
          </table:table-cell>
        </table:table-row>
        <table:table-row table:style-name="ro2">
          <table:table-cell table:formula="oooc:=[.A26]+1"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7]+[.E2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7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7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27];0;[.I27])+[.K27]+[$Configuration.$B$19]" office:value-type="float" office:value="44">
            <text:p>44</text:p>
          </table:table-cell>
          <table:table-cell table:formula="oooc:=CEILING([.O27];[$Configuration.$B$3])/[$Configuration.$B$3]" office:value-type="float" office:value="1">
            <text:p>1</text:p>
          </table:table-cell>
          <table:table-cell table:formula="oooc:=IF([.L27];IF([.K27]&gt;0;[$Configuration.$B$21]+[.K27];[$Configuration.$B$20]);0)" office:value-type="float" office:value="0">
            <text:p>0</text:p>
          </table:table-cell>
          <table:table-cell table:formula="oooc:=CEILING([.Q27];[$Configuration.$B$3])/[$Configuration.$B$3]" office:value-type="float" office:value="0">
            <text:p>0</text:p>
          </table:table-cell>
          <table:table-cell table:formula="oooc:=IF(AND([$Configuration.$B$27];[.L27];[.K27]&gt;0);[$Configuration.$B$22]+[.K27];0)" office:value-type="float" office:value="0">
            <text:p>0</text:p>
          </table:table-cell>
          <table:table-cell table:formula="oooc:=CEILING([.S27];[$Configuration.$B$3])/[$Configuration.$B$3]" office:value-type="float" office:value="0">
            <text:p>0</text:p>
          </table:table-cell>
          <table:table-cell office:value-type="string">
            <text:p>10 * 10-byte message [transient extern]</text:p>
          </table:table-cell>
        </table:table-row>
        <table:table-row table:style-name="ro2">
          <table:table-cell table:formula="oooc:=[.A27]+1"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8]+[.E2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8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8]" office:value-type="float" office:value="10">
            <text:p>1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8];0;[.I28])+[.K28]+[$Configuration.$B$19]" office:value-type="float" office:value="54">
            <text:p>54</text:p>
          </table:table-cell>
          <table:table-cell table:formula="oooc:=CEILING([.O28];[$Configuration.$B$3])/[$Configuration.$B$3]" office:value-type="float" office:value="1">
            <text:p>1</text:p>
          </table:table-cell>
          <table:table-cell table:formula="oooc:=IF([.L28];IF([.K28]&gt;0;[$Configuration.$B$21]+[.K28];[$Configuration.$B$20]);0)" office:value-type="float" office:value="0">
            <text:p>0</text:p>
          </table:table-cell>
          <table:table-cell table:formula="oooc:=CEILING([.Q28];[$Configuration.$B$3])/[$Configuration.$B$3]" office:value-type="float" office:value="0">
            <text:p>0</text:p>
          </table:table-cell>
          <table:table-cell table:formula="oooc:=IF(AND([$Configuration.$B$27];[.L28];[.K28]&gt;0);[$Configuration.$B$22]+[.K28];0)" office:value-type="float" office:value="0">
            <text:p>0</text:p>
          </table:table-cell>
          <table:table-cell table:formula="oooc:=CEILING([.S28];[$Configuration.$B$3])/[$Configuration.$B$3]" office:value-type="float" office:value="0">
            <text:p>0</text:p>
          </table:table-cell>
          <table:table-cell office:value-type="string">
            <text:p>1 * 10-byte message [txn extern]</text:p>
          </table:table-cell>
        </table:table-row>
        <table:table-row table:style-name="ro2">
          <table:table-cell table:formula="oooc:=[.A28]+1"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9]+[.E2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9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9]" office:value-type="float" office:value="10">
            <text:p>1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9];0;[.I29])+[.K29]+[$Configuration.$B$19]" office:value-type="float" office:value="54">
            <text:p>54</text:p>
          </table:table-cell>
          <table:table-cell table:formula="oooc:=CEILING([.O29];[$Configuration.$B$3])/[$Configuration.$B$3]" office:value-type="float" office:value="1">
            <text:p>1</text:p>
          </table:table-cell>
          <table:table-cell table:formula="oooc:=IF([.L29];IF([.K29]&gt;0;[$Configuration.$B$21]+[.K29];[$Configuration.$B$20]);0)" office:value-type="float" office:value="0">
            <text:p>0</text:p>
          </table:table-cell>
          <table:table-cell table:formula="oooc:=CEILING([.Q29];[$Configuration.$B$3])/[$Configuration.$B$3]" office:value-type="float" office:value="0">
            <text:p>0</text:p>
          </table:table-cell>
          <table:table-cell table:formula="oooc:=IF(AND([$Configuration.$B$27];[.L29];[.K29]&gt;0);[$Configuration.$B$22]+[.K29];0)" office:value-type="float" office:value="0">
            <text:p>0</text:p>
          </table:table-cell>
          <table:table-cell table:formula="oooc:=CEILING([.S29];[$Configuration.$B$3])/[$Configuration.$B$3]" office:value-type="float" office:value="0">
            <text:p>0</text:p>
          </table:table-cell>
          <table:table-cell office:value-type="string">
            <text:p>10 * 10-byte message [txn extern]</text:p>
          </table:table-cell>
        </table:table-row>
        <table:table-row table:style-name="ro2">
          <table:table-cell table:formula="oooc:=[.A29]+1" office:value-type="float" office:value="23">
            <text:p>2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0]+[.E3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0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30];0;[.I30])+[.K30]+[$Configuration.$B$19]" office:value-type="float" office:value="54">
            <text:p>54</text:p>
          </table:table-cell>
          <table:table-cell table:formula="oooc:=CEILING([.O30];[$Configuration.$B$3])/[$Configuration.$B$3]" office:value-type="float" office:value="1">
            <text:p>1</text:p>
          </table:table-cell>
          <table:table-cell table:formula="oooc:=IF([.L30];IF([.K30]&gt;0;[$Configuration.$B$21]+[.K30];[$Configuration.$B$20]);0)" office:value-type="float" office:value="0">
            <text:p>0</text:p>
          </table:table-cell>
          <table:table-cell table:formula="oooc:=CEILING([.Q30];[$Configuration.$B$3])/[$Configuration.$B$3]" office:value-type="float" office:value="0">
            <text:p>0</text:p>
          </table:table-cell>
          <table:table-cell table:formula="oooc:=IF(AND([$Configuration.$B$27];[.L30];[.K30]&gt;0);[$Configuration.$B$22]+[.K30];0)" office:value-type="float" office:value="0">
            <text:p>0</text:p>
          </table:table-cell>
          <table:table-cell table:formula="oooc:=CEILING([.S30];[$Configuration.$B$3])/[$Configuration.$B$3]" office:value-type="float" office:value="0">
            <text:p>0</text:p>
          </table:table-cell>
          <table:table-cell office:value-type="string">
            <text:p>1 * 10-byte message [txn transient extern]</text:p>
          </table:table-cell>
        </table:table-row>
        <table:table-row table:style-name="ro2">
          <table:table-cell table:formula="oooc:=[.A30]+1" office:value-type="float" office:value="24">
            <text:p>2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1]+[.E3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1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31];0;[.I31])+[.K31]+[$Configuration.$B$19]" office:value-type="float" office:value="54">
            <text:p>54</text:p>
          </table:table-cell>
          <table:table-cell table:formula="oooc:=CEILING([.O31];[$Configuration.$B$3])/[$Configuration.$B$3]" office:value-type="float" office:value="1">
            <text:p>1</text:p>
          </table:table-cell>
          <table:table-cell table:formula="oooc:=IF([.L31];IF([.K31]&gt;0;[$Configuration.$B$21]+[.K31];[$Configuration.$B$20]);0)" office:value-type="float" office:value="0">
            <text:p>0</text:p>
          </table:table-cell>
          <table:table-cell table:formula="oooc:=CEILING([.Q31];[$Configuration.$B$3])/[$Configuration.$B$3]" office:value-type="float" office:value="0">
            <text:p>0</text:p>
          </table:table-cell>
          <table:table-cell table:formula="oooc:=IF(AND([$Configuration.$B$27];[.L31];[.K31]&gt;0);[$Configuration.$B$22]+[.K31];0)" office:value-type="float" office:value="0">
            <text:p>0</text:p>
          </table:table-cell>
          <table:table-cell table:formula="oooc:=CEILING([.S31];[$Configuration.$B$3])/[$Configuration.$B$3]" office:value-type="float" office:value="0">
            <text:p>0</text:p>
          </table:table-cell>
          <table:table-cell office:value-type="string">
            <text:p>10 * 10-byte message [txn transient extern]</text:p>
          </table:table-cell>
        </table:table-row>
        <table:table-row table:style-name="ro2">
          <table:table-cell table:formula="oooc:=[.A31]+1" office:value-type="float" office:value="25">
            <text:p>2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2]+[.E3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2];0;[.I32])+[.K32]+[$Configuration.$B$19]" office:value-type="float" office:value="44">
            <text:p>44</text:p>
          </table:table-cell>
          <table:table-cell table:formula="oooc:=CEILING([.O32];[$Configuration.$B$3])/[$Configuration.$B$3]" office:value-type="float" office:value="1">
            <text:p>1</text:p>
          </table:table-cell>
          <table:table-cell table:formula="oooc:=IF([.L32];IF([.K32]&gt;0;[$Configuration.$B$21]+[.K32];[$Configuration.$B$20]);0)" office:value-type="float" office:value="32">
            <text:p>32</text:p>
          </table:table-cell>
          <table:table-cell table:formula="oooc:=CEILING([.Q32];[$Configuration.$B$3])/[$Configuration.$B$3]" office:value-type="float" office:value="1">
            <text:p>1</text:p>
          </table:table-cell>
          <table:table-cell table:formula="oooc:=IF(AND([$Configuration.$B$27];[.L32];[.K32]&gt;0);[$Configuration.$B$22]+[.K32];0)" office:value-type="float" office:value="0">
            <text:p>0</text:p>
          </table:table-cell>
          <table:table-cell table:formula="oooc:=CEILING([.S32];[$Configuration.$B$3])/[$Configuration.$B$3]" office:value-type="float" office:value="0">
            <text:p>0</text:p>
          </table:table-cell>
          <table:table-cell office:value-type="string">
            <text:p>1 * 10-byte message [deq extern]</text:p>
          </table:table-cell>
        </table:table-row>
        <table:table-row table:style-name="ro2">
          <table:table-cell table:formula="oooc:=[.A32]+1" office:value-type="float" office:value="26">
            <text:p>2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3]+[.E3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3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3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3];0;[.I33])+[.K33]+[$Configuration.$B$19]" office:value-type="float" office:value="44">
            <text:p>44</text:p>
          </table:table-cell>
          <table:table-cell table:formula="oooc:=CEILING([.O33];[$Configuration.$B$3])/[$Configuration.$B$3]" office:value-type="float" office:value="1">
            <text:p>1</text:p>
          </table:table-cell>
          <table:table-cell table:formula="oooc:=IF([.L33];IF([.K33]&gt;0;[$Configuration.$B$21]+[.K33];[$Configuration.$B$20]);0)" office:value-type="float" office:value="32">
            <text:p>32</text:p>
          </table:table-cell>
          <table:table-cell table:formula="oooc:=CEILING([.Q33];[$Configuration.$B$3])/[$Configuration.$B$3]" office:value-type="float" office:value="1">
            <text:p>1</text:p>
          </table:table-cell>
          <table:table-cell table:formula="oooc:=IF(AND([$Configuration.$B$27];[.L33];[.K33]&gt;0);[$Configuration.$B$22]+[.K33];0)" office:value-type="float" office:value="0">
            <text:p>0</text:p>
          </table:table-cell>
          <table:table-cell table:formula="oooc:=CEILING([.S33];[$Configuration.$B$3])/[$Configuration.$B$3]" office:value-type="float" office:value="0">
            <text:p>0</text:p>
          </table:table-cell>
          <table:table-cell office:value-type="string">
            <text:p>10 * 10-byte message [deq extern]</text:p>
          </table:table-cell>
        </table:table-row>
        <table:table-row table:style-name="ro2">
          <table:table-cell table:formula="oooc:=[.A33]+1" office:value-type="float" office:value="27">
            <text:p>2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4]+[.E3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4]" office:value-type="float" office:value="0">
            <text:p>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4];0;[.I34])+[.K34]+[$Configuration.$B$19]" office:value-type="float" office:value="44">
            <text:p>44</text:p>
          </table:table-cell>
          <table:table-cell table:formula="oooc:=CEILING([.O34];[$Configuration.$B$3])/[$Configuration.$B$3]" office:value-type="float" office:value="1">
            <text:p>1</text:p>
          </table:table-cell>
          <table:table-cell table:formula="oooc:=IF([.L34];IF([.K34]&gt;0;[$Configuration.$B$21]+[.K34];[$Configuration.$B$20]);0)" office:value-type="float" office:value="32">
            <text:p>32</text:p>
          </table:table-cell>
          <table:table-cell table:formula="oooc:=CEILING([.Q34];[$Configuration.$B$3])/[$Configuration.$B$3]" office:value-type="float" office:value="1">
            <text:p>1</text:p>
          </table:table-cell>
          <table:table-cell table:formula="oooc:=IF(AND([$Configuration.$B$27];[.L34];[.K34]&gt;0);[$Configuration.$B$22]+[.K34];0)" office:value-type="float" office:value="0">
            <text:p>0</text:p>
          </table:table-cell>
          <table:table-cell table:formula="oooc:=CEILING([.S34];[$Configuration.$B$3])/[$Configuration.$B$3]" office:value-type="float" office:value="0">
            <text:p>0</text:p>
          </table:table-cell>
          <table:table-cell office:value-type="string">
            <text:p>1 * 10-byte message [deq transient extern]</text:p>
          </table:table-cell>
        </table:table-row>
        <table:table-row table:style-name="ro2">
          <table:table-cell table:formula="oooc:=[.A34]+1" office:value-type="float" office:value="28">
            <text:p>2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5]+[.E3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5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5]" office:value-type="float" office:value="0">
            <text:p>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5];0;[.I35])+[.K35]+[$Configuration.$B$19]" office:value-type="float" office:value="44">
            <text:p>44</text:p>
          </table:table-cell>
          <table:table-cell table:formula="oooc:=CEILING([.O35];[$Configuration.$B$3])/[$Configuration.$B$3]" office:value-type="float" office:value="1">
            <text:p>1</text:p>
          </table:table-cell>
          <table:table-cell table:formula="oooc:=IF([.L35];IF([.K35]&gt;0;[$Configuration.$B$21]+[.K35];[$Configuration.$B$20]);0)" office:value-type="float" office:value="32">
            <text:p>32</text:p>
          </table:table-cell>
          <table:table-cell table:formula="oooc:=CEILING([.Q35];[$Configuration.$B$3])/[$Configuration.$B$3]" office:value-type="float" office:value="1">
            <text:p>1</text:p>
          </table:table-cell>
          <table:table-cell table:formula="oooc:=IF(AND([$Configuration.$B$27];[.L35];[.K35]&gt;0);[$Configuration.$B$22]+[.K35];0)" office:value-type="float" office:value="0">
            <text:p>0</text:p>
          </table:table-cell>
          <table:table-cell table:formula="oooc:=CEILING([.S35];[$Configuration.$B$3])/[$Configuration.$B$3]" office:value-type="float" office:value="0">
            <text:p>0</text:p>
          </table:table-cell>
          <table:table-cell office:value-type="string">
            <text:p>10 * 10-byte message [deq transient extern]</text:p>
          </table:table-cell>
        </table:table-row>
        <table:table-row table:style-name="ro2">
          <table:table-cell table:formula="oooc:=[.A35]+1" office:value-type="float" office:value="29">
            <text:p>2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6]+[.E3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6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6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6];0;[.I36])+[.K36]+[$Configuration.$B$19]" office:value-type="float" office:value="54">
            <text:p>54</text:p>
          </table:table-cell>
          <table:table-cell table:formula="oooc:=CEILING([.O36];[$Configuration.$B$3])/[$Configuration.$B$3]" office:value-type="float" office:value="1">
            <text:p>1</text:p>
          </table:table-cell>
          <table:table-cell table:formula="oooc:=IF([.L36];IF([.K36]&gt;0;[$Configuration.$B$21]+[.K36];[$Configuration.$B$20]);0)" office:value-type="float" office:value="54">
            <text:p>54</text:p>
          </table:table-cell>
          <table:table-cell table:formula="oooc:=CEILING([.Q36];[$Configuration.$B$3])/[$Configuration.$B$3]" office:value-type="float" office:value="1">
            <text:p>1</text:p>
          </table:table-cell>
          <table:table-cell table:formula="oooc:=IF(AND([$Configuration.$B$27];[.L36];[.K36]&gt;0);[$Configuration.$B$22]+[.K36];0)" office:value-type="float" office:value="46">
            <text:p>46</text:p>
          </table:table-cell>
          <table:table-cell table:formula="oooc:=CEILING([.S36];[$Configuration.$B$3])/[$Configuration.$B$3]" office:value-type="float" office:value="1">
            <text:p>1</text:p>
          </table:table-cell>
          <table:table-cell office:value-type="string">
            <text:p>1 * 10-byte message [deq txn extern]</text:p>
          </table:table-cell>
        </table:table-row>
        <table:table-row table:style-name="ro2">
          <table:table-cell table:formula="oooc:=[.A36]+1" office:value-type="float" office:value="30">
            <text:p>3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7]+[.E3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7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7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7];0;[.I37])+[.K37]+[$Configuration.$B$19]" office:value-type="float" office:value="54">
            <text:p>54</text:p>
          </table:table-cell>
          <table:table-cell table:formula="oooc:=CEILING([.O37];[$Configuration.$B$3])/[$Configuration.$B$3]" office:value-type="float" office:value="1">
            <text:p>1</text:p>
          </table:table-cell>
          <table:table-cell table:formula="oooc:=IF([.L37];IF([.K37]&gt;0;[$Configuration.$B$21]+[.K37];[$Configuration.$B$20]);0)" office:value-type="float" office:value="54">
            <text:p>54</text:p>
          </table:table-cell>
          <table:table-cell table:formula="oooc:=CEILING([.Q37];[$Configuration.$B$3])/[$Configuration.$B$3]" office:value-type="float" office:value="1">
            <text:p>1</text:p>
          </table:table-cell>
          <table:table-cell table:formula="oooc:=IF(AND([$Configuration.$B$27];[.L37];[.K37]&gt;0);[$Configuration.$B$22]+[.K37];0)" office:value-type="float" office:value="46">
            <text:p>46</text:p>
          </table:table-cell>
          <table:table-cell table:formula="oooc:=CEILING([.S37];[$Configuration.$B$3])/[$Configuration.$B$3]" office:value-type="float" office:value="1">
            <text:p>1</text:p>
          </table:table-cell>
          <table:table-cell office:value-type="string">
            <text:p>10 * 10-byte message [deq txn extern]</text:p>
          </table:table-cell>
        </table:table-row>
        <table:table-row table:style-name="ro2">
          <table:table-cell table:formula="oooc:=[.A37]+1" office:value-type="float" office:value="31">
            <text:p>3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8]+[.E3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8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8]" office:value-type="float" office:value="10">
            <text:p>1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8];0;[.I38])+[.K38]+[$Configuration.$B$19]" office:value-type="float" office:value="54">
            <text:p>54</text:p>
          </table:table-cell>
          <table:table-cell table:formula="oooc:=CEILING([.O38];[$Configuration.$B$3])/[$Configuration.$B$3]" office:value-type="float" office:value="1">
            <text:p>1</text:p>
          </table:table-cell>
          <table:table-cell table:formula="oooc:=IF([.L38];IF([.K38]&gt;0;[$Configuration.$B$21]+[.K38];[$Configuration.$B$20]);0)" office:value-type="float" office:value="54">
            <text:p>54</text:p>
          </table:table-cell>
          <table:table-cell table:formula="oooc:=CEILING([.Q38];[$Configuration.$B$3])/[$Configuration.$B$3]" office:value-type="float" office:value="1">
            <text:p>1</text:p>
          </table:table-cell>
          <table:table-cell table:formula="oooc:=IF(AND([$Configuration.$B$27];[.L38];[.K38]&gt;0);[$Configuration.$B$22]+[.K38];0)" office:value-type="float" office:value="46">
            <text:p>46</text:p>
          </table:table-cell>
          <table:table-cell table:formula="oooc:=CEILING([.S38];[$Configuration.$B$3])/[$Configuration.$B$3]" office:value-type="float" office:value="1">
            <text:p>1</text:p>
          </table:table-cell>
          <table:table-cell office:value-type="string">
            <text:p>1 * 10-byte message [txn deq transient extern]</text:p>
          </table:table-cell>
        </table:table-row>
        <table:table-row table:style-name="ro2">
          <table:table-cell table:formula="oooc:=[.A38]+1" office:value-type="float" office:value="32">
            <text:p>3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9]+[.E3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9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9]" office:value-type="float" office:value="10">
            <text:p>1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9];0;[.I39])+[.K39]+[$Configuration.$B$19]" office:value-type="float" office:value="54">
            <text:p>54</text:p>
          </table:table-cell>
          <table:table-cell table:formula="oooc:=CEILING([.O39];[$Configuration.$B$3])/[$Configuration.$B$3]" office:value-type="float" office:value="1">
            <text:p>1</text:p>
          </table:table-cell>
          <table:table-cell table:formula="oooc:=IF([.L39];IF([.K39]&gt;0;[$Configuration.$B$21]+[.K39];[$Configuration.$B$20]);0)" office:value-type="float" office:value="54">
            <text:p>54</text:p>
          </table:table-cell>
          <table:table-cell table:formula="oooc:=CEILING([.Q39];[$Configuration.$B$3])/[$Configuration.$B$3]" office:value-type="float" office:value="1">
            <text:p>1</text:p>
          </table:table-cell>
          <table:table-cell table:formula="oooc:=IF(AND([$Configuration.$B$27];[.L39];[.K39]&gt;0);[$Configuration.$B$22]+[.K39];0)" office:value-type="float" office:value="46">
            <text:p>46</text:p>
          </table:table-cell>
          <table:table-cell table:formula="oooc:=CEILING([.S39];[$Configuration.$B$3])/[$Configuration.$B$3]" office:value-type="float" office:value="1">
            <text:p>1</text:p>
          </table:table-cell>
          <table:table-cell office:value-type="string">
            <text:p>10 * 10-byte message [txn deq transient exter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one d-block to two per messag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39]+1" office:value-type="float" office:value="33">
            <text:p>3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2]+[.E4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$Configuration.$B$3]-[$Configuration.$B$19]+[.G42]-[.K42]" office:value-type="float" office:value="84">
            <text:p>84</text:p>
          </table:table-cell>
          <table:table-cell table:formula="oooc:=[.H42]"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ooc:=[.J4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2];0;[.I42])+[.K42]+[$Configuration.$B$19]" office:value-type="float" office:value="128">
            <text:p>128</text:p>
          </table:table-cell>
          <table:table-cell table:formula="oooc:=CEILING([.O42];[$Configuration.$B$3])/[$Configuration.$B$3]" office:value-type="float" office:value="1">
            <text:p>1</text:p>
          </table:table-cell>
          <table:table-cell table:formula="oooc:=IF([.L42];IF([.K42]&gt;0;[$Configuration.$B$21]+[.K42];[$Configuration.$B$20]);0)" office:value-type="float" office:value="0">
            <text:p>0</text:p>
          </table:table-cell>
          <table:table-cell table:formula="oooc:=CEILING([.Q42];[$Configuration.$B$3])/[$Configuration.$B$3]" office:value-type="float" office:value="0">
            <text:p>0</text:p>
          </table:table-cell>
          <table:table-cell table:formula="oooc:=IF(AND([$Configuration.$B$27];[.L42];[.K42]&gt;0);[$Configuration.$B$22]+[.K42];0)" office:value-type="float" office:value="0">
            <text:p>0</text:p>
          </table:table-cell>
          <table:table-cell table:formula="oooc:=CEILING([.S42];[$Configuration.$B$3])/[$Configuration.$B$3]" office:value-type="float" office:value="0">
            <text:p>0</text:p>
          </table:table-cell>
          <table:table-cell office:value-type="string">
            <text:p>1 dblk exact fit</text:p>
          </table:table-cell>
        </table:table-row>
        <table:table-row table:style-name="ro2">
          <table:table-cell table:formula="oooc:=[.A42]+1" office:value-type="float" office:value="34">
            <text:p>3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3]+[.E4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$Configuration.$B$3]-[$Configuration.$B$19]+[.G43]-[.K43]" office:value-type="float" office:value="85">
            <text:p>85</text:p>
          </table:table-cell>
          <table:table-cell table:formula="oooc:=[.H43]"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ooc:=[.J4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3];0;[.I43])+[.K43]+[$Configuration.$B$19]" office:value-type="float" office:value="129">
            <text:p>129</text:p>
          </table:table-cell>
          <table:table-cell table:formula="oooc:=CEILING([.O43];[$Configuration.$B$3])/[$Configuration.$B$3]" office:value-type="float" office:value="2">
            <text:p>2</text:p>
          </table:table-cell>
          <table:table-cell table:formula="oooc:=IF([.L43];IF([.K43]&gt;0;[$Configuration.$B$21]+[.K43];[$Configuration.$B$20]);0)" office:value-type="float" office:value="0">
            <text:p>0</text:p>
          </table:table-cell>
          <table:table-cell table:formula="oooc:=CEILING([.Q43];[$Configuration.$B$3])/[$Configuration.$B$3]" office:value-type="float" office:value="0">
            <text:p>0</text:p>
          </table:table-cell>
          <table:table-cell table:formula="oooc:=IF(AND([$Configuration.$B$27];[.L43];[.K43]&gt;0);[$Configuration.$B$22]+[.K43];0)" office:value-type="float" office:value="0">
            <text:p>0</text:p>
          </table:table-cell>
          <table:table-cell table:formula="oooc:=CEILING([.S43];[$Configuration.$B$3])/[$Configuration.$B$3]" office:value-type="float" office:value="0">
            <text:p>0</text:p>
          </table:table-cell>
          <table:table-cell office:value-type="string">
            <text:p>1 dblk + 1 byte</text:p>
          </table:table-cell>
        </table:table-row>
        <table:table-row table:style-name="ro2">
          <table:table-cell table:formula="oooc:=[.A43]+1" office:value-type="float" office:value="35">
            <text:p>3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4]+[.E4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$Configuration.$B$3]-[$Configuration.$B$19]+[.G44]-[.K44]" office:value-type="float" office:value="58">
            <text:p>58</text:p>
          </table:table-cell>
          <table:table-cell table:formula="oooc:=[.H44]" office:value-type="float" office:value="58">
            <text:p>58</text:p>
          </table:table-cell>
          <table:table-cell office:value-type="float" office:value="26">
            <text:p>26</text:p>
          </table:table-cell>
          <table:table-cell table:formula="oooc:=[.J44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4];0;[.I44])+[.K44]+[$Configuration.$B$19]" office:value-type="float" office:value="128">
            <text:p>128</text:p>
          </table:table-cell>
          <table:table-cell table:formula="oooc:=CEILING([.O44];[$Configuration.$B$3])/[$Configuration.$B$3]" office:value-type="float" office:value="1">
            <text:p>1</text:p>
          </table:table-cell>
          <table:table-cell table:formula="oooc:=IF([.L44];IF([.K44]&gt;0;[$Configuration.$B$21]+[.K44];[$Configuration.$B$20]);0)" office:value-type="float" office:value="0">
            <text:p>0</text:p>
          </table:table-cell>
          <table:table-cell table:formula="oooc:=CEILING([.Q44];[$Configuration.$B$3])/[$Configuration.$B$3]" office:value-type="float" office:value="0">
            <text:p>0</text:p>
          </table:table-cell>
          <table:table-cell table:formula="oooc:=IF(AND([$Configuration.$B$27];[.L44];[.K44]&gt;0);[$Configuration.$B$22]+[.K44];0)" office:value-type="float" office:value="0">
            <text:p>0</text:p>
          </table:table-cell>
          <table:table-cell table:formula="oooc:=CEILING([.S44];[$Configuration.$B$3])/[$Configuration.$B$3]" office:value-type="float" office:value="0">
            <text:p>0</text:p>
          </table:table-cell>
          <table:table-cell office:value-type="string">
            <text:p>1 dblk exact fit [txn]</text:p>
          </table:table-cell>
        </table:table-row>
        <table:table-row table:style-name="ro2">
          <table:table-cell table:formula="oooc:=[.A44]+1" office:value-type="float" office:value="36">
            <text:p>3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5]+[.E4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$Configuration.$B$3]-[$Configuration.$B$19]+[.G45]-[.K45]" office:value-type="float" office:value="59">
            <text:p>59</text:p>
          </table:table-cell>
          <table:table-cell table:formula="oooc:=[.H45]" office:value-type="float" office:value="59">
            <text:p>59</text:p>
          </table:table-cell>
          <table:table-cell office:value-type="float" office:value="26">
            <text:p>26</text:p>
          </table:table-cell>
          <table:table-cell table:formula="oooc:=[.J45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5];0;[.I45])+[.K45]+[$Configuration.$B$19]" office:value-type="float" office:value="129">
            <text:p>129</text:p>
          </table:table-cell>
          <table:table-cell table:formula="oooc:=CEILING([.O45];[$Configuration.$B$3])/[$Configuration.$B$3]" office:value-type="float" office:value="2">
            <text:p>2</text:p>
          </table:table-cell>
          <table:table-cell table:formula="oooc:=IF([.L45];IF([.K45]&gt;0;[$Configuration.$B$21]+[.K45];[$Configuration.$B$20]);0)" office:value-type="float" office:value="0">
            <text:p>0</text:p>
          </table:table-cell>
          <table:table-cell table:formula="oooc:=CEILING([.Q45];[$Configuration.$B$3])/[$Configuration.$B$3]" office:value-type="float" office:value="0">
            <text:p>0</text:p>
          </table:table-cell>
          <table:table-cell table:formula="oooc:=IF(AND([$Configuration.$B$27];[.L45];[.K45]&gt;0);[$Configuration.$B$22]+[.K45];0)" office:value-type="float" office:value="0">
            <text:p>0</text:p>
          </table:table-cell>
          <table:table-cell table:formula="oooc:=CEILING([.S45];[$Configuration.$B$3])/[$Configuration.$B$3]" office:value-type="float" office:value="0">
            <text:p>0</text:p>
          </table:table-cell>
          <table:table-cell office:value-type="string">
            <text:p>1 dblk + 1 byte [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one s-block to two per messag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45]+1" office:value-type="float" office:value="37">
            <text:p>3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8]+[.E4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$Configuration.$B$3]*[$Configuration.$B$4])-[$Configuration.$B$19]+[.G48]-[.K48]" office:value-type="float" office:value="468">
            <text:p>468</text:p>
          </table:table-cell>
          <table:table-cell table:formula="oooc:=[.H48]" office:value-type="float" office:value="468">
            <text:p>468</text:p>
          </table:table-cell>
          <table:table-cell office:value-type="float" office:value="0">
            <text:p>0</text:p>
          </table:table-cell>
          <table:table-cell table:formula="oooc:=[.J4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8];0;[.I48])+[.K48]+[$Configuration.$B$19]" office:value-type="float" office:value="512">
            <text:p>512</text:p>
          </table:table-cell>
          <table:table-cell table:formula="oooc:=CEILING([.O48];[$Configuration.$B$3])/[$Configuration.$B$3]" office:value-type="float" office:value="4">
            <text:p>4</text:p>
          </table:table-cell>
          <table:table-cell table:formula="oooc:=IF([.L48];IF([.K48]&gt;0;[$Configuration.$B$21]+[.K48];[$Configuration.$B$20]);0)" office:value-type="float" office:value="0">
            <text:p>0</text:p>
          </table:table-cell>
          <table:table-cell table:formula="oooc:=CEILING([.Q48];[$Configuration.$B$3])/[$Configuration.$B$3]" office:value-type="float" office:value="0">
            <text:p>0</text:p>
          </table:table-cell>
          <table:table-cell table:formula="oooc:=IF(AND([$Configuration.$B$27];[.L48];[.K48]&gt;0);[$Configuration.$B$22]+[.K48];0)" office:value-type="float" office:value="0">
            <text:p>0</text:p>
          </table:table-cell>
          <table:table-cell table:formula="oooc:=CEILING([.S48];[$Configuration.$B$3])/[$Configuration.$B$3]" office:value-type="float" office:value="0">
            <text:p>0</text:p>
          </table:table-cell>
          <table:table-cell office:value-type="string">
            <text:p>1 sblk exact fit</text:p>
          </table:table-cell>
        </table:table-row>
        <table:table-row table:style-name="ro2">
          <table:table-cell table:formula="oooc:=[.A48]+1" office:value-type="float" office:value="38">
            <text:p>3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9]+[.E49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([$Configuration.$B$3]*[$Configuration.$B$4])-[$Configuration.$B$19]+[.G49]-[.K49]" office:value-type="float" office:value="469">
            <text:p>469</text:p>
          </table:table-cell>
          <table:table-cell table:formula="oooc:=[.H49]" office:value-type="float" office:value="469">
            <text:p>469</text:p>
          </table:table-cell>
          <table:table-cell office:value-type="float" office:value="0">
            <text:p>0</text:p>
          </table:table-cell>
          <table:table-cell table:formula="oooc:=[.J4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9];0;[.I49])+[.K49]+[$Configuration.$B$19]" office:value-type="float" office:value="513">
            <text:p>513</text:p>
          </table:table-cell>
          <table:table-cell table:formula="oooc:=CEILING([.O49];[$Configuration.$B$3])/[$Configuration.$B$3]" office:value-type="float" office:value="5">
            <text:p>5</text:p>
          </table:table-cell>
          <table:table-cell table:formula="oooc:=IF([.L49];IF([.K49]&gt;0;[$Configuration.$B$21]+[.K49];[$Configuration.$B$20]);0)" office:value-type="float" office:value="0">
            <text:p>0</text:p>
          </table:table-cell>
          <table:table-cell table:formula="oooc:=CEILING([.Q49];[$Configuration.$B$3])/[$Configuration.$B$3]" office:value-type="float" office:value="0">
            <text:p>0</text:p>
          </table:table-cell>
          <table:table-cell table:formula="oooc:=IF(AND([$Configuration.$B$27];[.L49];[.K49]&gt;0);[$Configuration.$B$22]+[.K49];0)" office:value-type="float" office:value="0">
            <text:p>0</text:p>
          </table:table-cell>
          <table:table-cell table:formula="oooc:=CEILING([.S49];[$Configuration.$B$3])/[$Configuration.$B$3]" office:value-type="float" office:value="0">
            <text:p>0</text:p>
          </table:table-cell>
          <table:table-cell office:value-type="string">
            <text:p>1 sblk + 1 byte</text:p>
          </table:table-cell>
        </table:table-row>
        <table:table-row table:style-name="ro2">
          <table:table-cell table:formula="oooc:=[.A49]+1" office:value-type="float" office:value="39">
            <text:p>3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50]+[.E5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$Configuration.$B$3]*[$Configuration.$B$4])-[$Configuration.$B$19]+[.G50]-[.K50]" office:value-type="float" office:value="442">
            <text:p>442</text:p>
          </table:table-cell>
          <table:table-cell table:formula="oooc:=[.H50]" office:value-type="float" office:value="442">
            <text:p>442</text:p>
          </table:table-cell>
          <table:table-cell office:value-type="float" office:value="26">
            <text:p>26</text:p>
          </table:table-cell>
          <table:table-cell table:formula="oooc:=[.J50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0];0;[.I50])+[.K50]+[$Configuration.$B$19]" office:value-type="float" office:value="512">
            <text:p>512</text:p>
          </table:table-cell>
          <table:table-cell table:formula="oooc:=CEILING([.O50];[$Configuration.$B$3])/[$Configuration.$B$3]" office:value-type="float" office:value="4">
            <text:p>4</text:p>
          </table:table-cell>
          <table:table-cell table:formula="oooc:=IF([.L50];IF([.K50]&gt;0;[$Configuration.$B$21]+[.K50];[$Configuration.$B$20]);0)" office:value-type="float" office:value="0">
            <text:p>0</text:p>
          </table:table-cell>
          <table:table-cell table:formula="oooc:=CEILING([.Q50];[$Configuration.$B$3])/[$Configuration.$B$3]" office:value-type="float" office:value="0">
            <text:p>0</text:p>
          </table:table-cell>
          <table:table-cell table:formula="oooc:=IF(AND([$Configuration.$B$27];[.L50];[.K50]&gt;0);[$Configuration.$B$22]+[.K50];0)" office:value-type="float" office:value="0">
            <text:p>0</text:p>
          </table:table-cell>
          <table:table-cell table:formula="oooc:=CEILING([.S50];[$Configuration.$B$3])/[$Configuration.$B$3]" office:value-type="float" office:value="0">
            <text:p>0</text:p>
          </table:table-cell>
          <table:table-cell office:value-type="string">
            <text:p>1 sblk exact fit [txn]</text:p>
          </table:table-cell>
        </table:table-row>
        <table:table-row table:style-name="ro2">
          <table:table-cell table:formula="oooc:=[.A50]+1" office:value-type="float" office:value="40">
            <text:p>4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51]+[.E5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([$Configuration.$B$3]*[$Configuration.$B$4])-[$Configuration.$B$19]+[.G51]-[.K51]" office:value-type="float" office:value="443">
            <text:p>443</text:p>
          </table:table-cell>
          <table:table-cell table:formula="oooc:=[.H51]" office:value-type="float" office:value="443">
            <text:p>443</text:p>
          </table:table-cell>
          <table:table-cell office:value-type="float" office:value="26">
            <text:p>26</text:p>
          </table:table-cell>
          <table:table-cell table:formula="oooc:=[.J51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1];0;[.I51])+[.K51]+[$Configuration.$B$19]" office:value-type="float" office:value="513">
            <text:p>513</text:p>
          </table:table-cell>
          <table:table-cell table:formula="oooc:=CEILING([.O51];[$Configuration.$B$3])/[$Configuration.$B$3]" office:value-type="float" office:value="5">
            <text:p>5</text:p>
          </table:table-cell>
          <table:table-cell table:formula="oooc:=IF([.L51];IF([.K51]&gt;0;[$Configuration.$B$21]+[.K51];[$Configuration.$B$20]);0)" office:value-type="float" office:value="0">
            <text:p>0</text:p>
          </table:table-cell>
          <table:table-cell table:formula="oooc:=CEILING([.Q51];[$Configuration.$B$3])/[$Configuration.$B$3]" office:value-type="float" office:value="0">
            <text:p>0</text:p>
          </table:table-cell>
          <table:table-cell table:formula="oooc:=IF(AND([$Configuration.$B$27];[.L51];[.K51]&gt;0);[$Configuration.$B$22]+[.K51];0)" office:value-type="float" office:value="0">
            <text:p>0</text:p>
          </table:table-cell>
          <table:table-cell table:formula="oooc:=CEILING([.S51];[$Configuration.$B$3])/[$Configuration.$B$3]" office:value-type="float" office:value="0">
            <text:p>0</text:p>
          </table:table-cell>
          <table:table-cell office:value-type="string">
            <text:p>1 sblk + 1 byte [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first page to second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51]+1" office:value-type="float" office:value="41">
            <text:p>4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4]+[.E54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4])-[$Configuration.$B$19]+[.G54]-[.K54]-([.R54]*[$Configuration.$B$3])-([.T54]*[$Configuration.$B$3])" office:value-type="float" office:value="4052">
            <text:p>4052</text:p>
          </table:table-cell>
          <table:table-cell table:formula="oooc:=[.H54]" office:value-type="float" office:value="4052">
            <text:p>4052</text:p>
          </table:table-cell>
          <table:table-cell office:value-type="float" office:value="0">
            <text:p>0</text:p>
          </table:table-cell>
          <table:table-cell table:formula="oooc:=[.J5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4];0;[.I54])+[.K54]+[$Configuration.$B$19]" office:value-type="float" office:value="4096">
            <text:p>4096</text:p>
          </table:table-cell>
          <table:table-cell table:formula="oooc:=CEILING([.O54];[$Configuration.$B$3])/[$Configuration.$B$3]" office:value-type="float" office:value="32">
            <text:p>32</text:p>
          </table:table-cell>
          <table:table-cell table:formula="oooc:=IF([.L54];IF([.K54]&gt;0;[$Configuration.$B$21]+[.K54];[$Configuration.$B$20]);0)" office:value-type="float" office:value="0">
            <text:p>0</text:p>
          </table:table-cell>
          <table:table-cell table:formula="oooc:=CEILING([.Q54];[$Configuration.$B$3])/[$Configuration.$B$3]" office:value-type="float" office:value="0">
            <text:p>0</text:p>
          </table:table-cell>
          <table:table-cell table:formula="oooc:=IF(AND([$Configuration.$B$27];[.L54];[.K54]&gt;0);[$Configuration.$B$22]+[.K54];0)" office:value-type="float" office:value="0">
            <text:p>0</text:p>
          </table:table-cell>
          <table:table-cell table:formula="oooc:=CEILING([.S54];[$Configuration.$B$3])/[$Configuration.$B$3]" office:value-type="float" office:value="0">
            <text:p>0</text:p>
          </table:table-cell>
          <table:table-cell office:value-type="string">
            <text:p>1/8 page</text:p>
          </table:table-cell>
        </table:table-row>
        <table:table-row table:style-name="ro2">
          <table:table-cell table:formula="oooc:=[.A54]+1" office:value-type="float" office:value="42">
            <text:p>4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55]+[.E55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5])-[$Configuration.$B$19]+[.G55]-[.K55]-([.R55]*[$Configuration.$B$3])-([.T55]*[$Configuration.$B$3])" office:value-type="float" office:value="4052">
            <text:p>4052</text:p>
          </table:table-cell>
          <table:table-cell table:formula="oooc:=[.H55]" office:value-type="float" office:value="4052">
            <text:p>4052</text:p>
          </table:table-cell>
          <table:table-cell office:value-type="float" office:value="0">
            <text:p>0</text:p>
          </table:table-cell>
          <table:table-cell table:formula="oooc:=[.J5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5];0;[.I55])+[.K55]+[$Configuration.$B$19]" office:value-type="float" office:value="4096">
            <text:p>4096</text:p>
          </table:table-cell>
          <table:table-cell table:formula="oooc:=CEILING([.O55];[$Configuration.$B$3])/[$Configuration.$B$3]" office:value-type="float" office:value="32">
            <text:p>32</text:p>
          </table:table-cell>
          <table:table-cell table:formula="oooc:=IF([.L55];IF([.K55]&gt;0;[$Configuration.$B$21]+[.K55];[$Configuration.$B$20]);0)" office:value-type="float" office:value="0">
            <text:p>0</text:p>
          </table:table-cell>
          <table:table-cell table:formula="oooc:=CEILING([.Q55];[$Configuration.$B$3])/[$Configuration.$B$3]" office:value-type="float" office:value="0">
            <text:p>0</text:p>
          </table:table-cell>
          <table:table-cell table:formula="oooc:=IF(AND([$Configuration.$B$27];[.L55];[.K55]&gt;0);[$Configuration.$B$22]+[.K55];0)" office:value-type="float" office:value="0">
            <text:p>0</text:p>
          </table:table-cell>
          <table:table-cell table:formula="oooc:=CEILING([.S55];[$Configuration.$B$3])/[$Configuration.$B$3]" office:value-type="float" office:value="0">
            <text:p>0</text:p>
          </table:table-cell>
          <table:table-cell office:value-type="string">
            <text:p>1/8 page</text:p>
          </table:table-cell>
        </table:table-row>
        <table:table-row table:style-name="ro2">
          <table:table-cell table:formula="oooc:=[.A55]+1" office:value-type="float" office:value="43">
            <text:p>4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6]+[.E5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56])-[$Configuration.$B$19]+[.G56]-[.K56]-([.R56]*[$Configuration.$B$3])-([.T56]*[$Configuration.$B$3])" office:value-type="float" office:value="4053">
            <text:p>4053</text:p>
          </table:table-cell>
          <table:table-cell table:formula="oooc:=[.H56]" office:value-type="float" office:value="4053">
            <text:p>4053</text:p>
          </table:table-cell>
          <table:table-cell office:value-type="float" office:value="0">
            <text:p>0</text:p>
          </table:table-cell>
          <table:table-cell table:formula="oooc:=[.J5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6];0;[.I56])+[.K56]+[$Configuration.$B$19]" office:value-type="float" office:value="4097">
            <text:p>4097</text:p>
          </table:table-cell>
          <table:table-cell table:formula="oooc:=CEILING([.O56];[$Configuration.$B$3])/[$Configuration.$B$3]" office:value-type="float" office:value="33">
            <text:p>33</text:p>
          </table:table-cell>
          <table:table-cell table:formula="oooc:=IF([.L56];IF([.K56]&gt;0;[$Configuration.$B$21]+[.K56];[$Configuration.$B$20]);0)" office:value-type="float" office:value="0">
            <text:p>0</text:p>
          </table:table-cell>
          <table:table-cell table:formula="oooc:=CEILING([.Q56];[$Configuration.$B$3])/[$Configuration.$B$3]" office:value-type="float" office:value="0">
            <text:p>0</text:p>
          </table:table-cell>
          <table:table-cell table:formula="oooc:=IF(AND([$Configuration.$B$27];[.L56];[.K56]&gt;0);[$Configuration.$B$22]+[.K56];0)" office:value-type="float" office:value="0">
            <text:p>0</text:p>
          </table:table-cell>
          <table:table-cell table:formula="oooc:=CEILING([.S56];[$Configuration.$B$3])/[$Configuration.$B$3]" office:value-type="float" office:value="0">
            <text:p>0</text:p>
          </table:table-cell>
          <table:table-cell office:value-type="string">
            <text:p>1/8 page + 1 byte</text:p>
          </table:table-cell>
        </table:table-row>
        <table:table-row table:style-name="ro2">
          <table:table-cell table:formula="oooc:=[.A56]+1" office:value-type="float" office:value="44">
            <text:p>4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7]+[.E57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7])-[$Configuration.$B$19]+[.G57]-[.K57]-([.R57]*[$Configuration.$B$3])-([.T57]*[$Configuration.$B$3])" office:value-type="float" office:value="3796">
            <text:p>3796</text:p>
          </table:table-cell>
          <table:table-cell table:formula="oooc:=[.H57]" office:value-type="float" office:value="3796">
            <text:p>3796</text:p>
          </table:table-cell>
          <table:table-cell office:value-type="float" office:value="256">
            <text:p>256</text:p>
          </table:table-cell>
          <table:table-cell table:formula="oooc:=[.J5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7];0;[.I57])+[.K57]+[$Configuration.$B$19]" office:value-type="float" office:value="4096">
            <text:p>4096</text:p>
          </table:table-cell>
          <table:table-cell table:formula="oooc:=CEILING([.O57];[$Configuration.$B$3])/[$Configuration.$B$3]" office:value-type="float" office:value="32">
            <text:p>32</text:p>
          </table:table-cell>
          <table:table-cell table:formula="oooc:=IF([.L57];IF([.K57]&gt;0;[$Configuration.$B$21]+[.K57];[$Configuration.$B$20]);0)" office:value-type="float" office:value="0">
            <text:p>0</text:p>
          </table:table-cell>
          <table:table-cell table:formula="oooc:=CEILING([.Q57];[$Configuration.$B$3])/[$Configuration.$B$3]" office:value-type="float" office:value="0">
            <text:p>0</text:p>
          </table:table-cell>
          <table:table-cell table:formula="oooc:=IF(AND([$Configuration.$B$27];[.L57];[.K57]&gt;0);[$Configuration.$B$22]+[.K57];0)" office:value-type="float" office:value="0">
            <text:p>0</text:p>
          </table:table-cell>
          <table:table-cell table:formula="oooc:=CEILING([.S57];[$Configuration.$B$3])/[$Configuration.$B$3]" office:value-type="float" office:value="0">
            <text:p>0</text:p>
          </table:table-cell>
          <table:table-cell office:value-type="string">
            <text:p>1/8 page [txn]</text:p>
          </table:table-cell>
        </table:table-row>
        <table:table-row table:style-name="ro2">
          <table:table-cell table:formula="oooc:=[.A57]+1" office:value-type="float" office:value="45">
            <text:p>4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58]+[.E58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8])-[$Configuration.$B$19]+[.G58]-[.K58]-([.R58]*[$Configuration.$B$3])-([.T58]*[$Configuration.$B$3])" office:value-type="float" office:value="3796">
            <text:p>3796</text:p>
          </table:table-cell>
          <table:table-cell table:formula="oooc:=[.H58]" office:value-type="float" office:value="3796">
            <text:p>3796</text:p>
          </table:table-cell>
          <table:table-cell office:value-type="float" office:value="256">
            <text:p>256</text:p>
          </table:table-cell>
          <table:table-cell table:formula="oooc:=[.J5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8];0;[.I58])+[.K58]+[$Configuration.$B$19]" office:value-type="float" office:value="4096">
            <text:p>4096</text:p>
          </table:table-cell>
          <table:table-cell table:formula="oooc:=CEILING([.O58];[$Configuration.$B$3])/[$Configuration.$B$3]" office:value-type="float" office:value="32">
            <text:p>32</text:p>
          </table:table-cell>
          <table:table-cell table:formula="oooc:=IF([.L58];IF([.K58]&gt;0;[$Configuration.$B$21]+[.K58];[$Configuration.$B$20]);0)" office:value-type="float" office:value="0">
            <text:p>0</text:p>
          </table:table-cell>
          <table:table-cell table:formula="oooc:=CEILING([.Q58];[$Configuration.$B$3])/[$Configuration.$B$3]" office:value-type="float" office:value="0">
            <text:p>0</text:p>
          </table:table-cell>
          <table:table-cell table:formula="oooc:=IF(AND([$Configuration.$B$27];[.L58];[.K58]&gt;0);[$Configuration.$B$22]+[.K58];0)" office:value-type="float" office:value="0">
            <text:p>0</text:p>
          </table:table-cell>
          <table:table-cell table:formula="oooc:=CEILING([.S58];[$Configuration.$B$3])/[$Configuration.$B$3]" office:value-type="float" office:value="0">
            <text:p>0</text:p>
          </table:table-cell>
          <table:table-cell office:value-type="string">
            <text:p>1/8 page [txn]</text:p>
          </table:table-cell>
        </table:table-row>
        <table:table-row table:style-name="ro2">
          <table:table-cell table:formula="oooc:=[.A58]+1" office:value-type="float" office:value="46">
            <text:p>4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9]+[.E5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59])-[$Configuration.$B$19]+[.G59]-[.K59]-([.R59]*[$Configuration.$B$3])-([.T59]*[$Configuration.$B$3])" office:value-type="float" office:value="3797">
            <text:p>3797</text:p>
          </table:table-cell>
          <table:table-cell table:formula="oooc:=[.H59]" office:value-type="float" office:value="3797">
            <text:p>3797</text:p>
          </table:table-cell>
          <table:table-cell office:value-type="float" office:value="256">
            <text:p>256</text:p>
          </table:table-cell>
          <table:table-cell table:formula="oooc:=[.J5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9];0;[.I59])+[.K59]+[$Configuration.$B$19]" office:value-type="float" office:value="4097">
            <text:p>4097</text:p>
          </table:table-cell>
          <table:table-cell table:formula="oooc:=CEILING([.O59];[$Configuration.$B$3])/[$Configuration.$B$3]" office:value-type="float" office:value="33">
            <text:p>33</text:p>
          </table:table-cell>
          <table:table-cell table:formula="oooc:=IF([.L59];IF([.K59]&gt;0;[$Configuration.$B$21]+[.K59];[$Configuration.$B$20]);0)" office:value-type="float" office:value="0">
            <text:p>0</text:p>
          </table:table-cell>
          <table:table-cell table:formula="oooc:=CEILING([.Q59];[$Configuration.$B$3])/[$Configuration.$B$3]" office:value-type="float" office:value="0">
            <text:p>0</text:p>
          </table:table-cell>
          <table:table-cell table:formula="oooc:=IF(AND([$Configuration.$B$27];[.L59];[.K59]&gt;0);[$Configuration.$B$22]+[.K59];0)" office:value-type="float" office:value="0">
            <text:p>0</text:p>
          </table:table-cell>
          <table:table-cell table:formula="oooc:=CEILING([.S59];[$Configuration.$B$3])/[$Configuration.$B$3]" office:value-type="float" office:value="0">
            <text:p>0</text:p>
          </table:table-cell>
          <table:table-cell office:value-type="string">
            <text:p>1/8 page + 1 byte [txn]</text:p>
          </table:table-cell>
        </table:table-row>
        <table:table-row table:style-name="ro2">
          <table:table-cell table:formula="oooc:=[.A59]+1" office:value-type="float" office:value="47">
            <text:p>4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0]+[.E60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0])-[$Configuration.$B$19]+[.G60]-[.K60]-([.R60]*[$Configuration.$B$3])-([.T60]*[$Configuration.$B$3])" office:value-type="float" office:value="3924">
            <text:p>3924</text:p>
          </table:table-cell>
          <table:table-cell table:formula="oooc:=[.H60]" office:value-type="float" office:value="3924">
            <text:p>3924</text:p>
          </table:table-cell>
          <table:table-cell office:value-type="float" office:value="0">
            <text:p>0</text:p>
          </table:table-cell>
          <table:table-cell table:formula="oooc:=[.J60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0];0;[.I60])+[.K60]+[$Configuration.$B$19]" office:value-type="float" office:value="3968">
            <text:p>3968</text:p>
          </table:table-cell>
          <table:table-cell table:formula="oooc:=CEILING([.O60];[$Configuration.$B$3])/[$Configuration.$B$3]" office:value-type="float" office:value="31">
            <text:p>31</text:p>
          </table:table-cell>
          <table:table-cell table:formula="oooc:=IF([.L60];IF([.K60]&gt;0;[$Configuration.$B$21]+[.K60];[$Configuration.$B$20]);0)" office:value-type="float" office:value="32">
            <text:p>32</text:p>
          </table:table-cell>
          <table:table-cell table:formula="oooc:=CEILING([.Q60];[$Configuration.$B$3])/[$Configuration.$B$3]" office:value-type="float" office:value="1">
            <text:p>1</text:p>
          </table:table-cell>
          <table:table-cell table:formula="oooc:=IF(AND([$Configuration.$B$27];[.L60];[.K60]&gt;0);[$Configuration.$B$22]+[.K60];0)" office:value-type="float" office:value="0">
            <text:p>0</text:p>
          </table:table-cell>
          <table:table-cell table:formula="oooc:=CEILING([.S60];[$Configuration.$B$3])/[$Configuration.$B$3]" office:value-type="float" office:value="0">
            <text:p>0</text:p>
          </table:table-cell>
          <table:table-cell office:value-type="string">
            <text:p>1/8 page incl deq [deq]</text:p>
          </table:table-cell>
        </table:table-row>
        <table:table-row table:style-name="ro2">
          <table:table-cell table:formula="oooc:=[.A60]+1" office:value-type="float" office:value="48">
            <text:p>4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61]+[.E61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1])-[$Configuration.$B$19]+[.G61]-[.K61]-([.R61]*[$Configuration.$B$3])-([.T61]*[$Configuration.$B$3])" office:value-type="float" office:value="3924">
            <text:p>3924</text:p>
          </table:table-cell>
          <table:table-cell table:formula="oooc:=[.H61]" office:value-type="float" office:value="3924">
            <text:p>3924</text:p>
          </table:table-cell>
          <table:table-cell office:value-type="float" office:value="0">
            <text:p>0</text:p>
          </table:table-cell>
          <table:table-cell table:formula="oooc:=[.J61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1];0;[.I61])+[.K61]+[$Configuration.$B$19]" office:value-type="float" office:value="3968">
            <text:p>3968</text:p>
          </table:table-cell>
          <table:table-cell table:formula="oooc:=CEILING([.O61];[$Configuration.$B$3])/[$Configuration.$B$3]" office:value-type="float" office:value="31">
            <text:p>31</text:p>
          </table:table-cell>
          <table:table-cell table:formula="oooc:=IF([.L61];IF([.K61]&gt;0;[$Configuration.$B$21]+[.K61];[$Configuration.$B$20]);0)" office:value-type="float" office:value="32">
            <text:p>32</text:p>
          </table:table-cell>
          <table:table-cell table:formula="oooc:=CEILING([.Q61];[$Configuration.$B$3])/[$Configuration.$B$3]" office:value-type="float" office:value="1">
            <text:p>1</text:p>
          </table:table-cell>
          <table:table-cell table:formula="oooc:=IF(AND([$Configuration.$B$27];[.L61];[.K61]&gt;0);[$Configuration.$B$22]+[.K61];0)" office:value-type="float" office:value="0">
            <text:p>0</text:p>
          </table:table-cell>
          <table:table-cell table:formula="oooc:=CEILING([.S61];[$Configuration.$B$3])/[$Configuration.$B$3]" office:value-type="float" office:value="0">
            <text:p>0</text:p>
          </table:table-cell>
          <table:table-cell office:value-type="string">
            <text:p>1/8 page incl deq [deq]</text:p>
          </table:table-cell>
        </table:table-row>
        <table:table-row table:style-name="ro2">
          <table:table-cell table:formula="oooc:=[.A61]+1" office:value-type="float" office:value="49">
            <text:p>4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2]+[.E6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62])-[$Configuration.$B$19]+[.G62]-[.K62]-([.R62]*[$Configuration.$B$3])-([.T62]*[$Configuration.$B$3])" office:value-type="float" office:value="3925">
            <text:p>3925</text:p>
          </table:table-cell>
          <table:table-cell table:formula="oooc:=[.H62]" office:value-type="float" office:value="3925">
            <text:p>3925</text:p>
          </table:table-cell>
          <table:table-cell office:value-type="float" office:value="0">
            <text:p>0</text:p>
          </table:table-cell>
          <table:table-cell table:formula="oooc:=[.J6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2];0;[.I62])+[.K62]+[$Configuration.$B$19]" office:value-type="float" office:value="3969">
            <text:p>3969</text:p>
          </table:table-cell>
          <table:table-cell table:formula="oooc:=CEILING([.O62];[$Configuration.$B$3])/[$Configuration.$B$3]" office:value-type="float" office:value="32">
            <text:p>32</text:p>
          </table:table-cell>
          <table:table-cell table:formula="oooc:=IF([.L62];IF([.K62]&gt;0;[$Configuration.$B$21]+[.K62];[$Configuration.$B$20]);0)" office:value-type="float" office:value="32">
            <text:p>32</text:p>
          </table:table-cell>
          <table:table-cell table:formula="oooc:=CEILING([.Q62];[$Configuration.$B$3])/[$Configuration.$B$3]" office:value-type="float" office:value="1">
            <text:p>1</text:p>
          </table:table-cell>
          <table:table-cell table:formula="oooc:=IF(AND([$Configuration.$B$27];[.L62];[.K62]&gt;0);[$Configuration.$B$22]+[.K62];0)" office:value-type="float" office:value="0">
            <text:p>0</text:p>
          </table:table-cell>
          <table:table-cell table:formula="oooc:=CEILING([.S62];[$Configuration.$B$3])/[$Configuration.$B$3]" office:value-type="float" office:value="0">
            <text:p>0</text:p>
          </table:table-cell>
          <table:table-cell office:value-type="string">
            <text:p>1/8 page incl deq + 1 byte [deq]</text:p>
          </table:table-cell>
        </table:table-row>
        <table:table-row table:style-name="ro2">
          <table:table-cell table:formula="oooc:=[.A62]+1" office:value-type="float" office:value="50">
            <text:p>5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3]+[.E63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3])-[$Configuration.$B$19]+[.G63]-[.K63]-([.R63]*[$Configuration.$B$3])-([.T63]*[$Configuration.$B$3])" office:value-type="float" office:value="3028">
            <text:p>3028</text:p>
          </table:table-cell>
          <table:table-cell table:formula="oooc:=[.H63]" office:value-type="float" office:value="3028">
            <text:p>3028</text:p>
          </table:table-cell>
          <table:table-cell office:value-type="float" office:value="256">
            <text:p>256</text:p>
          </table:table-cell>
          <table:table-cell table:formula="oooc:=[.J63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3];0;[.I63])+[.K63]+[$Configuration.$B$19]" office:value-type="float" office:value="3328">
            <text:p>3328</text:p>
          </table:table-cell>
          <table:table-cell table:formula="oooc:=CEILING([.O63];[$Configuration.$B$3])/[$Configuration.$B$3]" office:value-type="float" office:value="26">
            <text:p>26</text:p>
          </table:table-cell>
          <table:table-cell table:formula="oooc:=IF([.L63];IF([.K63]&gt;0;[$Configuration.$B$21]+[.K63];[$Configuration.$B$20]);0)" office:value-type="float" office:value="300">
            <text:p>300</text:p>
          </table:table-cell>
          <table:table-cell table:formula="oooc:=CEILING([.Q63];[$Configuration.$B$3])/[$Configuration.$B$3]" office:value-type="float" office:value="3">
            <text:p>3</text:p>
          </table:table-cell>
          <table:table-cell table:formula="oooc:=IF(AND([$Configuration.$B$27];[.L63];[.K63]&gt;0);[$Configuration.$B$22]+[.K63];0)" office:value-type="float" office:value="292">
            <text:p>292</text:p>
          </table:table-cell>
          <table:table-cell table:formula="oooc:=CEILING([.S63];[$Configuration.$B$3])/[$Configuration.$B$3]" office:value-type="float" office:value="3">
            <text:p>3</text:p>
          </table:table-cell>
          <table:table-cell office:value-type="string">
            <text:p>1/8 page incl deq &amp; txn [deq txn]</text:p>
          </table:table-cell>
        </table:table-row>
        <table:table-row table:style-name="ro2">
          <table:table-cell table:formula="oooc:=[.A63]+1" office:value-type="float" office:value="51">
            <text:p>5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64]+[.E64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4])-[$Configuration.$B$19]+[.G64]-[.K64]-([.R64]*[$Configuration.$B$3])-([.T64]*[$Configuration.$B$3])" office:value-type="float" office:value="3028">
            <text:p>3028</text:p>
          </table:table-cell>
          <table:table-cell table:formula="oooc:=[.H64]" office:value-type="float" office:value="3028">
            <text:p>3028</text:p>
          </table:table-cell>
          <table:table-cell office:value-type="float" office:value="256">
            <text:p>256</text:p>
          </table:table-cell>
          <table:table-cell table:formula="oooc:=[.J64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4];0;[.I64])+[.K64]+[$Configuration.$B$19]" office:value-type="float" office:value="3328">
            <text:p>3328</text:p>
          </table:table-cell>
          <table:table-cell table:formula="oooc:=CEILING([.O64];[$Configuration.$B$3])/[$Configuration.$B$3]" office:value-type="float" office:value="26">
            <text:p>26</text:p>
          </table:table-cell>
          <table:table-cell table:formula="oooc:=IF([.L64];IF([.K64]&gt;0;[$Configuration.$B$21]+[.K64];[$Configuration.$B$20]);0)" office:value-type="float" office:value="300">
            <text:p>300</text:p>
          </table:table-cell>
          <table:table-cell table:formula="oooc:=CEILING([.Q64];[$Configuration.$B$3])/[$Configuration.$B$3]" office:value-type="float" office:value="3">
            <text:p>3</text:p>
          </table:table-cell>
          <table:table-cell table:formula="oooc:=IF(AND([$Configuration.$B$27];[.L64];[.K64]&gt;0);[$Configuration.$B$22]+[.K64];0)" office:value-type="float" office:value="292">
            <text:p>292</text:p>
          </table:table-cell>
          <table:table-cell table:formula="oooc:=CEILING([.S64];[$Configuration.$B$3])/[$Configuration.$B$3]" office:value-type="float" office:value="3">
            <text:p>3</text:p>
          </table:table-cell>
          <table:table-cell office:value-type="string">
            <text:p>1/8 page incl deq &amp; txn [deq txn]</text:p>
          </table:table-cell>
        </table:table-row>
        <table:table-row table:style-name="ro2">
          <table:table-cell table:formula="oooc:=[.A64]+1" office:value-type="float" office:value="52">
            <text:p>5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5]+[.E6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65])-[$Configuration.$B$19]+[.G65]-[.K65]-([.R65]*[$Configuration.$B$3])-([.T65]*[$Configuration.$B$3])" office:value-type="float" office:value="3029">
            <text:p>3029</text:p>
          </table:table-cell>
          <table:table-cell table:formula="oooc:=[.H65]" office:value-type="float" office:value="3029">
            <text:p>3029</text:p>
          </table:table-cell>
          <table:table-cell office:value-type="float" office:value="256">
            <text:p>256</text:p>
          </table:table-cell>
          <table:table-cell table:formula="oooc:=[.J65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5];0;[.I65])+[.K65]+[$Configuration.$B$19]" office:value-type="float" office:value="3329">
            <text:p>3329</text:p>
          </table:table-cell>
          <table:table-cell table:formula="oooc:=CEILING([.O65];[$Configuration.$B$3])/[$Configuration.$B$3]" office:value-type="float" office:value="27">
            <text:p>27</text:p>
          </table:table-cell>
          <table:table-cell table:formula="oooc:=IF([.L65];IF([.K65]&gt;0;[$Configuration.$B$21]+[.K65];[$Configuration.$B$20]);0)" office:value-type="float" office:value="300">
            <text:p>300</text:p>
          </table:table-cell>
          <table:table-cell table:formula="oooc:=CEILING([.Q65];[$Configuration.$B$3])/[$Configuration.$B$3]" office:value-type="float" office:value="3">
            <text:p>3</text:p>
          </table:table-cell>
          <table:table-cell table:formula="oooc:=IF(AND([$Configuration.$B$27];[.L65];[.K65]&gt;0);[$Configuration.$B$22]+[.K65];0)" office:value-type="float" office:value="292">
            <text:p>292</text:p>
          </table:table-cell>
          <table:table-cell table:formula="oooc:=CEILING([.S65];[$Configuration.$B$3])/[$Configuration.$B$3]" office:value-type="float" office:value="3">
            <text:p>3</text:p>
          </table:table-cell>
          <table:table-cell office:value-type="string">
            <text:p>1/8 page incl deq &amp; txn + 1 byte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Page cache rollover (from page 32 back to page 0)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65]+1" office:value-type="float" office:value="53">
            <text:p>5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68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68]+[.E68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68]*[$Configuration.$B$3]*[$Configuration.$B$4]*[$Configuration.$B$11])-[$Configuration.$B$19]+[.G68]-[.K68]-([.R68]*[$Configuration.$B$3])-([.T68]*[$Configuration.$B$3])" office:value-type="float" office:value="32724">
            <text:p>32724</text:p>
          </table:table-cell>
          <table:table-cell table:formula="oooc:=[.H68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6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68];0;[.I68])+[.K68]+[$Configuration.$B$19]" office:value-type="float" office:value="32768">
            <text:p>32768</text:p>
          </table:table-cell>
          <table:table-cell table:formula="oooc:=CEILING([.O68];[$Configuration.$B$3])/[$Configuration.$B$3]" office:value-type="float" office:value="256">
            <text:p>256</text:p>
          </table:table-cell>
          <table:table-cell table:formula="oooc:=IF([.L68];IF([.K68]&gt;0;[$Configuration.$B$21]+[.K68];[$Configuration.$B$20]);0)" office:value-type="float" office:value="0">
            <text:p>0</text:p>
          </table:table-cell>
          <table:table-cell table:formula="oooc:=CEILING([.Q68];[$Configuration.$B$3])/[$Configuration.$B$3]" office:value-type="float" office:value="0">
            <text:p>0</text:p>
          </table:table-cell>
          <table:table-cell table:formula="oooc:=IF(AND([$Configuration.$B$27];[.L68];[.K68]&gt;0);[$Configuration.$B$22]+[.K68];0)" office:value-type="float" office:value="0">
            <text:p>0</text:p>
          </table:table-cell>
          <table:table-cell table:formula="oooc:=CEILING([.S68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68]+1" office:value-type="float" office:value="54">
            <text:p>5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69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69]+[.E69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69]*[$Configuration.$B$3]*[$Configuration.$B$4]*[$Configuration.$B$11])-[$Configuration.$B$19]+[.G69]-[.K69]-([.R69]*[$Configuration.$B$3])-([.T69]*[$Configuration.$B$3])" office:value-type="float" office:value="32724">
            <text:p>32724</text:p>
          </table:table-cell>
          <table:table-cell table:formula="oooc:=[.H69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6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69];0;[.I69])+[.K69]+[$Configuration.$B$19]" office:value-type="float" office:value="32768">
            <text:p>32768</text:p>
          </table:table-cell>
          <table:table-cell table:formula="oooc:=CEILING([.O69];[$Configuration.$B$3])/[$Configuration.$B$3]" office:value-type="float" office:value="256">
            <text:p>256</text:p>
          </table:table-cell>
          <table:table-cell table:formula="oooc:=IF([.L69];IF([.K69]&gt;0;[$Configuration.$B$21]+[.K69];[$Configuration.$B$20]);0)" office:value-type="float" office:value="0">
            <text:p>0</text:p>
          </table:table-cell>
          <table:table-cell table:formula="oooc:=CEILING([.Q69];[$Configuration.$B$3])/[$Configuration.$B$3]" office:value-type="float" office:value="0">
            <text:p>0</text:p>
          </table:table-cell>
          <table:table-cell table:formula="oooc:=IF(AND([$Configuration.$B$27];[.L69];[.K69]&gt;0);[$Configuration.$B$22]+[.K69];0)" office:value-type="float" office:value="0">
            <text:p>0</text:p>
          </table:table-cell>
          <table:table-cell table:formula="oooc:=CEILING([.S69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69]+1" office:value-type="float" office:value="55">
            <text:p>5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0]+[.E70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70]*[$Configuration.$B$3]*[$Configuration.$B$4]*[$Configuration.$B$11])-[$Configuration.$B$19]+[.G70]-[.K70]-([.R70]*[$Configuration.$B$3])-([.T70]*[$Configuration.$B$3])" office:value-type="float" office:value="32725">
            <text:p>32725</text:p>
          </table:table-cell>
          <table:table-cell table:formula="oooc:=[.H70]" office:value-type="float" office:value="32725">
            <text:p>32725</text:p>
          </table:table-cell>
          <table:table-cell office:value-type="float" office:value="0">
            <text:p>0</text:p>
          </table:table-cell>
          <table:table-cell table:formula="oooc:=[.J7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0];0;[.I70])+[.K70]+[$Configuration.$B$19]" office:value-type="float" office:value="32769">
            <text:p>32769</text:p>
          </table:table-cell>
          <table:table-cell table:formula="oooc:=CEILING([.O70];[$Configuration.$B$3])/[$Configuration.$B$3]" office:value-type="float" office:value="257">
            <text:p>257</text:p>
          </table:table-cell>
          <table:table-cell table:formula="oooc:=IF([.L70];IF([.K70]&gt;0;[$Configuration.$B$21]+[.K70];[$Configuration.$B$20]);0)" office:value-type="float" office:value="0">
            <text:p>0</text:p>
          </table:table-cell>
          <table:table-cell table:formula="oooc:=CEILING([.Q70];[$Configuration.$B$3])/[$Configuration.$B$3]" office:value-type="float" office:value="0">
            <text:p>0</text:p>
          </table:table-cell>
          <table:table-cell table:formula="oooc:=IF(AND([$Configuration.$B$27];[.L70];[.K70]&gt;0);[$Configuration.$B$22]+[.K70];0)" office:value-type="float" office:value="0">
            <text:p>0</text:p>
          </table:table-cell>
          <table:table-cell table:formula="oooc:=CEILING([.S70];[$Configuration.$B$3])/[$Configuration.$B$3]" office:value-type="float" office:value="0">
            <text:p>0</text:p>
          </table:table-cell>
          <table:table-cell office:value-type="string">
            <text:p>1 page + 1 byte</text:p>
          </table:table-cell>
        </table:table-row>
        <table:table-row table:style-name="ro2">
          <table:table-cell table:formula="oooc:=[.A70]+1" office:value-type="float" office:value="56">
            <text:p>56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71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71]+[.E71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71]*[$Configuration.$B$3]*[$Configuration.$B$4]*[$Configuration.$B$11])-[$Configuration.$B$19]+[.G71]-[.K71]-([.R71]*[$Configuration.$B$3])-([.T71]*[$Configuration.$B$3])" office:value-type="float" office:value="49108">
            <text:p>49108</text:p>
          </table:table-cell>
          <table:table-cell table:formula="oooc:=[.H71]" office:value-type="float" office:value="49108">
            <text:p>49108</text:p>
          </table:table-cell>
          <table:table-cell office:value-type="float" office:value="0">
            <text:p>0</text:p>
          </table:table-cell>
          <table:table-cell table:formula="oooc:=[.J7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1];0;[.I71])+[.K71]+[$Configuration.$B$19]" office:value-type="float" office:value="49152">
            <text:p>49152</text:p>
          </table:table-cell>
          <table:table-cell table:formula="oooc:=CEILING([.O71];[$Configuration.$B$3])/[$Configuration.$B$3]" office:value-type="float" office:value="384">
            <text:p>384</text:p>
          </table:table-cell>
          <table:table-cell table:formula="oooc:=IF([.L71];IF([.K71]&gt;0;[$Configuration.$B$21]+[.K71];[$Configuration.$B$20]);0)" office:value-type="float" office:value="0">
            <text:p>0</text:p>
          </table:table-cell>
          <table:table-cell table:formula="oooc:=CEILING([.Q71];[$Configuration.$B$3])/[$Configuration.$B$3]" office:value-type="float" office:value="0">
            <text:p>0</text:p>
          </table:table-cell>
          <table:table-cell table:formula="oooc:=IF(AND([$Configuration.$B$27];[.L71];[.K71]&gt;0);[$Configuration.$B$22]+[.K71];0)" office:value-type="float" office:value="0">
            <text:p>0</text:p>
          </table:table-cell>
          <table:table-cell table:formula="oooc:=CEILING([.S71];[$Configuration.$B$3])/[$Configuration.$B$3]" office:value-type="float" office:value="0">
            <text:p>0</text:p>
          </table:table-cell>
          <table:table-cell office:value-type="string">
            <text:p>1.5 pages</text:p>
          </table:table-cell>
        </table:table-row>
        <table:table-row table:style-name="ro2">
          <table:table-cell table:formula="oooc:=[.A71]+1" office:value-type="float" office:value="57">
            <text:p>5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2]+[.E72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72]*[$Configuration.$B$3]*[$Configuration.$B$4]*[$Configuration.$B$11])-[$Configuration.$B$19]+[.G72]-[.K72]-([.R72]*[$Configuration.$B$3])-([.T72]*[$Configuration.$B$3])" office:value-type="float" office:value="32468">
            <text:p>32468</text:p>
          </table:table-cell>
          <table:table-cell table:formula="oooc:=[.H72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7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2];0;[.I72])+[.K72]+[$Configuration.$B$19]" office:value-type="float" office:value="32768">
            <text:p>32768</text:p>
          </table:table-cell>
          <table:table-cell table:formula="oooc:=CEILING([.O72];[$Configuration.$B$3])/[$Configuration.$B$3]" office:value-type="float" office:value="256">
            <text:p>256</text:p>
          </table:table-cell>
          <table:table-cell table:formula="oooc:=IF([.L72];IF([.K72]&gt;0;[$Configuration.$B$21]+[.K72];[$Configuration.$B$20]);0)" office:value-type="float" office:value="0">
            <text:p>0</text:p>
          </table:table-cell>
          <table:table-cell table:formula="oooc:=CEILING([.Q72];[$Configuration.$B$3])/[$Configuration.$B$3]" office:value-type="float" office:value="0">
            <text:p>0</text:p>
          </table:table-cell>
          <table:table-cell table:formula="oooc:=IF(AND([$Configuration.$B$27];[.L72];[.K72]&gt;0);[$Configuration.$B$22]+[.K72];0)" office:value-type="float" office:value="0">
            <text:p>0</text:p>
          </table:table-cell>
          <table:table-cell table:formula="oooc:=CEILING([.S72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72]+1" office:value-type="float" office:value="58">
            <text:p>5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3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73]+[.E73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73]*[$Configuration.$B$3]*[$Configuration.$B$4]*[$Configuration.$B$11])-[$Configuration.$B$19]+[.G73]-[.K73]-([.R73]*[$Configuration.$B$3])-([.T73]*[$Configuration.$B$3])" office:value-type="float" office:value="32468">
            <text:p>32468</text:p>
          </table:table-cell>
          <table:table-cell table:formula="oooc:=[.H73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7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3];0;[.I73])+[.K73]+[$Configuration.$B$19]" office:value-type="float" office:value="32768">
            <text:p>32768</text:p>
          </table:table-cell>
          <table:table-cell table:formula="oooc:=CEILING([.O73];[$Configuration.$B$3])/[$Configuration.$B$3]" office:value-type="float" office:value="256">
            <text:p>256</text:p>
          </table:table-cell>
          <table:table-cell table:formula="oooc:=IF([.L73];IF([.K73]&gt;0;[$Configuration.$B$21]+[.K73];[$Configuration.$B$20]);0)" office:value-type="float" office:value="0">
            <text:p>0</text:p>
          </table:table-cell>
          <table:table-cell table:formula="oooc:=CEILING([.Q73];[$Configuration.$B$3])/[$Configuration.$B$3]" office:value-type="float" office:value="0">
            <text:p>0</text:p>
          </table:table-cell>
          <table:table-cell table:formula="oooc:=IF(AND([$Configuration.$B$27];[.L73];[.K73]&gt;0);[$Configuration.$B$22]+[.K73];0)" office:value-type="float" office:value="0">
            <text:p>0</text:p>
          </table:table-cell>
          <table:table-cell table:formula="oooc:=CEILING([.S73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73]+1" office:value-type="float" office:value="59">
            <text:p>5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4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4]+[.E74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74]*[$Configuration.$B$3]*[$Configuration.$B$4]*[$Configuration.$B$11])-[$Configuration.$B$19]+[.G74]-[.K74]-([.R74]*[$Configuration.$B$3])-([.T74]*[$Configuration.$B$3])" office:value-type="float" office:value="32469">
            <text:p>32469</text:p>
          </table:table-cell>
          <table:table-cell table:formula="oooc:=[.H74]" office:value-type="float" office:value="32469">
            <text:p>32469</text:p>
          </table:table-cell>
          <table:table-cell office:value-type="float" office:value="256">
            <text:p>256</text:p>
          </table:table-cell>
          <table:table-cell table:formula="oooc:=[.J7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4];0;[.I74])+[.K74]+[$Configuration.$B$19]" office:value-type="float" office:value="32769">
            <text:p>32769</text:p>
          </table:table-cell>
          <table:table-cell table:formula="oooc:=CEILING([.O74];[$Configuration.$B$3])/[$Configuration.$B$3]" office:value-type="float" office:value="257">
            <text:p>257</text:p>
          </table:table-cell>
          <table:table-cell table:formula="oooc:=IF([.L74];IF([.K74]&gt;0;[$Configuration.$B$21]+[.K74];[$Configuration.$B$20]);0)" office:value-type="float" office:value="0">
            <text:p>0</text:p>
          </table:table-cell>
          <table:table-cell table:formula="oooc:=CEILING([.Q74];[$Configuration.$B$3])/[$Configuration.$B$3]" office:value-type="float" office:value="0">
            <text:p>0</text:p>
          </table:table-cell>
          <table:table-cell table:formula="oooc:=IF(AND([$Configuration.$B$27];[.L74];[.K74]&gt;0);[$Configuration.$B$22]+[.K74];0)" office:value-type="float" office:value="0">
            <text:p>0</text:p>
          </table:table-cell>
          <table:table-cell table:formula="oooc:=CEILING([.S74];[$Configuration.$B$3])/[$Configuration.$B$3]" office:value-type="float" office:value="0">
            <text:p>0</text:p>
          </table:table-cell>
          <table:table-cell office:value-type="string">
            <text:p>1 page + 1 byte [txn]</text:p>
          </table:table-cell>
        </table:table-row>
        <table:table-row table:style-name="ro2">
          <table:table-cell table:formula="oooc:=[.A74]+1" office:value-type="float" office:value="60">
            <text:p>60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75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75]+[.E75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75]*[$Configuration.$B$3]*[$Configuration.$B$4]*[$Configuration.$B$11])-[$Configuration.$B$19]+[.G75]-[.K75]-([.R75]*[$Configuration.$B$3])-([.T75]*[$Configuration.$B$3])" office:value-type="float" office:value="48852">
            <text:p>48852</text:p>
          </table:table-cell>
          <table:table-cell table:formula="oooc:=[.H75]" office:value-type="float" office:value="48852">
            <text:p>48852</text:p>
          </table:table-cell>
          <table:table-cell office:value-type="float" office:value="256">
            <text:p>256</text:p>
          </table:table-cell>
          <table:table-cell table:formula="oooc:=[.J7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5];0;[.I75])+[.K75]+[$Configuration.$B$19]" office:value-type="float" office:value="49152">
            <text:p>49152</text:p>
          </table:table-cell>
          <table:table-cell table:formula="oooc:=CEILING([.O75];[$Configuration.$B$3])/[$Configuration.$B$3]" office:value-type="float" office:value="384">
            <text:p>384</text:p>
          </table:table-cell>
          <table:table-cell table:formula="oooc:=IF([.L75];IF([.K75]&gt;0;[$Configuration.$B$21]+[.K75];[$Configuration.$B$20]);0)" office:value-type="float" office:value="0">
            <text:p>0</text:p>
          </table:table-cell>
          <table:table-cell table:formula="oooc:=CEILING([.Q75];[$Configuration.$B$3])/[$Configuration.$B$3]" office:value-type="float" office:value="0">
            <text:p>0</text:p>
          </table:table-cell>
          <table:table-cell table:formula="oooc:=IF(AND([$Configuration.$B$27];[.L75];[.K75]&gt;0);[$Configuration.$B$22]+[.K75];0)" office:value-type="float" office:value="0">
            <text:p>0</text:p>
          </table:table-cell>
          <table:table-cell table:formula="oooc:=CEILING([.S75];[$Configuration.$B$3])/[$Configuration.$B$3]" office:value-type="float" office:value="0">
            <text:p>0</text:p>
          </table:table-cell>
          <table:table-cell office:value-type="string">
            <text:p>1.5 pages [txn]</text:p>
          </table:table-cell>
        </table:table-row>
        <table:table-row table:style-name="ro2">
          <table:table-cell table:formula="oooc:=[.A75]+1" office:value-type="float" office:value="61">
            <text:p>6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6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6]+[.E76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76]*[$Configuration.$B$3]*[$Configuration.$B$4]*[$Configuration.$B$11])-[$Configuration.$B$19]+[.G76]-[.K76]-([.R76]*[$Configuration.$B$3])-([.T76]*[$Configuration.$B$3])" office:value-type="float" office:value="32596">
            <text:p>32596</text:p>
          </table:table-cell>
          <table:table-cell table:formula="oooc:=[.H76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7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6];0;[.I76])+[.K76]+[$Configuration.$B$19]" office:value-type="float" office:value="32640">
            <text:p>32640</text:p>
          </table:table-cell>
          <table:table-cell table:formula="oooc:=CEILING([.O76];[$Configuration.$B$3])/[$Configuration.$B$3]" office:value-type="float" office:value="255">
            <text:p>255</text:p>
          </table:table-cell>
          <table:table-cell table:formula="oooc:=IF([.L76];IF([.K76]&gt;0;[$Configuration.$B$21]+[.K76];[$Configuration.$B$20]);0)" office:value-type="float" office:value="32">
            <text:p>32</text:p>
          </table:table-cell>
          <table:table-cell table:formula="oooc:=CEILING([.Q76];[$Configuration.$B$3])/[$Configuration.$B$3]" office:value-type="float" office:value="1">
            <text:p>1</text:p>
          </table:table-cell>
          <table:table-cell table:formula="oooc:=IF(AND([$Configuration.$B$27];[.L76];[.K76]&gt;0);[$Configuration.$B$22]+[.K76];0)" office:value-type="float" office:value="0">
            <text:p>0</text:p>
          </table:table-cell>
          <table:table-cell table:formula="oooc:=CEILING([.S76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76]+1" office:value-type="float" office:value="62">
            <text:p>6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7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77]+[.E77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77]*[$Configuration.$B$3]*[$Configuration.$B$4]*[$Configuration.$B$11])-[$Configuration.$B$19]+[.G77]-[.K77]-([.R77]*[$Configuration.$B$3])-([.T77]*[$Configuration.$B$3])" office:value-type="float" office:value="32596">
            <text:p>32596</text:p>
          </table:table-cell>
          <table:table-cell table:formula="oooc:=[.H77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7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7];0;[.I77])+[.K77]+[$Configuration.$B$19]" office:value-type="float" office:value="32640">
            <text:p>32640</text:p>
          </table:table-cell>
          <table:table-cell table:formula="oooc:=CEILING([.O77];[$Configuration.$B$3])/[$Configuration.$B$3]" office:value-type="float" office:value="255">
            <text:p>255</text:p>
          </table:table-cell>
          <table:table-cell table:formula="oooc:=IF([.L77];IF([.K77]&gt;0;[$Configuration.$B$21]+[.K77];[$Configuration.$B$20]);0)" office:value-type="float" office:value="32">
            <text:p>32</text:p>
          </table:table-cell>
          <table:table-cell table:formula="oooc:=CEILING([.Q77];[$Configuration.$B$3])/[$Configuration.$B$3]" office:value-type="float" office:value="1">
            <text:p>1</text:p>
          </table:table-cell>
          <table:table-cell table:formula="oooc:=IF(AND([$Configuration.$B$27];[.L77];[.K77]&gt;0);[$Configuration.$B$22]+[.K77];0)" office:value-type="float" office:value="0">
            <text:p>0</text:p>
          </table:table-cell>
          <table:table-cell table:formula="oooc:=CEILING([.S77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77]+1" office:value-type="float" office:value="63">
            <text:p>6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8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8]+[.E78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78]*[$Configuration.$B$3]*[$Configuration.$B$4]*[$Configuration.$B$11])-[$Configuration.$B$19]+[.G78]-[.K78]-([.R78]*[$Configuration.$B$3])-([.T78]*[$Configuration.$B$3])" office:value-type="float" office:value="32597">
            <text:p>32597</text:p>
          </table:table-cell>
          <table:table-cell table:formula="oooc:=[.H78]" office:value-type="float" office:value="32597">
            <text:p>32597</text:p>
          </table:table-cell>
          <table:table-cell office:value-type="float" office:value="0">
            <text:p>0</text:p>
          </table:table-cell>
          <table:table-cell table:formula="oooc:=[.J78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8];0;[.I78])+[.K78]+[$Configuration.$B$19]" office:value-type="float" office:value="32641">
            <text:p>32641</text:p>
          </table:table-cell>
          <table:table-cell table:formula="oooc:=CEILING([.O78];[$Configuration.$B$3])/[$Configuration.$B$3]" office:value-type="float" office:value="256">
            <text:p>256</text:p>
          </table:table-cell>
          <table:table-cell table:formula="oooc:=IF([.L78];IF([.K78]&gt;0;[$Configuration.$B$21]+[.K78];[$Configuration.$B$20]);0)" office:value-type="float" office:value="32">
            <text:p>32</text:p>
          </table:table-cell>
          <table:table-cell table:formula="oooc:=CEILING([.Q78];[$Configuration.$B$3])/[$Configuration.$B$3]" office:value-type="float" office:value="1">
            <text:p>1</text:p>
          </table:table-cell>
          <table:table-cell table:formula="oooc:=IF(AND([$Configuration.$B$27];[.L78];[.K78]&gt;0);[$Configuration.$B$22]+[.K78];0)" office:value-type="float" office:value="0">
            <text:p>0</text:p>
          </table:table-cell>
          <table:table-cell table:formula="oooc:=CEILING([.S78];[$Configuration.$B$3])/[$Configuration.$B$3]" office:value-type="float" office:value="0">
            <text:p>0</text:p>
          </table:table-cell>
          <table:table-cell office:value-type="string">
            <text:p>1 page incl deq + 1 byte [deq]</text:p>
          </table:table-cell>
        </table:table-row>
        <table:table-row table:style-name="ro2">
          <table:table-cell table:formula="oooc:=[.A78]+1" office:value-type="float" office:value="64">
            <text:p>64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79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79]+[.E79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79]*[$Configuration.$B$3]*[$Configuration.$B$4]*[$Configuration.$B$11])-[$Configuration.$B$19]+[.G79]-[.K79]-([.R79]*[$Configuration.$B$3])-([.T79]*[$Configuration.$B$3])" office:value-type="float" office:value="48980">
            <text:p>48980</text:p>
          </table:table-cell>
          <table:table-cell table:formula="oooc:=[.H79]" office:value-type="float" office:value="48980">
            <text:p>48980</text:p>
          </table:table-cell>
          <table:table-cell office:value-type="float" office:value="0">
            <text:p>0</text:p>
          </table:table-cell>
          <table:table-cell table:formula="oooc:=[.J79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9];0;[.I79])+[.K79]+[$Configuration.$B$19]" office:value-type="float" office:value="49024">
            <text:p>49024</text:p>
          </table:table-cell>
          <table:table-cell table:formula="oooc:=CEILING([.O79];[$Configuration.$B$3])/[$Configuration.$B$3]" office:value-type="float" office:value="383">
            <text:p>383</text:p>
          </table:table-cell>
          <table:table-cell table:formula="oooc:=IF([.L79];IF([.K79]&gt;0;[$Configuration.$B$21]+[.K79];[$Configuration.$B$20]);0)" office:value-type="float" office:value="32">
            <text:p>32</text:p>
          </table:table-cell>
          <table:table-cell table:formula="oooc:=CEILING([.Q79];[$Configuration.$B$3])/[$Configuration.$B$3]" office:value-type="float" office:value="1">
            <text:p>1</text:p>
          </table:table-cell>
          <table:table-cell table:formula="oooc:=IF(AND([$Configuration.$B$27];[.L79];[.K79]&gt;0);[$Configuration.$B$22]+[.K79];0)" office:value-type="float" office:value="0">
            <text:p>0</text:p>
          </table:table-cell>
          <table:table-cell table:formula="oooc:=CEILING([.S79];[$Configuration.$B$3])/[$Configuration.$B$3]" office:value-type="float" office:value="0">
            <text:p>0</text:p>
          </table:table-cell>
          <table:table-cell office:value-type="string">
            <text:p>1.5 pages incl deq [deq]</text:p>
          </table:table-cell>
        </table:table-row>
        <table:table-row table:style-name="ro2">
          <table:table-cell table:formula="oooc:=[.A79]+1" office:value-type="float" office:value="65">
            <text:p>6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8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80]+[.E80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80]*[$Configuration.$B$3]*[$Configuration.$B$4]*[$Configuration.$B$11])-[$Configuration.$B$19]+[.G80]-[.K80]-([.R80]*[$Configuration.$B$3])-([.T80]*[$Configuration.$B$3])" office:value-type="float" office:value="31700">
            <text:p>31700</text:p>
          </table:table-cell>
          <table:table-cell table:formula="oooc:=[.H80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8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0];0;[.I80])+[.K80]+[$Configuration.$B$19]" office:value-type="float" office:value="32000">
            <text:p>32000</text:p>
          </table:table-cell>
          <table:table-cell table:formula="oooc:=CEILING([.O80];[$Configuration.$B$3])/[$Configuration.$B$3]" office:value-type="float" office:value="250">
            <text:p>250</text:p>
          </table:table-cell>
          <table:table-cell table:formula="oooc:=IF([.L80];IF([.K80]&gt;0;[$Configuration.$B$21]+[.K80];[$Configuration.$B$20]);0)" office:value-type="float" office:value="300">
            <text:p>300</text:p>
          </table:table-cell>
          <table:table-cell table:formula="oooc:=CEILING([.Q80];[$Configuration.$B$3])/[$Configuration.$B$3]" office:value-type="float" office:value="3">
            <text:p>3</text:p>
          </table:table-cell>
          <table:table-cell table:formula="oooc:=IF(AND([$Configuration.$B$27];[.L80];[.K80]&gt;0);[$Configuration.$B$22]+[.K80];0)" office:value-type="float" office:value="292">
            <text:p>292</text:p>
          </table:table-cell>
          <table:table-cell table:formula="oooc:=CEILING([.S80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80]+1" office:value-type="float" office:value="66">
            <text:p>6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81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81]+[.E81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81]*[$Configuration.$B$3]*[$Configuration.$B$4]*[$Configuration.$B$11])-[$Configuration.$B$19]+[.G81]-[.K81]-([.R81]*[$Configuration.$B$3])-([.T81]*[$Configuration.$B$3])" office:value-type="float" office:value="31700">
            <text:p>31700</text:p>
          </table:table-cell>
          <table:table-cell table:formula="oooc:=[.H81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8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1];0;[.I81])+[.K81]+[$Configuration.$B$19]" office:value-type="float" office:value="32000">
            <text:p>32000</text:p>
          </table:table-cell>
          <table:table-cell table:formula="oooc:=CEILING([.O81];[$Configuration.$B$3])/[$Configuration.$B$3]" office:value-type="float" office:value="250">
            <text:p>250</text:p>
          </table:table-cell>
          <table:table-cell table:formula="oooc:=IF([.L81];IF([.K81]&gt;0;[$Configuration.$B$21]+[.K81];[$Configuration.$B$20]);0)" office:value-type="float" office:value="300">
            <text:p>300</text:p>
          </table:table-cell>
          <table:table-cell table:formula="oooc:=CEILING([.Q81];[$Configuration.$B$3])/[$Configuration.$B$3]" office:value-type="float" office:value="3">
            <text:p>3</text:p>
          </table:table-cell>
          <table:table-cell table:formula="oooc:=IF(AND([$Configuration.$B$27];[.L81];[.K81]&gt;0);[$Configuration.$B$22]+[.K81];0)" office:value-type="float" office:value="292">
            <text:p>292</text:p>
          </table:table-cell>
          <table:table-cell table:formula="oooc:=CEILING([.S81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81]+1" office:value-type="float" office:value="67">
            <text:p>6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8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82]+[.E82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82]*[$Configuration.$B$3]*[$Configuration.$B$4]*[$Configuration.$B$11])-[$Configuration.$B$19]+[.G82]-[.K82]-([.R82]*[$Configuration.$B$3])-([.T82]*[$Configuration.$B$3])" office:value-type="float" office:value="31701">
            <text:p>31701</text:p>
          </table:table-cell>
          <table:table-cell table:formula="oooc:=[.H82]" office:value-type="float" office:value="31701">
            <text:p>31701</text:p>
          </table:table-cell>
          <table:table-cell office:value-type="float" office:value="256">
            <text:p>256</text:p>
          </table:table-cell>
          <table:table-cell table:formula="oooc:=[.J82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2];0;[.I82])+[.K82]+[$Configuration.$B$19]" office:value-type="float" office:value="32001">
            <text:p>32001</text:p>
          </table:table-cell>
          <table:table-cell table:formula="oooc:=CEILING([.O82];[$Configuration.$B$3])/[$Configuration.$B$3]" office:value-type="float" office:value="251">
            <text:p>251</text:p>
          </table:table-cell>
          <table:table-cell table:formula="oooc:=IF([.L82];IF([.K82]&gt;0;[$Configuration.$B$21]+[.K82];[$Configuration.$B$20]);0)" office:value-type="float" office:value="300">
            <text:p>300</text:p>
          </table:table-cell>
          <table:table-cell table:formula="oooc:=CEILING([.Q82];[$Configuration.$B$3])/[$Configuration.$B$3]" office:value-type="float" office:value="3">
            <text:p>3</text:p>
          </table:table-cell>
          <table:table-cell table:formula="oooc:=IF(AND([$Configuration.$B$27];[.L82];[.K82]&gt;0);[$Configuration.$B$22]+[.K82];0)" office:value-type="float" office:value="292">
            <text:p>292</text:p>
          </table:table-cell>
          <table:table-cell table:formula="oooc:=CEILING([.S82];[$Configuration.$B$3])/[$Configuration.$B$3]" office:value-type="float" office:value="3">
            <text:p>3</text:p>
          </table:table-cell>
          <table:table-cell office:value-type="string">
            <text:p>1 page incl deq &amp; txn + 1 byte [deq txn]</text:p>
          </table:table-cell>
        </table:table-row>
        <table:table-row table:style-name="ro2">
          <table:table-cell table:formula="oooc:=[.A82]+1" office:value-type="float" office:value="68">
            <text:p>68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83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83]+[.E83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83]*[$Configuration.$B$3]*[$Configuration.$B$4]*[$Configuration.$B$11])-[$Configuration.$B$19]+[.G83]-[.K83]-([.R83]*[$Configuration.$B$3])-([.T83]*[$Configuration.$B$3])" office:value-type="float" office:value="48084">
            <text:p>48084</text:p>
          </table:table-cell>
          <table:table-cell table:formula="oooc:=[.H83]" office:value-type="float" office:value="48084">
            <text:p>48084</text:p>
          </table:table-cell>
          <table:table-cell office:value-type="float" office:value="256">
            <text:p>256</text:p>
          </table:table-cell>
          <table:table-cell table:formula="oooc:=[.J83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3];0;[.I83])+[.K83]+[$Configuration.$B$19]" office:value-type="float" office:value="48384">
            <text:p>48384</text:p>
          </table:table-cell>
          <table:table-cell table:formula="oooc:=CEILING([.O83];[$Configuration.$B$3])/[$Configuration.$B$3]" office:value-type="float" office:value="378">
            <text:p>378</text:p>
          </table:table-cell>
          <table:table-cell table:formula="oooc:=IF([.L83];IF([.K83]&gt;0;[$Configuration.$B$21]+[.K83];[$Configuration.$B$20]);0)" office:value-type="float" office:value="300">
            <text:p>300</text:p>
          </table:table-cell>
          <table:table-cell table:formula="oooc:=CEILING([.Q83];[$Configuration.$B$3])/[$Configuration.$B$3]" office:value-type="float" office:value="3">
            <text:p>3</text:p>
          </table:table-cell>
          <table:table-cell table:formula="oooc:=IF(AND([$Configuration.$B$27];[.L83];[.K83]&gt;0);[$Configuration.$B$22]+[.K83];0)" office:value-type="float" office:value="292">
            <text:p>292</text:p>
          </table:table-cell>
          <table:table-cell table:formula="oooc:=CEILING([.S83];[$Configuration.$B$3])/[$Configuration.$B$3]" office:value-type="float" office:value="3">
            <text:p>3</text:p>
          </table:table-cell>
          <table:table-cell office:value-type="string">
            <text:p>1.5 pages incl deq &amp; txn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File transition (from file 0000 to 0001)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83]+1" office:value-type="float" office:value="69">
            <text:p>6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86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86]+[.E86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86]*[$Configuration.$B$3]*[$Configuration.$B$4]*[$Configuration.$B$11])-[$Configuration.$B$19]+[.G86]-[.K86]-([.R86]*[$Configuration.$B$3])-([.T86]*[$Configuration.$B$3])" office:value-type="float" office:value="32724">
            <text:p>32724</text:p>
          </table:table-cell>
          <table:table-cell table:formula="oooc:=[.H86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8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6];0;[.I86])+[.K86]+[$Configuration.$B$19]" office:value-type="float" office:value="32768">
            <text:p>32768</text:p>
          </table:table-cell>
          <table:table-cell table:formula="oooc:=CEILING([.O86];[$Configuration.$B$3])/[$Configuration.$B$3]" office:value-type="float" office:value="256">
            <text:p>256</text:p>
          </table:table-cell>
          <table:table-cell table:formula="oooc:=IF([.L86];IF([.K86]&gt;0;[$Configuration.$B$21]+[.K86];[$Configuration.$B$20]);0)" office:value-type="float" office:value="0">
            <text:p>0</text:p>
          </table:table-cell>
          <table:table-cell table:formula="oooc:=CEILING([.Q86];[$Configuration.$B$3])/[$Configuration.$B$3]" office:value-type="float" office:value="0">
            <text:p>0</text:p>
          </table:table-cell>
          <table:table-cell table:formula="oooc:=IF(AND([$Configuration.$B$27];[.L86];[.K86]&gt;0);[$Configuration.$B$22]+[.K86];0)" office:value-type="float" office:value="0">
            <text:p>0</text:p>
          </table:table-cell>
          <table:table-cell table:formula="oooc:=CEILING([.S86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86]+1" office:value-type="float" office:value="70">
            <text:p>7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87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87]+[.E87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87]*[$Configuration.$B$3]*[$Configuration.$B$4]*[$Configuration.$B$11])-[$Configuration.$B$19]+[.G87]-[.K87]-([.R87]*[$Configuration.$B$3])-([.T87]*[$Configuration.$B$3])" office:value-type="float" office:value="32724">
            <text:p>32724</text:p>
          </table:table-cell>
          <table:table-cell table:formula="oooc:=[.H87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87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7];0;[.I87])+[.K87]+[$Configuration.$B$19]" office:value-type="float" office:value="32768">
            <text:p>32768</text:p>
          </table:table-cell>
          <table:table-cell table:formula="oooc:=CEILING([.O87];[$Configuration.$B$3])/[$Configuration.$B$3]" office:value-type="float" office:value="256">
            <text:p>256</text:p>
          </table:table-cell>
          <table:table-cell table:formula="oooc:=IF([.L87];IF([.K87]&gt;0;[$Configuration.$B$21]+[.K87];[$Configuration.$B$20]);0)" office:value-type="float" office:value="0">
            <text:p>0</text:p>
          </table:table-cell>
          <table:table-cell table:formula="oooc:=CEILING([.Q87];[$Configuration.$B$3])/[$Configuration.$B$3]" office:value-type="float" office:value="0">
            <text:p>0</text:p>
          </table:table-cell>
          <table:table-cell table:formula="oooc:=IF(AND([$Configuration.$B$27];[.L87];[.K87]&gt;0);[$Configuration.$B$22]+[.K87];0)" office:value-type="float" office:value="0">
            <text:p>0</text:p>
          </table:table-cell>
          <table:table-cell table:formula="oooc:=CEILING([.S87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87]+1" office:value-type="float" office:value="71">
            <text:p>7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88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88]+[.E88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88]*[$Configuration.$B$3]*[$Configuration.$B$4]*[$Configuration.$B$11])-[$Configuration.$B$19]+[.G88]-[.K88]-([.R88]*[$Configuration.$B$3])-([.T88]*[$Configuration.$B$3])" office:value-type="float" office:value="32725">
            <text:p>32725</text:p>
          </table:table-cell>
          <table:table-cell table:formula="oooc:=[.H88]" office:value-type="float" office:value="32725">
            <text:p>32725</text:p>
          </table:table-cell>
          <table:table-cell office:value-type="float" office:value="0">
            <text:p>0</text:p>
          </table:table-cell>
          <table:table-cell table:formula="oooc:=[.J8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8];0;[.I88])+[.K88]+[$Configuration.$B$19]" office:value-type="float" office:value="32769">
            <text:p>32769</text:p>
          </table:table-cell>
          <table:table-cell table:formula="oooc:=CEILING([.O88];[$Configuration.$B$3])/[$Configuration.$B$3]" office:value-type="float" office:value="257">
            <text:p>257</text:p>
          </table:table-cell>
          <table:table-cell table:formula="oooc:=IF([.L88];IF([.K88]&gt;0;[$Configuration.$B$21]+[.K88];[$Configuration.$B$20]);0)" office:value-type="float" office:value="0">
            <text:p>0</text:p>
          </table:table-cell>
          <table:table-cell table:formula="oooc:=CEILING([.Q88];[$Configuration.$B$3])/[$Configuration.$B$3]" office:value-type="float" office:value="0">
            <text:p>0</text:p>
          </table:table-cell>
          <table:table-cell table:formula="oooc:=IF(AND([$Configuration.$B$27];[.L88];[.K88]&gt;0);[$Configuration.$B$22]+[.K88];0)" office:value-type="float" office:value="0">
            <text:p>0</text:p>
          </table:table-cell>
          <table:table-cell table:formula="oooc:=CEILING([.S88];[$Configuration.$B$3])/[$Configuration.$B$3]" office:value-type="float" office:value="0">
            <text:p>0</text:p>
          </table:table-cell>
          <table:table-cell office:value-type="string">
            <text:p>1 page + 1 byte</text:p>
          </table:table-cell>
        </table:table-row>
        <table:table-row table:style-name="ro2">
          <table:table-cell table:formula="oooc:=[.A88]+1" office:value-type="float" office:value="72">
            <text:p>72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89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89]+[.E89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89]*[$Configuration.$B$3]*[$Configuration.$B$4]*[$Configuration.$B$11])-[$Configuration.$B$19]+[.G89]-[.K89]-([.R89]*[$Configuration.$B$3])-([.T89]*[$Configuration.$B$3])" office:value-type="float" office:value="81876">
            <text:p>81876</text:p>
          </table:table-cell>
          <table:table-cell table:formula="oooc:=[.H89]" office:value-type="float" office:value="81876">
            <text:p>81876</text:p>
          </table:table-cell>
          <table:table-cell office:value-type="float" office:value="0">
            <text:p>0</text:p>
          </table:table-cell>
          <table:table-cell table:formula="oooc:=[.J8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9];0;[.I89])+[.K89]+[$Configuration.$B$19]" office:value-type="float" office:value="81920">
            <text:p>81920</text:p>
          </table:table-cell>
          <table:table-cell table:formula="oooc:=CEILING([.O89];[$Configuration.$B$3])/[$Configuration.$B$3]" office:value-type="float" office:value="640">
            <text:p>640</text:p>
          </table:table-cell>
          <table:table-cell table:formula="oooc:=IF([.L89];IF([.K89]&gt;0;[$Configuration.$B$21]+[.K89];[$Configuration.$B$20]);0)" office:value-type="float" office:value="0">
            <text:p>0</text:p>
          </table:table-cell>
          <table:table-cell table:formula="oooc:=CEILING([.Q89];[$Configuration.$B$3])/[$Configuration.$B$3]" office:value-type="float" office:value="0">
            <text:p>0</text:p>
          </table:table-cell>
          <table:table-cell table:formula="oooc:=IF(AND([$Configuration.$B$27];[.L89];[.K89]&gt;0);[$Configuration.$B$22]+[.K89];0)" office:value-type="float" office:value="0">
            <text:p>0</text:p>
          </table:table-cell>
          <table:table-cell table:formula="oooc:=CEILING([.S89];[$Configuration.$B$3])/[$Configuration.$B$3]" office:value-type="float" office:value="0">
            <text:p>0</text:p>
          </table:table-cell>
          <table:table-cell office:value-type="string">
            <text:p>2.5 pages</text:p>
          </table:table-cell>
        </table:table-row>
        <table:table-row table:style-name="ro2">
          <table:table-cell table:formula="oooc:=[.A89]+1" office:value-type="float" office:value="73">
            <text:p>7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0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0]+[.E90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90]*[$Configuration.$B$3]*[$Configuration.$B$4]*[$Configuration.$B$11])-[$Configuration.$B$19]+[.G90]-[.K90]-([.R90]*[$Configuration.$B$3])-([.T90]*[$Configuration.$B$3])" office:value-type="float" office:value="32468">
            <text:p>32468</text:p>
          </table:table-cell>
          <table:table-cell table:formula="oooc:=[.H90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90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0];0;[.I90])+[.K90]+[$Configuration.$B$19]" office:value-type="float" office:value="32768">
            <text:p>32768</text:p>
          </table:table-cell>
          <table:table-cell table:formula="oooc:=CEILING([.O90];[$Configuration.$B$3])/[$Configuration.$B$3]" office:value-type="float" office:value="256">
            <text:p>256</text:p>
          </table:table-cell>
          <table:table-cell table:formula="oooc:=IF([.L90];IF([.K90]&gt;0;[$Configuration.$B$21]+[.K90];[$Configuration.$B$20]);0)" office:value-type="float" office:value="0">
            <text:p>0</text:p>
          </table:table-cell>
          <table:table-cell table:formula="oooc:=CEILING([.Q90];[$Configuration.$B$3])/[$Configuration.$B$3]" office:value-type="float" office:value="0">
            <text:p>0</text:p>
          </table:table-cell>
          <table:table-cell table:formula="oooc:=IF(AND([$Configuration.$B$27];[.L90];[.K90]&gt;0);[$Configuration.$B$22]+[.K90];0)" office:value-type="float" office:value="0">
            <text:p>0</text:p>
          </table:table-cell>
          <table:table-cell table:formula="oooc:=CEILING([.S90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90]+1" office:value-type="float" office:value="74">
            <text:p>7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1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91]+[.E91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91]*[$Configuration.$B$3]*[$Configuration.$B$4]*[$Configuration.$B$11])-[$Configuration.$B$19]+[.G91]-[.K91]-([.R91]*[$Configuration.$B$3])-([.T91]*[$Configuration.$B$3])" office:value-type="float" office:value="32468">
            <text:p>32468</text:p>
          </table:table-cell>
          <table:table-cell table:formula="oooc:=[.H91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91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1];0;[.I91])+[.K91]+[$Configuration.$B$19]" office:value-type="float" office:value="32768">
            <text:p>32768</text:p>
          </table:table-cell>
          <table:table-cell table:formula="oooc:=CEILING([.O91];[$Configuration.$B$3])/[$Configuration.$B$3]" office:value-type="float" office:value="256">
            <text:p>256</text:p>
          </table:table-cell>
          <table:table-cell table:formula="oooc:=IF([.L91];IF([.K91]&gt;0;[$Configuration.$B$21]+[.K91];[$Configuration.$B$20]);0)" office:value-type="float" office:value="0">
            <text:p>0</text:p>
          </table:table-cell>
          <table:table-cell table:formula="oooc:=CEILING([.Q91];[$Configuration.$B$3])/[$Configuration.$B$3]" office:value-type="float" office:value="0">
            <text:p>0</text:p>
          </table:table-cell>
          <table:table-cell table:formula="oooc:=IF(AND([$Configuration.$B$27];[.L91];[.K91]&gt;0);[$Configuration.$B$22]+[.K91];0)" office:value-type="float" office:value="0">
            <text:p>0</text:p>
          </table:table-cell>
          <table:table-cell table:formula="oooc:=CEILING([.S91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91]+1" office:value-type="float" office:value="75">
            <text:p>7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2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2]+[.E92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92]*[$Configuration.$B$3]*[$Configuration.$B$4]*[$Configuration.$B$11])-[$Configuration.$B$19]+[.G92]-[.K92]-([.R92]*[$Configuration.$B$3])-([.T92]*[$Configuration.$B$3])" office:value-type="float" office:value="32469">
            <text:p>32469</text:p>
          </table:table-cell>
          <table:table-cell table:formula="oooc:=[.H92]" office:value-type="float" office:value="32469">
            <text:p>32469</text:p>
          </table:table-cell>
          <table:table-cell office:value-type="float" office:value="256">
            <text:p>256</text:p>
          </table:table-cell>
          <table:table-cell table:formula="oooc:=[.J9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2];0;[.I92])+[.K92]+[$Configuration.$B$19]" office:value-type="float" office:value="32769">
            <text:p>32769</text:p>
          </table:table-cell>
          <table:table-cell table:formula="oooc:=CEILING([.O92];[$Configuration.$B$3])/[$Configuration.$B$3]" office:value-type="float" office:value="257">
            <text:p>257</text:p>
          </table:table-cell>
          <table:table-cell table:formula="oooc:=IF([.L92];IF([.K92]&gt;0;[$Configuration.$B$21]+[.K92];[$Configuration.$B$20]);0)" office:value-type="float" office:value="0">
            <text:p>0</text:p>
          </table:table-cell>
          <table:table-cell table:formula="oooc:=CEILING([.Q92];[$Configuration.$B$3])/[$Configuration.$B$3]" office:value-type="float" office:value="0">
            <text:p>0</text:p>
          </table:table-cell>
          <table:table-cell table:formula="oooc:=IF(AND([$Configuration.$B$27];[.L92];[.K92]&gt;0);[$Configuration.$B$22]+[.K92];0)" office:value-type="float" office:value="0">
            <text:p>0</text:p>
          </table:table-cell>
          <table:table-cell table:formula="oooc:=CEILING([.S92];[$Configuration.$B$3])/[$Configuration.$B$3]" office:value-type="float" office:value="0">
            <text:p>0</text:p>
          </table:table-cell>
          <table:table-cell office:value-type="string">
            <text:p>1 page + 1 byte [txn]</text:p>
          </table:table-cell>
        </table:table-row>
        <table:table-row table:style-name="ro2">
          <table:table-cell table:formula="oooc:=[.A92]+1" office:value-type="float" office:value="76">
            <text:p>76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93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93]+[.E93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93]*[$Configuration.$B$3]*[$Configuration.$B$4]*[$Configuration.$B$11])-[$Configuration.$B$19]+[.G93]-[.K93]-([.R93]*[$Configuration.$B$3])-([.T93]*[$Configuration.$B$3])" office:value-type="float" office:value="81620">
            <text:p>81620</text:p>
          </table:table-cell>
          <table:table-cell table:formula="oooc:=[.H93]" office:value-type="float" office:value="81620">
            <text:p>81620</text:p>
          </table:table-cell>
          <table:table-cell office:value-type="float" office:value="256">
            <text:p>256</text:p>
          </table:table-cell>
          <table:table-cell table:formula="oooc:=[.J9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3];0;[.I93])+[.K93]+[$Configuration.$B$19]" office:value-type="float" office:value="81920">
            <text:p>81920</text:p>
          </table:table-cell>
          <table:table-cell table:formula="oooc:=CEILING([.O93];[$Configuration.$B$3])/[$Configuration.$B$3]" office:value-type="float" office:value="640">
            <text:p>640</text:p>
          </table:table-cell>
          <table:table-cell table:formula="oooc:=IF([.L93];IF([.K93]&gt;0;[$Configuration.$B$21]+[.K93];[$Configuration.$B$20]);0)" office:value-type="float" office:value="0">
            <text:p>0</text:p>
          </table:table-cell>
          <table:table-cell table:formula="oooc:=CEILING([.Q93];[$Configuration.$B$3])/[$Configuration.$B$3]" office:value-type="float" office:value="0">
            <text:p>0</text:p>
          </table:table-cell>
          <table:table-cell table:formula="oooc:=IF(AND([$Configuration.$B$27];[.L93];[.K93]&gt;0);[$Configuration.$B$22]+[.K93];0)" office:value-type="float" office:value="0">
            <text:p>0</text:p>
          </table:table-cell>
          <table:table-cell table:formula="oooc:=CEILING([.S93];[$Configuration.$B$3])/[$Configuration.$B$3]" office:value-type="float" office:value="0">
            <text:p>0</text:p>
          </table:table-cell>
          <table:table-cell office:value-type="string">
            <text:p>2.5 pages [txn]</text:p>
          </table:table-cell>
        </table:table-row>
        <table:table-row table:style-name="ro2">
          <table:table-cell table:formula="oooc:=[.A93]+1" office:value-type="float" office:value="77">
            <text:p>7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4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4]+[.E94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94]*[$Configuration.$B$3]*[$Configuration.$B$4]*[$Configuration.$B$11])-[$Configuration.$B$19]+[.G94]-[.K94]-([.R94]*[$Configuration.$B$3])-([.T94]*[$Configuration.$B$3])" office:value-type="float" office:value="32596">
            <text:p>32596</text:p>
          </table:table-cell>
          <table:table-cell table:formula="oooc:=[.H94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94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4];0;[.I94])+[.K94]+[$Configuration.$B$19]" office:value-type="float" office:value="32640">
            <text:p>32640</text:p>
          </table:table-cell>
          <table:table-cell table:formula="oooc:=CEILING([.O94];[$Configuration.$B$3])/[$Configuration.$B$3]" office:value-type="float" office:value="255">
            <text:p>255</text:p>
          </table:table-cell>
          <table:table-cell table:formula="oooc:=IF([.L94];IF([.K94]&gt;0;[$Configuration.$B$21]+[.K94];[$Configuration.$B$20]);0)" office:value-type="float" office:value="32">
            <text:p>32</text:p>
          </table:table-cell>
          <table:table-cell table:formula="oooc:=CEILING([.Q94];[$Configuration.$B$3])/[$Configuration.$B$3]" office:value-type="float" office:value="1">
            <text:p>1</text:p>
          </table:table-cell>
          <table:table-cell table:formula="oooc:=IF(AND([$Configuration.$B$27];[.L94];[.K94]&gt;0);[$Configuration.$B$22]+[.K94];0)" office:value-type="float" office:value="0">
            <text:p>0</text:p>
          </table:table-cell>
          <table:table-cell table:formula="oooc:=CEILING([.S94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94]+1" office:value-type="float" office:value="78">
            <text:p>7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5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95]+[.E95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95]*[$Configuration.$B$3]*[$Configuration.$B$4]*[$Configuration.$B$11])-[$Configuration.$B$19]+[.G95]-[.K95]-([.R95]*[$Configuration.$B$3])-([.T95]*[$Configuration.$B$3])" office:value-type="float" office:value="32596">
            <text:p>32596</text:p>
          </table:table-cell>
          <table:table-cell table:formula="oooc:=[.H95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95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5];0;[.I95])+[.K95]+[$Configuration.$B$19]" office:value-type="float" office:value="32640">
            <text:p>32640</text:p>
          </table:table-cell>
          <table:table-cell table:formula="oooc:=CEILING([.O95];[$Configuration.$B$3])/[$Configuration.$B$3]" office:value-type="float" office:value="255">
            <text:p>255</text:p>
          </table:table-cell>
          <table:table-cell table:formula="oooc:=IF([.L95];IF([.K95]&gt;0;[$Configuration.$B$21]+[.K95];[$Configuration.$B$20]);0)" office:value-type="float" office:value="32">
            <text:p>32</text:p>
          </table:table-cell>
          <table:table-cell table:formula="oooc:=CEILING([.Q95];[$Configuration.$B$3])/[$Configuration.$B$3]" office:value-type="float" office:value="1">
            <text:p>1</text:p>
          </table:table-cell>
          <table:table-cell table:formula="oooc:=IF(AND([$Configuration.$B$27];[.L95];[.K95]&gt;0);[$Configuration.$B$22]+[.K95];0)" office:value-type="float" office:value="0">
            <text:p>0</text:p>
          </table:table-cell>
          <table:table-cell table:formula="oooc:=CEILING([.S95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95]+1" office:value-type="float" office:value="79">
            <text:p>7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6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6]+[.E96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96]*[$Configuration.$B$3]*[$Configuration.$B$4]*[$Configuration.$B$11])-[$Configuration.$B$19]+[.G96]-[.K96]-([.R96]*[$Configuration.$B$3])-([.T96]*[$Configuration.$B$3])" office:value-type="float" office:value="32597">
            <text:p>32597</text:p>
          </table:table-cell>
          <table:table-cell table:formula="oooc:=[.H96]" office:value-type="float" office:value="32597">
            <text:p>32597</text:p>
          </table:table-cell>
          <table:table-cell office:value-type="float" office:value="0">
            <text:p>0</text:p>
          </table:table-cell>
          <table:table-cell table:formula="oooc:=[.J9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6];0;[.I96])+[.K96]+[$Configuration.$B$19]" office:value-type="float" office:value="32641">
            <text:p>32641</text:p>
          </table:table-cell>
          <table:table-cell table:formula="oooc:=CEILING([.O96];[$Configuration.$B$3])/[$Configuration.$B$3]" office:value-type="float" office:value="256">
            <text:p>256</text:p>
          </table:table-cell>
          <table:table-cell table:formula="oooc:=IF([.L96];IF([.K96]&gt;0;[$Configuration.$B$21]+[.K96];[$Configuration.$B$20]);0)" office:value-type="float" office:value="32">
            <text:p>32</text:p>
          </table:table-cell>
          <table:table-cell table:formula="oooc:=CEILING([.Q96];[$Configuration.$B$3])/[$Configuration.$B$3]" office:value-type="float" office:value="1">
            <text:p>1</text:p>
          </table:table-cell>
          <table:table-cell table:formula="oooc:=IF(AND([$Configuration.$B$27];[.L96];[.K96]&gt;0);[$Configuration.$B$22]+[.K96];0)" office:value-type="float" office:value="0">
            <text:p>0</text:p>
          </table:table-cell>
          <table:table-cell table:formula="oooc:=CEILING([.S96];[$Configuration.$B$3])/[$Configuration.$B$3]" office:value-type="float" office:value="0">
            <text:p>0</text:p>
          </table:table-cell>
          <table:table-cell office:value-type="string">
            <text:p>1 page incl deq + 1 byte [deq]</text:p>
          </table:table-cell>
        </table:table-row>
        <table:table-row table:style-name="ro2">
          <table:table-cell table:formula="oooc:=[.A96]+1" office:value-type="float" office:value="80">
            <text:p>80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97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97]+[.E97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97]*[$Configuration.$B$3]*[$Configuration.$B$4]*[$Configuration.$B$11])-[$Configuration.$B$19]+[.G97]-[.K97]-([.R97]*[$Configuration.$B$3])-([.T97]*[$Configuration.$B$3])" office:value-type="float" office:value="81748">
            <text:p>81748</text:p>
          </table:table-cell>
          <table:table-cell table:formula="oooc:=[.H97]" office:value-type="float" office:value="81748">
            <text:p>81748</text:p>
          </table:table-cell>
          <table:table-cell office:value-type="float" office:value="0">
            <text:p>0</text:p>
          </table:table-cell>
          <table:table-cell table:formula="oooc:=[.J9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7];0;[.I97])+[.K97]+[$Configuration.$B$19]" office:value-type="float" office:value="81792">
            <text:p>81792</text:p>
          </table:table-cell>
          <table:table-cell table:formula="oooc:=CEILING([.O97];[$Configuration.$B$3])/[$Configuration.$B$3]" office:value-type="float" office:value="639">
            <text:p>639</text:p>
          </table:table-cell>
          <table:table-cell table:formula="oooc:=IF([.L97];IF([.K97]&gt;0;[$Configuration.$B$21]+[.K97];[$Configuration.$B$20]);0)" office:value-type="float" office:value="32">
            <text:p>32</text:p>
          </table:table-cell>
          <table:table-cell table:formula="oooc:=CEILING([.Q97];[$Configuration.$B$3])/[$Configuration.$B$3]" office:value-type="float" office:value="1">
            <text:p>1</text:p>
          </table:table-cell>
          <table:table-cell table:formula="oooc:=IF(AND([$Configuration.$B$27];[.L97];[.K97]&gt;0);[$Configuration.$B$22]+[.K97];0)" office:value-type="float" office:value="0">
            <text:p>0</text:p>
          </table:table-cell>
          <table:table-cell table:formula="oooc:=CEILING([.S97];[$Configuration.$B$3])/[$Configuration.$B$3]" office:value-type="float" office:value="0">
            <text:p>0</text:p>
          </table:table-cell>
          <table:table-cell office:value-type="string">
            <text:p>2.5 pages incl deq [deq]</text:p>
          </table:table-cell>
        </table:table-row>
        <table:table-row table:style-name="ro2">
          <table:table-cell table:formula="oooc:=[.A97]+1" office:value-type="float" office:value="81">
            <text:p>8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8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8]+[.E98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98]*[$Configuration.$B$3]*[$Configuration.$B$4]*[$Configuration.$B$11])-[$Configuration.$B$19]+[.G98]-[.K98]-([.R98]*[$Configuration.$B$3])-([.T98]*[$Configuration.$B$3])" office:value-type="float" office:value="31700">
            <text:p>31700</text:p>
          </table:table-cell>
          <table:table-cell table:formula="oooc:=[.H98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98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8];0;[.I98])+[.K98]+[$Configuration.$B$19]" office:value-type="float" office:value="32000">
            <text:p>32000</text:p>
          </table:table-cell>
          <table:table-cell table:formula="oooc:=CEILING([.O98];[$Configuration.$B$3])/[$Configuration.$B$3]" office:value-type="float" office:value="250">
            <text:p>250</text:p>
          </table:table-cell>
          <table:table-cell table:formula="oooc:=IF([.L98];IF([.K98]&gt;0;[$Configuration.$B$21]+[.K98];[$Configuration.$B$20]);0)" office:value-type="float" office:value="300">
            <text:p>300</text:p>
          </table:table-cell>
          <table:table-cell table:formula="oooc:=CEILING([.Q98];[$Configuration.$B$3])/[$Configuration.$B$3]" office:value-type="float" office:value="3">
            <text:p>3</text:p>
          </table:table-cell>
          <table:table-cell table:formula="oooc:=IF(AND([$Configuration.$B$27];[.L98];[.K98]&gt;0);[$Configuration.$B$22]+[.K98];0)" office:value-type="float" office:value="292">
            <text:p>292</text:p>
          </table:table-cell>
          <table:table-cell table:formula="oooc:=CEILING([.S98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98]+1" office:value-type="float" office:value="82">
            <text:p>8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9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99]+[.E99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99]*[$Configuration.$B$3]*[$Configuration.$B$4]*[$Configuration.$B$11])-[$Configuration.$B$19]+[.G99]-[.K99]-([.R99]*[$Configuration.$B$3])-([.T99]*[$Configuration.$B$3])" office:value-type="float" office:value="31700">
            <text:p>31700</text:p>
          </table:table-cell>
          <table:table-cell table:formula="oooc:=[.H99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99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9];0;[.I99])+[.K99]+[$Configuration.$B$19]" office:value-type="float" office:value="32000">
            <text:p>32000</text:p>
          </table:table-cell>
          <table:table-cell table:formula="oooc:=CEILING([.O99];[$Configuration.$B$3])/[$Configuration.$B$3]" office:value-type="float" office:value="250">
            <text:p>250</text:p>
          </table:table-cell>
          <table:table-cell table:formula="oooc:=IF([.L99];IF([.K99]&gt;0;[$Configuration.$B$21]+[.K99];[$Configuration.$B$20]);0)" office:value-type="float" office:value="300">
            <text:p>300</text:p>
          </table:table-cell>
          <table:table-cell table:formula="oooc:=CEILING([.Q99];[$Configuration.$B$3])/[$Configuration.$B$3]" office:value-type="float" office:value="3">
            <text:p>3</text:p>
          </table:table-cell>
          <table:table-cell table:formula="oooc:=IF(AND([$Configuration.$B$27];[.L99];[.K99]&gt;0);[$Configuration.$B$22]+[.K99];0)" office:value-type="float" office:value="292">
            <text:p>292</text:p>
          </table:table-cell>
          <table:table-cell table:formula="oooc:=CEILING([.S99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99]+1" office:value-type="float" office:value="83">
            <text:p>8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100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100]+[.E100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100]*[$Configuration.$B$3]*[$Configuration.$B$4]*[$Configuration.$B$11])-[$Configuration.$B$19]+[.G100]-[.K100]-([.R100]*[$Configuration.$B$3])-([.T100]*[$Configuration.$B$3])" office:value-type="float" office:value="31701">
            <text:p>31701</text:p>
          </table:table-cell>
          <table:table-cell table:formula="oooc:=[.H100]" office:value-type="float" office:value="31701">
            <text:p>31701</text:p>
          </table:table-cell>
          <table:table-cell office:value-type="float" office:value="256">
            <text:p>256</text:p>
          </table:table-cell>
          <table:table-cell table:formula="oooc:=[.J10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00];0;[.I100])+[.K100]+[$Configuration.$B$19]" office:value-type="float" office:value="32001">
            <text:p>32001</text:p>
          </table:table-cell>
          <table:table-cell table:formula="oooc:=CEILING([.O100];[$Configuration.$B$3])/[$Configuration.$B$3]" office:value-type="float" office:value="251">
            <text:p>251</text:p>
          </table:table-cell>
          <table:table-cell table:formula="oooc:=IF([.L100];IF([.K100]&gt;0;[$Configuration.$B$21]+[.K100];[$Configuration.$B$20]);0)" office:value-type="float" office:value="300">
            <text:p>300</text:p>
          </table:table-cell>
          <table:table-cell table:formula="oooc:=CEILING([.Q100];[$Configuration.$B$3])/[$Configuration.$B$3]" office:value-type="float" office:value="3">
            <text:p>3</text:p>
          </table:table-cell>
          <table:table-cell table:formula="oooc:=IF(AND([$Configuration.$B$27];[.L100];[.K100]&gt;0);[$Configuration.$B$22]+[.K100];0)" office:value-type="float" office:value="292">
            <text:p>292</text:p>
          </table:table-cell>
          <table:table-cell table:formula="oooc:=CEILING([.S100];[$Configuration.$B$3])/[$Configuration.$B$3]" office:value-type="float" office:value="3">
            <text:p>3</text:p>
          </table:table-cell>
          <table:table-cell office:value-type="string">
            <text:p>1 page incl deq &amp; txn + 1 byte [deq txn]</text:p>
          </table:table-cell>
        </table:table-row>
        <table:table-row table:style-name="ro2">
          <table:table-cell table:formula="oooc:=[.A100]+1" office:value-type="float" office:value="84">
            <text:p>84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101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101]+[.E101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101]*[$Configuration.$B$3]*[$Configuration.$B$4]*[$Configuration.$B$11])-[$Configuration.$B$19]+[.G101]-[.K101]-([.R101]*[$Configuration.$B$3])-([.T101]*[$Configuration.$B$3])" office:value-type="float" office:value="80852">
            <text:p>80852</text:p>
          </table:table-cell>
          <table:table-cell table:formula="oooc:=[.H101]" office:value-type="float" office:value="80852">
            <text:p>80852</text:p>
          </table:table-cell>
          <table:table-cell office:value-type="float" office:value="256">
            <text:p>256</text:p>
          </table:table-cell>
          <table:table-cell table:formula="oooc:=[.J10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01];0;[.I101])+[.K101]+[$Configuration.$B$19]" office:value-type="float" office:value="81152">
            <text:p>81152</text:p>
          </table:table-cell>
          <table:table-cell table:formula="oooc:=CEILING([.O101];[$Configuration.$B$3])/[$Configuration.$B$3]" office:value-type="float" office:value="634">
            <text:p>634</text:p>
          </table:table-cell>
          <table:table-cell table:formula="oooc:=IF([.L101];IF([.K101]&gt;0;[$Configuration.$B$21]+[.K101];[$Configuration.$B$20]);0)" office:value-type="float" office:value="300">
            <text:p>300</text:p>
          </table:table-cell>
          <table:table-cell table:formula="oooc:=CEILING([.Q101];[$Configuration.$B$3])/[$Configuration.$B$3]" office:value-type="float" office:value="3">
            <text:p>3</text:p>
          </table:table-cell>
          <table:table-cell table:formula="oooc:=IF(AND([$Configuration.$B$27];[.L101];[.K101]&gt;0);[$Configuration.$B$22]+[.K101];0)" office:value-type="float" office:value="292">
            <text:p>292</text:p>
          </table:table-cell>
          <table:table-cell table:formula="oooc:=CEILING([.S101];[$Configuration.$B$3])/[$Configuration.$B$3]" office:value-type="float" office:value="3">
            <text:p>3</text:p>
          </table:table-cell>
          <table:table-cell office:value-type="string">
            <text:p>2.5 pages incl deq &amp; txn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File rollover (from file 0007 to 0000) - RHM_WRONLY req'd for auto-dequeue == FALS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101]+1" office:value-type="float" office:value="85">
            <text:p>85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4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4]+[.E104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04]*[$Configuration.$B$3]*[$Configuration.$B$4]*[$Configuration.$B$5])-[$Configuration.$B$19]+[.G104]-[.K104]-([.R104]*[$Configuration.$B$3])-([.T104]*[$Configuration.$B$3])" office:value-type="float" office:value="786388">
            <text:p>786388</text:p>
          </table:table-cell>
          <table:table-cell table:formula="oooc:=[.H104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0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4];0;[.I104])+[.K104]+[$Configuration.$B$19]" office:value-type="float" office:value="786432">
            <text:p>786432</text:p>
          </table:table-cell>
          <table:table-cell table:formula="oooc:=CEILING([.O104];[$Configuration.$B$3])/[$Configuration.$B$3]" office:value-type="float" office:value="6144">
            <text:p>6144</text:p>
          </table:table-cell>
          <table:table-cell table:formula="oooc:=IF([.L104];IF([.K104]&gt;0;[$Configuration.$B$21]+[.K104];[$Configuration.$B$20]);0)" office:value-type="float" office:value="0">
            <text:p>0</text:p>
          </table:table-cell>
          <table:table-cell table:formula="oooc:=CEILING([.Q104];[$Configuration.$B$3])/[$Configuration.$B$3]" office:value-type="float" office:value="0">
            <text:p>0</text:p>
          </table:table-cell>
          <table:table-cell table:formula="oooc:=IF(AND([$Configuration.$B$27];[.L104];[.K104]&gt;0);[$Configuration.$B$22]+[.K104];0)" office:value-type="float" office:value="0">
            <text:p>0</text:p>
          </table:table-cell>
          <table:table-cell table:formula="oooc:=CEILING([.S104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04]+1" office:value-type="float" office:value="86">
            <text:p>86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5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05]+[.E105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05]*[$Configuration.$B$3]*[$Configuration.$B$4]*[$Configuration.$B$5])-[$Configuration.$B$19]+[.G105]-[.K105]-([.R105]*[$Configuration.$B$3])-([.T105]*[$Configuration.$B$3])" office:value-type="float" office:value="786388">
            <text:p>786388</text:p>
          </table:table-cell>
          <table:table-cell table:formula="oooc:=[.H105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0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5];0;[.I105])+[.K105]+[$Configuration.$B$19]" office:value-type="float" office:value="786432">
            <text:p>786432</text:p>
          </table:table-cell>
          <table:table-cell table:formula="oooc:=CEILING([.O105];[$Configuration.$B$3])/[$Configuration.$B$3]" office:value-type="float" office:value="6144">
            <text:p>6144</text:p>
          </table:table-cell>
          <table:table-cell table:formula="oooc:=IF([.L105];IF([.K105]&gt;0;[$Configuration.$B$21]+[.K105];[$Configuration.$B$20]);0)" office:value-type="float" office:value="0">
            <text:p>0</text:p>
          </table:table-cell>
          <table:table-cell table:formula="oooc:=CEILING([.Q105];[$Configuration.$B$3])/[$Configuration.$B$3]" office:value-type="float" office:value="0">
            <text:p>0</text:p>
          </table:table-cell>
          <table:table-cell table:formula="oooc:=IF(AND([$Configuration.$B$27];[.L105];[.K105]&gt;0);[$Configuration.$B$22]+[.K105];0)" office:value-type="float" office:value="0">
            <text:p>0</text:p>
          </table:table-cell>
          <table:table-cell table:formula="oooc:=CEILING([.S105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05]+1" office:value-type="float" office:value="87">
            <text:p>87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6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6]+[.E10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06]*[$Configuration.$B$3]*[$Configuration.$B$4]*[$Configuration.$B$5])-[$Configuration.$B$19]+[.G106]-[.K106]-([.R106]*[$Configuration.$B$3])-([.T106]*[$Configuration.$B$3])" office:value-type="float" office:value="786389">
            <text:p>786389</text:p>
          </table:table-cell>
          <table:table-cell table:formula="oooc:=[.H106]" office:value-type="float" office:value="786389">
            <text:p>786389</text:p>
          </table:table-cell>
          <table:table-cell office:value-type="float" office:value="0">
            <text:p>0</text:p>
          </table:table-cell>
          <table:table-cell table:formula="oooc:=[.J10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6];0;[.I106])+[.K106]+[$Configuration.$B$19]" office:value-type="float" office:value="786433">
            <text:p>786433</text:p>
          </table:table-cell>
          <table:table-cell table:formula="oooc:=CEILING([.O106];[$Configuration.$B$3])/[$Configuration.$B$3]" office:value-type="float" office:value="6145">
            <text:p>6145</text:p>
          </table:table-cell>
          <table:table-cell table:formula="oooc:=IF([.L106];IF([.K106]&gt;0;[$Configuration.$B$21]+[.K106];[$Configuration.$B$20]);0)" office:value-type="float" office:value="0">
            <text:p>0</text:p>
          </table:table-cell>
          <table:table-cell table:formula="oooc:=CEILING([.Q106];[$Configuration.$B$3])/[$Configuration.$B$3]" office:value-type="float" office:value="0">
            <text:p>0</text:p>
          </table:table-cell>
          <table:table-cell table:formula="oooc:=IF(AND([$Configuration.$B$27];[.L106];[.K106]&gt;0);[$Configuration.$B$22]+[.K106];0)" office:value-type="float" office:value="0">
            <text:p>0</text:p>
          </table:table-cell>
          <table:table-cell table:formula="oooc:=CEILING([.S106];[$Configuration.$B$3])/[$Configuration.$B$3]" office:value-type="float" office:value="0">
            <text:p>0</text:p>
          </table:table-cell>
          <table:table-cell office:value-type="string">
            <text:p>24 pages + 1 byte</text:p>
          </table:table-cell>
        </table:table-row>
        <table:table-row table:style-name="ro2">
          <table:table-cell table:formula="oooc:=[.A106]+1" office:value-type="float" office:value="88">
            <text:p>88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7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7]+[.E107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07]*[$Configuration.$B$3]*[$Configuration.$B$4]*[$Configuration.$B$5])-[$Configuration.$B$19]+[.G107]-[.K107]-([.R107]*[$Configuration.$B$3])-([.T107]*[$Configuration.$B$3])" office:value-type="float" office:value="786132">
            <text:p>786132</text:p>
          </table:table-cell>
          <table:table-cell table:formula="oooc:=[.H107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0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7];0;[.I107])+[.K107]+[$Configuration.$B$19]" office:value-type="float" office:value="786432">
            <text:p>786432</text:p>
          </table:table-cell>
          <table:table-cell table:formula="oooc:=CEILING([.O107];[$Configuration.$B$3])/[$Configuration.$B$3]" office:value-type="float" office:value="6144">
            <text:p>6144</text:p>
          </table:table-cell>
          <table:table-cell table:formula="oooc:=IF([.L107];IF([.K107]&gt;0;[$Configuration.$B$21]+[.K107];[$Configuration.$B$20]);0)" office:value-type="float" office:value="0">
            <text:p>0</text:p>
          </table:table-cell>
          <table:table-cell table:formula="oooc:=CEILING([.Q107];[$Configuration.$B$3])/[$Configuration.$B$3]" office:value-type="float" office:value="0">
            <text:p>0</text:p>
          </table:table-cell>
          <table:table-cell table:formula="oooc:=IF(AND([$Configuration.$B$27];[.L107];[.K107]&gt;0);[$Configuration.$B$22]+[.K107];0)" office:value-type="float" office:value="0">
            <text:p>0</text:p>
          </table:table-cell>
          <table:table-cell table:formula="oooc:=CEILING([.S107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07]+1" office:value-type="float" office:value="89">
            <text:p>89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8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08]+[.E108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08]*[$Configuration.$B$3]*[$Configuration.$B$4]*[$Configuration.$B$5])-[$Configuration.$B$19]+[.G108]-[.K108]-([.R108]*[$Configuration.$B$3])-([.T108]*[$Configuration.$B$3])" office:value-type="float" office:value="786132">
            <text:p>786132</text:p>
          </table:table-cell>
          <table:table-cell table:formula="oooc:=[.H108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0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8];0;[.I108])+[.K108]+[$Configuration.$B$19]" office:value-type="float" office:value="786432">
            <text:p>786432</text:p>
          </table:table-cell>
          <table:table-cell table:formula="oooc:=CEILING([.O108];[$Configuration.$B$3])/[$Configuration.$B$3]" office:value-type="float" office:value="6144">
            <text:p>6144</text:p>
          </table:table-cell>
          <table:table-cell table:formula="oooc:=IF([.L108];IF([.K108]&gt;0;[$Configuration.$B$21]+[.K108];[$Configuration.$B$20]);0)" office:value-type="float" office:value="0">
            <text:p>0</text:p>
          </table:table-cell>
          <table:table-cell table:formula="oooc:=CEILING([.Q108];[$Configuration.$B$3])/[$Configuration.$B$3]" office:value-type="float" office:value="0">
            <text:p>0</text:p>
          </table:table-cell>
          <table:table-cell table:formula="oooc:=IF(AND([$Configuration.$B$27];[.L108];[.K108]&gt;0);[$Configuration.$B$22]+[.K108];0)" office:value-type="float" office:value="0">
            <text:p>0</text:p>
          </table:table-cell>
          <table:table-cell table:formula="oooc:=CEILING([.S108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08]+1" office:value-type="float" office:value="90">
            <text:p>90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9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9]+[.E109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09]*[$Configuration.$B$3]*[$Configuration.$B$4]*[$Configuration.$B$5])-[$Configuration.$B$19]+[.G109]-[.K109]-([.R109]*[$Configuration.$B$3])-([.T109]*[$Configuration.$B$3])" office:value-type="float" office:value="786133">
            <text:p>786133</text:p>
          </table:table-cell>
          <table:table-cell table:formula="oooc:=[.H109]" office:value-type="float" office:value="786133">
            <text:p>786133</text:p>
          </table:table-cell>
          <table:table-cell office:value-type="float" office:value="256">
            <text:p>256</text:p>
          </table:table-cell>
          <table:table-cell table:formula="oooc:=[.J10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9];0;[.I109])+[.K109]+[$Configuration.$B$19]" office:value-type="float" office:value="786433">
            <text:p>786433</text:p>
          </table:table-cell>
          <table:table-cell table:formula="oooc:=CEILING([.O109];[$Configuration.$B$3])/[$Configuration.$B$3]" office:value-type="float" office:value="6145">
            <text:p>6145</text:p>
          </table:table-cell>
          <table:table-cell table:formula="oooc:=IF([.L109];IF([.K109]&gt;0;[$Configuration.$B$21]+[.K109];[$Configuration.$B$20]);0)" office:value-type="float" office:value="0">
            <text:p>0</text:p>
          </table:table-cell>
          <table:table-cell table:formula="oooc:=CEILING([.Q109];[$Configuration.$B$3])/[$Configuration.$B$3]" office:value-type="float" office:value="0">
            <text:p>0</text:p>
          </table:table-cell>
          <table:table-cell table:formula="oooc:=IF(AND([$Configuration.$B$27];[.L109];[.K109]&gt;0);[$Configuration.$B$22]+[.K109];0)" office:value-type="float" office:value="0">
            <text:p>0</text:p>
          </table:table-cell>
          <table:table-cell table:formula="oooc:=CEILING([.S109];[$Configuration.$B$3])/[$Configuration.$B$3]" office:value-type="float" office:value="0">
            <text:p>0</text:p>
          </table:table-cell>
          <table:table-cell office:value-type="string">
            <text:p>24 pages + 1 byte [txn]</text:p>
          </table:table-cell>
        </table:table-row>
        <table:table-row table:style-name="ro2">
          <table:table-cell table:formula="oooc:=[.A109]+1" office:value-type="float" office:value="91">
            <text:p>91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0]+[.E110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10]*[$Configuration.$B$3]*[$Configuration.$B$4]*[$Configuration.$B$5])-[$Configuration.$B$19]+[.G110]-[.K110]-([.R110]*[$Configuration.$B$3])-([.T110]*[$Configuration.$B$3])" office:value-type="float" office:value="786388">
            <text:p>786388</text:p>
          </table:table-cell>
          <table:table-cell table:formula="oooc:=[.H110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1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0];0;[.I110])+[.K110]+[$Configuration.$B$19]" office:value-type="float" office:value="786432">
            <text:p>786432</text:p>
          </table:table-cell>
          <table:table-cell table:formula="oooc:=CEILING([.O110];[$Configuration.$B$3])/[$Configuration.$B$3]" office:value-type="float" office:value="6144">
            <text:p>6144</text:p>
          </table:table-cell>
          <table:table-cell table:formula="oooc:=IF([.L110];IF([.K110]&gt;0;[$Configuration.$B$21]+[.K110];[$Configuration.$B$20]);0)" office:value-type="float" office:value="0">
            <text:p>0</text:p>
          </table:table-cell>
          <table:table-cell table:formula="oooc:=CEILING([.Q110];[$Configuration.$B$3])/[$Configuration.$B$3]" office:value-type="float" office:value="0">
            <text:p>0</text:p>
          </table:table-cell>
          <table:table-cell table:formula="oooc:=IF(AND([$Configuration.$B$27];[.L110];[.K110]&gt;0);[$Configuration.$B$22]+[.K110];0)" office:value-type="float" office:value="0">
            <text:p>0</text:p>
          </table:table-cell>
          <table:table-cell table:formula="oooc:=CEILING([.S110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10]+1" office:value-type="float" office:value="92">
            <text:p>92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1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11]+[.E111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11]*[$Configuration.$B$3]*[$Configuration.$B$4]*[$Configuration.$B$5])-[$Configuration.$B$19]+[.G111]-[.K111]-([.R111]*[$Configuration.$B$3])-([.T111]*[$Configuration.$B$3])" office:value-type="float" office:value="786388">
            <text:p>786388</text:p>
          </table:table-cell>
          <table:table-cell table:formula="oooc:=[.H111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1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1];0;[.I111])+[.K111]+[$Configuration.$B$19]" office:value-type="float" office:value="786432">
            <text:p>786432</text:p>
          </table:table-cell>
          <table:table-cell table:formula="oooc:=CEILING([.O111];[$Configuration.$B$3])/[$Configuration.$B$3]" office:value-type="float" office:value="6144">
            <text:p>6144</text:p>
          </table:table-cell>
          <table:table-cell table:formula="oooc:=IF([.L111];IF([.K111]&gt;0;[$Configuration.$B$21]+[.K111];[$Configuration.$B$20]);0)" office:value-type="float" office:value="0">
            <text:p>0</text:p>
          </table:table-cell>
          <table:table-cell table:formula="oooc:=CEILING([.Q111];[$Configuration.$B$3])/[$Configuration.$B$3]" office:value-type="float" office:value="0">
            <text:p>0</text:p>
          </table:table-cell>
          <table:table-cell table:formula="oooc:=IF(AND([$Configuration.$B$27];[.L111];[.K111]&gt;0);[$Configuration.$B$22]+[.K111];0)" office:value-type="float" office:value="0">
            <text:p>0</text:p>
          </table:table-cell>
          <table:table-cell table:formula="oooc:=CEILING([.S111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11]+1" office:value-type="float" office:value="93">
            <text:p>93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2]+[.E112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12]*[$Configuration.$B$3]*[$Configuration.$B$4]*[$Configuration.$B$5])-[$Configuration.$B$19]+[.G112]-[.K112]-([.R112]*[$Configuration.$B$3])-([.T112]*[$Configuration.$B$3])" office:value-type="float" office:value="786389">
            <text:p>786389</text:p>
          </table:table-cell>
          <table:table-cell table:formula="oooc:=[.H112]" office:value-type="float" office:value="786389">
            <text:p>786389</text:p>
          </table:table-cell>
          <table:table-cell office:value-type="float" office:value="0">
            <text:p>0</text:p>
          </table:table-cell>
          <table:table-cell table:formula="oooc:=[.J11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2];0;[.I112])+[.K112]+[$Configuration.$B$19]" office:value-type="float" office:value="786433">
            <text:p>786433</text:p>
          </table:table-cell>
          <table:table-cell table:formula="oooc:=CEILING([.O112];[$Configuration.$B$3])/[$Configuration.$B$3]" office:value-type="float" office:value="6145">
            <text:p>6145</text:p>
          </table:table-cell>
          <table:table-cell table:formula="oooc:=IF([.L112];IF([.K112]&gt;0;[$Configuration.$B$21]+[.K112];[$Configuration.$B$20]);0)" office:value-type="float" office:value="0">
            <text:p>0</text:p>
          </table:table-cell>
          <table:table-cell table:formula="oooc:=CEILING([.Q112];[$Configuration.$B$3])/[$Configuration.$B$3]" office:value-type="float" office:value="0">
            <text:p>0</text:p>
          </table:table-cell>
          <table:table-cell table:formula="oooc:=IF(AND([$Configuration.$B$27];[.L112];[.K112]&gt;0);[$Configuration.$B$22]+[.K112];0)" office:value-type="float" office:value="0">
            <text:p>0</text:p>
          </table:table-cell>
          <table:table-cell table:formula="oooc:=CEILING([.S112];[$Configuration.$B$3])/[$Configuration.$B$3]" office:value-type="float" office:value="0">
            <text:p>0</text:p>
          </table:table-cell>
          <table:table-cell office:value-type="string">
            <text:p>24 pages + 1 byte</text:p>
          </table:table-cell>
        </table:table-row>
        <table:table-row table:style-name="ro2">
          <table:table-cell table:formula="oooc:=[.A112]+1" office:value-type="float" office:value="94">
            <text:p>94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3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3]+[.E113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13]*[$Configuration.$B$3]*[$Configuration.$B$4]*[$Configuration.$B$5])-[$Configuration.$B$19]+[.G113]-[.K113]-([.R113]*[$Configuration.$B$3])-([.T113]*[$Configuration.$B$3])" office:value-type="float" office:value="786132">
            <text:p>786132</text:p>
          </table:table-cell>
          <table:table-cell table:formula="oooc:=[.H113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1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3];0;[.I113])+[.K113]+[$Configuration.$B$19]" office:value-type="float" office:value="786432">
            <text:p>786432</text:p>
          </table:table-cell>
          <table:table-cell table:formula="oooc:=CEILING([.O113];[$Configuration.$B$3])/[$Configuration.$B$3]" office:value-type="float" office:value="6144">
            <text:p>6144</text:p>
          </table:table-cell>
          <table:table-cell table:formula="oooc:=IF([.L113];IF([.K113]&gt;0;[$Configuration.$B$21]+[.K113];[$Configuration.$B$20]);0)" office:value-type="float" office:value="0">
            <text:p>0</text:p>
          </table:table-cell>
          <table:table-cell table:formula="oooc:=CEILING([.Q113];[$Configuration.$B$3])/[$Configuration.$B$3]" office:value-type="float" office:value="0">
            <text:p>0</text:p>
          </table:table-cell>
          <table:table-cell table:formula="oooc:=IF(AND([$Configuration.$B$27];[.L113];[.K113]&gt;0);[$Configuration.$B$22]+[.K113];0)" office:value-type="float" office:value="0">
            <text:p>0</text:p>
          </table:table-cell>
          <table:table-cell table:formula="oooc:=CEILING([.S113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13]+1" office:value-type="float" office:value="95">
            <text:p>95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4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14]+[.E114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14]*[$Configuration.$B$3]*[$Configuration.$B$4]*[$Configuration.$B$5])-[$Configuration.$B$19]+[.G114]-[.K114]-([.R114]*[$Configuration.$B$3])-([.T114]*[$Configuration.$B$3])" office:value-type="float" office:value="786132">
            <text:p>786132</text:p>
          </table:table-cell>
          <table:table-cell table:formula="oooc:=[.H114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1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4];0;[.I114])+[.K114]+[$Configuration.$B$19]" office:value-type="float" office:value="786432">
            <text:p>786432</text:p>
          </table:table-cell>
          <table:table-cell table:formula="oooc:=CEILING([.O114];[$Configuration.$B$3])/[$Configuration.$B$3]" office:value-type="float" office:value="6144">
            <text:p>6144</text:p>
          </table:table-cell>
          <table:table-cell table:formula="oooc:=IF([.L114];IF([.K114]&gt;0;[$Configuration.$B$21]+[.K114];[$Configuration.$B$20]);0)" office:value-type="float" office:value="0">
            <text:p>0</text:p>
          </table:table-cell>
          <table:table-cell table:formula="oooc:=CEILING([.Q114];[$Configuration.$B$3])/[$Configuration.$B$3]" office:value-type="float" office:value="0">
            <text:p>0</text:p>
          </table:table-cell>
          <table:table-cell table:formula="oooc:=IF(AND([$Configuration.$B$27];[.L114];[.K114]&gt;0);[$Configuration.$B$22]+[.K114];0)" office:value-type="float" office:value="0">
            <text:p>0</text:p>
          </table:table-cell>
          <table:table-cell table:formula="oooc:=CEILING([.S114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14]+1" office:value-type="float" office:value="96">
            <text:p>96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5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5]+[.E115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15]*[$Configuration.$B$3]*[$Configuration.$B$4]*[$Configuration.$B$5])-[$Configuration.$B$19]+[.G115]-[.K115]-([.R115]*[$Configuration.$B$3])-([.T115]*[$Configuration.$B$3])" office:value-type="float" office:value="786133">
            <text:p>786133</text:p>
          </table:table-cell>
          <table:table-cell table:formula="oooc:=[.H115]" office:value-type="float" office:value="786133">
            <text:p>786133</text:p>
          </table:table-cell>
          <table:table-cell office:value-type="float" office:value="256">
            <text:p>256</text:p>
          </table:table-cell>
          <table:table-cell table:formula="oooc:=[.J11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5];0;[.I115])+[.K115]+[$Configuration.$B$19]" office:value-type="float" office:value="786433">
            <text:p>786433</text:p>
          </table:table-cell>
          <table:table-cell table:formula="oooc:=CEILING([.O115];[$Configuration.$B$3])/[$Configuration.$B$3]" office:value-type="float" office:value="6145">
            <text:p>6145</text:p>
          </table:table-cell>
          <table:table-cell table:formula="oooc:=IF([.L115];IF([.K115]&gt;0;[$Configuration.$B$21]+[.K115];[$Configuration.$B$20]);0)" office:value-type="float" office:value="0">
            <text:p>0</text:p>
          </table:table-cell>
          <table:table-cell table:formula="oooc:=CEILING([.Q115];[$Configuration.$B$3])/[$Configuration.$B$3]" office:value-type="float" office:value="0">
            <text:p>0</text:p>
          </table:table-cell>
          <table:table-cell table:formula="oooc:=IF(AND([$Configuration.$B$27];[.L115];[.K115]&gt;0);[$Configuration.$B$22]+[.K115];0)" office:value-type="float" office:value="0">
            <text:p>0</text:p>
          </table:table-cell>
          <table:table-cell table:formula="oooc:=CEILING([.S115];[$Configuration.$B$3])/[$Configuration.$B$3]" office:value-type="float" office:value="0">
            <text:p>0</text:p>
          </table:table-cell>
          <table:table-cell office:value-type="string">
            <text:p>24 pages + 1 byte [txn]</text:p>
          </table:table-cell>
        </table:table-row>
        <table:table-row table:style-name="ro2">
          <table:table-cell table:formula="oooc:=[.A115]+1" office:value-type="float" office:value="97">
            <text:p>97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6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16]+[.E116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16]*[$Configuration.$B$3]*[$Configuration.$B$4]*[$Configuration.$B$5])-[$Configuration.$B$19]+[.G116]-[.K116]-([.R116]*[$Configuration.$B$3])-([.T116]*[$Configuration.$B$3])" office:value-type="float" office:value="786260">
            <text:p>786260</text:p>
          </table:table-cell>
          <table:table-cell table:formula="oooc:=[.H116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1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6];0;[.I116])+[.K116]+[$Configuration.$B$19]" office:value-type="float" office:value="786304">
            <text:p>786304</text:p>
          </table:table-cell>
          <table:table-cell table:formula="oooc:=CEILING([.O116];[$Configuration.$B$3])/[$Configuration.$B$3]" office:value-type="float" office:value="6143">
            <text:p>6143</text:p>
          </table:table-cell>
          <table:table-cell table:formula="oooc:=IF([.L116];IF([.K116]&gt;0;[$Configuration.$B$21]+[.K116];[$Configuration.$B$20]);0)" office:value-type="float" office:value="32">
            <text:p>32</text:p>
          </table:table-cell>
          <table:table-cell table:formula="oooc:=CEILING([.Q116];[$Configuration.$B$3])/[$Configuration.$B$3]" office:value-type="float" office:value="1">
            <text:p>1</text:p>
          </table:table-cell>
          <table:table-cell table:formula="oooc:=IF(AND([$Configuration.$B$27];[.L116];[.K116]&gt;0);[$Configuration.$B$22]+[.K116];0)" office:value-type="float" office:value="0">
            <text:p>0</text:p>
          </table:table-cell>
          <table:table-cell table:formula="oooc:=CEILING([.S116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16]+1" office:value-type="float" office:value="98">
            <text:p>98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7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17]+[.E117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17]*[$Configuration.$B$3]*[$Configuration.$B$4]*[$Configuration.$B$5])-[$Configuration.$B$19]+[.G117]-[.K117]-([.R117]*[$Configuration.$B$3])-([.T117]*[$Configuration.$B$3])" office:value-type="float" office:value="786260">
            <text:p>786260</text:p>
          </table:table-cell>
          <table:table-cell table:formula="oooc:=[.H117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1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7];0;[.I117])+[.K117]+[$Configuration.$B$19]" office:value-type="float" office:value="786304">
            <text:p>786304</text:p>
          </table:table-cell>
          <table:table-cell table:formula="oooc:=CEILING([.O117];[$Configuration.$B$3])/[$Configuration.$B$3]" office:value-type="float" office:value="6143">
            <text:p>6143</text:p>
          </table:table-cell>
          <table:table-cell table:formula="oooc:=IF([.L117];IF([.K117]&gt;0;[$Configuration.$B$21]+[.K117];[$Configuration.$B$20]);0)" office:value-type="float" office:value="32">
            <text:p>32</text:p>
          </table:table-cell>
          <table:table-cell table:formula="oooc:=CEILING([.Q117];[$Configuration.$B$3])/[$Configuration.$B$3]" office:value-type="float" office:value="1">
            <text:p>1</text:p>
          </table:table-cell>
          <table:table-cell table:formula="oooc:=IF(AND([$Configuration.$B$27];[.L117];[.K117]&gt;0);[$Configuration.$B$22]+[.K117];0)" office:value-type="float" office:value="0">
            <text:p>0</text:p>
          </table:table-cell>
          <table:table-cell table:formula="oooc:=CEILING([.S117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17]+1" office:value-type="float" office:value="99">
            <text:p>99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8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18]+[.E118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18]*[$Configuration.$B$3]*[$Configuration.$B$4]*[$Configuration.$B$5])-[$Configuration.$B$19]+[.G118]-[.K118]-([.R118]*[$Configuration.$B$3])-([.T118]*[$Configuration.$B$3])" office:value-type="float" office:value="786261">
            <text:p>786261</text:p>
          </table:table-cell>
          <table:table-cell table:formula="oooc:=[.H118]" office:value-type="float" office:value="786261">
            <text:p>786261</text:p>
          </table:table-cell>
          <table:table-cell office:value-type="float" office:value="0">
            <text:p>0</text:p>
          </table:table-cell>
          <table:table-cell table:formula="oooc:=[.J118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8];0;[.I118])+[.K118]+[$Configuration.$B$19]" office:value-type="float" office:value="786305">
            <text:p>786305</text:p>
          </table:table-cell>
          <table:table-cell table:formula="oooc:=CEILING([.O118];[$Configuration.$B$3])/[$Configuration.$B$3]" office:value-type="float" office:value="6144">
            <text:p>6144</text:p>
          </table:table-cell>
          <table:table-cell table:formula="oooc:=IF([.L118];IF([.K118]&gt;0;[$Configuration.$B$21]+[.K118];[$Configuration.$B$20]);0)" office:value-type="float" office:value="32">
            <text:p>32</text:p>
          </table:table-cell>
          <table:table-cell table:formula="oooc:=CEILING([.Q118];[$Configuration.$B$3])/[$Configuration.$B$3]" office:value-type="float" office:value="1">
            <text:p>1</text:p>
          </table:table-cell>
          <table:table-cell table:formula="oooc:=IF(AND([$Configuration.$B$27];[.L118];[.K118]&gt;0);[$Configuration.$B$22]+[.K118];0)" office:value-type="float" office:value="0">
            <text:p>0</text:p>
          </table:table-cell>
          <table:table-cell table:formula="oooc:=CEILING([.S118];[$Configuration.$B$3])/[$Configuration.$B$3]" office:value-type="float" office:value="0">
            <text:p>0</text:p>
          </table:table-cell>
          <table:table-cell office:value-type="string">
            <text:p>24 pages incl deq + 1 byte [deq]</text:p>
          </table:table-cell>
        </table:table-row>
        <table:table-row table:style-name="ro2">
          <table:table-cell table:formula="oooc:=[.A118]+1" office:value-type="float" office:value="100">
            <text:p>100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9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19]+[.E119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19]*[$Configuration.$B$3]*[$Configuration.$B$4]*[$Configuration.$B$5])-[$Configuration.$B$19]+[.G119]-[.K119]-([.R119]*[$Configuration.$B$3])-([.T119]*[$Configuration.$B$3])" office:value-type="float" office:value="785364">
            <text:p>785364</text:p>
          </table:table-cell>
          <table:table-cell table:formula="oooc:=[.H119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19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9];0;[.I119])+[.K119]+[$Configuration.$B$19]" office:value-type="float" office:value="785664">
            <text:p>785664</text:p>
          </table:table-cell>
          <table:table-cell table:formula="oooc:=CEILING([.O119];[$Configuration.$B$3])/[$Configuration.$B$3]" office:value-type="float" office:value="6138">
            <text:p>6138</text:p>
          </table:table-cell>
          <table:table-cell table:formula="oooc:=IF([.L119];IF([.K119]&gt;0;[$Configuration.$B$21]+[.K119];[$Configuration.$B$20]);0)" office:value-type="float" office:value="300">
            <text:p>300</text:p>
          </table:table-cell>
          <table:table-cell table:formula="oooc:=CEILING([.Q119];[$Configuration.$B$3])/[$Configuration.$B$3]" office:value-type="float" office:value="3">
            <text:p>3</text:p>
          </table:table-cell>
          <table:table-cell table:formula="oooc:=IF(AND([$Configuration.$B$27];[.L119];[.K119]&gt;0);[$Configuration.$B$22]+[.K119];0)" office:value-type="float" office:value="292">
            <text:p>292</text:p>
          </table:table-cell>
          <table:table-cell table:formula="oooc:=CEILING([.S119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19]+1" office:value-type="float" office:value="101">
            <text:p>101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20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20]+[.E120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20]*[$Configuration.$B$3]*[$Configuration.$B$4]*[$Configuration.$B$5])-[$Configuration.$B$19]+[.G120]-[.K120]-([.R120]*[$Configuration.$B$3])-([.T120]*[$Configuration.$B$3])" office:value-type="float" office:value="785364">
            <text:p>785364</text:p>
          </table:table-cell>
          <table:table-cell table:formula="oooc:=[.H120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2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0];0;[.I120])+[.K120]+[$Configuration.$B$19]" office:value-type="float" office:value="785664">
            <text:p>785664</text:p>
          </table:table-cell>
          <table:table-cell table:formula="oooc:=CEILING([.O120];[$Configuration.$B$3])/[$Configuration.$B$3]" office:value-type="float" office:value="6138">
            <text:p>6138</text:p>
          </table:table-cell>
          <table:table-cell table:formula="oooc:=IF([.L120];IF([.K120]&gt;0;[$Configuration.$B$21]+[.K120];[$Configuration.$B$20]);0)" office:value-type="float" office:value="300">
            <text:p>300</text:p>
          </table:table-cell>
          <table:table-cell table:formula="oooc:=CEILING([.Q120];[$Configuration.$B$3])/[$Configuration.$B$3]" office:value-type="float" office:value="3">
            <text:p>3</text:p>
          </table:table-cell>
          <table:table-cell table:formula="oooc:=IF(AND([$Configuration.$B$27];[.L120];[.K120]&gt;0);[$Configuration.$B$22]+[.K120];0)" office:value-type="float" office:value="292">
            <text:p>292</text:p>
          </table:table-cell>
          <table:table-cell table:formula="oooc:=CEILING([.S120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20]+1" office:value-type="float" office:value="102">
            <text:p>102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21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21]+[.E12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21]*[$Configuration.$B$3]*[$Configuration.$B$4]*[$Configuration.$B$5])-[$Configuration.$B$19]+[.G121]-[.K121]-([.R121]*[$Configuration.$B$3])-([.T121]*[$Configuration.$B$3])" office:value-type="float" office:value="785365">
            <text:p>785365</text:p>
          </table:table-cell>
          <table:table-cell table:formula="oooc:=[.H121]" office:value-type="float" office:value="785365">
            <text:p>785365</text:p>
          </table:table-cell>
          <table:table-cell office:value-type="float" office:value="256">
            <text:p>256</text:p>
          </table:table-cell>
          <table:table-cell table:formula="oooc:=[.J12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1];0;[.I121])+[.K121]+[$Configuration.$B$19]" office:value-type="float" office:value="785665">
            <text:p>785665</text:p>
          </table:table-cell>
          <table:table-cell table:formula="oooc:=CEILING([.O121];[$Configuration.$B$3])/[$Configuration.$B$3]" office:value-type="float" office:value="6139">
            <text:p>6139</text:p>
          </table:table-cell>
          <table:table-cell table:formula="oooc:=IF([.L121];IF([.K121]&gt;0;[$Configuration.$B$21]+[.K121];[$Configuration.$B$20]);0)" office:value-type="float" office:value="300">
            <text:p>300</text:p>
          </table:table-cell>
          <table:table-cell table:formula="oooc:=CEILING([.Q121];[$Configuration.$B$3])/[$Configuration.$B$3]" office:value-type="float" office:value="3">
            <text:p>3</text:p>
          </table:table-cell>
          <table:table-cell table:formula="oooc:=IF(AND([$Configuration.$B$27];[.L121];[.K121]&gt;0);[$Configuration.$B$22]+[.K121];0)" office:value-type="float" office:value="292">
            <text:p>292</text:p>
          </table:table-cell>
          <table:table-cell table:formula="oooc:=CEILING([.S121];[$Configuration.$B$3])/[$Configuration.$B$3]" office:value-type="float" office:value="3">
            <text:p>3</text:p>
          </table:table-cell>
          <table:table-cell office:value-type="string">
            <text:p>24 pages incl deq &amp; txn + 1 byte [deq txn]</text:p>
          </table:table-cell>
        </table:table-row>
        <table:table-row table:style-name="ro2">
          <table:table-cell table:formula="oooc:=[.A121]+1" office:value-type="float" office:value="103">
            <text:p>103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2]+[.E122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22]*[$Configuration.$B$3]*[$Configuration.$B$4]*[$Configuration.$B$5])-[$Configuration.$B$19]+[.G122]-[.K122]-([.R122]*[$Configuration.$B$3])-([.T122]*[$Configuration.$B$3])" office:value-type="float" office:value="786260">
            <text:p>786260</text:p>
          </table:table-cell>
          <table:table-cell table:formula="oooc:=[.H122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2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2];0;[.I122])+[.K122]+[$Configuration.$B$19]" office:value-type="float" office:value="786304">
            <text:p>786304</text:p>
          </table:table-cell>
          <table:table-cell table:formula="oooc:=CEILING([.O122];[$Configuration.$B$3])/[$Configuration.$B$3]" office:value-type="float" office:value="6143">
            <text:p>6143</text:p>
          </table:table-cell>
          <table:table-cell table:formula="oooc:=IF([.L122];IF([.K122]&gt;0;[$Configuration.$B$21]+[.K122];[$Configuration.$B$20]);0)" office:value-type="float" office:value="32">
            <text:p>32</text:p>
          </table:table-cell>
          <table:table-cell table:formula="oooc:=CEILING([.Q122];[$Configuration.$B$3])/[$Configuration.$B$3]" office:value-type="float" office:value="1">
            <text:p>1</text:p>
          </table:table-cell>
          <table:table-cell table:formula="oooc:=IF(AND([$Configuration.$B$27];[.L122];[.K122]&gt;0);[$Configuration.$B$22]+[.K122];0)" office:value-type="float" office:value="0">
            <text:p>0</text:p>
          </table:table-cell>
          <table:table-cell table:formula="oooc:=CEILING([.S122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22]+1" office:value-type="float" office:value="104">
            <text:p>104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3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23]+[.E123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23]*[$Configuration.$B$3]*[$Configuration.$B$4]*[$Configuration.$B$5])-[$Configuration.$B$19]+[.G123]-[.K123]-([.R123]*[$Configuration.$B$3])-([.T123]*[$Configuration.$B$3])" office:value-type="float" office:value="786260">
            <text:p>786260</text:p>
          </table:table-cell>
          <table:table-cell table:formula="oooc:=[.H123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23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3];0;[.I123])+[.K123]+[$Configuration.$B$19]" office:value-type="float" office:value="786304">
            <text:p>786304</text:p>
          </table:table-cell>
          <table:table-cell table:formula="oooc:=CEILING([.O123];[$Configuration.$B$3])/[$Configuration.$B$3]" office:value-type="float" office:value="6143">
            <text:p>6143</text:p>
          </table:table-cell>
          <table:table-cell table:formula="oooc:=IF([.L123];IF([.K123]&gt;0;[$Configuration.$B$21]+[.K123];[$Configuration.$B$20]);0)" office:value-type="float" office:value="32">
            <text:p>32</text:p>
          </table:table-cell>
          <table:table-cell table:formula="oooc:=CEILING([.Q123];[$Configuration.$B$3])/[$Configuration.$B$3]" office:value-type="float" office:value="1">
            <text:p>1</text:p>
          </table:table-cell>
          <table:table-cell table:formula="oooc:=IF(AND([$Configuration.$B$27];[.L123];[.K123]&gt;0);[$Configuration.$B$22]+[.K123];0)" office:value-type="float" office:value="0">
            <text:p>0</text:p>
          </table:table-cell>
          <table:table-cell table:formula="oooc:=CEILING([.S123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23]+1" office:value-type="float" office:value="105">
            <text:p>105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4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4]+[.E124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24]*[$Configuration.$B$3]*[$Configuration.$B$4]*[$Configuration.$B$5])-[$Configuration.$B$19]+[.G124]-[.K124]-([.R124]*[$Configuration.$B$3])-([.T124]*[$Configuration.$B$3])" office:value-type="float" office:value="786261">
            <text:p>786261</text:p>
          </table:table-cell>
          <table:table-cell table:formula="oooc:=[.H124]" office:value-type="float" office:value="786261">
            <text:p>786261</text:p>
          </table:table-cell>
          <table:table-cell office:value-type="float" office:value="0">
            <text:p>0</text:p>
          </table:table-cell>
          <table:table-cell table:formula="oooc:=[.J124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4];0;[.I124])+[.K124]+[$Configuration.$B$19]" office:value-type="float" office:value="786305">
            <text:p>786305</text:p>
          </table:table-cell>
          <table:table-cell table:formula="oooc:=CEILING([.O124];[$Configuration.$B$3])/[$Configuration.$B$3]" office:value-type="float" office:value="6144">
            <text:p>6144</text:p>
          </table:table-cell>
          <table:table-cell table:formula="oooc:=IF([.L124];IF([.K124]&gt;0;[$Configuration.$B$21]+[.K124];[$Configuration.$B$20]);0)" office:value-type="float" office:value="32">
            <text:p>32</text:p>
          </table:table-cell>
          <table:table-cell table:formula="oooc:=CEILING([.Q124];[$Configuration.$B$3])/[$Configuration.$B$3]" office:value-type="float" office:value="1">
            <text:p>1</text:p>
          </table:table-cell>
          <table:table-cell table:formula="oooc:=IF(AND([$Configuration.$B$27];[.L124];[.K124]&gt;0);[$Configuration.$B$22]+[.K124];0)" office:value-type="float" office:value="0">
            <text:p>0</text:p>
          </table:table-cell>
          <table:table-cell table:formula="oooc:=CEILING([.S124];[$Configuration.$B$3])/[$Configuration.$B$3]" office:value-type="float" office:value="0">
            <text:p>0</text:p>
          </table:table-cell>
          <table:table-cell office:value-type="string">
            <text:p>24 pages incl deq + 1 byte [deq]</text:p>
          </table:table-cell>
        </table:table-row>
        <table:table-row table:style-name="ro2">
          <table:table-cell table:formula="oooc:=[.A124]+1" office:value-type="float" office:value="106">
            <text:p>106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5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5]+[.E125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25]*[$Configuration.$B$3]*[$Configuration.$B$4]*[$Configuration.$B$5])-[$Configuration.$B$19]+[.G125]-[.K125]-([.R125]*[$Configuration.$B$3])-([.T125]*[$Configuration.$B$3])" office:value-type="float" office:value="785364">
            <text:p>785364</text:p>
          </table:table-cell>
          <table:table-cell table:formula="oooc:=[.H125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25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5];0;[.I125])+[.K125]+[$Configuration.$B$19]" office:value-type="float" office:value="785664">
            <text:p>785664</text:p>
          </table:table-cell>
          <table:table-cell table:formula="oooc:=CEILING([.O125];[$Configuration.$B$3])/[$Configuration.$B$3]" office:value-type="float" office:value="6138">
            <text:p>6138</text:p>
          </table:table-cell>
          <table:table-cell table:formula="oooc:=IF([.L125];IF([.K125]&gt;0;[$Configuration.$B$21]+[.K125];[$Configuration.$B$20]);0)" office:value-type="float" office:value="300">
            <text:p>300</text:p>
          </table:table-cell>
          <table:table-cell table:formula="oooc:=CEILING([.Q125];[$Configuration.$B$3])/[$Configuration.$B$3]" office:value-type="float" office:value="3">
            <text:p>3</text:p>
          </table:table-cell>
          <table:table-cell table:formula="oooc:=IF(AND([$Configuration.$B$27];[.L125];[.K125]&gt;0);[$Configuration.$B$22]+[.K125];0)" office:value-type="float" office:value="292">
            <text:p>292</text:p>
          </table:table-cell>
          <table:table-cell table:formula="oooc:=CEILING([.S125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25]+1" office:value-type="float" office:value="107">
            <text:p>107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6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26]+[.E126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26]*[$Configuration.$B$3]*[$Configuration.$B$4]*[$Configuration.$B$5])-[$Configuration.$B$19]+[.G126]-[.K126]-([.R126]*[$Configuration.$B$3])-([.T126]*[$Configuration.$B$3])" office:value-type="float" office:value="785364">
            <text:p>785364</text:p>
          </table:table-cell>
          <table:table-cell table:formula="oooc:=[.H126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26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6];0;[.I126])+[.K126]+[$Configuration.$B$19]" office:value-type="float" office:value="785664">
            <text:p>785664</text:p>
          </table:table-cell>
          <table:table-cell table:formula="oooc:=CEILING([.O126];[$Configuration.$B$3])/[$Configuration.$B$3]" office:value-type="float" office:value="6138">
            <text:p>6138</text:p>
          </table:table-cell>
          <table:table-cell table:formula="oooc:=IF([.L126];IF([.K126]&gt;0;[$Configuration.$B$21]+[.K126];[$Configuration.$B$20]);0)" office:value-type="float" office:value="300">
            <text:p>300</text:p>
          </table:table-cell>
          <table:table-cell table:formula="oooc:=CEILING([.Q126];[$Configuration.$B$3])/[$Configuration.$B$3]" office:value-type="float" office:value="3">
            <text:p>3</text:p>
          </table:table-cell>
          <table:table-cell table:formula="oooc:=IF(AND([$Configuration.$B$27];[.L126];[.K126]&gt;0);[$Configuration.$B$22]+[.K126];0)" office:value-type="float" office:value="292">
            <text:p>292</text:p>
          </table:table-cell>
          <table:table-cell table:formula="oooc:=CEILING([.S126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26]+1" office:value-type="float" office:value="108">
            <text:p>108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7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7]+[.E127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27]*[$Configuration.$B$3]*[$Configuration.$B$4]*[$Configuration.$B$5])-[$Configuration.$B$19]+[.G127]-[.K127]-([.R127]*[$Configuration.$B$3])-([.T127]*[$Configuration.$B$3])" office:value-type="float" office:value="785365">
            <text:p>785365</text:p>
          </table:table-cell>
          <table:table-cell table:formula="oooc:=[.H127]" office:value-type="float" office:value="785365">
            <text:p>785365</text:p>
          </table:table-cell>
          <table:table-cell office:value-type="float" office:value="256">
            <text:p>256</text:p>
          </table:table-cell>
          <table:table-cell table:formula="oooc:=[.J127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7];0;[.I127])+[.K127]+[$Configuration.$B$19]" office:value-type="float" office:value="785665">
            <text:p>785665</text:p>
          </table:table-cell>
          <table:table-cell table:formula="oooc:=CEILING([.O127];[$Configuration.$B$3])/[$Configuration.$B$3]" office:value-type="float" office:value="6139">
            <text:p>6139</text:p>
          </table:table-cell>
          <table:table-cell table:formula="oooc:=IF([.L127];IF([.K127]&gt;0;[$Configuration.$B$21]+[.K127];[$Configuration.$B$20]);0)" office:value-type="float" office:value="300">
            <text:p>300</text:p>
          </table:table-cell>
          <table:table-cell table:formula="oooc:=CEILING([.Q127];[$Configuration.$B$3])/[$Configuration.$B$3]" office:value-type="float" office:value="3">
            <text:p>3</text:p>
          </table:table-cell>
          <table:table-cell table:formula="oooc:=IF(AND([$Configuration.$B$27];[.L127];[.K127]&gt;0);[$Configuration.$B$22]+[.K127];0)" office:value-type="float" office:value="292">
            <text:p>292</text:p>
          </table:table-cell>
          <table:table-cell table:formula="oooc:=CEILING([.S127];[$Configuration.$B$3])/[$Configuration.$B$3]" office:value-type="float" office:value="3">
            <text:p>3</text:p>
          </table:table-cell>
          <table:table-cell office:value-type="string">
            <text:p>24 pages incl deq &amp; txn + 1 byte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Multi-page messages (large messages) - tests various paths in encoder.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127]+1" office:value-type="float" office:value="109">
            <text:p>10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0]+[.E13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30]*[$Configuration.$B$3]*[$Configuration.$B$4]*[$Configuration.$B$11])-[$Configuration.$B$19]+[.G130]-[.K130]-([.R130]*[$Configuration.$B$3])-([.T130]*[$Configuration.$B$3])" office:value-type="float" office:value="32724">
            <text:p>32724</text:p>
          </table:table-cell>
          <table:table-cell table:formula="oooc:=[.H130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13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0];0;[.I130])+[.K130]+[$Configuration.$B$19]" office:value-type="float" office:value="32768">
            <text:p>32768</text:p>
          </table:table-cell>
          <table:table-cell table:formula="oooc:=CEILING([.O130];[$Configuration.$B$3])/[$Configuration.$B$3]" office:value-type="float" office:value="256">
            <text:p>256</text:p>
          </table:table-cell>
          <table:table-cell table:formula="oooc:=IF([.L130];IF([.K130]&gt;0;[$Configuration.$B$21]+[.K130];[$Configuration.$B$20]);0)" office:value-type="float" office:value="0">
            <text:p>0</text:p>
          </table:table-cell>
          <table:table-cell table:formula="oooc:=CEILING([.Q130];[$Configuration.$B$3])/[$Configuration.$B$3]" office:value-type="float" office:value="0">
            <text:p>0</text:p>
          </table:table-cell>
          <table:table-cell table:formula="oooc:=IF(AND([$Configuration.$B$27];[.L130];[.K130]&gt;0);[$Configuration.$B$22]+[.K130];0)" office:value-type="float" office:value="0">
            <text:p>0</text:p>
          </table:table-cell>
          <table:table-cell table:formula="oooc:=CEILING([.S130];[$Configuration.$B$3])/[$Configuration.$B$3]" office:value-type="float" office:value="0">
            <text:p>0</text:p>
          </table:table-cell>
          <table:table-cell office:value-type="string">
            <text:p>data 1 page</text:p>
          </table:table-cell>
        </table:table-row>
        <table:table-row table:style-name="ro2">
          <table:table-cell table:formula="oooc:=[.A130]+1" office:value-type="float" office:value="110">
            <text:p>11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1]+[.E13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31]*[$Configuration.$B$3]*[$Configuration.$B$4]*[$Configuration.$B$11])-[$Configuration.$B$19]+[.G131]-[.K131]-([.R131]*[$Configuration.$B$3])-([.T131]*[$Configuration.$B$3])" office:value-type="float" office:value="32725">
            <text:p>32725</text:p>
          </table:table-cell>
          <table:table-cell table:formula="oooc:=[.H131]" office:value-type="float" office:value="32725">
            <text:p>32725</text:p>
          </table:table-cell>
          <table:table-cell office:value-type="float" office:value="0">
            <text:p>0</text:p>
          </table:table-cell>
          <table:table-cell table:formula="oooc:=[.J13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1];0;[.I131])+[.K131]+[$Configuration.$B$19]" office:value-type="float" office:value="32769">
            <text:p>32769</text:p>
          </table:table-cell>
          <table:table-cell table:formula="oooc:=CEILING([.O131];[$Configuration.$B$3])/[$Configuration.$B$3]" office:value-type="float" office:value="257">
            <text:p>257</text:p>
          </table:table-cell>
          <table:table-cell table:formula="oooc:=IF([.L131];IF([.K131]&gt;0;[$Configuration.$B$21]+[.K131];[$Configuration.$B$20]);0)" office:value-type="float" office:value="0">
            <text:p>0</text:p>
          </table:table-cell>
          <table:table-cell table:formula="oooc:=CEILING([.Q131];[$Configuration.$B$3])/[$Configuration.$B$3]" office:value-type="float" office:value="0">
            <text:p>0</text:p>
          </table:table-cell>
          <table:table-cell table:formula="oooc:=IF(AND([$Configuration.$B$27];[.L131];[.K131]&gt;0);[$Configuration.$B$22]+[.K131];0)" office:value-type="float" office:value="0">
            <text:p>0</text:p>
          </table:table-cell>
          <table:table-cell table:formula="oooc:=CEILING([.S131];[$Configuration.$B$3])/[$Configuration.$B$3]" office:value-type="float" office:value="0">
            <text:p>0</text:p>
          </table:table-cell>
          <table:table-cell office:value-type="string">
            <text:p>data 1 page + 1 byte (tail split; 1 byte over page boundary)</text:p>
          </table:table-cell>
        </table:table-row>
        <table:table-row table:style-name="ro2">
          <table:table-cell table:formula="oooc:=[.A131]+1" office:value-type="float" office:value="111">
            <text:p>11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2]+[.E132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32]*[$Configuration.$B$3]*[$Configuration.$B$4]*[$Configuration.$B$11])-[$Configuration.$B$19]+[.G132]-[.K132]-([.R132]*[$Configuration.$B$3])-([.T132]*[$Configuration.$B$3])" office:value-type="float" office:value="32735">
            <text:p>32735</text:p>
          </table:table-cell>
          <table:table-cell table:formula="oooc:=[.H132]" office:value-type="float" office:value="32735">
            <text:p>32735</text:p>
          </table:table-cell>
          <table:table-cell office:value-type="float" office:value="0">
            <text:p>0</text:p>
          </table:table-cell>
          <table:table-cell table:formula="oooc:=[.J13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2];0;[.I132])+[.K132]+[$Configuration.$B$19]" office:value-type="float" office:value="32779">
            <text:p>32779</text:p>
          </table:table-cell>
          <table:table-cell table:formula="oooc:=CEILING([.O132];[$Configuration.$B$3])/[$Configuration.$B$3]" office:value-type="float" office:value="257">
            <text:p>257</text:p>
          </table:table-cell>
          <table:table-cell table:formula="oooc:=IF([.L132];IF([.K132]&gt;0;[$Configuration.$B$21]+[.K132];[$Configuration.$B$20]);0)" office:value-type="float" office:value="0">
            <text:p>0</text:p>
          </table:table-cell>
          <table:table-cell table:formula="oooc:=CEILING([.Q132];[$Configuration.$B$3])/[$Configuration.$B$3]" office:value-type="float" office:value="0">
            <text:p>0</text:p>
          </table:table-cell>
          <table:table-cell table:formula="oooc:=IF(AND([$Configuration.$B$27];[.L132];[.K132]&gt;0);[$Configuration.$B$22]+[.K132];0)" office:value-type="float" office:value="0">
            <text:p>0</text:p>
          </table:table-cell>
          <table:table-cell table:formula="oooc:=CEILING([.S132];[$Configuration.$B$3])/[$Configuration.$B$3]" office:value-type="float" office:value="0">
            <text:p>0</text:p>
          </table:table-cell>
          <table:table-cell office:value-type="string">
            <text:p>data 1 page + 11 bytes (tail split; 11 bytes over page boundary)</text:p>
          </table:table-cell>
        </table:table-row>
        <table:table-row table:style-name="ro2">
          <table:table-cell table:formula="oooc:=[.A132]+1" office:value-type="float" office:value="112">
            <text:p>11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3]+[.E133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33]*[$Configuration.$B$3]*[$Configuration.$B$4]*[$Configuration.$B$11])-[$Configuration.$B$19]+[.G133]-[.K133]-([.R133]*[$Configuration.$B$3])-([.T133]*[$Configuration.$B$3])" office:value-type="float" office:value="32736">
            <text:p>32736</text:p>
          </table:table-cell>
          <table:table-cell table:formula="oooc:=[.H133]" office:value-type="float" office:value="32736">
            <text:p>32736</text:p>
          </table:table-cell>
          <table:table-cell office:value-type="float" office:value="0">
            <text:p>0</text:p>
          </table:table-cell>
          <table:table-cell table:formula="oooc:=[.J13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3];0;[.I133])+[.K133]+[$Configuration.$B$19]" office:value-type="float" office:value="32780">
            <text:p>32780</text:p>
          </table:table-cell>
          <table:table-cell table:formula="oooc:=CEILING([.O133];[$Configuration.$B$3])/[$Configuration.$B$3]" office:value-type="float" office:value="257">
            <text:p>257</text:p>
          </table:table-cell>
          <table:table-cell table:formula="oooc:=IF([.L133];IF([.K133]&gt;0;[$Configuration.$B$21]+[.K133];[$Configuration.$B$20]);0)" office:value-type="float" office:value="0">
            <text:p>0</text:p>
          </table:table-cell>
          <table:table-cell table:formula="oooc:=CEILING([.Q133];[$Configuration.$B$3])/[$Configuration.$B$3]" office:value-type="float" office:value="0">
            <text:p>0</text:p>
          </table:table-cell>
          <table:table-cell table:formula="oooc:=IF(AND([$Configuration.$B$27];[.L133];[.K133]&gt;0);[$Configuration.$B$22]+[.K133];0)" office:value-type="float" office:value="0">
            <text:p>0</text:p>
          </table:table-cell>
          <table:table-cell table:formula="oooc:=CEILING([.S133];[$Configuration.$B$3])/[$Configuration.$B$3]" office:value-type="float" office:value="0">
            <text:p>0</text:p>
          </table:table-cell>
          <table:table-cell office:value-type="string">
            <text:p>data 1 page + 12 bytes (tail separated exactly onto next page)</text:p>
          </table:table-cell>
        </table:table-row>
        <table:table-row table:style-name="ro2">
          <table:table-cell table:formula="oooc:=[.A133]+1" office:value-type="float" office:value="113">
            <text:p>11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4]+[.E134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34]*[$Configuration.$B$3]*[$Configuration.$B$4]*[$Configuration.$B$11])-[$Configuration.$B$19]+[.G134]-[.K134]-([.R134]*[$Configuration.$B$3])-([.T134]*[$Configuration.$B$3])" office:value-type="float" office:value="32737">
            <text:p>32737</text:p>
          </table:table-cell>
          <table:table-cell table:formula="oooc:=[.H134]" office:value-type="float" office:value="32737">
            <text:p>32737</text:p>
          </table:table-cell>
          <table:table-cell office:value-type="float" office:value="0">
            <text:p>0</text:p>
          </table:table-cell>
          <table:table-cell table:formula="oooc:=[.J13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4];0;[.I134])+[.K134]+[$Configuration.$B$19]" office:value-type="float" office:value="32781">
            <text:p>32781</text:p>
          </table:table-cell>
          <table:table-cell table:formula="oooc:=CEILING([.O134];[$Configuration.$B$3])/[$Configuration.$B$3]" office:value-type="float" office:value="257">
            <text:p>257</text:p>
          </table:table-cell>
          <table:table-cell table:formula="oooc:=IF([.L134];IF([.K134]&gt;0;[$Configuration.$B$21]+[.K134];[$Configuration.$B$20]);0)" office:value-type="float" office:value="0">
            <text:p>0</text:p>
          </table:table-cell>
          <table:table-cell table:formula="oooc:=CEILING([.Q134];[$Configuration.$B$3])/[$Configuration.$B$3]" office:value-type="float" office:value="0">
            <text:p>0</text:p>
          </table:table-cell>
          <table:table-cell table:formula="oooc:=IF(AND([$Configuration.$B$27];[.L134];[.K134]&gt;0);[$Configuration.$B$22]+[.K134];0)" office:value-type="float" office:value="0">
            <text:p>0</text:p>
          </table:table-cell>
          <table:table-cell table:formula="oooc:=CEILING([.S134];[$Configuration.$B$3])/[$Configuration.$B$3]" office:value-type="float" office:value="0">
            <text:p>0</text:p>
          </table:table-cell>
          <table:table-cell office:value-type="string">
            <text:p>data 1 page + 13 bytes (data split; 1 byte over page boundary)</text:p>
          </table:table-cell>
        </table:table-row>
        <table:table-row table:style-name="ro2">
          <table:table-cell table:formula="oooc:=[.A134]+1" office:value-type="float" office:value="114">
            <text:p>11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5]+[.E135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35]*[$Configuration.$B$3]*[$Configuration.$B$4]*[$Configuration.$B$11])-[$Configuration.$B$19]+[.G135]-[.K135]-([.R135]*[$Configuration.$B$3])-([.T135]*[$Configuration.$B$3])" office:value-type="float" office:value="32468">
            <text:p>32468</text:p>
          </table:table-cell>
          <table:table-cell table:formula="oooc:=[.H135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13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5];0;[.I135])+[.K135]+[$Configuration.$B$19]" office:value-type="float" office:value="32768">
            <text:p>32768</text:p>
          </table:table-cell>
          <table:table-cell table:formula="oooc:=CEILING([.O135];[$Configuration.$B$3])/[$Configuration.$B$3]" office:value-type="float" office:value="256">
            <text:p>256</text:p>
          </table:table-cell>
          <table:table-cell table:formula="oooc:=IF([.L135];IF([.K135]&gt;0;[$Configuration.$B$21]+[.K135];[$Configuration.$B$20]);0)" office:value-type="float" office:value="0">
            <text:p>0</text:p>
          </table:table-cell>
          <table:table-cell table:formula="oooc:=CEILING([.Q135];[$Configuration.$B$3])/[$Configuration.$B$3]" office:value-type="float" office:value="0">
            <text:p>0</text:p>
          </table:table-cell>
          <table:table-cell table:formula="oooc:=IF(AND([$Configuration.$B$27];[.L135];[.K135]&gt;0);[$Configuration.$B$22]+[.K135];0)" office:value-type="float" office:value="0">
            <text:p>0</text:p>
          </table:table-cell>
          <table:table-cell table:formula="oooc:=CEILING([.S135];[$Configuration.$B$3])/[$Configuration.$B$3]" office:value-type="float" office:value="0">
            <text:p>0</text:p>
          </table:table-cell>
          <table:table-cell office:value-type="string">
            <text:p>data 1 page [txn]</text:p>
          </table:table-cell>
        </table:table-row>
        <table:table-row table:style-name="ro2">
          <table:table-cell table:formula="oooc:=[.A135]+1" office:value-type="float" office:value="115">
            <text:p>11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6]+[.E13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36]*[$Configuration.$B$3]*[$Configuration.$B$4]*[$Configuration.$B$11])-[$Configuration.$B$19]+[.G136]-[.K136]-([.R136]*[$Configuration.$B$3])-([.T136]*[$Configuration.$B$3])" office:value-type="float" office:value="32469">
            <text:p>32469</text:p>
          </table:table-cell>
          <table:table-cell table:formula="oooc:=[.H136]" office:value-type="float" office:value="32469">
            <text:p>32469</text:p>
          </table:table-cell>
          <table:table-cell office:value-type="float" office:value="256">
            <text:p>256</text:p>
          </table:table-cell>
          <table:table-cell table:formula="oooc:=[.J13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6];0;[.I136])+[.K136]+[$Configuration.$B$19]" office:value-type="float" office:value="32769">
            <text:p>32769</text:p>
          </table:table-cell>
          <table:table-cell table:formula="oooc:=CEILING([.O136];[$Configuration.$B$3])/[$Configuration.$B$3]" office:value-type="float" office:value="257">
            <text:p>257</text:p>
          </table:table-cell>
          <table:table-cell table:formula="oooc:=IF([.L136];IF([.K136]&gt;0;[$Configuration.$B$21]+[.K136];[$Configuration.$B$20]);0)" office:value-type="float" office:value="0">
            <text:p>0</text:p>
          </table:table-cell>
          <table:table-cell table:formula="oooc:=CEILING([.Q136];[$Configuration.$B$3])/[$Configuration.$B$3]" office:value-type="float" office:value="0">
            <text:p>0</text:p>
          </table:table-cell>
          <table:table-cell table:formula="oooc:=IF(AND([$Configuration.$B$27];[.L136];[.K136]&gt;0);[$Configuration.$B$22]+[.K136];0)" office:value-type="float" office:value="0">
            <text:p>0</text:p>
          </table:table-cell>
          <table:table-cell table:formula="oooc:=CEILING([.S136];[$Configuration.$B$3])/[$Configuration.$B$3]" office:value-type="float" office:value="0">
            <text:p>0</text:p>
          </table:table-cell>
          <table:table-cell office:value-type="string">
            <text:p>data 1 page + 1 byte (tail split; 1 byte over page boundary) [txn]</text:p>
          </table:table-cell>
        </table:table-row>
        <table:table-row table:style-name="ro2">
          <table:table-cell table:formula="oooc:=[.A136]+1" office:value-type="float" office:value="116">
            <text:p>11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7]+[.E137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37]*[$Configuration.$B$3]*[$Configuration.$B$4]*[$Configuration.$B$11])-[$Configuration.$B$19]+[.G137]-[.K137]-([.R137]*[$Configuration.$B$3])-([.T137]*[$Configuration.$B$3])" office:value-type="float" office:value="32479">
            <text:p>32479</text:p>
          </table:table-cell>
          <table:table-cell table:formula="oooc:=[.H137]" office:value-type="float" office:value="32479">
            <text:p>32479</text:p>
          </table:table-cell>
          <table:table-cell office:value-type="float" office:value="256">
            <text:p>256</text:p>
          </table:table-cell>
          <table:table-cell table:formula="oooc:=[.J13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7];0;[.I137])+[.K137]+[$Configuration.$B$19]" office:value-type="float" office:value="32779">
            <text:p>32779</text:p>
          </table:table-cell>
          <table:table-cell table:formula="oooc:=CEILING([.O137];[$Configuration.$B$3])/[$Configuration.$B$3]" office:value-type="float" office:value="257">
            <text:p>257</text:p>
          </table:table-cell>
          <table:table-cell table:formula="oooc:=IF([.L137];IF([.K137]&gt;0;[$Configuration.$B$21]+[.K137];[$Configuration.$B$20]);0)" office:value-type="float" office:value="0">
            <text:p>0</text:p>
          </table:table-cell>
          <table:table-cell table:formula="oooc:=CEILING([.Q137];[$Configuration.$B$3])/[$Configuration.$B$3]" office:value-type="float" office:value="0">
            <text:p>0</text:p>
          </table:table-cell>
          <table:table-cell table:formula="oooc:=IF(AND([$Configuration.$B$27];[.L137];[.K137]&gt;0);[$Configuration.$B$22]+[.K137];0)" office:value-type="float" office:value="0">
            <text:p>0</text:p>
          </table:table-cell>
          <table:table-cell table:formula="oooc:=CEILING([.S137];[$Configuration.$B$3])/[$Configuration.$B$3]" office:value-type="float" office:value="0">
            <text:p>0</text:p>
          </table:table-cell>
          <table:table-cell office:value-type="string">
            <text:p>data 1 page + 11 bytes (tail split; 11 bytes over page boundary) [txn]</text:p>
          </table:table-cell>
        </table:table-row>
        <table:table-row table:style-name="ro2">
          <table:table-cell table:formula="oooc:=[.A137]+1" office:value-type="float" office:value="117">
            <text:p>11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8]+[.E138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38]*[$Configuration.$B$3]*[$Configuration.$B$4]*[$Configuration.$B$11])-[$Configuration.$B$19]+[.G138]-[.K138]-([.R138]*[$Configuration.$B$3])-([.T138]*[$Configuration.$B$3])" office:value-type="float" office:value="32480">
            <text:p>32480</text:p>
          </table:table-cell>
          <table:table-cell table:formula="oooc:=[.H138]" office:value-type="float" office:value="32480">
            <text:p>32480</text:p>
          </table:table-cell>
          <table:table-cell office:value-type="float" office:value="256">
            <text:p>256</text:p>
          </table:table-cell>
          <table:table-cell table:formula="oooc:=[.J13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8];0;[.I138])+[.K138]+[$Configuration.$B$19]" office:value-type="float" office:value="32780">
            <text:p>32780</text:p>
          </table:table-cell>
          <table:table-cell table:formula="oooc:=CEILING([.O138];[$Configuration.$B$3])/[$Configuration.$B$3]" office:value-type="float" office:value="257">
            <text:p>257</text:p>
          </table:table-cell>
          <table:table-cell table:formula="oooc:=IF([.L138];IF([.K138]&gt;0;[$Configuration.$B$21]+[.K138];[$Configuration.$B$20]);0)" office:value-type="float" office:value="0">
            <text:p>0</text:p>
          </table:table-cell>
          <table:table-cell table:formula="oooc:=CEILING([.Q138];[$Configuration.$B$3])/[$Configuration.$B$3]" office:value-type="float" office:value="0">
            <text:p>0</text:p>
          </table:table-cell>
          <table:table-cell table:formula="oooc:=IF(AND([$Configuration.$B$27];[.L138];[.K138]&gt;0);[$Configuration.$B$22]+[.K138];0)" office:value-type="float" office:value="0">
            <text:p>0</text:p>
          </table:table-cell>
          <table:table-cell table:formula="oooc:=CEILING([.S138];[$Configuration.$B$3])/[$Configuration.$B$3]" office:value-type="float" office:value="0">
            <text:p>0</text:p>
          </table:table-cell>
          <table:table-cell office:value-type="string">
            <text:p>data 1 page + 12 bytes (tail separated exactly onto next page) [txn]</text:p>
          </table:table-cell>
        </table:table-row>
        <table:table-row table:style-name="ro2">
          <table:table-cell table:formula="oooc:=[.A138]+1" office:value-type="float" office:value="118">
            <text:p>11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9]+[.E139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39]*[$Configuration.$B$3]*[$Configuration.$B$4]*[$Configuration.$B$11])-[$Configuration.$B$19]+[.G139]-[.K139]-([.R139]*[$Configuration.$B$3])-([.T139]*[$Configuration.$B$3])" office:value-type="float" office:value="32481">
            <text:p>32481</text:p>
          </table:table-cell>
          <table:table-cell table:formula="oooc:=[.H139]" office:value-type="float" office:value="32481">
            <text:p>32481</text:p>
          </table:table-cell>
          <table:table-cell office:value-type="float" office:value="256">
            <text:p>256</text:p>
          </table:table-cell>
          <table:table-cell table:formula="oooc:=[.J13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9];0;[.I139])+[.K139]+[$Configuration.$B$19]" office:value-type="float" office:value="32781">
            <text:p>32781</text:p>
          </table:table-cell>
          <table:table-cell table:formula="oooc:=CEILING([.O139];[$Configuration.$B$3])/[$Configuration.$B$3]" office:value-type="float" office:value="257">
            <text:p>257</text:p>
          </table:table-cell>
          <table:table-cell table:formula="oooc:=IF([.L139];IF([.K139]&gt;0;[$Configuration.$B$21]+[.K139];[$Configuration.$B$20]);0)" office:value-type="float" office:value="0">
            <text:p>0</text:p>
          </table:table-cell>
          <table:table-cell table:formula="oooc:=CEILING([.Q139];[$Configuration.$B$3])/[$Configuration.$B$3]" office:value-type="float" office:value="0">
            <text:p>0</text:p>
          </table:table-cell>
          <table:table-cell table:formula="oooc:=IF(AND([$Configuration.$B$27];[.L139];[.K139]&gt;0);[$Configuration.$B$22]+[.K139];0)" office:value-type="float" office:value="0">
            <text:p>0</text:p>
          </table:table-cell>
          <table:table-cell table:formula="oooc:=CEILING([.S139];[$Configuration.$B$3])/[$Configuration.$B$3]" office:value-type="float" office:value="0">
            <text:p>0</text:p>
          </table:table-cell>
          <table:table-cell office:value-type="string">
            <text:p>data 1 page + 13 bytes (data split; 1 byte over page boundary) [txn]</text:p>
          </table:table-cell>
        </table:table-row>
        <table:table-row table:style-name="ro2">
          <table:table-cell table:formula="oooc:=[.A139]+1" office:value-type="float" office:value="119">
            <text:p>11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0]+[.E14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40]*[$Configuration.$B$3]*[$Configuration.$B$4]*[$Configuration.$B$11])-[$Configuration.$B$19]+[.G140]-[.K140]-([.R140]*[$Configuration.$B$3])-([.T140]*[$Configuration.$B$3])" office:value-type="float" office:value="65492">
            <text:p>65492</text:p>
          </table:table-cell>
          <table:table-cell table:formula="oooc:=[.H140]" office:value-type="float" office:value="65492">
            <text:p>65492</text:p>
          </table:table-cell>
          <table:table-cell office:value-type="float" office:value="0">
            <text:p>0</text:p>
          </table:table-cell>
          <table:table-cell table:formula="oooc:=[.J14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0];0;[.I140])+[.K140]+[$Configuration.$B$19]" office:value-type="float" office:value="65536">
            <text:p>65536</text:p>
          </table:table-cell>
          <table:table-cell table:formula="oooc:=CEILING([.O140];[$Configuration.$B$3])/[$Configuration.$B$3]" office:value-type="float" office:value="512">
            <text:p>512</text:p>
          </table:table-cell>
          <table:table-cell table:formula="oooc:=IF([.L140];IF([.K140]&gt;0;[$Configuration.$B$21]+[.K140];[$Configuration.$B$20]);0)" office:value-type="float" office:value="0">
            <text:p>0</text:p>
          </table:table-cell>
          <table:table-cell table:formula="oooc:=CEILING([.Q140];[$Configuration.$B$3])/[$Configuration.$B$3]" office:value-type="float" office:value="0">
            <text:p>0</text:p>
          </table:table-cell>
          <table:table-cell table:formula="oooc:=IF(AND([$Configuration.$B$27];[.L140];[.K140]&gt;0);[$Configuration.$B$22]+[.K140];0)" office:value-type="float" office:value="0">
            <text:p>0</text:p>
          </table:table-cell>
          <table:table-cell table:formula="oooc:=CEILING([.S140];[$Configuration.$B$3])/[$Configuration.$B$3]" office:value-type="float" office:value="0">
            <text:p>0</text:p>
          </table:table-cell>
          <table:table-cell office:value-type="string">
            <text:p>data 2 pages</text:p>
          </table:table-cell>
        </table:table-row>
        <table:table-row table:style-name="ro2">
          <table:table-cell table:formula="oooc:=[.A140]+1" office:value-type="float" office:value="120">
            <text:p>12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1]+[.E14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41]*[$Configuration.$B$3]*[$Configuration.$B$4]*[$Configuration.$B$11])-[$Configuration.$B$19]+[.G141]-[.K141]-([.R141]*[$Configuration.$B$3])-([.T141]*[$Configuration.$B$3])" office:value-type="float" office:value="65493">
            <text:p>65493</text:p>
          </table:table-cell>
          <table:table-cell table:formula="oooc:=[.H141]" office:value-type="float" office:value="65493">
            <text:p>65493</text:p>
          </table:table-cell>
          <table:table-cell office:value-type="float" office:value="0">
            <text:p>0</text:p>
          </table:table-cell>
          <table:table-cell table:formula="oooc:=[.J14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1];0;[.I141])+[.K141]+[$Configuration.$B$19]" office:value-type="float" office:value="65537">
            <text:p>65537</text:p>
          </table:table-cell>
          <table:table-cell table:formula="oooc:=CEILING([.O141];[$Configuration.$B$3])/[$Configuration.$B$3]" office:value-type="float" office:value="513">
            <text:p>513</text:p>
          </table:table-cell>
          <table:table-cell table:formula="oooc:=IF([.L141];IF([.K141]&gt;0;[$Configuration.$B$21]+[.K141];[$Configuration.$B$20]);0)" office:value-type="float" office:value="0">
            <text:p>0</text:p>
          </table:table-cell>
          <table:table-cell table:formula="oooc:=CEILING([.Q141];[$Configuration.$B$3])/[$Configuration.$B$3]" office:value-type="float" office:value="0">
            <text:p>0</text:p>
          </table:table-cell>
          <table:table-cell table:formula="oooc:=IF(AND([$Configuration.$B$27];[.L141];[.K141]&gt;0);[$Configuration.$B$22]+[.K141];0)" office:value-type="float" office:value="0">
            <text:p>0</text:p>
          </table:table-cell>
          <table:table-cell table:formula="oooc:=CEILING([.S141];[$Configuration.$B$3])/[$Configuration.$B$3]" office:value-type="float" office:value="0">
            <text:p>0</text:p>
          </table:table-cell>
          <table:table-cell office:value-type="string">
            <text:p>data 2 pages + 1 byte (tail split; 1 byte over page boundary)</text:p>
          </table:table-cell>
        </table:table-row>
        <table:table-row table:style-name="ro2">
          <table:table-cell table:formula="oooc:=[.A141]+1" office:value-type="float" office:value="121">
            <text:p>121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2]+[.E142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42]*[$Configuration.$B$3]*[$Configuration.$B$4]*[$Configuration.$B$11])-[$Configuration.$B$19]+[.G142]-[.K142]-([.R142]*[$Configuration.$B$3])-([.T142]*[$Configuration.$B$3])" office:value-type="float" office:value="65503">
            <text:p>65503</text:p>
          </table:table-cell>
          <table:table-cell table:formula="oooc:=[.H142]" office:value-type="float" office:value="65503">
            <text:p>65503</text:p>
          </table:table-cell>
          <table:table-cell office:value-type="float" office:value="0">
            <text:p>0</text:p>
          </table:table-cell>
          <table:table-cell table:formula="oooc:=[.J14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2];0;[.I142])+[.K142]+[$Configuration.$B$19]" office:value-type="float" office:value="65547">
            <text:p>65547</text:p>
          </table:table-cell>
          <table:table-cell table:formula="oooc:=CEILING([.O142];[$Configuration.$B$3])/[$Configuration.$B$3]" office:value-type="float" office:value="513">
            <text:p>513</text:p>
          </table:table-cell>
          <table:table-cell table:formula="oooc:=IF([.L142];IF([.K142]&gt;0;[$Configuration.$B$21]+[.K142];[$Configuration.$B$20]);0)" office:value-type="float" office:value="0">
            <text:p>0</text:p>
          </table:table-cell>
          <table:table-cell table:formula="oooc:=CEILING([.Q142];[$Configuration.$B$3])/[$Configuration.$B$3]" office:value-type="float" office:value="0">
            <text:p>0</text:p>
          </table:table-cell>
          <table:table-cell table:formula="oooc:=IF(AND([$Configuration.$B$27];[.L142];[.K142]&gt;0);[$Configuration.$B$22]+[.K142];0)" office:value-type="float" office:value="0">
            <text:p>0</text:p>
          </table:table-cell>
          <table:table-cell table:formula="oooc:=CEILING([.S142];[$Configuration.$B$3])/[$Configuration.$B$3]" office:value-type="float" office:value="0">
            <text:p>0</text:p>
          </table:table-cell>
          <table:table-cell office:value-type="string">
            <text:p>data 2 pages + 11 bytes (tail split; 11 bytes over page boundary)</text:p>
          </table:table-cell>
        </table:table-row>
        <table:table-row table:style-name="ro2">
          <table:table-cell table:formula="oooc:=[.A142]+1" office:value-type="float" office:value="122">
            <text:p>122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3]+[.E143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43]*[$Configuration.$B$3]*[$Configuration.$B$4]*[$Configuration.$B$11])-[$Configuration.$B$19]+[.G143]-[.K143]-([.R143]*[$Configuration.$B$3])-([.T143]*[$Configuration.$B$3])" office:value-type="float" office:value="65504">
            <text:p>65504</text:p>
          </table:table-cell>
          <table:table-cell table:formula="oooc:=[.H143]" office:value-type="float" office:value="65504">
            <text:p>65504</text:p>
          </table:table-cell>
          <table:table-cell office:value-type="float" office:value="0">
            <text:p>0</text:p>
          </table:table-cell>
          <table:table-cell table:formula="oooc:=[.J14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3];0;[.I143])+[.K143]+[$Configuration.$B$19]" office:value-type="float" office:value="65548">
            <text:p>65548</text:p>
          </table:table-cell>
          <table:table-cell table:formula="oooc:=CEILING([.O143];[$Configuration.$B$3])/[$Configuration.$B$3]" office:value-type="float" office:value="513">
            <text:p>513</text:p>
          </table:table-cell>
          <table:table-cell table:formula="oooc:=IF([.L143];IF([.K143]&gt;0;[$Configuration.$B$21]+[.K143];[$Configuration.$B$20]);0)" office:value-type="float" office:value="0">
            <text:p>0</text:p>
          </table:table-cell>
          <table:table-cell table:formula="oooc:=CEILING([.Q143];[$Configuration.$B$3])/[$Configuration.$B$3]" office:value-type="float" office:value="0">
            <text:p>0</text:p>
          </table:table-cell>
          <table:table-cell table:formula="oooc:=IF(AND([$Configuration.$B$27];[.L143];[.K143]&gt;0);[$Configuration.$B$22]+[.K143];0)" office:value-type="float" office:value="0">
            <text:p>0</text:p>
          </table:table-cell>
          <table:table-cell table:formula="oooc:=CEILING([.S143];[$Configuration.$B$3])/[$Configuration.$B$3]" office:value-type="float" office:value="0">
            <text:p>0</text:p>
          </table:table-cell>
          <table:table-cell office:value-type="string">
            <text:p>data 2 pages + 12 bytes (tail separated exactly onto next page)</text:p>
          </table:table-cell>
        </table:table-row>
        <table:table-row table:style-name="ro2">
          <table:table-cell table:formula="oooc:=[.A143]+1" office:value-type="float" office:value="123">
            <text:p>123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4]+[.E144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44]*[$Configuration.$B$3]*[$Configuration.$B$4]*[$Configuration.$B$11])-[$Configuration.$B$19]+[.G144]-[.K144]-([.R144]*[$Configuration.$B$3])-([.T144]*[$Configuration.$B$3])" office:value-type="float" office:value="65505">
            <text:p>65505</text:p>
          </table:table-cell>
          <table:table-cell table:formula="oooc:=[.H144]" office:value-type="float" office:value="65505">
            <text:p>65505</text:p>
          </table:table-cell>
          <table:table-cell office:value-type="float" office:value="0">
            <text:p>0</text:p>
          </table:table-cell>
          <table:table-cell table:formula="oooc:=[.J14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4];0;[.I144])+[.K144]+[$Configuration.$B$19]" office:value-type="float" office:value="65549">
            <text:p>65549</text:p>
          </table:table-cell>
          <table:table-cell table:formula="oooc:=CEILING([.O144];[$Configuration.$B$3])/[$Configuration.$B$3]" office:value-type="float" office:value="513">
            <text:p>513</text:p>
          </table:table-cell>
          <table:table-cell table:formula="oooc:=IF([.L144];IF([.K144]&gt;0;[$Configuration.$B$21]+[.K144];[$Configuration.$B$20]);0)" office:value-type="float" office:value="0">
            <text:p>0</text:p>
          </table:table-cell>
          <table:table-cell table:formula="oooc:=CEILING([.Q144];[$Configuration.$B$3])/[$Configuration.$B$3]" office:value-type="float" office:value="0">
            <text:p>0</text:p>
          </table:table-cell>
          <table:table-cell table:formula="oooc:=IF(AND([$Configuration.$B$27];[.L144];[.K144]&gt;0);[$Configuration.$B$22]+[.K144];0)" office:value-type="float" office:value="0">
            <text:p>0</text:p>
          </table:table-cell>
          <table:table-cell table:formula="oooc:=CEILING([.S144];[$Configuration.$B$3])/[$Configuration.$B$3]" office:value-type="float" office:value="0">
            <text:p>0</text:p>
          </table:table-cell>
          <table:table-cell office:value-type="string">
            <text:p>data 2 pages + 13 bytes (data split; 1 byte over page boundary)</text:p>
          </table:table-cell>
        </table:table-row>
        <table:table-row table:style-name="ro2">
          <table:table-cell table:formula="oooc:=[.A144]+1" office:value-type="float" office:value="124">
            <text:p>124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5]+[.E145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45]*[$Configuration.$B$3]*[$Configuration.$B$4]*[$Configuration.$B$11])-[$Configuration.$B$19]+[.G145]-[.K145]-([.R145]*[$Configuration.$B$3])-([.T145]*[$Configuration.$B$3])" office:value-type="float" office:value="65236">
            <text:p>65236</text:p>
          </table:table-cell>
          <table:table-cell table:formula="oooc:=[.H145]" office:value-type="float" office:value="65236">
            <text:p>65236</text:p>
          </table:table-cell>
          <table:table-cell office:value-type="float" office:value="256">
            <text:p>256</text:p>
          </table:table-cell>
          <table:table-cell table:formula="oooc:=[.J14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5];0;[.I145])+[.K145]+[$Configuration.$B$19]" office:value-type="float" office:value="65536">
            <text:p>65536</text:p>
          </table:table-cell>
          <table:table-cell table:formula="oooc:=CEILING([.O145];[$Configuration.$B$3])/[$Configuration.$B$3]" office:value-type="float" office:value="512">
            <text:p>512</text:p>
          </table:table-cell>
          <table:table-cell table:formula="oooc:=IF([.L145];IF([.K145]&gt;0;[$Configuration.$B$21]+[.K145];[$Configuration.$B$20]);0)" office:value-type="float" office:value="0">
            <text:p>0</text:p>
          </table:table-cell>
          <table:table-cell table:formula="oooc:=CEILING([.Q145];[$Configuration.$B$3])/[$Configuration.$B$3]" office:value-type="float" office:value="0">
            <text:p>0</text:p>
          </table:table-cell>
          <table:table-cell table:formula="oooc:=IF(AND([$Configuration.$B$27];[.L145];[.K145]&gt;0);[$Configuration.$B$22]+[.K145];0)" office:value-type="float" office:value="0">
            <text:p>0</text:p>
          </table:table-cell>
          <table:table-cell table:formula="oooc:=CEILING([.S145];[$Configuration.$B$3])/[$Configuration.$B$3]" office:value-type="float" office:value="0">
            <text:p>0</text:p>
          </table:table-cell>
          <table:table-cell office:value-type="string">
            <text:p>data 2 pages [txn]</text:p>
          </table:table-cell>
        </table:table-row>
        <table:table-row table:style-name="ro2">
          <table:table-cell table:formula="oooc:=[.A145]+1" office:value-type="float" office:value="125">
            <text:p>125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6]+[.E14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46]*[$Configuration.$B$3]*[$Configuration.$B$4]*[$Configuration.$B$11])-[$Configuration.$B$19]+[.G146]-[.K146]-([.R146]*[$Configuration.$B$3])-([.T146]*[$Configuration.$B$3])" office:value-type="float" office:value="65237">
            <text:p>65237</text:p>
          </table:table-cell>
          <table:table-cell table:formula="oooc:=[.H146]" office:value-type="float" office:value="65237">
            <text:p>65237</text:p>
          </table:table-cell>
          <table:table-cell office:value-type="float" office:value="256">
            <text:p>256</text:p>
          </table:table-cell>
          <table:table-cell table:formula="oooc:=[.J14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6];0;[.I146])+[.K146]+[$Configuration.$B$19]" office:value-type="float" office:value="65537">
            <text:p>65537</text:p>
          </table:table-cell>
          <table:table-cell table:formula="oooc:=CEILING([.O146];[$Configuration.$B$3])/[$Configuration.$B$3]" office:value-type="float" office:value="513">
            <text:p>513</text:p>
          </table:table-cell>
          <table:table-cell table:formula="oooc:=IF([.L146];IF([.K146]&gt;0;[$Configuration.$B$21]+[.K146];[$Configuration.$B$20]);0)" office:value-type="float" office:value="0">
            <text:p>0</text:p>
          </table:table-cell>
          <table:table-cell table:formula="oooc:=CEILING([.Q146];[$Configuration.$B$3])/[$Configuration.$B$3]" office:value-type="float" office:value="0">
            <text:p>0</text:p>
          </table:table-cell>
          <table:table-cell table:formula="oooc:=IF(AND([$Configuration.$B$27];[.L146];[.K146]&gt;0);[$Configuration.$B$22]+[.K146];0)" office:value-type="float" office:value="0">
            <text:p>0</text:p>
          </table:table-cell>
          <table:table-cell table:formula="oooc:=CEILING([.S146];[$Configuration.$B$3])/[$Configuration.$B$3]" office:value-type="float" office:value="0">
            <text:p>0</text:p>
          </table:table-cell>
          <table:table-cell office:value-type="string">
            <text:p>data 2 pages + 1 byte (tail split; 1 byte over page boundary) [txn]</text:p>
          </table:table-cell>
        </table:table-row>
        <table:table-row table:style-name="ro2">
          <table:table-cell table:formula="oooc:=[.A146]+1" office:value-type="float" office:value="126">
            <text:p>12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7]+[.E147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47]*[$Configuration.$B$3]*[$Configuration.$B$4]*[$Configuration.$B$11])-[$Configuration.$B$19]+[.G147]-[.K147]-([.R147]*[$Configuration.$B$3])-([.T147]*[$Configuration.$B$3])" office:value-type="float" office:value="65247">
            <text:p>65247</text:p>
          </table:table-cell>
          <table:table-cell table:formula="oooc:=[.H147]" office:value-type="float" office:value="65247">
            <text:p>65247</text:p>
          </table:table-cell>
          <table:table-cell office:value-type="float" office:value="256">
            <text:p>256</text:p>
          </table:table-cell>
          <table:table-cell table:formula="oooc:=[.J14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7];0;[.I147])+[.K147]+[$Configuration.$B$19]" office:value-type="float" office:value="65547">
            <text:p>65547</text:p>
          </table:table-cell>
          <table:table-cell table:formula="oooc:=CEILING([.O147];[$Configuration.$B$3])/[$Configuration.$B$3]" office:value-type="float" office:value="513">
            <text:p>513</text:p>
          </table:table-cell>
          <table:table-cell table:formula="oooc:=IF([.L147];IF([.K147]&gt;0;[$Configuration.$B$21]+[.K147];[$Configuration.$B$20]);0)" office:value-type="float" office:value="0">
            <text:p>0</text:p>
          </table:table-cell>
          <table:table-cell table:formula="oooc:=CEILING([.Q147];[$Configuration.$B$3])/[$Configuration.$B$3]" office:value-type="float" office:value="0">
            <text:p>0</text:p>
          </table:table-cell>
          <table:table-cell table:formula="oooc:=IF(AND([$Configuration.$B$27];[.L147];[.K147]&gt;0);[$Configuration.$B$22]+[.K147];0)" office:value-type="float" office:value="0">
            <text:p>0</text:p>
          </table:table-cell>
          <table:table-cell table:formula="oooc:=CEILING([.S147];[$Configuration.$B$3])/[$Configuration.$B$3]" office:value-type="float" office:value="0">
            <text:p>0</text:p>
          </table:table-cell>
          <table:table-cell office:value-type="string">
            <text:p>data 2 pages + 11 bytes (tail split; 11 bytes over page boundary) [txn]</text:p>
          </table:table-cell>
        </table:table-row>
        <table:table-row table:style-name="ro2">
          <table:table-cell table:formula="oooc:=[.A147]+1" office:value-type="float" office:value="127">
            <text:p>12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8]+[.E148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48]*[$Configuration.$B$3]*[$Configuration.$B$4]*[$Configuration.$B$11])-[$Configuration.$B$19]+[.G148]-[.K148]-([.R148]*[$Configuration.$B$3])-([.T148]*[$Configuration.$B$3])" office:value-type="float" office:value="65248">
            <text:p>65248</text:p>
          </table:table-cell>
          <table:table-cell table:formula="oooc:=[.H148]" office:value-type="float" office:value="65248">
            <text:p>65248</text:p>
          </table:table-cell>
          <table:table-cell office:value-type="float" office:value="256">
            <text:p>256</text:p>
          </table:table-cell>
          <table:table-cell table:formula="oooc:=[.J14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8];0;[.I148])+[.K148]+[$Configuration.$B$19]" office:value-type="float" office:value="65548">
            <text:p>65548</text:p>
          </table:table-cell>
          <table:table-cell table:formula="oooc:=CEILING([.O148];[$Configuration.$B$3])/[$Configuration.$B$3]" office:value-type="float" office:value="513">
            <text:p>513</text:p>
          </table:table-cell>
          <table:table-cell table:formula="oooc:=IF([.L148];IF([.K148]&gt;0;[$Configuration.$B$21]+[.K148];[$Configuration.$B$20]);0)" office:value-type="float" office:value="0">
            <text:p>0</text:p>
          </table:table-cell>
          <table:table-cell table:formula="oooc:=CEILING([.Q148];[$Configuration.$B$3])/[$Configuration.$B$3]" office:value-type="float" office:value="0">
            <text:p>0</text:p>
          </table:table-cell>
          <table:table-cell table:formula="oooc:=IF(AND([$Configuration.$B$27];[.L148];[.K148]&gt;0);[$Configuration.$B$22]+[.K148];0)" office:value-type="float" office:value="0">
            <text:p>0</text:p>
          </table:table-cell>
          <table:table-cell table:formula="oooc:=CEILING([.S148];[$Configuration.$B$3])/[$Configuration.$B$3]" office:value-type="float" office:value="0">
            <text:p>0</text:p>
          </table:table-cell>
          <table:table-cell office:value-type="string">
            <text:p>data 2 pages + 12 bytes (tail separated exactly onto next page) [txn]</text:p>
          </table:table-cell>
        </table:table-row>
        <table:table-row table:style-name="ro2">
          <table:table-cell table:formula="oooc:=[.A148]+1" office:value-type="float" office:value="128">
            <text:p>12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9]+[.E149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49]*[$Configuration.$B$3]*[$Configuration.$B$4]*[$Configuration.$B$11])-[$Configuration.$B$19]+[.G149]-[.K149]-([.R149]*[$Configuration.$B$3])-([.T149]*[$Configuration.$B$3])" office:value-type="float" office:value="65249">
            <text:p>65249</text:p>
          </table:table-cell>
          <table:table-cell table:formula="oooc:=[.H149]" office:value-type="float" office:value="65249">
            <text:p>65249</text:p>
          </table:table-cell>
          <table:table-cell office:value-type="float" office:value="256">
            <text:p>256</text:p>
          </table:table-cell>
          <table:table-cell table:formula="oooc:=[.J14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9];0;[.I149])+[.K149]+[$Configuration.$B$19]" office:value-type="float" office:value="65549">
            <text:p>65549</text:p>
          </table:table-cell>
          <table:table-cell table:formula="oooc:=CEILING([.O149];[$Configuration.$B$3])/[$Configuration.$B$3]" office:value-type="float" office:value="513">
            <text:p>513</text:p>
          </table:table-cell>
          <table:table-cell table:formula="oooc:=IF([.L149];IF([.K149]&gt;0;[$Configuration.$B$21]+[.K149];[$Configuration.$B$20]);0)" office:value-type="float" office:value="0">
            <text:p>0</text:p>
          </table:table-cell>
          <table:table-cell table:formula="oooc:=CEILING([.Q149];[$Configuration.$B$3])/[$Configuration.$B$3]" office:value-type="float" office:value="0">
            <text:p>0</text:p>
          </table:table-cell>
          <table:table-cell table:formula="oooc:=IF(AND([$Configuration.$B$27];[.L149];[.K149]&gt;0);[$Configuration.$B$22]+[.K149];0)" office:value-type="float" office:value="0">
            <text:p>0</text:p>
          </table:table-cell>
          <table:table-cell table:formula="oooc:=CEILING([.S149];[$Configuration.$B$3])/[$Configuration.$B$3]" office:value-type="float" office:value="0">
            <text:p>0</text:p>
          </table:table-cell>
          <table:table-cell office:value-type="string">
            <text:p>data 2 pages + 13 bytes (data split; 1 byte over page boundary) [txn]</text:p>
          </table:table-cell>
        </table:table-row>
        <table:table-row table:style-name="ro2">
          <table:table-cell table:formula="oooc:=[.A149]+1" office:value-type="float" office:value="129">
            <text:p>12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0]+[.E15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50]*[$Configuration.$B$3]*[$Configuration.$B$4]*[$Configuration.$B$11])-[$Configuration.$B$19]+[.G150]-[.K150]-([.R150]*[$Configuration.$B$3])-([.T150]*[$Configuration.$B$3])" office:value-type="float" office:value="131028">
            <text:p>131028</text:p>
          </table:table-cell>
          <table:table-cell table:formula="oooc:=[.H150]" office:value-type="float" office:value="131028">
            <text:p>131028</text:p>
          </table:table-cell>
          <table:table-cell office:value-type="float" office:value="0">
            <text:p>0</text:p>
          </table:table-cell>
          <table:table-cell table:formula="oooc:=[.J15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0];0;[.I150])+[.K150]+[$Configuration.$B$19]" office:value-type="float" office:value="131072">
            <text:p>131072</text:p>
          </table:table-cell>
          <table:table-cell table:formula="oooc:=CEILING([.O150];[$Configuration.$B$3])/[$Configuration.$B$3]" office:value-type="float" office:value="1024">
            <text:p>1024</text:p>
          </table:table-cell>
          <table:table-cell table:formula="oooc:=IF([.L150];IF([.K150]&gt;0;[$Configuration.$B$21]+[.K150];[$Configuration.$B$20]);0)" office:value-type="float" office:value="0">
            <text:p>0</text:p>
          </table:table-cell>
          <table:table-cell table:formula="oooc:=CEILING([.Q150];[$Configuration.$B$3])/[$Configuration.$B$3]" office:value-type="float" office:value="0">
            <text:p>0</text:p>
          </table:table-cell>
          <table:table-cell table:formula="oooc:=IF(AND([$Configuration.$B$27];[.L150];[.K150]&gt;0);[$Configuration.$B$22]+[.K150];0)" office:value-type="float" office:value="0">
            <text:p>0</text:p>
          </table:table-cell>
          <table:table-cell table:formula="oooc:=CEILING([.S150];[$Configuration.$B$3])/[$Configuration.$B$3]" office:value-type="float" office:value="0">
            <text:p>0</text:p>
          </table:table-cell>
          <table:table-cell office:value-type="string">
            <text:p>data 4 pages</text:p>
          </table:table-cell>
        </table:table-row>
        <table:table-row table:style-name="ro2">
          <table:table-cell table:formula="oooc:=[.A150]+1" office:value-type="float" office:value="130">
            <text:p>13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1]+[.E15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51]*[$Configuration.$B$3]*[$Configuration.$B$4]*[$Configuration.$B$11])-[$Configuration.$B$19]+[.G151]-[.K151]-([.R151]*[$Configuration.$B$3])-([.T151]*[$Configuration.$B$3])" office:value-type="float" office:value="131029">
            <text:p>131029</text:p>
          </table:table-cell>
          <table:table-cell table:formula="oooc:=[.H151]" office:value-type="float" office:value="131029">
            <text:p>131029</text:p>
          </table:table-cell>
          <table:table-cell office:value-type="float" office:value="0">
            <text:p>0</text:p>
          </table:table-cell>
          <table:table-cell table:formula="oooc:=[.J15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1];0;[.I151])+[.K151]+[$Configuration.$B$19]" office:value-type="float" office:value="131073">
            <text:p>131073</text:p>
          </table:table-cell>
          <table:table-cell table:formula="oooc:=CEILING([.O151];[$Configuration.$B$3])/[$Configuration.$B$3]" office:value-type="float" office:value="1025">
            <text:p>1025</text:p>
          </table:table-cell>
          <table:table-cell table:formula="oooc:=IF([.L151];IF([.K151]&gt;0;[$Configuration.$B$21]+[.K151];[$Configuration.$B$20]);0)" office:value-type="float" office:value="0">
            <text:p>0</text:p>
          </table:table-cell>
          <table:table-cell table:formula="oooc:=CEILING([.Q151];[$Configuration.$B$3])/[$Configuration.$B$3]" office:value-type="float" office:value="0">
            <text:p>0</text:p>
          </table:table-cell>
          <table:table-cell table:formula="oooc:=IF(AND([$Configuration.$B$27];[.L151];[.K151]&gt;0);[$Configuration.$B$22]+[.K151];0)" office:value-type="float" office:value="0">
            <text:p>0</text:p>
          </table:table-cell>
          <table:table-cell table:formula="oooc:=CEILING([.S151];[$Configuration.$B$3])/[$Configuration.$B$3]" office:value-type="float" office:value="0">
            <text:p>0</text:p>
          </table:table-cell>
          <table:table-cell office:value-type="string">
            <text:p>data 4 pages + 1 byte (tail split; 1 byte over page boundary)</text:p>
          </table:table-cell>
        </table:table-row>
        <table:table-row table:style-name="ro2">
          <table:table-cell table:formula="oooc:=[.A151]+1" office:value-type="float" office:value="131">
            <text:p>13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2]+[.E152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52]*[$Configuration.$B$3]*[$Configuration.$B$4]*[$Configuration.$B$11])-[$Configuration.$B$19]+[.G152]-[.K152]-([.R152]*[$Configuration.$B$3])-([.T152]*[$Configuration.$B$3])" office:value-type="float" office:value="131039">
            <text:p>131039</text:p>
          </table:table-cell>
          <table:table-cell table:formula="oooc:=[.H152]" office:value-type="float" office:value="131039">
            <text:p>131039</text:p>
          </table:table-cell>
          <table:table-cell office:value-type="float" office:value="0">
            <text:p>0</text:p>
          </table:table-cell>
          <table:table-cell table:formula="oooc:=[.J15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2];0;[.I152])+[.K152]+[$Configuration.$B$19]" office:value-type="float" office:value="131083">
            <text:p>131083</text:p>
          </table:table-cell>
          <table:table-cell table:formula="oooc:=CEILING([.O152];[$Configuration.$B$3])/[$Configuration.$B$3]" office:value-type="float" office:value="1025">
            <text:p>1025</text:p>
          </table:table-cell>
          <table:table-cell table:formula="oooc:=IF([.L152];IF([.K152]&gt;0;[$Configuration.$B$21]+[.K152];[$Configuration.$B$20]);0)" office:value-type="float" office:value="0">
            <text:p>0</text:p>
          </table:table-cell>
          <table:table-cell table:formula="oooc:=CEILING([.Q152];[$Configuration.$B$3])/[$Configuration.$B$3]" office:value-type="float" office:value="0">
            <text:p>0</text:p>
          </table:table-cell>
          <table:table-cell table:formula="oooc:=IF(AND([$Configuration.$B$27];[.L152];[.K152]&gt;0);[$Configuration.$B$22]+[.K152];0)" office:value-type="float" office:value="0">
            <text:p>0</text:p>
          </table:table-cell>
          <table:table-cell table:formula="oooc:=CEILING([.S152];[$Configuration.$B$3])/[$Configuration.$B$3]" office:value-type="float" office:value="0">
            <text:p>0</text:p>
          </table:table-cell>
          <table:table-cell office:value-type="string">
            <text:p>data 4 pages + 11 bytes (tail split; 11 bytes over page boundary)</text:p>
          </table:table-cell>
        </table:table-row>
        <table:table-row table:style-name="ro2">
          <table:table-cell table:formula="oooc:=[.A152]+1" office:value-type="float" office:value="132">
            <text:p>13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3]+[.E153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53]*[$Configuration.$B$3]*[$Configuration.$B$4]*[$Configuration.$B$11])-[$Configuration.$B$19]+[.G153]-[.K153]-([.R153]*[$Configuration.$B$3])-([.T153]*[$Configuration.$B$3])" office:value-type="float" office:value="131040">
            <text:p>131040</text:p>
          </table:table-cell>
          <table:table-cell table:formula="oooc:=[.H153]" office:value-type="float" office:value="131040">
            <text:p>131040</text:p>
          </table:table-cell>
          <table:table-cell office:value-type="float" office:value="0">
            <text:p>0</text:p>
          </table:table-cell>
          <table:table-cell table:formula="oooc:=[.J15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3];0;[.I153])+[.K153]+[$Configuration.$B$19]" office:value-type="float" office:value="131084">
            <text:p>131084</text:p>
          </table:table-cell>
          <table:table-cell table:formula="oooc:=CEILING([.O153];[$Configuration.$B$3])/[$Configuration.$B$3]" office:value-type="float" office:value="1025">
            <text:p>1025</text:p>
          </table:table-cell>
          <table:table-cell table:formula="oooc:=IF([.L153];IF([.K153]&gt;0;[$Configuration.$B$21]+[.K153];[$Configuration.$B$20]);0)" office:value-type="float" office:value="0">
            <text:p>0</text:p>
          </table:table-cell>
          <table:table-cell table:formula="oooc:=CEILING([.Q153];[$Configuration.$B$3])/[$Configuration.$B$3]" office:value-type="float" office:value="0">
            <text:p>0</text:p>
          </table:table-cell>
          <table:table-cell table:formula="oooc:=IF(AND([$Configuration.$B$27];[.L153];[.K153]&gt;0);[$Configuration.$B$22]+[.K153];0)" office:value-type="float" office:value="0">
            <text:p>0</text:p>
          </table:table-cell>
          <table:table-cell table:formula="oooc:=CEILING([.S153];[$Configuration.$B$3])/[$Configuration.$B$3]" office:value-type="float" office:value="0">
            <text:p>0</text:p>
          </table:table-cell>
          <table:table-cell office:value-type="string">
            <text:p>data 4 pages + 12 bytes (tail separated exactly onto next page)</text:p>
          </table:table-cell>
        </table:table-row>
        <table:table-row table:style-name="ro2">
          <table:table-cell table:formula="oooc:=[.A153]+1" office:value-type="float" office:value="133">
            <text:p>13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4]+[.E154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54]*[$Configuration.$B$3]*[$Configuration.$B$4]*[$Configuration.$B$11])-[$Configuration.$B$19]+[.G154]-[.K154]-([.R154]*[$Configuration.$B$3])-([.T154]*[$Configuration.$B$3])" office:value-type="float" office:value="131041">
            <text:p>131041</text:p>
          </table:table-cell>
          <table:table-cell table:formula="oooc:=[.H154]" office:value-type="float" office:value="131041">
            <text:p>131041</text:p>
          </table:table-cell>
          <table:table-cell office:value-type="float" office:value="0">
            <text:p>0</text:p>
          </table:table-cell>
          <table:table-cell table:formula="oooc:=[.J15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4];0;[.I154])+[.K154]+[$Configuration.$B$19]" office:value-type="float" office:value="131085">
            <text:p>131085</text:p>
          </table:table-cell>
          <table:table-cell table:formula="oooc:=CEILING([.O154];[$Configuration.$B$3])/[$Configuration.$B$3]" office:value-type="float" office:value="1025">
            <text:p>1025</text:p>
          </table:table-cell>
          <table:table-cell table:formula="oooc:=IF([.L154];IF([.K154]&gt;0;[$Configuration.$B$21]+[.K154];[$Configuration.$B$20]);0)" office:value-type="float" office:value="0">
            <text:p>0</text:p>
          </table:table-cell>
          <table:table-cell table:formula="oooc:=CEILING([.Q154];[$Configuration.$B$3])/[$Configuration.$B$3]" office:value-type="float" office:value="0">
            <text:p>0</text:p>
          </table:table-cell>
          <table:table-cell table:formula="oooc:=IF(AND([$Configuration.$B$27];[.L154];[.K154]&gt;0);[$Configuration.$B$22]+[.K154];0)" office:value-type="float" office:value="0">
            <text:p>0</text:p>
          </table:table-cell>
          <table:table-cell table:formula="oooc:=CEILING([.S154];[$Configuration.$B$3])/[$Configuration.$B$3]" office:value-type="float" office:value="0">
            <text:p>0</text:p>
          </table:table-cell>
          <table:table-cell office:value-type="string">
            <text:p>data 4 pages + 13 bytes (data split; 1 byte over page boundary)</text:p>
          </table:table-cell>
        </table:table-row>
        <table:table-row table:style-name="ro2">
          <table:table-cell table:formula="oooc:=[.A154]+1" office:value-type="float" office:value="134">
            <text:p>134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5]+[.E155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55]*[$Configuration.$B$3]*[$Configuration.$B$4]*[$Configuration.$B$11])-[$Configuration.$B$19]+[.G155]-[.K155]-([.R155]*[$Configuration.$B$3])-([.T155]*[$Configuration.$B$3])" office:value-type="float" office:value="130772">
            <text:p>130772</text:p>
          </table:table-cell>
          <table:table-cell table:formula="oooc:=[.H155]" office:value-type="float" office:value="130772">
            <text:p>130772</text:p>
          </table:table-cell>
          <table:table-cell office:value-type="float" office:value="256">
            <text:p>256</text:p>
          </table:table-cell>
          <table:table-cell table:formula="oooc:=[.J15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5];0;[.I155])+[.K155]+[$Configuration.$B$19]" office:value-type="float" office:value="131072">
            <text:p>131072</text:p>
          </table:table-cell>
          <table:table-cell table:formula="oooc:=CEILING([.O155];[$Configuration.$B$3])/[$Configuration.$B$3]" office:value-type="float" office:value="1024">
            <text:p>1024</text:p>
          </table:table-cell>
          <table:table-cell table:formula="oooc:=IF([.L155];IF([.K155]&gt;0;[$Configuration.$B$21]+[.K155];[$Configuration.$B$20]);0)" office:value-type="float" office:value="0">
            <text:p>0</text:p>
          </table:table-cell>
          <table:table-cell table:formula="oooc:=CEILING([.Q155];[$Configuration.$B$3])/[$Configuration.$B$3]" office:value-type="float" office:value="0">
            <text:p>0</text:p>
          </table:table-cell>
          <table:table-cell table:formula="oooc:=IF(AND([$Configuration.$B$27];[.L155];[.K155]&gt;0);[$Configuration.$B$22]+[.K155];0)" office:value-type="float" office:value="0">
            <text:p>0</text:p>
          </table:table-cell>
          <table:table-cell table:formula="oooc:=CEILING([.S155];[$Configuration.$B$3])/[$Configuration.$B$3]" office:value-type="float" office:value="0">
            <text:p>0</text:p>
          </table:table-cell>
          <table:table-cell office:value-type="string">
            <text:p>data 4 pages [txn]</text:p>
          </table:table-cell>
        </table:table-row>
        <table:table-row table:style-name="ro2">
          <table:table-cell table:formula="oooc:=[.A155]+1" office:value-type="float" office:value="135">
            <text:p>135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6]+[.E15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56]*[$Configuration.$B$3]*[$Configuration.$B$4]*[$Configuration.$B$11])-[$Configuration.$B$19]+[.G156]-[.K156]-([.R156]*[$Configuration.$B$3])-([.T156]*[$Configuration.$B$3])" office:value-type="float" office:value="130773">
            <text:p>130773</text:p>
          </table:table-cell>
          <table:table-cell table:formula="oooc:=[.H156]" office:value-type="float" office:value="130773">
            <text:p>130773</text:p>
          </table:table-cell>
          <table:table-cell office:value-type="float" office:value="256">
            <text:p>256</text:p>
          </table:table-cell>
          <table:table-cell table:formula="oooc:=[.J15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6];0;[.I156])+[.K156]+[$Configuration.$B$19]" office:value-type="float" office:value="131073">
            <text:p>131073</text:p>
          </table:table-cell>
          <table:table-cell table:formula="oooc:=CEILING([.O156];[$Configuration.$B$3])/[$Configuration.$B$3]" office:value-type="float" office:value="1025">
            <text:p>1025</text:p>
          </table:table-cell>
          <table:table-cell table:formula="oooc:=IF([.L156];IF([.K156]&gt;0;[$Configuration.$B$21]+[.K156];[$Configuration.$B$20]);0)" office:value-type="float" office:value="0">
            <text:p>0</text:p>
          </table:table-cell>
          <table:table-cell table:formula="oooc:=CEILING([.Q156];[$Configuration.$B$3])/[$Configuration.$B$3]" office:value-type="float" office:value="0">
            <text:p>0</text:p>
          </table:table-cell>
          <table:table-cell table:formula="oooc:=IF(AND([$Configuration.$B$27];[.L156];[.K156]&gt;0);[$Configuration.$B$22]+[.K156];0)" office:value-type="float" office:value="0">
            <text:p>0</text:p>
          </table:table-cell>
          <table:table-cell table:formula="oooc:=CEILING([.S156];[$Configuration.$B$3])/[$Configuration.$B$3]" office:value-type="float" office:value="0">
            <text:p>0</text:p>
          </table:table-cell>
          <table:table-cell office:value-type="string">
            <text:p>data 4 pages + 1 byte (tail split; 1 byte over page boundary) [txn]</text:p>
          </table:table-cell>
        </table:table-row>
        <table:table-row table:style-name="ro2">
          <table:table-cell table:formula="oooc:=[.A156]+1" office:value-type="float" office:value="136">
            <text:p>136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7]+[.E157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57]*[$Configuration.$B$3]*[$Configuration.$B$4]*[$Configuration.$B$11])-[$Configuration.$B$19]+[.G157]-[.K157]-([.R157]*[$Configuration.$B$3])-([.T157]*[$Configuration.$B$3])" office:value-type="float" office:value="130783">
            <text:p>130783</text:p>
          </table:table-cell>
          <table:table-cell table:formula="oooc:=[.H157]" office:value-type="float" office:value="130783">
            <text:p>130783</text:p>
          </table:table-cell>
          <table:table-cell office:value-type="float" office:value="256">
            <text:p>256</text:p>
          </table:table-cell>
          <table:table-cell table:formula="oooc:=[.J15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7];0;[.I157])+[.K157]+[$Configuration.$B$19]" office:value-type="float" office:value="131083">
            <text:p>131083</text:p>
          </table:table-cell>
          <table:table-cell table:formula="oooc:=CEILING([.O157];[$Configuration.$B$3])/[$Configuration.$B$3]" office:value-type="float" office:value="1025">
            <text:p>1025</text:p>
          </table:table-cell>
          <table:table-cell table:formula="oooc:=IF([.L157];IF([.K157]&gt;0;[$Configuration.$B$21]+[.K157];[$Configuration.$B$20]);0)" office:value-type="float" office:value="0">
            <text:p>0</text:p>
          </table:table-cell>
          <table:table-cell table:formula="oooc:=CEILING([.Q157];[$Configuration.$B$3])/[$Configuration.$B$3]" office:value-type="float" office:value="0">
            <text:p>0</text:p>
          </table:table-cell>
          <table:table-cell table:formula="oooc:=IF(AND([$Configuration.$B$27];[.L157];[.K157]&gt;0);[$Configuration.$B$22]+[.K157];0)" office:value-type="float" office:value="0">
            <text:p>0</text:p>
          </table:table-cell>
          <table:table-cell table:formula="oooc:=CEILING([.S157];[$Configuration.$B$3])/[$Configuration.$B$3]" office:value-type="float" office:value="0">
            <text:p>0</text:p>
          </table:table-cell>
          <table:table-cell office:value-type="string">
            <text:p>data 4 pages + 11 bytes (tail split; 11 bytes over page boundary) [txn]</text:p>
          </table:table-cell>
        </table:table-row>
        <table:table-row table:style-name="ro2">
          <table:table-cell table:formula="oooc:=[.A157]+1" office:value-type="float" office:value="137">
            <text:p>137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8]+[.E158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58]*[$Configuration.$B$3]*[$Configuration.$B$4]*[$Configuration.$B$11])-[$Configuration.$B$19]+[.G158]-[.K158]-([.R158]*[$Configuration.$B$3])-([.T158]*[$Configuration.$B$3])" office:value-type="float" office:value="130784">
            <text:p>130784</text:p>
          </table:table-cell>
          <table:table-cell table:formula="oooc:=[.H158]" office:value-type="float" office:value="130784">
            <text:p>130784</text:p>
          </table:table-cell>
          <table:table-cell office:value-type="float" office:value="256">
            <text:p>256</text:p>
          </table:table-cell>
          <table:table-cell table:formula="oooc:=[.J15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8];0;[.I158])+[.K158]+[$Configuration.$B$19]" office:value-type="float" office:value="131084">
            <text:p>131084</text:p>
          </table:table-cell>
          <table:table-cell table:formula="oooc:=CEILING([.O158];[$Configuration.$B$3])/[$Configuration.$B$3]" office:value-type="float" office:value="1025">
            <text:p>1025</text:p>
          </table:table-cell>
          <table:table-cell table:formula="oooc:=IF([.L158];IF([.K158]&gt;0;[$Configuration.$B$21]+[.K158];[$Configuration.$B$20]);0)" office:value-type="float" office:value="0">
            <text:p>0</text:p>
          </table:table-cell>
          <table:table-cell table:formula="oooc:=CEILING([.Q158];[$Configuration.$B$3])/[$Configuration.$B$3]" office:value-type="float" office:value="0">
            <text:p>0</text:p>
          </table:table-cell>
          <table:table-cell table:formula="oooc:=IF(AND([$Configuration.$B$27];[.L158];[.K158]&gt;0);[$Configuration.$B$22]+[.K158];0)" office:value-type="float" office:value="0">
            <text:p>0</text:p>
          </table:table-cell>
          <table:table-cell table:formula="oooc:=CEILING([.S158];[$Configuration.$B$3])/[$Configuration.$B$3]" office:value-type="float" office:value="0">
            <text:p>0</text:p>
          </table:table-cell>
          <table:table-cell office:value-type="string">
            <text:p>data 4 pages + 12 bytes (tail separated exactly onto next page) [txn]</text:p>
          </table:table-cell>
        </table:table-row>
        <table:table-row table:style-name="ro2">
          <table:table-cell table:formula="oooc:=[.A158]+1" office:value-type="float" office:value="138">
            <text:p>138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9]+[.E159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59]*[$Configuration.$B$3]*[$Configuration.$B$4]*[$Configuration.$B$11])-[$Configuration.$B$19]+[.G159]-[.K159]-([.R159]*[$Configuration.$B$3])-([.T159]*[$Configuration.$B$3])" office:value-type="float" office:value="130785">
            <text:p>130785</text:p>
          </table:table-cell>
          <table:table-cell table:formula="oooc:=[.H159]" office:value-type="float" office:value="130785">
            <text:p>130785</text:p>
          </table:table-cell>
          <table:table-cell office:value-type="float" office:value="256">
            <text:p>256</text:p>
          </table:table-cell>
          <table:table-cell table:formula="oooc:=[.J15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9];0;[.I159])+[.K159]+[$Configuration.$B$19]" office:value-type="float" office:value="131085">
            <text:p>131085</text:p>
          </table:table-cell>
          <table:table-cell table:formula="oooc:=CEILING([.O159];[$Configuration.$B$3])/[$Configuration.$B$3]" office:value-type="float" office:value="1025">
            <text:p>1025</text:p>
          </table:table-cell>
          <table:table-cell table:formula="oooc:=IF([.L159];IF([.K159]&gt;0;[$Configuration.$B$21]+[.K159];[$Configuration.$B$20]);0)" office:value-type="float" office:value="0">
            <text:p>0</text:p>
          </table:table-cell>
          <table:table-cell table:formula="oooc:=CEILING([.Q159];[$Configuration.$B$3])/[$Configuration.$B$3]" office:value-type="float" office:value="0">
            <text:p>0</text:p>
          </table:table-cell>
          <table:table-cell table:formula="oooc:=IF(AND([$Configuration.$B$27];[.L159];[.K159]&gt;0);[$Configuration.$B$22]+[.K159];0)" office:value-type="float" office:value="0">
            <text:p>0</text:p>
          </table:table-cell>
          <table:table-cell table:formula="oooc:=CEILING([.S159];[$Configuration.$B$3])/[$Configuration.$B$3]" office:value-type="float" office:value="0">
            <text:p>0</text:p>
          </table:table-cell>
          <table:table-cell office:value-type="string">
            <text:p>data 4 pages + 13 bytes (data split; 1 byte over page boundary) [txn]</text:p>
          </table:table-cell>
        </table:table-row>
        <table:table-row table:style-name="ro2">
          <table:table-cell table:formula="oooc:=[.A159]+1" office:value-type="float" office:value="139">
            <text:p>139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0]+[.E16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60]*[$Configuration.$B$3]*[$Configuration.$B$4]*[$Configuration.$B$11])-[$Configuration.$B$19]+[.G160]-[.K160]-([.R160]*[$Configuration.$B$3])-([.T160]*[$Configuration.$B$3])" office:value-type="float" office:value="114644">
            <text:p>114644</text:p>
          </table:table-cell>
          <table:table-cell table:formula="oooc:=[.H160]" office:value-type="float" office:value="114644">
            <text:p>114644</text:p>
          </table:table-cell>
          <table:table-cell office:value-type="float" office:value="0">
            <text:p>0</text:p>
          </table:table-cell>
          <table:table-cell table:formula="oooc:=[.J16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0];0;[.I160])+[.K160]+[$Configuration.$B$19]" office:value-type="float" office:value="114688">
            <text:p>114688</text:p>
          </table:table-cell>
          <table:table-cell table:formula="oooc:=CEILING([.O160];[$Configuration.$B$3])/[$Configuration.$B$3]" office:value-type="float" office:value="896">
            <text:p>896</text:p>
          </table:table-cell>
          <table:table-cell table:formula="oooc:=IF([.L160];IF([.K160]&gt;0;[$Configuration.$B$21]+[.K160];[$Configuration.$B$20]);0)" office:value-type="float" office:value="0">
            <text:p>0</text:p>
          </table:table-cell>
          <table:table-cell table:formula="oooc:=CEILING([.Q160];[$Configuration.$B$3])/[$Configuration.$B$3]" office:value-type="float" office:value="0">
            <text:p>0</text:p>
          </table:table-cell>
          <table:table-cell table:formula="oooc:=IF(AND([$Configuration.$B$27];[.L160];[.K160]&gt;0);[$Configuration.$B$22]+[.K160];0)" office:value-type="float" office:value="0">
            <text:p>0</text:p>
          </table:table-cell>
          <table:table-cell table:formula="oooc:=CEILING([.S160];[$Configuration.$B$3])/[$Configuration.$B$3]" office:value-type="float" office:value="0">
            <text:p>0</text:p>
          </table:table-cell>
          <table:table-cell office:value-type="string">
            <text:p>data 3.5 pages</text:p>
          </table:table-cell>
        </table:table-row>
        <table:table-row table:style-name="ro2">
          <table:table-cell table:formula="oooc:=[.A160]+1" office:value-type="float" office:value="140">
            <text:p>140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1]+[.E16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61]*[$Configuration.$B$3]*[$Configuration.$B$4]*[$Configuration.$B$11])-[$Configuration.$B$19]+[.G161]-[.K161]-([.R161]*[$Configuration.$B$3])-([.T161]*[$Configuration.$B$3])" office:value-type="float" office:value="114645">
            <text:p>114645</text:p>
          </table:table-cell>
          <table:table-cell table:formula="oooc:=[.H161]" office:value-type="float" office:value="114645">
            <text:p>114645</text:p>
          </table:table-cell>
          <table:table-cell office:value-type="float" office:value="0">
            <text:p>0</text:p>
          </table:table-cell>
          <table:table-cell table:formula="oooc:=[.J16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1];0;[.I161])+[.K161]+[$Configuration.$B$19]" office:value-type="float" office:value="114689">
            <text:p>114689</text:p>
          </table:table-cell>
          <table:table-cell table:formula="oooc:=CEILING([.O161];[$Configuration.$B$3])/[$Configuration.$B$3]" office:value-type="float" office:value="897">
            <text:p>897</text:p>
          </table:table-cell>
          <table:table-cell table:formula="oooc:=IF([.L161];IF([.K161]&gt;0;[$Configuration.$B$21]+[.K161];[$Configuration.$B$20]);0)" office:value-type="float" office:value="0">
            <text:p>0</text:p>
          </table:table-cell>
          <table:table-cell table:formula="oooc:=CEILING([.Q161];[$Configuration.$B$3])/[$Configuration.$B$3]" office:value-type="float" office:value="0">
            <text:p>0</text:p>
          </table:table-cell>
          <table:table-cell table:formula="oooc:=IF(AND([$Configuration.$B$27];[.L161];[.K161]&gt;0);[$Configuration.$B$22]+[.K161];0)" office:value-type="float" office:value="0">
            <text:p>0</text:p>
          </table:table-cell>
          <table:table-cell table:formula="oooc:=CEILING([.S161];[$Configuration.$B$3])/[$Configuration.$B$3]" office:value-type="float" office:value="0">
            <text:p>0</text:p>
          </table:table-cell>
          <table:table-cell office:value-type="string">
            <text:p>data 3.5 pages + 1 byte</text:p>
          </table:table-cell>
        </table:table-row>
        <table:table-row table:style-name="ro2">
          <table:table-cell table:formula="oooc:=[.A161]+1" office:value-type="float" office:value="141">
            <text:p>141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2]+[.E162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62]*[$Configuration.$B$3]*[$Configuration.$B$4]*[$Configuration.$B$11])-[$Configuration.$B$19]+[.G162]-[.K162]-([.R162]*[$Configuration.$B$3])-([.T162]*[$Configuration.$B$3])" office:value-type="float" office:value="114388">
            <text:p>114388</text:p>
          </table:table-cell>
          <table:table-cell table:formula="oooc:=[.H162]" office:value-type="float" office:value="114388">
            <text:p>114388</text:p>
          </table:table-cell>
          <table:table-cell office:value-type="float" office:value="256">
            <text:p>256</text:p>
          </table:table-cell>
          <table:table-cell table:formula="oooc:=[.J16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2];0;[.I162])+[.K162]+[$Configuration.$B$19]" office:value-type="float" office:value="114688">
            <text:p>114688</text:p>
          </table:table-cell>
          <table:table-cell table:formula="oooc:=CEILING([.O162];[$Configuration.$B$3])/[$Configuration.$B$3]" office:value-type="float" office:value="896">
            <text:p>896</text:p>
          </table:table-cell>
          <table:table-cell table:formula="oooc:=IF([.L162];IF([.K162]&gt;0;[$Configuration.$B$21]+[.K162];[$Configuration.$B$20]);0)" office:value-type="float" office:value="0">
            <text:p>0</text:p>
          </table:table-cell>
          <table:table-cell table:formula="oooc:=CEILING([.Q162];[$Configuration.$B$3])/[$Configuration.$B$3]" office:value-type="float" office:value="0">
            <text:p>0</text:p>
          </table:table-cell>
          <table:table-cell table:formula="oooc:=IF(AND([$Configuration.$B$27];[.L162];[.K162]&gt;0);[$Configuration.$B$22]+[.K162];0)" office:value-type="float" office:value="0">
            <text:p>0</text:p>
          </table:table-cell>
          <table:table-cell table:formula="oooc:=CEILING([.S162];[$Configuration.$B$3])/[$Configuration.$B$3]" office:value-type="float" office:value="0">
            <text:p>0</text:p>
          </table:table-cell>
          <table:table-cell office:value-type="string">
            <text:p>data 3.5 pages [txn]</text:p>
          </table:table-cell>
        </table:table-row>
        <table:table-row table:style-name="ro2">
          <table:table-cell table:formula="oooc:=[.A162]+1" office:value-type="float" office:value="142">
            <text:p>142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3]+[.E16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63]*[$Configuration.$B$3]*[$Configuration.$B$4]*[$Configuration.$B$11])-[$Configuration.$B$19]+[.G163]-[.K163]-([.R163]*[$Configuration.$B$3])-([.T163]*[$Configuration.$B$3])" office:value-type="float" office:value="114389">
            <text:p>114389</text:p>
          </table:table-cell>
          <table:table-cell table:formula="oooc:=[.H163]" office:value-type="float" office:value="114389">
            <text:p>114389</text:p>
          </table:table-cell>
          <table:table-cell office:value-type="float" office:value="256">
            <text:p>256</text:p>
          </table:table-cell>
          <table:table-cell table:formula="oooc:=[.J16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3];0;[.I163])+[.K163]+[$Configuration.$B$19]" office:value-type="float" office:value="114689">
            <text:p>114689</text:p>
          </table:table-cell>
          <table:table-cell table:formula="oooc:=CEILING([.O163];[$Configuration.$B$3])/[$Configuration.$B$3]" office:value-type="float" office:value="897">
            <text:p>897</text:p>
          </table:table-cell>
          <table:table-cell table:formula="oooc:=IF([.L163];IF([.K163]&gt;0;[$Configuration.$B$21]+[.K163];[$Configuration.$B$20]);0)" office:value-type="float" office:value="0">
            <text:p>0</text:p>
          </table:table-cell>
          <table:table-cell table:formula="oooc:=CEILING([.Q163];[$Configuration.$B$3])/[$Configuration.$B$3]" office:value-type="float" office:value="0">
            <text:p>0</text:p>
          </table:table-cell>
          <table:table-cell table:formula="oooc:=IF(AND([$Configuration.$B$27];[.L163];[.K163]&gt;0);[$Configuration.$B$22]+[.K163];0)" office:value-type="float" office:value="0">
            <text:p>0</text:p>
          </table:table-cell>
          <table:table-cell table:formula="oooc:=CEILING([.S163];[$Configuration.$B$3])/[$Configuration.$B$3]" office:value-type="float" office:value="0">
            <text:p>0</text:p>
          </table:table-cell>
          <table:table-cell office:value-type="string">
            <text:p>data 3.5 pages + 1 byte [txn]</text:p>
          </table:table-cell>
        </table:table-row>
        <table:table-row table:style-name="ro2">
          <table:table-cell table:formula="oooc:=[.A163]+1" office:value-type="float" office:value="143">
            <text:p>14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4]+[.E164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64]" office:value-type="float" office:value="10">
            <text:p>10</text:p>
          </table:table-cell>
          <table:table-cell table:style-name="ce2" table:formula="oooc:=([.C164]*[$Configuration.$B$3]*[$Configuration.$B$4]*[$Configuration.$B$11])-[$Configuration.$B$14]+[.G164]" office:value-type="float" office:value="32735">
            <text:p>32735</text:p>
          </table:table-cell>
          <table:table-cell table:formula="oooc:=[.J164]" office:value-type="float" office:value="32735">
            <text:p>3273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4];0;[.I164])+[.K164]+[$Configuration.$B$19]" office:value-type="float" office:value="32789">
            <text:p>32789</text:p>
          </table:table-cell>
          <table:table-cell table:formula="oooc:=CEILING([.O164];[$Configuration.$B$3])/[$Configuration.$B$3]" office:value-type="float" office:value="257">
            <text:p>257</text:p>
          </table:table-cell>
          <table:table-cell table:formula="oooc:=IF([.L164];IF([.K164]&gt;0;[$Configuration.$B$21]+[.K164];[$Configuration.$B$20]);0)" office:value-type="float" office:value="0">
            <text:p>0</text:p>
          </table:table-cell>
          <table:table-cell table:formula="oooc:=CEILING([.Q164];[$Configuration.$B$3])/[$Configuration.$B$3]" office:value-type="float" office:value="0">
            <text:p>0</text:p>
          </table:table-cell>
          <table:table-cell table:formula="oooc:=IF(AND([$Configuration.$B$27];[.L164];[.K164]&gt;0);[$Configuration.$B$22]+[.K164];0)" office:value-type="float" office:value="0">
            <text:p>0</text:p>
          </table:table-cell>
          <table:table-cell table:formula="oooc:=CEILING([.S164];[$Configuration.$B$3])/[$Configuration.$B$3]" office:value-type="float" office:value="0">
            <text:p>0</text:p>
          </table:table-cell>
          <table:table-cell office:value-type="string">
            <text:p>xid 1 page – 1 byte; data 10 bytes (exact fit) [txn]</text:p>
          </table:table-cell>
        </table:table-row>
        <table:table-row table:style-name="ro2">
          <table:table-cell table:formula="oooc:=[.A164]+1" office:value-type="float" office:value="144">
            <text:p>14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5]+[.E165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5]" office:value-type="float" office:value="10">
            <text:p>10</text:p>
          </table:table-cell>
          <table:table-cell table:style-name="ce2" table:formula="oooc:=([.C165]*[$Configuration.$B$3]*[$Configuration.$B$4]*[$Configuration.$B$11])-[$Configuration.$B$14]+[.G165]" office:value-type="float" office:value="32736">
            <text:p>32736</text:p>
          </table:table-cell>
          <table:table-cell table:formula="oooc:=[.J165]" office:value-type="float" office:value="32736">
            <text:p>3273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5];0;[.I165])+[.K165]+[$Configuration.$B$19]" office:value-type="float" office:value="32790">
            <text:p>32790</text:p>
          </table:table-cell>
          <table:table-cell table:formula="oooc:=CEILING([.O165];[$Configuration.$B$3])/[$Configuration.$B$3]" office:value-type="float" office:value="257">
            <text:p>257</text:p>
          </table:table-cell>
          <table:table-cell table:formula="oooc:=IF([.L165];IF([.K165]&gt;0;[$Configuration.$B$21]+[.K165];[$Configuration.$B$20]);0)" office:value-type="float" office:value="0">
            <text:p>0</text:p>
          </table:table-cell>
          <table:table-cell table:formula="oooc:=CEILING([.Q165];[$Configuration.$B$3])/[$Configuration.$B$3]" office:value-type="float" office:value="0">
            <text:p>0</text:p>
          </table:table-cell>
          <table:table-cell table:formula="oooc:=IF(AND([$Configuration.$B$27];[.L165];[.K165]&gt;0);[$Configuration.$B$22]+[.K165];0)" office:value-type="float" office:value="0">
            <text:p>0</text:p>
          </table:table-cell>
          <table:table-cell table:formula="oooc:=CEILING([.S165];[$Configuration.$B$3])/[$Configuration.$B$3]" office:value-type="float" office:value="0">
            <text:p>0</text:p>
          </table:table-cell>
          <table:table-cell office:value-type="string">
            <text:p>xid 1 page; data 10 bytes (exact fit) [txn]</text:p>
          </table:table-cell>
        </table:table-row>
        <table:table-row table:style-name="ro2">
          <table:table-cell table:formula="oooc:=[.A165]+1" office:value-type="float" office:value="145">
            <text:p>14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6]+[.E166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6]" office:value-type="float" office:value="10">
            <text:p>10</text:p>
          </table:table-cell>
          <table:table-cell table:style-name="ce2" table:formula="oooc:=([.C166]*[$Configuration.$B$3]*[$Configuration.$B$4]*[$Configuration.$B$11])-[$Configuration.$B$14]+[.G166]" office:value-type="float" office:value="32737">
            <text:p>32737</text:p>
          </table:table-cell>
          <table:table-cell table:formula="oooc:=[.J166]" office:value-type="float" office:value="32737">
            <text:p>32737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6];0;[.I166])+[.K166]+[$Configuration.$B$19]" office:value-type="float" office:value="32791">
            <text:p>32791</text:p>
          </table:table-cell>
          <table:table-cell table:formula="oooc:=CEILING([.O166];[$Configuration.$B$3])/[$Configuration.$B$3]" office:value-type="float" office:value="257">
            <text:p>257</text:p>
          </table:table-cell>
          <table:table-cell table:formula="oooc:=IF([.L166];IF([.K166]&gt;0;[$Configuration.$B$21]+[.K166];[$Configuration.$B$20]);0)" office:value-type="float" office:value="0">
            <text:p>0</text:p>
          </table:table-cell>
          <table:table-cell table:formula="oooc:=CEILING([.Q166];[$Configuration.$B$3])/[$Configuration.$B$3]" office:value-type="float" office:value="0">
            <text:p>0</text:p>
          </table:table-cell>
          <table:table-cell table:formula="oooc:=IF(AND([$Configuration.$B$27];[.L166];[.K166]&gt;0);[$Configuration.$B$22]+[.K166];0)" office:value-type="float" office:value="0">
            <text:p>0</text:p>
          </table:table-cell>
          <table:table-cell table:formula="oooc:=CEILING([.S166];[$Configuration.$B$3])/[$Configuration.$B$3]" office:value-type="float" office:value="0">
            <text:p>0</text:p>
          </table:table-cell>
          <table:table-cell office:value-type="string">
            <text:p>xid 1 page + 1 byte; data 10 bytes (exact fit) [txn]</text:p>
          </table:table-cell>
        </table:table-row>
        <table:table-row table:style-name="ro2">
          <table:table-cell table:formula="oooc:=[.A166]+1" office:value-type="float" office:value="146">
            <text:p>14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7]+[.E167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67]" office:value-type="float" office:value="10">
            <text:p>10</text:p>
          </table:table-cell>
          <table:table-cell table:style-name="ce2" table:formula="oooc:=([.C167]*[$Configuration.$B$3]*[$Configuration.$B$4]*[$Configuration.$B$11])-[$Configuration.$B$14]+[.G167]" office:value-type="float" office:value="65503">
            <text:p>65503</text:p>
          </table:table-cell>
          <table:table-cell table:formula="oooc:=[.J167]" office:value-type="float" office:value="65503">
            <text:p>65503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7];0;[.I167])+[.K167]+[$Configuration.$B$19]" office:value-type="float" office:value="65557">
            <text:p>65557</text:p>
          </table:table-cell>
          <table:table-cell table:formula="oooc:=CEILING([.O167];[$Configuration.$B$3])/[$Configuration.$B$3]" office:value-type="float" office:value="513">
            <text:p>513</text:p>
          </table:table-cell>
          <table:table-cell table:formula="oooc:=IF([.L167];IF([.K167]&gt;0;[$Configuration.$B$21]+[.K167];[$Configuration.$B$20]);0)" office:value-type="float" office:value="0">
            <text:p>0</text:p>
          </table:table-cell>
          <table:table-cell table:formula="oooc:=CEILING([.Q167];[$Configuration.$B$3])/[$Configuration.$B$3]" office:value-type="float" office:value="0">
            <text:p>0</text:p>
          </table:table-cell>
          <table:table-cell table:formula="oooc:=IF(AND([$Configuration.$B$27];[.L167];[.K167]&gt;0);[$Configuration.$B$22]+[.K167];0)" office:value-type="float" office:value="0">
            <text:p>0</text:p>
          </table:table-cell>
          <table:table-cell table:formula="oooc:=CEILING([.S167];[$Configuration.$B$3])/[$Configuration.$B$3]" office:value-type="float" office:value="0">
            <text:p>0</text:p>
          </table:table-cell>
          <table:table-cell office:value-type="string">
            <text:p>xid 2 pages – 1 byte; data 10 bytes (exact fit) [txn]</text:p>
          </table:table-cell>
        </table:table-row>
        <table:table-row table:style-name="ro2">
          <table:table-cell table:formula="oooc:=[.A167]+1" office:value-type="float" office:value="147">
            <text:p>14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8]+[.E168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8]" office:value-type="float" office:value="10">
            <text:p>10</text:p>
          </table:table-cell>
          <table:table-cell table:style-name="ce2" table:formula="oooc:=([.C168]*[$Configuration.$B$3]*[$Configuration.$B$4]*[$Configuration.$B$11])-[$Configuration.$B$14]+[.G168]" office:value-type="float" office:value="65504">
            <text:p>65504</text:p>
          </table:table-cell>
          <table:table-cell table:formula="oooc:=[.J168]" office:value-type="float" office:value="65504">
            <text:p>65504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8];0;[.I168])+[.K168]+[$Configuration.$B$19]" office:value-type="float" office:value="65558">
            <text:p>65558</text:p>
          </table:table-cell>
          <table:table-cell table:formula="oooc:=CEILING([.O168];[$Configuration.$B$3])/[$Configuration.$B$3]" office:value-type="float" office:value="513">
            <text:p>513</text:p>
          </table:table-cell>
          <table:table-cell table:formula="oooc:=IF([.L168];IF([.K168]&gt;0;[$Configuration.$B$21]+[.K168];[$Configuration.$B$20]);0)" office:value-type="float" office:value="0">
            <text:p>0</text:p>
          </table:table-cell>
          <table:table-cell table:formula="oooc:=CEILING([.Q168];[$Configuration.$B$3])/[$Configuration.$B$3]" office:value-type="float" office:value="0">
            <text:p>0</text:p>
          </table:table-cell>
          <table:table-cell table:formula="oooc:=IF(AND([$Configuration.$B$27];[.L168];[.K168]&gt;0);[$Configuration.$B$22]+[.K168];0)" office:value-type="float" office:value="0">
            <text:p>0</text:p>
          </table:table-cell>
          <table:table-cell table:formula="oooc:=CEILING([.S168];[$Configuration.$B$3])/[$Configuration.$B$3]" office:value-type="float" office:value="0">
            <text:p>0</text:p>
          </table:table-cell>
          <table:table-cell office:value-type="string">
            <text:p>xid 2 pages; data 10 bytes (exact fit) [txn]</text:p>
          </table:table-cell>
        </table:table-row>
        <table:table-row table:style-name="ro2">
          <table:table-cell table:formula="oooc:=[.A168]+1" office:value-type="float" office:value="148">
            <text:p>14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9]+[.E169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9]" office:value-type="float" office:value="10">
            <text:p>10</text:p>
          </table:table-cell>
          <table:table-cell table:style-name="ce2" table:formula="oooc:=([.C169]*[$Configuration.$B$3]*[$Configuration.$B$4]*[$Configuration.$B$11])-[$Configuration.$B$14]+[.G169]" office:value-type="float" office:value="65505">
            <text:p>65505</text:p>
          </table:table-cell>
          <table:table-cell table:formula="oooc:=[.J169]" office:value-type="float" office:value="65505">
            <text:p>6550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9];0;[.I169])+[.K169]+[$Configuration.$B$19]" office:value-type="float" office:value="65559">
            <text:p>65559</text:p>
          </table:table-cell>
          <table:table-cell table:formula="oooc:=CEILING([.O169];[$Configuration.$B$3])/[$Configuration.$B$3]" office:value-type="float" office:value="513">
            <text:p>513</text:p>
          </table:table-cell>
          <table:table-cell table:formula="oooc:=IF([.L169];IF([.K169]&gt;0;[$Configuration.$B$21]+[.K169];[$Configuration.$B$20]);0)" office:value-type="float" office:value="0">
            <text:p>0</text:p>
          </table:table-cell>
          <table:table-cell table:formula="oooc:=CEILING([.Q169];[$Configuration.$B$3])/[$Configuration.$B$3]" office:value-type="float" office:value="0">
            <text:p>0</text:p>
          </table:table-cell>
          <table:table-cell table:formula="oooc:=IF(AND([$Configuration.$B$27];[.L169];[.K169]&gt;0);[$Configuration.$B$22]+[.K169];0)" office:value-type="float" office:value="0">
            <text:p>0</text:p>
          </table:table-cell>
          <table:table-cell table:formula="oooc:=CEILING([.S169];[$Configuration.$B$3])/[$Configuration.$B$3]" office:value-type="float" office:value="0">
            <text:p>0</text:p>
          </table:table-cell>
          <table:table-cell office:value-type="string">
            <text:p>xid 2 pages + 1 byte; data 10 bytes (exact fit) [txn]</text:p>
          </table:table-cell>
        </table:table-row>
        <table:table-row table:style-name="ro2">
          <table:table-cell table:formula="oooc:=[.A169]+1" office:value-type="float" office:value="149">
            <text:p>14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0]+[.E170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0]" office:value-type="float" office:value="10">
            <text:p>10</text:p>
          </table:table-cell>
          <table:table-cell table:style-name="ce2" table:formula="oooc:=([.C170]*[$Configuration.$B$3]*[$Configuration.$B$4]*[$Configuration.$B$11])-[$Configuration.$B$14]+[.G170]" office:value-type="float" office:value="131039">
            <text:p>131039</text:p>
          </table:table-cell>
          <table:table-cell table:formula="oooc:=[.J170]" office:value-type="float" office:value="131039">
            <text:p>131039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0];0;[.I170])+[.K170]+[$Configuration.$B$19]" office:value-type="float" office:value="131093">
            <text:p>131093</text:p>
          </table:table-cell>
          <table:table-cell table:formula="oooc:=CEILING([.O170];[$Configuration.$B$3])/[$Configuration.$B$3]" office:value-type="float" office:value="1025">
            <text:p>1025</text:p>
          </table:table-cell>
          <table:table-cell table:formula="oooc:=IF([.L170];IF([.K170]&gt;0;[$Configuration.$B$21]+[.K170];[$Configuration.$B$20]);0)" office:value-type="float" office:value="0">
            <text:p>0</text:p>
          </table:table-cell>
          <table:table-cell table:formula="oooc:=CEILING([.Q170];[$Configuration.$B$3])/[$Configuration.$B$3]" office:value-type="float" office:value="0">
            <text:p>0</text:p>
          </table:table-cell>
          <table:table-cell table:formula="oooc:=IF(AND([$Configuration.$B$27];[.L170];[.K170]&gt;0);[$Configuration.$B$22]+[.K170];0)" office:value-type="float" office:value="0">
            <text:p>0</text:p>
          </table:table-cell>
          <table:table-cell table:formula="oooc:=CEILING([.S170];[$Configuration.$B$3])/[$Configuration.$B$3]" office:value-type="float" office:value="0">
            <text:p>0</text:p>
          </table:table-cell>
          <table:table-cell office:value-type="string">
            <text:p>xid 4 pages – 1 byte; data 10 bytes (exact fit) [txn]</text:p>
          </table:table-cell>
        </table:table-row>
        <table:table-row table:style-name="ro2">
          <table:table-cell table:formula="oooc:=[.A170]+1" office:value-type="float" office:value="150">
            <text:p>15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1]+[.E171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1]" office:value-type="float" office:value="10">
            <text:p>10</text:p>
          </table:table-cell>
          <table:table-cell table:style-name="ce2" table:formula="oooc:=([.C171]*[$Configuration.$B$3]*[$Configuration.$B$4]*[$Configuration.$B$11])-[$Configuration.$B$14]+[.G171]" office:value-type="float" office:value="131040">
            <text:p>131040</text:p>
          </table:table-cell>
          <table:table-cell table:formula="oooc:=[.J171]" office:value-type="float" office:value="131040">
            <text:p>13104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1];0;[.I171])+[.K171]+[$Configuration.$B$19]" office:value-type="float" office:value="131094">
            <text:p>131094</text:p>
          </table:table-cell>
          <table:table-cell table:formula="oooc:=CEILING([.O171];[$Configuration.$B$3])/[$Configuration.$B$3]" office:value-type="float" office:value="1025">
            <text:p>1025</text:p>
          </table:table-cell>
          <table:table-cell table:formula="oooc:=IF([.L171];IF([.K171]&gt;0;[$Configuration.$B$21]+[.K171];[$Configuration.$B$20]);0)" office:value-type="float" office:value="0">
            <text:p>0</text:p>
          </table:table-cell>
          <table:table-cell table:formula="oooc:=CEILING([.Q171];[$Configuration.$B$3])/[$Configuration.$B$3]" office:value-type="float" office:value="0">
            <text:p>0</text:p>
          </table:table-cell>
          <table:table-cell table:formula="oooc:=IF(AND([$Configuration.$B$27];[.L171];[.K171]&gt;0);[$Configuration.$B$22]+[.K171];0)" office:value-type="float" office:value="0">
            <text:p>0</text:p>
          </table:table-cell>
          <table:table-cell table:formula="oooc:=CEILING([.S171];[$Configuration.$B$3])/[$Configuration.$B$3]" office:value-type="float" office:value="0">
            <text:p>0</text:p>
          </table:table-cell>
          <table:table-cell office:value-type="string">
            <text:p>xid 4 pages; data 10 bytes (exact fit) [txn]</text:p>
          </table:table-cell>
        </table:table-row>
        <table:table-row table:style-name="ro2">
          <table:table-cell table:formula="oooc:=[.A171]+1" office:value-type="float" office:value="151">
            <text:p>15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2]+[.E172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2]" office:value-type="float" office:value="10">
            <text:p>10</text:p>
          </table:table-cell>
          <table:table-cell table:style-name="ce2" table:formula="oooc:=([.C172]*[$Configuration.$B$3]*[$Configuration.$B$4]*[$Configuration.$B$11])-[$Configuration.$B$14]+[.G172]" office:value-type="float" office:value="131041">
            <text:p>131041</text:p>
          </table:table-cell>
          <table:table-cell table:formula="oooc:=[.J172]" office:value-type="float" office:value="131041">
            <text:p>131041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2];0;[.I172])+[.K172]+[$Configuration.$B$19]" office:value-type="float" office:value="131095">
            <text:p>131095</text:p>
          </table:table-cell>
          <table:table-cell table:formula="oooc:=CEILING([.O172];[$Configuration.$B$3])/[$Configuration.$B$3]" office:value-type="float" office:value="1025">
            <text:p>1025</text:p>
          </table:table-cell>
          <table:table-cell table:formula="oooc:=IF([.L172];IF([.K172]&gt;0;[$Configuration.$B$21]+[.K172];[$Configuration.$B$20]);0)" office:value-type="float" office:value="0">
            <text:p>0</text:p>
          </table:table-cell>
          <table:table-cell table:formula="oooc:=CEILING([.Q172];[$Configuration.$B$3])/[$Configuration.$B$3]" office:value-type="float" office:value="0">
            <text:p>0</text:p>
          </table:table-cell>
          <table:table-cell table:formula="oooc:=IF(AND([$Configuration.$B$27];[.L172];[.K172]&gt;0);[$Configuration.$B$22]+[.K172];0)" office:value-type="float" office:value="0">
            <text:p>0</text:p>
          </table:table-cell>
          <table:table-cell table:formula="oooc:=CEILING([.S172];[$Configuration.$B$3])/[$Configuration.$B$3]" office:value-type="float" office:value="0">
            <text:p>0</text:p>
          </table:table-cell>
          <table:table-cell office:value-type="string">
            <text:p>xid 4 pages + 1 byte; data 10 bytes (exact fit) [txn]</text:p>
          </table:table-cell>
        </table:table-row>
        <table:table-row table:style-name="ro2">
          <table:table-cell table:formula="oooc:=[.A172]+1" office:value-type="float" office:value="152">
            <text:p>152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3]+[.E173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3]" office:value-type="float" office:value="10">
            <text:p>10</text:p>
          </table:table-cell>
          <table:table-cell table:style-name="ce2" table:formula="oooc:=([.C173]*[$Configuration.$B$3]*[$Configuration.$B$4]*[$Configuration.$B$11])-[$Configuration.$B$14]+[.G173]" office:value-type="float" office:value="114656">
            <text:p>114656</text:p>
          </table:table-cell>
          <table:table-cell table:formula="oooc:=[.J173]" office:value-type="float" office:value="114656">
            <text:p>1146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3];0;[.I173])+[.K173]+[$Configuration.$B$19]" office:value-type="float" office:value="114710">
            <text:p>114710</text:p>
          </table:table-cell>
          <table:table-cell table:formula="oooc:=CEILING([.O173];[$Configuration.$B$3])/[$Configuration.$B$3]" office:value-type="float" office:value="897">
            <text:p>897</text:p>
          </table:table-cell>
          <table:table-cell table:formula="oooc:=IF([.L173];IF([.K173]&gt;0;[$Configuration.$B$21]+[.K173];[$Configuration.$B$20]);0)" office:value-type="float" office:value="0">
            <text:p>0</text:p>
          </table:table-cell>
          <table:table-cell table:formula="oooc:=CEILING([.Q173];[$Configuration.$B$3])/[$Configuration.$B$3]" office:value-type="float" office:value="0">
            <text:p>0</text:p>
          </table:table-cell>
          <table:table-cell table:formula="oooc:=IF(AND([$Configuration.$B$27];[.L173];[.K173]&gt;0);[$Configuration.$B$22]+[.K173];0)" office:value-type="float" office:value="0">
            <text:p>0</text:p>
          </table:table-cell>
          <table:table-cell table:formula="oooc:=CEILING([.S173];[$Configuration.$B$3])/[$Configuration.$B$3]" office:value-type="float" office:value="0">
            <text:p>0</text:p>
          </table:table-cell>
          <table:table-cell office:value-type="string">
            <text:p>xid 3.5 pages; data 10 bytes (exact fit) [txn]</text:p>
          </table:table-cell>
        </table:table-row>
        <table:table-row table:style-name="ro2">
          <table:table-cell table:formula="oooc:=[.A173]+1" office:value-type="float" office:value="153">
            <text:p>153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4]+[.E174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4]" office:value-type="float" office:value="10">
            <text:p>10</text:p>
          </table:table-cell>
          <table:table-cell table:style-name="ce2" table:formula="oooc:=([.C174]*[$Configuration.$B$3]*[$Configuration.$B$4]*[$Configuration.$B$11])-[$Configuration.$B$14]+[.G174]" office:value-type="float" office:value="114657">
            <text:p>114657</text:p>
          </table:table-cell>
          <table:table-cell table:formula="oooc:=[.J174]" office:value-type="float" office:value="114657">
            <text:p>114657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4];0;[.I174])+[.K174]+[$Configuration.$B$19]" office:value-type="float" office:value="114711">
            <text:p>114711</text:p>
          </table:table-cell>
          <table:table-cell table:formula="oooc:=CEILING([.O174];[$Configuration.$B$3])/[$Configuration.$B$3]" office:value-type="float" office:value="897">
            <text:p>897</text:p>
          </table:table-cell>
          <table:table-cell table:formula="oooc:=IF([.L174];IF([.K174]&gt;0;[$Configuration.$B$21]+[.K174];[$Configuration.$B$20]);0)" office:value-type="float" office:value="0">
            <text:p>0</text:p>
          </table:table-cell>
          <table:table-cell table:formula="oooc:=CEILING([.Q174];[$Configuration.$B$3])/[$Configuration.$B$3]" office:value-type="float" office:value="0">
            <text:p>0</text:p>
          </table:table-cell>
          <table:table-cell table:formula="oooc:=IF(AND([$Configuration.$B$27];[.L174];[.K174]&gt;0);[$Configuration.$B$22]+[.K174];0)" office:value-type="float" office:value="0">
            <text:p>0</text:p>
          </table:table-cell>
          <table:table-cell table:formula="oooc:=CEILING([.S174];[$Configuration.$B$3])/[$Configuration.$B$3]" office:value-type="float" office:value="0">
            <text:p>0</text:p>
          </table:table-cell>
          <table:table-cell office:value-type="string">
            <text:p>xid 3.5 pages + 1 byte; data 10 bytes (exact fit) [txn]</text:p>
          </table:table-cell>
        </table:table-row>
        <table:table-row table:style-name="ro2">
          <table:table-cell table:formula="oooc:=[.A174]+1" office:value-type="float" office:value="154">
            <text:p>15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5]+[.E175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5]" office:value-type="float" office:value="10">
            <text:p>10</text:p>
          </table:table-cell>
          <table:table-cell table:style-name="ce2" table:formula="oooc:=([.C175]*[$Configuration.$B$3]*[$Configuration.$B$4]*[$Configuration.$B$11])-[$Configuration.$B$14]+[.G175]" office:value-type="float" office:value="32735">
            <text:p>32735</text:p>
          </table:table-cell>
          <table:table-cell table:formula="oooc:=[.J175]" office:value-type="float" office:value="32735">
            <text:p>3273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5];0;[.I175])+[.K175]+[$Configuration.$B$19]" office:value-type="float" office:value="32789">
            <text:p>32789</text:p>
          </table:table-cell>
          <table:table-cell table:formula="oooc:=CEILING([.O175];[$Configuration.$B$3])/[$Configuration.$B$3]" office:value-type="float" office:value="257">
            <text:p>257</text:p>
          </table:table-cell>
          <table:table-cell table:formula="oooc:=IF([.L175];IF([.K175]&gt;0;[$Configuration.$B$21]+[.K175];[$Configuration.$B$20]);0)" office:value-type="float" office:value="32779">
            <text:p>32779</text:p>
          </table:table-cell>
          <table:table-cell table:formula="oooc:=CEILING([.Q175];[$Configuration.$B$3])/[$Configuration.$B$3]" office:value-type="float" office:value="257">
            <text:p>257</text:p>
          </table:table-cell>
          <table:table-cell table:formula="oooc:=IF(AND([$Configuration.$B$27];[.L175];[.K175]&gt;0);[$Configuration.$B$22]+[.K175];0)" office:value-type="float" office:value="32771">
            <text:p>32771</text:p>
          </table:table-cell>
          <table:table-cell table:formula="oooc:=CEILING([.S175];[$Configuration.$B$3])/[$Configuration.$B$3]" office:value-type="float" office:value="257">
            <text:p>257</text:p>
          </table:table-cell>
          <table:table-cell office:value-type="string">
            <text:p>xid 1 page – 1 byte for enq rec; data 10 bytes (exact fit) [deq, txn]</text:p>
          </table:table-cell>
        </table:table-row>
        <table:table-row table:style-name="ro2">
          <table:table-cell table:formula="oooc:=[.A175]+1" office:value-type="float" office:value="155">
            <text:p>15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6]+[.E176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6]" office:value-type="float" office:value="10">
            <text:p>10</text:p>
          </table:table-cell>
          <table:table-cell table:style-name="ce2" table:formula="oooc:=([.C176]*[$Configuration.$B$3]*[$Configuration.$B$4]*[$Configuration.$B$11])-[$Configuration.$B$14]+[.G176]" office:value-type="float" office:value="32736">
            <text:p>32736</text:p>
          </table:table-cell>
          <table:table-cell table:formula="oooc:=[.J176]" office:value-type="float" office:value="32736">
            <text:p>3273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6];0;[.I176])+[.K176]+[$Configuration.$B$19]" office:value-type="float" office:value="32790">
            <text:p>32790</text:p>
          </table:table-cell>
          <table:table-cell table:formula="oooc:=CEILING([.O176];[$Configuration.$B$3])/[$Configuration.$B$3]" office:value-type="float" office:value="257">
            <text:p>257</text:p>
          </table:table-cell>
          <table:table-cell table:formula="oooc:=IF([.L176];IF([.K176]&gt;0;[$Configuration.$B$21]+[.K176];[$Configuration.$B$20]);0)" office:value-type="float" office:value="32780">
            <text:p>32780</text:p>
          </table:table-cell>
          <table:table-cell table:formula="oooc:=CEILING([.Q176];[$Configuration.$B$3])/[$Configuration.$B$3]" office:value-type="float" office:value="257">
            <text:p>257</text:p>
          </table:table-cell>
          <table:table-cell table:formula="oooc:=IF(AND([$Configuration.$B$27];[.L176];[.K176]&gt;0);[$Configuration.$B$22]+[.K176];0)" office:value-type="float" office:value="32772">
            <text:p>32772</text:p>
          </table:table-cell>
          <table:table-cell table:formula="oooc:=CEILING([.S176];[$Configuration.$B$3])/[$Configuration.$B$3]" office:value-type="float" office:value="257">
            <text:p>257</text:p>
          </table:table-cell>
          <table:table-cell office:value-type="string">
            <text:p>xid 1 page for enq rec; data 10 bytes (exact fit) [deq, txn]</text:p>
          </table:table-cell>
        </table:table-row>
        <table:table-row table:style-name="ro2">
          <table:table-cell table:formula="oooc:=[.A176]+1" office:value-type="float" office:value="156">
            <text:p>15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7]+[.E177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7]" office:value-type="float" office:value="10">
            <text:p>10</text:p>
          </table:table-cell>
          <table:table-cell table:style-name="ce2" table:formula="oooc:=([.C177]*[$Configuration.$B$3]*[$Configuration.$B$4]*[$Configuration.$B$11])-[$Configuration.$B$14]+[.G177]" office:value-type="float" office:value="32737">
            <text:p>32737</text:p>
          </table:table-cell>
          <table:table-cell table:formula="oooc:=[.J177]" office:value-type="float" office:value="32737">
            <text:p>3273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7];0;[.I177])+[.K177]+[$Configuration.$B$19]" office:value-type="float" office:value="32791">
            <text:p>32791</text:p>
          </table:table-cell>
          <table:table-cell table:formula="oooc:=CEILING([.O177];[$Configuration.$B$3])/[$Configuration.$B$3]" office:value-type="float" office:value="257">
            <text:p>257</text:p>
          </table:table-cell>
          <table:table-cell table:formula="oooc:=IF([.L177];IF([.K177]&gt;0;[$Configuration.$B$21]+[.K177];[$Configuration.$B$20]);0)" office:value-type="float" office:value="32781">
            <text:p>32781</text:p>
          </table:table-cell>
          <table:table-cell table:formula="oooc:=CEILING([.Q177];[$Configuration.$B$3])/[$Configuration.$B$3]" office:value-type="float" office:value="257">
            <text:p>257</text:p>
          </table:table-cell>
          <table:table-cell table:formula="oooc:=IF(AND([$Configuration.$B$27];[.L177];[.K177]&gt;0);[$Configuration.$B$22]+[.K177];0)" office:value-type="float" office:value="32773">
            <text:p>32773</text:p>
          </table:table-cell>
          <table:table-cell table:formula="oooc:=CEILING([.S177];[$Configuration.$B$3])/[$Configuration.$B$3]" office:value-type="float" office:value="257">
            <text:p>257</text:p>
          </table:table-cell>
          <table:table-cell office:value-type="string">
            <text:p>xid 1 page + 1 byte for enq rec; data 10 bytes (exact fit) [deq, txn]</text:p>
          </table:table-cell>
        </table:table-row>
        <table:table-row table:style-name="ro2">
          <table:table-cell table:formula="oooc:=[.A177]+1" office:value-type="float" office:value="157">
            <text:p>15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8]+[.E178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8]" office:value-type="float" office:value="10">
            <text:p>10</text:p>
          </table:table-cell>
          <table:table-cell table:style-name="ce2" table:formula="oooc:=([.C178]*[$Configuration.$B$3]*[$Configuration.$B$4]*[$Configuration.$B$11])-[$Configuration.$B$14]+[.G178]" office:value-type="float" office:value="65503">
            <text:p>65503</text:p>
          </table:table-cell>
          <table:table-cell table:formula="oooc:=[.J178]" office:value-type="float" office:value="65503">
            <text:p>6550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8];0;[.I178])+[.K178]+[$Configuration.$B$19]" office:value-type="float" office:value="65557">
            <text:p>65557</text:p>
          </table:table-cell>
          <table:table-cell table:formula="oooc:=CEILING([.O178];[$Configuration.$B$3])/[$Configuration.$B$3]" office:value-type="float" office:value="513">
            <text:p>513</text:p>
          </table:table-cell>
          <table:table-cell table:formula="oooc:=IF([.L178];IF([.K178]&gt;0;[$Configuration.$B$21]+[.K178];[$Configuration.$B$20]);0)" office:value-type="float" office:value="65547">
            <text:p>65547</text:p>
          </table:table-cell>
          <table:table-cell table:formula="oooc:=CEILING([.Q178];[$Configuration.$B$3])/[$Configuration.$B$3]" office:value-type="float" office:value="513">
            <text:p>513</text:p>
          </table:table-cell>
          <table:table-cell table:formula="oooc:=IF(AND([$Configuration.$B$27];[.L178];[.K178]&gt;0);[$Configuration.$B$22]+[.K178];0)" office:value-type="float" office:value="65539">
            <text:p>65539</text:p>
          </table:table-cell>
          <table:table-cell table:formula="oooc:=CEILING([.S178];[$Configuration.$B$3])/[$Configuration.$B$3]" office:value-type="float" office:value="513">
            <text:p>513</text:p>
          </table:table-cell>
          <table:table-cell office:value-type="string">
            <text:p>xid 2 pages – 1 byte for enq rec; data 10 bytes (exact fit) [deq, txn]</text:p>
          </table:table-cell>
        </table:table-row>
        <table:table-row table:style-name="ro2">
          <table:table-cell table:formula="oooc:=[.A178]+1" office:value-type="float" office:value="158">
            <text:p>15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9]+[.E179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9]" office:value-type="float" office:value="10">
            <text:p>10</text:p>
          </table:table-cell>
          <table:table-cell table:style-name="ce2" table:formula="oooc:=([.C179]*[$Configuration.$B$3]*[$Configuration.$B$4]*[$Configuration.$B$11])-[$Configuration.$B$14]+[.G179]" office:value-type="float" office:value="65504">
            <text:p>65504</text:p>
          </table:table-cell>
          <table:table-cell table:formula="oooc:=[.J179]" office:value-type="float" office:value="65504">
            <text:p>6550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9];0;[.I179])+[.K179]+[$Configuration.$B$19]" office:value-type="float" office:value="65558">
            <text:p>65558</text:p>
          </table:table-cell>
          <table:table-cell table:formula="oooc:=CEILING([.O179];[$Configuration.$B$3])/[$Configuration.$B$3]" office:value-type="float" office:value="513">
            <text:p>513</text:p>
          </table:table-cell>
          <table:table-cell table:formula="oooc:=IF([.L179];IF([.K179]&gt;0;[$Configuration.$B$21]+[.K179];[$Configuration.$B$20]);0)" office:value-type="float" office:value="65548">
            <text:p>65548</text:p>
          </table:table-cell>
          <table:table-cell table:formula="oooc:=CEILING([.Q179];[$Configuration.$B$3])/[$Configuration.$B$3]" office:value-type="float" office:value="513">
            <text:p>513</text:p>
          </table:table-cell>
          <table:table-cell table:formula="oooc:=IF(AND([$Configuration.$B$27];[.L179];[.K179]&gt;0);[$Configuration.$B$22]+[.K179];0)" office:value-type="float" office:value="65540">
            <text:p>65540</text:p>
          </table:table-cell>
          <table:table-cell table:formula="oooc:=CEILING([.S179];[$Configuration.$B$3])/[$Configuration.$B$3]" office:value-type="float" office:value="513">
            <text:p>513</text:p>
          </table:table-cell>
          <table:table-cell office:value-type="string">
            <text:p>xid 2 pages for enq rec; data 10 bytes (exact fit) [deq, txn]</text:p>
          </table:table-cell>
        </table:table-row>
        <table:table-row table:style-name="ro2">
          <table:table-cell table:formula="oooc:=[.A179]+1" office:value-type="float" office:value="159">
            <text:p>15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0]+[.E180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0]" office:value-type="float" office:value="10">
            <text:p>10</text:p>
          </table:table-cell>
          <table:table-cell table:style-name="ce2" table:formula="oooc:=([.C180]*[$Configuration.$B$3]*[$Configuration.$B$4]*[$Configuration.$B$11])-[$Configuration.$B$14]+[.G180]" office:value-type="float" office:value="65505">
            <text:p>65505</text:p>
          </table:table-cell>
          <table:table-cell table:formula="oooc:=[.J180]" office:value-type="float" office:value="65505">
            <text:p>6550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0];0;[.I180])+[.K180]+[$Configuration.$B$19]" office:value-type="float" office:value="65559">
            <text:p>65559</text:p>
          </table:table-cell>
          <table:table-cell table:formula="oooc:=CEILING([.O180];[$Configuration.$B$3])/[$Configuration.$B$3]" office:value-type="float" office:value="513">
            <text:p>513</text:p>
          </table:table-cell>
          <table:table-cell table:formula="oooc:=IF([.L180];IF([.K180]&gt;0;[$Configuration.$B$21]+[.K180];[$Configuration.$B$20]);0)" office:value-type="float" office:value="65549">
            <text:p>65549</text:p>
          </table:table-cell>
          <table:table-cell table:formula="oooc:=CEILING([.Q180];[$Configuration.$B$3])/[$Configuration.$B$3]" office:value-type="float" office:value="513">
            <text:p>513</text:p>
          </table:table-cell>
          <table:table-cell table:formula="oooc:=IF(AND([$Configuration.$B$27];[.L180];[.K180]&gt;0);[$Configuration.$B$22]+[.K180];0)" office:value-type="float" office:value="65541">
            <text:p>65541</text:p>
          </table:table-cell>
          <table:table-cell table:formula="oooc:=CEILING([.S180];[$Configuration.$B$3])/[$Configuration.$B$3]" office:value-type="float" office:value="513">
            <text:p>513</text:p>
          </table:table-cell>
          <table:table-cell office:value-type="string">
            <text:p>xid 2 pages + 1 byte for enq rec; data 10 bytes (exact fit) [deq, txn]</text:p>
          </table:table-cell>
        </table:table-row>
        <table:table-row table:style-name="ro2">
          <table:table-cell table:formula="oooc:=[.A180]+1"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1]+[.E181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81]" office:value-type="float" office:value="10">
            <text:p>10</text:p>
          </table:table-cell>
          <table:table-cell table:style-name="ce2" table:formula="oooc:=([.C181]*[$Configuration.$B$3]*[$Configuration.$B$4]*[$Configuration.$B$11])-[$Configuration.$B$14]+[.G181]" office:value-type="float" office:value="131039">
            <text:p>131039</text:p>
          </table:table-cell>
          <table:table-cell table:formula="oooc:=[.J181]" office:value-type="float" office:value="131039">
            <text:p>13103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1];0;[.I181])+[.K181]+[$Configuration.$B$19]" office:value-type="float" office:value="131093">
            <text:p>131093</text:p>
          </table:table-cell>
          <table:table-cell table:formula="oooc:=CEILING([.O181];[$Configuration.$B$3])/[$Configuration.$B$3]" office:value-type="float" office:value="1025">
            <text:p>1025</text:p>
          </table:table-cell>
          <table:table-cell table:formula="oooc:=IF([.L181];IF([.K181]&gt;0;[$Configuration.$B$21]+[.K181];[$Configuration.$B$20]);0)" office:value-type="float" office:value="131083">
            <text:p>131083</text:p>
          </table:table-cell>
          <table:table-cell table:formula="oooc:=CEILING([.Q181];[$Configuration.$B$3])/[$Configuration.$B$3]" office:value-type="float" office:value="1025">
            <text:p>1025</text:p>
          </table:table-cell>
          <table:table-cell table:formula="oooc:=IF(AND([$Configuration.$B$27];[.L181];[.K181]&gt;0);[$Configuration.$B$22]+[.K181];0)" office:value-type="float" office:value="131075">
            <text:p>131075</text:p>
          </table:table-cell>
          <table:table-cell table:formula="oooc:=CEILING([.S181];[$Configuration.$B$3])/[$Configuration.$B$3]" office:value-type="float" office:value="1025">
            <text:p>1025</text:p>
          </table:table-cell>
          <table:table-cell office:value-type="string">
            <text:p>xid 4 pages – 1 byte for enq rec; data 10 bytes (exact fit) [deq, txn]</text:p>
          </table:table-cell>
        </table:table-row>
        <table:table-row table:style-name="ro2">
          <table:table-cell table:formula="oooc:=[.A181]+1" office:value-type="float" office:value="161">
            <text:p>16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2]+[.E182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2]" office:value-type="float" office:value="10">
            <text:p>10</text:p>
          </table:table-cell>
          <table:table-cell table:style-name="ce2" table:formula="oooc:=([.C182]*[$Configuration.$B$3]*[$Configuration.$B$4]*[$Configuration.$B$11])-[$Configuration.$B$14]+[.G182]" office:value-type="float" office:value="131040">
            <text:p>131040</text:p>
          </table:table-cell>
          <table:table-cell table:formula="oooc:=[.J182]" office:value-type="float" office:value="131040">
            <text:p>13104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2];0;[.I182])+[.K182]+[$Configuration.$B$19]" office:value-type="float" office:value="131094">
            <text:p>131094</text:p>
          </table:table-cell>
          <table:table-cell table:formula="oooc:=CEILING([.O182];[$Configuration.$B$3])/[$Configuration.$B$3]" office:value-type="float" office:value="1025">
            <text:p>1025</text:p>
          </table:table-cell>
          <table:table-cell table:formula="oooc:=IF([.L182];IF([.K182]&gt;0;[$Configuration.$B$21]+[.K182];[$Configuration.$B$20]);0)" office:value-type="float" office:value="131084">
            <text:p>131084</text:p>
          </table:table-cell>
          <table:table-cell table:formula="oooc:=CEILING([.Q182];[$Configuration.$B$3])/[$Configuration.$B$3]" office:value-type="float" office:value="1025">
            <text:p>1025</text:p>
          </table:table-cell>
          <table:table-cell table:formula="oooc:=IF(AND([$Configuration.$B$27];[.L182];[.K182]&gt;0);[$Configuration.$B$22]+[.K182];0)" office:value-type="float" office:value="131076">
            <text:p>131076</text:p>
          </table:table-cell>
          <table:table-cell table:formula="oooc:=CEILING([.S182];[$Configuration.$B$3])/[$Configuration.$B$3]" office:value-type="float" office:value="1025">
            <text:p>1025</text:p>
          </table:table-cell>
          <table:table-cell office:value-type="string">
            <text:p>xid 4 pages for enq rec; data 10 bytes (exact fit) [deq, txn]</text:p>
          </table:table-cell>
        </table:table-row>
        <table:table-row table:style-name="ro2">
          <table:table-cell table:formula="oooc:=[.A182]+1" office:value-type="float" office:value="162">
            <text:p>16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3]+[.E183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3]" office:value-type="float" office:value="10">
            <text:p>10</text:p>
          </table:table-cell>
          <table:table-cell table:style-name="ce2" table:formula="oooc:=([.C183]*[$Configuration.$B$3]*[$Configuration.$B$4]*[$Configuration.$B$11])-[$Configuration.$B$14]+[.G183]" office:value-type="float" office:value="131041">
            <text:p>131041</text:p>
          </table:table-cell>
          <table:table-cell table:formula="oooc:=[.J183]" office:value-type="float" office:value="131041">
            <text:p>13104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3];0;[.I183])+[.K183]+[$Configuration.$B$19]" office:value-type="float" office:value="131095">
            <text:p>131095</text:p>
          </table:table-cell>
          <table:table-cell table:formula="oooc:=CEILING([.O183];[$Configuration.$B$3])/[$Configuration.$B$3]" office:value-type="float" office:value="1025">
            <text:p>1025</text:p>
          </table:table-cell>
          <table:table-cell table:formula="oooc:=IF([.L183];IF([.K183]&gt;0;[$Configuration.$B$21]+[.K183];[$Configuration.$B$20]);0)" office:value-type="float" office:value="131085">
            <text:p>131085</text:p>
          </table:table-cell>
          <table:table-cell table:formula="oooc:=CEILING([.Q183];[$Configuration.$B$3])/[$Configuration.$B$3]" office:value-type="float" office:value="1025">
            <text:p>1025</text:p>
          </table:table-cell>
          <table:table-cell table:formula="oooc:=IF(AND([$Configuration.$B$27];[.L183];[.K183]&gt;0);[$Configuration.$B$22]+[.K183];0)" office:value-type="float" office:value="131077">
            <text:p>131077</text:p>
          </table:table-cell>
          <table:table-cell table:formula="oooc:=CEILING([.S183];[$Configuration.$B$3])/[$Configuration.$B$3]" office:value-type="float" office:value="1025">
            <text:p>1025</text:p>
          </table:table-cell>
          <table:table-cell office:value-type="string">
            <text:p>xid 4 pages + 1 byte for enq rec; data 10 bytes (exact fit) [deq, txn]</text:p>
          </table:table-cell>
        </table:table-row>
        <table:table-row table:style-name="ro2">
          <table:table-cell table:formula="oooc:=[.A183]+1" office:value-type="float" office:value="163">
            <text:p>163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4]+[.E184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4]" office:value-type="float" office:value="10">
            <text:p>10</text:p>
          </table:table-cell>
          <table:table-cell table:style-name="ce2" table:formula="oooc:=([.C184]*[$Configuration.$B$3]*[$Configuration.$B$4]*[$Configuration.$B$11])-[$Configuration.$B$14]+[.G184]" office:value-type="float" office:value="114656">
            <text:p>114656</text:p>
          </table:table-cell>
          <table:table-cell table:formula="oooc:=[.J184]" office:value-type="float" office:value="114656">
            <text:p>1146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4];0;[.I184])+[.K184]+[$Configuration.$B$19]" office:value-type="float" office:value="114710">
            <text:p>114710</text:p>
          </table:table-cell>
          <table:table-cell table:formula="oooc:=CEILING([.O184];[$Configuration.$B$3])/[$Configuration.$B$3]" office:value-type="float" office:value="897">
            <text:p>897</text:p>
          </table:table-cell>
          <table:table-cell table:formula="oooc:=IF([.L184];IF([.K184]&gt;0;[$Configuration.$B$21]+[.K184];[$Configuration.$B$20]);0)" office:value-type="float" office:value="114700">
            <text:p>114700</text:p>
          </table:table-cell>
          <table:table-cell table:formula="oooc:=CEILING([.Q184];[$Configuration.$B$3])/[$Configuration.$B$3]" office:value-type="float" office:value="897">
            <text:p>897</text:p>
          </table:table-cell>
          <table:table-cell table:formula="oooc:=IF(AND([$Configuration.$B$27];[.L184];[.K184]&gt;0);[$Configuration.$B$22]+[.K184];0)" office:value-type="float" office:value="114692">
            <text:p>114692</text:p>
          </table:table-cell>
          <table:table-cell table:formula="oooc:=CEILING([.S184];[$Configuration.$B$3])/[$Configuration.$B$3]" office:value-type="float" office:value="897">
            <text:p>897</text:p>
          </table:table-cell>
          <table:table-cell office:value-type="string">
            <text:p>xid 3.5 pages for enq rec; data 10 bytes (exact fit) [deq, txn]</text:p>
          </table:table-cell>
        </table:table-row>
        <table:table-row table:style-name="ro2">
          <table:table-cell table:formula="oooc:=[.A184]+1" office:value-type="float" office:value="164">
            <text:p>164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5]+[.E185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5]" office:value-type="float" office:value="10">
            <text:p>10</text:p>
          </table:table-cell>
          <table:table-cell table:style-name="ce2" table:formula="oooc:=([.C185]*[$Configuration.$B$3]*[$Configuration.$B$4]*[$Configuration.$B$11])-[$Configuration.$B$14]+[.G185]" office:value-type="float" office:value="114657">
            <text:p>114657</text:p>
          </table:table-cell>
          <table:table-cell table:formula="oooc:=[.J185]" office:value-type="float" office:value="114657">
            <text:p>11465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5];0;[.I185])+[.K185]+[$Configuration.$B$19]" office:value-type="float" office:value="114711">
            <text:p>114711</text:p>
          </table:table-cell>
          <table:table-cell table:formula="oooc:=CEILING([.O185];[$Configuration.$B$3])/[$Configuration.$B$3]" office:value-type="float" office:value="897">
            <text:p>897</text:p>
          </table:table-cell>
          <table:table-cell table:formula="oooc:=IF([.L185];IF([.K185]&gt;0;[$Configuration.$B$21]+[.K185];[$Configuration.$B$20]);0)" office:value-type="float" office:value="114701">
            <text:p>114701</text:p>
          </table:table-cell>
          <table:table-cell table:formula="oooc:=CEILING([.Q185];[$Configuration.$B$3])/[$Configuration.$B$3]" office:value-type="float" office:value="897">
            <text:p>897</text:p>
          </table:table-cell>
          <table:table-cell table:formula="oooc:=IF(AND([$Configuration.$B$27];[.L185];[.K185]&gt;0);[$Configuration.$B$22]+[.K185];0)" office:value-type="float" office:value="114693">
            <text:p>114693</text:p>
          </table:table-cell>
          <table:table-cell table:formula="oooc:=CEILING([.S185];[$Configuration.$B$3])/[$Configuration.$B$3]" office:value-type="float" office:value="897">
            <text:p>897</text:p>
          </table:table-cell>
          <table:table-cell office:value-type="string">
            <text:p>xid 3.5 pages + 1 byte for enq rec; data 10 bytes (exact fit) [deq, txn]</text:p>
          </table:table-cell>
        </table:table-row>
        <table:table-row table:style-name="ro2">
          <table:table-cell table:formula="oooc:=[.A185]+1" office:value-type="float" office:value="165">
            <text:p>16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6]+[.E186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86]" office:value-type="float" office:value="10">
            <text:p>10</text:p>
          </table:table-cell>
          <table:table-cell table:style-name="ce2" table:formula="oooc:=([.C186]*[$Configuration.$B$3]*[$Configuration.$B$4]*[$Configuration.$B$11])-[$Configuration.$B$15]+[.G186]" office:value-type="float" office:value="32735">
            <text:p>32735</text:p>
          </table:table-cell>
          <table:table-cell table:formula="oooc:=[.J186]" office:value-type="float" office:value="32735">
            <text:p>3273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6];0;[.I186])+[.K186]+[$Configuration.$B$19]" office:value-type="float" office:value="32789">
            <text:p>32789</text:p>
          </table:table-cell>
          <table:table-cell table:formula="oooc:=CEILING([.O186];[$Configuration.$B$3])/[$Configuration.$B$3]" office:value-type="float" office:value="257">
            <text:p>257</text:p>
          </table:table-cell>
          <table:table-cell table:formula="oooc:=IF([.L186];IF([.K186]&gt;0;[$Configuration.$B$21]+[.K186];[$Configuration.$B$20]);0)" office:value-type="float" office:value="32779">
            <text:p>32779</text:p>
          </table:table-cell>
          <table:table-cell table:formula="oooc:=CEILING([.Q186];[$Configuration.$B$3])/[$Configuration.$B$3]" office:value-type="float" office:value="257">
            <text:p>257</text:p>
          </table:table-cell>
          <table:table-cell table:formula="oooc:=IF(AND([$Configuration.$B$27];[.L186];[.K186]&gt;0);[$Configuration.$B$22]+[.K186];0)" office:value-type="float" office:value="32771">
            <text:p>32771</text:p>
          </table:table-cell>
          <table:table-cell table:formula="oooc:=CEILING([.S186];[$Configuration.$B$3])/[$Configuration.$B$3]" office:value-type="float" office:value="257">
            <text:p>257</text:p>
          </table:table-cell>
          <table:table-cell office:value-type="string">
            <text:p>xid 1 page – 1 byte for deq rec; data 10 bytes (exact fit) [deq, txn]</text:p>
          </table:table-cell>
        </table:table-row>
        <table:table-row table:style-name="ro2">
          <table:table-cell table:formula="oooc:=[.A186]+1" office:value-type="float" office:value="166">
            <text:p>16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7]+[.E187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7]" office:value-type="float" office:value="10">
            <text:p>10</text:p>
          </table:table-cell>
          <table:table-cell table:style-name="ce2" table:formula="oooc:=([.C187]*[$Configuration.$B$3]*[$Configuration.$B$4]*[$Configuration.$B$11])-[$Configuration.$B$15]+[.G187]" office:value-type="float" office:value="32736">
            <text:p>32736</text:p>
          </table:table-cell>
          <table:table-cell table:formula="oooc:=[.J187]" office:value-type="float" office:value="32736">
            <text:p>3273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7];0;[.I187])+[.K187]+[$Configuration.$B$19]" office:value-type="float" office:value="32790">
            <text:p>32790</text:p>
          </table:table-cell>
          <table:table-cell table:formula="oooc:=CEILING([.O187];[$Configuration.$B$3])/[$Configuration.$B$3]" office:value-type="float" office:value="257">
            <text:p>257</text:p>
          </table:table-cell>
          <table:table-cell table:formula="oooc:=IF([.L187];IF([.K187]&gt;0;[$Configuration.$B$21]+[.K187];[$Configuration.$B$20]);0)" office:value-type="float" office:value="32780">
            <text:p>32780</text:p>
          </table:table-cell>
          <table:table-cell table:formula="oooc:=CEILING([.Q187];[$Configuration.$B$3])/[$Configuration.$B$3]" office:value-type="float" office:value="257">
            <text:p>257</text:p>
          </table:table-cell>
          <table:table-cell table:formula="oooc:=IF(AND([$Configuration.$B$27];[.L187];[.K187]&gt;0);[$Configuration.$B$22]+[.K187];0)" office:value-type="float" office:value="32772">
            <text:p>32772</text:p>
          </table:table-cell>
          <table:table-cell table:formula="oooc:=CEILING([.S187];[$Configuration.$B$3])/[$Configuration.$B$3]" office:value-type="float" office:value="257">
            <text:p>257</text:p>
          </table:table-cell>
          <table:table-cell office:value-type="string">
            <text:p>xid 1 page for deq rec; data 10 bytes (exact fit) [deq, txn]</text:p>
          </table:table-cell>
        </table:table-row>
        <table:table-row table:style-name="ro2">
          <table:table-cell table:formula="oooc:=[.A187]+1" office:value-type="float" office:value="167">
            <text:p>16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8]+[.E188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8]" office:value-type="float" office:value="10">
            <text:p>10</text:p>
          </table:table-cell>
          <table:table-cell table:style-name="ce2" table:formula="oooc:=([.C188]*[$Configuration.$B$3]*[$Configuration.$B$4]*[$Configuration.$B$11])-[$Configuration.$B$15]+[.G188]" office:value-type="float" office:value="32737">
            <text:p>32737</text:p>
          </table:table-cell>
          <table:table-cell table:formula="oooc:=[.J188]" office:value-type="float" office:value="32737">
            <text:p>3273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8];0;[.I188])+[.K188]+[$Configuration.$B$19]" office:value-type="float" office:value="32791">
            <text:p>32791</text:p>
          </table:table-cell>
          <table:table-cell table:formula="oooc:=CEILING([.O188];[$Configuration.$B$3])/[$Configuration.$B$3]" office:value-type="float" office:value="257">
            <text:p>257</text:p>
          </table:table-cell>
          <table:table-cell table:formula="oooc:=IF([.L188];IF([.K188]&gt;0;[$Configuration.$B$21]+[.K188];[$Configuration.$B$20]);0)" office:value-type="float" office:value="32781">
            <text:p>32781</text:p>
          </table:table-cell>
          <table:table-cell table:formula="oooc:=CEILING([.Q188];[$Configuration.$B$3])/[$Configuration.$B$3]" office:value-type="float" office:value="257">
            <text:p>257</text:p>
          </table:table-cell>
          <table:table-cell table:formula="oooc:=IF(AND([$Configuration.$B$27];[.L188];[.K188]&gt;0);[$Configuration.$B$22]+[.K188];0)" office:value-type="float" office:value="32773">
            <text:p>32773</text:p>
          </table:table-cell>
          <table:table-cell table:formula="oooc:=CEILING([.S188];[$Configuration.$B$3])/[$Configuration.$B$3]" office:value-type="float" office:value="257">
            <text:p>257</text:p>
          </table:table-cell>
          <table:table-cell office:value-type="string">
            <text:p>xid 1 page + 1 byte for deq rec; data 10 bytes (exact fit) [deq, txn]</text:p>
          </table:table-cell>
        </table:table-row>
        <table:table-row table:style-name="ro2">
          <table:table-cell table:formula="oooc:=[.A188]+1" office:value-type="float" office:value="168">
            <text:p>16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9]+[.E189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89]" office:value-type="float" office:value="10">
            <text:p>10</text:p>
          </table:table-cell>
          <table:table-cell table:style-name="ce2" table:formula="oooc:=([.C189]*[$Configuration.$B$3]*[$Configuration.$B$4]*[$Configuration.$B$11])-[$Configuration.$B$15]+[.G189]" office:value-type="float" office:value="65503">
            <text:p>65503</text:p>
          </table:table-cell>
          <table:table-cell table:formula="oooc:=[.J189]" office:value-type="float" office:value="65503">
            <text:p>6550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9];0;[.I189])+[.K189]+[$Configuration.$B$19]" office:value-type="float" office:value="65557">
            <text:p>65557</text:p>
          </table:table-cell>
          <table:table-cell table:formula="oooc:=CEILING([.O189];[$Configuration.$B$3])/[$Configuration.$B$3]" office:value-type="float" office:value="513">
            <text:p>513</text:p>
          </table:table-cell>
          <table:table-cell table:formula="oooc:=IF([.L189];IF([.K189]&gt;0;[$Configuration.$B$21]+[.K189];[$Configuration.$B$20]);0)" office:value-type="float" office:value="65547">
            <text:p>65547</text:p>
          </table:table-cell>
          <table:table-cell table:formula="oooc:=CEILING([.Q189];[$Configuration.$B$3])/[$Configuration.$B$3]" office:value-type="float" office:value="513">
            <text:p>513</text:p>
          </table:table-cell>
          <table:table-cell table:formula="oooc:=IF(AND([$Configuration.$B$27];[.L189];[.K189]&gt;0);[$Configuration.$B$22]+[.K189];0)" office:value-type="float" office:value="65539">
            <text:p>65539</text:p>
          </table:table-cell>
          <table:table-cell table:formula="oooc:=CEILING([.S189];[$Configuration.$B$3])/[$Configuration.$B$3]" office:value-type="float" office:value="513">
            <text:p>513</text:p>
          </table:table-cell>
          <table:table-cell office:value-type="string">
            <text:p>xid 2 pages – 1 byte for deq rec; data 10 bytes (exact fit) [deq, txn]</text:p>
          </table:table-cell>
        </table:table-row>
        <table:table-row table:style-name="ro2">
          <table:table-cell table:formula="oooc:=[.A189]+1" office:value-type="float" office:value="169">
            <text:p>16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0]+[.E190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0]" office:value-type="float" office:value="10">
            <text:p>10</text:p>
          </table:table-cell>
          <table:table-cell table:style-name="ce2" table:formula="oooc:=([.C190]*[$Configuration.$B$3]*[$Configuration.$B$4]*[$Configuration.$B$11])-[$Configuration.$B$15]+[.G190]" office:value-type="float" office:value="65504">
            <text:p>65504</text:p>
          </table:table-cell>
          <table:table-cell table:formula="oooc:=[.J190]" office:value-type="float" office:value="65504">
            <text:p>6550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0];0;[.I190])+[.K190]+[$Configuration.$B$19]" office:value-type="float" office:value="65558">
            <text:p>65558</text:p>
          </table:table-cell>
          <table:table-cell table:formula="oooc:=CEILING([.O190];[$Configuration.$B$3])/[$Configuration.$B$3]" office:value-type="float" office:value="513">
            <text:p>513</text:p>
          </table:table-cell>
          <table:table-cell table:formula="oooc:=IF([.L190];IF([.K190]&gt;0;[$Configuration.$B$21]+[.K190];[$Configuration.$B$20]);0)" office:value-type="float" office:value="65548">
            <text:p>65548</text:p>
          </table:table-cell>
          <table:table-cell table:formula="oooc:=CEILING([.Q190];[$Configuration.$B$3])/[$Configuration.$B$3]" office:value-type="float" office:value="513">
            <text:p>513</text:p>
          </table:table-cell>
          <table:table-cell table:formula="oooc:=IF(AND([$Configuration.$B$27];[.L190];[.K190]&gt;0);[$Configuration.$B$22]+[.K190];0)" office:value-type="float" office:value="65540">
            <text:p>65540</text:p>
          </table:table-cell>
          <table:table-cell table:formula="oooc:=CEILING([.S190];[$Configuration.$B$3])/[$Configuration.$B$3]" office:value-type="float" office:value="513">
            <text:p>513</text:p>
          </table:table-cell>
          <table:table-cell office:value-type="string">
            <text:p>xid 2 pages for deq rec; data 10 bytes (exact fit) [deq, txn]</text:p>
          </table:table-cell>
        </table:table-row>
        <table:table-row table:style-name="ro2">
          <table:table-cell table:formula="oooc:=[.A190]+1" office:value-type="float" office:value="170">
            <text:p>17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1]+[.E191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1]" office:value-type="float" office:value="10">
            <text:p>10</text:p>
          </table:table-cell>
          <table:table-cell table:style-name="ce2" table:formula="oooc:=([.C191]*[$Configuration.$B$3]*[$Configuration.$B$4]*[$Configuration.$B$11])-[$Configuration.$B$15]+[.G191]" office:value-type="float" office:value="65505">
            <text:p>65505</text:p>
          </table:table-cell>
          <table:table-cell table:formula="oooc:=[.J191]" office:value-type="float" office:value="65505">
            <text:p>6550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1];0;[.I191])+[.K191]+[$Configuration.$B$19]" office:value-type="float" office:value="65559">
            <text:p>65559</text:p>
          </table:table-cell>
          <table:table-cell table:formula="oooc:=CEILING([.O191];[$Configuration.$B$3])/[$Configuration.$B$3]" office:value-type="float" office:value="513">
            <text:p>513</text:p>
          </table:table-cell>
          <table:table-cell table:formula="oooc:=IF([.L191];IF([.K191]&gt;0;[$Configuration.$B$21]+[.K191];[$Configuration.$B$20]);0)" office:value-type="float" office:value="65549">
            <text:p>65549</text:p>
          </table:table-cell>
          <table:table-cell table:formula="oooc:=CEILING([.Q191];[$Configuration.$B$3])/[$Configuration.$B$3]" office:value-type="float" office:value="513">
            <text:p>513</text:p>
          </table:table-cell>
          <table:table-cell table:formula="oooc:=IF(AND([$Configuration.$B$27];[.L191];[.K191]&gt;0);[$Configuration.$B$22]+[.K191];0)" office:value-type="float" office:value="65541">
            <text:p>65541</text:p>
          </table:table-cell>
          <table:table-cell table:formula="oooc:=CEILING([.S191];[$Configuration.$B$3])/[$Configuration.$B$3]" office:value-type="float" office:value="513">
            <text:p>513</text:p>
          </table:table-cell>
          <table:table-cell office:value-type="string">
            <text:p>xid 2 pages + 1 byte for deq rec; data 10 bytes (exact fit) [deq, txn]</text:p>
          </table:table-cell>
        </table:table-row>
        <table:table-row table:style-name="ro2">
          <table:table-cell table:formula="oooc:=[.A191]+1" office:value-type="float" office:value="171">
            <text:p>17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2]+[.E192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92]" office:value-type="float" office:value="10">
            <text:p>10</text:p>
          </table:table-cell>
          <table:table-cell table:style-name="ce2" table:formula="oooc:=([.C192]*[$Configuration.$B$3]*[$Configuration.$B$4]*[$Configuration.$B$11])-[$Configuration.$B$15]+[.G192]" office:value-type="float" office:value="131039">
            <text:p>131039</text:p>
          </table:table-cell>
          <table:table-cell table:formula="oooc:=[.J192]" office:value-type="float" office:value="131039">
            <text:p>13103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2];0;[.I192])+[.K192]+[$Configuration.$B$19]" office:value-type="float" office:value="131093">
            <text:p>131093</text:p>
          </table:table-cell>
          <table:table-cell table:formula="oooc:=CEILING([.O192];[$Configuration.$B$3])/[$Configuration.$B$3]" office:value-type="float" office:value="1025">
            <text:p>1025</text:p>
          </table:table-cell>
          <table:table-cell table:formula="oooc:=IF([.L192];IF([.K192]&gt;0;[$Configuration.$B$21]+[.K192];[$Configuration.$B$20]);0)" office:value-type="float" office:value="131083">
            <text:p>131083</text:p>
          </table:table-cell>
          <table:table-cell table:formula="oooc:=CEILING([.Q192];[$Configuration.$B$3])/[$Configuration.$B$3]" office:value-type="float" office:value="1025">
            <text:p>1025</text:p>
          </table:table-cell>
          <table:table-cell table:formula="oooc:=IF(AND([$Configuration.$B$27];[.L192];[.K192]&gt;0);[$Configuration.$B$22]+[.K192];0)" office:value-type="float" office:value="131075">
            <text:p>131075</text:p>
          </table:table-cell>
          <table:table-cell table:formula="oooc:=CEILING([.S192];[$Configuration.$B$3])/[$Configuration.$B$3]" office:value-type="float" office:value="1025">
            <text:p>1025</text:p>
          </table:table-cell>
          <table:table-cell office:value-type="string">
            <text:p>xid 4 pages – 1 byte for deq rec; data 10 bytes (exact fit) [deq, txn]</text:p>
          </table:table-cell>
        </table:table-row>
        <table:table-row table:style-name="ro2">
          <table:table-cell table:formula="oooc:=[.A192]+1" office:value-type="float" office:value="172">
            <text:p>17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3]+[.E193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3]" office:value-type="float" office:value="10">
            <text:p>10</text:p>
          </table:table-cell>
          <table:table-cell table:style-name="ce2" table:formula="oooc:=([.C193]*[$Configuration.$B$3]*[$Configuration.$B$4]*[$Configuration.$B$11])-[$Configuration.$B$15]+[.G193]" office:value-type="float" office:value="131040">
            <text:p>131040</text:p>
          </table:table-cell>
          <table:table-cell table:formula="oooc:=[.J193]" office:value-type="float" office:value="131040">
            <text:p>13104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3];0;[.I193])+[.K193]+[$Configuration.$B$19]" office:value-type="float" office:value="131094">
            <text:p>131094</text:p>
          </table:table-cell>
          <table:table-cell table:formula="oooc:=CEILING([.O193];[$Configuration.$B$3])/[$Configuration.$B$3]" office:value-type="float" office:value="1025">
            <text:p>1025</text:p>
          </table:table-cell>
          <table:table-cell table:formula="oooc:=IF([.L193];IF([.K193]&gt;0;[$Configuration.$B$21]+[.K193];[$Configuration.$B$20]);0)" office:value-type="float" office:value="131084">
            <text:p>131084</text:p>
          </table:table-cell>
          <table:table-cell table:formula="oooc:=CEILING([.Q193];[$Configuration.$B$3])/[$Configuration.$B$3]" office:value-type="float" office:value="1025">
            <text:p>1025</text:p>
          </table:table-cell>
          <table:table-cell table:formula="oooc:=IF(AND([$Configuration.$B$27];[.L193];[.K193]&gt;0);[$Configuration.$B$22]+[.K193];0)" office:value-type="float" office:value="131076">
            <text:p>131076</text:p>
          </table:table-cell>
          <table:table-cell table:formula="oooc:=CEILING([.S193];[$Configuration.$B$3])/[$Configuration.$B$3]" office:value-type="float" office:value="1025">
            <text:p>1025</text:p>
          </table:table-cell>
          <table:table-cell office:value-type="string">
            <text:p>xid 4 pages for deq rec; data 10 bytes (exact fit) [deq, txn]</text:p>
          </table:table-cell>
        </table:table-row>
        <table:table-row table:style-name="ro2">
          <table:table-cell table:formula="oooc:=[.A193]+1" office:value-type="float" office:value="173">
            <text:p>17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4]+[.E194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4]" office:value-type="float" office:value="10">
            <text:p>10</text:p>
          </table:table-cell>
          <table:table-cell table:style-name="ce2" table:formula="oooc:=([.C194]*[$Configuration.$B$3]*[$Configuration.$B$4]*[$Configuration.$B$11])-[$Configuration.$B$15]+[.G194]" office:value-type="float" office:value="131041">
            <text:p>131041</text:p>
          </table:table-cell>
          <table:table-cell table:formula="oooc:=[.J194]" office:value-type="float" office:value="131041">
            <text:p>13104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4];0;[.I194])+[.K194]+[$Configuration.$B$19]" office:value-type="float" office:value="131095">
            <text:p>131095</text:p>
          </table:table-cell>
          <table:table-cell table:formula="oooc:=CEILING([.O194];[$Configuration.$B$3])/[$Configuration.$B$3]" office:value-type="float" office:value="1025">
            <text:p>1025</text:p>
          </table:table-cell>
          <table:table-cell table:formula="oooc:=IF([.L194];IF([.K194]&gt;0;[$Configuration.$B$21]+[.K194];[$Configuration.$B$20]);0)" office:value-type="float" office:value="131085">
            <text:p>131085</text:p>
          </table:table-cell>
          <table:table-cell table:formula="oooc:=CEILING([.Q194];[$Configuration.$B$3])/[$Configuration.$B$3]" office:value-type="float" office:value="1025">
            <text:p>1025</text:p>
          </table:table-cell>
          <table:table-cell table:formula="oooc:=IF(AND([$Configuration.$B$27];[.L194];[.K194]&gt;0);[$Configuration.$B$22]+[.K194];0)" office:value-type="float" office:value="131077">
            <text:p>131077</text:p>
          </table:table-cell>
          <table:table-cell table:formula="oooc:=CEILING([.S194];[$Configuration.$B$3])/[$Configuration.$B$3]" office:value-type="float" office:value="1025">
            <text:p>1025</text:p>
          </table:table-cell>
          <table:table-cell office:value-type="string">
            <text:p>xid 4 pages + 1 byte for deq rec; data 10 bytes (exact fit) [deq, txn]</text:p>
          </table:table-cell>
        </table:table-row>
        <table:table-row table:style-name="ro2">
          <table:table-cell table:formula="oooc:=[.A194]+1" office:value-type="float" office:value="174">
            <text:p>174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5]+[.E195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5]" office:value-type="float" office:value="10">
            <text:p>10</text:p>
          </table:table-cell>
          <table:table-cell table:style-name="ce2" table:formula="oooc:=([.C195]*[$Configuration.$B$3]*[$Configuration.$B$4]*[$Configuration.$B$11])-[$Configuration.$B$15]+[.G195]" office:value-type="float" office:value="114656">
            <text:p>114656</text:p>
          </table:table-cell>
          <table:table-cell table:formula="oooc:=[.J195]" office:value-type="float" office:value="114656">
            <text:p>1146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5];0;[.I195])+[.K195]+[$Configuration.$B$19]" office:value-type="float" office:value="114710">
            <text:p>114710</text:p>
          </table:table-cell>
          <table:table-cell table:formula="oooc:=CEILING([.O195];[$Configuration.$B$3])/[$Configuration.$B$3]" office:value-type="float" office:value="897">
            <text:p>897</text:p>
          </table:table-cell>
          <table:table-cell table:formula="oooc:=IF([.L195];IF([.K195]&gt;0;[$Configuration.$B$21]+[.K195];[$Configuration.$B$20]);0)" office:value-type="float" office:value="114700">
            <text:p>114700</text:p>
          </table:table-cell>
          <table:table-cell table:formula="oooc:=CEILING([.Q195];[$Configuration.$B$3])/[$Configuration.$B$3]" office:value-type="float" office:value="897">
            <text:p>897</text:p>
          </table:table-cell>
          <table:table-cell table:formula="oooc:=IF(AND([$Configuration.$B$27];[.L195];[.K195]&gt;0);[$Configuration.$B$22]+[.K195];0)" office:value-type="float" office:value="114692">
            <text:p>114692</text:p>
          </table:table-cell>
          <table:table-cell table:formula="oooc:=CEILING([.S195];[$Configuration.$B$3])/[$Configuration.$B$3]" office:value-type="float" office:value="897">
            <text:p>897</text:p>
          </table:table-cell>
          <table:table-cell office:value-type="string">
            <text:p>xid 3.5 pages for deq rec; data 10 bytes (exact fit) [deq, txn]</text:p>
          </table:table-cell>
        </table:table-row>
        <table:table-row table:style-name="ro2">
          <table:table-cell table:formula="oooc:=[.A195]+1" office:value-type="float" office:value="175">
            <text:p>175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6]+[.E196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6]" office:value-type="float" office:value="10">
            <text:p>10</text:p>
          </table:table-cell>
          <table:table-cell table:style-name="ce2" table:formula="oooc:=([.C196]*[$Configuration.$B$3]*[$Configuration.$B$4]*[$Configuration.$B$11])-[$Configuration.$B$15]+[.G196]" office:value-type="float" office:value="114657">
            <text:p>114657</text:p>
          </table:table-cell>
          <table:table-cell table:formula="oooc:=[.J196]" office:value-type="float" office:value="114657">
            <text:p>11465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6];0;[.I196])+[.K196]+[$Configuration.$B$19]" office:value-type="float" office:value="114711">
            <text:p>114711</text:p>
          </table:table-cell>
          <table:table-cell table:formula="oooc:=CEILING([.O196];[$Configuration.$B$3])/[$Configuration.$B$3]" office:value-type="float" office:value="897">
            <text:p>897</text:p>
          </table:table-cell>
          <table:table-cell table:formula="oooc:=IF([.L196];IF([.K196]&gt;0;[$Configuration.$B$21]+[.K196];[$Configuration.$B$20]);0)" office:value-type="float" office:value="114701">
            <text:p>114701</text:p>
          </table:table-cell>
          <table:table-cell table:formula="oooc:=CEILING([.Q196];[$Configuration.$B$3])/[$Configuration.$B$3]" office:value-type="float" office:value="897">
            <text:p>897</text:p>
          </table:table-cell>
          <table:table-cell table:formula="oooc:=IF(AND([$Configuration.$B$27];[.L196];[.K196]&gt;0);[$Configuration.$B$22]+[.K196];0)" office:value-type="float" office:value="114693">
            <text:p>114693</text:p>
          </table:table-cell>
          <table:table-cell table:formula="oooc:=CEILING([.S196];[$Configuration.$B$3])/[$Configuration.$B$3]" office:value-type="float" office:value="897">
            <text:p>897</text:p>
          </table:table-cell>
          <table:table-cell office:value-type="string">
            <text:p>xid 3.5 pages + 1 byte for deq rec; data 10 bytes (exact fit) [deq, txn]</text:p>
          </table:table-cell>
        </table:table-row>
        <table:table-row table:style-name="ro2">
          <table:table-cell table:formula="oooc:=[.A196]+1" office:value-type="float" office:value="176">
            <text:p>17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7]+[.E197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97]" office:value-type="float" office:value="10">
            <text:p>10</text:p>
          </table:table-cell>
          <table:table-cell table:style-name="ce2" table:formula="oooc:=([.C197]*[$Configuration.$B$3]*[$Configuration.$B$4]*[$Configuration.$B$11])-[$Configuration.$B$16]+[.G197]" office:value-type="float" office:value="32743">
            <text:p>32743</text:p>
          </table:table-cell>
          <table:table-cell table:formula="oooc:=[.J197]" office:value-type="float" office:value="32743">
            <text:p>3274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7];0;[.I197])+[.K197]+[$Configuration.$B$19]" office:value-type="float" office:value="32797">
            <text:p>32797</text:p>
          </table:table-cell>
          <table:table-cell table:formula="oooc:=CEILING([.O197];[$Configuration.$B$3])/[$Configuration.$B$3]" office:value-type="float" office:value="257">
            <text:p>257</text:p>
          </table:table-cell>
          <table:table-cell table:formula="oooc:=IF([.L197];IF([.K197]&gt;0;[$Configuration.$B$21]+[.K197];[$Configuration.$B$20]);0)" office:value-type="float" office:value="32787">
            <text:p>32787</text:p>
          </table:table-cell>
          <table:table-cell table:formula="oooc:=CEILING([.Q197];[$Configuration.$B$3])/[$Configuration.$B$3]" office:value-type="float" office:value="257">
            <text:p>257</text:p>
          </table:table-cell>
          <table:table-cell table:formula="oooc:=IF(AND([$Configuration.$B$27];[.L197];[.K197]&gt;0);[$Configuration.$B$22]+[.K197];0)" office:value-type="float" office:value="32779">
            <text:p>32779</text:p>
          </table:table-cell>
          <table:table-cell table:formula="oooc:=CEILING([.S197];[$Configuration.$B$3])/[$Configuration.$B$3]" office:value-type="float" office:value="257">
            <text:p>257</text:p>
          </table:table-cell>
          <table:table-cell office:value-type="string">
            <text:p>xid 1 page – 1 byte for txn rec; data 10 bytes (exact fit) [deq, txn]</text:p>
          </table:table-cell>
        </table:table-row>
        <table:table-row table:style-name="ro2">
          <table:table-cell table:formula="oooc:=[.A197]+1" office:value-type="float" office:value="177">
            <text:p>17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8]+[.E198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8]" office:value-type="float" office:value="10">
            <text:p>10</text:p>
          </table:table-cell>
          <table:table-cell table:style-name="ce2" table:formula="oooc:=([.C198]*[$Configuration.$B$3]*[$Configuration.$B$4]*[$Configuration.$B$11])-[$Configuration.$B$16]+[.G198]" office:value-type="float" office:value="32744">
            <text:p>32744</text:p>
          </table:table-cell>
          <table:table-cell table:formula="oooc:=[.J198]" office:value-type="float" office:value="32744">
            <text:p>3274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8];0;[.I198])+[.K198]+[$Configuration.$B$19]" office:value-type="float" office:value="32798">
            <text:p>32798</text:p>
          </table:table-cell>
          <table:table-cell table:formula="oooc:=CEILING([.O198];[$Configuration.$B$3])/[$Configuration.$B$3]" office:value-type="float" office:value="257">
            <text:p>257</text:p>
          </table:table-cell>
          <table:table-cell table:formula="oooc:=IF([.L198];IF([.K198]&gt;0;[$Configuration.$B$21]+[.K198];[$Configuration.$B$20]);0)" office:value-type="float" office:value="32788">
            <text:p>32788</text:p>
          </table:table-cell>
          <table:table-cell table:formula="oooc:=CEILING([.Q198];[$Configuration.$B$3])/[$Configuration.$B$3]" office:value-type="float" office:value="257">
            <text:p>257</text:p>
          </table:table-cell>
          <table:table-cell table:formula="oooc:=IF(AND([$Configuration.$B$27];[.L198];[.K198]&gt;0);[$Configuration.$B$22]+[.K198];0)" office:value-type="float" office:value="32780">
            <text:p>32780</text:p>
          </table:table-cell>
          <table:table-cell table:formula="oooc:=CEILING([.S198];[$Configuration.$B$3])/[$Configuration.$B$3]" office:value-type="float" office:value="257">
            <text:p>257</text:p>
          </table:table-cell>
          <table:table-cell office:value-type="string">
            <text:p>xid 1 page for <text:s/>txn rec; data 10 bytes (exact fit) [deq, txn]</text:p>
          </table:table-cell>
        </table:table-row>
        <table:table-row table:style-name="ro2">
          <table:table-cell table:formula="oooc:=[.A198]+1" office:value-type="float" office:value="178">
            <text:p>17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9]+[.E199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9]" office:value-type="float" office:value="10">
            <text:p>10</text:p>
          </table:table-cell>
          <table:table-cell table:style-name="ce2" table:formula="oooc:=([.C199]*[$Configuration.$B$3]*[$Configuration.$B$4]*[$Configuration.$B$11])-[$Configuration.$B$16]+[.G199]" office:value-type="float" office:value="32745">
            <text:p>32745</text:p>
          </table:table-cell>
          <table:table-cell table:formula="oooc:=[.J199]" office:value-type="float" office:value="32745">
            <text:p>3274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9];0;[.I199])+[.K199]+[$Configuration.$B$19]" office:value-type="float" office:value="32799">
            <text:p>32799</text:p>
          </table:table-cell>
          <table:table-cell table:formula="oooc:=CEILING([.O199];[$Configuration.$B$3])/[$Configuration.$B$3]" office:value-type="float" office:value="257">
            <text:p>257</text:p>
          </table:table-cell>
          <table:table-cell table:formula="oooc:=IF([.L199];IF([.K199]&gt;0;[$Configuration.$B$21]+[.K199];[$Configuration.$B$20]);0)" office:value-type="float" office:value="32789">
            <text:p>32789</text:p>
          </table:table-cell>
          <table:table-cell table:formula="oooc:=CEILING([.Q199];[$Configuration.$B$3])/[$Configuration.$B$3]" office:value-type="float" office:value="257">
            <text:p>257</text:p>
          </table:table-cell>
          <table:table-cell table:formula="oooc:=IF(AND([$Configuration.$B$27];[.L199];[.K199]&gt;0);[$Configuration.$B$22]+[.K199];0)" office:value-type="float" office:value="32781">
            <text:p>32781</text:p>
          </table:table-cell>
          <table:table-cell table:formula="oooc:=CEILING([.S199];[$Configuration.$B$3])/[$Configuration.$B$3]" office:value-type="float" office:value="257">
            <text:p>257</text:p>
          </table:table-cell>
          <table:table-cell office:value-type="string">
            <text:p>xid 1 page + 1 byte for <text:s/>txn rec; data 10 bytes (exact fit) [deq, txn]</text:p>
          </table:table-cell>
        </table:table-row>
        <table:table-row table:style-name="ro2">
          <table:table-cell table:formula="oooc:=[.A199]+1" office:value-type="float" office:value="179">
            <text:p>17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0]+[.E200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200]" office:value-type="float" office:value="10">
            <text:p>10</text:p>
          </table:table-cell>
          <table:table-cell table:style-name="ce2" table:formula="oooc:=([.C200]*[$Configuration.$B$3]*[$Configuration.$B$4]*[$Configuration.$B$11])-[$Configuration.$B$16]+[.G200]" office:value-type="float" office:value="65511">
            <text:p>65511</text:p>
          </table:table-cell>
          <table:table-cell table:formula="oooc:=[.J200]" office:value-type="float" office:value="65511">
            <text:p>6551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0];0;[.I200])+[.K200]+[$Configuration.$B$19]" office:value-type="float" office:value="65565">
            <text:p>65565</text:p>
          </table:table-cell>
          <table:table-cell table:formula="oooc:=CEILING([.O200];[$Configuration.$B$3])/[$Configuration.$B$3]" office:value-type="float" office:value="513">
            <text:p>513</text:p>
          </table:table-cell>
          <table:table-cell table:formula="oooc:=IF([.L200];IF([.K200]&gt;0;[$Configuration.$B$21]+[.K200];[$Configuration.$B$20]);0)" office:value-type="float" office:value="65555">
            <text:p>65555</text:p>
          </table:table-cell>
          <table:table-cell table:formula="oooc:=CEILING([.Q200];[$Configuration.$B$3])/[$Configuration.$B$3]" office:value-type="float" office:value="513">
            <text:p>513</text:p>
          </table:table-cell>
          <table:table-cell table:formula="oooc:=IF(AND([$Configuration.$B$27];[.L200];[.K200]&gt;0);[$Configuration.$B$22]+[.K200];0)" office:value-type="float" office:value="65547">
            <text:p>65547</text:p>
          </table:table-cell>
          <table:table-cell table:formula="oooc:=CEILING([.S200];[$Configuration.$B$3])/[$Configuration.$B$3]" office:value-type="float" office:value="513">
            <text:p>513</text:p>
          </table:table-cell>
          <table:table-cell office:value-type="string">
            <text:p>xid 2 pages – 1 byte for <text:s/>txn rec; data 10 bytes (exact fit) [deq, txn]</text:p>
          </table:table-cell>
        </table:table-row>
        <table:table-row table:style-name="ro2">
          <table:table-cell table:formula="oooc:=[.A200]+1" office:value-type="float" office:value="180">
            <text:p>18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1]+[.E201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201]" office:value-type="float" office:value="10">
            <text:p>10</text:p>
          </table:table-cell>
          <table:table-cell table:style-name="ce2" table:formula="oooc:=([.C201]*[$Configuration.$B$3]*[$Configuration.$B$4]*[$Configuration.$B$11])-[$Configuration.$B$16]+[.G201]" office:value-type="float" office:value="65512">
            <text:p>65512</text:p>
          </table:table-cell>
          <table:table-cell table:formula="oooc:=[.J201]" office:value-type="float" office:value="65512">
            <text:p>65512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1];0;[.I201])+[.K201]+[$Configuration.$B$19]" office:value-type="float" office:value="65566">
            <text:p>65566</text:p>
          </table:table-cell>
          <table:table-cell table:formula="oooc:=CEILING([.O201];[$Configuration.$B$3])/[$Configuration.$B$3]" office:value-type="float" office:value="513">
            <text:p>513</text:p>
          </table:table-cell>
          <table:table-cell table:formula="oooc:=IF([.L201];IF([.K201]&gt;0;[$Configuration.$B$21]+[.K201];[$Configuration.$B$20]);0)" office:value-type="float" office:value="65556">
            <text:p>65556</text:p>
          </table:table-cell>
          <table:table-cell table:formula="oooc:=CEILING([.Q201];[$Configuration.$B$3])/[$Configuration.$B$3]" office:value-type="float" office:value="513">
            <text:p>513</text:p>
          </table:table-cell>
          <table:table-cell table:formula="oooc:=IF(AND([$Configuration.$B$27];[.L201];[.K201]&gt;0);[$Configuration.$B$22]+[.K201];0)" office:value-type="float" office:value="65548">
            <text:p>65548</text:p>
          </table:table-cell>
          <table:table-cell table:formula="oooc:=CEILING([.S201];[$Configuration.$B$3])/[$Configuration.$B$3]" office:value-type="float" office:value="513">
            <text:p>513</text:p>
          </table:table-cell>
          <table:table-cell office:value-type="string">
            <text:p>xid 2 pages for <text:s/>txn rec; data 10 bytes (exact fit) [deq, txn]</text:p>
          </table:table-cell>
        </table:table-row>
        <table:table-row table:style-name="ro2">
          <table:table-cell table:formula="oooc:=[.A201]+1" office:value-type="float" office:value="181">
            <text:p>181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2]+[.E202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202]" office:value-type="float" office:value="10">
            <text:p>10</text:p>
          </table:table-cell>
          <table:table-cell table:style-name="ce2" table:formula="oooc:=([.C202]*[$Configuration.$B$3]*[$Configuration.$B$4]*[$Configuration.$B$11])-[$Configuration.$B$16]+[.G202]" office:value-type="float" office:value="65513">
            <text:p>65513</text:p>
          </table:table-cell>
          <table:table-cell table:formula="oooc:=[.J202]" office:value-type="float" office:value="65513">
            <text:p>6551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2];0;[.I202])+[.K202]+[$Configuration.$B$19]" office:value-type="float" office:value="65567">
            <text:p>65567</text:p>
          </table:table-cell>
          <table:table-cell table:formula="oooc:=CEILING([.O202];[$Configuration.$B$3])/[$Configuration.$B$3]" office:value-type="float" office:value="513">
            <text:p>513</text:p>
          </table:table-cell>
          <table:table-cell table:formula="oooc:=IF([.L202];IF([.K202]&gt;0;[$Configuration.$B$21]+[.K202];[$Configuration.$B$20]);0)" office:value-type="float" office:value="65557">
            <text:p>65557</text:p>
          </table:table-cell>
          <table:table-cell table:formula="oooc:=CEILING([.Q202];[$Configuration.$B$3])/[$Configuration.$B$3]" office:value-type="float" office:value="513">
            <text:p>513</text:p>
          </table:table-cell>
          <table:table-cell table:formula="oooc:=IF(AND([$Configuration.$B$27];[.L202];[.K202]&gt;0);[$Configuration.$B$22]+[.K202];0)" office:value-type="float" office:value="65549">
            <text:p>65549</text:p>
          </table:table-cell>
          <table:table-cell table:formula="oooc:=CEILING([.S202];[$Configuration.$B$3])/[$Configuration.$B$3]" office:value-type="float" office:value="513">
            <text:p>513</text:p>
          </table:table-cell>
          <table:table-cell office:value-type="string">
            <text:p>xid 2 pages + 1 byte for <text:s/>txn rec; data 10 bytes (exact fit) [deq, txn]</text:p>
          </table:table-cell>
        </table:table-row>
        <table:table-row table:style-name="ro2">
          <table:table-cell table:formula="oooc:=[.A202]+1" office:value-type="float" office:value="182">
            <text:p>18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3]+[.E203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203]" office:value-type="float" office:value="10">
            <text:p>10</text:p>
          </table:table-cell>
          <table:table-cell table:style-name="ce2" table:formula="oooc:=([.C203]*[$Configuration.$B$3]*[$Configuration.$B$4]*[$Configuration.$B$11])-[$Configuration.$B$16]+[.G203]" office:value-type="float" office:value="131047">
            <text:p>131047</text:p>
          </table:table-cell>
          <table:table-cell table:formula="oooc:=[.J203]" office:value-type="float" office:value="131047">
            <text:p>13104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3];0;[.I203])+[.K203]+[$Configuration.$B$19]" office:value-type="float" office:value="131101">
            <text:p>131101</text:p>
          </table:table-cell>
          <table:table-cell table:formula="oooc:=CEILING([.O203];[$Configuration.$B$3])/[$Configuration.$B$3]" office:value-type="float" office:value="1025">
            <text:p>1025</text:p>
          </table:table-cell>
          <table:table-cell table:formula="oooc:=IF([.L203];IF([.K203]&gt;0;[$Configuration.$B$21]+[.K203];[$Configuration.$B$20]);0)" office:value-type="float" office:value="131091">
            <text:p>131091</text:p>
          </table:table-cell>
          <table:table-cell table:formula="oooc:=CEILING([.Q203];[$Configuration.$B$3])/[$Configuration.$B$3]" office:value-type="float" office:value="1025">
            <text:p>1025</text:p>
          </table:table-cell>
          <table:table-cell table:formula="oooc:=IF(AND([$Configuration.$B$27];[.L203];[.K203]&gt;0);[$Configuration.$B$22]+[.K203];0)" office:value-type="float" office:value="131083">
            <text:p>131083</text:p>
          </table:table-cell>
          <table:table-cell table:formula="oooc:=CEILING([.S203];[$Configuration.$B$3])/[$Configuration.$B$3]" office:value-type="float" office:value="1025">
            <text:p>1025</text:p>
          </table:table-cell>
          <table:table-cell office:value-type="string">
            <text:p>xid 4 pages – 1 byte for <text:s/>txn rec; data 10 bytes (exact fit) [deq, txn]</text:p>
          </table:table-cell>
        </table:table-row>
        <table:table-row table:style-name="ro2">
          <table:table-cell table:formula="oooc:=[.A203]+1" office:value-type="float" office:value="183">
            <text:p>18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4]+[.E204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204]" office:value-type="float" office:value="10">
            <text:p>10</text:p>
          </table:table-cell>
          <table:table-cell table:style-name="ce2" table:formula="oooc:=([.C204]*[$Configuration.$B$3]*[$Configuration.$B$4]*[$Configuration.$B$11])-[$Configuration.$B$16]+[.G204]" office:value-type="float" office:value="131048">
            <text:p>131048</text:p>
          </table:table-cell>
          <table:table-cell table:formula="oooc:=[.J204]" office:value-type="float" office:value="131048">
            <text:p>131048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4];0;[.I204])+[.K204]+[$Configuration.$B$19]" office:value-type="float" office:value="131102">
            <text:p>131102</text:p>
          </table:table-cell>
          <table:table-cell table:formula="oooc:=CEILING([.O204];[$Configuration.$B$3])/[$Configuration.$B$3]" office:value-type="float" office:value="1025">
            <text:p>1025</text:p>
          </table:table-cell>
          <table:table-cell table:formula="oooc:=IF([.L204];IF([.K204]&gt;0;[$Configuration.$B$21]+[.K204];[$Configuration.$B$20]);0)" office:value-type="float" office:value="131092">
            <text:p>131092</text:p>
          </table:table-cell>
          <table:table-cell table:formula="oooc:=CEILING([.Q204];[$Configuration.$B$3])/[$Configuration.$B$3]" office:value-type="float" office:value="1025">
            <text:p>1025</text:p>
          </table:table-cell>
          <table:table-cell table:formula="oooc:=IF(AND([$Configuration.$B$27];[.L204];[.K204]&gt;0);[$Configuration.$B$22]+[.K204];0)" office:value-type="float" office:value="131084">
            <text:p>131084</text:p>
          </table:table-cell>
          <table:table-cell table:formula="oooc:=CEILING([.S204];[$Configuration.$B$3])/[$Configuration.$B$3]" office:value-type="float" office:value="1025">
            <text:p>1025</text:p>
          </table:table-cell>
          <table:table-cell office:value-type="string">
            <text:p>xid 4 pages for <text:s/>txn rec; data 10 bytes (exact fit) [deq, txn]</text:p>
          </table:table-cell>
        </table:table-row>
        <table:table-row table:style-name="ro2">
          <table:table-cell table:formula="oooc:=[.A204]+1"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5]+[.E205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205]" office:value-type="float" office:value="10">
            <text:p>10</text:p>
          </table:table-cell>
          <table:table-cell table:style-name="ce2" table:formula="oooc:=([.C205]*[$Configuration.$B$3]*[$Configuration.$B$4]*[$Configuration.$B$11])-[$Configuration.$B$16]+[.G205]" office:value-type="float" office:value="131049">
            <text:p>131049</text:p>
          </table:table-cell>
          <table:table-cell table:formula="oooc:=[.J205]" office:value-type="float" office:value="131049">
            <text:p>13104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5];0;[.I205])+[.K205]+[$Configuration.$B$19]" office:value-type="float" office:value="131103">
            <text:p>131103</text:p>
          </table:table-cell>
          <table:table-cell table:formula="oooc:=CEILING([.O205];[$Configuration.$B$3])/[$Configuration.$B$3]" office:value-type="float" office:value="1025">
            <text:p>1025</text:p>
          </table:table-cell>
          <table:table-cell table:formula="oooc:=IF([.L205];IF([.K205]&gt;0;[$Configuration.$B$21]+[.K205];[$Configuration.$B$20]);0)" office:value-type="float" office:value="131093">
            <text:p>131093</text:p>
          </table:table-cell>
          <table:table-cell table:formula="oooc:=CEILING([.Q205];[$Configuration.$B$3])/[$Configuration.$B$3]" office:value-type="float" office:value="1025">
            <text:p>1025</text:p>
          </table:table-cell>
          <table:table-cell table:formula="oooc:=IF(AND([$Configuration.$B$27];[.L205];[.K205]&gt;0);[$Configuration.$B$22]+[.K205];0)" office:value-type="float" office:value="131085">
            <text:p>131085</text:p>
          </table:table-cell>
          <table:table-cell table:formula="oooc:=CEILING([.S205];[$Configuration.$B$3])/[$Configuration.$B$3]" office:value-type="float" office:value="1025">
            <text:p>1025</text:p>
          </table:table-cell>
          <table:table-cell office:value-type="string">
            <text:p>xid 4 pages + 1 byte for <text:s/>txn rec; data 10 bytes (exact fit) [deq, txn]</text:p>
          </table:table-cell>
        </table:table-row>
        <table:table-row table:style-name="ro2">
          <table:table-cell table:formula="oooc:=[.A205]+1" office:value-type="float" office:value="185">
            <text:p>185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6]+[.E206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206]" office:value-type="float" office:value="10">
            <text:p>10</text:p>
          </table:table-cell>
          <table:table-cell table:style-name="ce2" table:formula="oooc:=([.C206]*[$Configuration.$B$3]*[$Configuration.$B$4]*[$Configuration.$B$11])-[$Configuration.$B$16]+[.G206]" office:value-type="float" office:value="114664">
            <text:p>114664</text:p>
          </table:table-cell>
          <table:table-cell table:formula="oooc:=[.J206]" office:value-type="float" office:value="114664">
            <text:p>11466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6];0;[.I206])+[.K206]+[$Configuration.$B$19]" office:value-type="float" office:value="114718">
            <text:p>114718</text:p>
          </table:table-cell>
          <table:table-cell table:formula="oooc:=CEILING([.O206];[$Configuration.$B$3])/[$Configuration.$B$3]" office:value-type="float" office:value="897">
            <text:p>897</text:p>
          </table:table-cell>
          <table:table-cell table:formula="oooc:=IF([.L206];IF([.K206]&gt;0;[$Configuration.$B$21]+[.K206];[$Configuration.$B$20]);0)" office:value-type="float" office:value="114708">
            <text:p>114708</text:p>
          </table:table-cell>
          <table:table-cell table:formula="oooc:=CEILING([.Q206];[$Configuration.$B$3])/[$Configuration.$B$3]" office:value-type="float" office:value="897">
            <text:p>897</text:p>
          </table:table-cell>
          <table:table-cell table:formula="oooc:=IF(AND([$Configuration.$B$27];[.L206];[.K206]&gt;0);[$Configuration.$B$22]+[.K206];0)" office:value-type="float" office:value="114700">
            <text:p>114700</text:p>
          </table:table-cell>
          <table:table-cell table:formula="oooc:=CEILING([.S206];[$Configuration.$B$3])/[$Configuration.$B$3]" office:value-type="float" office:value="897">
            <text:p>897</text:p>
          </table:table-cell>
          <table:table-cell office:value-type="string">
            <text:p>xid 3.5 pages for <text:s/>txn rec; data 10 bytes (exact fit) [deq, txn]</text:p>
          </table:table-cell>
        </table:table-row>
        <table:table-row table:style-name="ro2">
          <table:table-cell table:formula="oooc:=[.A206]+1" office:value-type="float" office:value="186">
            <text:p>186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7]+[.E207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207]" office:value-type="float" office:value="10">
            <text:p>10</text:p>
          </table:table-cell>
          <table:table-cell table:style-name="ce2" table:formula="oooc:=([.C207]*[$Configuration.$B$3]*[$Configuration.$B$4]*[$Configuration.$B$11])-[$Configuration.$B$16]+[.G207]" office:value-type="float" office:value="114665">
            <text:p>114665</text:p>
          </table:table-cell>
          <table:table-cell table:formula="oooc:=[.J207]" office:value-type="float" office:value="114665">
            <text:p>11466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7];0;[.I207])+[.K207]+[$Configuration.$B$19]" office:value-type="float" office:value="114719">
            <text:p>114719</text:p>
          </table:table-cell>
          <table:table-cell table:formula="oooc:=CEILING([.O207];[$Configuration.$B$3])/[$Configuration.$B$3]" office:value-type="float" office:value="897">
            <text:p>897</text:p>
          </table:table-cell>
          <table:table-cell table:formula="oooc:=IF([.L207];IF([.K207]&gt;0;[$Configuration.$B$21]+[.K207];[$Configuration.$B$20]);0)" office:value-type="float" office:value="114709">
            <text:p>114709</text:p>
          </table:table-cell>
          <table:table-cell table:formula="oooc:=CEILING([.Q207];[$Configuration.$B$3])/[$Configuration.$B$3]" office:value-type="float" office:value="897">
            <text:p>897</text:p>
          </table:table-cell>
          <table:table-cell table:formula="oooc:=IF(AND([$Configuration.$B$27];[.L207];[.K207]&gt;0);[$Configuration.$B$22]+[.K207];0)" office:value-type="float" office:value="114701">
            <text:p>114701</text:p>
          </table:table-cell>
          <table:table-cell table:formula="oooc:=CEILING([.S207];[$Configuration.$B$3])/[$Configuration.$B$3]" office:value-type="float" office:value="897">
            <text:p>897</text:p>
          </table:table-cell>
          <table:table-cell office:value-type="string">
            <text:p>xid 3.5 pages + 1 byte for <text:s/>txn rec; data 10 bytes (exact fit) [deq,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Large (multi-megabyte) messages - RHM_WRONLY req'd for auto-dequeue == FALS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207]+1" office:value-type="float" office:value="187">
            <text:p>18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0]+[.E210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10]*[$Configuration.$B$3]*[$Configuration.$B$4]*[$Configuration.$B$5])-[$Configuration.$B$19]+[.G210]-[.K210]-([.R210]*[$Configuration.$B$3])-([.T210]*[$Configuration.$B$3])" office:value-type="float" office:value="1572820">
            <text:p>1572820</text:p>
          </table:table-cell>
          <table:table-cell table:formula="oooc:=[.H210]" office:value-type="float" office:value="1572820">
            <text:p>1572820</text:p>
          </table:table-cell>
          <table:table-cell office:value-type="float" office:value="0">
            <text:p>0</text:p>
          </table:table-cell>
          <table:table-cell table:formula="oooc:=[.J21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0];0;[.I210])+[.K210]+[$Configuration.$B$19]" office:value-type="float" office:value="1572864">
            <text:p>1572864</text:p>
          </table:table-cell>
          <table:table-cell table:formula="oooc:=CEILING([.O210];[$Configuration.$B$3])/[$Configuration.$B$3]" office:value-type="float" office:value="12288">
            <text:p>12288</text:p>
          </table:table-cell>
          <table:table-cell table:formula="oooc:=IF([.L210];IF([.K210]&gt;0;[$Configuration.$B$21]+[.K210];[$Configuration.$B$20]);0)" office:value-type="float" office:value="0">
            <text:p>0</text:p>
          </table:table-cell>
          <table:table-cell table:formula="oooc:=CEILING([.Q210];[$Configuration.$B$3])/[$Configuration.$B$3]" office:value-type="float" office:value="0">
            <text:p>0</text:p>
          </table:table-cell>
          <table:table-cell table:formula="oooc:=IF(AND([$Configuration.$B$27];[.L210];[.K210]&gt;0);[$Configuration.$B$22]+[.K210];0)" office:value-type="float" office:value="0">
            <text:p>0</text:p>
          </table:table-cell>
          <table:table-cell table:formula="oooc:=CEILING([.S210];[$Configuration.$B$3])/[$Configuration.$B$3]" office:value-type="float" office:value="0">
            <text:p>0</text:p>
          </table:table-cell>
          <table:table-cell office:value-type="string">
            <text:p>48 pages = 1 file exactly</text:p>
          </table:table-cell>
        </table:table-row>
        <table:table-row table:style-name="ro2">
          <table:table-cell table:formula="oooc:=[.A210]+1" office:value-type="float" office:value="188">
            <text:p>18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1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1]+[.E211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11]*[$Configuration.$B$3]*[$Configuration.$B$4]*[$Configuration.$B$5])-[$Configuration.$B$19]+[.G211]-[.K211]-([.R211]*[$Configuration.$B$3])-([.T211]*[$Configuration.$B$3])" office:value-type="float" office:value="1572821">
            <text:p>1572821</text:p>
          </table:table-cell>
          <table:table-cell table:formula="oooc:=[.H211]" office:value-type="float" office:value="1572821">
            <text:p>1572821</text:p>
          </table:table-cell>
          <table:table-cell office:value-type="float" office:value="0">
            <text:p>0</text:p>
          </table:table-cell>
          <table:table-cell table:formula="oooc:=[.J21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1];0;[.I211])+[.K211]+[$Configuration.$B$19]" office:value-type="float" office:value="1572865">
            <text:p>1572865</text:p>
          </table:table-cell>
          <table:table-cell table:formula="oooc:=CEILING([.O211];[$Configuration.$B$3])/[$Configuration.$B$3]" office:value-type="float" office:value="12289">
            <text:p>12289</text:p>
          </table:table-cell>
          <table:table-cell table:formula="oooc:=IF([.L211];IF([.K211]&gt;0;[$Configuration.$B$21]+[.K211];[$Configuration.$B$20]);0)" office:value-type="float" office:value="0">
            <text:p>0</text:p>
          </table:table-cell>
          <table:table-cell table:formula="oooc:=CEILING([.Q211];[$Configuration.$B$3])/[$Configuration.$B$3]" office:value-type="float" office:value="0">
            <text:p>0</text:p>
          </table:table-cell>
          <table:table-cell table:formula="oooc:=IF(AND([$Configuration.$B$27];[.L211];[.K211]&gt;0);[$Configuration.$B$22]+[.K211];0)" office:value-type="float" office:value="0">
            <text:p>0</text:p>
          </table:table-cell>
          <table:table-cell table:formula="oooc:=CEILING([.S211];[$Configuration.$B$3])/[$Configuration.$B$3]" office:value-type="float" office:value="0">
            <text:p>0</text:p>
          </table:table-cell>
          <table:table-cell office:value-type="string">
            <text:p>48 pages + 1 byte</text:p>
          </table:table-cell>
        </table:table-row>
        <table:table-row table:style-name="ro2">
          <table:table-cell table:formula="oooc:=[.A211]+1" office:value-type="float" office:value="189">
            <text:p>18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2]+[.E212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12]*[$Configuration.$B$3]*[$Configuration.$B$4]*([$Configuration.$B$5]+[Configuration.B11]))-[$Configuration.$B$19]+[.G212]-[.K212]-([.R212]*[$Configuration.$B$3])-([.T212]*[$Configuration.$B$3])" office:value-type="float" office:value="1605588">
            <text:p>1605588</text:p>
          </table:table-cell>
          <table:table-cell table:formula="oooc:=[.H212]" office:value-type="float" office:value="1605588">
            <text:p>1605588</text:p>
          </table:table-cell>
          <table:table-cell office:value-type="float" office:value="0">
            <text:p>0</text:p>
          </table:table-cell>
          <table:table-cell table:formula="oooc:=[.J21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2];0;[.I212])+[.K212]+[$Configuration.$B$19]" office:value-type="float" office:value="1605632">
            <text:p>1605632</text:p>
          </table:table-cell>
          <table:table-cell table:formula="oooc:=CEILING([.O212];[$Configuration.$B$3])/[$Configuration.$B$3]" office:value-type="float" office:value="12544">
            <text:p>12544</text:p>
          </table:table-cell>
          <table:table-cell table:formula="oooc:=IF([.L212];IF([.K212]&gt;0;[$Configuration.$B$21]+[.K212];[$Configuration.$B$20]);0)" office:value-type="float" office:value="0">
            <text:p>0</text:p>
          </table:table-cell>
          <table:table-cell table:formula="oooc:=CEILING([.Q212];[$Configuration.$B$3])/[$Configuration.$B$3]" office:value-type="float" office:value="0">
            <text:p>0</text:p>
          </table:table-cell>
          <table:table-cell table:formula="oooc:=IF(AND([$Configuration.$B$27];[.L212];[.K212]&gt;0);[$Configuration.$B$22]+[.K212];0)" office:value-type="float" office:value="0">
            <text:p>0</text:p>
          </table:table-cell>
          <table:table-cell table:formula="oooc:=CEILING([.S212];[$Configuration.$B$3])/[$Configuration.$B$3]" office:value-type="float" office:value="0">
            <text:p>0</text:p>
          </table:table-cell>
          <table:table-cell office:value-type="string">
            <text:p>49 pages = 1 file + 1 page</text:p>
          </table:table-cell>
        </table:table-row>
        <table:table-row table:style-name="ro2">
          <table:table-cell table:formula="oooc:=[.A212]+1" office:value-type="float" office:value="190">
            <text:p>19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3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3]+[.E213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13]*[$Configuration.$B$3]*[$Configuration.$B$4]*([$Configuration.$B$5]+[Configuration.B12]))-[$Configuration.$B$19]+[.G213]-[.K213]-([.R213]*[$Configuration.$B$3])-([.T213]*[$Configuration.$B$3])" office:value-type="float" office:value="1589205">
            <text:p>1589205</text:p>
          </table:table-cell>
          <table:table-cell table:formula="oooc:=[.H213]" office:value-type="float" office:value="1589205">
            <text:p>1589205</text:p>
          </table:table-cell>
          <table:table-cell office:value-type="float" office:value="0">
            <text:p>0</text:p>
          </table:table-cell>
          <table:table-cell table:formula="oooc:=[.J21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3];0;[.I213])+[.K213]+[$Configuration.$B$19]" office:value-type="float" office:value="1589249">
            <text:p>1589249</text:p>
          </table:table-cell>
          <table:table-cell table:formula="oooc:=CEILING([.O213];[$Configuration.$B$3])/[$Configuration.$B$3]" office:value-type="float" office:value="12417">
            <text:p>12417</text:p>
          </table:table-cell>
          <table:table-cell table:formula="oooc:=IF([.L213];IF([.K213]&gt;0;[$Configuration.$B$21]+[.K213];[$Configuration.$B$20]);0)" office:value-type="float" office:value="0">
            <text:p>0</text:p>
          </table:table-cell>
          <table:table-cell table:formula="oooc:=CEILING([.Q213];[$Configuration.$B$3])/[$Configuration.$B$3]" office:value-type="float" office:value="0">
            <text:p>0</text:p>
          </table:table-cell>
          <table:table-cell table:formula="oooc:=IF(AND([$Configuration.$B$27];[.L213];[.K213]&gt;0);[$Configuration.$B$22]+[.K213];0)" office:value-type="float" office:value="0">
            <text:p>0</text:p>
          </table:table-cell>
          <table:table-cell table:formula="oooc:=CEILING([.S213];[$Configuration.$B$3])/[$Configuration.$B$3]" office:value-type="float" office:value="0">
            <text:p>0</text:p>
          </table:table-cell>
          <table:table-cell office:value-type="string">
            <text:p>49 pages + 1 byte = 1 file + 1 page + 1 byte</text:p>
          </table:table-cell>
        </table:table-row>
        <table:table-row table:style-name="ro2">
          <table:table-cell table:formula="oooc:=[.A213]+1" office:value-type="float" office:value="191">
            <text:p>19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4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4]+[.E214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14]*[$Configuration.$B$3]*[$Configuration.$B$4]*[$Configuration.$B$5])-[$Configuration.$B$19]+[.G214]-[.K214]-([.R214]*[$Configuration.$B$3])-([.T214]*[$Configuration.$B$3])" office:value-type="float" office:value="1572565">
            <text:p>1572565</text:p>
          </table:table-cell>
          <table:table-cell table:formula="oooc:=[.H214]" office:value-type="float" office:value="1572565">
            <text:p>1572565</text:p>
          </table:table-cell>
          <table:table-cell office:value-type="float" office:value="255">
            <text:p>255</text:p>
          </table:table-cell>
          <table:table-cell table:formula="oooc:=[.J214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4];0;[.I214])+[.K214]+[$Configuration.$B$19]" office:value-type="float" office:value="1572864">
            <text:p>1572864</text:p>
          </table:table-cell>
          <table:table-cell table:formula="oooc:=CEILING([.O214];[$Configuration.$B$3])/[$Configuration.$B$3]" office:value-type="float" office:value="12288">
            <text:p>12288</text:p>
          </table:table-cell>
          <table:table-cell table:formula="oooc:=IF([.L214];IF([.K214]&gt;0;[$Configuration.$B$21]+[.K214];[$Configuration.$B$20]);0)" office:value-type="float" office:value="0">
            <text:p>0</text:p>
          </table:table-cell>
          <table:table-cell table:formula="oooc:=CEILING([.Q214];[$Configuration.$B$3])/[$Configuration.$B$3]" office:value-type="float" office:value="0">
            <text:p>0</text:p>
          </table:table-cell>
          <table:table-cell table:formula="oooc:=IF(AND([$Configuration.$B$27];[.L214];[.K214]&gt;0);[$Configuration.$B$22]+[.K214];0)" office:value-type="float" office:value="0">
            <text:p>0</text:p>
          </table:table-cell>
          <table:table-cell table:formula="oooc:=CEILING([.S214];[$Configuration.$B$3])/[$Configuration.$B$3]" office:value-type="float" office:value="0">
            <text:p>0</text:p>
          </table:table-cell>
          <table:table-cell office:value-type="string">
            <text:p>48 pages = 1 file exactly [txn]</text:p>
          </table:table-cell>
        </table:table-row>
        <table:table-row table:style-name="ro2">
          <table:table-cell table:formula="oooc:=[.A214]+1" office:value-type="float" office:value="192">
            <text:p>19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5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5]+[.E215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15]*[$Configuration.$B$3]*[$Configuration.$B$4]*[$Configuration.$B$5])-[$Configuration.$B$19]+[.G215]-[.K215]-([.R215]*[$Configuration.$B$3])-([.T215]*[$Configuration.$B$3])" office:value-type="float" office:value="1572566">
            <text:p>1572566</text:p>
          </table:table-cell>
          <table:table-cell table:formula="oooc:=[.H215]" office:value-type="float" office:value="1572566">
            <text:p>1572566</text:p>
          </table:table-cell>
          <table:table-cell office:value-type="float" office:value="255">
            <text:p>255</text:p>
          </table:table-cell>
          <table:table-cell table:formula="oooc:=[.J215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5];0;[.I215])+[.K215]+[$Configuration.$B$19]" office:value-type="float" office:value="1572865">
            <text:p>1572865</text:p>
          </table:table-cell>
          <table:table-cell table:formula="oooc:=CEILING([.O215];[$Configuration.$B$3])/[$Configuration.$B$3]" office:value-type="float" office:value="12289">
            <text:p>12289</text:p>
          </table:table-cell>
          <table:table-cell table:formula="oooc:=IF([.L215];IF([.K215]&gt;0;[$Configuration.$B$21]+[.K215];[$Configuration.$B$20]);0)" office:value-type="float" office:value="0">
            <text:p>0</text:p>
          </table:table-cell>
          <table:table-cell table:formula="oooc:=CEILING([.Q215];[$Configuration.$B$3])/[$Configuration.$B$3]" office:value-type="float" office:value="0">
            <text:p>0</text:p>
          </table:table-cell>
          <table:table-cell table:formula="oooc:=IF(AND([$Configuration.$B$27];[.L215];[.K215]&gt;0);[$Configuration.$B$22]+[.K215];0)" office:value-type="float" office:value="0">
            <text:p>0</text:p>
          </table:table-cell>
          <table:table-cell table:formula="oooc:=CEILING([.S215];[$Configuration.$B$3])/[$Configuration.$B$3]" office:value-type="float" office:value="0">
            <text:p>0</text:p>
          </table:table-cell>
          <table:table-cell office:value-type="string">
            <text:p>48 pages + 1 byte [txn]</text:p>
          </table:table-cell>
        </table:table-row>
        <table:table-row table:style-name="ro2">
          <table:table-cell table:formula="oooc:=[.A215]+1" office:value-type="float" office:value="193">
            <text:p>19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6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6]+[.E216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16]*[$Configuration.$B$3]*[$Configuration.$B$4]*([$Configuration.$B$5]+[Configuration.B15]))-[$Configuration.$B$19]+[.G216]-[.K216]-([.R216]*[$Configuration.$B$3])-([.T216]*[$Configuration.$B$3])" office:value-type="float" office:value="1588949">
            <text:p>1588949</text:p>
          </table:table-cell>
          <table:table-cell table:formula="oooc:=[.H216]" office:value-type="float" office:value="1588949">
            <text:p>1588949</text:p>
          </table:table-cell>
          <table:table-cell office:value-type="float" office:value="255">
            <text:p>255</text:p>
          </table:table-cell>
          <table:table-cell table:formula="oooc:=[.J216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6];0;[.I216])+[.K216]+[$Configuration.$B$19]" office:value-type="float" office:value="1589248">
            <text:p>1589248</text:p>
          </table:table-cell>
          <table:table-cell table:formula="oooc:=CEILING([.O216];[$Configuration.$B$3])/[$Configuration.$B$3]" office:value-type="float" office:value="12416">
            <text:p>12416</text:p>
          </table:table-cell>
          <table:table-cell table:formula="oooc:=IF([.L216];IF([.K216]&gt;0;[$Configuration.$B$21]+[.K216];[$Configuration.$B$20]);0)" office:value-type="float" office:value="0">
            <text:p>0</text:p>
          </table:table-cell>
          <table:table-cell table:formula="oooc:=CEILING([.Q216];[$Configuration.$B$3])/[$Configuration.$B$3]" office:value-type="float" office:value="0">
            <text:p>0</text:p>
          </table:table-cell>
          <table:table-cell table:formula="oooc:=IF(AND([$Configuration.$B$27];[.L216];[.K216]&gt;0);[$Configuration.$B$22]+[.K216];0)" office:value-type="float" office:value="0">
            <text:p>0</text:p>
          </table:table-cell>
          <table:table-cell table:formula="oooc:=CEILING([.S216];[$Configuration.$B$3])/[$Configuration.$B$3]" office:value-type="float" office:value="0">
            <text:p>0</text:p>
          </table:table-cell>
          <table:table-cell office:value-type="string">
            <text:p>49 pages = 1 file + 1 page [txn]</text:p>
          </table:table-cell>
        </table:table-row>
        <table:table-row table:style-name="ro2">
          <table:table-cell table:formula="oooc:=[.A216]+1" office:value-type="float" office:value="194">
            <text:p>19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7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7]+[.E217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17]*[$Configuration.$B$3]*[$Configuration.$B$4]*([$Configuration.$B$5]+[Configuration.B16]))-[$Configuration.$B$19]+[.G217]-[.K217]-([.R217]*[$Configuration.$B$3])-([.T217]*[$Configuration.$B$3])" office:value-type="float" office:value="1584854">
            <text:p>1584854</text:p>
          </table:table-cell>
          <table:table-cell table:formula="oooc:=[.H217]" office:value-type="float" office:value="1584854">
            <text:p>1584854</text:p>
          </table:table-cell>
          <table:table-cell office:value-type="float" office:value="255">
            <text:p>255</text:p>
          </table:table-cell>
          <table:table-cell table:formula="oooc:=[.J217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17];0;[.I217])+[.K217]+[$Configuration.$B$19]" office:value-type="float" office:value="1585153">
            <text:p>1585153</text:p>
          </table:table-cell>
          <table:table-cell table:formula="oooc:=CEILING([.O217];[$Configuration.$B$3])/[$Configuration.$B$3]" office:value-type="float" office:value="12385">
            <text:p>12385</text:p>
          </table:table-cell>
          <table:table-cell table:formula="oooc:=IF([.L217];IF([.K217]&gt;0;[$Configuration.$B$21]+[.K217];[$Configuration.$B$20]);0)" office:value-type="float" office:value="0">
            <text:p>0</text:p>
          </table:table-cell>
          <table:table-cell table:formula="oooc:=CEILING([.Q217];[$Configuration.$B$3])/[$Configuration.$B$3]" office:value-type="float" office:value="0">
            <text:p>0</text:p>
          </table:table-cell>
          <table:table-cell table:formula="oooc:=IF(AND([$Configuration.$B$27];[.L217];[.K217]&gt;0);[$Configuration.$B$22]+[.K217];0)" office:value-type="float" office:value="0">
            <text:p>0</text:p>
          </table:table-cell>
          <table:table-cell table:formula="oooc:=CEILING([.S217];[$Configuration.$B$3])/[$Configuration.$B$3]" office:value-type="float" office:value="0">
            <text:p>0</text:p>
          </table:table-cell>
          <table:table-cell office:value-type="string">
            <text:p>49 pages + 1 byte = 1 file + 1 page + 1 byte [txn]</text:p>
          </table:table-cell>
        </table:table-row>
        <table:table-row table:style-name="ro2">
          <table:table-cell table:formula="oooc:=[.A217]+1" office:value-type="float" office:value="195">
            <text:p>19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8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8]+[.E218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18]*[$Configuration.$B$3]*[$Configuration.$B$4]*[$Configuration.$B$5])-[$Configuration.$B$19]+[.G218]-[.K218]-([.R218]*[$Configuration.$B$3])-([.T218]*[$Configuration.$B$3])" office:value-type="float" office:value="1572692">
            <text:p>1572692</text:p>
          </table:table-cell>
          <table:table-cell table:formula="oooc:=[.H218]" office:value-type="float" office:value="1572692">
            <text:p>1572692</text:p>
          </table:table-cell>
          <table:table-cell office:value-type="float" office:value="0">
            <text:p>0</text:p>
          </table:table-cell>
          <table:table-cell table:formula="oooc:=[.J218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18];0;[.I218])+[.K218]+[$Configuration.$B$19]" office:value-type="float" office:value="1572736">
            <text:p>1572736</text:p>
          </table:table-cell>
          <table:table-cell table:formula="oooc:=CEILING([.O218];[$Configuration.$B$3])/[$Configuration.$B$3]" office:value-type="float" office:value="12287">
            <text:p>12287</text:p>
          </table:table-cell>
          <table:table-cell table:formula="oooc:=IF([.L218];IF([.K218]&gt;0;[$Configuration.$B$21]+[.K218];[$Configuration.$B$20]);0)" office:value-type="float" office:value="32">
            <text:p>32</text:p>
          </table:table-cell>
          <table:table-cell table:formula="oooc:=CEILING([.Q218];[$Configuration.$B$3])/[$Configuration.$B$3]" office:value-type="float" office:value="1">
            <text:p>1</text:p>
          </table:table-cell>
          <table:table-cell table:formula="oooc:=IF(AND([$Configuration.$B$27];[.L218];[.K218]&gt;0);[$Configuration.$B$22]+[.K218];0)" office:value-type="float" office:value="0">
            <text:p>0</text:p>
          </table:table-cell>
          <table:table-cell table:formula="oooc:=CEILING([.S218];[$Configuration.$B$3])/[$Configuration.$B$3]" office:value-type="float" office:value="0">
            <text:p>0</text:p>
          </table:table-cell>
          <table:table-cell office:value-type="string">
            <text:p>48 pages incl deq = 1 file exactly [deq]</text:p>
          </table:table-cell>
        </table:table-row>
        <table:table-row table:style-name="ro2">
          <table:table-cell table:formula="oooc:=[.A218]+1" office:value-type="float" office:value="196">
            <text:p>19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19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19]+[.E219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19]*[$Configuration.$B$3]*[$Configuration.$B$4]*[$Configuration.$B$5])-[$Configuration.$B$19]+[.G219]-[.K219]-([.R219]*[$Configuration.$B$3])-([.T219]*[$Configuration.$B$3])" office:value-type="float" office:value="1572693">
            <text:p>1572693</text:p>
          </table:table-cell>
          <table:table-cell table:formula="oooc:=[.H219]" office:value-type="float" office:value="1572693">
            <text:p>1572693</text:p>
          </table:table-cell>
          <table:table-cell office:value-type="float" office:value="0">
            <text:p>0</text:p>
          </table:table-cell>
          <table:table-cell table:formula="oooc:=[.J219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19];0;[.I219])+[.K219]+[$Configuration.$B$19]" office:value-type="float" office:value="1572737">
            <text:p>1572737</text:p>
          </table:table-cell>
          <table:table-cell table:formula="oooc:=CEILING([.O219];[$Configuration.$B$3])/[$Configuration.$B$3]" office:value-type="float" office:value="12288">
            <text:p>12288</text:p>
          </table:table-cell>
          <table:table-cell table:formula="oooc:=IF([.L219];IF([.K219]&gt;0;[$Configuration.$B$21]+[.K219];[$Configuration.$B$20]);0)" office:value-type="float" office:value="32">
            <text:p>32</text:p>
          </table:table-cell>
          <table:table-cell table:formula="oooc:=CEILING([.Q219];[$Configuration.$B$3])/[$Configuration.$B$3]" office:value-type="float" office:value="1">
            <text:p>1</text:p>
          </table:table-cell>
          <table:table-cell table:formula="oooc:=IF(AND([$Configuration.$B$27];[.L219];[.K219]&gt;0);[$Configuration.$B$22]+[.K219];0)" office:value-type="float" office:value="0">
            <text:p>0</text:p>
          </table:table-cell>
          <table:table-cell table:formula="oooc:=CEILING([.S219];[$Configuration.$B$3])/[$Configuration.$B$3]" office:value-type="float" office:value="0">
            <text:p>0</text:p>
          </table:table-cell>
          <table:table-cell office:value-type="string">
            <text:p>48 pages incl deq + 1 byte [deq]</text:p>
          </table:table-cell>
        </table:table-row>
        <table:table-row table:style-name="ro2">
          <table:table-cell table:formula="oooc:=[.A219]+1" office:value-type="float" office:value="197">
            <text:p>19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2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20]+[.E220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20]*[$Configuration.$B$3]*[$Configuration.$B$4]*([$Configuration.$B$5]+[Configuration.B19]))-[$Configuration.$B$19]+[.G220]-[.K220]-([.R220]*[$Configuration.$B$3])-([.T220]*[$Configuration.$B$3])" office:value-type="float" office:value="1595220">
            <text:p>1595220</text:p>
          </table:table-cell>
          <table:table-cell table:formula="oooc:=[.H220]" office:value-type="float" office:value="1595220">
            <text:p>1595220</text:p>
          </table:table-cell>
          <table:table-cell office:value-type="float" office:value="0">
            <text:p>0</text:p>
          </table:table-cell>
          <table:table-cell table:formula="oooc:=[.J220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20];0;[.I220])+[.K220]+[$Configuration.$B$19]" office:value-type="float" office:value="1595264">
            <text:p>1595264</text:p>
          </table:table-cell>
          <table:table-cell table:formula="oooc:=CEILING([.O220];[$Configuration.$B$3])/[$Configuration.$B$3]" office:value-type="float" office:value="12463">
            <text:p>12463</text:p>
          </table:table-cell>
          <table:table-cell table:formula="oooc:=IF([.L220];IF([.K220]&gt;0;[$Configuration.$B$21]+[.K220];[$Configuration.$B$20]);0)" office:value-type="float" office:value="32">
            <text:p>32</text:p>
          </table:table-cell>
          <table:table-cell table:formula="oooc:=CEILING([.Q220];[$Configuration.$B$3])/[$Configuration.$B$3]" office:value-type="float" office:value="1">
            <text:p>1</text:p>
          </table:table-cell>
          <table:table-cell table:formula="oooc:=IF(AND([$Configuration.$B$27];[.L220];[.K220]&gt;0);[$Configuration.$B$22]+[.K220];0)" office:value-type="float" office:value="0">
            <text:p>0</text:p>
          </table:table-cell>
          <table:table-cell table:formula="oooc:=CEILING([.S220];[$Configuration.$B$3])/[$Configuration.$B$3]" office:value-type="float" office:value="0">
            <text:p>0</text:p>
          </table:table-cell>
          <table:table-cell office:value-type="string">
            <text:p>49 pages incl deq = 1 file + 1 page [deq]</text:p>
          </table:table-cell>
        </table:table-row>
        <table:table-row table:style-name="ro2">
          <table:table-cell table:formula="oooc:=[.A220]+1" office:value-type="float" office:value="198">
            <text:p>19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21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21]+[.E221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21]*[$Configuration.$B$3]*[$Configuration.$B$4]*([$Configuration.$B$5]+[Configuration.B20]))-[$Configuration.$B$19]+[.G221]-[.K221]-([.R221]*[$Configuration.$B$3])-([.T221]*[$Configuration.$B$3])" office:value-type="float" office:value="1589077">
            <text:p>1589077</text:p>
          </table:table-cell>
          <table:table-cell table:formula="oooc:=[.H221]" office:value-type="float" office:value="1589077">
            <text:p>1589077</text:p>
          </table:table-cell>
          <table:table-cell office:value-type="float" office:value="0">
            <text:p>0</text:p>
          </table:table-cell>
          <table:table-cell table:formula="oooc:=[.J221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21];0;[.I221])+[.K221]+[$Configuration.$B$19]" office:value-type="float" office:value="1589121">
            <text:p>1589121</text:p>
          </table:table-cell>
          <table:table-cell table:formula="oooc:=CEILING([.O221];[$Configuration.$B$3])/[$Configuration.$B$3]" office:value-type="float" office:value="12416">
            <text:p>12416</text:p>
          </table:table-cell>
          <table:table-cell table:formula="oooc:=IF([.L221];IF([.K221]&gt;0;[$Configuration.$B$21]+[.K221];[$Configuration.$B$20]);0)" office:value-type="float" office:value="32">
            <text:p>32</text:p>
          </table:table-cell>
          <table:table-cell table:formula="oooc:=CEILING([.Q221];[$Configuration.$B$3])/[$Configuration.$B$3]" office:value-type="float" office:value="1">
            <text:p>1</text:p>
          </table:table-cell>
          <table:table-cell table:formula="oooc:=IF(AND([$Configuration.$B$27];[.L221];[.K221]&gt;0);[$Configuration.$B$22]+[.K221];0)" office:value-type="float" office:value="0">
            <text:p>0</text:p>
          </table:table-cell>
          <table:table-cell table:formula="oooc:=CEILING([.S221];[$Configuration.$B$3])/[$Configuration.$B$3]" office:value-type="float" office:value="0">
            <text:p>0</text:p>
          </table:table-cell>
          <table:table-cell office:value-type="string">
            <text:p>49 pages incl deq + 1 byte = 1 file + 1 page + 1 byte [deq]</text:p>
          </table:table-cell>
        </table:table-row>
        <table:table-row table:style-name="ro2">
          <table:table-cell table:formula="oooc:=[.A221]+1" office:value-type="float" office:value="199">
            <text:p>19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2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22]+[.E222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22]*[$Configuration.$B$3]*[$Configuration.$B$4]*[$Configuration.$B$5])-[$Configuration.$B$19]+[.G222]-[.K222]-([.R222]*[$Configuration.$B$3])-([.T222]*[$Configuration.$B$3])" office:value-type="float" office:value="1571797">
            <text:p>1571797</text:p>
          </table:table-cell>
          <table:table-cell table:formula="oooc:=[.H222]" office:value-type="float" office:value="1571797">
            <text:p>1571797</text:p>
          </table:table-cell>
          <table:table-cell office:value-type="float" office:value="255">
            <text:p>255</text:p>
          </table:table-cell>
          <table:table-cell table:formula="oooc:=[.J222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22];0;[.I222])+[.K222]+[$Configuration.$B$19]" office:value-type="float" office:value="1572096">
            <text:p>1572096</text:p>
          </table:table-cell>
          <table:table-cell table:formula="oooc:=CEILING([.O222];[$Configuration.$B$3])/[$Configuration.$B$3]" office:value-type="float" office:value="12282">
            <text:p>12282</text:p>
          </table:table-cell>
          <table:table-cell table:formula="oooc:=IF([.L222];IF([.K222]&gt;0;[$Configuration.$B$21]+[.K222];[$Configuration.$B$20]);0)" office:value-type="float" office:value="299">
            <text:p>299</text:p>
          </table:table-cell>
          <table:table-cell table:formula="oooc:=CEILING([.Q222];[$Configuration.$B$3])/[$Configuration.$B$3]" office:value-type="float" office:value="3">
            <text:p>3</text:p>
          </table:table-cell>
          <table:table-cell table:formula="oooc:=IF(AND([$Configuration.$B$27];[.L222];[.K222]&gt;0);[$Configuration.$B$22]+[.K222];0)" office:value-type="float" office:value="291">
            <text:p>291</text:p>
          </table:table-cell>
          <table:table-cell table:formula="oooc:=CEILING([.S222];[$Configuration.$B$3])/[$Configuration.$B$3]" office:value-type="float" office:value="3">
            <text:p>3</text:p>
          </table:table-cell>
          <table:table-cell office:value-type="string">
            <text:p>48 pages incl deq &amp; txn = 1 file exactly [deq txn]</text:p>
          </table:table-cell>
        </table:table-row>
        <table:table-row table:style-name="ro2">
          <table:table-cell table:formula="oooc:=[.A222]+1" office:value-type="float" office:value="200">
            <text:p>20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23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23]+[.E223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23]*[$Configuration.$B$3]*[$Configuration.$B$4]*[$Configuration.$B$5])-[$Configuration.$B$19]+[.G223]-[.K223]-([.R223]*[$Configuration.$B$3])-([.T223]*[$Configuration.$B$3])" office:value-type="float" office:value="1571798">
            <text:p>1571798</text:p>
          </table:table-cell>
          <table:table-cell table:formula="oooc:=[.H223]" office:value-type="float" office:value="1571798">
            <text:p>1571798</text:p>
          </table:table-cell>
          <table:table-cell office:value-type="float" office:value="255">
            <text:p>255</text:p>
          </table:table-cell>
          <table:table-cell table:formula="oooc:=[.J223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23];0;[.I223])+[.K223]+[$Configuration.$B$19]" office:value-type="float" office:value="1572097">
            <text:p>1572097</text:p>
          </table:table-cell>
          <table:table-cell table:formula="oooc:=CEILING([.O223];[$Configuration.$B$3])/[$Configuration.$B$3]" office:value-type="float" office:value="12283">
            <text:p>12283</text:p>
          </table:table-cell>
          <table:table-cell table:formula="oooc:=IF([.L223];IF([.K223]&gt;0;[$Configuration.$B$21]+[.K223];[$Configuration.$B$20]);0)" office:value-type="float" office:value="299">
            <text:p>299</text:p>
          </table:table-cell>
          <table:table-cell table:formula="oooc:=CEILING([.Q223];[$Configuration.$B$3])/[$Configuration.$B$3]" office:value-type="float" office:value="3">
            <text:p>3</text:p>
          </table:table-cell>
          <table:table-cell table:formula="oooc:=IF(AND([$Configuration.$B$27];[.L223];[.K223]&gt;0);[$Configuration.$B$22]+[.K223];0)" office:value-type="float" office:value="291">
            <text:p>291</text:p>
          </table:table-cell>
          <table:table-cell table:formula="oooc:=CEILING([.S223];[$Configuration.$B$3])/[$Configuration.$B$3]" office:value-type="float" office:value="3">
            <text:p>3</text:p>
          </table:table-cell>
          <table:table-cell office:value-type="string">
            <text:p>48 pages incl deq &amp; txn + 1 byte [deq txn]</text:p>
          </table:table-cell>
        </table:table-row>
        <table:table-row table:style-name="ro2">
          <table:table-cell table:formula="oooc:=[.A223]+1" office:value-type="float" office:value="201">
            <text:p>20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24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24]+[.E224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224]*[$Configuration.$B$3]*[$Configuration.$B$4]*([$Configuration.$B$5]+[Configuration.B23]))-[$Configuration.$B$19]+[.G224]-[.K224]-([.R224]*[$Configuration.$B$3])-([.T224]*[$Configuration.$B$3])" office:value-type="float" office:value="1571797">
            <text:p>1571797</text:p>
          </table:table-cell>
          <table:table-cell table:formula="oooc:=[.H224]" office:value-type="float" office:value="1571797">
            <text:p>1571797</text:p>
          </table:table-cell>
          <table:table-cell office:value-type="float" office:value="255">
            <text:p>255</text:p>
          </table:table-cell>
          <table:table-cell table:formula="oooc:=[.J224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24];0;[.I224])+[.K224]+[$Configuration.$B$19]" office:value-type="float" office:value="1572096">
            <text:p>1572096</text:p>
          </table:table-cell>
          <table:table-cell table:formula="oooc:=CEILING([.O224];[$Configuration.$B$3])/[$Configuration.$B$3]" office:value-type="float" office:value="12282">
            <text:p>12282</text:p>
          </table:table-cell>
          <table:table-cell table:formula="oooc:=IF([.L224];IF([.K224]&gt;0;[$Configuration.$B$21]+[.K224];[$Configuration.$B$20]);0)" office:value-type="float" office:value="299">
            <text:p>299</text:p>
          </table:table-cell>
          <table:table-cell table:formula="oooc:=CEILING([.Q224];[$Configuration.$B$3])/[$Configuration.$B$3]" office:value-type="float" office:value="3">
            <text:p>3</text:p>
          </table:table-cell>
          <table:table-cell table:formula="oooc:=IF(AND([$Configuration.$B$27];[.L224];[.K224]&gt;0);[$Configuration.$B$22]+[.K224];0)" office:value-type="float" office:value="291">
            <text:p>291</text:p>
          </table:table-cell>
          <table:table-cell table:formula="oooc:=CEILING([.S224];[$Configuration.$B$3])/[$Configuration.$B$3]" office:value-type="float" office:value="3">
            <text:p>3</text:p>
          </table:table-cell>
          <table:table-cell office:value-type="string">
            <text:p>49 pages incl deq &amp; txn = 1 file + 1 page [deq txn]</text:p>
          </table:table-cell>
        </table:table-row>
        <table:table-row table:style-name="ro2">
          <table:table-cell table:formula="oooc:=[.A224]+1" office:value-type="float" office:value="202">
            <text:p>20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32/[.C225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225]+[.E225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225]*[$Configuration.$B$3]*[$Configuration.$B$4]*([$Configuration.$B$5]+[Configuration.B24]))-[$Configuration.$B$19]+[.G225]-[.K225]-([.R225]*[$Configuration.$B$3])-([.T225]*[$Configuration.$B$3])" office:value-type="float" office:value="1571798">
            <text:p>1571798</text:p>
          </table:table-cell>
          <table:table-cell table:formula="oooc:=[.H225]" office:value-type="float" office:value="1571798">
            <text:p>1571798</text:p>
          </table:table-cell>
          <table:table-cell office:value-type="float" office:value="255">
            <text:p>255</text:p>
          </table:table-cell>
          <table:table-cell table:formula="oooc:=[.J225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25];0;[.I225])+[.K225]+[$Configuration.$B$19]" office:value-type="float" office:value="1572097">
            <text:p>1572097</text:p>
          </table:table-cell>
          <table:table-cell table:formula="oooc:=CEILING([.O225];[$Configuration.$B$3])/[$Configuration.$B$3]" office:value-type="float" office:value="12283">
            <text:p>12283</text:p>
          </table:table-cell>
          <table:table-cell table:formula="oooc:=IF([.L225];IF([.K225]&gt;0;[$Configuration.$B$21]+[.K225];[$Configuration.$B$20]);0)" office:value-type="float" office:value="299">
            <text:p>299</text:p>
          </table:table-cell>
          <table:table-cell table:formula="oooc:=CEILING([.Q225];[$Configuration.$B$3])/[$Configuration.$B$3]" office:value-type="float" office:value="3">
            <text:p>3</text:p>
          </table:table-cell>
          <table:table-cell table:formula="oooc:=IF(AND([$Configuration.$B$27];[.L225];[.K225]&gt;0);[$Configuration.$B$22]+[.K225];0)" office:value-type="float" office:value="291">
            <text:p>291</text:p>
          </table:table-cell>
          <table:table-cell table:formula="oooc:=CEILING([.S225];[$Configuration.$B$3])/[$Configuration.$B$3]" office:value-type="float" office:value="3">
            <text:p>3</text:p>
          </table:table-cell>
          <table:table-cell office:value-type="string">
            <text:p>49 pages incl deq &amp; txn + 1 byte = 1 file + 1 page + 1 byte [deq txn]</text:p>
          </table:table-cell>
        </table:table-row>
        <table:table-row table:style-name="ro2">
          <table:table-cell table:formula="oooc:=[.A225]+1" office:value-type="float" office:value="203">
            <text:p>203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26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26]+[.E226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26]*[$Configuration.$B$3]*[$Configuration.$B$4]*[$Configuration.$B$5])-[$Configuration.$B$19]+[.G226]-[.K226]-([.R226]*[$Configuration.$B$3])-([.T226]*[$Configuration.$B$3])" office:value-type="float" office:value="3145684">
            <text:p>3145684</text:p>
          </table:table-cell>
          <table:table-cell table:formula="oooc:=[.H226]" office:value-type="float" office:value="3145684">
            <text:p>3145684</text:p>
          </table:table-cell>
          <table:table-cell office:value-type="float" office:value="0">
            <text:p>0</text:p>
          </table:table-cell>
          <table:table-cell table:formula="oooc:=[.J22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26];0;[.I226])+[.K226]+[$Configuration.$B$19]" office:value-type="float" office:value="3145728">
            <text:p>3145728</text:p>
          </table:table-cell>
          <table:table-cell table:formula="oooc:=CEILING([.O226];[$Configuration.$B$3])/[$Configuration.$B$3]" office:value-type="float" office:value="24576">
            <text:p>24576</text:p>
          </table:table-cell>
          <table:table-cell table:formula="oooc:=IF([.L226];IF([.K226]&gt;0;[$Configuration.$B$21]+[.K226];[$Configuration.$B$20]);0)" office:value-type="float" office:value="0">
            <text:p>0</text:p>
          </table:table-cell>
          <table:table-cell table:formula="oooc:=CEILING([.Q226];[$Configuration.$B$3])/[$Configuration.$B$3]" office:value-type="float" office:value="0">
            <text:p>0</text:p>
          </table:table-cell>
          <table:table-cell table:formula="oooc:=IF(AND([$Configuration.$B$27];[.L226];[.K226]&gt;0);[$Configuration.$B$22]+[.K226];0)" office:value-type="float" office:value="0">
            <text:p>0</text:p>
          </table:table-cell>
          <table:table-cell table:formula="oooc:=CEILING([.S226];[$Configuration.$B$3])/[$Configuration.$B$3]" office:value-type="float" office:value="0">
            <text:p>0</text:p>
          </table:table-cell>
          <table:table-cell office:value-type="string">
            <text:p>96 pages = 2 files exactly</text:p>
          </table:table-cell>
        </table:table-row>
        <table:table-row table:style-name="ro2">
          <table:table-cell table:formula="oooc:=[.A226]+1" office:value-type="float" office:value="204">
            <text:p>204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27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27]+[.E227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27]*[$Configuration.$B$3]*[$Configuration.$B$4]*[$Configuration.$B$5])-[$Configuration.$B$19]+[.G227]-[.K227]-([.R227]*[$Configuration.$B$3])-([.T227]*[$Configuration.$B$3])" office:value-type="float" office:value="3145685">
            <text:p>3145685</text:p>
          </table:table-cell>
          <table:table-cell table:formula="oooc:=[.H227]" office:value-type="float" office:value="3145685">
            <text:p>3145685</text:p>
          </table:table-cell>
          <table:table-cell office:value-type="float" office:value="0">
            <text:p>0</text:p>
          </table:table-cell>
          <table:table-cell table:formula="oooc:=[.J227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27];0;[.I227])+[.K227]+[$Configuration.$B$19]" office:value-type="float" office:value="3145729">
            <text:p>3145729</text:p>
          </table:table-cell>
          <table:table-cell table:formula="oooc:=CEILING([.O227];[$Configuration.$B$3])/[$Configuration.$B$3]" office:value-type="float" office:value="24577">
            <text:p>24577</text:p>
          </table:table-cell>
          <table:table-cell table:formula="oooc:=IF([.L227];IF([.K227]&gt;0;[$Configuration.$B$21]+[.K227];[$Configuration.$B$20]);0)" office:value-type="float" office:value="0">
            <text:p>0</text:p>
          </table:table-cell>
          <table:table-cell table:formula="oooc:=CEILING([.Q227];[$Configuration.$B$3])/[$Configuration.$B$3]" office:value-type="float" office:value="0">
            <text:p>0</text:p>
          </table:table-cell>
          <table:table-cell table:formula="oooc:=IF(AND([$Configuration.$B$27];[.L227];[.K227]&gt;0);[$Configuration.$B$22]+[.K227];0)" office:value-type="float" office:value="0">
            <text:p>0</text:p>
          </table:table-cell>
          <table:table-cell table:formula="oooc:=CEILING([.S227];[$Configuration.$B$3])/[$Configuration.$B$3]" office:value-type="float" office:value="0">
            <text:p>0</text:p>
          </table:table-cell>
          <table:table-cell office:value-type="string">
            <text:p>96 pages + 1 byte</text:p>
          </table:table-cell>
        </table:table-row>
        <table:table-row table:style-name="ro2">
          <table:table-cell table:formula="oooc:=[.A227]+1" office:value-type="float" office:value="205">
            <text:p>205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28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28]+[.E228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28]*[$Configuration.$B$3]*[$Configuration.$B$4]*([$Configuration.$B$5]+[Configuration.B27]))-[$Configuration.$B$19]+[.G228]-[.K228]-([.R228]*[$Configuration.$B$3])-([.T228]*[$Configuration.$B$3])" office:value-type="float" office:value="3146708">
            <text:p>3146708</text:p>
          </table:table-cell>
          <table:table-cell table:formula="oooc:=[.H228]" office:value-type="float" office:value="3146708">
            <text:p>3146708</text:p>
          </table:table-cell>
          <table:table-cell office:value-type="float" office:value="0">
            <text:p>0</text:p>
          </table:table-cell>
          <table:table-cell table:formula="oooc:=[.J22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28];0;[.I228])+[.K228]+[$Configuration.$B$19]" office:value-type="float" office:value="3146752">
            <text:p>3146752</text:p>
          </table:table-cell>
          <table:table-cell table:formula="oooc:=CEILING([.O228];[$Configuration.$B$3])/[$Configuration.$B$3]" office:value-type="float" office:value="24584">
            <text:p>24584</text:p>
          </table:table-cell>
          <table:table-cell table:formula="oooc:=IF([.L228];IF([.K228]&gt;0;[$Configuration.$B$21]+[.K228];[$Configuration.$B$20]);0)" office:value-type="float" office:value="0">
            <text:p>0</text:p>
          </table:table-cell>
          <table:table-cell table:formula="oooc:=CEILING([.Q228];[$Configuration.$B$3])/[$Configuration.$B$3]" office:value-type="float" office:value="0">
            <text:p>0</text:p>
          </table:table-cell>
          <table:table-cell table:formula="oooc:=IF(AND([$Configuration.$B$27];[.L228];[.K228]&gt;0);[$Configuration.$B$22]+[.K228];0)" office:value-type="float" office:value="0">
            <text:p>0</text:p>
          </table:table-cell>
          <table:table-cell table:formula="oooc:=CEILING([.S228];[$Configuration.$B$3])/[$Configuration.$B$3]" office:value-type="float" office:value="0">
            <text:p>0</text:p>
          </table:table-cell>
          <table:table-cell office:value-type="string">
            <text:p>97 pages = 2 files + 1 page</text:p>
          </table:table-cell>
        </table:table-row>
        <table:table-row table:style-name="ro2">
          <table:table-cell table:formula="oooc:=[.A228]+1" office:value-type="float" office:value="206">
            <text:p>20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29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29]+[.E229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29]*[$Configuration.$B$3]*[$Configuration.$B$4]*([$Configuration.$B$5]+[Configuration.B28]))-[$Configuration.$B$19]+[.G229]-[.K229]-([.R229]*[$Configuration.$B$3])-([.T229]*[$Configuration.$B$3])" office:value-type="float" office:value="3145685">
            <text:p>3145685</text:p>
          </table:table-cell>
          <table:table-cell table:formula="oooc:=[.H229]" office:value-type="float" office:value="3145685">
            <text:p>3145685</text:p>
          </table:table-cell>
          <table:table-cell office:value-type="float" office:value="0">
            <text:p>0</text:p>
          </table:table-cell>
          <table:table-cell table:formula="oooc:=[.J22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29];0;[.I229])+[.K229]+[$Configuration.$B$19]" office:value-type="float" office:value="3145729">
            <text:p>3145729</text:p>
          </table:table-cell>
          <table:table-cell table:formula="oooc:=CEILING([.O229];[$Configuration.$B$3])/[$Configuration.$B$3]" office:value-type="float" office:value="24577">
            <text:p>24577</text:p>
          </table:table-cell>
          <table:table-cell table:formula="oooc:=IF([.L229];IF([.K229]&gt;0;[$Configuration.$B$21]+[.K229];[$Configuration.$B$20]);0)" office:value-type="float" office:value="0">
            <text:p>0</text:p>
          </table:table-cell>
          <table:table-cell table:formula="oooc:=CEILING([.Q229];[$Configuration.$B$3])/[$Configuration.$B$3]" office:value-type="float" office:value="0">
            <text:p>0</text:p>
          </table:table-cell>
          <table:table-cell table:formula="oooc:=IF(AND([$Configuration.$B$27];[.L229];[.K229]&gt;0);[$Configuration.$B$22]+[.K229];0)" office:value-type="float" office:value="0">
            <text:p>0</text:p>
          </table:table-cell>
          <table:table-cell table:formula="oooc:=CEILING([.S229];[$Configuration.$B$3])/[$Configuration.$B$3]" office:value-type="float" office:value="0">
            <text:p>0</text:p>
          </table:table-cell>
          <table:table-cell office:value-type="string">
            <text:p>97 pages + 1 byte = 2 files + 1 page + 1 byte</text:p>
          </table:table-cell>
        </table:table-row>
        <table:table-row table:style-name="ro2">
          <table:table-cell table:formula="oooc:=[.A229]+1" office:value-type="float" office:value="207">
            <text:p>20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0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0]+[.E23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30]*[$Configuration.$B$3]*[$Configuration.$B$4]*[$Configuration.$B$5])-[$Configuration.$B$19]+[.G230]-[.K230]-([.R230]*[$Configuration.$B$3])-([.T230]*[$Configuration.$B$3])" office:value-type="float" office:value="3145429">
            <text:p>3145429</text:p>
          </table:table-cell>
          <table:table-cell table:formula="oooc:=[.H230]" office:value-type="float" office:value="3145429">
            <text:p>3145429</text:p>
          </table:table-cell>
          <table:table-cell office:value-type="float" office:value="255">
            <text:p>255</text:p>
          </table:table-cell>
          <table:table-cell table:formula="oooc:=[.J230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30];0;[.I230])+[.K230]+[$Configuration.$B$19]" office:value-type="float" office:value="3145728">
            <text:p>3145728</text:p>
          </table:table-cell>
          <table:table-cell table:formula="oooc:=CEILING([.O230];[$Configuration.$B$3])/[$Configuration.$B$3]" office:value-type="float" office:value="24576">
            <text:p>24576</text:p>
          </table:table-cell>
          <table:table-cell table:formula="oooc:=IF([.L230];IF([.K230]&gt;0;[$Configuration.$B$21]+[.K230];[$Configuration.$B$20]);0)" office:value-type="float" office:value="0">
            <text:p>0</text:p>
          </table:table-cell>
          <table:table-cell table:formula="oooc:=CEILING([.Q230];[$Configuration.$B$3])/[$Configuration.$B$3]" office:value-type="float" office:value="0">
            <text:p>0</text:p>
          </table:table-cell>
          <table:table-cell table:formula="oooc:=IF(AND([$Configuration.$B$27];[.L230];[.K230]&gt;0);[$Configuration.$B$22]+[.K230];0)" office:value-type="float" office:value="0">
            <text:p>0</text:p>
          </table:table-cell>
          <table:table-cell table:formula="oooc:=CEILING([.S230];[$Configuration.$B$3])/[$Configuration.$B$3]" office:value-type="float" office:value="0">
            <text:p>0</text:p>
          </table:table-cell>
          <table:table-cell office:value-type="string">
            <text:p>96 pages = 2 files exactly [txn]</text:p>
          </table:table-cell>
        </table:table-row>
        <table:table-row table:style-name="ro2">
          <table:table-cell table:formula="oooc:=[.A230]+1" office:value-type="float" office:value="208">
            <text:p>20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1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1]+[.E23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31]*[$Configuration.$B$3]*[$Configuration.$B$4]*[$Configuration.$B$5])-[$Configuration.$B$19]+[.G231]-[.K231]-([.R231]*[$Configuration.$B$3])-([.T231]*[$Configuration.$B$3])" office:value-type="float" office:value="3145430">
            <text:p>3145430</text:p>
          </table:table-cell>
          <table:table-cell table:formula="oooc:=[.H231]" office:value-type="float" office:value="3145430">
            <text:p>3145430</text:p>
          </table:table-cell>
          <table:table-cell office:value-type="float" office:value="255">
            <text:p>255</text:p>
          </table:table-cell>
          <table:table-cell table:formula="oooc:=[.J231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31];0;[.I231])+[.K231]+[$Configuration.$B$19]" office:value-type="float" office:value="3145729">
            <text:p>3145729</text:p>
          </table:table-cell>
          <table:table-cell table:formula="oooc:=CEILING([.O231];[$Configuration.$B$3])/[$Configuration.$B$3]" office:value-type="float" office:value="24577">
            <text:p>24577</text:p>
          </table:table-cell>
          <table:table-cell table:formula="oooc:=IF([.L231];IF([.K231]&gt;0;[$Configuration.$B$21]+[.K231];[$Configuration.$B$20]);0)" office:value-type="float" office:value="0">
            <text:p>0</text:p>
          </table:table-cell>
          <table:table-cell table:formula="oooc:=CEILING([.Q231];[$Configuration.$B$3])/[$Configuration.$B$3]" office:value-type="float" office:value="0">
            <text:p>0</text:p>
          </table:table-cell>
          <table:table-cell table:formula="oooc:=IF(AND([$Configuration.$B$27];[.L231];[.K231]&gt;0);[$Configuration.$B$22]+[.K231];0)" office:value-type="float" office:value="0">
            <text:p>0</text:p>
          </table:table-cell>
          <table:table-cell table:formula="oooc:=CEILING([.S231];[$Configuration.$B$3])/[$Configuration.$B$3]" office:value-type="float" office:value="0">
            <text:p>0</text:p>
          </table:table-cell>
          <table:table-cell office:value-type="string">
            <text:p>96 pages + 1 byte [txn]</text:p>
          </table:table-cell>
        </table:table-row>
        <table:table-row table:style-name="ro2">
          <table:table-cell table:formula="oooc:=[.A231]+1" office:value-type="float" office:value="209">
            <text:p>20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2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2]+[.E232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32]*[$Configuration.$B$3]*[$Configuration.$B$4]*([$Configuration.$B$5]+[Configuration.B31]))-[$Configuration.$B$19]+[.G232]-[.K232]-([.R232]*[$Configuration.$B$3])-([.T232]*[$Configuration.$B$3])" office:value-type="float" office:value="3145429">
            <text:p>3145429</text:p>
          </table:table-cell>
          <table:table-cell table:formula="oooc:=[.H232]" office:value-type="float" office:value="3145429">
            <text:p>3145429</text:p>
          </table:table-cell>
          <table:table-cell office:value-type="float" office:value="255">
            <text:p>255</text:p>
          </table:table-cell>
          <table:table-cell table:formula="oooc:=[.J232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32];0;[.I232])+[.K232]+[$Configuration.$B$19]" office:value-type="float" office:value="3145728">
            <text:p>3145728</text:p>
          </table:table-cell>
          <table:table-cell table:formula="oooc:=CEILING([.O232];[$Configuration.$B$3])/[$Configuration.$B$3]" office:value-type="float" office:value="24576">
            <text:p>24576</text:p>
          </table:table-cell>
          <table:table-cell table:formula="oooc:=IF([.L232];IF([.K232]&gt;0;[$Configuration.$B$21]+[.K232];[$Configuration.$B$20]);0)" office:value-type="float" office:value="0">
            <text:p>0</text:p>
          </table:table-cell>
          <table:table-cell table:formula="oooc:=CEILING([.Q232];[$Configuration.$B$3])/[$Configuration.$B$3]" office:value-type="float" office:value="0">
            <text:p>0</text:p>
          </table:table-cell>
          <table:table-cell table:formula="oooc:=IF(AND([$Configuration.$B$27];[.L232];[.K232]&gt;0);[$Configuration.$B$22]+[.K232];0)" office:value-type="float" office:value="0">
            <text:p>0</text:p>
          </table:table-cell>
          <table:table-cell table:formula="oooc:=CEILING([.S232];[$Configuration.$B$3])/[$Configuration.$B$3]" office:value-type="float" office:value="0">
            <text:p>0</text:p>
          </table:table-cell>
          <table:table-cell office:value-type="string">
            <text:p>97 pages = 2 files + 1 page [txn]</text:p>
          </table:table-cell>
        </table:table-row>
        <table:table-row table:style-name="ro2">
          <table:table-cell table:formula="oooc:=[.A232]+1" office:value-type="float" office:value="210">
            <text:p>21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3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3]+[.E23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33]*[$Configuration.$B$3]*[$Configuration.$B$4]*([$Configuration.$B$5]+[Configuration.B32]))-[$Configuration.$B$19]+[.G233]-[.K233]-([.R233]*[$Configuration.$B$3])-([.T233]*[$Configuration.$B$3])" office:value-type="float" office:value="3145430">
            <text:p>3145430</text:p>
          </table:table-cell>
          <table:table-cell table:formula="oooc:=[.H233]" office:value-type="float" office:value="3145430">
            <text:p>3145430</text:p>
          </table:table-cell>
          <table:table-cell office:value-type="float" office:value="255">
            <text:p>255</text:p>
          </table:table-cell>
          <table:table-cell table:formula="oooc:=[.J233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33];0;[.I233])+[.K233]+[$Configuration.$B$19]" office:value-type="float" office:value="3145729">
            <text:p>3145729</text:p>
          </table:table-cell>
          <table:table-cell table:formula="oooc:=CEILING([.O233];[$Configuration.$B$3])/[$Configuration.$B$3]" office:value-type="float" office:value="24577">
            <text:p>24577</text:p>
          </table:table-cell>
          <table:table-cell table:formula="oooc:=IF([.L233];IF([.K233]&gt;0;[$Configuration.$B$21]+[.K233];[$Configuration.$B$20]);0)" office:value-type="float" office:value="0">
            <text:p>0</text:p>
          </table:table-cell>
          <table:table-cell table:formula="oooc:=CEILING([.Q233];[$Configuration.$B$3])/[$Configuration.$B$3]" office:value-type="float" office:value="0">
            <text:p>0</text:p>
          </table:table-cell>
          <table:table-cell table:formula="oooc:=IF(AND([$Configuration.$B$27];[.L233];[.K233]&gt;0);[$Configuration.$B$22]+[.K233];0)" office:value-type="float" office:value="0">
            <text:p>0</text:p>
          </table:table-cell>
          <table:table-cell table:formula="oooc:=CEILING([.S233];[$Configuration.$B$3])/[$Configuration.$B$3]" office:value-type="float" office:value="0">
            <text:p>0</text:p>
          </table:table-cell>
          <table:table-cell office:value-type="string">
            <text:p>97 pages + 1 byte = 2 files + 1 page + 1 byte [txn]</text:p>
          </table:table-cell>
        </table:table-row>
        <table:table-row table:style-name="ro2">
          <table:table-cell table:formula="oooc:=[.A233]+1" office:value-type="float" office:value="211">
            <text:p>211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4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4]+[.E234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34]*[$Configuration.$B$3]*[$Configuration.$B$4]*[$Configuration.$B$5])-[$Configuration.$B$19]+[.G234]-[.K234]-([.R234]*[$Configuration.$B$3])-([.T234]*[$Configuration.$B$3])" office:value-type="float" office:value="3145556">
            <text:p>3145556</text:p>
          </table:table-cell>
          <table:table-cell table:formula="oooc:=[.H234]" office:value-type="float" office:value="3145556">
            <text:p>3145556</text:p>
          </table:table-cell>
          <table:table-cell office:value-type="float" office:value="0">
            <text:p>0</text:p>
          </table:table-cell>
          <table:table-cell table:formula="oooc:=[.J234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34];0;[.I234])+[.K234]+[$Configuration.$B$19]" office:value-type="float" office:value="3145600">
            <text:p>3145600</text:p>
          </table:table-cell>
          <table:table-cell table:formula="oooc:=CEILING([.O234];[$Configuration.$B$3])/[$Configuration.$B$3]" office:value-type="float" office:value="24575">
            <text:p>24575</text:p>
          </table:table-cell>
          <table:table-cell table:formula="oooc:=IF([.L234];IF([.K234]&gt;0;[$Configuration.$B$21]+[.K234];[$Configuration.$B$20]);0)" office:value-type="float" office:value="32">
            <text:p>32</text:p>
          </table:table-cell>
          <table:table-cell table:formula="oooc:=CEILING([.Q234];[$Configuration.$B$3])/[$Configuration.$B$3]" office:value-type="float" office:value="1">
            <text:p>1</text:p>
          </table:table-cell>
          <table:table-cell table:formula="oooc:=IF(AND([$Configuration.$B$27];[.L234];[.K234]&gt;0);[$Configuration.$B$22]+[.K234];0)" office:value-type="float" office:value="0">
            <text:p>0</text:p>
          </table:table-cell>
          <table:table-cell table:formula="oooc:=CEILING([.S234];[$Configuration.$B$3])/[$Configuration.$B$3]" office:value-type="float" office:value="0">
            <text:p>0</text:p>
          </table:table-cell>
          <table:table-cell office:value-type="string">
            <text:p>96 pages incl deq = 2 files exactly [deq]</text:p>
          </table:table-cell>
        </table:table-row>
        <table:table-row table:style-name="ro2">
          <table:table-cell table:formula="oooc:=[.A234]+1" office:value-type="float" office:value="212">
            <text:p>212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5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5]+[.E235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35]*[$Configuration.$B$3]*[$Configuration.$B$4]*[$Configuration.$B$5])-[$Configuration.$B$19]+[.G235]-[.K235]-([.R235]*[$Configuration.$B$3])-([.T235]*[$Configuration.$B$3])" office:value-type="float" office:value="3145557">
            <text:p>3145557</text:p>
          </table:table-cell>
          <table:table-cell table:formula="oooc:=[.H235]" office:value-type="float" office:value="3145557">
            <text:p>3145557</text:p>
          </table:table-cell>
          <table:table-cell office:value-type="float" office:value="0">
            <text:p>0</text:p>
          </table:table-cell>
          <table:table-cell table:formula="oooc:=[.J235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35];0;[.I235])+[.K235]+[$Configuration.$B$19]" office:value-type="float" office:value="3145601">
            <text:p>3145601</text:p>
          </table:table-cell>
          <table:table-cell table:formula="oooc:=CEILING([.O235];[$Configuration.$B$3])/[$Configuration.$B$3]" office:value-type="float" office:value="24576">
            <text:p>24576</text:p>
          </table:table-cell>
          <table:table-cell table:formula="oooc:=IF([.L235];IF([.K235]&gt;0;[$Configuration.$B$21]+[.K235];[$Configuration.$B$20]);0)" office:value-type="float" office:value="32">
            <text:p>32</text:p>
          </table:table-cell>
          <table:table-cell table:formula="oooc:=CEILING([.Q235];[$Configuration.$B$3])/[$Configuration.$B$3]" office:value-type="float" office:value="1">
            <text:p>1</text:p>
          </table:table-cell>
          <table:table-cell table:formula="oooc:=IF(AND([$Configuration.$B$27];[.L235];[.K235]&gt;0);[$Configuration.$B$22]+[.K235];0)" office:value-type="float" office:value="0">
            <text:p>0</text:p>
          </table:table-cell>
          <table:table-cell table:formula="oooc:=CEILING([.S235];[$Configuration.$B$3])/[$Configuration.$B$3]" office:value-type="float" office:value="0">
            <text:p>0</text:p>
          </table:table-cell>
          <table:table-cell office:value-type="string">
            <text:p>96 pages incl deq + 1 byte [deq]</text:p>
          </table:table-cell>
        </table:table-row>
        <table:table-row table:style-name="ro2">
          <table:table-cell table:formula="oooc:=[.A235]+1" office:value-type="float" office:value="213">
            <text:p>213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6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6]+[.E236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36]*[$Configuration.$B$3]*[$Configuration.$B$4]*([$Configuration.$B$5]+[Configuration.B35]))-[$Configuration.$B$19]+[.G236]-[.K236]-([.R236]*[$Configuration.$B$3])-([.T236]*[$Configuration.$B$3])" office:value-type="float" office:value="3145556">
            <text:p>3145556</text:p>
          </table:table-cell>
          <table:table-cell table:formula="oooc:=[.H236]" office:value-type="float" office:value="3145556">
            <text:p>3145556</text:p>
          </table:table-cell>
          <table:table-cell office:value-type="float" office:value="0">
            <text:p>0</text:p>
          </table:table-cell>
          <table:table-cell table:formula="oooc:=[.J23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36];0;[.I236])+[.K236]+[$Configuration.$B$19]" office:value-type="float" office:value="3145600">
            <text:p>3145600</text:p>
          </table:table-cell>
          <table:table-cell table:formula="oooc:=CEILING([.O236];[$Configuration.$B$3])/[$Configuration.$B$3]" office:value-type="float" office:value="24575">
            <text:p>24575</text:p>
          </table:table-cell>
          <table:table-cell table:formula="oooc:=IF([.L236];IF([.K236]&gt;0;[$Configuration.$B$21]+[.K236];[$Configuration.$B$20]);0)" office:value-type="float" office:value="32">
            <text:p>32</text:p>
          </table:table-cell>
          <table:table-cell table:formula="oooc:=CEILING([.Q236];[$Configuration.$B$3])/[$Configuration.$B$3]" office:value-type="float" office:value="1">
            <text:p>1</text:p>
          </table:table-cell>
          <table:table-cell table:formula="oooc:=IF(AND([$Configuration.$B$27];[.L236];[.K236]&gt;0);[$Configuration.$B$22]+[.K236];0)" office:value-type="float" office:value="0">
            <text:p>0</text:p>
          </table:table-cell>
          <table:table-cell table:formula="oooc:=CEILING([.S236];[$Configuration.$B$3])/[$Configuration.$B$3]" office:value-type="float" office:value="0">
            <text:p>0</text:p>
          </table:table-cell>
          <table:table-cell office:value-type="string">
            <text:p>97 pages incl deq = 2 files + 1 page [deq]</text:p>
          </table:table-cell>
        </table:table-row>
        <table:table-row table:style-name="ro2">
          <table:table-cell table:formula="oooc:=[.A236]+1" office:value-type="float" office:value="214">
            <text:p>214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7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7]+[.E237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37]*[$Configuration.$B$3]*[$Configuration.$B$4]*([$Configuration.$B$5]+[Configuration.B36]))-[$Configuration.$B$19]+[.G237]-[.K237]-([.R237]*[$Configuration.$B$3])-([.T237]*[$Configuration.$B$3])" office:value-type="float" office:value="3145557">
            <text:p>3145557</text:p>
          </table:table-cell>
          <table:table-cell table:formula="oooc:=[.H237]" office:value-type="float" office:value="3145557">
            <text:p>3145557</text:p>
          </table:table-cell>
          <table:table-cell office:value-type="float" office:value="0">
            <text:p>0</text:p>
          </table:table-cell>
          <table:table-cell table:formula="oooc:=[.J23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37];0;[.I237])+[.K237]+[$Configuration.$B$19]" office:value-type="float" office:value="3145601">
            <text:p>3145601</text:p>
          </table:table-cell>
          <table:table-cell table:formula="oooc:=CEILING([.O237];[$Configuration.$B$3])/[$Configuration.$B$3]" office:value-type="float" office:value="24576">
            <text:p>24576</text:p>
          </table:table-cell>
          <table:table-cell table:formula="oooc:=IF([.L237];IF([.K237]&gt;0;[$Configuration.$B$21]+[.K237];[$Configuration.$B$20]);0)" office:value-type="float" office:value="32">
            <text:p>32</text:p>
          </table:table-cell>
          <table:table-cell table:formula="oooc:=CEILING([.Q237];[$Configuration.$B$3])/[$Configuration.$B$3]" office:value-type="float" office:value="1">
            <text:p>1</text:p>
          </table:table-cell>
          <table:table-cell table:formula="oooc:=IF(AND([$Configuration.$B$27];[.L237];[.K237]&gt;0);[$Configuration.$B$22]+[.K237];0)" office:value-type="float" office:value="0">
            <text:p>0</text:p>
          </table:table-cell>
          <table:table-cell table:formula="oooc:=CEILING([.S237];[$Configuration.$B$3])/[$Configuration.$B$3]" office:value-type="float" office:value="0">
            <text:p>0</text:p>
          </table:table-cell>
          <table:table-cell office:value-type="string">
            <text:p>97 pages incl deq + 1 byte = 2 files + 1 page + 1 byte [deq]</text:p>
          </table:table-cell>
        </table:table-row>
        <table:table-row table:style-name="ro2">
          <table:table-cell table:formula="oooc:=[.A237]+1" office:value-type="float" office:value="215">
            <text:p>215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8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8]+[.E238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38]*[$Configuration.$B$3]*[$Configuration.$B$4]*[$Configuration.$B$5])-[$Configuration.$B$19]+[.G238]-[.K238]-([.R238]*[$Configuration.$B$3])-([.T238]*[$Configuration.$B$3])" office:value-type="float" office:value="3144661">
            <text:p>3144661</text:p>
          </table:table-cell>
          <table:table-cell table:formula="oooc:=[.H238]" office:value-type="float" office:value="3144661">
            <text:p>3144661</text:p>
          </table:table-cell>
          <table:table-cell office:value-type="float" office:value="255">
            <text:p>255</text:p>
          </table:table-cell>
          <table:table-cell table:formula="oooc:=[.J238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38];0;[.I238])+[.K238]+[$Configuration.$B$19]" office:value-type="float" office:value="3144960">
            <text:p>3144960</text:p>
          </table:table-cell>
          <table:table-cell table:formula="oooc:=CEILING([.O238];[$Configuration.$B$3])/[$Configuration.$B$3]" office:value-type="float" office:value="24570">
            <text:p>24570</text:p>
          </table:table-cell>
          <table:table-cell table:formula="oooc:=IF([.L238];IF([.K238]&gt;0;[$Configuration.$B$21]+[.K238];[$Configuration.$B$20]);0)" office:value-type="float" office:value="299">
            <text:p>299</text:p>
          </table:table-cell>
          <table:table-cell table:formula="oooc:=CEILING([.Q238];[$Configuration.$B$3])/[$Configuration.$B$3]" office:value-type="float" office:value="3">
            <text:p>3</text:p>
          </table:table-cell>
          <table:table-cell table:formula="oooc:=IF(AND([$Configuration.$B$27];[.L238];[.K238]&gt;0);[$Configuration.$B$22]+[.K238];0)" office:value-type="float" office:value="291">
            <text:p>291</text:p>
          </table:table-cell>
          <table:table-cell table:formula="oooc:=CEILING([.S238];[$Configuration.$B$3])/[$Configuration.$B$3]" office:value-type="float" office:value="3">
            <text:p>3</text:p>
          </table:table-cell>
          <table:table-cell office:value-type="string">
            <text:p>96 pages incl deq &amp; txn = 2 files exactly [deq txn]</text:p>
          </table:table-cell>
        </table:table-row>
        <table:table-row table:style-name="ro2">
          <table:table-cell table:formula="oooc:=[.A238]+1" office:value-type="float" office:value="216">
            <text:p>21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39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39]+[.E239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39]*[$Configuration.$B$3]*[$Configuration.$B$4]*[$Configuration.$B$5])-[$Configuration.$B$19]+[.G239]-[.K239]-([.R239]*[$Configuration.$B$3])-([.T239]*[$Configuration.$B$3])" office:value-type="float" office:value="3144662">
            <text:p>3144662</text:p>
          </table:table-cell>
          <table:table-cell table:formula="oooc:=[.H239]" office:value-type="float" office:value="3144662">
            <text:p>3144662</text:p>
          </table:table-cell>
          <table:table-cell office:value-type="float" office:value="255">
            <text:p>255</text:p>
          </table:table-cell>
          <table:table-cell table:formula="oooc:=[.J239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39];0;[.I239])+[.K239]+[$Configuration.$B$19]" office:value-type="float" office:value="3144961">
            <text:p>3144961</text:p>
          </table:table-cell>
          <table:table-cell table:formula="oooc:=CEILING([.O239];[$Configuration.$B$3])/[$Configuration.$B$3]" office:value-type="float" office:value="24571">
            <text:p>24571</text:p>
          </table:table-cell>
          <table:table-cell table:formula="oooc:=IF([.L239];IF([.K239]&gt;0;[$Configuration.$B$21]+[.K239];[$Configuration.$B$20]);0)" office:value-type="float" office:value="299">
            <text:p>299</text:p>
          </table:table-cell>
          <table:table-cell table:formula="oooc:=CEILING([.Q239];[$Configuration.$B$3])/[$Configuration.$B$3]" office:value-type="float" office:value="3">
            <text:p>3</text:p>
          </table:table-cell>
          <table:table-cell table:formula="oooc:=IF(AND([$Configuration.$B$27];[.L239];[.K239]&gt;0);[$Configuration.$B$22]+[.K239];0)" office:value-type="float" office:value="291">
            <text:p>291</text:p>
          </table:table-cell>
          <table:table-cell table:formula="oooc:=CEILING([.S239];[$Configuration.$B$3])/[$Configuration.$B$3]" office:value-type="float" office:value="3">
            <text:p>3</text:p>
          </table:table-cell>
          <table:table-cell office:value-type="string">
            <text:p>96 pages incl deq &amp; txn + 1 byte [deq txn]</text:p>
          </table:table-cell>
        </table:table-row>
        <table:table-row table:style-name="ro2">
          <table:table-cell table:formula="oooc:=[.A239]+1" office:value-type="float" office:value="217">
            <text:p>21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40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40]+[.E24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240]*[$Configuration.$B$3]*[$Configuration.$B$4]*([$Configuration.$B$5]+[Configuration.B39]))-[$Configuration.$B$19]+[.G240]-[.K240]-([.R240]*[$Configuration.$B$3])-([.T240]*[$Configuration.$B$3])" office:value-type="float" office:value="3144661">
            <text:p>3144661</text:p>
          </table:table-cell>
          <table:table-cell table:formula="oooc:=[.H240]" office:value-type="float" office:value="3144661">
            <text:p>3144661</text:p>
          </table:table-cell>
          <table:table-cell office:value-type="float" office:value="255">
            <text:p>255</text:p>
          </table:table-cell>
          <table:table-cell table:formula="oooc:=[.J240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40];0;[.I240])+[.K240]+[$Configuration.$B$19]" office:value-type="float" office:value="3144960">
            <text:p>3144960</text:p>
          </table:table-cell>
          <table:table-cell table:formula="oooc:=CEILING([.O240];[$Configuration.$B$3])/[$Configuration.$B$3]" office:value-type="float" office:value="24570">
            <text:p>24570</text:p>
          </table:table-cell>
          <table:table-cell table:formula="oooc:=IF([.L240];IF([.K240]&gt;0;[$Configuration.$B$21]+[.K240];[$Configuration.$B$20]);0)" office:value-type="float" office:value="299">
            <text:p>299</text:p>
          </table:table-cell>
          <table:table-cell table:formula="oooc:=CEILING([.Q240];[$Configuration.$B$3])/[$Configuration.$B$3]" office:value-type="float" office:value="3">
            <text:p>3</text:p>
          </table:table-cell>
          <table:table-cell table:formula="oooc:=IF(AND([$Configuration.$B$27];[.L240];[.K240]&gt;0);[$Configuration.$B$22]+[.K240];0)" office:value-type="float" office:value="291">
            <text:p>291</text:p>
          </table:table-cell>
          <table:table-cell table:formula="oooc:=CEILING([.S240];[$Configuration.$B$3])/[$Configuration.$B$3]" office:value-type="float" office:value="3">
            <text:p>3</text:p>
          </table:table-cell>
          <table:table-cell office:value-type="string">
            <text:p>97 pages incl deq &amp; txn = 2 files + 1 page [deq txn]</text:p>
          </table:table-cell>
        </table:table-row>
        <table:table-row table:style-name="ro2">
          <table:table-cell table:formula="oooc:=[.A240]+1" office:value-type="float" office:value="218">
            <text:p>21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style-name="ce2" table:formula="oooc:=CEILING(32/[.C241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41]+[.E24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241]*[$Configuration.$B$3]*[$Configuration.$B$4]*([$Configuration.$B$5]+[Configuration.B40]))-[$Configuration.$B$19]+[.G241]-[.K241]-([.R241]*[$Configuration.$B$3])-([.T241]*[$Configuration.$B$3])" office:value-type="float" office:value="3144662">
            <text:p>3144662</text:p>
          </table:table-cell>
          <table:table-cell table:formula="oooc:=[.H241]" office:value-type="float" office:value="3144662">
            <text:p>3144662</text:p>
          </table:table-cell>
          <table:table-cell office:value-type="float" office:value="255">
            <text:p>255</text:p>
          </table:table-cell>
          <table:table-cell table:formula="oooc:=[.J241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41];0;[.I241])+[.K241]+[$Configuration.$B$19]" office:value-type="float" office:value="3144961">
            <text:p>3144961</text:p>
          </table:table-cell>
          <table:table-cell table:formula="oooc:=CEILING([.O241];[$Configuration.$B$3])/[$Configuration.$B$3]" office:value-type="float" office:value="24571">
            <text:p>24571</text:p>
          </table:table-cell>
          <table:table-cell table:formula="oooc:=IF([.L241];IF([.K241]&gt;0;[$Configuration.$B$21]+[.K241];[$Configuration.$B$20]);0)" office:value-type="float" office:value="299">
            <text:p>299</text:p>
          </table:table-cell>
          <table:table-cell table:formula="oooc:=CEILING([.Q241];[$Configuration.$B$3])/[$Configuration.$B$3]" office:value-type="float" office:value="3">
            <text:p>3</text:p>
          </table:table-cell>
          <table:table-cell table:formula="oooc:=IF(AND([$Configuration.$B$27];[.L241];[.K241]&gt;0);[$Configuration.$B$22]+[.K241];0)" office:value-type="float" office:value="291">
            <text:p>291</text:p>
          </table:table-cell>
          <table:table-cell table:formula="oooc:=CEILING([.S241];[$Configuration.$B$3])/[$Configuration.$B$3]" office:value-type="float" office:value="3">
            <text:p>3</text:p>
          </table:table-cell>
          <table:table-cell office:value-type="string">
            <text:p>97 pages incl deq &amp; txn + 1 byte = 2 files + 1 page + 1 byte [deq txn]</text:p>
          </table:table-cell>
        </table:table-row>
        <table:table-row table:style-name="ro2">
          <table:table-cell table:formula="oooc:=[.A241]+1" office:value-type="float" office:value="219">
            <text:p>21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2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2]+[.E242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42]*[$Configuration.$B$3]*[$Configuration.$B$4]*[$Configuration.$B$5])-[$Configuration.$B$19]+[.G242]-[.K242]-([.R242]*[$Configuration.$B$3])-([.T242]*[$Configuration.$B$3])" office:value-type="float" office:value="6291412">
            <text:p>6291412</text:p>
          </table:table-cell>
          <table:table-cell table:formula="oooc:=[.H242]" office:value-type="float" office:value="6291412">
            <text:p>6291412</text:p>
          </table:table-cell>
          <table:table-cell office:value-type="float" office:value="0">
            <text:p>0</text:p>
          </table:table-cell>
          <table:table-cell table:formula="oooc:=[.J24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2];0;[.I242])+[.K242]+[$Configuration.$B$19]" office:value-type="float" office:value="6291456">
            <text:p>6291456</text:p>
          </table:table-cell>
          <table:table-cell table:formula="oooc:=CEILING([.O242];[$Configuration.$B$3])/[$Configuration.$B$3]" office:value-type="float" office:value="49152">
            <text:p>49152</text:p>
          </table:table-cell>
          <table:table-cell table:formula="oooc:=IF([.L242];IF([.K242]&gt;0;[$Configuration.$B$21]+[.K242];[$Configuration.$B$20]);0)" office:value-type="float" office:value="0">
            <text:p>0</text:p>
          </table:table-cell>
          <table:table-cell table:formula="oooc:=CEILING([.Q242];[$Configuration.$B$3])/[$Configuration.$B$3]" office:value-type="float" office:value="0">
            <text:p>0</text:p>
          </table:table-cell>
          <table:table-cell table:formula="oooc:=IF(AND([$Configuration.$B$27];[.L242];[.K242]&gt;0);[$Configuration.$B$22]+[.K242];0)" office:value-type="float" office:value="0">
            <text:p>0</text:p>
          </table:table-cell>
          <table:table-cell table:formula="oooc:=CEILING([.S242];[$Configuration.$B$3])/[$Configuration.$B$3]" office:value-type="float" office:value="0">
            <text:p>0</text:p>
          </table:table-cell>
          <table:table-cell office:value-type="string">
            <text:p>192 pages = 2 files exactly</text:p>
          </table:table-cell>
        </table:table-row>
        <table:table-row table:style-name="ro2">
          <table:table-cell table:formula="oooc:=[.A242]+1" office:value-type="float" office:value="220">
            <text:p>22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3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3]+[.E24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43]*[$Configuration.$B$3]*[$Configuration.$B$4]*[$Configuration.$B$5])-[$Configuration.$B$19]+[.G243]-[.K243]-([.R243]*[$Configuration.$B$3])-([.T243]*[$Configuration.$B$3])" office:value-type="float" office:value="6291413">
            <text:p>6291413</text:p>
          </table:table-cell>
          <table:table-cell table:formula="oooc:=[.H243]" office:value-type="float" office:value="6291413">
            <text:p>6291413</text:p>
          </table:table-cell>
          <table:table-cell office:value-type="float" office:value="0">
            <text:p>0</text:p>
          </table:table-cell>
          <table:table-cell table:formula="oooc:=[.J24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3];0;[.I243])+[.K243]+[$Configuration.$B$19]" office:value-type="float" office:value="6291457">
            <text:p>6291457</text:p>
          </table:table-cell>
          <table:table-cell table:formula="oooc:=CEILING([.O243];[$Configuration.$B$3])/[$Configuration.$B$3]" office:value-type="float" office:value="49153">
            <text:p>49153</text:p>
          </table:table-cell>
          <table:table-cell table:formula="oooc:=IF([.L243];IF([.K243]&gt;0;[$Configuration.$B$21]+[.K243];[$Configuration.$B$20]);0)" office:value-type="float" office:value="0">
            <text:p>0</text:p>
          </table:table-cell>
          <table:table-cell table:formula="oooc:=CEILING([.Q243];[$Configuration.$B$3])/[$Configuration.$B$3]" office:value-type="float" office:value="0">
            <text:p>0</text:p>
          </table:table-cell>
          <table:table-cell table:formula="oooc:=IF(AND([$Configuration.$B$27];[.L243];[.K243]&gt;0);[$Configuration.$B$22]+[.K243];0)" office:value-type="float" office:value="0">
            <text:p>0</text:p>
          </table:table-cell>
          <table:table-cell table:formula="oooc:=CEILING([.S243];[$Configuration.$B$3])/[$Configuration.$B$3]" office:value-type="float" office:value="0">
            <text:p>0</text:p>
          </table:table-cell>
          <table:table-cell office:value-type="string">
            <text:p>192 pages + 1 byte</text:p>
          </table:table-cell>
        </table:table-row>
        <table:table-row table:style-name="ro2">
          <table:table-cell table:formula="oooc:=[.A243]+1" office:value-type="float" office:value="221">
            <text:p>22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4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4]+[.E244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44]*[$Configuration.$B$3]*[$Configuration.$B$4]*([$Configuration.$B$5]+[Configuration.B43]))-[$Configuration.$B$19]+[.G244]-[.K244]-([.R244]*[$Configuration.$B$3])-([.T244]*[$Configuration.$B$3])" office:value-type="float" office:value="6291412">
            <text:p>6291412</text:p>
          </table:table-cell>
          <table:table-cell table:formula="oooc:=[.H244]" office:value-type="float" office:value="6291412">
            <text:p>6291412</text:p>
          </table:table-cell>
          <table:table-cell office:value-type="float" office:value="0">
            <text:p>0</text:p>
          </table:table-cell>
          <table:table-cell table:formula="oooc:=[.J24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4];0;[.I244])+[.K244]+[$Configuration.$B$19]" office:value-type="float" office:value="6291456">
            <text:p>6291456</text:p>
          </table:table-cell>
          <table:table-cell table:formula="oooc:=CEILING([.O244];[$Configuration.$B$3])/[$Configuration.$B$3]" office:value-type="float" office:value="49152">
            <text:p>49152</text:p>
          </table:table-cell>
          <table:table-cell table:formula="oooc:=IF([.L244];IF([.K244]&gt;0;[$Configuration.$B$21]+[.K244];[$Configuration.$B$20]);0)" office:value-type="float" office:value="0">
            <text:p>0</text:p>
          </table:table-cell>
          <table:table-cell table:formula="oooc:=CEILING([.Q244];[$Configuration.$B$3])/[$Configuration.$B$3]" office:value-type="float" office:value="0">
            <text:p>0</text:p>
          </table:table-cell>
          <table:table-cell table:formula="oooc:=IF(AND([$Configuration.$B$27];[.L244];[.K244]&gt;0);[$Configuration.$B$22]+[.K244];0)" office:value-type="float" office:value="0">
            <text:p>0</text:p>
          </table:table-cell>
          <table:table-cell table:formula="oooc:=CEILING([.S244];[$Configuration.$B$3])/[$Configuration.$B$3]" office:value-type="float" office:value="0">
            <text:p>0</text:p>
          </table:table-cell>
          <table:table-cell office:value-type="string">
            <text:p>193 pages = 2 files + 1 page</text:p>
          </table:table-cell>
        </table:table-row>
        <table:table-row table:style-name="ro2">
          <table:table-cell table:formula="oooc:=[.A244]+1" office:value-type="float" office:value="222">
            <text:p>22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5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5]+[.E24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45]*[$Configuration.$B$3]*[$Configuration.$B$4]*([$Configuration.$B$5]+[Configuration.B44]))-[$Configuration.$B$19]+[.G245]-[.K245]-([.R245]*[$Configuration.$B$3])-([.T245]*[$Configuration.$B$3])" office:value-type="float" office:value="6291413">
            <text:p>6291413</text:p>
          </table:table-cell>
          <table:table-cell table:formula="oooc:=[.H245]" office:value-type="float" office:value="6291413">
            <text:p>6291413</text:p>
          </table:table-cell>
          <table:table-cell office:value-type="float" office:value="0">
            <text:p>0</text:p>
          </table:table-cell>
          <table:table-cell table:formula="oooc:=[.J24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5];0;[.I245])+[.K245]+[$Configuration.$B$19]" office:value-type="float" office:value="6291457">
            <text:p>6291457</text:p>
          </table:table-cell>
          <table:table-cell table:formula="oooc:=CEILING([.O245];[$Configuration.$B$3])/[$Configuration.$B$3]" office:value-type="float" office:value="49153">
            <text:p>49153</text:p>
          </table:table-cell>
          <table:table-cell table:formula="oooc:=IF([.L245];IF([.K245]&gt;0;[$Configuration.$B$21]+[.K245];[$Configuration.$B$20]);0)" office:value-type="float" office:value="0">
            <text:p>0</text:p>
          </table:table-cell>
          <table:table-cell table:formula="oooc:=CEILING([.Q245];[$Configuration.$B$3])/[$Configuration.$B$3]" office:value-type="float" office:value="0">
            <text:p>0</text:p>
          </table:table-cell>
          <table:table-cell table:formula="oooc:=IF(AND([$Configuration.$B$27];[.L245];[.K245]&gt;0);[$Configuration.$B$22]+[.K245];0)" office:value-type="float" office:value="0">
            <text:p>0</text:p>
          </table:table-cell>
          <table:table-cell table:formula="oooc:=CEILING([.S245];[$Configuration.$B$3])/[$Configuration.$B$3]" office:value-type="float" office:value="0">
            <text:p>0</text:p>
          </table:table-cell>
          <table:table-cell office:value-type="string">
            <text:p>193 pages + 1 byte = 2 files + 1 page + 1 byte</text:p>
          </table:table-cell>
        </table:table-row>
        <table:table-row table:style-name="ro2">
          <table:table-cell table:formula="oooc:=[.A245]+1" office:value-type="float" office:value="223">
            <text:p>22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6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6]+[.E246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46]*[$Configuration.$B$3]*[$Configuration.$B$4]*[$Configuration.$B$5])-[$Configuration.$B$19]+[.G246]-[.K246]-([.R246]*[$Configuration.$B$3])-([.T246]*[$Configuration.$B$3])" office:value-type="float" office:value="6291157">
            <text:p>6291157</text:p>
          </table:table-cell>
          <table:table-cell table:formula="oooc:=[.H246]" office:value-type="float" office:value="6291157">
            <text:p>6291157</text:p>
          </table:table-cell>
          <table:table-cell office:value-type="float" office:value="255">
            <text:p>255</text:p>
          </table:table-cell>
          <table:table-cell table:formula="oooc:=[.J246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6];0;[.I246])+[.K246]+[$Configuration.$B$19]" office:value-type="float" office:value="6291456">
            <text:p>6291456</text:p>
          </table:table-cell>
          <table:table-cell table:formula="oooc:=CEILING([.O246];[$Configuration.$B$3])/[$Configuration.$B$3]" office:value-type="float" office:value="49152">
            <text:p>49152</text:p>
          </table:table-cell>
          <table:table-cell table:formula="oooc:=IF([.L246];IF([.K246]&gt;0;[$Configuration.$B$21]+[.K246];[$Configuration.$B$20]);0)" office:value-type="float" office:value="0">
            <text:p>0</text:p>
          </table:table-cell>
          <table:table-cell table:formula="oooc:=CEILING([.Q246];[$Configuration.$B$3])/[$Configuration.$B$3]" office:value-type="float" office:value="0">
            <text:p>0</text:p>
          </table:table-cell>
          <table:table-cell table:formula="oooc:=IF(AND([$Configuration.$B$27];[.L246];[.K246]&gt;0);[$Configuration.$B$22]+[.K246];0)" office:value-type="float" office:value="0">
            <text:p>0</text:p>
          </table:table-cell>
          <table:table-cell table:formula="oooc:=CEILING([.S246];[$Configuration.$B$3])/[$Configuration.$B$3]" office:value-type="float" office:value="0">
            <text:p>0</text:p>
          </table:table-cell>
          <table:table-cell office:value-type="string">
            <text:p>192 pages = 2 files exactly [txn]</text:p>
          </table:table-cell>
        </table:table-row>
        <table:table-row table:style-name="ro2">
          <table:table-cell table:formula="oooc:=[.A246]+1" office:value-type="float" office:value="224">
            <text:p>224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7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7]+[.E247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47]*[$Configuration.$B$3]*[$Configuration.$B$4]*[$Configuration.$B$5])-[$Configuration.$B$19]+[.G247]-[.K247]-([.R247]*[$Configuration.$B$3])-([.T247]*[$Configuration.$B$3])" office:value-type="float" office:value="6291158">
            <text:p>6291158</text:p>
          </table:table-cell>
          <table:table-cell table:formula="oooc:=[.H247]" office:value-type="float" office:value="6291158">
            <text:p>6291158</text:p>
          </table:table-cell>
          <table:table-cell office:value-type="float" office:value="255">
            <text:p>255</text:p>
          </table:table-cell>
          <table:table-cell table:formula="oooc:=[.J247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7];0;[.I247])+[.K247]+[$Configuration.$B$19]" office:value-type="float" office:value="6291457">
            <text:p>6291457</text:p>
          </table:table-cell>
          <table:table-cell table:formula="oooc:=CEILING([.O247];[$Configuration.$B$3])/[$Configuration.$B$3]" office:value-type="float" office:value="49153">
            <text:p>49153</text:p>
          </table:table-cell>
          <table:table-cell table:formula="oooc:=IF([.L247];IF([.K247]&gt;0;[$Configuration.$B$21]+[.K247];[$Configuration.$B$20]);0)" office:value-type="float" office:value="0">
            <text:p>0</text:p>
          </table:table-cell>
          <table:table-cell table:formula="oooc:=CEILING([.Q247];[$Configuration.$B$3])/[$Configuration.$B$3]" office:value-type="float" office:value="0">
            <text:p>0</text:p>
          </table:table-cell>
          <table:table-cell table:formula="oooc:=IF(AND([$Configuration.$B$27];[.L247];[.K247]&gt;0);[$Configuration.$B$22]+[.K247];0)" office:value-type="float" office:value="0">
            <text:p>0</text:p>
          </table:table-cell>
          <table:table-cell table:formula="oooc:=CEILING([.S247];[$Configuration.$B$3])/[$Configuration.$B$3]" office:value-type="float" office:value="0">
            <text:p>0</text:p>
          </table:table-cell>
          <table:table-cell office:value-type="string">
            <text:p>192 pages + 1 byte [txn]</text:p>
          </table:table-cell>
        </table:table-row>
        <table:table-row table:style-name="ro2">
          <table:table-cell table:formula="oooc:=[.A247]+1" office:value-type="float" office:value="225">
            <text:p>225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8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8]+[.E24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48]*[$Configuration.$B$3]*[$Configuration.$B$4]*([$Configuration.$B$5]+[Configuration.B47]))-[$Configuration.$B$19]+[.G248]-[.K248]-([.R248]*[$Configuration.$B$3])-([.T248]*[$Configuration.$B$3])" office:value-type="float" office:value="6291157">
            <text:p>6291157</text:p>
          </table:table-cell>
          <table:table-cell table:formula="oooc:=[.H248]" office:value-type="float" office:value="6291157">
            <text:p>6291157</text:p>
          </table:table-cell>
          <table:table-cell office:value-type="float" office:value="255">
            <text:p>255</text:p>
          </table:table-cell>
          <table:table-cell table:formula="oooc:=[.J248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8];0;[.I248])+[.K248]+[$Configuration.$B$19]" office:value-type="float" office:value="6291456">
            <text:p>6291456</text:p>
          </table:table-cell>
          <table:table-cell table:formula="oooc:=CEILING([.O248];[$Configuration.$B$3])/[$Configuration.$B$3]" office:value-type="float" office:value="49152">
            <text:p>49152</text:p>
          </table:table-cell>
          <table:table-cell table:formula="oooc:=IF([.L248];IF([.K248]&gt;0;[$Configuration.$B$21]+[.K248];[$Configuration.$B$20]);0)" office:value-type="float" office:value="0">
            <text:p>0</text:p>
          </table:table-cell>
          <table:table-cell table:formula="oooc:=CEILING([.Q248];[$Configuration.$B$3])/[$Configuration.$B$3]" office:value-type="float" office:value="0">
            <text:p>0</text:p>
          </table:table-cell>
          <table:table-cell table:formula="oooc:=IF(AND([$Configuration.$B$27];[.L248];[.K248]&gt;0);[$Configuration.$B$22]+[.K248];0)" office:value-type="float" office:value="0">
            <text:p>0</text:p>
          </table:table-cell>
          <table:table-cell table:formula="oooc:=CEILING([.S248];[$Configuration.$B$3])/[$Configuration.$B$3]" office:value-type="float" office:value="0">
            <text:p>0</text:p>
          </table:table-cell>
          <table:table-cell office:value-type="string">
            <text:p>193 pages = 2 files + 1 page [txn]</text:p>
          </table:table-cell>
        </table:table-row>
        <table:table-row table:style-name="ro2">
          <table:table-cell table:formula="oooc:=[.A248]+1" office:value-type="float" office:value="226">
            <text:p>226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49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49]+[.E24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49]*[$Configuration.$B$3]*[$Configuration.$B$4]*([$Configuration.$B$5]+[Configuration.B48]))-[$Configuration.$B$19]+[.G249]-[.K249]-([.R249]*[$Configuration.$B$3])-([.T249]*[$Configuration.$B$3])" office:value-type="float" office:value="6291158">
            <text:p>6291158</text:p>
          </table:table-cell>
          <table:table-cell table:formula="oooc:=[.H249]" office:value-type="float" office:value="6291158">
            <text:p>6291158</text:p>
          </table:table-cell>
          <table:table-cell office:value-type="float" office:value="255">
            <text:p>255</text:p>
          </table:table-cell>
          <table:table-cell table:formula="oooc:=[.J249]" office:value-type="float" office:value="255">
            <text:p>25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49];0;[.I249])+[.K249]+[$Configuration.$B$19]" office:value-type="float" office:value="6291457">
            <text:p>6291457</text:p>
          </table:table-cell>
          <table:table-cell table:formula="oooc:=CEILING([.O249];[$Configuration.$B$3])/[$Configuration.$B$3]" office:value-type="float" office:value="49153">
            <text:p>49153</text:p>
          </table:table-cell>
          <table:table-cell table:formula="oooc:=IF([.L249];IF([.K249]&gt;0;[$Configuration.$B$21]+[.K249];[$Configuration.$B$20]);0)" office:value-type="float" office:value="0">
            <text:p>0</text:p>
          </table:table-cell>
          <table:table-cell table:formula="oooc:=CEILING([.Q249];[$Configuration.$B$3])/[$Configuration.$B$3]" office:value-type="float" office:value="0">
            <text:p>0</text:p>
          </table:table-cell>
          <table:table-cell table:formula="oooc:=IF(AND([$Configuration.$B$27];[.L249];[.K249]&gt;0);[$Configuration.$B$22]+[.K249];0)" office:value-type="float" office:value="0">
            <text:p>0</text:p>
          </table:table-cell>
          <table:table-cell table:formula="oooc:=CEILING([.S249];[$Configuration.$B$3])/[$Configuration.$B$3]" office:value-type="float" office:value="0">
            <text:p>0</text:p>
          </table:table-cell>
          <table:table-cell office:value-type="string">
            <text:p>193 pages + 1 byte = 2 files + 1 page + 1 byte [txn]</text:p>
          </table:table-cell>
        </table:table-row>
        <table:table-row table:style-name="ro2">
          <table:table-cell table:formula="oooc:=[.A249]+1" office:value-type="float" office:value="227">
            <text:p>227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0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0]+[.E250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50]*[$Configuration.$B$3]*[$Configuration.$B$4]*[$Configuration.$B$5])-[$Configuration.$B$19]+[.G250]-[.K250]-([.R250]*[$Configuration.$B$3])-([.T250]*[$Configuration.$B$3])" office:value-type="float" office:value="6291284">
            <text:p>6291284</text:p>
          </table:table-cell>
          <table:table-cell table:formula="oooc:=[.H250]" office:value-type="float" office:value="6291284">
            <text:p>6291284</text:p>
          </table:table-cell>
          <table:table-cell office:value-type="float" office:value="0">
            <text:p>0</text:p>
          </table:table-cell>
          <table:table-cell table:formula="oooc:=[.J250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0];0;[.I250])+[.K250]+[$Configuration.$B$19]" office:value-type="float" office:value="6291328">
            <text:p>6291328</text:p>
          </table:table-cell>
          <table:table-cell table:formula="oooc:=CEILING([.O250];[$Configuration.$B$3])/[$Configuration.$B$3]" office:value-type="float" office:value="49151">
            <text:p>49151</text:p>
          </table:table-cell>
          <table:table-cell table:formula="oooc:=IF([.L250];IF([.K250]&gt;0;[$Configuration.$B$21]+[.K250];[$Configuration.$B$20]);0)" office:value-type="float" office:value="32">
            <text:p>32</text:p>
          </table:table-cell>
          <table:table-cell table:formula="oooc:=CEILING([.Q250];[$Configuration.$B$3])/[$Configuration.$B$3]" office:value-type="float" office:value="1">
            <text:p>1</text:p>
          </table:table-cell>
          <table:table-cell table:formula="oooc:=IF(AND([$Configuration.$B$27];[.L250];[.K250]&gt;0);[$Configuration.$B$22]+[.K250];0)" office:value-type="float" office:value="0">
            <text:p>0</text:p>
          </table:table-cell>
          <table:table-cell table:formula="oooc:=CEILING([.S250];[$Configuration.$B$3])/[$Configuration.$B$3]" office:value-type="float" office:value="0">
            <text:p>0</text:p>
          </table:table-cell>
          <table:table-cell office:value-type="string">
            <text:p>192 pages incl deq = 2 files exactly [deq]</text:p>
          </table:table-cell>
        </table:table-row>
        <table:table-row table:style-name="ro2">
          <table:table-cell table:formula="oooc:=[.A250]+1" office:value-type="float" office:value="228">
            <text:p>228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1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1]+[.E25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51]*[$Configuration.$B$3]*[$Configuration.$B$4]*[$Configuration.$B$5])-[$Configuration.$B$19]+[.G251]-[.K251]-([.R251]*[$Configuration.$B$3])-([.T251]*[$Configuration.$B$3])" office:value-type="float" office:value="6291285">
            <text:p>6291285</text:p>
          </table:table-cell>
          <table:table-cell table:formula="oooc:=[.H251]" office:value-type="float" office:value="6291285">
            <text:p>6291285</text:p>
          </table:table-cell>
          <table:table-cell office:value-type="float" office:value="0">
            <text:p>0</text:p>
          </table:table-cell>
          <table:table-cell table:formula="oooc:=[.J251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1];0;[.I251])+[.K251]+[$Configuration.$B$19]" office:value-type="float" office:value="6291329">
            <text:p>6291329</text:p>
          </table:table-cell>
          <table:table-cell table:formula="oooc:=CEILING([.O251];[$Configuration.$B$3])/[$Configuration.$B$3]" office:value-type="float" office:value="49152">
            <text:p>49152</text:p>
          </table:table-cell>
          <table:table-cell table:formula="oooc:=IF([.L251];IF([.K251]&gt;0;[$Configuration.$B$21]+[.K251];[$Configuration.$B$20]);0)" office:value-type="float" office:value="32">
            <text:p>32</text:p>
          </table:table-cell>
          <table:table-cell table:formula="oooc:=CEILING([.Q251];[$Configuration.$B$3])/[$Configuration.$B$3]" office:value-type="float" office:value="1">
            <text:p>1</text:p>
          </table:table-cell>
          <table:table-cell table:formula="oooc:=IF(AND([$Configuration.$B$27];[.L251];[.K251]&gt;0);[$Configuration.$B$22]+[.K251];0)" office:value-type="float" office:value="0">
            <text:p>0</text:p>
          </table:table-cell>
          <table:table-cell table:formula="oooc:=CEILING([.S251];[$Configuration.$B$3])/[$Configuration.$B$3]" office:value-type="float" office:value="0">
            <text:p>0</text:p>
          </table:table-cell>
          <table:table-cell office:value-type="string">
            <text:p>192 pages incl deq + 1 byte [deq]</text:p>
          </table:table-cell>
        </table:table-row>
        <table:table-row table:style-name="ro2">
          <table:table-cell table:formula="oooc:=[.A251]+1" office:value-type="float" office:value="229">
            <text:p>22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2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2]+[.E252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52]*[$Configuration.$B$3]*[$Configuration.$B$4]*([$Configuration.$B$5]+[Configuration.B51]))-[$Configuration.$B$19]+[.G252]-[.K252]-([.R252]*[$Configuration.$B$3])-([.T252]*[$Configuration.$B$3])" office:value-type="float" office:value="6291284">
            <text:p>6291284</text:p>
          </table:table-cell>
          <table:table-cell table:formula="oooc:=[.H252]" office:value-type="float" office:value="6291284">
            <text:p>6291284</text:p>
          </table:table-cell>
          <table:table-cell office:value-type="float" office:value="0">
            <text:p>0</text:p>
          </table:table-cell>
          <table:table-cell table:formula="oooc:=[.J25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2];0;[.I252])+[.K252]+[$Configuration.$B$19]" office:value-type="float" office:value="6291328">
            <text:p>6291328</text:p>
          </table:table-cell>
          <table:table-cell table:formula="oooc:=CEILING([.O252];[$Configuration.$B$3])/[$Configuration.$B$3]" office:value-type="float" office:value="49151">
            <text:p>49151</text:p>
          </table:table-cell>
          <table:table-cell table:formula="oooc:=IF([.L252];IF([.K252]&gt;0;[$Configuration.$B$21]+[.K252];[$Configuration.$B$20]);0)" office:value-type="float" office:value="32">
            <text:p>32</text:p>
          </table:table-cell>
          <table:table-cell table:formula="oooc:=CEILING([.Q252];[$Configuration.$B$3])/[$Configuration.$B$3]" office:value-type="float" office:value="1">
            <text:p>1</text:p>
          </table:table-cell>
          <table:table-cell table:formula="oooc:=IF(AND([$Configuration.$B$27];[.L252];[.K252]&gt;0);[$Configuration.$B$22]+[.K252];0)" office:value-type="float" office:value="0">
            <text:p>0</text:p>
          </table:table-cell>
          <table:table-cell table:formula="oooc:=CEILING([.S252];[$Configuration.$B$3])/[$Configuration.$B$3]" office:value-type="float" office:value="0">
            <text:p>0</text:p>
          </table:table-cell>
          <table:table-cell office:value-type="string">
            <text:p>193 pages incl deq = 2 files + 1 page [deq]</text:p>
          </table:table-cell>
        </table:table-row>
        <table:table-row table:style-name="ro2">
          <table:table-cell table:formula="oooc:=[.A252]+1" office:value-type="float" office:value="230">
            <text:p>23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3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3]+[.E25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53]*[$Configuration.$B$3]*[$Configuration.$B$4]*([$Configuration.$B$5]+[Configuration.B52]))-[$Configuration.$B$19]+[.G253]-[.K253]-([.R253]*[$Configuration.$B$3])-([.T253]*[$Configuration.$B$3])" office:value-type="float" office:value="6291285">
            <text:p>6291285</text:p>
          </table:table-cell>
          <table:table-cell table:formula="oooc:=[.H253]" office:value-type="float" office:value="6291285">
            <text:p>6291285</text:p>
          </table:table-cell>
          <table:table-cell office:value-type="float" office:value="0">
            <text:p>0</text:p>
          </table:table-cell>
          <table:table-cell table:formula="oooc:=[.J253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3];0;[.I253])+[.K253]+[$Configuration.$B$19]" office:value-type="float" office:value="6291329">
            <text:p>6291329</text:p>
          </table:table-cell>
          <table:table-cell table:formula="oooc:=CEILING([.O253];[$Configuration.$B$3])/[$Configuration.$B$3]" office:value-type="float" office:value="49152">
            <text:p>49152</text:p>
          </table:table-cell>
          <table:table-cell table:formula="oooc:=IF([.L253];IF([.K253]&gt;0;[$Configuration.$B$21]+[.K253];[$Configuration.$B$20]);0)" office:value-type="float" office:value="32">
            <text:p>32</text:p>
          </table:table-cell>
          <table:table-cell table:formula="oooc:=CEILING([.Q253];[$Configuration.$B$3])/[$Configuration.$B$3]" office:value-type="float" office:value="1">
            <text:p>1</text:p>
          </table:table-cell>
          <table:table-cell table:formula="oooc:=IF(AND([$Configuration.$B$27];[.L253];[.K253]&gt;0);[$Configuration.$B$22]+[.K253];0)" office:value-type="float" office:value="0">
            <text:p>0</text:p>
          </table:table-cell>
          <table:table-cell table:formula="oooc:=CEILING([.S253];[$Configuration.$B$3])/[$Configuration.$B$3]" office:value-type="float" office:value="0">
            <text:p>0</text:p>
          </table:table-cell>
          <table:table-cell office:value-type="string">
            <text:p>193 pages incl deq + 1 byte = 2 files + 1 page + 1 byte [deq]</text:p>
          </table:table-cell>
        </table:table-row>
        <table:table-row table:style-name="ro2">
          <table:table-cell table:formula="oooc:=[.A253]+1" office:value-type="float" office:value="231">
            <text:p>23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4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4]+[.E254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54]*[$Configuration.$B$3]*[$Configuration.$B$4]*[$Configuration.$B$5])-[$Configuration.$B$19]+[.G254]-[.K254]-([.R254]*[$Configuration.$B$3])-([.T254]*[$Configuration.$B$3])" office:value-type="float" office:value="6290389">
            <text:p>6290389</text:p>
          </table:table-cell>
          <table:table-cell table:formula="oooc:=[.H254]" office:value-type="float" office:value="6290389">
            <text:p>6290389</text:p>
          </table:table-cell>
          <table:table-cell office:value-type="float" office:value="255">
            <text:p>255</text:p>
          </table:table-cell>
          <table:table-cell table:formula="oooc:=[.J254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4];0;[.I254])+[.K254]+[$Configuration.$B$19]" office:value-type="float" office:value="6290688">
            <text:p>6290688</text:p>
          </table:table-cell>
          <table:table-cell table:formula="oooc:=CEILING([.O254];[$Configuration.$B$3])/[$Configuration.$B$3]" office:value-type="float" office:value="49146">
            <text:p>49146</text:p>
          </table:table-cell>
          <table:table-cell table:formula="oooc:=IF([.L254];IF([.K254]&gt;0;[$Configuration.$B$21]+[.K254];[$Configuration.$B$20]);0)" office:value-type="float" office:value="299">
            <text:p>299</text:p>
          </table:table-cell>
          <table:table-cell table:formula="oooc:=CEILING([.Q254];[$Configuration.$B$3])/[$Configuration.$B$3]" office:value-type="float" office:value="3">
            <text:p>3</text:p>
          </table:table-cell>
          <table:table-cell table:formula="oooc:=IF(AND([$Configuration.$B$27];[.L254];[.K254]&gt;0);[$Configuration.$B$22]+[.K254];0)" office:value-type="float" office:value="291">
            <text:p>291</text:p>
          </table:table-cell>
          <table:table-cell table:formula="oooc:=CEILING([.S254];[$Configuration.$B$3])/[$Configuration.$B$3]" office:value-type="float" office:value="3">
            <text:p>3</text:p>
          </table:table-cell>
          <table:table-cell office:value-type="string">
            <text:p>192 pages incl deq &amp; txn = 2 files exactly [deq txn]</text:p>
          </table:table-cell>
        </table:table-row>
        <table:table-row table:style-name="ro2">
          <table:table-cell table:formula="oooc:=[.A254]+1" office:value-type="float" office:value="232">
            <text:p>23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5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5]+[.E25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55]*[$Configuration.$B$3]*[$Configuration.$B$4]*[$Configuration.$B$5])-[$Configuration.$B$19]+[.G255]-[.K255]-([.R255]*[$Configuration.$B$3])-([.T255]*[$Configuration.$B$3])" office:value-type="float" office:value="6290390">
            <text:p>6290390</text:p>
          </table:table-cell>
          <table:table-cell table:formula="oooc:=[.H255]" office:value-type="float" office:value="6290390">
            <text:p>6290390</text:p>
          </table:table-cell>
          <table:table-cell office:value-type="float" office:value="255">
            <text:p>255</text:p>
          </table:table-cell>
          <table:table-cell table:formula="oooc:=[.J255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5];0;[.I255])+[.K255]+[$Configuration.$B$19]" office:value-type="float" office:value="6290689">
            <text:p>6290689</text:p>
          </table:table-cell>
          <table:table-cell table:formula="oooc:=CEILING([.O255];[$Configuration.$B$3])/[$Configuration.$B$3]" office:value-type="float" office:value="49147">
            <text:p>49147</text:p>
          </table:table-cell>
          <table:table-cell table:formula="oooc:=IF([.L255];IF([.K255]&gt;0;[$Configuration.$B$21]+[.K255];[$Configuration.$B$20]);0)" office:value-type="float" office:value="299">
            <text:p>299</text:p>
          </table:table-cell>
          <table:table-cell table:formula="oooc:=CEILING([.Q255];[$Configuration.$B$3])/[$Configuration.$B$3]" office:value-type="float" office:value="3">
            <text:p>3</text:p>
          </table:table-cell>
          <table:table-cell table:formula="oooc:=IF(AND([$Configuration.$B$27];[.L255];[.K255]&gt;0);[$Configuration.$B$22]+[.K255];0)" office:value-type="float" office:value="291">
            <text:p>291</text:p>
          </table:table-cell>
          <table:table-cell table:formula="oooc:=CEILING([.S255];[$Configuration.$B$3])/[$Configuration.$B$3]" office:value-type="float" office:value="3">
            <text:p>3</text:p>
          </table:table-cell>
          <table:table-cell office:value-type="string">
            <text:p>192 pages incl deq &amp; txn + 1 byte [deq txn]</text:p>
          </table:table-cell>
        </table:table-row>
        <table:table-row table:style-name="ro2">
          <table:table-cell table:formula="oooc:=[.A255]+1" office:value-type="float" office:value="233">
            <text:p>23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6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6]+[.E256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256]*[$Configuration.$B$3]*[$Configuration.$B$4]*([$Configuration.$B$5]+[Configuration.B55]))-[$Configuration.$B$19]+[.G256]-[.K256]-([.R256]*[$Configuration.$B$3])-([.T256]*[$Configuration.$B$3])" office:value-type="float" office:value="6290389">
            <text:p>6290389</text:p>
          </table:table-cell>
          <table:table-cell table:formula="oooc:=[.H256]" office:value-type="float" office:value="6290389">
            <text:p>6290389</text:p>
          </table:table-cell>
          <table:table-cell office:value-type="float" office:value="255">
            <text:p>255</text:p>
          </table:table-cell>
          <table:table-cell table:formula="oooc:=[.J256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6];0;[.I256])+[.K256]+[$Configuration.$B$19]" office:value-type="float" office:value="6290688">
            <text:p>6290688</text:p>
          </table:table-cell>
          <table:table-cell table:formula="oooc:=CEILING([.O256];[$Configuration.$B$3])/[$Configuration.$B$3]" office:value-type="float" office:value="49146">
            <text:p>49146</text:p>
          </table:table-cell>
          <table:table-cell table:formula="oooc:=IF([.L256];IF([.K256]&gt;0;[$Configuration.$B$21]+[.K256];[$Configuration.$B$20]);0)" office:value-type="float" office:value="299">
            <text:p>299</text:p>
          </table:table-cell>
          <table:table-cell table:formula="oooc:=CEILING([.Q256];[$Configuration.$B$3])/[$Configuration.$B$3]" office:value-type="float" office:value="3">
            <text:p>3</text:p>
          </table:table-cell>
          <table:table-cell table:formula="oooc:=IF(AND([$Configuration.$B$27];[.L256];[.K256]&gt;0);[$Configuration.$B$22]+[.K256];0)" office:value-type="float" office:value="291">
            <text:p>291</text:p>
          </table:table-cell>
          <table:table-cell table:formula="oooc:=CEILING([.S256];[$Configuration.$B$3])/[$Configuration.$B$3]" office:value-type="float" office:value="3">
            <text:p>3</text:p>
          </table:table-cell>
          <table:table-cell office:value-type="string">
            <text:p>193 pages incl deq &amp; txn = 2 files + 1 page [deq txn]</text:p>
          </table:table-cell>
        </table:table-row>
        <table:table-row table:style-name="ro2">
          <table:table-cell table:formula="oooc:=[.A256]+1" office:value-type="float" office:value="234">
            <text:p>234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style-name="ce2" table:formula="oooc:=CEILING(32/[.C257];1)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257]+[.E257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257]*[$Configuration.$B$3]*[$Configuration.$B$4]*([$Configuration.$B$5]+[Configuration.B56]))-[$Configuration.$B$19]+[.G257]-[.K257]-([.R257]*[$Configuration.$B$3])-([.T257]*[$Configuration.$B$3])" office:value-type="float" office:value="6290390">
            <text:p>6290390</text:p>
          </table:table-cell>
          <table:table-cell table:formula="oooc:=[.H257]" office:value-type="float" office:value="6290390">
            <text:p>6290390</text:p>
          </table:table-cell>
          <table:table-cell office:value-type="float" office:value="255">
            <text:p>255</text:p>
          </table:table-cell>
          <table:table-cell table:formula="oooc:=[.J257]" office:value-type="float" office:value="255">
            <text:p>25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57];0;[.I257])+[.K257]+[$Configuration.$B$19]" office:value-type="float" office:value="6290689">
            <text:p>6290689</text:p>
          </table:table-cell>
          <table:table-cell table:formula="oooc:=CEILING([.O257];[$Configuration.$B$3])/[$Configuration.$B$3]" office:value-type="float" office:value="49147">
            <text:p>49147</text:p>
          </table:table-cell>
          <table:table-cell table:formula="oooc:=IF([.L257];IF([.K257]&gt;0;[$Configuration.$B$21]+[.K257];[$Configuration.$B$20]);0)" office:value-type="float" office:value="299">
            <text:p>299</text:p>
          </table:table-cell>
          <table:table-cell table:formula="oooc:=CEILING([.Q257];[$Configuration.$B$3])/[$Configuration.$B$3]" office:value-type="float" office:value="3">
            <text:p>3</text:p>
          </table:table-cell>
          <table:table-cell table:formula="oooc:=IF(AND([$Configuration.$B$27];[.L257];[.K257]&gt;0);[$Configuration.$B$22]+[.K257];0)" office:value-type="float" office:value="291">
            <text:p>291</text:p>
          </table:table-cell>
          <table:table-cell table:formula="oooc:=CEILING([.S257];[$Configuration.$B$3])/[$Configuration.$B$3]" office:value-type="float" office:value="3">
            <text:p>3</text:p>
          </table:table-cell>
          <table:table-cell office:value-type="string">
            <text:p>193 pages incl deq &amp; txn + 1 byte = 2 files + 1 page + 1 byte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High volume tests of random message lengths - RHM_WRONLY req'd for auto-dequeue == FALS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257]+1" office:value-type="float" office:value="235">
            <text:p>23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formula="oooc:=[.D260]+[.E260]"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0]*[$Configuration.$B$3]-[$Configuration.$B$19]+[.G260]"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ooc:=[.J26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0];0;[.I260])+[.K260]+[$Configuration.$B$19]" office:value-type="float" office:value="128">
            <text:p>128</text:p>
          </table:table-cell>
          <table:table-cell table:formula="oooc:=CEILING([.O260];[$Configuration.$B$3])/[$Configuration.$B$3]" office:value-type="float" office:value="1">
            <text:p>1</text:p>
          </table:table-cell>
          <table:table-cell table:formula="oooc:=IF([.L260];IF([.K260]&gt;0;[$Configuration.$B$21]+[.K260];[$Configuration.$B$20]);0)" office:value-type="float" office:value="0">
            <text:p>0</text:p>
          </table:table-cell>
          <table:table-cell table:formula="oooc:=CEILING([.Q260];[$Configuration.$B$3])/[$Configuration.$B$3]" office:value-type="float" office:value="0">
            <text:p>0</text:p>
          </table:table-cell>
          <table:table-cell table:formula="oooc:=IF(AND([$Configuration.$B$27];[.L260];[.K260]&gt;0);[$Configuration.$B$22]+[.K260];0)" office:value-type="float" office:value="0">
            <text:p>0</text:p>
          </table:table-cell>
          <table:table-cell table:formula="oooc:=CEILING([.S260];[$Configuration.$B$3])/[$Configuration.$B$3]" office:value-type="float" office:value="0">
            <text:p>0</text:p>
          </table:table-cell>
          <table:table-cell office:value-type="string">
            <text:p>1 dblk max</text:p>
          </table:table-cell>
        </table:table-row>
        <table:table-row table:style-name="ro2">
          <table:table-cell table:formula="oooc:=[.A260]+1" office:value-type="float" office:value="236">
            <text:p>23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formula="oooc:=[.D261]+[.E261]"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1]*[$Configuration.$B$3]-[$Configuration.$B$19]+[.G261]" office:value-type="float" office:value="340">
            <text:p>340</text:p>
          </table:table-cell>
          <table:table-cell office:value-type="float" office:value="0">
            <text:p>0</text:p>
          </table:table-cell>
          <table:table-cell table:formula="oooc:=[.J26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1];0;[.I261])+[.K261]+[$Configuration.$B$19]" office:value-type="float" office:value="384">
            <text:p>384</text:p>
          </table:table-cell>
          <table:table-cell table:formula="oooc:=CEILING([.O261];[$Configuration.$B$3])/[$Configuration.$B$3]" office:value-type="float" office:value="3">
            <text:p>3</text:p>
          </table:table-cell>
          <table:table-cell table:formula="oooc:=IF([.L261];IF([.K261]&gt;0;[$Configuration.$B$21]+[.K261];[$Configuration.$B$20]);0)" office:value-type="float" office:value="0">
            <text:p>0</text:p>
          </table:table-cell>
          <table:table-cell table:formula="oooc:=CEILING([.Q261];[$Configuration.$B$3])/[$Configuration.$B$3]" office:value-type="float" office:value="0">
            <text:p>0</text:p>
          </table:table-cell>
          <table:table-cell table:formula="oooc:=IF(AND([$Configuration.$B$27];[.L261];[.K261]&gt;0);[$Configuration.$B$22]+[.K261];0)" office:value-type="float" office:value="0">
            <text:p>0</text:p>
          </table:table-cell>
          <table:table-cell table:formula="oooc:=CEILING([.S261];[$Configuration.$B$3])/[$Configuration.$B$3]" office:value-type="float" office:value="0">
            <text:p>0</text:p>
          </table:table-cell>
          <table:table-cell office:value-type="string">
            <text:p>3 dblks max</text:p>
          </table:table-cell>
        </table:table-row>
        <table:table-row table:style-name="ro2">
          <table:table-cell table:formula="oooc:=[.A261]+1" office:value-type="float" office:value="237">
            <text:p>237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formula="oooc:=[.D262]+[.E262]"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2]*[$Configuration.$B$3]-[$Configuration.$B$19]+[.G262]" office:value-type="float" office:value="1236">
            <text:p>1236</text:p>
          </table:table-cell>
          <table:table-cell office:value-type="float" office:value="0">
            <text:p>0</text:p>
          </table:table-cell>
          <table:table-cell table:formula="oooc:=[.J26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2];0;[.I262])+[.K262]+[$Configuration.$B$19]" office:value-type="float" office:value="1280">
            <text:p>1280</text:p>
          </table:table-cell>
          <table:table-cell table:formula="oooc:=CEILING([.O262];[$Configuration.$B$3])/[$Configuration.$B$3]" office:value-type="float" office:value="10">
            <text:p>10</text:p>
          </table:table-cell>
          <table:table-cell table:formula="oooc:=IF([.L262];IF([.K262]&gt;0;[$Configuration.$B$21]+[.K262];[$Configuration.$B$20]);0)" office:value-type="float" office:value="0">
            <text:p>0</text:p>
          </table:table-cell>
          <table:table-cell table:formula="oooc:=CEILING([.Q262];[$Configuration.$B$3])/[$Configuration.$B$3]" office:value-type="float" office:value="0">
            <text:p>0</text:p>
          </table:table-cell>
          <table:table-cell table:formula="oooc:=IF(AND([$Configuration.$B$27];[.L262];[.K262]&gt;0);[$Configuration.$B$22]+[.K262];0)" office:value-type="float" office:value="0">
            <text:p>0</text:p>
          </table:table-cell>
          <table:table-cell table:formula="oooc:=CEILING([.S262];[$Configuration.$B$3])/[$Configuration.$B$3]" office:value-type="float" office:value="0">
            <text:p>0</text:p>
          </table:table-cell>
          <table:table-cell office:value-type="string">
            <text:p>10 dblks max</text:p>
          </table:table-cell>
        </table:table-row>
        <table:table-row table:style-name="ro2">
          <table:table-cell table:formula="oooc:=[.A262]+1" office:value-type="float" office:value="238">
            <text:p>238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formula="oooc:=[.D263]+[.E263]"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3]*[$Configuration.$B$3]-[$Configuration.$B$19]+[.G263]" office:value-type="float" office:value="3796">
            <text:p>3796</text:p>
          </table:table-cell>
          <table:table-cell office:value-type="float" office:value="0">
            <text:p>0</text:p>
          </table:table-cell>
          <table:table-cell table:formula="oooc:=[.J26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3];0;[.I263])+[.K263]+[$Configuration.$B$19]" office:value-type="float" office:value="3840">
            <text:p>3840</text:p>
          </table:table-cell>
          <table:table-cell table:formula="oooc:=CEILING([.O263];[$Configuration.$B$3])/[$Configuration.$B$3]" office:value-type="float" office:value="30">
            <text:p>30</text:p>
          </table:table-cell>
          <table:table-cell table:formula="oooc:=IF([.L263];IF([.K263]&gt;0;[$Configuration.$B$21]+[.K263];[$Configuration.$B$20]);0)" office:value-type="float" office:value="0">
            <text:p>0</text:p>
          </table:table-cell>
          <table:table-cell table:formula="oooc:=CEILING([.Q263];[$Configuration.$B$3])/[$Configuration.$B$3]" office:value-type="float" office:value="0">
            <text:p>0</text:p>
          </table:table-cell>
          <table:table-cell table:formula="oooc:=IF(AND([$Configuration.$B$27];[.L263];[.K263]&gt;0);[$Configuration.$B$22]+[.K263];0)" office:value-type="float" office:value="0">
            <text:p>0</text:p>
          </table:table-cell>
          <table:table-cell table:formula="oooc:=CEILING([.S263];[$Configuration.$B$3])/[$Configuration.$B$3]" office:value-type="float" office:value="0">
            <text:p>0</text:p>
          </table:table-cell>
          <table:table-cell office:value-type="string">
            <text:p>30 dblks max</text:p>
          </table:table-cell>
        </table:table-row>
        <table:table-row table:style-name="ro2">
          <table:table-cell table:formula="oooc:=[.A263]+1" office:value-type="float" office:value="239">
            <text:p>239</text:p>
          </table:table-cell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formula="oooc:=[.D264]+[.E264]"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4]*[$Configuration.$B$3]-[$Configuration.$B$19]+[.G264]" office:value-type="float" office:value="12756">
            <text:p>12756</text:p>
          </table:table-cell>
          <table:table-cell office:value-type="float" office:value="0">
            <text:p>0</text:p>
          </table:table-cell>
          <table:table-cell table:formula="oooc:=[.J26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4];0;[.I264])+[.K264]+[$Configuration.$B$19]" office:value-type="float" office:value="12800">
            <text:p>12800</text:p>
          </table:table-cell>
          <table:table-cell table:formula="oooc:=CEILING([.O264];[$Configuration.$B$3])/[$Configuration.$B$3]" office:value-type="float" office:value="100">
            <text:p>100</text:p>
          </table:table-cell>
          <table:table-cell table:formula="oooc:=IF([.L264];IF([.K264]&gt;0;[$Configuration.$B$21]+[.K264];[$Configuration.$B$20]);0)" office:value-type="float" office:value="0">
            <text:p>0</text:p>
          </table:table-cell>
          <table:table-cell table:formula="oooc:=CEILING([.Q264];[$Configuration.$B$3])/[$Configuration.$B$3]" office:value-type="float" office:value="0">
            <text:p>0</text:p>
          </table:table-cell>
          <table:table-cell table:formula="oooc:=IF(AND([$Configuration.$B$27];[.L264];[.K264]&gt;0);[$Configuration.$B$22]+[.K264];0)" office:value-type="float" office:value="0">
            <text:p>0</text:p>
          </table:table-cell>
          <table:table-cell table:formula="oooc:=CEILING([.S264];[$Configuration.$B$3])/[$Configuration.$B$3]" office:value-type="float" office:value="0">
            <text:p>0</text:p>
          </table:table-cell>
          <table:table-cell office:value-type="string">
            <text:p>100 dblks max</text:p>
          </table:table-cell>
        </table:table-row>
        <table:table-row table:style-name="ro2">
          <table:table-cell table:formula="oooc:=[.A264]+1" office:value-type="float" office:value="240">
            <text:p>240</text:p>
          </table:table-cell>
          <table:table-cell office:value-type="string">
            <text:p>M</text:p>
          </table:table-cell>
          <table:table-cell office:value-type="float" office:value="300">
            <text:p>3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formula="oooc:=[.D265]+[.E265]"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5]*[$Configuration.$B$3]-[$Configuration.$B$19]+[.G265]" office:value-type="float" office:value="38356">
            <text:p>38356</text:p>
          </table:table-cell>
          <table:table-cell office:value-type="float" office:value="0">
            <text:p>0</text:p>
          </table:table-cell>
          <table:table-cell table:formula="oooc:=[.J26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5];0;[.I265])+[.K265]+[$Configuration.$B$19]" office:value-type="float" office:value="38400">
            <text:p>38400</text:p>
          </table:table-cell>
          <table:table-cell table:formula="oooc:=CEILING([.O265];[$Configuration.$B$3])/[$Configuration.$B$3]" office:value-type="float" office:value="300">
            <text:p>300</text:p>
          </table:table-cell>
          <table:table-cell table:formula="oooc:=IF([.L265];IF([.K265]&gt;0;[$Configuration.$B$21]+[.K265];[$Configuration.$B$20]);0)" office:value-type="float" office:value="0">
            <text:p>0</text:p>
          </table:table-cell>
          <table:table-cell table:formula="oooc:=CEILING([.Q265];[$Configuration.$B$3])/[$Configuration.$B$3]" office:value-type="float" office:value="0">
            <text:p>0</text:p>
          </table:table-cell>
          <table:table-cell table:formula="oooc:=IF(AND([$Configuration.$B$27];[.L265];[.K265]&gt;0);[$Configuration.$B$22]+[.K265];0)" office:value-type="float" office:value="0">
            <text:p>0</text:p>
          </table:table-cell>
          <table:table-cell table:formula="oooc:=CEILING([.S265];[$Configuration.$B$3])/[$Configuration.$B$3]" office:value-type="float" office:value="0">
            <text:p>0</text:p>
          </table:table-cell>
          <table:table-cell office:value-type="string">
            <text:p>300 dblks max</text:p>
          </table:table-cell>
        </table:table-row>
        <table:table-row table:style-name="ro2">
          <table:table-cell table:formula="oooc:=[.A265]+1" office:value-type="float" office:value="241">
            <text:p>241</text:p>
          </table:table-cell>
          <table:table-cell office:value-type="string">
            <text:p>M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formula="oooc:=[.D266]+[.E266]"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6]*[$Configuration.$B$3]-[$Configuration.$B$19]+[.G266]" office:value-type="float" office:value="127956">
            <text:p>127956</text:p>
          </table:table-cell>
          <table:table-cell office:value-type="float" office:value="0">
            <text:p>0</text:p>
          </table:table-cell>
          <table:table-cell table:formula="oooc:=[.J26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6];0;[.I266])+[.K266]+[$Configuration.$B$19]" office:value-type="float" office:value="128000">
            <text:p>128000</text:p>
          </table:table-cell>
          <table:table-cell table:formula="oooc:=CEILING([.O266];[$Configuration.$B$3])/[$Configuration.$B$3]" office:value-type="float" office:value="1000">
            <text:p>1000</text:p>
          </table:table-cell>
          <table:table-cell table:formula="oooc:=IF([.L266];IF([.K266]&gt;0;[$Configuration.$B$21]+[.K266];[$Configuration.$B$20]);0)" office:value-type="float" office:value="0">
            <text:p>0</text:p>
          </table:table-cell>
          <table:table-cell table:formula="oooc:=CEILING([.Q266];[$Configuration.$B$3])/[$Configuration.$B$3]" office:value-type="float" office:value="0">
            <text:p>0</text:p>
          </table:table-cell>
          <table:table-cell table:formula="oooc:=IF(AND([$Configuration.$B$27];[.L266];[.K266]&gt;0);[$Configuration.$B$22]+[.K266];0)" office:value-type="float" office:value="0">
            <text:p>0</text:p>
          </table:table-cell>
          <table:table-cell table:formula="oooc:=CEILING([.S266];[$Configuration.$B$3])/[$Configuration.$B$3]" office:value-type="float" office:value="0">
            <text:p>0</text:p>
          </table:table-cell>
          <table:table-cell office:value-type="string">
            <text:p>1000 dblks max</text:p>
          </table:table-cell>
        </table:table-row>
        <table:table-row table:style-name="ro2">
          <table:table-cell table:formula="oooc:=[.A266]+1" office:value-type="float" office:value="242">
            <text:p>24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formula="oooc:=[.D267]+[.E267]"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7]*100+[.G267]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ooc:=[.I267]" office:value-type="float" office:value="100">
            <text:p>10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7];0;[.I267])+[.K267]+[$Configuration.$B$19]" office:value-type="float" office:value="244">
            <text:p>244</text:p>
          </table:table-cell>
          <table:table-cell table:formula="oooc:=CEILING([.O267];[$Configuration.$B$3])/[$Configuration.$B$3]" office:value-type="float" office:value="2">
            <text:p>2</text:p>
          </table:table-cell>
          <table:table-cell table:formula="oooc:=IF([.L267];IF([.K267]&gt;0;[$Configuration.$B$21]+[.K267];[$Configuration.$B$20]);0)" office:value-type="float" office:value="0">
            <text:p>0</text:p>
          </table:table-cell>
          <table:table-cell table:formula="oooc:=CEILING([.Q267];[$Configuration.$B$3])/[$Configuration.$B$3]" office:value-type="float" office:value="0">
            <text:p>0</text:p>
          </table:table-cell>
          <table:table-cell table:formula="oooc:=IF(AND([$Configuration.$B$27];[.L267];[.K267]&gt;0);[$Configuration.$B$22]+[.K267];0)" office:value-type="float" office:value="0">
            <text:p>0</text:p>
          </table:table-cell>
          <table:table-cell table:formula="oooc:=CEILING([.S267];[$Configuration.$B$3])/[$Configuration.$B$3]" office:value-type="float" office:value="0">
            <text:p>0</text:p>
          </table:table-cell>
          <table:table-cell office:value-type="string">
            <text:p>100 bytes xid max + 100 bytes data max [txn]</text:p>
          </table:table-cell>
        </table:table-row>
        <table:table-row table:style-name="ro2">
          <table:table-cell table:formula="oooc:=[.A267]+1" office:value-type="float" office:value="243">
            <text:p>24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formula="oooc:=[.D268]+[.E268]"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8]*100+[.G268]"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ooc:=[.I268]" office:value-type="float" office:value="300">
            <text:p>30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8];0;[.I268])+[.K268]+[$Configuration.$B$19]" office:value-type="float" office:value="644">
            <text:p>644</text:p>
          </table:table-cell>
          <table:table-cell table:formula="oooc:=CEILING([.O268];[$Configuration.$B$3])/[$Configuration.$B$3]" office:value-type="float" office:value="6">
            <text:p>6</text:p>
          </table:table-cell>
          <table:table-cell table:formula="oooc:=IF([.L268];IF([.K268]&gt;0;[$Configuration.$B$21]+[.K268];[$Configuration.$B$20]);0)" office:value-type="float" office:value="0">
            <text:p>0</text:p>
          </table:table-cell>
          <table:table-cell table:formula="oooc:=CEILING([.Q268];[$Configuration.$B$3])/[$Configuration.$B$3]" office:value-type="float" office:value="0">
            <text:p>0</text:p>
          </table:table-cell>
          <table:table-cell table:formula="oooc:=IF(AND([$Configuration.$B$27];[.L268];[.K268]&gt;0);[$Configuration.$B$22]+[.K268];0)" office:value-type="float" office:value="0">
            <text:p>0</text:p>
          </table:table-cell>
          <table:table-cell table:formula="oooc:=CEILING([.S268];[$Configuration.$B$3])/[$Configuration.$B$3]" office:value-type="float" office:value="0">
            <text:p>0</text:p>
          </table:table-cell>
          <table:table-cell office:value-type="string">
            <text:p>300 bytes xid max + 300 bytes data max [txn]</text:p>
          </table:table-cell>
        </table:table-row>
        <table:table-row table:style-name="ro2">
          <table:table-cell table:formula="oooc:=[.A268]+1" office:value-type="float" office:value="244">
            <text:p>244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formula="oooc:=[.D269]+[.E269]"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69]*100+[.G269]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ooc:=[.I269]" office:value-type="float" office:value="1000">
            <text:p>100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69];0;[.I269])+[.K269]+[$Configuration.$B$19]" office:value-type="float" office:value="2044">
            <text:p>2044</text:p>
          </table:table-cell>
          <table:table-cell table:formula="oooc:=CEILING([.O269];[$Configuration.$B$3])/[$Configuration.$B$3]" office:value-type="float" office:value="16">
            <text:p>16</text:p>
          </table:table-cell>
          <table:table-cell table:formula="oooc:=IF([.L269];IF([.K269]&gt;0;[$Configuration.$B$21]+[.K269];[$Configuration.$B$20]);0)" office:value-type="float" office:value="0">
            <text:p>0</text:p>
          </table:table-cell>
          <table:table-cell table:formula="oooc:=CEILING([.Q269];[$Configuration.$B$3])/[$Configuration.$B$3]" office:value-type="float" office:value="0">
            <text:p>0</text:p>
          </table:table-cell>
          <table:table-cell table:formula="oooc:=IF(AND([$Configuration.$B$27];[.L269];[.K269]&gt;0);[$Configuration.$B$22]+[.K269];0)" office:value-type="float" office:value="0">
            <text:p>0</text:p>
          </table:table-cell>
          <table:table-cell table:formula="oooc:=CEILING([.S269];[$Configuration.$B$3])/[$Configuration.$B$3]" office:value-type="float" office:value="0">
            <text:p>0</text:p>
          </table:table-cell>
          <table:table-cell office:value-type="string">
            <text:p>1000 bytes xid max + 1000 bytes data max [txn]</text:p>
          </table:table-cell>
        </table:table-row>
        <table:table-row table:style-name="ro2">
          <table:table-cell table:formula="oooc:=[.A269]+1" office:value-type="float" office:value="245">
            <text:p>245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formula="oooc:=[.D270]+[.E270]"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0]*100+[.G270]" office:value-type="float" office:value="3000">
            <text:p>3000</text:p>
          </table:table-cell>
          <table:table-cell office:value-type="float" office:value="1">
            <text:p>1</text:p>
          </table:table-cell>
          <table:table-cell table:formula="oooc:=[.I270]" office:value-type="float" office:value="3000">
            <text:p>300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70];0;[.I270])+[.K270]+[$Configuration.$B$19]" office:value-type="float" office:value="6044">
            <text:p>6044</text:p>
          </table:table-cell>
          <table:table-cell table:formula="oooc:=CEILING([.O270];[$Configuration.$B$3])/[$Configuration.$B$3]" office:value-type="float" office:value="48">
            <text:p>48</text:p>
          </table:table-cell>
          <table:table-cell table:formula="oooc:=IF([.L270];IF([.K270]&gt;0;[$Configuration.$B$21]+[.K270];[$Configuration.$B$20]);0)" office:value-type="float" office:value="0">
            <text:p>0</text:p>
          </table:table-cell>
          <table:table-cell table:formula="oooc:=CEILING([.Q270];[$Configuration.$B$3])/[$Configuration.$B$3]" office:value-type="float" office:value="0">
            <text:p>0</text:p>
          </table:table-cell>
          <table:table-cell table:formula="oooc:=IF(AND([$Configuration.$B$27];[.L270];[.K270]&gt;0);[$Configuration.$B$22]+[.K270];0)" office:value-type="float" office:value="0">
            <text:p>0</text:p>
          </table:table-cell>
          <table:table-cell table:formula="oooc:=CEILING([.S270];[$Configuration.$B$3])/[$Configuration.$B$3]" office:value-type="float" office:value="0">
            <text:p>0</text:p>
          </table:table-cell>
          <table:table-cell office:value-type="string">
            <text:p>3000 bytes xid max + 3000 bytes data max [txn]</text:p>
          </table:table-cell>
        </table:table-row>
        <table:table-row table:style-name="ro2">
          <table:table-cell table:formula="oooc:=[.A270]+1" office:value-type="float" office:value="246">
            <text:p>246</text:p>
          </table:table-cell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formula="oooc:=[.D271]+[.E271]"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1]*100+[.G271]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formula="oooc:=[.I271]" office:value-type="float" office:value="10000">
            <text:p>1000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71];0;[.I271])+[.K271]+[$Configuration.$B$19]" office:value-type="float" office:value="20044">
            <text:p>20044</text:p>
          </table:table-cell>
          <table:table-cell table:formula="oooc:=CEILING([.O271];[$Configuration.$B$3])/[$Configuration.$B$3]" office:value-type="float" office:value="157">
            <text:p>157</text:p>
          </table:table-cell>
          <table:table-cell table:formula="oooc:=IF([.L271];IF([.K271]&gt;0;[$Configuration.$B$21]+[.K271];[$Configuration.$B$20]);0)" office:value-type="float" office:value="0">
            <text:p>0</text:p>
          </table:table-cell>
          <table:table-cell table:formula="oooc:=CEILING([.Q271];[$Configuration.$B$3])/[$Configuration.$B$3]" office:value-type="float" office:value="0">
            <text:p>0</text:p>
          </table:table-cell>
          <table:table-cell table:formula="oooc:=IF(AND([$Configuration.$B$27];[.L271];[.K271]&gt;0);[$Configuration.$B$22]+[.K271];0)" office:value-type="float" office:value="0">
            <text:p>0</text:p>
          </table:table-cell>
          <table:table-cell table:formula="oooc:=CEILING([.S271];[$Configuration.$B$3])/[$Configuration.$B$3]" office:value-type="float" office:value="0">
            <text:p>0</text:p>
          </table:table-cell>
          <table:table-cell office:value-type="string">
            <text:p>10000 bytes xid max + 10000 bytes data max [txn]</text:p>
          </table:table-cell>
        </table:table-row>
        <table:table-row table:style-name="ro2">
          <table:table-cell table:formula="oooc:=[.A271]+1" office:value-type="float" office:value="247">
            <text:p>247</text:p>
          </table:table-cell>
          <table:table-cell office:value-type="string">
            <text:p>M</text:p>
          </table:table-cell>
          <table:table-cell office:value-type="float" office:value="300">
            <text:p>3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formula="oooc:=[.D272]+[.E272]"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2]*100+[.G272]" office:value-type="float" office:value="30000">
            <text:p>30000</text:p>
          </table:table-cell>
          <table:table-cell office:value-type="float" office:value="1">
            <text:p>1</text:p>
          </table:table-cell>
          <table:table-cell table:formula="oooc:=[.I272]" office:value-type="float" office:value="30000">
            <text:p>3000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72];0;[.I272])+[.K272]+[$Configuration.$B$19]" office:value-type="float" office:value="60044">
            <text:p>60044</text:p>
          </table:table-cell>
          <table:table-cell table:formula="oooc:=CEILING([.O272];[$Configuration.$B$3])/[$Configuration.$B$3]" office:value-type="float" office:value="470">
            <text:p>470</text:p>
          </table:table-cell>
          <table:table-cell table:formula="oooc:=IF([.L272];IF([.K272]&gt;0;[$Configuration.$B$21]+[.K272];[$Configuration.$B$20]);0)" office:value-type="float" office:value="0">
            <text:p>0</text:p>
          </table:table-cell>
          <table:table-cell table:formula="oooc:=CEILING([.Q272];[$Configuration.$B$3])/[$Configuration.$B$3]" office:value-type="float" office:value="0">
            <text:p>0</text:p>
          </table:table-cell>
          <table:table-cell table:formula="oooc:=IF(AND([$Configuration.$B$27];[.L272];[.K272]&gt;0);[$Configuration.$B$22]+[.K272];0)" office:value-type="float" office:value="0">
            <text:p>0</text:p>
          </table:table-cell>
          <table:table-cell table:formula="oooc:=CEILING([.S272];[$Configuration.$B$3])/[$Configuration.$B$3]" office:value-type="float" office:value="0">
            <text:p>0</text:p>
          </table:table-cell>
          <table:table-cell office:value-type="string">
            <text:p>30000 bytes xid max + 30000 bytes data max [txn]</text:p>
          </table:table-cell>
        </table:table-row>
        <table:table-row table:style-name="ro2">
          <table:table-cell table:formula="oooc:=[.A272]+1" office:value-type="float" office:value="248">
            <text:p>248</text:p>
          </table:table-cell>
          <table:table-cell office:value-type="string">
            <text:p>M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formula="oooc:=[.D273]+[.E273]"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3]*100+[.G273]"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formula="oooc:=[.I273]" office:value-type="float" office:value="100000">
            <text:p>10000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73];0;[.I273])+[.K273]+[$Configuration.$B$19]" office:value-type="float" office:value="200044">
            <text:p>200044</text:p>
          </table:table-cell>
          <table:table-cell table:formula="oooc:=CEILING([.O273];[$Configuration.$B$3])/[$Configuration.$B$3]" office:value-type="float" office:value="1563">
            <text:p>1563</text:p>
          </table:table-cell>
          <table:table-cell table:formula="oooc:=IF([.L273];IF([.K273]&gt;0;[$Configuration.$B$21]+[.K273];[$Configuration.$B$20]);0)" office:value-type="float" office:value="0">
            <text:p>0</text:p>
          </table:table-cell>
          <table:table-cell table:formula="oooc:=CEILING([.Q273];[$Configuration.$B$3])/[$Configuration.$B$3]" office:value-type="float" office:value="0">
            <text:p>0</text:p>
          </table:table-cell>
          <table:table-cell table:formula="oooc:=IF(AND([$Configuration.$B$27];[.L273];[.K273]&gt;0);[$Configuration.$B$22]+[.K273];0)" office:value-type="float" office:value="0">
            <text:p>0</text:p>
          </table:table-cell>
          <table:table-cell table:formula="oooc:=CEILING([.S273];[$Configuration.$B$3])/[$Configuration.$B$3]" office:value-type="float" office:value="0">
            <text:p>0</text:p>
          </table:table-cell>
          <table:table-cell office:value-type="string">
            <text:p>100000 bytes xid max + 100000 bytes data max [txn]</text:p>
          </table:table-cell>
        </table:table-row>
        <table:table-row table:style-name="ro2">
          <table:table-cell table:formula="oooc:=[.A273]+1" office:value-type="float" office:value="249">
            <text:p>24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formula="oooc:=[.D274]+[.E274]"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4]*[$Configuration.$B$3]-[$Configuration.$B$19]+[.G274]"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ooc:=[.J274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74];0;[.I274])+[.K274]+[$Configuration.$B$19]" office:value-type="float" office:value="128">
            <text:p>128</text:p>
          </table:table-cell>
          <table:table-cell table:formula="oooc:=CEILING([.O274];[$Configuration.$B$3])/[$Configuration.$B$3]" office:value-type="float" office:value="1">
            <text:p>1</text:p>
          </table:table-cell>
          <table:table-cell table:formula="oooc:=IF([.L274];IF([.K274]&gt;0;[$Configuration.$B$21]+[.K274];[$Configuration.$B$20]);0)" office:value-type="float" office:value="32">
            <text:p>32</text:p>
          </table:table-cell>
          <table:table-cell table:formula="oooc:=CEILING([.Q274];[$Configuration.$B$3])/[$Configuration.$B$3]" office:value-type="float" office:value="1">
            <text:p>1</text:p>
          </table:table-cell>
          <table:table-cell table:formula="oooc:=IF(AND([$Configuration.$B$27];[.L274];[.K274]&gt;0);[$Configuration.$B$22]+[.K274];0)" office:value-type="float" office:value="0">
            <text:p>0</text:p>
          </table:table-cell>
          <table:table-cell table:formula="oooc:=CEILING([.S274];[$Configuration.$B$3])/[$Configuration.$B$3]" office:value-type="float" office:value="0">
            <text:p>0</text:p>
          </table:table-cell>
          <table:table-cell office:value-type="string">
            <text:p>1 dblk max [deq]</text:p>
          </table:table-cell>
        </table:table-row>
        <table:table-row table:style-name="ro2">
          <table:table-cell table:formula="oooc:=[.A274]+1" office:value-type="float" office:value="250">
            <text:p>25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formula="oooc:=[.D275]+[.E275]"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5]*[$Configuration.$B$3]-[$Configuration.$B$19]+[.G275]" office:value-type="float" office:value="340">
            <text:p>340</text:p>
          </table:table-cell>
          <table:table-cell office:value-type="float" office:value="0">
            <text:p>0</text:p>
          </table:table-cell>
          <table:table-cell table:formula="oooc:=[.J275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75];0;[.I275])+[.K275]+[$Configuration.$B$19]" office:value-type="float" office:value="384">
            <text:p>384</text:p>
          </table:table-cell>
          <table:table-cell table:formula="oooc:=CEILING([.O275];[$Configuration.$B$3])/[$Configuration.$B$3]" office:value-type="float" office:value="3">
            <text:p>3</text:p>
          </table:table-cell>
          <table:table-cell table:formula="oooc:=IF([.L275];IF([.K275]&gt;0;[$Configuration.$B$21]+[.K275];[$Configuration.$B$20]);0)" office:value-type="float" office:value="32">
            <text:p>32</text:p>
          </table:table-cell>
          <table:table-cell table:formula="oooc:=CEILING([.Q275];[$Configuration.$B$3])/[$Configuration.$B$3]" office:value-type="float" office:value="1">
            <text:p>1</text:p>
          </table:table-cell>
          <table:table-cell table:formula="oooc:=IF(AND([$Configuration.$B$27];[.L275];[.K275]&gt;0);[$Configuration.$B$22]+[.K275];0)" office:value-type="float" office:value="0">
            <text:p>0</text:p>
          </table:table-cell>
          <table:table-cell table:formula="oooc:=CEILING([.S275];[$Configuration.$B$3])/[$Configuration.$B$3]" office:value-type="float" office:value="0">
            <text:p>0</text:p>
          </table:table-cell>
          <table:table-cell office:value-type="string">
            <text:p>3 dblks max [deq]</text:p>
          </table:table-cell>
        </table:table-row>
        <table:table-row table:style-name="ro2">
          <table:table-cell table:formula="oooc:=[.A275]+1" office:value-type="float" office:value="251">
            <text:p>251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formula="oooc:=[.D276]+[.E276]"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6]*[$Configuration.$B$3]-[$Configuration.$B$19]+[.G276]" office:value-type="float" office:value="1236">
            <text:p>1236</text:p>
          </table:table-cell>
          <table:table-cell office:value-type="float" office:value="0">
            <text:p>0</text:p>
          </table:table-cell>
          <table:table-cell table:formula="oooc:=[.J27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76];0;[.I276])+[.K276]+[$Configuration.$B$19]" office:value-type="float" office:value="1280">
            <text:p>1280</text:p>
          </table:table-cell>
          <table:table-cell table:formula="oooc:=CEILING([.O276];[$Configuration.$B$3])/[$Configuration.$B$3]" office:value-type="float" office:value="10">
            <text:p>10</text:p>
          </table:table-cell>
          <table:table-cell table:formula="oooc:=IF([.L276];IF([.K276]&gt;0;[$Configuration.$B$21]+[.K276];[$Configuration.$B$20]);0)" office:value-type="float" office:value="32">
            <text:p>32</text:p>
          </table:table-cell>
          <table:table-cell table:formula="oooc:=CEILING([.Q276];[$Configuration.$B$3])/[$Configuration.$B$3]" office:value-type="float" office:value="1">
            <text:p>1</text:p>
          </table:table-cell>
          <table:table-cell table:formula="oooc:=IF(AND([$Configuration.$B$27];[.L276];[.K276]&gt;0);[$Configuration.$B$22]+[.K276];0)" office:value-type="float" office:value="0">
            <text:p>0</text:p>
          </table:table-cell>
          <table:table-cell table:formula="oooc:=CEILING([.S276];[$Configuration.$B$3])/[$Configuration.$B$3]" office:value-type="float" office:value="0">
            <text:p>0</text:p>
          </table:table-cell>
          <table:table-cell office:value-type="string">
            <text:p>10 dblks max [deq]</text:p>
          </table:table-cell>
        </table:table-row>
        <table:table-row table:style-name="ro2">
          <table:table-cell table:formula="oooc:=[.A276]+1" office:value-type="float" office:value="252">
            <text:p>252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formula="oooc:=[.D277]+[.E277]"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7]*[$Configuration.$B$3]-[$Configuration.$B$19]+[.G277]" office:value-type="float" office:value="3796">
            <text:p>3796</text:p>
          </table:table-cell>
          <table:table-cell office:value-type="float" office:value="0">
            <text:p>0</text:p>
          </table:table-cell>
          <table:table-cell table:formula="oooc:=[.J27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77];0;[.I277])+[.K277]+[$Configuration.$B$19]" office:value-type="float" office:value="3840">
            <text:p>3840</text:p>
          </table:table-cell>
          <table:table-cell table:formula="oooc:=CEILING([.O277];[$Configuration.$B$3])/[$Configuration.$B$3]" office:value-type="float" office:value="30">
            <text:p>30</text:p>
          </table:table-cell>
          <table:table-cell table:formula="oooc:=IF([.L277];IF([.K277]&gt;0;[$Configuration.$B$21]+[.K277];[$Configuration.$B$20]);0)" office:value-type="float" office:value="32">
            <text:p>32</text:p>
          </table:table-cell>
          <table:table-cell table:formula="oooc:=CEILING([.Q277];[$Configuration.$B$3])/[$Configuration.$B$3]" office:value-type="float" office:value="1">
            <text:p>1</text:p>
          </table:table-cell>
          <table:table-cell table:formula="oooc:=IF(AND([$Configuration.$B$27];[.L277];[.K277]&gt;0);[$Configuration.$B$22]+[.K277];0)" office:value-type="float" office:value="0">
            <text:p>0</text:p>
          </table:table-cell>
          <table:table-cell table:formula="oooc:=CEILING([.S277];[$Configuration.$B$3])/[$Configuration.$B$3]" office:value-type="float" office:value="0">
            <text:p>0</text:p>
          </table:table-cell>
          <table:table-cell office:value-type="string">
            <text:p>30 dblks max [deq]</text:p>
          </table:table-cell>
        </table:table-row>
        <table:table-row table:style-name="ro2">
          <table:table-cell table:formula="oooc:=[.A277]+1" office:value-type="float" office:value="253">
            <text:p>253</text:p>
          </table:table-cell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formula="oooc:=[.D278]+[.E278]"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8]*[$Configuration.$B$3]-[$Configuration.$B$19]+[.G278]" office:value-type="float" office:value="12756">
            <text:p>12756</text:p>
          </table:table-cell>
          <table:table-cell office:value-type="float" office:value="0">
            <text:p>0</text:p>
          </table:table-cell>
          <table:table-cell table:formula="oooc:=[.J278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78];0;[.I278])+[.K278]+[$Configuration.$B$19]" office:value-type="float" office:value="12800">
            <text:p>12800</text:p>
          </table:table-cell>
          <table:table-cell table:formula="oooc:=CEILING([.O278];[$Configuration.$B$3])/[$Configuration.$B$3]" office:value-type="float" office:value="100">
            <text:p>100</text:p>
          </table:table-cell>
          <table:table-cell table:formula="oooc:=IF([.L278];IF([.K278]&gt;0;[$Configuration.$B$21]+[.K278];[$Configuration.$B$20]);0)" office:value-type="float" office:value="32">
            <text:p>32</text:p>
          </table:table-cell>
          <table:table-cell table:formula="oooc:=CEILING([.Q278];[$Configuration.$B$3])/[$Configuration.$B$3]" office:value-type="float" office:value="1">
            <text:p>1</text:p>
          </table:table-cell>
          <table:table-cell table:formula="oooc:=IF(AND([$Configuration.$B$27];[.L278];[.K278]&gt;0);[$Configuration.$B$22]+[.K278];0)" office:value-type="float" office:value="0">
            <text:p>0</text:p>
          </table:table-cell>
          <table:table-cell table:formula="oooc:=CEILING([.S278];[$Configuration.$B$3])/[$Configuration.$B$3]" office:value-type="float" office:value="0">
            <text:p>0</text:p>
          </table:table-cell>
          <table:table-cell office:value-type="string">
            <text:p>100 dblks max [deq]</text:p>
          </table:table-cell>
        </table:table-row>
        <table:table-row table:style-name="ro2">
          <table:table-cell table:formula="oooc:=[.A278]+1" office:value-type="float" office:value="254">
            <text:p>254</text:p>
          </table:table-cell>
          <table:table-cell office:value-type="string">
            <text:p>M</text:p>
          </table:table-cell>
          <table:table-cell office:value-type="float" office:value="300">
            <text:p>3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formula="oooc:=[.D279]+[.E279]"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79]*[$Configuration.$B$3]-[$Configuration.$B$19]+[.G279]" office:value-type="float" office:value="38356">
            <text:p>38356</text:p>
          </table:table-cell>
          <table:table-cell office:value-type="float" office:value="0">
            <text:p>0</text:p>
          </table:table-cell>
          <table:table-cell table:formula="oooc:=[.J279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79];0;[.I279])+[.K279]+[$Configuration.$B$19]" office:value-type="float" office:value="38400">
            <text:p>38400</text:p>
          </table:table-cell>
          <table:table-cell table:formula="oooc:=CEILING([.O279];[$Configuration.$B$3])/[$Configuration.$B$3]" office:value-type="float" office:value="300">
            <text:p>300</text:p>
          </table:table-cell>
          <table:table-cell table:formula="oooc:=IF([.L279];IF([.K279]&gt;0;[$Configuration.$B$21]+[.K279];[$Configuration.$B$20]);0)" office:value-type="float" office:value="32">
            <text:p>32</text:p>
          </table:table-cell>
          <table:table-cell table:formula="oooc:=CEILING([.Q279];[$Configuration.$B$3])/[$Configuration.$B$3]" office:value-type="float" office:value="1">
            <text:p>1</text:p>
          </table:table-cell>
          <table:table-cell table:formula="oooc:=IF(AND([$Configuration.$B$27];[.L279];[.K279]&gt;0);[$Configuration.$B$22]+[.K279];0)" office:value-type="float" office:value="0">
            <text:p>0</text:p>
          </table:table-cell>
          <table:table-cell table:formula="oooc:=CEILING([.S279];[$Configuration.$B$3])/[$Configuration.$B$3]" office:value-type="float" office:value="0">
            <text:p>0</text:p>
          </table:table-cell>
          <table:table-cell office:value-type="string">
            <text:p>300 dblks max [deq]</text:p>
          </table:table-cell>
        </table:table-row>
        <table:table-row table:style-name="ro2">
          <table:table-cell table:formula="oooc:=[.A279]+1" office:value-type="float" office:value="255">
            <text:p>255</text:p>
          </table:table-cell>
          <table:table-cell office:value-type="string">
            <text:p>M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formula="oooc:=[.D280]+[.E280]"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0]*[$Configuration.$B$3]-[$Configuration.$B$19]+[.G280]" office:value-type="float" office:value="127956">
            <text:p>127956</text:p>
          </table:table-cell>
          <table:table-cell office:value-type="float" office:value="0">
            <text:p>0</text:p>
          </table:table-cell>
          <table:table-cell table:formula="oooc:=[.J280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0];0;[.I280])+[.K280]+[$Configuration.$B$19]" office:value-type="float" office:value="128000">
            <text:p>128000</text:p>
          </table:table-cell>
          <table:table-cell table:formula="oooc:=CEILING([.O280];[$Configuration.$B$3])/[$Configuration.$B$3]" office:value-type="float" office:value="1000">
            <text:p>1000</text:p>
          </table:table-cell>
          <table:table-cell table:formula="oooc:=IF([.L280];IF([.K280]&gt;0;[$Configuration.$B$21]+[.K280];[$Configuration.$B$20]);0)" office:value-type="float" office:value="32">
            <text:p>32</text:p>
          </table:table-cell>
          <table:table-cell table:formula="oooc:=CEILING([.Q280];[$Configuration.$B$3])/[$Configuration.$B$3]" office:value-type="float" office:value="1">
            <text:p>1</text:p>
          </table:table-cell>
          <table:table-cell table:formula="oooc:=IF(AND([$Configuration.$B$27];[.L280];[.K280]&gt;0);[$Configuration.$B$22]+[.K280];0)" office:value-type="float" office:value="0">
            <text:p>0</text:p>
          </table:table-cell>
          <table:table-cell table:formula="oooc:=CEILING([.S280];[$Configuration.$B$3])/[$Configuration.$B$3]" office:value-type="float" office:value="0">
            <text:p>0</text:p>
          </table:table-cell>
          <table:table-cell office:value-type="string">
            <text:p>1000 dblks max [deq]</text:p>
          </table:table-cell>
        </table:table-row>
        <table:table-row table:style-name="ro2">
          <table:table-cell table:formula="oooc:=[.A280]+1" office:value-type="float" office:value="256">
            <text:p>25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formula="oooc:=[.D281]+[.E281]" office:value-type="float" office:value="5000000">
            <text:p>5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1]*100+[.G281]"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ooc:=[.I281]" office:value-type="float" office:value="100">
            <text:p>10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1];0;[.I281])+[.K281]+[$Configuration.$B$19]" office:value-type="float" office:value="244">
            <text:p>244</text:p>
          </table:table-cell>
          <table:table-cell table:formula="oooc:=CEILING([.O281];[$Configuration.$B$3])/[$Configuration.$B$3]" office:value-type="float" office:value="2">
            <text:p>2</text:p>
          </table:table-cell>
          <table:table-cell table:formula="oooc:=IF([.L281];IF([.K281]&gt;0;[$Configuration.$B$21]+[.K281];[$Configuration.$B$20]);0)" office:value-type="float" office:value="144">
            <text:p>144</text:p>
          </table:table-cell>
          <table:table-cell table:formula="oooc:=CEILING([.Q281];[$Configuration.$B$3])/[$Configuration.$B$3]" office:value-type="float" office:value="2">
            <text:p>2</text:p>
          </table:table-cell>
          <table:table-cell table:formula="oooc:=IF(AND([$Configuration.$B$27];[.L281];[.K281]&gt;0);[$Configuration.$B$22]+[.K281];0)" office:value-type="float" office:value="136">
            <text:p>136</text:p>
          </table:table-cell>
          <table:table-cell table:formula="oooc:=CEILING([.S281];[$Configuration.$B$3])/[$Configuration.$B$3]" office:value-type="float" office:value="2">
            <text:p>2</text:p>
          </table:table-cell>
          <table:table-cell office:value-type="string">
            <text:p>100 bytes xid max + 100 bytes data max [deq txn]</text:p>
          </table:table-cell>
        </table:table-row>
        <table:table-row table:style-name="ro2">
          <table:table-cell table:formula="oooc:=[.A281]+1" office:value-type="float" office:value="257">
            <text:p>25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formula="oooc:=[.D282]+[.E282]" office:value-type="float" office:value="3000000">
            <text:p>30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2]*100+[.G282]"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ooc:=[.I282]" office:value-type="float" office:value="300">
            <text:p>30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2];0;[.I282])+[.K282]+[$Configuration.$B$19]" office:value-type="float" office:value="644">
            <text:p>644</text:p>
          </table:table-cell>
          <table:table-cell table:formula="oooc:=CEILING([.O282];[$Configuration.$B$3])/[$Configuration.$B$3]" office:value-type="float" office:value="6">
            <text:p>6</text:p>
          </table:table-cell>
          <table:table-cell table:formula="oooc:=IF([.L282];IF([.K282]&gt;0;[$Configuration.$B$21]+[.K282];[$Configuration.$B$20]);0)" office:value-type="float" office:value="344">
            <text:p>344</text:p>
          </table:table-cell>
          <table:table-cell table:formula="oooc:=CEILING([.Q282];[$Configuration.$B$3])/[$Configuration.$B$3]" office:value-type="float" office:value="3">
            <text:p>3</text:p>
          </table:table-cell>
          <table:table-cell table:formula="oooc:=IF(AND([$Configuration.$B$27];[.L282];[.K282]&gt;0);[$Configuration.$B$22]+[.K282];0)" office:value-type="float" office:value="336">
            <text:p>336</text:p>
          </table:table-cell>
          <table:table-cell table:formula="oooc:=CEILING([.S282];[$Configuration.$B$3])/[$Configuration.$B$3]" office:value-type="float" office:value="3">
            <text:p>3</text:p>
          </table:table-cell>
          <table:table-cell office:value-type="string">
            <text:p>300 bytes xid max + 300 bytes data max [deq txn]</text:p>
          </table:table-cell>
        </table:table-row>
        <table:table-row table:style-name="ro2">
          <table:table-cell table:formula="oooc:=[.A282]+1" office:value-type="float" office:value="258">
            <text:p>25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formula="oooc:=[.D283]+[.E283]" office:value-type="float" office:value="1600000">
            <text:p>1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3]*100+[.G283]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ooc:=[.I283]" office:value-type="float" office:value="1000">
            <text:p>100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3];0;[.I283])+[.K283]+[$Configuration.$B$19]" office:value-type="float" office:value="2044">
            <text:p>2044</text:p>
          </table:table-cell>
          <table:table-cell table:formula="oooc:=CEILING([.O283];[$Configuration.$B$3])/[$Configuration.$B$3]" office:value-type="float" office:value="16">
            <text:p>16</text:p>
          </table:table-cell>
          <table:table-cell table:formula="oooc:=IF([.L283];IF([.K283]&gt;0;[$Configuration.$B$21]+[.K283];[$Configuration.$B$20]);0)" office:value-type="float" office:value="1044">
            <text:p>1044</text:p>
          </table:table-cell>
          <table:table-cell table:formula="oooc:=CEILING([.Q283];[$Configuration.$B$3])/[$Configuration.$B$3]" office:value-type="float" office:value="9">
            <text:p>9</text:p>
          </table:table-cell>
          <table:table-cell table:formula="oooc:=IF(AND([$Configuration.$B$27];[.L283];[.K283]&gt;0);[$Configuration.$B$22]+[.K283];0)" office:value-type="float" office:value="1036">
            <text:p>1036</text:p>
          </table:table-cell>
          <table:table-cell table:formula="oooc:=CEILING([.S283];[$Configuration.$B$3])/[$Configuration.$B$3]" office:value-type="float" office:value="9">
            <text:p>9</text:p>
          </table:table-cell>
          <table:table-cell office:value-type="string">
            <text:p>1000 bytes xid max + 1000 bytes data max [deq txn]</text:p>
          </table:table-cell>
        </table:table-row>
        <table:table-row table:style-name="ro2">
          <table:table-cell table:formula="oooc:=[.A283]+1" office:value-type="float" office:value="259">
            <text:p>259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formula="oooc:=[.D284]+[.E284]" office:value-type="float" office:value="600000">
            <text:p>6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4]*100+[.G284]" office:value-type="float" office:value="3000">
            <text:p>3000</text:p>
          </table:table-cell>
          <table:table-cell office:value-type="float" office:value="1">
            <text:p>1</text:p>
          </table:table-cell>
          <table:table-cell table:formula="oooc:=[.I284]" office:value-type="float" office:value="3000">
            <text:p>300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4];0;[.I284])+[.K284]+[$Configuration.$B$19]" office:value-type="float" office:value="6044">
            <text:p>6044</text:p>
          </table:table-cell>
          <table:table-cell table:formula="oooc:=CEILING([.O284];[$Configuration.$B$3])/[$Configuration.$B$3]" office:value-type="float" office:value="48">
            <text:p>48</text:p>
          </table:table-cell>
          <table:table-cell table:formula="oooc:=IF([.L284];IF([.K284]&gt;0;[$Configuration.$B$21]+[.K284];[$Configuration.$B$20]);0)" office:value-type="float" office:value="3044">
            <text:p>3044</text:p>
          </table:table-cell>
          <table:table-cell table:formula="oooc:=CEILING([.Q284];[$Configuration.$B$3])/[$Configuration.$B$3]" office:value-type="float" office:value="24">
            <text:p>24</text:p>
          </table:table-cell>
          <table:table-cell table:formula="oooc:=IF(AND([$Configuration.$B$27];[.L284];[.K284]&gt;0);[$Configuration.$B$22]+[.K284];0)" office:value-type="float" office:value="3036">
            <text:p>3036</text:p>
          </table:table-cell>
          <table:table-cell table:formula="oooc:=CEILING([.S284];[$Configuration.$B$3])/[$Configuration.$B$3]" office:value-type="float" office:value="24">
            <text:p>24</text:p>
          </table:table-cell>
          <table:table-cell office:value-type="string">
            <text:p>3000 bytes xid max + 3000 bytes data max [deq txn]</text:p>
          </table:table-cell>
        </table:table-row>
        <table:table-row table:style-name="ro2">
          <table:table-cell table:formula="oooc:=[.A284]+1" office:value-type="float" office:value="260">
            <text:p>260</text:p>
          </table:table-cell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formula="oooc:=[.D285]+[.E285]"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5]*100+[.G285]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formula="oooc:=[.I285]" office:value-type="float" office:value="10000">
            <text:p>1000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5];0;[.I285])+[.K285]+[$Configuration.$B$19]" office:value-type="float" office:value="20044">
            <text:p>20044</text:p>
          </table:table-cell>
          <table:table-cell table:formula="oooc:=CEILING([.O285];[$Configuration.$B$3])/[$Configuration.$B$3]" office:value-type="float" office:value="157">
            <text:p>157</text:p>
          </table:table-cell>
          <table:table-cell table:formula="oooc:=IF([.L285];IF([.K285]&gt;0;[$Configuration.$B$21]+[.K285];[$Configuration.$B$20]);0)" office:value-type="float" office:value="10044">
            <text:p>10044</text:p>
          </table:table-cell>
          <table:table-cell table:formula="oooc:=CEILING([.Q285];[$Configuration.$B$3])/[$Configuration.$B$3]" office:value-type="float" office:value="79">
            <text:p>79</text:p>
          </table:table-cell>
          <table:table-cell table:formula="oooc:=IF(AND([$Configuration.$B$27];[.L285];[.K285]&gt;0);[$Configuration.$B$22]+[.K285];0)" office:value-type="float" office:value="10036">
            <text:p>10036</text:p>
          </table:table-cell>
          <table:table-cell table:formula="oooc:=CEILING([.S285];[$Configuration.$B$3])/[$Configuration.$B$3]" office:value-type="float" office:value="79">
            <text:p>79</text:p>
          </table:table-cell>
          <table:table-cell office:value-type="string">
            <text:p>10000 bytes xid max + 10000 bytes data max [deq txn]</text:p>
          </table:table-cell>
        </table:table-row>
        <table:table-row table:style-name="ro2">
          <table:table-cell table:formula="oooc:=[.A285]+1" office:value-type="float" office:value="261">
            <text:p>261</text:p>
          </table:table-cell>
          <table:table-cell office:value-type="string">
            <text:p>M</text:p>
          </table:table-cell>
          <table:table-cell office:value-type="float" office:value="300">
            <text:p>3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formula="oooc:=[.D286]+[.E286]" office:value-type="float" office:value="60000">
            <text:p>6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6]*100+[.G286]" office:value-type="float" office:value="30000">
            <text:p>30000</text:p>
          </table:table-cell>
          <table:table-cell office:value-type="float" office:value="1">
            <text:p>1</text:p>
          </table:table-cell>
          <table:table-cell table:formula="oooc:=[.I286]" office:value-type="float" office:value="30000">
            <text:p>3000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6];0;[.I286])+[.K286]+[$Configuration.$B$19]" office:value-type="float" office:value="60044">
            <text:p>60044</text:p>
          </table:table-cell>
          <table:table-cell table:formula="oooc:=CEILING([.O286];[$Configuration.$B$3])/[$Configuration.$B$3]" office:value-type="float" office:value="470">
            <text:p>470</text:p>
          </table:table-cell>
          <table:table-cell table:formula="oooc:=IF([.L286];IF([.K286]&gt;0;[$Configuration.$B$21]+[.K286];[$Configuration.$B$20]);0)" office:value-type="float" office:value="30044">
            <text:p>30044</text:p>
          </table:table-cell>
          <table:table-cell table:formula="oooc:=CEILING([.Q286];[$Configuration.$B$3])/[$Configuration.$B$3]" office:value-type="float" office:value="235">
            <text:p>235</text:p>
          </table:table-cell>
          <table:table-cell table:formula="oooc:=IF(AND([$Configuration.$B$27];[.L286];[.K286]&gt;0);[$Configuration.$B$22]+[.K286];0)" office:value-type="float" office:value="30036">
            <text:p>30036</text:p>
          </table:table-cell>
          <table:table-cell table:formula="oooc:=CEILING([.S286];[$Configuration.$B$3])/[$Configuration.$B$3]" office:value-type="float" office:value="235">
            <text:p>235</text:p>
          </table:table-cell>
          <table:table-cell office:value-type="string">
            <text:p>30000 bytes xid max + 30000 bytes data max [deq txn]</text:p>
          </table:table-cell>
        </table:table-row>
        <table:table-row table:style-name="ro2">
          <table:table-cell table:formula="oooc:=[.A286]+1" office:value-type="float" office:value="262">
            <text:p>262</text:p>
          </table:table-cell>
          <table:table-cell office:value-type="string">
            <text:p>M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formula="oooc:=[.D287]+[.E287]" office:value-type="float" office:value="20000">
            <text:p>2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C287]*100+[.G287]"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formula="oooc:=[.I287]" office:value-type="float" office:value="100000">
            <text:p>10000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87];0;[.I287])+[.K287]+[$Configuration.$B$19]" office:value-type="float" office:value="200044">
            <text:p>200044</text:p>
          </table:table-cell>
          <table:table-cell table:formula="oooc:=CEILING([.O287];[$Configuration.$B$3])/[$Configuration.$B$3]" office:value-type="float" office:value="1563">
            <text:p>1563</text:p>
          </table:table-cell>
          <table:table-cell table:formula="oooc:=IF([.L287];IF([.K287]&gt;0;[$Configuration.$B$21]+[.K287];[$Configuration.$B$20]);0)" office:value-type="float" office:value="100044">
            <text:p>100044</text:p>
          </table:table-cell>
          <table:table-cell table:formula="oooc:=CEILING([.Q287];[$Configuration.$B$3])/[$Configuration.$B$3]" office:value-type="float" office:value="782">
            <text:p>782</text:p>
          </table:table-cell>
          <table:table-cell table:formula="oooc:=IF(AND([$Configuration.$B$27];[.L287];[.K287]&gt;0);[$Configuration.$B$22]+[.K287];0)" office:value-type="float" office:value="100036">
            <text:p>100036</text:p>
          </table:table-cell>
          <table:table-cell table:formula="oooc:=CEILING([.S287];[$Configuration.$B$3])/[$Configuration.$B$3]" office:value-type="float" office:value="782">
            <text:p>782</text:p>
          </table:table-cell>
          <table:table-cell office:value-type="string">
            <text:p>100000 bytes xid max + 100000 bytes data max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STANDARD PERFORMANCE BENCHMARK: 10,000,000 writes, data=212b (2 dblks)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287]+1" office:value-type="float" office:value="263">
            <text:p>26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[.D290]+[.E290]"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(2*[$Configuration.$B$3])-[$Configuration.$B$19]+[.G290]-[.K290]" office:value-type="float" office:value="212">
            <text:p>212</text:p>
          </table:table-cell>
          <table:table-cell table:formula="oooc:=[.H290]" office:value-type="float" office:value="212">
            <text:p>212</text:p>
          </table:table-cell>
          <table:table-cell office:value-type="float" office:value="0">
            <text:p>0</text:p>
          </table:table-cell>
          <table:table-cell table:formula="oooc:=[.J29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90];0;[.I290])+[.K290]+[$Configuration.$B$19]" office:value-type="float" office:value="256">
            <text:p>256</text:p>
          </table:table-cell>
          <table:table-cell table:formula="oooc:=CEILING([.O290];[$Configuration.$B$3])/[$Configuration.$B$3]" office:value-type="float" office:value="2">
            <text:p>2</text:p>
          </table:table-cell>
          <table:table-cell table:formula="oooc:=IF([.L290];IF([.K290]&gt;0;[$Configuration.$B$21]+[.K290];[$Configuration.$B$20]);0)" office:value-type="float" office:value="0">
            <text:p>0</text:p>
          </table:table-cell>
          <table:table-cell table:formula="oooc:=CEILING([.Q290];[$Configuration.$B$3])/[$Configuration.$B$3]" office:value-type="float" office:value="0">
            <text:p>0</text:p>
          </table:table-cell>
          <table:table-cell table:formula="oooc:=IF(AND([$Configuration.$B$27];[.L290];[.K290]&gt;0);[$Configuration.$B$22]+[.K290];0)" office:value-type="float" office:value="0">
            <text:p>0</text:p>
          </table:table-cell>
          <table:table-cell table:formula="oooc:=CEILING([.S290];[$Configuration.$B$3])/[$Configuration.$B$3]" office:value-type="float" office:value="0">
            <text:p>0</text:p>
          </table:table-cell>
          <table:table-cell office:value-type="string">
            <text:p>212 bytes data (2 dblks enq)</text:p>
          </table:table-cell>
        </table:table-row>
        <table:table-row table:style-name="ro4">
          <table:table-cell table:formula="oooc:=[.A290]+1" office:value-type="float" office:value="264">
            <text:p>26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[.D291]+[.E291]"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(2*[$Configuration.$B$3])-[$Configuration.$B$19]+[.G291]-[.K291]" office:value-type="float" office:value="148">
            <text:p>148</text:p>
          </table:table-cell>
          <table:table-cell table:formula="oooc:=[.H291]" office:value-type="float" office:value="148">
            <text:p>148</text:p>
          </table:table-cell>
          <table:table-cell office:value-type="float" office:value="64">
            <text:p>64</text:p>
          </table:table-cell>
          <table:table-cell table:formula="oooc:=[.J291]" office:value-type="float" office:value="64">
            <text:p>64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291];0;[.I291])+[.K291]+[$Configuration.$B$19]" office:value-type="float" office:value="256">
            <text:p>256</text:p>
          </table:table-cell>
          <table:table-cell table:formula="oooc:=CEILING([.O291];[$Configuration.$B$3])/[$Configuration.$B$3]" office:value-type="float" office:value="2">
            <text:p>2</text:p>
          </table:table-cell>
          <table:table-cell table:formula="oooc:=IF([.L291];IF([.K291]&gt;0;[$Configuration.$B$21]+[.K291];[$Configuration.$B$20]);0)" office:value-type="float" office:value="0">
            <text:p>0</text:p>
          </table:table-cell>
          <table:table-cell table:formula="oooc:=CEILING([.Q291];[$Configuration.$B$3])/[$Configuration.$B$3]" office:value-type="float" office:value="0">
            <text:p>0</text:p>
          </table:table-cell>
          <table:table-cell table:formula="oooc:=IF(AND([$Configuration.$B$27];[.L291];[.K291]&gt;0);[$Configuration.$B$22]+[.K291];0)" office:value-type="float" office:value="0">
            <text:p>0</text:p>
          </table:table-cell>
          <table:table-cell table:formula="oooc:=CEILING([.S291];[$Configuration.$B$3])/[$Configuration.$B$3]" office:value-type="float" office:value="0">
            <text:p>0</text:p>
          </table:table-cell>
          <table:table-cell office:value-type="string">
            <text:p>148 bytes data + 64 bytes xid (2 dblks enq)</text:p>
          </table:table-cell>
        </table:table-row>
        <table:table-row table:style-name="ro2">
          <table:table-cell table:formula="oooc:=[.A291]+1" office:value-type="float" office:value="265">
            <text:p>26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[.D292]+[.E292]"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(2*[$Configuration.$B$3])-[$Configuration.$B$19]+[.G292]-[.K292]" office:value-type="float" office:value="212">
            <text:p>212</text:p>
          </table:table-cell>
          <table:table-cell table:formula="oooc:=[.H292]" office:value-type="float" office:value="212">
            <text:p>212</text:p>
          </table:table-cell>
          <table:table-cell office:value-type="float" office:value="0">
            <text:p>0</text:p>
          </table:table-cell>
          <table:table-cell table:formula="oooc:=[.J29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92];0;[.I292])+[.K292]+[$Configuration.$B$19]" office:value-type="float" office:value="256">
            <text:p>256</text:p>
          </table:table-cell>
          <table:table-cell table:formula="oooc:=CEILING([.O292];[$Configuration.$B$3])/[$Configuration.$B$3]" office:value-type="float" office:value="2">
            <text:p>2</text:p>
          </table:table-cell>
          <table:table-cell table:formula="oooc:=IF([.L292];IF([.K292]&gt;0;[$Configuration.$B$21]+[.K292];[$Configuration.$B$20]);0)" office:value-type="float" office:value="32">
            <text:p>32</text:p>
          </table:table-cell>
          <table:table-cell table:formula="oooc:=CEILING([.Q292];[$Configuration.$B$3])/[$Configuration.$B$3]" office:value-type="float" office:value="1">
            <text:p>1</text:p>
          </table:table-cell>
          <table:table-cell table:formula="oooc:=IF(AND([$Configuration.$B$27];[.L292];[.K292]&gt;0);[$Configuration.$B$22]+[.K292];0)" office:value-type="float" office:value="0">
            <text:p>0</text:p>
          </table:table-cell>
          <table:table-cell table:formula="oooc:=CEILING([.S292];[$Configuration.$B$3])/[$Configuration.$B$3]" office:value-type="float" office:value="0">
            <text:p>0</text:p>
          </table:table-cell>
          <table:table-cell office:value-type="string">
            <text:p>212 bytes data (2 dblks enq + 1 dblk deq)</text:p>
          </table:table-cell>
        </table:table-row>
        <table:table-row table:style-name="ro5">
          <table:table-cell table:formula="oooc:=[.A292]+1" office:value-type="float" office:value="266">
            <text:p>26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[.D293]+[.E293]"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table:formula="oooc:=(2*[$Configuration.$B$3])-[$Configuration.$B$19]+[.G293]-[.K293]" office:value-type="float" office:value="148">
            <text:p>148</text:p>
          </table:table-cell>
          <table:table-cell table:formula="oooc:=[.H293]" office:value-type="float" office:value="148">
            <text:p>148</text:p>
          </table:table-cell>
          <table:table-cell office:value-type="float" office:value="64">
            <text:p>64</text:p>
          </table:table-cell>
          <table:table-cell table:formula="oooc:=[.J293]" office:value-type="float" office:value="64">
            <text:p>6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93];0;[.I293])+[.K293]+[$Configuration.$B$19]" office:value-type="float" office:value="256">
            <text:p>256</text:p>
          </table:table-cell>
          <table:table-cell table:formula="oooc:=CEILING([.O293];[$Configuration.$B$3])/[$Configuration.$B$3]" office:value-type="float" office:value="2">
            <text:p>2</text:p>
          </table:table-cell>
          <table:table-cell table:formula="oooc:=IF([.L293];IF([.K293]&gt;0;[$Configuration.$B$21]+[.K293];[$Configuration.$B$20]);0)" office:value-type="float" office:value="108">
            <text:p>108</text:p>
          </table:table-cell>
          <table:table-cell table:formula="oooc:=CEILING([.Q293];[$Configuration.$B$3])/[$Configuration.$B$3]" office:value-type="float" office:value="1">
            <text:p>1</text:p>
          </table:table-cell>
          <table:table-cell table:formula="oooc:=IF(AND([$Configuration.$B$27];[.L293];[.K293]&gt;0);[$Configuration.$B$22]+[.K293];0)" office:value-type="float" office:value="100">
            <text:p>100</text:p>
          </table:table-cell>
          <table:table-cell table:formula="oooc:=CEILING([.S293];[$Configuration.$B$3])/[$Configuration.$B$3]" office:value-type="float" office:value="1">
            <text:p>1</text:p>
          </table:table-cell>
          <table:table-cell office:value-type="string">
            <text:p>148 bytes data + 64 bytes xid (2 dblks enq + 1 dblks deq + 1 dblks txn)</text:p>
          </table:table-cell>
        </table:table-row>
      </table:table>
      <table:table table:name="Read" table:style-name="ta1" table:print="false"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ce2"/>
        <table:table-column table:style-name="co10" table:default-cell-style-name="Default"/>
        <table:table-column table:style-name="co12" table:number-columns-repeated="2" table:default-cell-style-name="ce2"/>
        <table:table-column table:style-name="co12" table:default-cell-style-name="Default"/>
        <table:table-column table:style-name="co12" table:default-cell-style-name="ce2"/>
        <table:table-column table:style-name="co13" table:default-cell-style-name="ce3"/>
        <table:table-column table:style-name="co11" table:default-cell-style-name="ce3"/>
        <table:table-column table:style-name="co12" table:default-cell-style-name="ce3"/>
        <table:table-column table:style-name="co12" table:default-cell-style-name="ce2"/>
        <table:table-column table:style-name="co15" table:default-cell-style-name="ce2"/>
        <table:table-column table:style-name="co12" table:default-cell-style-name="ce2"/>
        <table:table-column table:style-name="co15" table:default-cell-style-name="ce2"/>
        <table:table-column table:style-name="co12" table:default-cell-style-name="ce2"/>
        <table:table-column table:style-name="co15" table:default-cell-style-name="ce2"/>
        <table:table-column table:style-name="co21" table:default-cell-style-name="Default"/>
        <table:table-row table:style-name="ro2">
          <table:table-cell table:style-name="ce4" table:number-columns-repeated="7"/>
          <table:table-cell table:style-name="ce4" office:value-type="string" table:number-columns-spanned="2" table:number-rows-spanned="1">
            <text:p>Msg size</text:p>
          </table:table-cell>
          <table:covered-table-cell table:style-name="ce4"/>
          <table:table-cell table:style-name="ce4" office:value-type="string" table:number-columns-spanned="2" table:number-rows-spanned="1">
            <text:p>Xid size</text:p>
          </table:table-cell>
          <table:covered-table-cell table:style-name="ce4"/>
          <table:table-cell table:style-name="ce4" table:number-columns-repeated="3"/>
          <table:table-cell table:style-name="ce4" office:value-type="string" table:number-columns-spanned="2" table:number-rows-spanned="1">
            <text:p>enq-size</text:p>
          </table:table-cell>
          <table:covered-table-cell table:style-name="ce4"/>
          <table:table-cell table:style-name="ce4" office:value-type="string" table:number-columns-spanned="2" table:number-rows-spanned="1">
            <text:p>deq-size</text:p>
          </table:table-cell>
          <table:covered-table-cell table:style-name="ce4"/>
          <table:table-cell table:style-name="ce4" office:value-type="string" table:number-columns-spanned="2" table:number-rows-spanned="1">
            <text:p>txn-size</text:p>
          </table:table-cell>
          <table:covered-table-cell table:style-name="ce4"/>
          <table:table-cell/>
        </table:table-row>
        <table:table-row table:style-name="ro2">
          <table:table-cell table:style-name="ce4" office:value-type="string">
            <text:p>Test #</text:p>
          </table:table-cell>
          <table:table-cell table:style-name="ce4" office:value-type="string">
            <text:p>tf</text:p>
          </table:table-cell>
          <table:table-cell table:style-name="ce4" office:value-type="string">
            <text:p>pf</text:p>
          </table:table-cell>
          <table:table-cell table:style-name="ce4" office:value-type="string">
            <text:p>amn</text:p>
          </table:table-cell>
          <table:table-cell table:style-name="ce4" office:value-type="string">
            <text:p>mn incr</text:p>
          </table:table-cell>
          <table:table-cell table:style-name="ce4" office:value-type="string">
            <text:p>#msgs</text:p>
          </table:table-cell>
          <table:table-cell table:style-name="ce4" office:value-type="string">
            <text:p>ms incr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uto-deq</text:p>
          </table:table-cell>
          <table:table-cell table:style-name="ce4" office:value-type="string">
            <text:p>transient</text:p>
          </table:table-cell>
          <table:table-cell table:style-name="ce4" office:value-type="string">
            <text:p>extern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office:value-type="string">
            <text:p>comment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Initialize only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</text:p>
          </table:table-cell>
          <table:table-cell table:number-columns-repeated="3" office:value-type="float" office:value="0">
            <text:p>0</text:p>
          </table:table-cell>
          <table:table-cell table:formula="oooc:=[.D5]+[.E5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H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J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];0;[.I5])+[.K5]+[$Configuration.$B$19]" office:value-type="float" office:value="44">
            <text:p>44</text:p>
          </table:table-cell>
          <table:table-cell table:formula="oooc:=CEILING([.O5];[$Configuration.$B$3])/[$Configuration.$B$3]" office:value-type="float" office:value="1">
            <text:p>1</text:p>
          </table:table-cell>
          <table:table-cell table:formula="oooc:=IF([.L5];IF([.K5]&gt;0;[$Configuration.$B$21]+[.K5];[$Configuration.$B$20]);0)" office:value-type="float" office:value="0">
            <text:p>0</text:p>
          </table:table-cell>
          <table:table-cell table:formula="oooc:=CEILING([.Q5];[$Configuration.$B$3])/[$Configuration.$B$3]" office:value-type="float" office:value="0">
            <text:p>0</text:p>
          </table:table-cell>
          <table:table-cell table:formula="oooc:=IF(AND([$Configuration.$B$27];[.L5];[.K5]&gt;0);[$Configuration.$B$22]+[.K5];0)" office:value-type="float" office:value="0">
            <text:p>0</text:p>
          </table:table-cell>
          <table:table-cell table:formula="oooc:=CEILING([.S5];[$Configuration.$B$3])/[$Configuration.$B$3]" office:value-type="float" office:value="0">
            <text:p>0</text:p>
          </table:table-cell>
          <table:table-cell office:value-type="string">
            <text:p>No messages – journal creation/initialization only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Simple message <text:s/>combinations of persistent/deq transientueued/non-dequeued, transactional/non-transactional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5]+1"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8]+[.E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];0;[.I8])+[.K8]+[$Configuration.$B$19]" office:value-type="float" office:value="54">
            <text:p>54</text:p>
          </table:table-cell>
          <table:table-cell table:formula="oooc:=CEILING([.O8];[$Configuration.$B$3])/[$Configuration.$B$3]" office:value-type="float" office:value="1">
            <text:p>1</text:p>
          </table:table-cell>
          <table:table-cell table:formula="oooc:=IF([.L8];IF([.K8]&gt;0;[$Configuration.$B$21]+[.K8];[$Configuration.$B$20]);0)" office:value-type="float" office:value="0">
            <text:p>0</text:p>
          </table:table-cell>
          <table:table-cell table:formula="oooc:=CEILING([.Q8];[$Configuration.$B$3])/[$Configuration.$B$3]" office:value-type="float" office:value="0">
            <text:p>0</text:p>
          </table:table-cell>
          <table:table-cell table:formula="oooc:=IF(AND([$Configuration.$B$27];[.L8];[.K8]&gt;0);[$Configuration.$B$22]+[.K8];0)" office:value-type="float" office:value="0">
            <text:p>0</text:p>
          </table:table-cell>
          <table:table-cell table:formula="oooc:=CEILING([.S8];[$Configuration.$B$3])/[$Configuration.$B$3]" office:value-type="float" office:value="0">
            <text:p>0</text:p>
          </table:table-cell>
          <table:table-cell office:value-type="string">
            <text:p>1 * 10-byte message</text:p>
          </table:table-cell>
        </table:table-row>
        <table:table-row table:style-name="ro2">
          <table:table-cell table:formula="oooc:=[.A8]+1"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9]+[.E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9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];0;[.I9])+[.K9]+[$Configuration.$B$19]" office:value-type="float" office:value="54">
            <text:p>54</text:p>
          </table:table-cell>
          <table:table-cell table:formula="oooc:=CEILING([.O9];[$Configuration.$B$3])/[$Configuration.$B$3]" office:value-type="float" office:value="1">
            <text:p>1</text:p>
          </table:table-cell>
          <table:table-cell table:formula="oooc:=IF([.L9];IF([.K9]&gt;0;[$Configuration.$B$21]+[.K9];[$Configuration.$B$20]);0)" office:value-type="float" office:value="0">
            <text:p>0</text:p>
          </table:table-cell>
          <table:table-cell table:formula="oooc:=CEILING([.Q9];[$Configuration.$B$3])/[$Configuration.$B$3]" office:value-type="float" office:value="0">
            <text:p>0</text:p>
          </table:table-cell>
          <table:table-cell table:formula="oooc:=IF(AND([$Configuration.$B$27];[.L9];[.K9]&gt;0);[$Configuration.$B$22]+[.K9];0)" office:value-type="float" office:value="0">
            <text:p>0</text:p>
          </table:table-cell>
          <table:table-cell table:formula="oooc:=CEILING([.S9];[$Configuration.$B$3])/[$Configuration.$B$3]" office:value-type="float" office:value="0">
            <text:p>0</text:p>
          </table:table-cell>
          <table:table-cell office:value-type="string">
            <text:p>10 * 10-byte message</text:p>
          </table:table-cell>
        </table:table-row>
        <table:table-row table:style-name="ro2">
          <table:table-cell table:formula="oooc:=[.A9]+1" office:value-type="float" office:value="3">
            <text:p>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0]+[.E1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0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0];0;[.I10])+[.K10]+[$Configuration.$B$19]" office:value-type="float" office:value="54">
            <text:p>54</text:p>
          </table:table-cell>
          <table:table-cell table:formula="oooc:=CEILING([.O10];[$Configuration.$B$3])/[$Configuration.$B$3]" office:value-type="float" office:value="1">
            <text:p>1</text:p>
          </table:table-cell>
          <table:table-cell table:formula="oooc:=IF([.L10];IF([.K10]&gt;0;[$Configuration.$B$21]+[.K10];[$Configuration.$B$20]);0)" office:value-type="float" office:value="0">
            <text:p>0</text:p>
          </table:table-cell>
          <table:table-cell table:formula="oooc:=CEILING([.Q10];[$Configuration.$B$3])/[$Configuration.$B$3]" office:value-type="float" office:value="0">
            <text:p>0</text:p>
          </table:table-cell>
          <table:table-cell table:formula="oooc:=IF(AND([$Configuration.$B$27];[.L10];[.K10]&gt;0);[$Configuration.$B$22]+[.K10];0)" office:value-type="float" office:value="0">
            <text:p>0</text:p>
          </table:table-cell>
          <table:table-cell table:formula="oooc:=CEILING([.S10];[$Configuration.$B$3])/[$Configuration.$B$3]" office:value-type="float" office:value="0">
            <text:p>0</text:p>
          </table:table-cell>
          <table:table-cell office:value-type="string">
            <text:p>1 * 10-byte message [transient]</text:p>
          </table:table-cell>
        </table:table-row>
        <table:table-row table:style-name="ro2">
          <table:table-cell table:formula="oooc:=[.A10]+1"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1]+[.E1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1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1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1];0;[.I11])+[.K11]+[$Configuration.$B$19]" office:value-type="float" office:value="54">
            <text:p>54</text:p>
          </table:table-cell>
          <table:table-cell table:formula="oooc:=CEILING([.O11];[$Configuration.$B$3])/[$Configuration.$B$3]" office:value-type="float" office:value="1">
            <text:p>1</text:p>
          </table:table-cell>
          <table:table-cell table:formula="oooc:=IF([.L11];IF([.K11]&gt;0;[$Configuration.$B$21]+[.K11];[$Configuration.$B$20]);0)" office:value-type="float" office:value="0">
            <text:p>0</text:p>
          </table:table-cell>
          <table:table-cell table:formula="oooc:=CEILING([.Q11];[$Configuration.$B$3])/[$Configuration.$B$3]" office:value-type="float" office:value="0">
            <text:p>0</text:p>
          </table:table-cell>
          <table:table-cell table:formula="oooc:=IF(AND([$Configuration.$B$27];[.L11];[.K11]&gt;0);[$Configuration.$B$22]+[.K11];0)" office:value-type="float" office:value="0">
            <text:p>0</text:p>
          </table:table-cell>
          <table:table-cell table:formula="oooc:=CEILING([.S11];[$Configuration.$B$3])/[$Configuration.$B$3]" office:value-type="float" office:value="0">
            <text:p>0</text:p>
          </table:table-cell>
          <table:table-cell office:value-type="string">
            <text:p>10 * 10-byte message [transient]</text:p>
          </table:table-cell>
        </table:table-row>
        <table:table-row table:style-name="ro2">
          <table:table-cell table:formula="oooc:=[.A11]+1"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2]+[.E1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2]" office:value-type="float" office:value="10">
            <text:p>1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];0;[.I12])+[.K12]+[$Configuration.$B$19]" office:value-type="float" office:value="64">
            <text:p>64</text:p>
          </table:table-cell>
          <table:table-cell table:formula="oooc:=CEILING([.O12];[$Configuration.$B$3])/[$Configuration.$B$3]" office:value-type="float" office:value="1">
            <text:p>1</text:p>
          </table:table-cell>
          <table:table-cell table:formula="oooc:=IF([.L12];IF([.K12]&gt;0;[$Configuration.$B$21]+[.K12];[$Configuration.$B$20]);0)" office:value-type="float" office:value="0">
            <text:p>0</text:p>
          </table:table-cell>
          <table:table-cell table:formula="oooc:=CEILING([.Q12];[$Configuration.$B$3])/[$Configuration.$B$3]" office:value-type="float" office:value="0">
            <text:p>0</text:p>
          </table:table-cell>
          <table:table-cell table:formula="oooc:=IF(AND([$Configuration.$B$27];[.L12];[.K12]&gt;0);[$Configuration.$B$22]+[.K12];0)" office:value-type="float" office:value="0">
            <text:p>0</text:p>
          </table:table-cell>
          <table:table-cell table:formula="oooc:=CEILING([.S12];[$Configuration.$B$3])/[$Configuration.$B$3]" office:value-type="float" office:value="0">
            <text:p>0</text:p>
          </table:table-cell>
          <table:table-cell office:value-type="string">
            <text:p>1 * 10-byte message [txn]</text:p>
          </table:table-cell>
        </table:table-row>
        <table:table-row table:style-name="ro2">
          <table:table-cell table:formula="oooc:=[.A12]+1"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3]+[.E1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3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3]" office:value-type="float" office:value="10">
            <text:p>1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];0;[.I13])+[.K13]+[$Configuration.$B$19]" office:value-type="float" office:value="64">
            <text:p>64</text:p>
          </table:table-cell>
          <table:table-cell table:formula="oooc:=CEILING([.O13];[$Configuration.$B$3])/[$Configuration.$B$3]" office:value-type="float" office:value="1">
            <text:p>1</text:p>
          </table:table-cell>
          <table:table-cell table:formula="oooc:=IF([.L13];IF([.K13]&gt;0;[$Configuration.$B$21]+[.K13];[$Configuration.$B$20]);0)" office:value-type="float" office:value="0">
            <text:p>0</text:p>
          </table:table-cell>
          <table:table-cell table:formula="oooc:=CEILING([.Q13];[$Configuration.$B$3])/[$Configuration.$B$3]" office:value-type="float" office:value="0">
            <text:p>0</text:p>
          </table:table-cell>
          <table:table-cell table:formula="oooc:=IF(AND([$Configuration.$B$27];[.L13];[.K13]&gt;0);[$Configuration.$B$22]+[.K13];0)" office:value-type="float" office:value="0">
            <text:p>0</text:p>
          </table:table-cell>
          <table:table-cell table:formula="oooc:=CEILING([.S13];[$Configuration.$B$3])/[$Configuration.$B$3]" office:value-type="float" office:value="0">
            <text:p>0</text:p>
          </table:table-cell>
          <table:table-cell office:value-type="string">
            <text:p>10 * 10-byte message [txn]</text:p>
          </table:table-cell>
        </table:table-row>
        <table:table-row table:style-name="ro2">
          <table:table-cell table:formula="oooc:=[.A13]+1" office:value-type="float" office:value="7">
            <text:p>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4]+[.E1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4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4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4];0;[.I14])+[.K14]+[$Configuration.$B$19]" office:value-type="float" office:value="64">
            <text:p>64</text:p>
          </table:table-cell>
          <table:table-cell table:formula="oooc:=CEILING([.O14];[$Configuration.$B$3])/[$Configuration.$B$3]" office:value-type="float" office:value="1">
            <text:p>1</text:p>
          </table:table-cell>
          <table:table-cell table:formula="oooc:=IF([.L14];IF([.K14]&gt;0;[$Configuration.$B$21]+[.K14];[$Configuration.$B$20]);0)" office:value-type="float" office:value="0">
            <text:p>0</text:p>
          </table:table-cell>
          <table:table-cell table:formula="oooc:=CEILING([.Q14];[$Configuration.$B$3])/[$Configuration.$B$3]" office:value-type="float" office:value="0">
            <text:p>0</text:p>
          </table:table-cell>
          <table:table-cell table:formula="oooc:=IF(AND([$Configuration.$B$27];[.L14];[.K14]&gt;0);[$Configuration.$B$22]+[.K14];0)" office:value-type="float" office:value="0">
            <text:p>0</text:p>
          </table:table-cell>
          <table:table-cell table:formula="oooc:=CEILING([.S14];[$Configuration.$B$3])/[$Configuration.$B$3]" office:value-type="float" office:value="0">
            <text:p>0</text:p>
          </table:table-cell>
          <table:table-cell office:value-type="string">
            <text:p>1 * 10-byte message [txn transient]</text:p>
          </table:table-cell>
        </table:table-row>
        <table:table-row table:style-name="ro2">
          <table:table-cell table:formula="oooc:=[.A14]+1"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5]+[.E1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5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5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5];0;[.I15])+[.K15]+[$Configuration.$B$19]" office:value-type="float" office:value="64">
            <text:p>64</text:p>
          </table:table-cell>
          <table:table-cell table:formula="oooc:=CEILING([.O15];[$Configuration.$B$3])/[$Configuration.$B$3]" office:value-type="float" office:value="1">
            <text:p>1</text:p>
          </table:table-cell>
          <table:table-cell table:formula="oooc:=IF([.L15];IF([.K15]&gt;0;[$Configuration.$B$21]+[.K15];[$Configuration.$B$20]);0)" office:value-type="float" office:value="0">
            <text:p>0</text:p>
          </table:table-cell>
          <table:table-cell table:formula="oooc:=CEILING([.Q15];[$Configuration.$B$3])/[$Configuration.$B$3]" office:value-type="float" office:value="0">
            <text:p>0</text:p>
          </table:table-cell>
          <table:table-cell table:formula="oooc:=IF(AND([$Configuration.$B$27];[.L15];[.K15]&gt;0);[$Configuration.$B$22]+[.K15];0)" office:value-type="float" office:value="0">
            <text:p>0</text:p>
          </table:table-cell>
          <table:table-cell table:formula="oooc:=CEILING([.S15];[$Configuration.$B$3])/[$Configuration.$B$3]" office:value-type="float" office:value="0">
            <text:p>0</text:p>
          </table:table-cell>
          <table:table-cell office:value-type="string">
            <text:p>10 * 10-byte message [txn transient]</text:p>
          </table:table-cell>
        </table:table-row>
        <table:table-row table:style-name="ro2">
          <table:table-cell table:formula="oooc:=[.A15]+1"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6]+[.E1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6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];0;[.I16])+[.K16]+[$Configuration.$B$19]" office:value-type="float" office:value="54">
            <text:p>54</text:p>
          </table:table-cell>
          <table:table-cell table:formula="oooc:=CEILING([.O16];[$Configuration.$B$3])/[$Configuration.$B$3]" office:value-type="float" office:value="1">
            <text:p>1</text:p>
          </table:table-cell>
          <table:table-cell table:formula="oooc:=IF([.L16];IF([.K16]&gt;0;[$Configuration.$B$21]+[.K16];[$Configuration.$B$20]);0)" office:value-type="float" office:value="32">
            <text:p>32</text:p>
          </table:table-cell>
          <table:table-cell table:formula="oooc:=CEILING([.Q16];[$Configuration.$B$3])/[$Configuration.$B$3]" office:value-type="float" office:value="1">
            <text:p>1</text:p>
          </table:table-cell>
          <table:table-cell table:formula="oooc:=IF(AND([$Configuration.$B$27];[.L16];[.K16]&gt;0);[$Configuration.$B$22]+[.K16];0)" office:value-type="float" office:value="0">
            <text:p>0</text:p>
          </table:table-cell>
          <table:table-cell table:formula="oooc:=CEILING([.S16];[$Configuration.$B$3])/[$Configuration.$B$3]" office:value-type="float" office:value="0">
            <text:p>0</text:p>
          </table:table-cell>
          <table:table-cell office:value-type="string">
            <text:p>1 * 10-byte message [deq]</text:p>
          </table:table-cell>
        </table:table-row>
        <table:table-row table:style-name="ro2">
          <table:table-cell table:formula="oooc:=[.A16]+1"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7]+[.E1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7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];0;[.I17])+[.K17]+[$Configuration.$B$19]" office:value-type="float" office:value="54">
            <text:p>54</text:p>
          </table:table-cell>
          <table:table-cell table:formula="oooc:=CEILING([.O17];[$Configuration.$B$3])/[$Configuration.$B$3]" office:value-type="float" office:value="1">
            <text:p>1</text:p>
          </table:table-cell>
          <table:table-cell table:formula="oooc:=IF([.L17];IF([.K17]&gt;0;[$Configuration.$B$21]+[.K17];[$Configuration.$B$20]);0)" office:value-type="float" office:value="32">
            <text:p>32</text:p>
          </table:table-cell>
          <table:table-cell table:formula="oooc:=CEILING([.Q17];[$Configuration.$B$3])/[$Configuration.$B$3]" office:value-type="float" office:value="1">
            <text:p>1</text:p>
          </table:table-cell>
          <table:table-cell table:formula="oooc:=IF(AND([$Configuration.$B$27];[.L17];[.K17]&gt;0);[$Configuration.$B$22]+[.K17];0)" office:value-type="float" office:value="0">
            <text:p>0</text:p>
          </table:table-cell>
          <table:table-cell table:formula="oooc:=CEILING([.S17];[$Configuration.$B$3])/[$Configuration.$B$3]" office:value-type="float" office:value="0">
            <text:p>0</text:p>
          </table:table-cell>
          <table:table-cell office:value-type="string">
            <text:p>10 * 10-byte message [deq]</text:p>
          </table:table-cell>
        </table:table-row>
        <table:table-row table:style-name="ro2">
          <table:table-cell table:formula="oooc:=[.A17]+1" office:value-type="float" office:value="11">
            <text:p>1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8]+[.E1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8]" office:value-type="float" office:value="0">
            <text:p>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8];0;[.I18])+[.K18]+[$Configuration.$B$19]" office:value-type="float" office:value="54">
            <text:p>54</text:p>
          </table:table-cell>
          <table:table-cell table:formula="oooc:=CEILING([.O18];[$Configuration.$B$3])/[$Configuration.$B$3]" office:value-type="float" office:value="1">
            <text:p>1</text:p>
          </table:table-cell>
          <table:table-cell table:formula="oooc:=IF([.L18];IF([.K18]&gt;0;[$Configuration.$B$21]+[.K18];[$Configuration.$B$20]);0)" office:value-type="float" office:value="32">
            <text:p>32</text:p>
          </table:table-cell>
          <table:table-cell table:formula="oooc:=CEILING([.Q18];[$Configuration.$B$3])/[$Configuration.$B$3]" office:value-type="float" office:value="1">
            <text:p>1</text:p>
          </table:table-cell>
          <table:table-cell table:formula="oooc:=IF(AND([$Configuration.$B$27];[.L18];[.K18]&gt;0);[$Configuration.$B$22]+[.K18];0)" office:value-type="float" office:value="0">
            <text:p>0</text:p>
          </table:table-cell>
          <table:table-cell table:formula="oooc:=CEILING([.S18];[$Configuration.$B$3])/[$Configuration.$B$3]" office:value-type="float" office:value="0">
            <text:p>0</text:p>
          </table:table-cell>
          <table:table-cell office:value-type="string">
            <text:p>1 * 10-byte message [deq transient]</text:p>
          </table:table-cell>
        </table:table-row>
        <table:table-row table:style-name="ro2">
          <table:table-cell table:formula="oooc:=[.A18]+1"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9]+[.E1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9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9]" office:value-type="float" office:value="0">
            <text:p>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9];0;[.I19])+[.K19]+[$Configuration.$B$19]" office:value-type="float" office:value="54">
            <text:p>54</text:p>
          </table:table-cell>
          <table:table-cell table:formula="oooc:=CEILING([.O19];[$Configuration.$B$3])/[$Configuration.$B$3]" office:value-type="float" office:value="1">
            <text:p>1</text:p>
          </table:table-cell>
          <table:table-cell table:formula="oooc:=IF([.L19];IF([.K19]&gt;0;[$Configuration.$B$21]+[.K19];[$Configuration.$B$20]);0)" office:value-type="float" office:value="32">
            <text:p>32</text:p>
          </table:table-cell>
          <table:table-cell table:formula="oooc:=CEILING([.Q19];[$Configuration.$B$3])/[$Configuration.$B$3]" office:value-type="float" office:value="1">
            <text:p>1</text:p>
          </table:table-cell>
          <table:table-cell table:formula="oooc:=IF(AND([$Configuration.$B$27];[.L19];[.K19]&gt;0);[$Configuration.$B$22]+[.K19];0)" office:value-type="float" office:value="0">
            <text:p>0</text:p>
          </table:table-cell>
          <table:table-cell table:formula="oooc:=CEILING([.S19];[$Configuration.$B$3])/[$Configuration.$B$3]" office:value-type="float" office:value="0">
            <text:p>0</text:p>
          </table:table-cell>
          <table:table-cell office:value-type="string">
            <text:p>10 * 10-byte message [deq transient]</text:p>
          </table:table-cell>
        </table:table-row>
        <table:table-row table:style-name="ro2">
          <table:table-cell table:formula="oooc:=[.A19]+1"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0]+[.E2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0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];0;[.I20])+[.K20]+[$Configuration.$B$19]" office:value-type="float" office:value="64">
            <text:p>64</text:p>
          </table:table-cell>
          <table:table-cell table:formula="oooc:=CEILING([.O20];[$Configuration.$B$3])/[$Configuration.$B$3]" office:value-type="float" office:value="1">
            <text:p>1</text:p>
          </table:table-cell>
          <table:table-cell table:formula="oooc:=IF([.L20];IF([.K20]&gt;0;[$Configuration.$B$21]+[.K20];[$Configuration.$B$20]);0)" office:value-type="float" office:value="54">
            <text:p>54</text:p>
          </table:table-cell>
          <table:table-cell table:formula="oooc:=CEILING([.Q20];[$Configuration.$B$3])/[$Configuration.$B$3]" office:value-type="float" office:value="1">
            <text:p>1</text:p>
          </table:table-cell>
          <table:table-cell table:formula="oooc:=IF(AND([$Configuration.$B$27];[.L20];[.K20]&gt;0);[$Configuration.$B$22]+[.K20];0)" office:value-type="float" office:value="46">
            <text:p>46</text:p>
          </table:table-cell>
          <table:table-cell table:formula="oooc:=CEILING([.S20];[$Configuration.$B$3])/[$Configuration.$B$3]" office:value-type="float" office:value="1">
            <text:p>1</text:p>
          </table:table-cell>
          <table:table-cell office:value-type="string">
            <text:p>1 * 10-byte message [deq txn]</text:p>
          </table:table-cell>
        </table:table-row>
        <table:table-row table:style-name="ro2">
          <table:table-cell table:formula="oooc:=[.A20]+1"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1]+[.E2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1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1];0;[.I21])+[.K21]+[$Configuration.$B$19]" office:value-type="float" office:value="64">
            <text:p>64</text:p>
          </table:table-cell>
          <table:table-cell table:formula="oooc:=CEILING([.O21];[$Configuration.$B$3])/[$Configuration.$B$3]" office:value-type="float" office:value="1">
            <text:p>1</text:p>
          </table:table-cell>
          <table:table-cell table:formula="oooc:=IF([.L21];IF([.K21]&gt;0;[$Configuration.$B$21]+[.K21];[$Configuration.$B$20]);0)" office:value-type="float" office:value="54">
            <text:p>54</text:p>
          </table:table-cell>
          <table:table-cell table:formula="oooc:=CEILING([.Q21];[$Configuration.$B$3])/[$Configuration.$B$3]" office:value-type="float" office:value="1">
            <text:p>1</text:p>
          </table:table-cell>
          <table:table-cell table:formula="oooc:=IF(AND([$Configuration.$B$27];[.L21];[.K21]&gt;0);[$Configuration.$B$22]+[.K21];0)" office:value-type="float" office:value="46">
            <text:p>46</text:p>
          </table:table-cell>
          <table:table-cell table:formula="oooc:=CEILING([.S21];[$Configuration.$B$3])/[$Configuration.$B$3]" office:value-type="float" office:value="1">
            <text:p>1</text:p>
          </table:table-cell>
          <table:table-cell office:value-type="string">
            <text:p>10 * 10-byte message [deq txn]</text:p>
          </table:table-cell>
        </table:table-row>
        <table:table-row table:style-name="ro2">
          <table:table-cell table:formula="oooc:=[.A21]+1" office:value-type="float" office:value="15">
            <text:p>1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2]+[.E2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2]" office:value-type="float" office:value="10">
            <text:p>1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22];0;[.I22])+[.K22]+[$Configuration.$B$19]" office:value-type="float" office:value="64">
            <text:p>64</text:p>
          </table:table-cell>
          <table:table-cell table:formula="oooc:=CEILING([.O22];[$Configuration.$B$3])/[$Configuration.$B$3]" office:value-type="float" office:value="1">
            <text:p>1</text:p>
          </table:table-cell>
          <table:table-cell table:formula="oooc:=IF([.L22];IF([.K22]&gt;0;[$Configuration.$B$21]+[.K22];[$Configuration.$B$20]);0)" office:value-type="float" office:value="54">
            <text:p>54</text:p>
          </table:table-cell>
          <table:table-cell table:formula="oooc:=CEILING([.Q22];[$Configuration.$B$3])/[$Configuration.$B$3]" office:value-type="float" office:value="1">
            <text:p>1</text:p>
          </table:table-cell>
          <table:table-cell table:formula="oooc:=IF(AND([$Configuration.$B$27];[.L22];[.K22]&gt;0);[$Configuration.$B$22]+[.K22];0)" office:value-type="float" office:value="46">
            <text:p>46</text:p>
          </table:table-cell>
          <table:table-cell table:formula="oooc:=CEILING([.S22];[$Configuration.$B$3])/[$Configuration.$B$3]" office:value-type="float" office:value="1">
            <text:p>1</text:p>
          </table:table-cell>
          <table:table-cell office:value-type="string">
            <text:p>1 * 10-byte message [txn deq transient]</text:p>
          </table:table-cell>
        </table:table-row>
        <table:table-row table:style-name="ro2">
          <table:table-cell table:formula="oooc:=[.A22]+1"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3]+[.E2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3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3]" office:value-type="float" office:value="10">
            <text:p>1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23];0;[.I23])+[.K23]+[$Configuration.$B$19]" office:value-type="float" office:value="64">
            <text:p>64</text:p>
          </table:table-cell>
          <table:table-cell table:formula="oooc:=CEILING([.O23];[$Configuration.$B$3])/[$Configuration.$B$3]" office:value-type="float" office:value="1">
            <text:p>1</text:p>
          </table:table-cell>
          <table:table-cell table:formula="oooc:=IF([.L23];IF([.K23]&gt;0;[$Configuration.$B$21]+[.K23];[$Configuration.$B$20]);0)" office:value-type="float" office:value="54">
            <text:p>54</text:p>
          </table:table-cell>
          <table:table-cell table:formula="oooc:=CEILING([.Q23];[$Configuration.$B$3])/[$Configuration.$B$3]" office:value-type="float" office:value="1">
            <text:p>1</text:p>
          </table:table-cell>
          <table:table-cell table:formula="oooc:=IF(AND([$Configuration.$B$27];[.L23];[.K23]&gt;0);[$Configuration.$B$22]+[.K23];0)" office:value-type="float" office:value="46">
            <text:p>46</text:p>
          </table:table-cell>
          <table:table-cell table:formula="oooc:=CEILING([.S23];[$Configuration.$B$3])/[$Configuration.$B$3]" office:value-type="float" office:value="1">
            <text:p>1</text:p>
          </table:table-cell>
          <table:table-cell office:value-type="string">
            <text:p>10 * 10-byte message [txn deq transient]</text:p>
          </table:table-cell>
        </table:table-row>
        <table:table-row table:style-name="ro2">
          <table:table-cell table:formula="oooc:=[.A23]+1" office:value-type="float" office:value="17">
            <text:p>1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4]+[.E2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4]" office:value-type="float" office:value="0">
            <text:p>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4];0;[.I24])+[.K24]+[$Configuration.$B$19]" office:value-type="float" office:value="44">
            <text:p>44</text:p>
          </table:table-cell>
          <table:table-cell table:formula="oooc:=CEILING([.O24];[$Configuration.$B$3])/[$Configuration.$B$3]" office:value-type="float" office:value="1">
            <text:p>1</text:p>
          </table:table-cell>
          <table:table-cell table:formula="oooc:=IF([.L24];IF([.K24]&gt;0;[$Configuration.$B$21]+[.K24];[$Configuration.$B$20]);0)" office:value-type="float" office:value="0">
            <text:p>0</text:p>
          </table:table-cell>
          <table:table-cell table:formula="oooc:=CEILING([.Q24];[$Configuration.$B$3])/[$Configuration.$B$3]" office:value-type="float" office:value="0">
            <text:p>0</text:p>
          </table:table-cell>
          <table:table-cell table:formula="oooc:=IF(AND([$Configuration.$B$27];[.L24];[.K24]&gt;0);[$Configuration.$B$22]+[.K24];0)" office:value-type="float" office:value="0">
            <text:p>0</text:p>
          </table:table-cell>
          <table:table-cell table:formula="oooc:=CEILING([.S24];[$Configuration.$B$3])/[$Configuration.$B$3]" office:value-type="float" office:value="0">
            <text:p>0</text:p>
          </table:table-cell>
          <table:table-cell office:value-type="string">
            <text:p>1 * 10-byte message [extern]</text:p>
          </table:table-cell>
        </table:table-row>
        <table:table-row table:style-name="ro2">
          <table:table-cell table:formula="oooc:=[.A24]+1"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5]+[.E2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5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5]" office:value-type="float" office:value="0">
            <text:p>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5];0;[.I25])+[.K25]+[$Configuration.$B$19]" office:value-type="float" office:value="44">
            <text:p>44</text:p>
          </table:table-cell>
          <table:table-cell table:formula="oooc:=CEILING([.O25];[$Configuration.$B$3])/[$Configuration.$B$3]" office:value-type="float" office:value="1">
            <text:p>1</text:p>
          </table:table-cell>
          <table:table-cell table:formula="oooc:=IF([.L25];IF([.K25]&gt;0;[$Configuration.$B$21]+[.K25];[$Configuration.$B$20]);0)" office:value-type="float" office:value="0">
            <text:p>0</text:p>
          </table:table-cell>
          <table:table-cell table:formula="oooc:=CEILING([.Q25];[$Configuration.$B$3])/[$Configuration.$B$3]" office:value-type="float" office:value="0">
            <text:p>0</text:p>
          </table:table-cell>
          <table:table-cell table:formula="oooc:=IF(AND([$Configuration.$B$27];[.L25];[.K25]&gt;0);[$Configuration.$B$22]+[.K25];0)" office:value-type="float" office:value="0">
            <text:p>0</text:p>
          </table:table-cell>
          <table:table-cell table:formula="oooc:=CEILING([.S25];[$Configuration.$B$3])/[$Configuration.$B$3]" office:value-type="float" office:value="0">
            <text:p>0</text:p>
          </table:table-cell>
          <table:table-cell office:value-type="string">
            <text:p>10 * 10-byte message [extern]</text:p>
          </table:table-cell>
        </table:table-row>
        <table:table-row table:style-name="ro2">
          <table:table-cell table:formula="oooc:=[.A25]+1" office:value-type="float" office:value="19">
            <text:p>1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6]+[.E2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6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6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26];0;[.I26])+[.K26]+[$Configuration.$B$19]" office:value-type="float" office:value="44">
            <text:p>44</text:p>
          </table:table-cell>
          <table:table-cell table:formula="oooc:=CEILING([.O26];[$Configuration.$B$3])/[$Configuration.$B$3]" office:value-type="float" office:value="1">
            <text:p>1</text:p>
          </table:table-cell>
          <table:table-cell table:formula="oooc:=IF([.L26];IF([.K26]&gt;0;[$Configuration.$B$21]+[.K26];[$Configuration.$B$20]);0)" office:value-type="float" office:value="0">
            <text:p>0</text:p>
          </table:table-cell>
          <table:table-cell table:formula="oooc:=CEILING([.Q26];[$Configuration.$B$3])/[$Configuration.$B$3]" office:value-type="float" office:value="0">
            <text:p>0</text:p>
          </table:table-cell>
          <table:table-cell table:formula="oooc:=IF(AND([$Configuration.$B$27];[.L26];[.K26]&gt;0);[$Configuration.$B$22]+[.K26];0)" office:value-type="float" office:value="0">
            <text:p>0</text:p>
          </table:table-cell>
          <table:table-cell table:formula="oooc:=CEILING([.S26];[$Configuration.$B$3])/[$Configuration.$B$3]" office:value-type="float" office:value="0">
            <text:p>0</text:p>
          </table:table-cell>
          <table:table-cell office:value-type="string">
            <text:p>1 * 10-byte message [transient extern]</text:p>
          </table:table-cell>
        </table:table-row>
        <table:table-row table:style-name="ro2">
          <table:table-cell table:formula="oooc:=[.A26]+1"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7]+[.E2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7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7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27];0;[.I27])+[.K27]+[$Configuration.$B$19]" office:value-type="float" office:value="44">
            <text:p>44</text:p>
          </table:table-cell>
          <table:table-cell table:formula="oooc:=CEILING([.O27];[$Configuration.$B$3])/[$Configuration.$B$3]" office:value-type="float" office:value="1">
            <text:p>1</text:p>
          </table:table-cell>
          <table:table-cell table:formula="oooc:=IF([.L27];IF([.K27]&gt;0;[$Configuration.$B$21]+[.K27];[$Configuration.$B$20]);0)" office:value-type="float" office:value="0">
            <text:p>0</text:p>
          </table:table-cell>
          <table:table-cell table:formula="oooc:=CEILING([.Q27];[$Configuration.$B$3])/[$Configuration.$B$3]" office:value-type="float" office:value="0">
            <text:p>0</text:p>
          </table:table-cell>
          <table:table-cell table:formula="oooc:=IF(AND([$Configuration.$B$27];[.L27];[.K27]&gt;0);[$Configuration.$B$22]+[.K27];0)" office:value-type="float" office:value="0">
            <text:p>0</text:p>
          </table:table-cell>
          <table:table-cell table:formula="oooc:=CEILING([.S27];[$Configuration.$B$3])/[$Configuration.$B$3]" office:value-type="float" office:value="0">
            <text:p>0</text:p>
          </table:table-cell>
          <table:table-cell office:value-type="string">
            <text:p>10 * 10-byte message [transient extern]</text:p>
          </table:table-cell>
        </table:table-row>
        <table:table-row table:style-name="ro2">
          <table:table-cell table:formula="oooc:=[.A27]+1"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8]+[.E2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8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8]" office:value-type="float" office:value="10">
            <text:p>1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8];0;[.I28])+[.K28]+[$Configuration.$B$19]" office:value-type="float" office:value="54">
            <text:p>54</text:p>
          </table:table-cell>
          <table:table-cell table:formula="oooc:=CEILING([.O28];[$Configuration.$B$3])/[$Configuration.$B$3]" office:value-type="float" office:value="1">
            <text:p>1</text:p>
          </table:table-cell>
          <table:table-cell table:formula="oooc:=IF([.L28];IF([.K28]&gt;0;[$Configuration.$B$21]+[.K28];[$Configuration.$B$20]);0)" office:value-type="float" office:value="0">
            <text:p>0</text:p>
          </table:table-cell>
          <table:table-cell table:formula="oooc:=CEILING([.Q28];[$Configuration.$B$3])/[$Configuration.$B$3]" office:value-type="float" office:value="0">
            <text:p>0</text:p>
          </table:table-cell>
          <table:table-cell table:formula="oooc:=IF(AND([$Configuration.$B$27];[.L28];[.K28]&gt;0);[$Configuration.$B$22]+[.K28];0)" office:value-type="float" office:value="0">
            <text:p>0</text:p>
          </table:table-cell>
          <table:table-cell table:formula="oooc:=CEILING([.S28];[$Configuration.$B$3])/[$Configuration.$B$3]" office:value-type="float" office:value="0">
            <text:p>0</text:p>
          </table:table-cell>
          <table:table-cell office:value-type="string">
            <text:p>1 * 10-byte message [txn extern]</text:p>
          </table:table-cell>
        </table:table-row>
        <table:table-row table:style-name="ro2">
          <table:table-cell table:formula="oooc:=[.A28]+1"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9]+[.E2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9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9]" office:value-type="float" office:value="10">
            <text:p>1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9];0;[.I29])+[.K29]+[$Configuration.$B$19]" office:value-type="float" office:value="54">
            <text:p>54</text:p>
          </table:table-cell>
          <table:table-cell table:formula="oooc:=CEILING([.O29];[$Configuration.$B$3])/[$Configuration.$B$3]" office:value-type="float" office:value="1">
            <text:p>1</text:p>
          </table:table-cell>
          <table:table-cell table:formula="oooc:=IF([.L29];IF([.K29]&gt;0;[$Configuration.$B$21]+[.K29];[$Configuration.$B$20]);0)" office:value-type="float" office:value="0">
            <text:p>0</text:p>
          </table:table-cell>
          <table:table-cell table:formula="oooc:=CEILING([.Q29];[$Configuration.$B$3])/[$Configuration.$B$3]" office:value-type="float" office:value="0">
            <text:p>0</text:p>
          </table:table-cell>
          <table:table-cell table:formula="oooc:=IF(AND([$Configuration.$B$27];[.L29];[.K29]&gt;0);[$Configuration.$B$22]+[.K29];0)" office:value-type="float" office:value="0">
            <text:p>0</text:p>
          </table:table-cell>
          <table:table-cell table:formula="oooc:=CEILING([.S29];[$Configuration.$B$3])/[$Configuration.$B$3]" office:value-type="float" office:value="0">
            <text:p>0</text:p>
          </table:table-cell>
          <table:table-cell office:value-type="string">
            <text:p>10 * 10-byte message [txn extern]</text:p>
          </table:table-cell>
        </table:table-row>
        <table:table-row table:style-name="ro2">
          <table:table-cell table:formula="oooc:=[.A29]+1" office:value-type="float" office:value="23">
            <text:p>2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0]+[.E3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0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30];0;[.I30])+[.K30]+[$Configuration.$B$19]" office:value-type="float" office:value="54">
            <text:p>54</text:p>
          </table:table-cell>
          <table:table-cell table:formula="oooc:=CEILING([.O30];[$Configuration.$B$3])/[$Configuration.$B$3]" office:value-type="float" office:value="1">
            <text:p>1</text:p>
          </table:table-cell>
          <table:table-cell table:formula="oooc:=IF([.L30];IF([.K30]&gt;0;[$Configuration.$B$21]+[.K30];[$Configuration.$B$20]);0)" office:value-type="float" office:value="0">
            <text:p>0</text:p>
          </table:table-cell>
          <table:table-cell table:formula="oooc:=CEILING([.Q30];[$Configuration.$B$3])/[$Configuration.$B$3]" office:value-type="float" office:value="0">
            <text:p>0</text:p>
          </table:table-cell>
          <table:table-cell table:formula="oooc:=IF(AND([$Configuration.$B$27];[.L30];[.K30]&gt;0);[$Configuration.$B$22]+[.K30];0)" office:value-type="float" office:value="0">
            <text:p>0</text:p>
          </table:table-cell>
          <table:table-cell table:formula="oooc:=CEILING([.S30];[$Configuration.$B$3])/[$Configuration.$B$3]" office:value-type="float" office:value="0">
            <text:p>0</text:p>
          </table:table-cell>
          <table:table-cell office:value-type="string">
            <text:p>1 * 10-byte message [txn transient extern]</text:p>
          </table:table-cell>
        </table:table-row>
        <table:table-row table:style-name="ro2">
          <table:table-cell table:formula="oooc:=[.A30]+1" office:value-type="float" office:value="24">
            <text:p>2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1]+[.E3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1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31];0;[.I31])+[.K31]+[$Configuration.$B$19]" office:value-type="float" office:value="54">
            <text:p>54</text:p>
          </table:table-cell>
          <table:table-cell table:formula="oooc:=CEILING([.O31];[$Configuration.$B$3])/[$Configuration.$B$3]" office:value-type="float" office:value="1">
            <text:p>1</text:p>
          </table:table-cell>
          <table:table-cell table:formula="oooc:=IF([.L31];IF([.K31]&gt;0;[$Configuration.$B$21]+[.K31];[$Configuration.$B$20]);0)" office:value-type="float" office:value="0">
            <text:p>0</text:p>
          </table:table-cell>
          <table:table-cell table:formula="oooc:=CEILING([.Q31];[$Configuration.$B$3])/[$Configuration.$B$3]" office:value-type="float" office:value="0">
            <text:p>0</text:p>
          </table:table-cell>
          <table:table-cell table:formula="oooc:=IF(AND([$Configuration.$B$27];[.L31];[.K31]&gt;0);[$Configuration.$B$22]+[.K31];0)" office:value-type="float" office:value="0">
            <text:p>0</text:p>
          </table:table-cell>
          <table:table-cell table:formula="oooc:=CEILING([.S31];[$Configuration.$B$3])/[$Configuration.$B$3]" office:value-type="float" office:value="0">
            <text:p>0</text:p>
          </table:table-cell>
          <table:table-cell office:value-type="string">
            <text:p>10 * 10-byte message [txn transient extern]</text:p>
          </table:table-cell>
        </table:table-row>
        <table:table-row table:style-name="ro2">
          <table:table-cell table:formula="oooc:=[.A31]+1" office:value-type="float" office:value="25">
            <text:p>2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2]+[.E3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2];0;[.I32])+[.K32]+[$Configuration.$B$19]" office:value-type="float" office:value="44">
            <text:p>44</text:p>
          </table:table-cell>
          <table:table-cell table:formula="oooc:=CEILING([.O32];[$Configuration.$B$3])/[$Configuration.$B$3]" office:value-type="float" office:value="1">
            <text:p>1</text:p>
          </table:table-cell>
          <table:table-cell table:formula="oooc:=IF([.L32];IF([.K32]&gt;0;[$Configuration.$B$21]+[.K32];[$Configuration.$B$20]);0)" office:value-type="float" office:value="32">
            <text:p>32</text:p>
          </table:table-cell>
          <table:table-cell table:formula="oooc:=CEILING([.Q32];[$Configuration.$B$3])/[$Configuration.$B$3]" office:value-type="float" office:value="1">
            <text:p>1</text:p>
          </table:table-cell>
          <table:table-cell table:formula="oooc:=IF(AND([$Configuration.$B$27];[.L32];[.K32]&gt;0);[$Configuration.$B$22]+[.K32];0)" office:value-type="float" office:value="0">
            <text:p>0</text:p>
          </table:table-cell>
          <table:table-cell table:formula="oooc:=CEILING([.S32];[$Configuration.$B$3])/[$Configuration.$B$3]" office:value-type="float" office:value="0">
            <text:p>0</text:p>
          </table:table-cell>
          <table:table-cell office:value-type="string">
            <text:p>1 * 10-byte message [deq extern]</text:p>
          </table:table-cell>
        </table:table-row>
        <table:table-row table:style-name="ro2">
          <table:table-cell table:formula="oooc:=[.A32]+1" office:value-type="float" office:value="26">
            <text:p>2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3]+[.E3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3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3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3];0;[.I33])+[.K33]+[$Configuration.$B$19]" office:value-type="float" office:value="44">
            <text:p>44</text:p>
          </table:table-cell>
          <table:table-cell table:formula="oooc:=CEILING([.O33];[$Configuration.$B$3])/[$Configuration.$B$3]" office:value-type="float" office:value="1">
            <text:p>1</text:p>
          </table:table-cell>
          <table:table-cell table:formula="oooc:=IF([.L33];IF([.K33]&gt;0;[$Configuration.$B$21]+[.K33];[$Configuration.$B$20]);0)" office:value-type="float" office:value="32">
            <text:p>32</text:p>
          </table:table-cell>
          <table:table-cell table:formula="oooc:=CEILING([.Q33];[$Configuration.$B$3])/[$Configuration.$B$3]" office:value-type="float" office:value="1">
            <text:p>1</text:p>
          </table:table-cell>
          <table:table-cell table:formula="oooc:=IF(AND([$Configuration.$B$27];[.L33];[.K33]&gt;0);[$Configuration.$B$22]+[.K33];0)" office:value-type="float" office:value="0">
            <text:p>0</text:p>
          </table:table-cell>
          <table:table-cell table:formula="oooc:=CEILING([.S33];[$Configuration.$B$3])/[$Configuration.$B$3]" office:value-type="float" office:value="0">
            <text:p>0</text:p>
          </table:table-cell>
          <table:table-cell office:value-type="string">
            <text:p>10 * 10-byte message [deq extern]</text:p>
          </table:table-cell>
        </table:table-row>
        <table:table-row table:style-name="ro2">
          <table:table-cell table:formula="oooc:=[.A33]+1" office:value-type="float" office:value="27">
            <text:p>2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4]+[.E3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4]" office:value-type="float" office:value="0">
            <text:p>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4];0;[.I34])+[.K34]+[$Configuration.$B$19]" office:value-type="float" office:value="44">
            <text:p>44</text:p>
          </table:table-cell>
          <table:table-cell table:formula="oooc:=CEILING([.O34];[$Configuration.$B$3])/[$Configuration.$B$3]" office:value-type="float" office:value="1">
            <text:p>1</text:p>
          </table:table-cell>
          <table:table-cell table:formula="oooc:=IF([.L34];IF([.K34]&gt;0;[$Configuration.$B$21]+[.K34];[$Configuration.$B$20]);0)" office:value-type="float" office:value="32">
            <text:p>32</text:p>
          </table:table-cell>
          <table:table-cell table:formula="oooc:=CEILING([.Q34];[$Configuration.$B$3])/[$Configuration.$B$3]" office:value-type="float" office:value="1">
            <text:p>1</text:p>
          </table:table-cell>
          <table:table-cell table:formula="oooc:=IF(AND([$Configuration.$B$27];[.L34];[.K34]&gt;0);[$Configuration.$B$22]+[.K34];0)" office:value-type="float" office:value="0">
            <text:p>0</text:p>
          </table:table-cell>
          <table:table-cell table:formula="oooc:=CEILING([.S34];[$Configuration.$B$3])/[$Configuration.$B$3]" office:value-type="float" office:value="0">
            <text:p>0</text:p>
          </table:table-cell>
          <table:table-cell office:value-type="string">
            <text:p>1 * 10-byte message [deq transient extern]</text:p>
          </table:table-cell>
        </table:table-row>
        <table:table-row table:style-name="ro2">
          <table:table-cell table:formula="oooc:=[.A34]+1" office:value-type="float" office:value="28">
            <text:p>2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5]+[.E3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5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5]" office:value-type="float" office:value="0">
            <text:p>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5];0;[.I35])+[.K35]+[$Configuration.$B$19]" office:value-type="float" office:value="44">
            <text:p>44</text:p>
          </table:table-cell>
          <table:table-cell table:formula="oooc:=CEILING([.O35];[$Configuration.$B$3])/[$Configuration.$B$3]" office:value-type="float" office:value="1">
            <text:p>1</text:p>
          </table:table-cell>
          <table:table-cell table:formula="oooc:=IF([.L35];IF([.K35]&gt;0;[$Configuration.$B$21]+[.K35];[$Configuration.$B$20]);0)" office:value-type="float" office:value="32">
            <text:p>32</text:p>
          </table:table-cell>
          <table:table-cell table:formula="oooc:=CEILING([.Q35];[$Configuration.$B$3])/[$Configuration.$B$3]" office:value-type="float" office:value="1">
            <text:p>1</text:p>
          </table:table-cell>
          <table:table-cell table:formula="oooc:=IF(AND([$Configuration.$B$27];[.L35];[.K35]&gt;0);[$Configuration.$B$22]+[.K35];0)" office:value-type="float" office:value="0">
            <text:p>0</text:p>
          </table:table-cell>
          <table:table-cell table:formula="oooc:=CEILING([.S35];[$Configuration.$B$3])/[$Configuration.$B$3]" office:value-type="float" office:value="0">
            <text:p>0</text:p>
          </table:table-cell>
          <table:table-cell office:value-type="string">
            <text:p>10 * 10-byte message [deq transient extern]</text:p>
          </table:table-cell>
        </table:table-row>
        <table:table-row table:style-name="ro2">
          <table:table-cell table:formula="oooc:=[.A35]+1" office:value-type="float" office:value="29">
            <text:p>2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6]+[.E3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6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6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6];0;[.I36])+[.K36]+[$Configuration.$B$19]" office:value-type="float" office:value="54">
            <text:p>54</text:p>
          </table:table-cell>
          <table:table-cell table:formula="oooc:=CEILING([.O36];[$Configuration.$B$3])/[$Configuration.$B$3]" office:value-type="float" office:value="1">
            <text:p>1</text:p>
          </table:table-cell>
          <table:table-cell table:formula="oooc:=IF([.L36];IF([.K36]&gt;0;[$Configuration.$B$21]+[.K36];[$Configuration.$B$20]);0)" office:value-type="float" office:value="54">
            <text:p>54</text:p>
          </table:table-cell>
          <table:table-cell table:formula="oooc:=CEILING([.Q36];[$Configuration.$B$3])/[$Configuration.$B$3]" office:value-type="float" office:value="1">
            <text:p>1</text:p>
          </table:table-cell>
          <table:table-cell table:formula="oooc:=IF(AND([$Configuration.$B$27];[.L36];[.K36]&gt;0);[$Configuration.$B$22]+[.K36];0)" office:value-type="float" office:value="46">
            <text:p>46</text:p>
          </table:table-cell>
          <table:table-cell table:formula="oooc:=CEILING([.S36];[$Configuration.$B$3])/[$Configuration.$B$3]" office:value-type="float" office:value="1">
            <text:p>1</text:p>
          </table:table-cell>
          <table:table-cell office:value-type="string">
            <text:p>1 * 10-byte message [deq txn extern]</text:p>
          </table:table-cell>
        </table:table-row>
        <table:table-row table:style-name="ro2">
          <table:table-cell table:formula="oooc:=[.A36]+1" office:value-type="float" office:value="30">
            <text:p>3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7]+[.E3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7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7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7];0;[.I37])+[.K37]+[$Configuration.$B$19]" office:value-type="float" office:value="54">
            <text:p>54</text:p>
          </table:table-cell>
          <table:table-cell table:formula="oooc:=CEILING([.O37];[$Configuration.$B$3])/[$Configuration.$B$3]" office:value-type="float" office:value="1">
            <text:p>1</text:p>
          </table:table-cell>
          <table:table-cell table:formula="oooc:=IF([.L37];IF([.K37]&gt;0;[$Configuration.$B$21]+[.K37];[$Configuration.$B$20]);0)" office:value-type="float" office:value="54">
            <text:p>54</text:p>
          </table:table-cell>
          <table:table-cell table:formula="oooc:=CEILING([.Q37];[$Configuration.$B$3])/[$Configuration.$B$3]" office:value-type="float" office:value="1">
            <text:p>1</text:p>
          </table:table-cell>
          <table:table-cell table:formula="oooc:=IF(AND([$Configuration.$B$27];[.L37];[.K37]&gt;0);[$Configuration.$B$22]+[.K37];0)" office:value-type="float" office:value="46">
            <text:p>46</text:p>
          </table:table-cell>
          <table:table-cell table:formula="oooc:=CEILING([.S37];[$Configuration.$B$3])/[$Configuration.$B$3]" office:value-type="float" office:value="1">
            <text:p>1</text:p>
          </table:table-cell>
          <table:table-cell office:value-type="string">
            <text:p>10 * 10-byte message [deq txn extern]</text:p>
          </table:table-cell>
        </table:table-row>
        <table:table-row table:style-name="ro2">
          <table:table-cell table:formula="oooc:=[.A37]+1" office:value-type="float" office:value="31">
            <text:p>3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8]+[.E3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8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8]" office:value-type="float" office:value="10">
            <text:p>1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8];0;[.I38])+[.K38]+[$Configuration.$B$19]" office:value-type="float" office:value="54">
            <text:p>54</text:p>
          </table:table-cell>
          <table:table-cell table:formula="oooc:=CEILING([.O38];[$Configuration.$B$3])/[$Configuration.$B$3]" office:value-type="float" office:value="1">
            <text:p>1</text:p>
          </table:table-cell>
          <table:table-cell table:formula="oooc:=IF([.L38];IF([.K38]&gt;0;[$Configuration.$B$21]+[.K38];[$Configuration.$B$20]);0)" office:value-type="float" office:value="54">
            <text:p>54</text:p>
          </table:table-cell>
          <table:table-cell table:formula="oooc:=CEILING([.Q38];[$Configuration.$B$3])/[$Configuration.$B$3]" office:value-type="float" office:value="1">
            <text:p>1</text:p>
          </table:table-cell>
          <table:table-cell table:formula="oooc:=IF(AND([$Configuration.$B$27];[.L38];[.K38]&gt;0);[$Configuration.$B$22]+[.K38];0)" office:value-type="float" office:value="46">
            <text:p>46</text:p>
          </table:table-cell>
          <table:table-cell table:formula="oooc:=CEILING([.S38];[$Configuration.$B$3])/[$Configuration.$B$3]" office:value-type="float" office:value="1">
            <text:p>1</text:p>
          </table:table-cell>
          <table:table-cell office:value-type="string">
            <text:p>1 * 10-byte message [txn deq transient extern]</text:p>
          </table:table-cell>
        </table:table-row>
        <table:table-row table:style-name="ro2">
          <table:table-cell table:formula="oooc:=[.A38]+1" office:value-type="float" office:value="32">
            <text:p>3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9]+[.E3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9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9]" office:value-type="float" office:value="10">
            <text:p>1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9];0;[.I39])+[.K39]+[$Configuration.$B$19]" office:value-type="float" office:value="54">
            <text:p>54</text:p>
          </table:table-cell>
          <table:table-cell table:formula="oooc:=CEILING([.O39];[$Configuration.$B$3])/[$Configuration.$B$3]" office:value-type="float" office:value="1">
            <text:p>1</text:p>
          </table:table-cell>
          <table:table-cell table:formula="oooc:=IF([.L39];IF([.K39]&gt;0;[$Configuration.$B$21]+[.K39];[$Configuration.$B$20]);0)" office:value-type="float" office:value="54">
            <text:p>54</text:p>
          </table:table-cell>
          <table:table-cell table:formula="oooc:=CEILING([.Q39];[$Configuration.$B$3])/[$Configuration.$B$3]" office:value-type="float" office:value="1">
            <text:p>1</text:p>
          </table:table-cell>
          <table:table-cell table:formula="oooc:=IF(AND([$Configuration.$B$27];[.L39];[.K39]&gt;0);[$Configuration.$B$22]+[.K39];0)" office:value-type="float" office:value="46">
            <text:p>46</text:p>
          </table:table-cell>
          <table:table-cell table:formula="oooc:=CEILING([.S39];[$Configuration.$B$3])/[$Configuration.$B$3]" office:value-type="float" office:value="1">
            <text:p>1</text:p>
          </table:table-cell>
          <table:table-cell office:value-type="string">
            <text:p>10 * 10-byte message [txn deq transient exter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one d-block to two per messag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39]+1" office:value-type="float" office:value="33">
            <text:p>3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2]+[.E4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$Configuration.$B$3]-[$Configuration.$B$19]+[.G42]-[.K42]" office:value-type="float" office:value="84">
            <text:p>84</text:p>
          </table:table-cell>
          <table:table-cell table:formula="oooc:=[.H42]"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ooc:=[.J4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2];0;[.I42])+[.K42]+[$Configuration.$B$19]" office:value-type="float" office:value="128">
            <text:p>128</text:p>
          </table:table-cell>
          <table:table-cell table:formula="oooc:=CEILING([.O42];[$Configuration.$B$3])/[$Configuration.$B$3]" office:value-type="float" office:value="1">
            <text:p>1</text:p>
          </table:table-cell>
          <table:table-cell table:formula="oooc:=IF([.L42];IF([.K42]&gt;0;[$Configuration.$B$21]+[.K42];[$Configuration.$B$20]);0)" office:value-type="float" office:value="0">
            <text:p>0</text:p>
          </table:table-cell>
          <table:table-cell table:formula="oooc:=CEILING([.Q42];[$Configuration.$B$3])/[$Configuration.$B$3]" office:value-type="float" office:value="0">
            <text:p>0</text:p>
          </table:table-cell>
          <table:table-cell table:formula="oooc:=IF(AND([$Configuration.$B$27];[.L42];[.K42]&gt;0);[$Configuration.$B$22]+[.K42];0)" office:value-type="float" office:value="0">
            <text:p>0</text:p>
          </table:table-cell>
          <table:table-cell table:formula="oooc:=CEILING([.S42];[$Configuration.$B$3])/[$Configuration.$B$3]" office:value-type="float" office:value="0">
            <text:p>0</text:p>
          </table:table-cell>
          <table:table-cell office:value-type="string">
            <text:p>1 dblk exact fit</text:p>
          </table:table-cell>
        </table:table-row>
        <table:table-row table:style-name="ro2">
          <table:table-cell table:formula="oooc:=[.A42]+1" office:value-type="float" office:value="34">
            <text:p>3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3]+[.E4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$Configuration.$B$3]-[$Configuration.$B$19]+[.G43]-[.K43]" office:value-type="float" office:value="85">
            <text:p>85</text:p>
          </table:table-cell>
          <table:table-cell table:formula="oooc:=[.H43]"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ooc:=[.J4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3];0;[.I43])+[.K43]+[$Configuration.$B$19]" office:value-type="float" office:value="129">
            <text:p>129</text:p>
          </table:table-cell>
          <table:table-cell table:formula="oooc:=CEILING([.O43];[$Configuration.$B$3])/[$Configuration.$B$3]" office:value-type="float" office:value="2">
            <text:p>2</text:p>
          </table:table-cell>
          <table:table-cell table:formula="oooc:=IF([.L43];IF([.K43]&gt;0;[$Configuration.$B$21]+[.K43];[$Configuration.$B$20]);0)" office:value-type="float" office:value="0">
            <text:p>0</text:p>
          </table:table-cell>
          <table:table-cell table:formula="oooc:=CEILING([.Q43];[$Configuration.$B$3])/[$Configuration.$B$3]" office:value-type="float" office:value="0">
            <text:p>0</text:p>
          </table:table-cell>
          <table:table-cell table:formula="oooc:=IF(AND([$Configuration.$B$27];[.L43];[.K43]&gt;0);[$Configuration.$B$22]+[.K43];0)" office:value-type="float" office:value="0">
            <text:p>0</text:p>
          </table:table-cell>
          <table:table-cell table:formula="oooc:=CEILING([.S43];[$Configuration.$B$3])/[$Configuration.$B$3]" office:value-type="float" office:value="0">
            <text:p>0</text:p>
          </table:table-cell>
          <table:table-cell office:value-type="string">
            <text:p>1 dblk + 1 byte</text:p>
          </table:table-cell>
        </table:table-row>
        <table:table-row table:style-name="ro2">
          <table:table-cell table:formula="oooc:=[.A43]+1" office:value-type="float" office:value="35">
            <text:p>3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4]+[.E4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$Configuration.$B$3]-[$Configuration.$B$19]+[.G44]-[.K44]" office:value-type="float" office:value="58">
            <text:p>58</text:p>
          </table:table-cell>
          <table:table-cell table:formula="oooc:=[.H44]" office:value-type="float" office:value="58">
            <text:p>58</text:p>
          </table:table-cell>
          <table:table-cell office:value-type="float" office:value="26">
            <text:p>26</text:p>
          </table:table-cell>
          <table:table-cell table:formula="oooc:=[.J44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4];0;[.I44])+[.K44]+[$Configuration.$B$19]" office:value-type="float" office:value="128">
            <text:p>128</text:p>
          </table:table-cell>
          <table:table-cell table:formula="oooc:=CEILING([.O44];[$Configuration.$B$3])/[$Configuration.$B$3]" office:value-type="float" office:value="1">
            <text:p>1</text:p>
          </table:table-cell>
          <table:table-cell table:formula="oooc:=IF([.L44];IF([.K44]&gt;0;[$Configuration.$B$21]+[.K44];[$Configuration.$B$20]);0)" office:value-type="float" office:value="0">
            <text:p>0</text:p>
          </table:table-cell>
          <table:table-cell table:formula="oooc:=CEILING([.Q44];[$Configuration.$B$3])/[$Configuration.$B$3]" office:value-type="float" office:value="0">
            <text:p>0</text:p>
          </table:table-cell>
          <table:table-cell table:formula="oooc:=IF(AND([$Configuration.$B$27];[.L44];[.K44]&gt;0);[$Configuration.$B$22]+[.K44];0)" office:value-type="float" office:value="0">
            <text:p>0</text:p>
          </table:table-cell>
          <table:table-cell table:formula="oooc:=CEILING([.S44];[$Configuration.$B$3])/[$Configuration.$B$3]" office:value-type="float" office:value="0">
            <text:p>0</text:p>
          </table:table-cell>
          <table:table-cell office:value-type="string">
            <text:p>1 dblk exact fit [txn]</text:p>
          </table:table-cell>
        </table:table-row>
        <table:table-row table:style-name="ro2">
          <table:table-cell table:formula="oooc:=[.A44]+1" office:value-type="float" office:value="36">
            <text:p>3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5]+[.E4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$Configuration.$B$3]-[$Configuration.$B$19]+[.G45]-[.K45]" office:value-type="float" office:value="59">
            <text:p>59</text:p>
          </table:table-cell>
          <table:table-cell table:formula="oooc:=[.H45]" office:value-type="float" office:value="59">
            <text:p>59</text:p>
          </table:table-cell>
          <table:table-cell office:value-type="float" office:value="26">
            <text:p>26</text:p>
          </table:table-cell>
          <table:table-cell table:formula="oooc:=[.J45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5];0;[.I45])+[.K45]+[$Configuration.$B$19]" office:value-type="float" office:value="129">
            <text:p>129</text:p>
          </table:table-cell>
          <table:table-cell table:formula="oooc:=CEILING([.O45];[$Configuration.$B$3])/[$Configuration.$B$3]" office:value-type="float" office:value="2">
            <text:p>2</text:p>
          </table:table-cell>
          <table:table-cell table:formula="oooc:=IF([.L45];IF([.K45]&gt;0;[$Configuration.$B$21]+[.K45];[$Configuration.$B$20]);0)" office:value-type="float" office:value="0">
            <text:p>0</text:p>
          </table:table-cell>
          <table:table-cell table:formula="oooc:=CEILING([.Q45];[$Configuration.$B$3])/[$Configuration.$B$3]" office:value-type="float" office:value="0">
            <text:p>0</text:p>
          </table:table-cell>
          <table:table-cell table:formula="oooc:=IF(AND([$Configuration.$B$27];[.L45];[.K45]&gt;0);[$Configuration.$B$22]+[.K45];0)" office:value-type="float" office:value="0">
            <text:p>0</text:p>
          </table:table-cell>
          <table:table-cell table:formula="oooc:=CEILING([.S45];[$Configuration.$B$3])/[$Configuration.$B$3]" office:value-type="float" office:value="0">
            <text:p>0</text:p>
          </table:table-cell>
          <table:table-cell office:value-type="string">
            <text:p>1 dblk + 1 byte [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one s-block to two per messag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45]+1" office:value-type="float" office:value="37">
            <text:p>3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8]+[.E4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$Configuration.$B$3]*[$Configuration.$B$4])-[$Configuration.$B$19]+[.G48]-[.K48]" office:value-type="float" office:value="468">
            <text:p>468</text:p>
          </table:table-cell>
          <table:table-cell table:formula="oooc:=[.H48]" office:value-type="float" office:value="468">
            <text:p>468</text:p>
          </table:table-cell>
          <table:table-cell office:value-type="float" office:value="0">
            <text:p>0</text:p>
          </table:table-cell>
          <table:table-cell table:formula="oooc:=[.J4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8];0;[.I48])+[.K48]+[$Configuration.$B$19]" office:value-type="float" office:value="512">
            <text:p>512</text:p>
          </table:table-cell>
          <table:table-cell table:formula="oooc:=CEILING([.O48];[$Configuration.$B$3])/[$Configuration.$B$3]" office:value-type="float" office:value="4">
            <text:p>4</text:p>
          </table:table-cell>
          <table:table-cell table:formula="oooc:=IF([.L48];IF([.K48]&gt;0;[$Configuration.$B$21]+[.K48];[$Configuration.$B$20]);0)" office:value-type="float" office:value="0">
            <text:p>0</text:p>
          </table:table-cell>
          <table:table-cell table:formula="oooc:=CEILING([.Q48];[$Configuration.$B$3])/[$Configuration.$B$3]" office:value-type="float" office:value="0">
            <text:p>0</text:p>
          </table:table-cell>
          <table:table-cell table:formula="oooc:=IF(AND([$Configuration.$B$27];[.L48];[.K48]&gt;0);[$Configuration.$B$22]+[.K48];0)" office:value-type="float" office:value="0">
            <text:p>0</text:p>
          </table:table-cell>
          <table:table-cell table:formula="oooc:=CEILING([.S48];[$Configuration.$B$3])/[$Configuration.$B$3]" office:value-type="float" office:value="0">
            <text:p>0</text:p>
          </table:table-cell>
          <table:table-cell office:value-type="string">
            <text:p>1 sblk exact fit</text:p>
          </table:table-cell>
        </table:table-row>
        <table:table-row table:style-name="ro2">
          <table:table-cell table:formula="oooc:=[.A48]+1" office:value-type="float" office:value="38">
            <text:p>3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9]+[.E49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([$Configuration.$B$3]*[$Configuration.$B$4])-[$Configuration.$B$19]+[.G49]-[.K49]" office:value-type="float" office:value="469">
            <text:p>469</text:p>
          </table:table-cell>
          <table:table-cell table:formula="oooc:=[.H49]" office:value-type="float" office:value="469">
            <text:p>469</text:p>
          </table:table-cell>
          <table:table-cell office:value-type="float" office:value="0">
            <text:p>0</text:p>
          </table:table-cell>
          <table:table-cell table:formula="oooc:=[.J4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9];0;[.I49])+[.K49]+[$Configuration.$B$19]" office:value-type="float" office:value="513">
            <text:p>513</text:p>
          </table:table-cell>
          <table:table-cell table:formula="oooc:=CEILING([.O49];[$Configuration.$B$3])/[$Configuration.$B$3]" office:value-type="float" office:value="5">
            <text:p>5</text:p>
          </table:table-cell>
          <table:table-cell table:formula="oooc:=IF([.L49];IF([.K49]&gt;0;[$Configuration.$B$21]+[.K49];[$Configuration.$B$20]);0)" office:value-type="float" office:value="0">
            <text:p>0</text:p>
          </table:table-cell>
          <table:table-cell table:formula="oooc:=CEILING([.Q49];[$Configuration.$B$3])/[$Configuration.$B$3]" office:value-type="float" office:value="0">
            <text:p>0</text:p>
          </table:table-cell>
          <table:table-cell table:formula="oooc:=IF(AND([$Configuration.$B$27];[.L49];[.K49]&gt;0);[$Configuration.$B$22]+[.K49];0)" office:value-type="float" office:value="0">
            <text:p>0</text:p>
          </table:table-cell>
          <table:table-cell table:formula="oooc:=CEILING([.S49];[$Configuration.$B$3])/[$Configuration.$B$3]" office:value-type="float" office:value="0">
            <text:p>0</text:p>
          </table:table-cell>
          <table:table-cell office:value-type="string">
            <text:p>1 sblk + 1 byte</text:p>
          </table:table-cell>
        </table:table-row>
        <table:table-row table:style-name="ro2">
          <table:table-cell table:formula="oooc:=[.A49]+1" office:value-type="float" office:value="39">
            <text:p>3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50]+[.E5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$Configuration.$B$3]*[$Configuration.$B$4])-[$Configuration.$B$19]+[.G50]-[.K50]" office:value-type="float" office:value="442">
            <text:p>442</text:p>
          </table:table-cell>
          <table:table-cell table:formula="oooc:=[.H50]" office:value-type="float" office:value="442">
            <text:p>442</text:p>
          </table:table-cell>
          <table:table-cell office:value-type="float" office:value="26">
            <text:p>26</text:p>
          </table:table-cell>
          <table:table-cell table:formula="oooc:=[.J50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0];0;[.I50])+[.K50]+[$Configuration.$B$19]" office:value-type="float" office:value="512">
            <text:p>512</text:p>
          </table:table-cell>
          <table:table-cell table:formula="oooc:=CEILING([.O50];[$Configuration.$B$3])/[$Configuration.$B$3]" office:value-type="float" office:value="4">
            <text:p>4</text:p>
          </table:table-cell>
          <table:table-cell table:formula="oooc:=IF([.L50];IF([.K50]&gt;0;[$Configuration.$B$21]+[.K50];[$Configuration.$B$20]);0)" office:value-type="float" office:value="0">
            <text:p>0</text:p>
          </table:table-cell>
          <table:table-cell table:formula="oooc:=CEILING([.Q50];[$Configuration.$B$3])/[$Configuration.$B$3]" office:value-type="float" office:value="0">
            <text:p>0</text:p>
          </table:table-cell>
          <table:table-cell table:formula="oooc:=IF(AND([$Configuration.$B$27];[.L50];[.K50]&gt;0);[$Configuration.$B$22]+[.K50];0)" office:value-type="float" office:value="0">
            <text:p>0</text:p>
          </table:table-cell>
          <table:table-cell table:formula="oooc:=CEILING([.S50];[$Configuration.$B$3])/[$Configuration.$B$3]" office:value-type="float" office:value="0">
            <text:p>0</text:p>
          </table:table-cell>
          <table:table-cell office:value-type="string">
            <text:p>1 sblk exact fit [txn]</text:p>
          </table:table-cell>
        </table:table-row>
        <table:table-row table:style-name="ro2">
          <table:table-cell table:formula="oooc:=[.A50]+1" office:value-type="float" office:value="40">
            <text:p>4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51]+[.E5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([$Configuration.$B$3]*[$Configuration.$B$4])-[$Configuration.$B$19]+[.G51]-[.K51]" office:value-type="float" office:value="443">
            <text:p>443</text:p>
          </table:table-cell>
          <table:table-cell table:formula="oooc:=[.H51]" office:value-type="float" office:value="443">
            <text:p>443</text:p>
          </table:table-cell>
          <table:table-cell office:value-type="float" office:value="26">
            <text:p>26</text:p>
          </table:table-cell>
          <table:table-cell table:formula="oooc:=[.J51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1];0;[.I51])+[.K51]+[$Configuration.$B$19]" office:value-type="float" office:value="513">
            <text:p>513</text:p>
          </table:table-cell>
          <table:table-cell table:formula="oooc:=CEILING([.O51];[$Configuration.$B$3])/[$Configuration.$B$3]" office:value-type="float" office:value="5">
            <text:p>5</text:p>
          </table:table-cell>
          <table:table-cell table:formula="oooc:=IF([.L51];IF([.K51]&gt;0;[$Configuration.$B$21]+[.K51];[$Configuration.$B$20]);0)" office:value-type="float" office:value="0">
            <text:p>0</text:p>
          </table:table-cell>
          <table:table-cell table:formula="oooc:=CEILING([.Q51];[$Configuration.$B$3])/[$Configuration.$B$3]" office:value-type="float" office:value="0">
            <text:p>0</text:p>
          </table:table-cell>
          <table:table-cell table:formula="oooc:=IF(AND([$Configuration.$B$27];[.L51];[.K51]&gt;0);[$Configuration.$B$22]+[.K51];0)" office:value-type="float" office:value="0">
            <text:p>0</text:p>
          </table:table-cell>
          <table:table-cell table:formula="oooc:=CEILING([.S51];[$Configuration.$B$3])/[$Configuration.$B$3]" office:value-type="float" office:value="0">
            <text:p>0</text:p>
          </table:table-cell>
          <table:table-cell office:value-type="string">
            <text:p>1 sblk + 1 byte [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first page to second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51]+1" office:value-type="float" office:value="41">
            <text:p>4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4]+[.E54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54])-[$Configuration.$B$19]+[.G54]-[.K54]-([.R54]*[$Configuration.$B$3])-([.T54]*[$Configuration.$B$3])" office:value-type="float" office:value="8148">
            <text:p>8148</text:p>
          </table:table-cell>
          <table:table-cell table:formula="oooc:=[.H54]" office:value-type="float" office:value="8148">
            <text:p>8148</text:p>
          </table:table-cell>
          <table:table-cell office:value-type="float" office:value="0">
            <text:p>0</text:p>
          </table:table-cell>
          <table:table-cell table:formula="oooc:=[.J5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4];0;[.I54])+[.K54]+[$Configuration.$B$19]" office:value-type="float" office:value="8192">
            <text:p>8192</text:p>
          </table:table-cell>
          <table:table-cell table:formula="oooc:=CEILING([.O54];[$Configuration.$B$3])/[$Configuration.$B$3]" office:value-type="float" office:value="64">
            <text:p>64</text:p>
          </table:table-cell>
          <table:table-cell table:formula="oooc:=IF([.L54];IF([.K54]&gt;0;[$Configuration.$B$21]+[.K54];[$Configuration.$B$20]);0)" office:value-type="float" office:value="0">
            <text:p>0</text:p>
          </table:table-cell>
          <table:table-cell table:formula="oooc:=CEILING([.Q54];[$Configuration.$B$3])/[$Configuration.$B$3]" office:value-type="float" office:value="0">
            <text:p>0</text:p>
          </table:table-cell>
          <table:table-cell table:formula="oooc:=IF(AND([$Configuration.$B$27];[.L54];[.K54]&gt;0);[$Configuration.$B$22]+[.K54];0)" office:value-type="float" office:value="0">
            <text:p>0</text:p>
          </table:table-cell>
          <table:table-cell table:formula="oooc:=CEILING([.S54];[$Configuration.$B$3])/[$Configuration.$B$3]" office:value-type="float" office:value="0">
            <text:p>0</text:p>
          </table:table-cell>
          <table:table-cell office:value-type="string">
            <text:p>1/8 page</text:p>
          </table:table-cell>
        </table:table-row>
        <table:table-row table:style-name="ro2">
          <table:table-cell table:formula="oooc:=[.A54]+1" office:value-type="float" office:value="42">
            <text:p>4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55]+[.E55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55])-[$Configuration.$B$19]+[.G55]-[.K55]-([.R55]*[$Configuration.$B$3])-([.T55]*[$Configuration.$B$3])" office:value-type="float" office:value="8148">
            <text:p>8148</text:p>
          </table:table-cell>
          <table:table-cell table:formula="oooc:=[.H55]" office:value-type="float" office:value="8148">
            <text:p>8148</text:p>
          </table:table-cell>
          <table:table-cell office:value-type="float" office:value="0">
            <text:p>0</text:p>
          </table:table-cell>
          <table:table-cell table:formula="oooc:=[.J5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5];0;[.I55])+[.K55]+[$Configuration.$B$19]" office:value-type="float" office:value="8192">
            <text:p>8192</text:p>
          </table:table-cell>
          <table:table-cell table:formula="oooc:=CEILING([.O55];[$Configuration.$B$3])/[$Configuration.$B$3]" office:value-type="float" office:value="64">
            <text:p>64</text:p>
          </table:table-cell>
          <table:table-cell table:formula="oooc:=IF([.L55];IF([.K55]&gt;0;[$Configuration.$B$21]+[.K55];[$Configuration.$B$20]);0)" office:value-type="float" office:value="0">
            <text:p>0</text:p>
          </table:table-cell>
          <table:table-cell table:formula="oooc:=CEILING([.Q55];[$Configuration.$B$3])/[$Configuration.$B$3]" office:value-type="float" office:value="0">
            <text:p>0</text:p>
          </table:table-cell>
          <table:table-cell table:formula="oooc:=IF(AND([$Configuration.$B$27];[.L55];[.K55]&gt;0);[$Configuration.$B$22]+[.K55];0)" office:value-type="float" office:value="0">
            <text:p>0</text:p>
          </table:table-cell>
          <table:table-cell table:formula="oooc:=CEILING([.S55];[$Configuration.$B$3])/[$Configuration.$B$3]" office:value-type="float" office:value="0">
            <text:p>0</text:p>
          </table:table-cell>
          <table:table-cell office:value-type="string">
            <text:p>1/8 page</text:p>
          </table:table-cell>
        </table:table-row>
        <table:table-row table:style-name="ro2">
          <table:table-cell table:formula="oooc:=[.A55]+1" office:value-type="float" office:value="43">
            <text:p>4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6]+[.E5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8]/[.D56])-[$Configuration.$B$19]+[.G56]-[.K56]-([.R56]*[$Configuration.$B$3])-([.T56]*[$Configuration.$B$3])" office:value-type="float" office:value="8149">
            <text:p>8149</text:p>
          </table:table-cell>
          <table:table-cell table:formula="oooc:=[.H56]" office:value-type="float" office:value="8149">
            <text:p>8149</text:p>
          </table:table-cell>
          <table:table-cell office:value-type="float" office:value="0">
            <text:p>0</text:p>
          </table:table-cell>
          <table:table-cell table:formula="oooc:=[.J5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6];0;[.I56])+[.K56]+[$Configuration.$B$19]" office:value-type="float" office:value="8193">
            <text:p>8193</text:p>
          </table:table-cell>
          <table:table-cell table:formula="oooc:=CEILING([.O56];[$Configuration.$B$3])/[$Configuration.$B$3]" office:value-type="float" office:value="65">
            <text:p>65</text:p>
          </table:table-cell>
          <table:table-cell table:formula="oooc:=IF([.L56];IF([.K56]&gt;0;[$Configuration.$B$21]+[.K56];[$Configuration.$B$20]);0)" office:value-type="float" office:value="0">
            <text:p>0</text:p>
          </table:table-cell>
          <table:table-cell table:formula="oooc:=CEILING([.Q56];[$Configuration.$B$3])/[$Configuration.$B$3]" office:value-type="float" office:value="0">
            <text:p>0</text:p>
          </table:table-cell>
          <table:table-cell table:formula="oooc:=IF(AND([$Configuration.$B$27];[.L56];[.K56]&gt;0);[$Configuration.$B$22]+[.K56];0)" office:value-type="float" office:value="0">
            <text:p>0</text:p>
          </table:table-cell>
          <table:table-cell table:formula="oooc:=CEILING([.S56];[$Configuration.$B$3])/[$Configuration.$B$3]" office:value-type="float" office:value="0">
            <text:p>0</text:p>
          </table:table-cell>
          <table:table-cell office:value-type="string">
            <text:p>1/8 page + 1 byte</text:p>
          </table:table-cell>
        </table:table-row>
        <table:table-row table:style-name="ro2">
          <table:table-cell table:formula="oooc:=[.A56]+1" office:value-type="float" office:value="44">
            <text:p>4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7]+[.E57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57])-[$Configuration.$B$19]+[.G57]-[.K57]-([.R57]*[$Configuration.$B$3])-([.T57]*[$Configuration.$B$3])" office:value-type="float" office:value="7892">
            <text:p>7892</text:p>
          </table:table-cell>
          <table:table-cell table:formula="oooc:=[.H57]" office:value-type="float" office:value="7892">
            <text:p>7892</text:p>
          </table:table-cell>
          <table:table-cell office:value-type="float" office:value="256">
            <text:p>256</text:p>
          </table:table-cell>
          <table:table-cell table:formula="oooc:=[.J5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7];0;[.I57])+[.K57]+[$Configuration.$B$19]" office:value-type="float" office:value="8192">
            <text:p>8192</text:p>
          </table:table-cell>
          <table:table-cell table:formula="oooc:=CEILING([.O57];[$Configuration.$B$3])/[$Configuration.$B$3]" office:value-type="float" office:value="64">
            <text:p>64</text:p>
          </table:table-cell>
          <table:table-cell table:formula="oooc:=IF([.L57];IF([.K57]&gt;0;[$Configuration.$B$21]+[.K57];[$Configuration.$B$20]);0)" office:value-type="float" office:value="0">
            <text:p>0</text:p>
          </table:table-cell>
          <table:table-cell table:formula="oooc:=CEILING([.Q57];[$Configuration.$B$3])/[$Configuration.$B$3]" office:value-type="float" office:value="0">
            <text:p>0</text:p>
          </table:table-cell>
          <table:table-cell table:formula="oooc:=IF(AND([$Configuration.$B$27];[.L57];[.K57]&gt;0);[$Configuration.$B$22]+[.K57];0)" office:value-type="float" office:value="0">
            <text:p>0</text:p>
          </table:table-cell>
          <table:table-cell table:formula="oooc:=CEILING([.S57];[$Configuration.$B$3])/[$Configuration.$B$3]" office:value-type="float" office:value="0">
            <text:p>0</text:p>
          </table:table-cell>
          <table:table-cell office:value-type="string">
            <text:p>1/8 page [txn]</text:p>
          </table:table-cell>
        </table:table-row>
        <table:table-row table:style-name="ro2">
          <table:table-cell table:formula="oooc:=[.A57]+1" office:value-type="float" office:value="45">
            <text:p>4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58]+[.E58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58])-[$Configuration.$B$19]+[.G58]-[.K58]-([.R58]*[$Configuration.$B$3])-([.T58]*[$Configuration.$B$3])" office:value-type="float" office:value="7892">
            <text:p>7892</text:p>
          </table:table-cell>
          <table:table-cell table:formula="oooc:=[.H58]" office:value-type="float" office:value="7892">
            <text:p>7892</text:p>
          </table:table-cell>
          <table:table-cell office:value-type="float" office:value="256">
            <text:p>256</text:p>
          </table:table-cell>
          <table:table-cell table:formula="oooc:=[.J5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8];0;[.I58])+[.K58]+[$Configuration.$B$19]" office:value-type="float" office:value="8192">
            <text:p>8192</text:p>
          </table:table-cell>
          <table:table-cell table:formula="oooc:=CEILING([.O58];[$Configuration.$B$3])/[$Configuration.$B$3]" office:value-type="float" office:value="64">
            <text:p>64</text:p>
          </table:table-cell>
          <table:table-cell table:formula="oooc:=IF([.L58];IF([.K58]&gt;0;[$Configuration.$B$21]+[.K58];[$Configuration.$B$20]);0)" office:value-type="float" office:value="0">
            <text:p>0</text:p>
          </table:table-cell>
          <table:table-cell table:formula="oooc:=CEILING([.Q58];[$Configuration.$B$3])/[$Configuration.$B$3]" office:value-type="float" office:value="0">
            <text:p>0</text:p>
          </table:table-cell>
          <table:table-cell table:formula="oooc:=IF(AND([$Configuration.$B$27];[.L58];[.K58]&gt;0);[$Configuration.$B$22]+[.K58];0)" office:value-type="float" office:value="0">
            <text:p>0</text:p>
          </table:table-cell>
          <table:table-cell table:formula="oooc:=CEILING([.S58];[$Configuration.$B$3])/[$Configuration.$B$3]" office:value-type="float" office:value="0">
            <text:p>0</text:p>
          </table:table-cell>
          <table:table-cell office:value-type="string">
            <text:p>1/8 page [txn]</text:p>
          </table:table-cell>
        </table:table-row>
        <table:table-row table:style-name="ro2">
          <table:table-cell table:formula="oooc:=[.A58]+1" office:value-type="float" office:value="46">
            <text:p>4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9]+[.E5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8]/[.D59])-[$Configuration.$B$19]+[.G59]-[.K59]-([.R59]*[$Configuration.$B$3])-([.T59]*[$Configuration.$B$3])" office:value-type="float" office:value="7893">
            <text:p>7893</text:p>
          </table:table-cell>
          <table:table-cell table:formula="oooc:=[.H59]" office:value-type="float" office:value="7893">
            <text:p>7893</text:p>
          </table:table-cell>
          <table:table-cell office:value-type="float" office:value="256">
            <text:p>256</text:p>
          </table:table-cell>
          <table:table-cell table:formula="oooc:=[.J5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9];0;[.I59])+[.K59]+[$Configuration.$B$19]" office:value-type="float" office:value="8193">
            <text:p>8193</text:p>
          </table:table-cell>
          <table:table-cell table:formula="oooc:=CEILING([.O59];[$Configuration.$B$3])/[$Configuration.$B$3]" office:value-type="float" office:value="65">
            <text:p>65</text:p>
          </table:table-cell>
          <table:table-cell table:formula="oooc:=IF([.L59];IF([.K59]&gt;0;[$Configuration.$B$21]+[.K59];[$Configuration.$B$20]);0)" office:value-type="float" office:value="0">
            <text:p>0</text:p>
          </table:table-cell>
          <table:table-cell table:formula="oooc:=CEILING([.Q59];[$Configuration.$B$3])/[$Configuration.$B$3]" office:value-type="float" office:value="0">
            <text:p>0</text:p>
          </table:table-cell>
          <table:table-cell table:formula="oooc:=IF(AND([$Configuration.$B$27];[.L59];[.K59]&gt;0);[$Configuration.$B$22]+[.K59];0)" office:value-type="float" office:value="0">
            <text:p>0</text:p>
          </table:table-cell>
          <table:table-cell table:formula="oooc:=CEILING([.S59];[$Configuration.$B$3])/[$Configuration.$B$3]" office:value-type="float" office:value="0">
            <text:p>0</text:p>
          </table:table-cell>
          <table:table-cell office:value-type="string">
            <text:p>1/8 page + 1 byte [txn]</text:p>
          </table:table-cell>
        </table:table-row>
        <table:table-row table:style-name="ro2">
          <table:table-cell table:formula="oooc:=[.A59]+1" office:value-type="float" office:value="47">
            <text:p>4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0]+[.E60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60])-[$Configuration.$B$19]+[.G60]-[.K60]-([.R60]*[$Configuration.$B$3])-([.T60]*[$Configuration.$B$3])" office:value-type="float" office:value="8020">
            <text:p>8020</text:p>
          </table:table-cell>
          <table:table-cell table:formula="oooc:=[.H60]" office:value-type="float" office:value="8020">
            <text:p>8020</text:p>
          </table:table-cell>
          <table:table-cell office:value-type="float" office:value="0">
            <text:p>0</text:p>
          </table:table-cell>
          <table:table-cell table:formula="oooc:=[.J60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0];0;[.I60])+[.K60]+[$Configuration.$B$19]" office:value-type="float" office:value="8064">
            <text:p>8064</text:p>
          </table:table-cell>
          <table:table-cell table:formula="oooc:=CEILING([.O60];[$Configuration.$B$3])/[$Configuration.$B$3]" office:value-type="float" office:value="63">
            <text:p>63</text:p>
          </table:table-cell>
          <table:table-cell table:formula="oooc:=IF([.L60];IF([.K60]&gt;0;[$Configuration.$B$21]+[.K60];[$Configuration.$B$20]);0)" office:value-type="float" office:value="32">
            <text:p>32</text:p>
          </table:table-cell>
          <table:table-cell table:formula="oooc:=CEILING([.Q60];[$Configuration.$B$3])/[$Configuration.$B$3]" office:value-type="float" office:value="1">
            <text:p>1</text:p>
          </table:table-cell>
          <table:table-cell table:formula="oooc:=IF(AND([$Configuration.$B$27];[.L60];[.K60]&gt;0);[$Configuration.$B$22]+[.K60];0)" office:value-type="float" office:value="0">
            <text:p>0</text:p>
          </table:table-cell>
          <table:table-cell table:formula="oooc:=CEILING([.S60];[$Configuration.$B$3])/[$Configuration.$B$3]" office:value-type="float" office:value="0">
            <text:p>0</text:p>
          </table:table-cell>
          <table:table-cell office:value-type="string">
            <text:p>1/8 page incl deq [deq]</text:p>
          </table:table-cell>
        </table:table-row>
        <table:table-row table:style-name="ro2">
          <table:table-cell table:formula="oooc:=[.A60]+1" office:value-type="float" office:value="48">
            <text:p>4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61]+[.E61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61])-[$Configuration.$B$19]+[.G61]-[.K61]-([.R61]*[$Configuration.$B$3])-([.T61]*[$Configuration.$B$3])" office:value-type="float" office:value="8020">
            <text:p>8020</text:p>
          </table:table-cell>
          <table:table-cell table:formula="oooc:=[.H61]" office:value-type="float" office:value="8020">
            <text:p>8020</text:p>
          </table:table-cell>
          <table:table-cell office:value-type="float" office:value="0">
            <text:p>0</text:p>
          </table:table-cell>
          <table:table-cell table:formula="oooc:=[.J61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1];0;[.I61])+[.K61]+[$Configuration.$B$19]" office:value-type="float" office:value="8064">
            <text:p>8064</text:p>
          </table:table-cell>
          <table:table-cell table:formula="oooc:=CEILING([.O61];[$Configuration.$B$3])/[$Configuration.$B$3]" office:value-type="float" office:value="63">
            <text:p>63</text:p>
          </table:table-cell>
          <table:table-cell table:formula="oooc:=IF([.L61];IF([.K61]&gt;0;[$Configuration.$B$21]+[.K61];[$Configuration.$B$20]);0)" office:value-type="float" office:value="32">
            <text:p>32</text:p>
          </table:table-cell>
          <table:table-cell table:formula="oooc:=CEILING([.Q61];[$Configuration.$B$3])/[$Configuration.$B$3]" office:value-type="float" office:value="1">
            <text:p>1</text:p>
          </table:table-cell>
          <table:table-cell table:formula="oooc:=IF(AND([$Configuration.$B$27];[.L61];[.K61]&gt;0);[$Configuration.$B$22]+[.K61];0)" office:value-type="float" office:value="0">
            <text:p>0</text:p>
          </table:table-cell>
          <table:table-cell table:formula="oooc:=CEILING([.S61];[$Configuration.$B$3])/[$Configuration.$B$3]" office:value-type="float" office:value="0">
            <text:p>0</text:p>
          </table:table-cell>
          <table:table-cell office:value-type="string">
            <text:p>1/8 page incl deq [deq]</text:p>
          </table:table-cell>
        </table:table-row>
        <table:table-row table:style-name="ro2">
          <table:table-cell table:formula="oooc:=[.A61]+1" office:value-type="float" office:value="49">
            <text:p>4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2]+[.E6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8]/[.D62])-[$Configuration.$B$19]+[.G62]-[.K62]-([.R62]*[$Configuration.$B$3])-([.T62]*[$Configuration.$B$3])" office:value-type="float" office:value="8021">
            <text:p>8021</text:p>
          </table:table-cell>
          <table:table-cell table:formula="oooc:=[.H62]" office:value-type="float" office:value="8021">
            <text:p>8021</text:p>
          </table:table-cell>
          <table:table-cell office:value-type="float" office:value="0">
            <text:p>0</text:p>
          </table:table-cell>
          <table:table-cell table:formula="oooc:=[.J6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2];0;[.I62])+[.K62]+[$Configuration.$B$19]" office:value-type="float" office:value="8065">
            <text:p>8065</text:p>
          </table:table-cell>
          <table:table-cell table:formula="oooc:=CEILING([.O62];[$Configuration.$B$3])/[$Configuration.$B$3]" office:value-type="float" office:value="64">
            <text:p>64</text:p>
          </table:table-cell>
          <table:table-cell table:formula="oooc:=IF([.L62];IF([.K62]&gt;0;[$Configuration.$B$21]+[.K62];[$Configuration.$B$20]);0)" office:value-type="float" office:value="32">
            <text:p>32</text:p>
          </table:table-cell>
          <table:table-cell table:formula="oooc:=CEILING([.Q62];[$Configuration.$B$3])/[$Configuration.$B$3]" office:value-type="float" office:value="1">
            <text:p>1</text:p>
          </table:table-cell>
          <table:table-cell table:formula="oooc:=IF(AND([$Configuration.$B$27];[.L62];[.K62]&gt;0);[$Configuration.$B$22]+[.K62];0)" office:value-type="float" office:value="0">
            <text:p>0</text:p>
          </table:table-cell>
          <table:table-cell table:formula="oooc:=CEILING([.S62];[$Configuration.$B$3])/[$Configuration.$B$3]" office:value-type="float" office:value="0">
            <text:p>0</text:p>
          </table:table-cell>
          <table:table-cell office:value-type="string">
            <text:p>1/8 page incl deq + 1 byte [deq]</text:p>
          </table:table-cell>
        </table:table-row>
        <table:table-row table:style-name="ro2">
          <table:table-cell table:formula="oooc:=[.A62]+1" office:value-type="float" office:value="50">
            <text:p>5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3]+[.E63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63])-[$Configuration.$B$19]+[.G63]-[.K63]-([.R63]*[$Configuration.$B$3])-([.T63]*[$Configuration.$B$3])" office:value-type="float" office:value="7124">
            <text:p>7124</text:p>
          </table:table-cell>
          <table:table-cell table:formula="oooc:=[.H63]" office:value-type="float" office:value="7124">
            <text:p>7124</text:p>
          </table:table-cell>
          <table:table-cell office:value-type="float" office:value="256">
            <text:p>256</text:p>
          </table:table-cell>
          <table:table-cell table:formula="oooc:=[.J63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3];0;[.I63])+[.K63]+[$Configuration.$B$19]" office:value-type="float" office:value="7424">
            <text:p>7424</text:p>
          </table:table-cell>
          <table:table-cell table:formula="oooc:=CEILING([.O63];[$Configuration.$B$3])/[$Configuration.$B$3]" office:value-type="float" office:value="58">
            <text:p>58</text:p>
          </table:table-cell>
          <table:table-cell table:formula="oooc:=IF([.L63];IF([.K63]&gt;0;[$Configuration.$B$21]+[.K63];[$Configuration.$B$20]);0)" office:value-type="float" office:value="300">
            <text:p>300</text:p>
          </table:table-cell>
          <table:table-cell table:formula="oooc:=CEILING([.Q63];[$Configuration.$B$3])/[$Configuration.$B$3]" office:value-type="float" office:value="3">
            <text:p>3</text:p>
          </table:table-cell>
          <table:table-cell table:formula="oooc:=IF(AND([$Configuration.$B$27];[.L63];[.K63]&gt;0);[$Configuration.$B$22]+[.K63];0)" office:value-type="float" office:value="292">
            <text:p>292</text:p>
          </table:table-cell>
          <table:table-cell table:formula="oooc:=CEILING([.S63];[$Configuration.$B$3])/[$Configuration.$B$3]" office:value-type="float" office:value="3">
            <text:p>3</text:p>
          </table:table-cell>
          <table:table-cell office:value-type="string">
            <text:p>1/8 page incl deq &amp; txn [deq txn]</text:p>
          </table:table-cell>
        </table:table-row>
        <table:table-row table:style-name="ro2">
          <table:table-cell table:formula="oooc:=[.A63]+1" office:value-type="float" office:value="51">
            <text:p>5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64]+[.E64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8]/[.D64])-[$Configuration.$B$19]+[.G64]-[.K64]-([.R64]*[$Configuration.$B$3])-([.T64]*[$Configuration.$B$3])" office:value-type="float" office:value="7124">
            <text:p>7124</text:p>
          </table:table-cell>
          <table:table-cell table:formula="oooc:=[.H64]" office:value-type="float" office:value="7124">
            <text:p>7124</text:p>
          </table:table-cell>
          <table:table-cell office:value-type="float" office:value="256">
            <text:p>256</text:p>
          </table:table-cell>
          <table:table-cell table:formula="oooc:=[.J64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4];0;[.I64])+[.K64]+[$Configuration.$B$19]" office:value-type="float" office:value="7424">
            <text:p>7424</text:p>
          </table:table-cell>
          <table:table-cell table:formula="oooc:=CEILING([.O64];[$Configuration.$B$3])/[$Configuration.$B$3]" office:value-type="float" office:value="58">
            <text:p>58</text:p>
          </table:table-cell>
          <table:table-cell table:formula="oooc:=IF([.L64];IF([.K64]&gt;0;[$Configuration.$B$21]+[.K64];[$Configuration.$B$20]);0)" office:value-type="float" office:value="300">
            <text:p>300</text:p>
          </table:table-cell>
          <table:table-cell table:formula="oooc:=CEILING([.Q64];[$Configuration.$B$3])/[$Configuration.$B$3]" office:value-type="float" office:value="3">
            <text:p>3</text:p>
          </table:table-cell>
          <table:table-cell table:formula="oooc:=IF(AND([$Configuration.$B$27];[.L64];[.K64]&gt;0);[$Configuration.$B$22]+[.K64];0)" office:value-type="float" office:value="292">
            <text:p>292</text:p>
          </table:table-cell>
          <table:table-cell table:formula="oooc:=CEILING([.S64];[$Configuration.$B$3])/[$Configuration.$B$3]" office:value-type="float" office:value="3">
            <text:p>3</text:p>
          </table:table-cell>
          <table:table-cell office:value-type="string">
            <text:p>1/8 page incl deq &amp; txn [deq txn]</text:p>
          </table:table-cell>
        </table:table-row>
        <table:table-row table:style-name="ro2">
          <table:table-cell table:formula="oooc:=[.A64]+1" office:value-type="float" office:value="52">
            <text:p>5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5]+[.E6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8]/[.D65])-[$Configuration.$B$19]+[.G65]-[.K65]-([.R65]*[$Configuration.$B$3])-([.T65]*[$Configuration.$B$3])" office:value-type="float" office:value="7125">
            <text:p>7125</text:p>
          </table:table-cell>
          <table:table-cell table:formula="oooc:=[.H65]" office:value-type="float" office:value="7125">
            <text:p>7125</text:p>
          </table:table-cell>
          <table:table-cell office:value-type="float" office:value="256">
            <text:p>256</text:p>
          </table:table-cell>
          <table:table-cell table:formula="oooc:=[.J65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5];0;[.I65])+[.K65]+[$Configuration.$B$19]" office:value-type="float" office:value="7425">
            <text:p>7425</text:p>
          </table:table-cell>
          <table:table-cell table:formula="oooc:=CEILING([.O65];[$Configuration.$B$3])/[$Configuration.$B$3]" office:value-type="float" office:value="59">
            <text:p>59</text:p>
          </table:table-cell>
          <table:table-cell table:formula="oooc:=IF([.L65];IF([.K65]&gt;0;[$Configuration.$B$21]+[.K65];[$Configuration.$B$20]);0)" office:value-type="float" office:value="300">
            <text:p>300</text:p>
          </table:table-cell>
          <table:table-cell table:formula="oooc:=CEILING([.Q65];[$Configuration.$B$3])/[$Configuration.$B$3]" office:value-type="float" office:value="3">
            <text:p>3</text:p>
          </table:table-cell>
          <table:table-cell table:formula="oooc:=IF(AND([$Configuration.$B$27];[.L65];[.K65]&gt;0);[$Configuration.$B$22]+[.K65];0)" office:value-type="float" office:value="292">
            <text:p>292</text:p>
          </table:table-cell>
          <table:table-cell table:formula="oooc:=CEILING([.S65];[$Configuration.$B$3])/[$Configuration.$B$3]" office:value-type="float" office:value="3">
            <text:p>3</text:p>
          </table:table-cell>
          <table:table-cell office:value-type="string">
            <text:p>1/8 page incl deq &amp; txn + 1 byte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Page cache rollover (from page 16 back to page 0)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65]+1" office:value-type="float" office:value="53">
            <text:p>5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68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68]+[.E68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68]*[$Configuration.$B$3]*[$Configuration.$B$4]*[$Configuration.$B$8])-[$Configuration.$B$19]+[.G68]-[.K68]-([.R68]*[$Configuration.$B$3])-([.T68]*[$Configuration.$B$3])" office:value-type="float" office:value="65492">
            <text:p>65492</text:p>
          </table:table-cell>
          <table:table-cell table:formula="oooc:=[.H68]" office:value-type="float" office:value="65492">
            <text:p>65492</text:p>
          </table:table-cell>
          <table:table-cell office:value-type="float" office:value="0">
            <text:p>0</text:p>
          </table:table-cell>
          <table:table-cell table:formula="oooc:=[.J6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68];0;[.I68])+[.K68]+[$Configuration.$B$19]" office:value-type="float" office:value="65536">
            <text:p>65536</text:p>
          </table:table-cell>
          <table:table-cell table:formula="oooc:=CEILING([.O68];[$Configuration.$B$3])/[$Configuration.$B$3]" office:value-type="float" office:value="512">
            <text:p>512</text:p>
          </table:table-cell>
          <table:table-cell table:formula="oooc:=IF([.L68];IF([.K68]&gt;0;[$Configuration.$B$21]+[.K68];[$Configuration.$B$20]);0)" office:value-type="float" office:value="0">
            <text:p>0</text:p>
          </table:table-cell>
          <table:table-cell table:formula="oooc:=CEILING([.Q68];[$Configuration.$B$3])/[$Configuration.$B$3]" office:value-type="float" office:value="0">
            <text:p>0</text:p>
          </table:table-cell>
          <table:table-cell table:formula="oooc:=IF(AND([$Configuration.$B$27];[.L68];[.K68]&gt;0);[$Configuration.$B$22]+[.K68];0)" office:value-type="float" office:value="0">
            <text:p>0</text:p>
          </table:table-cell>
          <table:table-cell table:formula="oooc:=CEILING([.S68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68]+1" office:value-type="float" office:value="54">
            <text:p>5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69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69]+[.E69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69]*[$Configuration.$B$3]*[$Configuration.$B$4]*[$Configuration.$B$8])-[$Configuration.$B$19]+[.G69]-[.K69]-([.R69]*[$Configuration.$B$3])-([.T69]*[$Configuration.$B$3])" office:value-type="float" office:value="65492">
            <text:p>65492</text:p>
          </table:table-cell>
          <table:table-cell table:formula="oooc:=[.H69]" office:value-type="float" office:value="65492">
            <text:p>65492</text:p>
          </table:table-cell>
          <table:table-cell office:value-type="float" office:value="0">
            <text:p>0</text:p>
          </table:table-cell>
          <table:table-cell table:formula="oooc:=[.J6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69];0;[.I69])+[.K69]+[$Configuration.$B$19]" office:value-type="float" office:value="65536">
            <text:p>65536</text:p>
          </table:table-cell>
          <table:table-cell table:formula="oooc:=CEILING([.O69];[$Configuration.$B$3])/[$Configuration.$B$3]" office:value-type="float" office:value="512">
            <text:p>512</text:p>
          </table:table-cell>
          <table:table-cell table:formula="oooc:=IF([.L69];IF([.K69]&gt;0;[$Configuration.$B$21]+[.K69];[$Configuration.$B$20]);0)" office:value-type="float" office:value="0">
            <text:p>0</text:p>
          </table:table-cell>
          <table:table-cell table:formula="oooc:=CEILING([.Q69];[$Configuration.$B$3])/[$Configuration.$B$3]" office:value-type="float" office:value="0">
            <text:p>0</text:p>
          </table:table-cell>
          <table:table-cell table:formula="oooc:=IF(AND([$Configuration.$B$27];[.L69];[.K69]&gt;0);[$Configuration.$B$22]+[.K69];0)" office:value-type="float" office:value="0">
            <text:p>0</text:p>
          </table:table-cell>
          <table:table-cell table:formula="oooc:=CEILING([.S69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69]+1" office:value-type="float" office:value="55">
            <text:p>5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70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70]+[.E70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70]*[$Configuration.$B$3]*[$Configuration.$B$4]*[$Configuration.$B$8])-[$Configuration.$B$19]+[.G70]-[.K70]-([.R70]*[$Configuration.$B$3])-([.T70]*[$Configuration.$B$3])" office:value-type="float" office:value="65493">
            <text:p>65493</text:p>
          </table:table-cell>
          <table:table-cell table:formula="oooc:=[.H70]" office:value-type="float" office:value="65493">
            <text:p>65493</text:p>
          </table:table-cell>
          <table:table-cell office:value-type="float" office:value="0">
            <text:p>0</text:p>
          </table:table-cell>
          <table:table-cell table:formula="oooc:=[.J7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0];0;[.I70])+[.K70]+[$Configuration.$B$19]" office:value-type="float" office:value="65537">
            <text:p>65537</text:p>
          </table:table-cell>
          <table:table-cell table:formula="oooc:=CEILING([.O70];[$Configuration.$B$3])/[$Configuration.$B$3]" office:value-type="float" office:value="513">
            <text:p>513</text:p>
          </table:table-cell>
          <table:table-cell table:formula="oooc:=IF([.L70];IF([.K70]&gt;0;[$Configuration.$B$21]+[.K70];[$Configuration.$B$20]);0)" office:value-type="float" office:value="0">
            <text:p>0</text:p>
          </table:table-cell>
          <table:table-cell table:formula="oooc:=CEILING([.Q70];[$Configuration.$B$3])/[$Configuration.$B$3]" office:value-type="float" office:value="0">
            <text:p>0</text:p>
          </table:table-cell>
          <table:table-cell table:formula="oooc:=IF(AND([$Configuration.$B$27];[.L70];[.K70]&gt;0);[$Configuration.$B$22]+[.K70];0)" office:value-type="float" office:value="0">
            <text:p>0</text:p>
          </table:table-cell>
          <table:table-cell table:formula="oooc:=CEILING([.S70];[$Configuration.$B$3])/[$Configuration.$B$3]" office:value-type="float" office:value="0">
            <text:p>0</text:p>
          </table:table-cell>
          <table:table-cell office:value-type="string">
            <text:p>1 page + 1 byte</text:p>
          </table:table-cell>
        </table:table-row>
        <table:table-row table:style-name="ro2">
          <table:table-cell table:formula="oooc:=[.A70]+1" office:value-type="float" office:value="56">
            <text:p>56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9]/[.C71];1)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[.D71]+[.E71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([.C71]*[$Configuration.$B$3]*[$Configuration.$B$4]*[$Configuration.$B$8])-[$Configuration.$B$19]+[.G71]-[.K71]-([.R71]*[$Configuration.$B$3])-([.T71]*[$Configuration.$B$3])" office:value-type="float" office:value="98260">
            <text:p>98260</text:p>
          </table:table-cell>
          <table:table-cell table:formula="oooc:=[.H71]" office:value-type="float" office:value="98260">
            <text:p>98260</text:p>
          </table:table-cell>
          <table:table-cell office:value-type="float" office:value="0">
            <text:p>0</text:p>
          </table:table-cell>
          <table:table-cell table:formula="oooc:=[.J7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1];0;[.I71])+[.K71]+[$Configuration.$B$19]" office:value-type="float" office:value="98304">
            <text:p>98304</text:p>
          </table:table-cell>
          <table:table-cell table:formula="oooc:=CEILING([.O71];[$Configuration.$B$3])/[$Configuration.$B$3]" office:value-type="float" office:value="768">
            <text:p>768</text:p>
          </table:table-cell>
          <table:table-cell table:formula="oooc:=IF([.L71];IF([.K71]&gt;0;[$Configuration.$B$21]+[.K71];[$Configuration.$B$20]);0)" office:value-type="float" office:value="0">
            <text:p>0</text:p>
          </table:table-cell>
          <table:table-cell table:formula="oooc:=CEILING([.Q71];[$Configuration.$B$3])/[$Configuration.$B$3]" office:value-type="float" office:value="0">
            <text:p>0</text:p>
          </table:table-cell>
          <table:table-cell table:formula="oooc:=IF(AND([$Configuration.$B$27];[.L71];[.K71]&gt;0);[$Configuration.$B$22]+[.K71];0)" office:value-type="float" office:value="0">
            <text:p>0</text:p>
          </table:table-cell>
          <table:table-cell table:formula="oooc:=CEILING([.S71];[$Configuration.$B$3])/[$Configuration.$B$3]" office:value-type="float" office:value="0">
            <text:p>0</text:p>
          </table:table-cell>
          <table:table-cell office:value-type="string">
            <text:p>1.5 pages</text:p>
          </table:table-cell>
        </table:table-row>
        <table:table-row table:style-name="ro2">
          <table:table-cell table:formula="oooc:=[.A71]+1" office:value-type="float" office:value="57">
            <text:p>5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72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72]+[.E72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72]*[$Configuration.$B$3]*[$Configuration.$B$4]*[$Configuration.$B$8])-[$Configuration.$B$19]+[.G72]-[.K72]-([.R72]*[$Configuration.$B$3])-([.T72]*[$Configuration.$B$3])" office:value-type="float" office:value="65236">
            <text:p>65236</text:p>
          </table:table-cell>
          <table:table-cell table:formula="oooc:=[.H72]" office:value-type="float" office:value="65236">
            <text:p>65236</text:p>
          </table:table-cell>
          <table:table-cell office:value-type="float" office:value="256">
            <text:p>256</text:p>
          </table:table-cell>
          <table:table-cell table:formula="oooc:=[.J7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2];0;[.I72])+[.K72]+[$Configuration.$B$19]" office:value-type="float" office:value="65536">
            <text:p>65536</text:p>
          </table:table-cell>
          <table:table-cell table:formula="oooc:=CEILING([.O72];[$Configuration.$B$3])/[$Configuration.$B$3]" office:value-type="float" office:value="512">
            <text:p>512</text:p>
          </table:table-cell>
          <table:table-cell table:formula="oooc:=IF([.L72];IF([.K72]&gt;0;[$Configuration.$B$21]+[.K72];[$Configuration.$B$20]);0)" office:value-type="float" office:value="0">
            <text:p>0</text:p>
          </table:table-cell>
          <table:table-cell table:formula="oooc:=CEILING([.Q72];[$Configuration.$B$3])/[$Configuration.$B$3]" office:value-type="float" office:value="0">
            <text:p>0</text:p>
          </table:table-cell>
          <table:table-cell table:formula="oooc:=IF(AND([$Configuration.$B$27];[.L72];[.K72]&gt;0);[$Configuration.$B$22]+[.K72];0)" office:value-type="float" office:value="0">
            <text:p>0</text:p>
          </table:table-cell>
          <table:table-cell table:formula="oooc:=CEILING([.S72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72]+1" office:value-type="float" office:value="58">
            <text:p>5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73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73]+[.E73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73]*[$Configuration.$B$3]*[$Configuration.$B$4]*[$Configuration.$B$8])-[$Configuration.$B$19]+[.G73]-[.K73]-([.R73]*[$Configuration.$B$3])-([.T73]*[$Configuration.$B$3])" office:value-type="float" office:value="65236">
            <text:p>65236</text:p>
          </table:table-cell>
          <table:table-cell table:formula="oooc:=[.H73]" office:value-type="float" office:value="65236">
            <text:p>65236</text:p>
          </table:table-cell>
          <table:table-cell office:value-type="float" office:value="256">
            <text:p>256</text:p>
          </table:table-cell>
          <table:table-cell table:formula="oooc:=[.J7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3];0;[.I73])+[.K73]+[$Configuration.$B$19]" office:value-type="float" office:value="65536">
            <text:p>65536</text:p>
          </table:table-cell>
          <table:table-cell table:formula="oooc:=CEILING([.O73];[$Configuration.$B$3])/[$Configuration.$B$3]" office:value-type="float" office:value="512">
            <text:p>512</text:p>
          </table:table-cell>
          <table:table-cell table:formula="oooc:=IF([.L73];IF([.K73]&gt;0;[$Configuration.$B$21]+[.K73];[$Configuration.$B$20]);0)" office:value-type="float" office:value="0">
            <text:p>0</text:p>
          </table:table-cell>
          <table:table-cell table:formula="oooc:=CEILING([.Q73];[$Configuration.$B$3])/[$Configuration.$B$3]" office:value-type="float" office:value="0">
            <text:p>0</text:p>
          </table:table-cell>
          <table:table-cell table:formula="oooc:=IF(AND([$Configuration.$B$27];[.L73];[.K73]&gt;0);[$Configuration.$B$22]+[.K73];0)" office:value-type="float" office:value="0">
            <text:p>0</text:p>
          </table:table-cell>
          <table:table-cell table:formula="oooc:=CEILING([.S73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73]+1" office:value-type="float" office:value="59">
            <text:p>5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74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74]+[.E74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74]*[$Configuration.$B$3]*[$Configuration.$B$4]*[$Configuration.$B$8])-[$Configuration.$B$19]+[.G74]-[.K74]-([.R74]*[$Configuration.$B$3])-([.T74]*[$Configuration.$B$3])" office:value-type="float" office:value="65237">
            <text:p>65237</text:p>
          </table:table-cell>
          <table:table-cell table:formula="oooc:=[.H74]" office:value-type="float" office:value="65237">
            <text:p>65237</text:p>
          </table:table-cell>
          <table:table-cell office:value-type="float" office:value="256">
            <text:p>256</text:p>
          </table:table-cell>
          <table:table-cell table:formula="oooc:=[.J7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4];0;[.I74])+[.K74]+[$Configuration.$B$19]" office:value-type="float" office:value="65537">
            <text:p>65537</text:p>
          </table:table-cell>
          <table:table-cell table:formula="oooc:=CEILING([.O74];[$Configuration.$B$3])/[$Configuration.$B$3]" office:value-type="float" office:value="513">
            <text:p>513</text:p>
          </table:table-cell>
          <table:table-cell table:formula="oooc:=IF([.L74];IF([.K74]&gt;0;[$Configuration.$B$21]+[.K74];[$Configuration.$B$20]);0)" office:value-type="float" office:value="0">
            <text:p>0</text:p>
          </table:table-cell>
          <table:table-cell table:formula="oooc:=CEILING([.Q74];[$Configuration.$B$3])/[$Configuration.$B$3]" office:value-type="float" office:value="0">
            <text:p>0</text:p>
          </table:table-cell>
          <table:table-cell table:formula="oooc:=IF(AND([$Configuration.$B$27];[.L74];[.K74]&gt;0);[$Configuration.$B$22]+[.K74];0)" office:value-type="float" office:value="0">
            <text:p>0</text:p>
          </table:table-cell>
          <table:table-cell table:formula="oooc:=CEILING([.S74];[$Configuration.$B$3])/[$Configuration.$B$3]" office:value-type="float" office:value="0">
            <text:p>0</text:p>
          </table:table-cell>
          <table:table-cell office:value-type="string">
            <text:p>1 page + 1 byte [txn]</text:p>
          </table:table-cell>
        </table:table-row>
        <table:table-row table:style-name="ro2">
          <table:table-cell table:formula="oooc:=[.A74]+1" office:value-type="float" office:value="60">
            <text:p>60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9]/[.C75];1)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[.D75]+[.E75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([.C75]*[$Configuration.$B$3]*[$Configuration.$B$4]*[$Configuration.$B$8])-[$Configuration.$B$19]+[.G75]-[.K75]-([.R75]*[$Configuration.$B$3])-([.T75]*[$Configuration.$B$3])" office:value-type="float" office:value="98004">
            <text:p>98004</text:p>
          </table:table-cell>
          <table:table-cell table:formula="oooc:=[.H75]" office:value-type="float" office:value="98004">
            <text:p>98004</text:p>
          </table:table-cell>
          <table:table-cell office:value-type="float" office:value="256">
            <text:p>256</text:p>
          </table:table-cell>
          <table:table-cell table:formula="oooc:=[.J7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5];0;[.I75])+[.K75]+[$Configuration.$B$19]" office:value-type="float" office:value="98304">
            <text:p>98304</text:p>
          </table:table-cell>
          <table:table-cell table:formula="oooc:=CEILING([.O75];[$Configuration.$B$3])/[$Configuration.$B$3]" office:value-type="float" office:value="768">
            <text:p>768</text:p>
          </table:table-cell>
          <table:table-cell table:formula="oooc:=IF([.L75];IF([.K75]&gt;0;[$Configuration.$B$21]+[.K75];[$Configuration.$B$20]);0)" office:value-type="float" office:value="0">
            <text:p>0</text:p>
          </table:table-cell>
          <table:table-cell table:formula="oooc:=CEILING([.Q75];[$Configuration.$B$3])/[$Configuration.$B$3]" office:value-type="float" office:value="0">
            <text:p>0</text:p>
          </table:table-cell>
          <table:table-cell table:formula="oooc:=IF(AND([$Configuration.$B$27];[.L75];[.K75]&gt;0);[$Configuration.$B$22]+[.K75];0)" office:value-type="float" office:value="0">
            <text:p>0</text:p>
          </table:table-cell>
          <table:table-cell table:formula="oooc:=CEILING([.S75];[$Configuration.$B$3])/[$Configuration.$B$3]" office:value-type="float" office:value="0">
            <text:p>0</text:p>
          </table:table-cell>
          <table:table-cell office:value-type="string">
            <text:p>1.5 pages [txn]</text:p>
          </table:table-cell>
        </table:table-row>
        <table:table-row table:style-name="ro2">
          <table:table-cell table:formula="oooc:=[.A75]+1" office:value-type="float" office:value="61">
            <text:p>6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76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76]+[.E76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76]*[$Configuration.$B$3]*[$Configuration.$B$4]*[$Configuration.$B$8])-[$Configuration.$B$19]+[.G76]-[.K76]-([.R76]*[$Configuration.$B$3])-([.T76]*[$Configuration.$B$3])" office:value-type="float" office:value="65364">
            <text:p>65364</text:p>
          </table:table-cell>
          <table:table-cell table:formula="oooc:=[.H76]" office:value-type="float" office:value="65364">
            <text:p>65364</text:p>
          </table:table-cell>
          <table:table-cell office:value-type="float" office:value="0">
            <text:p>0</text:p>
          </table:table-cell>
          <table:table-cell table:formula="oooc:=[.J7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6];0;[.I76])+[.K76]+[$Configuration.$B$19]" office:value-type="float" office:value="65408">
            <text:p>65408</text:p>
          </table:table-cell>
          <table:table-cell table:formula="oooc:=CEILING([.O76];[$Configuration.$B$3])/[$Configuration.$B$3]" office:value-type="float" office:value="511">
            <text:p>511</text:p>
          </table:table-cell>
          <table:table-cell table:formula="oooc:=IF([.L76];IF([.K76]&gt;0;[$Configuration.$B$21]+[.K76];[$Configuration.$B$20]);0)" office:value-type="float" office:value="32">
            <text:p>32</text:p>
          </table:table-cell>
          <table:table-cell table:formula="oooc:=CEILING([.Q76];[$Configuration.$B$3])/[$Configuration.$B$3]" office:value-type="float" office:value="1">
            <text:p>1</text:p>
          </table:table-cell>
          <table:table-cell table:formula="oooc:=IF(AND([$Configuration.$B$27];[.L76];[.K76]&gt;0);[$Configuration.$B$22]+[.K76];0)" office:value-type="float" office:value="0">
            <text:p>0</text:p>
          </table:table-cell>
          <table:table-cell table:formula="oooc:=CEILING([.S76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76]+1" office:value-type="float" office:value="62">
            <text:p>6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77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77]+[.E77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77]*[$Configuration.$B$3]*[$Configuration.$B$4]*[$Configuration.$B$8])-[$Configuration.$B$19]+[.G77]-[.K77]-([.R77]*[$Configuration.$B$3])-([.T77]*[$Configuration.$B$3])" office:value-type="float" office:value="65364">
            <text:p>65364</text:p>
          </table:table-cell>
          <table:table-cell table:formula="oooc:=[.H77]" office:value-type="float" office:value="65364">
            <text:p>65364</text:p>
          </table:table-cell>
          <table:table-cell office:value-type="float" office:value="0">
            <text:p>0</text:p>
          </table:table-cell>
          <table:table-cell table:formula="oooc:=[.J7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7];0;[.I77])+[.K77]+[$Configuration.$B$19]" office:value-type="float" office:value="65408">
            <text:p>65408</text:p>
          </table:table-cell>
          <table:table-cell table:formula="oooc:=CEILING([.O77];[$Configuration.$B$3])/[$Configuration.$B$3]" office:value-type="float" office:value="511">
            <text:p>511</text:p>
          </table:table-cell>
          <table:table-cell table:formula="oooc:=IF([.L77];IF([.K77]&gt;0;[$Configuration.$B$21]+[.K77];[$Configuration.$B$20]);0)" office:value-type="float" office:value="32">
            <text:p>32</text:p>
          </table:table-cell>
          <table:table-cell table:formula="oooc:=CEILING([.Q77];[$Configuration.$B$3])/[$Configuration.$B$3]" office:value-type="float" office:value="1">
            <text:p>1</text:p>
          </table:table-cell>
          <table:table-cell table:formula="oooc:=IF(AND([$Configuration.$B$27];[.L77];[.K77]&gt;0);[$Configuration.$B$22]+[.K77];0)" office:value-type="float" office:value="0">
            <text:p>0</text:p>
          </table:table-cell>
          <table:table-cell table:formula="oooc:=CEILING([.S77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77]+1" office:value-type="float" office:value="63">
            <text:p>6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78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78]+[.E78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78]*[$Configuration.$B$3]*[$Configuration.$B$4]*[$Configuration.$B$8])-[$Configuration.$B$19]+[.G78]-[.K78]-([.R78]*[$Configuration.$B$3])-([.T78]*[$Configuration.$B$3])" office:value-type="float" office:value="65365">
            <text:p>65365</text:p>
          </table:table-cell>
          <table:table-cell table:formula="oooc:=[.H78]" office:value-type="float" office:value="65365">
            <text:p>65365</text:p>
          </table:table-cell>
          <table:table-cell office:value-type="float" office:value="0">
            <text:p>0</text:p>
          </table:table-cell>
          <table:table-cell table:formula="oooc:=[.J78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8];0;[.I78])+[.K78]+[$Configuration.$B$19]" office:value-type="float" office:value="65409">
            <text:p>65409</text:p>
          </table:table-cell>
          <table:table-cell table:formula="oooc:=CEILING([.O78];[$Configuration.$B$3])/[$Configuration.$B$3]" office:value-type="float" office:value="512">
            <text:p>512</text:p>
          </table:table-cell>
          <table:table-cell table:formula="oooc:=IF([.L78];IF([.K78]&gt;0;[$Configuration.$B$21]+[.K78];[$Configuration.$B$20]);0)" office:value-type="float" office:value="32">
            <text:p>32</text:p>
          </table:table-cell>
          <table:table-cell table:formula="oooc:=CEILING([.Q78];[$Configuration.$B$3])/[$Configuration.$B$3]" office:value-type="float" office:value="1">
            <text:p>1</text:p>
          </table:table-cell>
          <table:table-cell table:formula="oooc:=IF(AND([$Configuration.$B$27];[.L78];[.K78]&gt;0);[$Configuration.$B$22]+[.K78];0)" office:value-type="float" office:value="0">
            <text:p>0</text:p>
          </table:table-cell>
          <table:table-cell table:formula="oooc:=CEILING([.S78];[$Configuration.$B$3])/[$Configuration.$B$3]" office:value-type="float" office:value="0">
            <text:p>0</text:p>
          </table:table-cell>
          <table:table-cell office:value-type="string">
            <text:p>1 page incl deq + 1 byte [deq]</text:p>
          </table:table-cell>
        </table:table-row>
        <table:table-row table:style-name="ro2">
          <table:table-cell table:formula="oooc:=[.A78]+1" office:value-type="float" office:value="64">
            <text:p>64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9]/[.C79];1)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[.D79]+[.E79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([.C79]*[$Configuration.$B$3]*[$Configuration.$B$4]*[$Configuration.$B$8])-[$Configuration.$B$19]+[.G79]-[.K79]-([.R79]*[$Configuration.$B$3])-([.T79]*[$Configuration.$B$3])" office:value-type="float" office:value="98132">
            <text:p>98132</text:p>
          </table:table-cell>
          <table:table-cell table:formula="oooc:=[.H79]" office:value-type="float" office:value="98132">
            <text:p>98132</text:p>
          </table:table-cell>
          <table:table-cell office:value-type="float" office:value="0">
            <text:p>0</text:p>
          </table:table-cell>
          <table:table-cell table:formula="oooc:=[.J79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9];0;[.I79])+[.K79]+[$Configuration.$B$19]" office:value-type="float" office:value="98176">
            <text:p>98176</text:p>
          </table:table-cell>
          <table:table-cell table:formula="oooc:=CEILING([.O79];[$Configuration.$B$3])/[$Configuration.$B$3]" office:value-type="float" office:value="767">
            <text:p>767</text:p>
          </table:table-cell>
          <table:table-cell table:formula="oooc:=IF([.L79];IF([.K79]&gt;0;[$Configuration.$B$21]+[.K79];[$Configuration.$B$20]);0)" office:value-type="float" office:value="32">
            <text:p>32</text:p>
          </table:table-cell>
          <table:table-cell table:formula="oooc:=CEILING([.Q79];[$Configuration.$B$3])/[$Configuration.$B$3]" office:value-type="float" office:value="1">
            <text:p>1</text:p>
          </table:table-cell>
          <table:table-cell table:formula="oooc:=IF(AND([$Configuration.$B$27];[.L79];[.K79]&gt;0);[$Configuration.$B$22]+[.K79];0)" office:value-type="float" office:value="0">
            <text:p>0</text:p>
          </table:table-cell>
          <table:table-cell table:formula="oooc:=CEILING([.S79];[$Configuration.$B$3])/[$Configuration.$B$3]" office:value-type="float" office:value="0">
            <text:p>0</text:p>
          </table:table-cell>
          <table:table-cell office:value-type="string">
            <text:p>1.5 pages incl deq [deq]</text:p>
          </table:table-cell>
        </table:table-row>
        <table:table-row table:style-name="ro2">
          <table:table-cell table:formula="oooc:=[.A79]+1" office:value-type="float" office:value="65">
            <text:p>6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80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80]+[.E8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80]*[$Configuration.$B$3]*[$Configuration.$B$4]*[$Configuration.$B$8])-[$Configuration.$B$19]+[.G80]-[.K80]-([.R80]*[$Configuration.$B$3])-([.T80]*[$Configuration.$B$3])" office:value-type="float" office:value="64468">
            <text:p>64468</text:p>
          </table:table-cell>
          <table:table-cell table:formula="oooc:=[.H80]" office:value-type="float" office:value="64468">
            <text:p>64468</text:p>
          </table:table-cell>
          <table:table-cell office:value-type="float" office:value="256">
            <text:p>256</text:p>
          </table:table-cell>
          <table:table-cell table:formula="oooc:=[.J8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0];0;[.I80])+[.K80]+[$Configuration.$B$19]" office:value-type="float" office:value="64768">
            <text:p>64768</text:p>
          </table:table-cell>
          <table:table-cell table:formula="oooc:=CEILING([.O80];[$Configuration.$B$3])/[$Configuration.$B$3]" office:value-type="float" office:value="506">
            <text:p>506</text:p>
          </table:table-cell>
          <table:table-cell table:formula="oooc:=IF([.L80];IF([.K80]&gt;0;[$Configuration.$B$21]+[.K80];[$Configuration.$B$20]);0)" office:value-type="float" office:value="300">
            <text:p>300</text:p>
          </table:table-cell>
          <table:table-cell table:formula="oooc:=CEILING([.Q80];[$Configuration.$B$3])/[$Configuration.$B$3]" office:value-type="float" office:value="3">
            <text:p>3</text:p>
          </table:table-cell>
          <table:table-cell table:formula="oooc:=IF(AND([$Configuration.$B$27];[.L80];[.K80]&gt;0);[$Configuration.$B$22]+[.K80];0)" office:value-type="float" office:value="292">
            <text:p>292</text:p>
          </table:table-cell>
          <table:table-cell table:formula="oooc:=CEILING([.S80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80]+1" office:value-type="float" office:value="66">
            <text:p>6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81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81]+[.E81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81]*[$Configuration.$B$3]*[$Configuration.$B$4]*[$Configuration.$B$8])-[$Configuration.$B$19]+[.G81]-[.K81]-([.R81]*[$Configuration.$B$3])-([.T81]*[$Configuration.$B$3])" office:value-type="float" office:value="64468">
            <text:p>64468</text:p>
          </table:table-cell>
          <table:table-cell table:formula="oooc:=[.H81]" office:value-type="float" office:value="64468">
            <text:p>64468</text:p>
          </table:table-cell>
          <table:table-cell office:value-type="float" office:value="256">
            <text:p>256</text:p>
          </table:table-cell>
          <table:table-cell table:formula="oooc:=[.J8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1];0;[.I81])+[.K81]+[$Configuration.$B$19]" office:value-type="float" office:value="64768">
            <text:p>64768</text:p>
          </table:table-cell>
          <table:table-cell table:formula="oooc:=CEILING([.O81];[$Configuration.$B$3])/[$Configuration.$B$3]" office:value-type="float" office:value="506">
            <text:p>506</text:p>
          </table:table-cell>
          <table:table-cell table:formula="oooc:=IF([.L81];IF([.K81]&gt;0;[$Configuration.$B$21]+[.K81];[$Configuration.$B$20]);0)" office:value-type="float" office:value="300">
            <text:p>300</text:p>
          </table:table-cell>
          <table:table-cell table:formula="oooc:=CEILING([.Q81];[$Configuration.$B$3])/[$Configuration.$B$3]" office:value-type="float" office:value="3">
            <text:p>3</text:p>
          </table:table-cell>
          <table:table-cell table:formula="oooc:=IF(AND([$Configuration.$B$27];[.L81];[.K81]&gt;0);[$Configuration.$B$22]+[.K81];0)" office:value-type="float" office:value="292">
            <text:p>292</text:p>
          </table:table-cell>
          <table:table-cell table:formula="oooc:=CEILING([.S81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81]+1" office:value-type="float" office:value="67">
            <text:p>6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9]/[.C82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82]+[.E82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82]*[$Configuration.$B$3]*[$Configuration.$B$4]*[$Configuration.$B$8])-[$Configuration.$B$19]+[.G82]-[.K82]-([.R82]*[$Configuration.$B$3])-([.T82]*[$Configuration.$B$3])" office:value-type="float" office:value="64469">
            <text:p>64469</text:p>
          </table:table-cell>
          <table:table-cell table:formula="oooc:=[.H82]" office:value-type="float" office:value="64469">
            <text:p>64469</text:p>
          </table:table-cell>
          <table:table-cell office:value-type="float" office:value="256">
            <text:p>256</text:p>
          </table:table-cell>
          <table:table-cell table:formula="oooc:=[.J82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2];0;[.I82])+[.K82]+[$Configuration.$B$19]" office:value-type="float" office:value="64769">
            <text:p>64769</text:p>
          </table:table-cell>
          <table:table-cell table:formula="oooc:=CEILING([.O82];[$Configuration.$B$3])/[$Configuration.$B$3]" office:value-type="float" office:value="507">
            <text:p>507</text:p>
          </table:table-cell>
          <table:table-cell table:formula="oooc:=IF([.L82];IF([.K82]&gt;0;[$Configuration.$B$21]+[.K82];[$Configuration.$B$20]);0)" office:value-type="float" office:value="300">
            <text:p>300</text:p>
          </table:table-cell>
          <table:table-cell table:formula="oooc:=CEILING([.Q82];[$Configuration.$B$3])/[$Configuration.$B$3]" office:value-type="float" office:value="3">
            <text:p>3</text:p>
          </table:table-cell>
          <table:table-cell table:formula="oooc:=IF(AND([$Configuration.$B$27];[.L82];[.K82]&gt;0);[$Configuration.$B$22]+[.K82];0)" office:value-type="float" office:value="292">
            <text:p>292</text:p>
          </table:table-cell>
          <table:table-cell table:formula="oooc:=CEILING([.S82];[$Configuration.$B$3])/[$Configuration.$B$3]" office:value-type="float" office:value="3">
            <text:p>3</text:p>
          </table:table-cell>
          <table:table-cell office:value-type="string">
            <text:p>1 page incl deq &amp; txn + 1 byte [deq txn]</text:p>
          </table:table-cell>
        </table:table-row>
        <table:table-row table:style-name="ro2">
          <table:table-cell table:formula="oooc:=[.A82]+1" office:value-type="float" office:value="68">
            <text:p>68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9]/[.C83];1)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[.D83]+[.E83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([.C83]*[$Configuration.$B$3]*[$Configuration.$B$4]*[$Configuration.$B$8])-[$Configuration.$B$19]+[.G83]-[.K83]-([.R83]*[$Configuration.$B$3])-([.T83]*[$Configuration.$B$3])" office:value-type="float" office:value="97236">
            <text:p>97236</text:p>
          </table:table-cell>
          <table:table-cell table:formula="oooc:=[.H83]" office:value-type="float" office:value="97236">
            <text:p>97236</text:p>
          </table:table-cell>
          <table:table-cell office:value-type="float" office:value="256">
            <text:p>256</text:p>
          </table:table-cell>
          <table:table-cell table:formula="oooc:=[.J83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3];0;[.I83])+[.K83]+[$Configuration.$B$19]" office:value-type="float" office:value="97536">
            <text:p>97536</text:p>
          </table:table-cell>
          <table:table-cell table:formula="oooc:=CEILING([.O83];[$Configuration.$B$3])/[$Configuration.$B$3]" office:value-type="float" office:value="762">
            <text:p>762</text:p>
          </table:table-cell>
          <table:table-cell table:formula="oooc:=IF([.L83];IF([.K83]&gt;0;[$Configuration.$B$21]+[.K83];[$Configuration.$B$20]);0)" office:value-type="float" office:value="300">
            <text:p>300</text:p>
          </table:table-cell>
          <table:table-cell table:formula="oooc:=CEILING([.Q83];[$Configuration.$B$3])/[$Configuration.$B$3]" office:value-type="float" office:value="3">
            <text:p>3</text:p>
          </table:table-cell>
          <table:table-cell table:formula="oooc:=IF(AND([$Configuration.$B$27];[.L83];[.K83]&gt;0);[$Configuration.$B$22]+[.K83];0)" office:value-type="float" office:value="292">
            <text:p>292</text:p>
          </table:table-cell>
          <table:table-cell table:formula="oooc:=CEILING([.S83];[$Configuration.$B$3])/[$Configuration.$B$3]" office:value-type="float" office:value="3">
            <text:p>3</text:p>
          </table:table-cell>
          <table:table-cell office:value-type="string">
            <text:p>1.5 pages incl deq &amp; txn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File transition (from file 0000 to 0001)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83]+1" office:value-type="float" office:value="69">
            <text:p>6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86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86]+[.E86]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([.C86]*[$Configuration.$B$3]*[$Configuration.$B$4]*[$Configuration.$B$8])-[$Configuration.$B$19]+[.G86]-[.K86]-([.R86]*[$Configuration.$B$3])-([.T86]*[$Configuration.$B$3])" office:value-type="float" office:value="65492">
            <text:p>65492</text:p>
          </table:table-cell>
          <table:table-cell table:formula="oooc:=[.H86]" office:value-type="float" office:value="65492">
            <text:p>65492</text:p>
          </table:table-cell>
          <table:table-cell office:value-type="float" office:value="0">
            <text:p>0</text:p>
          </table:table-cell>
          <table:table-cell table:formula="oooc:=[.J8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6];0;[.I86])+[.K86]+[$Configuration.$B$19]" office:value-type="float" office:value="65536">
            <text:p>65536</text:p>
          </table:table-cell>
          <table:table-cell table:formula="oooc:=CEILING([.O86];[$Configuration.$B$3])/[$Configuration.$B$3]" office:value-type="float" office:value="512">
            <text:p>512</text:p>
          </table:table-cell>
          <table:table-cell table:formula="oooc:=IF([.L86];IF([.K86]&gt;0;[$Configuration.$B$21]+[.K86];[$Configuration.$B$20]);0)" office:value-type="float" office:value="0">
            <text:p>0</text:p>
          </table:table-cell>
          <table:table-cell table:formula="oooc:=CEILING([.Q86];[$Configuration.$B$3])/[$Configuration.$B$3]" office:value-type="float" office:value="0">
            <text:p>0</text:p>
          </table:table-cell>
          <table:table-cell table:formula="oooc:=IF(AND([$Configuration.$B$27];[.L86];[.K86]&gt;0);[$Configuration.$B$22]+[.K86];0)" office:value-type="float" office:value="0">
            <text:p>0</text:p>
          </table:table-cell>
          <table:table-cell table:formula="oooc:=CEILING([.S86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86]+1" office:value-type="float" office:value="70">
            <text:p>7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87];1)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D87]+[.E87]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ooc:=([.C87]*[$Configuration.$B$3]*[$Configuration.$B$4]*[$Configuration.$B$8])-[$Configuration.$B$19]+[.G87]-[.K87]-([.R87]*[$Configuration.$B$3])-([.T87]*[$Configuration.$B$3])" office:value-type="float" office:value="65492">
            <text:p>65492</text:p>
          </table:table-cell>
          <table:table-cell table:formula="oooc:=[.H87]" office:value-type="float" office:value="65492">
            <text:p>65492</text:p>
          </table:table-cell>
          <table:table-cell office:value-type="float" office:value="0">
            <text:p>0</text:p>
          </table:table-cell>
          <table:table-cell table:formula="oooc:=[.J87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7];0;[.I87])+[.K87]+[$Configuration.$B$19]" office:value-type="float" office:value="65536">
            <text:p>65536</text:p>
          </table:table-cell>
          <table:table-cell table:formula="oooc:=CEILING([.O87];[$Configuration.$B$3])/[$Configuration.$B$3]" office:value-type="float" office:value="512">
            <text:p>512</text:p>
          </table:table-cell>
          <table:table-cell table:formula="oooc:=IF([.L87];IF([.K87]&gt;0;[$Configuration.$B$21]+[.K87];[$Configuration.$B$20]);0)" office:value-type="float" office:value="0">
            <text:p>0</text:p>
          </table:table-cell>
          <table:table-cell table:formula="oooc:=CEILING([.Q87];[$Configuration.$B$3])/[$Configuration.$B$3]" office:value-type="float" office:value="0">
            <text:p>0</text:p>
          </table:table-cell>
          <table:table-cell table:formula="oooc:=IF(AND([$Configuration.$B$27];[.L87];[.K87]&gt;0);[$Configuration.$B$22]+[.K87];0)" office:value-type="float" office:value="0">
            <text:p>0</text:p>
          </table:table-cell>
          <table:table-cell table:formula="oooc:=CEILING([.S87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87]+1" office:value-type="float" office:value="71">
            <text:p>7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88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88]+[.E88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([.C88]*[$Configuration.$B$3]*[$Configuration.$B$4]*[$Configuration.$B$8])-[$Configuration.$B$19]+[.G88]-[.K88]-([.R88]*[$Configuration.$B$3])-([.T88]*[$Configuration.$B$3])" office:value-type="float" office:value="65493">
            <text:p>65493</text:p>
          </table:table-cell>
          <table:table-cell table:formula="oooc:=[.H88]" office:value-type="float" office:value="65493">
            <text:p>65493</text:p>
          </table:table-cell>
          <table:table-cell office:value-type="float" office:value="0">
            <text:p>0</text:p>
          </table:table-cell>
          <table:table-cell table:formula="oooc:=[.J8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8];0;[.I88])+[.K88]+[$Configuration.$B$19]" office:value-type="float" office:value="65537">
            <text:p>65537</text:p>
          </table:table-cell>
          <table:table-cell table:formula="oooc:=CEILING([.O88];[$Configuration.$B$3])/[$Configuration.$B$3]" office:value-type="float" office:value="513">
            <text:p>513</text:p>
          </table:table-cell>
          <table:table-cell table:formula="oooc:=IF([.L88];IF([.K88]&gt;0;[$Configuration.$B$21]+[.K88];[$Configuration.$B$20]);0)" office:value-type="float" office:value="0">
            <text:p>0</text:p>
          </table:table-cell>
          <table:table-cell table:formula="oooc:=CEILING([.Q88];[$Configuration.$B$3])/[$Configuration.$B$3]" office:value-type="float" office:value="0">
            <text:p>0</text:p>
          </table:table-cell>
          <table:table-cell table:formula="oooc:=IF(AND([$Configuration.$B$27];[.L88];[.K88]&gt;0);[$Configuration.$B$22]+[.K88];0)" office:value-type="float" office:value="0">
            <text:p>0</text:p>
          </table:table-cell>
          <table:table-cell table:formula="oooc:=CEILING([.S88];[$Configuration.$B$3])/[$Configuration.$B$3]" office:value-type="float" office:value="0">
            <text:p>0</text:p>
          </table:table-cell>
          <table:table-cell office:value-type="string">
            <text:p>1 page + 1 byte</text:p>
          </table:table-cell>
        </table:table-row>
        <table:table-row table:style-name="ro2">
          <table:table-cell table:formula="oooc:=[.A88]+1" office:value-type="float" office:value="72">
            <text:p>72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8]/[.C89];1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89]+[.E89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.C89]*[$Configuration.$B$3]*[$Configuration.$B$4]*[$Configuration.$B$8])-[$Configuration.$B$19]+[.G89]-[.K89]-([.R89]*[$Configuration.$B$3])-([.T89]*[$Configuration.$B$3])" office:value-type="float" office:value="163796">
            <text:p>163796</text:p>
          </table:table-cell>
          <table:table-cell table:formula="oooc:=[.H89]" office:value-type="float" office:value="163796">
            <text:p>163796</text:p>
          </table:table-cell>
          <table:table-cell office:value-type="float" office:value="0">
            <text:p>0</text:p>
          </table:table-cell>
          <table:table-cell table:formula="oooc:=[.J8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9];0;[.I89])+[.K89]+[$Configuration.$B$19]" office:value-type="float" office:value="163840">
            <text:p>163840</text:p>
          </table:table-cell>
          <table:table-cell table:formula="oooc:=CEILING([.O89];[$Configuration.$B$3])/[$Configuration.$B$3]" office:value-type="float" office:value="1280">
            <text:p>1280</text:p>
          </table:table-cell>
          <table:table-cell table:formula="oooc:=IF([.L89];IF([.K89]&gt;0;[$Configuration.$B$21]+[.K89];[$Configuration.$B$20]);0)" office:value-type="float" office:value="0">
            <text:p>0</text:p>
          </table:table-cell>
          <table:table-cell table:formula="oooc:=CEILING([.Q89];[$Configuration.$B$3])/[$Configuration.$B$3]" office:value-type="float" office:value="0">
            <text:p>0</text:p>
          </table:table-cell>
          <table:table-cell table:formula="oooc:=IF(AND([$Configuration.$B$27];[.L89];[.K89]&gt;0);[$Configuration.$B$22]+[.K89];0)" office:value-type="float" office:value="0">
            <text:p>0</text:p>
          </table:table-cell>
          <table:table-cell table:formula="oooc:=CEILING([.S89];[$Configuration.$B$3])/[$Configuration.$B$3]" office:value-type="float" office:value="0">
            <text:p>0</text:p>
          </table:table-cell>
          <table:table-cell office:value-type="string">
            <text:p>2.5 pages</text:p>
          </table:table-cell>
        </table:table-row>
        <table:table-row table:style-name="ro2">
          <table:table-cell table:formula="oooc:=[.A89]+1" office:value-type="float" office:value="73">
            <text:p>7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0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90]+[.E90]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([.C90]*[$Configuration.$B$3]*[$Configuration.$B$4]*[$Configuration.$B$8])-[$Configuration.$B$19]+[.G90]-[.K90]-([.R90]*[$Configuration.$B$3])-([.T90]*[$Configuration.$B$3])" office:value-type="float" office:value="65236">
            <text:p>65236</text:p>
          </table:table-cell>
          <table:table-cell table:formula="oooc:=[.H90]" office:value-type="float" office:value="65236">
            <text:p>65236</text:p>
          </table:table-cell>
          <table:table-cell office:value-type="float" office:value="256">
            <text:p>256</text:p>
          </table:table-cell>
          <table:table-cell table:formula="oooc:=[.J90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0];0;[.I90])+[.K90]+[$Configuration.$B$19]" office:value-type="float" office:value="65536">
            <text:p>65536</text:p>
          </table:table-cell>
          <table:table-cell table:formula="oooc:=CEILING([.O90];[$Configuration.$B$3])/[$Configuration.$B$3]" office:value-type="float" office:value="512">
            <text:p>512</text:p>
          </table:table-cell>
          <table:table-cell table:formula="oooc:=IF([.L90];IF([.K90]&gt;0;[$Configuration.$B$21]+[.K90];[$Configuration.$B$20]);0)" office:value-type="float" office:value="0">
            <text:p>0</text:p>
          </table:table-cell>
          <table:table-cell table:formula="oooc:=CEILING([.Q90];[$Configuration.$B$3])/[$Configuration.$B$3]" office:value-type="float" office:value="0">
            <text:p>0</text:p>
          </table:table-cell>
          <table:table-cell table:formula="oooc:=IF(AND([$Configuration.$B$27];[.L90];[.K90]&gt;0);[$Configuration.$B$22]+[.K90];0)" office:value-type="float" office:value="0">
            <text:p>0</text:p>
          </table:table-cell>
          <table:table-cell table:formula="oooc:=CEILING([.S90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90]+1" office:value-type="float" office:value="74">
            <text:p>7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1];1)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D91]+[.E91]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ooc:=([.C91]*[$Configuration.$B$3]*[$Configuration.$B$4]*[$Configuration.$B$8])-[$Configuration.$B$19]+[.G91]-[.K91]-([.R91]*[$Configuration.$B$3])-([.T91]*[$Configuration.$B$3])" office:value-type="float" office:value="65236">
            <text:p>65236</text:p>
          </table:table-cell>
          <table:table-cell table:formula="oooc:=[.H91]" office:value-type="float" office:value="65236">
            <text:p>65236</text:p>
          </table:table-cell>
          <table:table-cell office:value-type="float" office:value="256">
            <text:p>256</text:p>
          </table:table-cell>
          <table:table-cell table:formula="oooc:=[.J91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1];0;[.I91])+[.K91]+[$Configuration.$B$19]" office:value-type="float" office:value="65536">
            <text:p>65536</text:p>
          </table:table-cell>
          <table:table-cell table:formula="oooc:=CEILING([.O91];[$Configuration.$B$3])/[$Configuration.$B$3]" office:value-type="float" office:value="512">
            <text:p>512</text:p>
          </table:table-cell>
          <table:table-cell table:formula="oooc:=IF([.L91];IF([.K91]&gt;0;[$Configuration.$B$21]+[.K91];[$Configuration.$B$20]);0)" office:value-type="float" office:value="0">
            <text:p>0</text:p>
          </table:table-cell>
          <table:table-cell table:formula="oooc:=CEILING([.Q91];[$Configuration.$B$3])/[$Configuration.$B$3]" office:value-type="float" office:value="0">
            <text:p>0</text:p>
          </table:table-cell>
          <table:table-cell table:formula="oooc:=IF(AND([$Configuration.$B$27];[.L91];[.K91]&gt;0);[$Configuration.$B$22]+[.K91];0)" office:value-type="float" office:value="0">
            <text:p>0</text:p>
          </table:table-cell>
          <table:table-cell table:formula="oooc:=CEILING([.S91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91]+1" office:value-type="float" office:value="75">
            <text:p>7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2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92]+[.E92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([.C92]*[$Configuration.$B$3]*[$Configuration.$B$4]*[$Configuration.$B$8])-[$Configuration.$B$19]+[.G92]-[.K92]-([.R92]*[$Configuration.$B$3])-([.T92]*[$Configuration.$B$3])" office:value-type="float" office:value="65237">
            <text:p>65237</text:p>
          </table:table-cell>
          <table:table-cell table:formula="oooc:=[.H92]" office:value-type="float" office:value="65237">
            <text:p>65237</text:p>
          </table:table-cell>
          <table:table-cell office:value-type="float" office:value="256">
            <text:p>256</text:p>
          </table:table-cell>
          <table:table-cell table:formula="oooc:=[.J9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2];0;[.I92])+[.K92]+[$Configuration.$B$19]" office:value-type="float" office:value="65537">
            <text:p>65537</text:p>
          </table:table-cell>
          <table:table-cell table:formula="oooc:=CEILING([.O92];[$Configuration.$B$3])/[$Configuration.$B$3]" office:value-type="float" office:value="513">
            <text:p>513</text:p>
          </table:table-cell>
          <table:table-cell table:formula="oooc:=IF([.L92];IF([.K92]&gt;0;[$Configuration.$B$21]+[.K92];[$Configuration.$B$20]);0)" office:value-type="float" office:value="0">
            <text:p>0</text:p>
          </table:table-cell>
          <table:table-cell table:formula="oooc:=CEILING([.Q92];[$Configuration.$B$3])/[$Configuration.$B$3]" office:value-type="float" office:value="0">
            <text:p>0</text:p>
          </table:table-cell>
          <table:table-cell table:formula="oooc:=IF(AND([$Configuration.$B$27];[.L92];[.K92]&gt;0);[$Configuration.$B$22]+[.K92];0)" office:value-type="float" office:value="0">
            <text:p>0</text:p>
          </table:table-cell>
          <table:table-cell table:formula="oooc:=CEILING([.S92];[$Configuration.$B$3])/[$Configuration.$B$3]" office:value-type="float" office:value="0">
            <text:p>0</text:p>
          </table:table-cell>
          <table:table-cell office:value-type="string">
            <text:p>1 page + 1 byte [txn]</text:p>
          </table:table-cell>
        </table:table-row>
        <table:table-row table:style-name="ro2">
          <table:table-cell table:formula="oooc:=[.A92]+1" office:value-type="float" office:value="76">
            <text:p>76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8]/[.C93];1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93]+[.E93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.C93]*[$Configuration.$B$3]*[$Configuration.$B$4]*[$Configuration.$B$8])-[$Configuration.$B$19]+[.G93]-[.K93]-([.R93]*[$Configuration.$B$3])-([.T93]*[$Configuration.$B$3])" office:value-type="float" office:value="163540">
            <text:p>163540</text:p>
          </table:table-cell>
          <table:table-cell table:formula="oooc:=[.H93]" office:value-type="float" office:value="163540">
            <text:p>163540</text:p>
          </table:table-cell>
          <table:table-cell office:value-type="float" office:value="256">
            <text:p>256</text:p>
          </table:table-cell>
          <table:table-cell table:formula="oooc:=[.J9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3];0;[.I93])+[.K93]+[$Configuration.$B$19]" office:value-type="float" office:value="163840">
            <text:p>163840</text:p>
          </table:table-cell>
          <table:table-cell table:formula="oooc:=CEILING([.O93];[$Configuration.$B$3])/[$Configuration.$B$3]" office:value-type="float" office:value="1280">
            <text:p>1280</text:p>
          </table:table-cell>
          <table:table-cell table:formula="oooc:=IF([.L93];IF([.K93]&gt;0;[$Configuration.$B$21]+[.K93];[$Configuration.$B$20]);0)" office:value-type="float" office:value="0">
            <text:p>0</text:p>
          </table:table-cell>
          <table:table-cell table:formula="oooc:=CEILING([.Q93];[$Configuration.$B$3])/[$Configuration.$B$3]" office:value-type="float" office:value="0">
            <text:p>0</text:p>
          </table:table-cell>
          <table:table-cell table:formula="oooc:=IF(AND([$Configuration.$B$27];[.L93];[.K93]&gt;0);[$Configuration.$B$22]+[.K93];0)" office:value-type="float" office:value="0">
            <text:p>0</text:p>
          </table:table-cell>
          <table:table-cell table:formula="oooc:=CEILING([.S93];[$Configuration.$B$3])/[$Configuration.$B$3]" office:value-type="float" office:value="0">
            <text:p>0</text:p>
          </table:table-cell>
          <table:table-cell office:value-type="string">
            <text:p>2.5 pages [txn]</text:p>
          </table:table-cell>
        </table:table-row>
        <table:table-row table:style-name="ro2">
          <table:table-cell table:formula="oooc:=[.A93]+1" office:value-type="float" office:value="77">
            <text:p>7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4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94]+[.E94]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([.C94]*[$Configuration.$B$3]*[$Configuration.$B$4]*[$Configuration.$B$8])-[$Configuration.$B$19]+[.G94]-[.K94]-([.R94]*[$Configuration.$B$3])-([.T94]*[$Configuration.$B$3])" office:value-type="float" office:value="65364">
            <text:p>65364</text:p>
          </table:table-cell>
          <table:table-cell table:formula="oooc:=[.H94]" office:value-type="float" office:value="65364">
            <text:p>65364</text:p>
          </table:table-cell>
          <table:table-cell office:value-type="float" office:value="0">
            <text:p>0</text:p>
          </table:table-cell>
          <table:table-cell table:formula="oooc:=[.J94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4];0;[.I94])+[.K94]+[$Configuration.$B$19]" office:value-type="float" office:value="65408">
            <text:p>65408</text:p>
          </table:table-cell>
          <table:table-cell table:formula="oooc:=CEILING([.O94];[$Configuration.$B$3])/[$Configuration.$B$3]" office:value-type="float" office:value="511">
            <text:p>511</text:p>
          </table:table-cell>
          <table:table-cell table:formula="oooc:=IF([.L94];IF([.K94]&gt;0;[$Configuration.$B$21]+[.K94];[$Configuration.$B$20]);0)" office:value-type="float" office:value="32">
            <text:p>32</text:p>
          </table:table-cell>
          <table:table-cell table:formula="oooc:=CEILING([.Q94];[$Configuration.$B$3])/[$Configuration.$B$3]" office:value-type="float" office:value="1">
            <text:p>1</text:p>
          </table:table-cell>
          <table:table-cell table:formula="oooc:=IF(AND([$Configuration.$B$27];[.L94];[.K94]&gt;0);[$Configuration.$B$22]+[.K94];0)" office:value-type="float" office:value="0">
            <text:p>0</text:p>
          </table:table-cell>
          <table:table-cell table:formula="oooc:=CEILING([.S94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94]+1" office:value-type="float" office:value="78">
            <text:p>7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5];1)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D95]+[.E95]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ooc:=([.C95]*[$Configuration.$B$3]*[$Configuration.$B$4]*[$Configuration.$B$8])-[$Configuration.$B$19]+[.G95]-[.K95]-([.R95]*[$Configuration.$B$3])-([.T95]*[$Configuration.$B$3])" office:value-type="float" office:value="65364">
            <text:p>65364</text:p>
          </table:table-cell>
          <table:table-cell table:formula="oooc:=[.H95]" office:value-type="float" office:value="65364">
            <text:p>65364</text:p>
          </table:table-cell>
          <table:table-cell office:value-type="float" office:value="0">
            <text:p>0</text:p>
          </table:table-cell>
          <table:table-cell table:formula="oooc:=[.J95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5];0;[.I95])+[.K95]+[$Configuration.$B$19]" office:value-type="float" office:value="65408">
            <text:p>65408</text:p>
          </table:table-cell>
          <table:table-cell table:formula="oooc:=CEILING([.O95];[$Configuration.$B$3])/[$Configuration.$B$3]" office:value-type="float" office:value="511">
            <text:p>511</text:p>
          </table:table-cell>
          <table:table-cell table:formula="oooc:=IF([.L95];IF([.K95]&gt;0;[$Configuration.$B$21]+[.K95];[$Configuration.$B$20]);0)" office:value-type="float" office:value="32">
            <text:p>32</text:p>
          </table:table-cell>
          <table:table-cell table:formula="oooc:=CEILING([.Q95];[$Configuration.$B$3])/[$Configuration.$B$3]" office:value-type="float" office:value="1">
            <text:p>1</text:p>
          </table:table-cell>
          <table:table-cell table:formula="oooc:=IF(AND([$Configuration.$B$27];[.L95];[.K95]&gt;0);[$Configuration.$B$22]+[.K95];0)" office:value-type="float" office:value="0">
            <text:p>0</text:p>
          </table:table-cell>
          <table:table-cell table:formula="oooc:=CEILING([.S95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95]+1" office:value-type="float" office:value="79">
            <text:p>7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6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96]+[.E96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([.C96]*[$Configuration.$B$3]*[$Configuration.$B$4]*[$Configuration.$B$8])-[$Configuration.$B$19]+[.G96]-[.K96]-([.R96]*[$Configuration.$B$3])-([.T96]*[$Configuration.$B$3])" office:value-type="float" office:value="65365">
            <text:p>65365</text:p>
          </table:table-cell>
          <table:table-cell table:formula="oooc:=[.H96]" office:value-type="float" office:value="65365">
            <text:p>65365</text:p>
          </table:table-cell>
          <table:table-cell office:value-type="float" office:value="0">
            <text:p>0</text:p>
          </table:table-cell>
          <table:table-cell table:formula="oooc:=[.J9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6];0;[.I96])+[.K96]+[$Configuration.$B$19]" office:value-type="float" office:value="65409">
            <text:p>65409</text:p>
          </table:table-cell>
          <table:table-cell table:formula="oooc:=CEILING([.O96];[$Configuration.$B$3])/[$Configuration.$B$3]" office:value-type="float" office:value="512">
            <text:p>512</text:p>
          </table:table-cell>
          <table:table-cell table:formula="oooc:=IF([.L96];IF([.K96]&gt;0;[$Configuration.$B$21]+[.K96];[$Configuration.$B$20]);0)" office:value-type="float" office:value="32">
            <text:p>32</text:p>
          </table:table-cell>
          <table:table-cell table:formula="oooc:=CEILING([.Q96];[$Configuration.$B$3])/[$Configuration.$B$3]" office:value-type="float" office:value="1">
            <text:p>1</text:p>
          </table:table-cell>
          <table:table-cell table:formula="oooc:=IF(AND([$Configuration.$B$27];[.L96];[.K96]&gt;0);[$Configuration.$B$22]+[.K96];0)" office:value-type="float" office:value="0">
            <text:p>0</text:p>
          </table:table-cell>
          <table:table-cell table:formula="oooc:=CEILING([.S96];[$Configuration.$B$3])/[$Configuration.$B$3]" office:value-type="float" office:value="0">
            <text:p>0</text:p>
          </table:table-cell>
          <table:table-cell office:value-type="string">
            <text:p>1 page incl deq + 1 byte [deq]</text:p>
          </table:table-cell>
        </table:table-row>
        <table:table-row table:style-name="ro2">
          <table:table-cell table:formula="oooc:=[.A96]+1" office:value-type="float" office:value="80">
            <text:p>80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8]/[.C97];1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97]+[.E97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.C97]*[$Configuration.$B$3]*[$Configuration.$B$4]*[$Configuration.$B$8])-[$Configuration.$B$19]+[.G97]-[.K97]-([.R97]*[$Configuration.$B$3])-([.T97]*[$Configuration.$B$3])" office:value-type="float" office:value="163668">
            <text:p>163668</text:p>
          </table:table-cell>
          <table:table-cell table:formula="oooc:=[.H97]" office:value-type="float" office:value="163668">
            <text:p>163668</text:p>
          </table:table-cell>
          <table:table-cell office:value-type="float" office:value="0">
            <text:p>0</text:p>
          </table:table-cell>
          <table:table-cell table:formula="oooc:=[.J9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7];0;[.I97])+[.K97]+[$Configuration.$B$19]" office:value-type="float" office:value="163712">
            <text:p>163712</text:p>
          </table:table-cell>
          <table:table-cell table:formula="oooc:=CEILING([.O97];[$Configuration.$B$3])/[$Configuration.$B$3]" office:value-type="float" office:value="1279">
            <text:p>1279</text:p>
          </table:table-cell>
          <table:table-cell table:formula="oooc:=IF([.L97];IF([.K97]&gt;0;[$Configuration.$B$21]+[.K97];[$Configuration.$B$20]);0)" office:value-type="float" office:value="32">
            <text:p>32</text:p>
          </table:table-cell>
          <table:table-cell table:formula="oooc:=CEILING([.Q97];[$Configuration.$B$3])/[$Configuration.$B$3]" office:value-type="float" office:value="1">
            <text:p>1</text:p>
          </table:table-cell>
          <table:table-cell table:formula="oooc:=IF(AND([$Configuration.$B$27];[.L97];[.K97]&gt;0);[$Configuration.$B$22]+[.K97];0)" office:value-type="float" office:value="0">
            <text:p>0</text:p>
          </table:table-cell>
          <table:table-cell table:formula="oooc:=CEILING([.S97];[$Configuration.$B$3])/[$Configuration.$B$3]" office:value-type="float" office:value="0">
            <text:p>0</text:p>
          </table:table-cell>
          <table:table-cell office:value-type="string">
            <text:p>2.5 pages incl deq [deq]</text:p>
          </table:table-cell>
        </table:table-row>
        <table:table-row table:style-name="ro2">
          <table:table-cell table:formula="oooc:=[.A97]+1" office:value-type="float" office:value="81">
            <text:p>8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8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98]+[.E98]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([.C98]*[$Configuration.$B$3]*[$Configuration.$B$4]*[$Configuration.$B$8])-[$Configuration.$B$19]+[.G98]-[.K98]-([.R98]*[$Configuration.$B$3])-([.T98]*[$Configuration.$B$3])" office:value-type="float" office:value="64468">
            <text:p>64468</text:p>
          </table:table-cell>
          <table:table-cell table:formula="oooc:=[.H98]" office:value-type="float" office:value="64468">
            <text:p>64468</text:p>
          </table:table-cell>
          <table:table-cell office:value-type="float" office:value="256">
            <text:p>256</text:p>
          </table:table-cell>
          <table:table-cell table:formula="oooc:=[.J98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8];0;[.I98])+[.K98]+[$Configuration.$B$19]" office:value-type="float" office:value="64768">
            <text:p>64768</text:p>
          </table:table-cell>
          <table:table-cell table:formula="oooc:=CEILING([.O98];[$Configuration.$B$3])/[$Configuration.$B$3]" office:value-type="float" office:value="506">
            <text:p>506</text:p>
          </table:table-cell>
          <table:table-cell table:formula="oooc:=IF([.L98];IF([.K98]&gt;0;[$Configuration.$B$21]+[.K98];[$Configuration.$B$20]);0)" office:value-type="float" office:value="300">
            <text:p>300</text:p>
          </table:table-cell>
          <table:table-cell table:formula="oooc:=CEILING([.Q98];[$Configuration.$B$3])/[$Configuration.$B$3]" office:value-type="float" office:value="3">
            <text:p>3</text:p>
          </table:table-cell>
          <table:table-cell table:formula="oooc:=IF(AND([$Configuration.$B$27];[.L98];[.K98]&gt;0);[$Configuration.$B$22]+[.K98];0)" office:value-type="float" office:value="292">
            <text:p>292</text:p>
          </table:table-cell>
          <table:table-cell table:formula="oooc:=CEILING([.S98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98]+1" office:value-type="float" office:value="82">
            <text:p>8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99];1)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D99]+[.E99]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ooc:=([.C99]*[$Configuration.$B$3]*[$Configuration.$B$4]*[$Configuration.$B$8])-[$Configuration.$B$19]+[.G99]-[.K99]-([.R99]*[$Configuration.$B$3])-([.T99]*[$Configuration.$B$3])" office:value-type="float" office:value="64468">
            <text:p>64468</text:p>
          </table:table-cell>
          <table:table-cell table:formula="oooc:=[.H99]" office:value-type="float" office:value="64468">
            <text:p>64468</text:p>
          </table:table-cell>
          <table:table-cell office:value-type="float" office:value="256">
            <text:p>256</text:p>
          </table:table-cell>
          <table:table-cell table:formula="oooc:=[.J99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9];0;[.I99])+[.K99]+[$Configuration.$B$19]" office:value-type="float" office:value="64768">
            <text:p>64768</text:p>
          </table:table-cell>
          <table:table-cell table:formula="oooc:=CEILING([.O99];[$Configuration.$B$3])/[$Configuration.$B$3]" office:value-type="float" office:value="506">
            <text:p>506</text:p>
          </table:table-cell>
          <table:table-cell table:formula="oooc:=IF([.L99];IF([.K99]&gt;0;[$Configuration.$B$21]+[.K99];[$Configuration.$B$20]);0)" office:value-type="float" office:value="300">
            <text:p>300</text:p>
          </table:table-cell>
          <table:table-cell table:formula="oooc:=CEILING([.Q99];[$Configuration.$B$3])/[$Configuration.$B$3]" office:value-type="float" office:value="3">
            <text:p>3</text:p>
          </table:table-cell>
          <table:table-cell table:formula="oooc:=IF(AND([$Configuration.$B$27];[.L99];[.K99]&gt;0);[$Configuration.$B$22]+[.K99];0)" office:value-type="float" office:value="292">
            <text:p>292</text:p>
          </table:table-cell>
          <table:table-cell table:formula="oooc:=CEILING([.S99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99]+1" office:value-type="float" office:value="83">
            <text:p>8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8]/[.C100];1)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ooc:=[.D100]+[.E100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([.C100]*[$Configuration.$B$3]*[$Configuration.$B$4]*[$Configuration.$B$8])-[$Configuration.$B$19]+[.G100]-[.K100]-([.R100]*[$Configuration.$B$3])-([.T100]*[$Configuration.$B$3])" office:value-type="float" office:value="64469">
            <text:p>64469</text:p>
          </table:table-cell>
          <table:table-cell table:formula="oooc:=[.H100]" office:value-type="float" office:value="64469">
            <text:p>64469</text:p>
          </table:table-cell>
          <table:table-cell office:value-type="float" office:value="256">
            <text:p>256</text:p>
          </table:table-cell>
          <table:table-cell table:formula="oooc:=[.J10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00];0;[.I100])+[.K100]+[$Configuration.$B$19]" office:value-type="float" office:value="64769">
            <text:p>64769</text:p>
          </table:table-cell>
          <table:table-cell table:formula="oooc:=CEILING([.O100];[$Configuration.$B$3])/[$Configuration.$B$3]" office:value-type="float" office:value="507">
            <text:p>507</text:p>
          </table:table-cell>
          <table:table-cell table:formula="oooc:=IF([.L100];IF([.K100]&gt;0;[$Configuration.$B$21]+[.K100];[$Configuration.$B$20]);0)" office:value-type="float" office:value="300">
            <text:p>300</text:p>
          </table:table-cell>
          <table:table-cell table:formula="oooc:=CEILING([.Q100];[$Configuration.$B$3])/[$Configuration.$B$3]" office:value-type="float" office:value="3">
            <text:p>3</text:p>
          </table:table-cell>
          <table:table-cell table:formula="oooc:=IF(AND([$Configuration.$B$27];[.L100];[.K100]&gt;0);[$Configuration.$B$22]+[.K100];0)" office:value-type="float" office:value="292">
            <text:p>292</text:p>
          </table:table-cell>
          <table:table-cell table:formula="oooc:=CEILING([.S100];[$Configuration.$B$3])/[$Configuration.$B$3]" office:value-type="float" office:value="3">
            <text:p>3</text:p>
          </table:table-cell>
          <table:table-cell office:value-type="string">
            <text:p>1 page incl deq &amp; txn + 1 byte [deq txn]</text:p>
          </table:table-cell>
        </table:table-row>
        <table:table-row table:style-name="ro2">
          <table:table-cell table:formula="oooc:=[.A100]+1" office:value-type="float" office:value="84">
            <text:p>84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8]/[.C101];1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01]+[.E101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.C101]*[$Configuration.$B$3]*[$Configuration.$B$4]*[$Configuration.$B$8])-[$Configuration.$B$19]+[.G101]-[.K101]-([.R101]*[$Configuration.$B$3])-([.T101]*[$Configuration.$B$3])" office:value-type="float" office:value="162772">
            <text:p>162772</text:p>
          </table:table-cell>
          <table:table-cell table:formula="oooc:=[.H101]" office:value-type="float" office:value="162772">
            <text:p>162772</text:p>
          </table:table-cell>
          <table:table-cell office:value-type="float" office:value="256">
            <text:p>256</text:p>
          </table:table-cell>
          <table:table-cell table:formula="oooc:=[.J10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01];0;[.I101])+[.K101]+[$Configuration.$B$19]" office:value-type="float" office:value="163072">
            <text:p>163072</text:p>
          </table:table-cell>
          <table:table-cell table:formula="oooc:=CEILING([.O101];[$Configuration.$B$3])/[$Configuration.$B$3]" office:value-type="float" office:value="1274">
            <text:p>1274</text:p>
          </table:table-cell>
          <table:table-cell table:formula="oooc:=IF([.L101];IF([.K101]&gt;0;[$Configuration.$B$21]+[.K101];[$Configuration.$B$20]);0)" office:value-type="float" office:value="300">
            <text:p>300</text:p>
          </table:table-cell>
          <table:table-cell table:formula="oooc:=CEILING([.Q101];[$Configuration.$B$3])/[$Configuration.$B$3]" office:value-type="float" office:value="3">
            <text:p>3</text:p>
          </table:table-cell>
          <table:table-cell table:formula="oooc:=IF(AND([$Configuration.$B$27];[.L101];[.K101]&gt;0);[$Configuration.$B$22]+[.K101];0)" office:value-type="float" office:value="292">
            <text:p>292</text:p>
          </table:table-cell>
          <table:table-cell table:formula="oooc:=CEILING([.S101];[$Configuration.$B$3])/[$Configuration.$B$3]" office:value-type="float" office:value="3">
            <text:p>3</text:p>
          </table:table-cell>
          <table:table-cell office:value-type="string">
            <text:p>2.5 pages incl deq &amp; txn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File rollover (from file 0007 to 0000) - RHM_WRONLY req'd for auto-dequeue == FALS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101]+1" office:value-type="float" office:value="85">
            <text:p>85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4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4]+[.E104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04]*[$Configuration.$B$3]*[$Configuration.$B$4]*[$Configuration.$B$5])-[$Configuration.$B$19]+[.G104]-[.K104]-([.R104]*[$Configuration.$B$3])-([.T104]*[$Configuration.$B$3])" office:value-type="float" office:value="786388">
            <text:p>786388</text:p>
          </table:table-cell>
          <table:table-cell table:formula="oooc:=[.H104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0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4];0;[.I104])+[.K104]+[$Configuration.$B$19]" office:value-type="float" office:value="786432">
            <text:p>786432</text:p>
          </table:table-cell>
          <table:table-cell table:formula="oooc:=CEILING([.O104];[$Configuration.$B$3])/[$Configuration.$B$3]" office:value-type="float" office:value="6144">
            <text:p>6144</text:p>
          </table:table-cell>
          <table:table-cell table:formula="oooc:=IF([.L104];IF([.K104]&gt;0;[$Configuration.$B$21]+[.K104];[$Configuration.$B$20]);0)" office:value-type="float" office:value="0">
            <text:p>0</text:p>
          </table:table-cell>
          <table:table-cell table:formula="oooc:=CEILING([.Q104];[$Configuration.$B$3])/[$Configuration.$B$3]" office:value-type="float" office:value="0">
            <text:p>0</text:p>
          </table:table-cell>
          <table:table-cell table:formula="oooc:=IF(AND([$Configuration.$B$27];[.L104];[.K104]&gt;0);[$Configuration.$B$22]+[.K104];0)" office:value-type="float" office:value="0">
            <text:p>0</text:p>
          </table:table-cell>
          <table:table-cell table:formula="oooc:=CEILING([.S104];[$Configuration.$B$3])/[$Configuration.$B$3]" office:value-type="float" office:value="0">
            <text:p>0</text:p>
          </table:table-cell>
          <table:table-cell office:value-type="string">
            <text:p>12 pages = ½ file</text:p>
          </table:table-cell>
        </table:table-row>
        <table:table-row table:style-name="ro2">
          <table:table-cell table:formula="oooc:=[.A104]+1" office:value-type="float" office:value="86">
            <text:p>86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5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5]+[.E105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05]*[$Configuration.$B$3]*[$Configuration.$B$4]*[$Configuration.$B$5])-[$Configuration.$B$19]+[.G105]-[.K105]-([.R105]*[$Configuration.$B$3])-([.T105]*[$Configuration.$B$3])" office:value-type="float" office:value="786132">
            <text:p>786132</text:p>
          </table:table-cell>
          <table:table-cell table:formula="oooc:=[.H105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0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5];0;[.I105])+[.K105]+[$Configuration.$B$19]" office:value-type="float" office:value="786432">
            <text:p>786432</text:p>
          </table:table-cell>
          <table:table-cell table:formula="oooc:=CEILING([.O105];[$Configuration.$B$3])/[$Configuration.$B$3]" office:value-type="float" office:value="6144">
            <text:p>6144</text:p>
          </table:table-cell>
          <table:table-cell table:formula="oooc:=IF([.L105];IF([.K105]&gt;0;[$Configuration.$B$21]+[.K105];[$Configuration.$B$20]);0)" office:value-type="float" office:value="0">
            <text:p>0</text:p>
          </table:table-cell>
          <table:table-cell table:formula="oooc:=CEILING([.Q105];[$Configuration.$B$3])/[$Configuration.$B$3]" office:value-type="float" office:value="0">
            <text:p>0</text:p>
          </table:table-cell>
          <table:table-cell table:formula="oooc:=IF(AND([$Configuration.$B$27];[.L105];[.K105]&gt;0);[$Configuration.$B$22]+[.K105];0)" office:value-type="float" office:value="0">
            <text:p>0</text:p>
          </table:table-cell>
          <table:table-cell table:formula="oooc:=CEILING([.S105];[$Configuration.$B$3])/[$Configuration.$B$3]" office:value-type="float" office:value="0">
            <text:p>0</text:p>
          </table:table-cell>
          <table:table-cell office:value-type="string">
            <text:p>12 pages = ½ file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Multi-page messages (large messages) - tests various paths in encoder.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105]+1" office:value-type="float" office:value="87">
            <text:p>8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08]+[.E10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08]*[$Configuration.$B$3]*[$Configuration.$B$4]*[$Configuration.$B$8])-[$Configuration.$B$19]+[.G108]-[.K108]-([.R108]*[$Configuration.$B$3])-([.T108]*[$Configuration.$B$3])" office:value-type="float" office:value="65492">
            <text:p>65492</text:p>
          </table:table-cell>
          <table:table-cell table:formula="oooc:=[.H108]" office:value-type="float" office:value="65492">
            <text:p>65492</text:p>
          </table:table-cell>
          <table:table-cell office:value-type="float" office:value="0">
            <text:p>0</text:p>
          </table:table-cell>
          <table:table-cell table:formula="oooc:=[.J10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8];0;[.I108])+[.K108]+[$Configuration.$B$19]" office:value-type="float" office:value="65536">
            <text:p>65536</text:p>
          </table:table-cell>
          <table:table-cell table:formula="oooc:=CEILING([.O108];[$Configuration.$B$3])/[$Configuration.$B$3]" office:value-type="float" office:value="512">
            <text:p>512</text:p>
          </table:table-cell>
          <table:table-cell table:formula="oooc:=IF([.L108];IF([.K108]&gt;0;[$Configuration.$B$21]+[.K108];[$Configuration.$B$20]);0)" office:value-type="float" office:value="0">
            <text:p>0</text:p>
          </table:table-cell>
          <table:table-cell table:formula="oooc:=CEILING([.Q108];[$Configuration.$B$3])/[$Configuration.$B$3]" office:value-type="float" office:value="0">
            <text:p>0</text:p>
          </table:table-cell>
          <table:table-cell table:formula="oooc:=IF(AND([$Configuration.$B$27];[.L108];[.K108]&gt;0);[$Configuration.$B$22]+[.K108];0)" office:value-type="float" office:value="0">
            <text:p>0</text:p>
          </table:table-cell>
          <table:table-cell table:formula="oooc:=CEILING([.S108];[$Configuration.$B$3])/[$Configuration.$B$3]" office:value-type="float" office:value="0">
            <text:p>0</text:p>
          </table:table-cell>
          <table:table-cell office:value-type="string">
            <text:p>data 1 page</text:p>
          </table:table-cell>
        </table:table-row>
        <table:table-row table:style-name="ro2">
          <table:table-cell table:formula="oooc:=[.A108]+1" office:value-type="float" office:value="88">
            <text:p>8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09]+[.E10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09]*[$Configuration.$B$3]*[$Configuration.$B$4]*[$Configuration.$B$8])-[$Configuration.$B$19]+[.G109]-[.K109]-([.R109]*[$Configuration.$B$3])-([.T109]*[$Configuration.$B$3])" office:value-type="float" office:value="65493">
            <text:p>65493</text:p>
          </table:table-cell>
          <table:table-cell table:formula="oooc:=[.H109]" office:value-type="float" office:value="65493">
            <text:p>65493</text:p>
          </table:table-cell>
          <table:table-cell office:value-type="float" office:value="0">
            <text:p>0</text:p>
          </table:table-cell>
          <table:table-cell table:formula="oooc:=[.J10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9];0;[.I109])+[.K109]+[$Configuration.$B$19]" office:value-type="float" office:value="65537">
            <text:p>65537</text:p>
          </table:table-cell>
          <table:table-cell table:formula="oooc:=CEILING([.O109];[$Configuration.$B$3])/[$Configuration.$B$3]" office:value-type="float" office:value="513">
            <text:p>513</text:p>
          </table:table-cell>
          <table:table-cell table:formula="oooc:=IF([.L109];IF([.K109]&gt;0;[$Configuration.$B$21]+[.K109];[$Configuration.$B$20]);0)" office:value-type="float" office:value="0">
            <text:p>0</text:p>
          </table:table-cell>
          <table:table-cell table:formula="oooc:=CEILING([.Q109];[$Configuration.$B$3])/[$Configuration.$B$3]" office:value-type="float" office:value="0">
            <text:p>0</text:p>
          </table:table-cell>
          <table:table-cell table:formula="oooc:=IF(AND([$Configuration.$B$27];[.L109];[.K109]&gt;0);[$Configuration.$B$22]+[.K109];0)" office:value-type="float" office:value="0">
            <text:p>0</text:p>
          </table:table-cell>
          <table:table-cell table:formula="oooc:=CEILING([.S109];[$Configuration.$B$3])/[$Configuration.$B$3]" office:value-type="float" office:value="0">
            <text:p>0</text:p>
          </table:table-cell>
          <table:table-cell office:value-type="string">
            <text:p>data 1 page + 1 byte (tail split; 1 byte over page boundary)</text:p>
          </table:table-cell>
        </table:table-row>
        <table:table-row table:style-name="ro2">
          <table:table-cell table:formula="oooc:=[.A109]+1" office:value-type="float" office:value="89">
            <text:p>8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0]+[.E110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ooc:=([.C110]*[$Configuration.$B$3]*[$Configuration.$B$4]*[$Configuration.$B$8])-[$Configuration.$B$19]+[.G110]-[.K110]-([.R110]*[$Configuration.$B$3])-([.T110]*[$Configuration.$B$3])" office:value-type="float" office:value="65503">
            <text:p>65503</text:p>
          </table:table-cell>
          <table:table-cell table:formula="oooc:=[.H110]" office:value-type="float" office:value="65503">
            <text:p>65503</text:p>
          </table:table-cell>
          <table:table-cell office:value-type="float" office:value="0">
            <text:p>0</text:p>
          </table:table-cell>
          <table:table-cell table:formula="oooc:=[.J11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0];0;[.I110])+[.K110]+[$Configuration.$B$19]" office:value-type="float" office:value="65547">
            <text:p>65547</text:p>
          </table:table-cell>
          <table:table-cell table:formula="oooc:=CEILING([.O110];[$Configuration.$B$3])/[$Configuration.$B$3]" office:value-type="float" office:value="513">
            <text:p>513</text:p>
          </table:table-cell>
          <table:table-cell table:formula="oooc:=IF([.L110];IF([.K110]&gt;0;[$Configuration.$B$21]+[.K110];[$Configuration.$B$20]);0)" office:value-type="float" office:value="0">
            <text:p>0</text:p>
          </table:table-cell>
          <table:table-cell table:formula="oooc:=CEILING([.Q110];[$Configuration.$B$3])/[$Configuration.$B$3]" office:value-type="float" office:value="0">
            <text:p>0</text:p>
          </table:table-cell>
          <table:table-cell table:formula="oooc:=IF(AND([$Configuration.$B$27];[.L110];[.K110]&gt;0);[$Configuration.$B$22]+[.K110];0)" office:value-type="float" office:value="0">
            <text:p>0</text:p>
          </table:table-cell>
          <table:table-cell table:formula="oooc:=CEILING([.S110];[$Configuration.$B$3])/[$Configuration.$B$3]" office:value-type="float" office:value="0">
            <text:p>0</text:p>
          </table:table-cell>
          <table:table-cell office:value-type="string">
            <text:p>data 1 page + 11 bytes (tail split; 11 bytes over page boundary)</text:p>
          </table:table-cell>
        </table:table-row>
        <table:table-row table:style-name="ro2">
          <table:table-cell table:formula="oooc:=[.A110]+1" office:value-type="float" office:value="90">
            <text:p>9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1]+[.E111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ooc:=([.C111]*[$Configuration.$B$3]*[$Configuration.$B$4]*[$Configuration.$B$8])-[$Configuration.$B$19]+[.G111]-[.K111]-([.R111]*[$Configuration.$B$3])-([.T111]*[$Configuration.$B$3])" office:value-type="float" office:value="65504">
            <text:p>65504</text:p>
          </table:table-cell>
          <table:table-cell table:formula="oooc:=[.H111]" office:value-type="float" office:value="65504">
            <text:p>65504</text:p>
          </table:table-cell>
          <table:table-cell office:value-type="float" office:value="0">
            <text:p>0</text:p>
          </table:table-cell>
          <table:table-cell table:formula="oooc:=[.J11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1];0;[.I111])+[.K111]+[$Configuration.$B$19]" office:value-type="float" office:value="65548">
            <text:p>65548</text:p>
          </table:table-cell>
          <table:table-cell table:formula="oooc:=CEILING([.O111];[$Configuration.$B$3])/[$Configuration.$B$3]" office:value-type="float" office:value="513">
            <text:p>513</text:p>
          </table:table-cell>
          <table:table-cell table:formula="oooc:=IF([.L111];IF([.K111]&gt;0;[$Configuration.$B$21]+[.K111];[$Configuration.$B$20]);0)" office:value-type="float" office:value="0">
            <text:p>0</text:p>
          </table:table-cell>
          <table:table-cell table:formula="oooc:=CEILING([.Q111];[$Configuration.$B$3])/[$Configuration.$B$3]" office:value-type="float" office:value="0">
            <text:p>0</text:p>
          </table:table-cell>
          <table:table-cell table:formula="oooc:=IF(AND([$Configuration.$B$27];[.L111];[.K111]&gt;0);[$Configuration.$B$22]+[.K111];0)" office:value-type="float" office:value="0">
            <text:p>0</text:p>
          </table:table-cell>
          <table:table-cell table:formula="oooc:=CEILING([.S111];[$Configuration.$B$3])/[$Configuration.$B$3]" office:value-type="float" office:value="0">
            <text:p>0</text:p>
          </table:table-cell>
          <table:table-cell office:value-type="string">
            <text:p>data 1 page + 12 bytes (tail separated exactly onto next page)</text:p>
          </table:table-cell>
        </table:table-row>
        <table:table-row table:style-name="ro2">
          <table:table-cell table:formula="oooc:=[.A111]+1" office:value-type="float" office:value="91">
            <text:p>9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2]+[.E112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ooc:=([.C112]*[$Configuration.$B$3]*[$Configuration.$B$4]*[$Configuration.$B$8])-[$Configuration.$B$19]+[.G112]-[.K112]-([.R112]*[$Configuration.$B$3])-([.T112]*[$Configuration.$B$3])" office:value-type="float" office:value="65505">
            <text:p>65505</text:p>
          </table:table-cell>
          <table:table-cell table:formula="oooc:=[.H112]" office:value-type="float" office:value="65505">
            <text:p>65505</text:p>
          </table:table-cell>
          <table:table-cell office:value-type="float" office:value="0">
            <text:p>0</text:p>
          </table:table-cell>
          <table:table-cell table:formula="oooc:=[.J11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2];0;[.I112])+[.K112]+[$Configuration.$B$19]" office:value-type="float" office:value="65549">
            <text:p>65549</text:p>
          </table:table-cell>
          <table:table-cell table:formula="oooc:=CEILING([.O112];[$Configuration.$B$3])/[$Configuration.$B$3]" office:value-type="float" office:value="513">
            <text:p>513</text:p>
          </table:table-cell>
          <table:table-cell table:formula="oooc:=IF([.L112];IF([.K112]&gt;0;[$Configuration.$B$21]+[.K112];[$Configuration.$B$20]);0)" office:value-type="float" office:value="0">
            <text:p>0</text:p>
          </table:table-cell>
          <table:table-cell table:formula="oooc:=CEILING([.Q112];[$Configuration.$B$3])/[$Configuration.$B$3]" office:value-type="float" office:value="0">
            <text:p>0</text:p>
          </table:table-cell>
          <table:table-cell table:formula="oooc:=IF(AND([$Configuration.$B$27];[.L112];[.K112]&gt;0);[$Configuration.$B$22]+[.K112];0)" office:value-type="float" office:value="0">
            <text:p>0</text:p>
          </table:table-cell>
          <table:table-cell table:formula="oooc:=CEILING([.S112];[$Configuration.$B$3])/[$Configuration.$B$3]" office:value-type="float" office:value="0">
            <text:p>0</text:p>
          </table:table-cell>
          <table:table-cell office:value-type="string">
            <text:p>data 1 page + 13 bytes (data split; 1 byte over page boundary)</text:p>
          </table:table-cell>
        </table:table-row>
        <table:table-row table:style-name="ro2">
          <table:table-cell table:formula="oooc:=[.A112]+1" office:value-type="float" office:value="92">
            <text:p>9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3]+[.E113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13]*[$Configuration.$B$3]*[$Configuration.$B$4]*[$Configuration.$B$8])-[$Configuration.$B$19]+[.G113]-[.K113]-([.R113]*[$Configuration.$B$3])-([.T113]*[$Configuration.$B$3])" office:value-type="float" office:value="65236">
            <text:p>65236</text:p>
          </table:table-cell>
          <table:table-cell table:formula="oooc:=[.H113]" office:value-type="float" office:value="65236">
            <text:p>65236</text:p>
          </table:table-cell>
          <table:table-cell office:value-type="float" office:value="256">
            <text:p>256</text:p>
          </table:table-cell>
          <table:table-cell table:formula="oooc:=[.J11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3];0;[.I113])+[.K113]+[$Configuration.$B$19]" office:value-type="float" office:value="65536">
            <text:p>65536</text:p>
          </table:table-cell>
          <table:table-cell table:formula="oooc:=CEILING([.O113];[$Configuration.$B$3])/[$Configuration.$B$3]" office:value-type="float" office:value="512">
            <text:p>512</text:p>
          </table:table-cell>
          <table:table-cell table:formula="oooc:=IF([.L113];IF([.K113]&gt;0;[$Configuration.$B$21]+[.K113];[$Configuration.$B$20]);0)" office:value-type="float" office:value="0">
            <text:p>0</text:p>
          </table:table-cell>
          <table:table-cell table:formula="oooc:=CEILING([.Q113];[$Configuration.$B$3])/[$Configuration.$B$3]" office:value-type="float" office:value="0">
            <text:p>0</text:p>
          </table:table-cell>
          <table:table-cell table:formula="oooc:=IF(AND([$Configuration.$B$27];[.L113];[.K113]&gt;0);[$Configuration.$B$22]+[.K113];0)" office:value-type="float" office:value="0">
            <text:p>0</text:p>
          </table:table-cell>
          <table:table-cell table:formula="oooc:=CEILING([.S113];[$Configuration.$B$3])/[$Configuration.$B$3]" office:value-type="float" office:value="0">
            <text:p>0</text:p>
          </table:table-cell>
          <table:table-cell office:value-type="string">
            <text:p>data 1 page [txn]</text:p>
          </table:table-cell>
        </table:table-row>
        <table:table-row table:style-name="ro2">
          <table:table-cell table:formula="oooc:=[.A113]+1" office:value-type="float" office:value="93">
            <text:p>9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4]+[.E114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14]*[$Configuration.$B$3]*[$Configuration.$B$4]*[$Configuration.$B$8])-[$Configuration.$B$19]+[.G114]-[.K114]-([.R114]*[$Configuration.$B$3])-([.T114]*[$Configuration.$B$3])" office:value-type="float" office:value="65237">
            <text:p>65237</text:p>
          </table:table-cell>
          <table:table-cell table:formula="oooc:=[.H114]" office:value-type="float" office:value="65237">
            <text:p>65237</text:p>
          </table:table-cell>
          <table:table-cell office:value-type="float" office:value="256">
            <text:p>256</text:p>
          </table:table-cell>
          <table:table-cell table:formula="oooc:=[.J11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4];0;[.I114])+[.K114]+[$Configuration.$B$19]" office:value-type="float" office:value="65537">
            <text:p>65537</text:p>
          </table:table-cell>
          <table:table-cell table:formula="oooc:=CEILING([.O114];[$Configuration.$B$3])/[$Configuration.$B$3]" office:value-type="float" office:value="513">
            <text:p>513</text:p>
          </table:table-cell>
          <table:table-cell table:formula="oooc:=IF([.L114];IF([.K114]&gt;0;[$Configuration.$B$21]+[.K114];[$Configuration.$B$20]);0)" office:value-type="float" office:value="0">
            <text:p>0</text:p>
          </table:table-cell>
          <table:table-cell table:formula="oooc:=CEILING([.Q114];[$Configuration.$B$3])/[$Configuration.$B$3]" office:value-type="float" office:value="0">
            <text:p>0</text:p>
          </table:table-cell>
          <table:table-cell table:formula="oooc:=IF(AND([$Configuration.$B$27];[.L114];[.K114]&gt;0);[$Configuration.$B$22]+[.K114];0)" office:value-type="float" office:value="0">
            <text:p>0</text:p>
          </table:table-cell>
          <table:table-cell table:formula="oooc:=CEILING([.S114];[$Configuration.$B$3])/[$Configuration.$B$3]" office:value-type="float" office:value="0">
            <text:p>0</text:p>
          </table:table-cell>
          <table:table-cell office:value-type="string">
            <text:p>data 1 page + 1 byte (tail split; 1 byte over page boundary) [txn]</text:p>
          </table:table-cell>
        </table:table-row>
        <table:table-row table:style-name="ro2">
          <table:table-cell table:formula="oooc:=[.A114]+1" office:value-type="float" office:value="94">
            <text:p>9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5]+[.E115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ooc:=([.C115]*[$Configuration.$B$3]*[$Configuration.$B$4]*[$Configuration.$B$8])-[$Configuration.$B$19]+[.G115]-[.K115]-([.R115]*[$Configuration.$B$3])-([.T115]*[$Configuration.$B$3])" office:value-type="float" office:value="65247">
            <text:p>65247</text:p>
          </table:table-cell>
          <table:table-cell table:formula="oooc:=[.H115]" office:value-type="float" office:value="65247">
            <text:p>65247</text:p>
          </table:table-cell>
          <table:table-cell office:value-type="float" office:value="256">
            <text:p>256</text:p>
          </table:table-cell>
          <table:table-cell table:formula="oooc:=[.J11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5];0;[.I115])+[.K115]+[$Configuration.$B$19]" office:value-type="float" office:value="65547">
            <text:p>65547</text:p>
          </table:table-cell>
          <table:table-cell table:formula="oooc:=CEILING([.O115];[$Configuration.$B$3])/[$Configuration.$B$3]" office:value-type="float" office:value="513">
            <text:p>513</text:p>
          </table:table-cell>
          <table:table-cell table:formula="oooc:=IF([.L115];IF([.K115]&gt;0;[$Configuration.$B$21]+[.K115];[$Configuration.$B$20]);0)" office:value-type="float" office:value="0">
            <text:p>0</text:p>
          </table:table-cell>
          <table:table-cell table:formula="oooc:=CEILING([.Q115];[$Configuration.$B$3])/[$Configuration.$B$3]" office:value-type="float" office:value="0">
            <text:p>0</text:p>
          </table:table-cell>
          <table:table-cell table:formula="oooc:=IF(AND([$Configuration.$B$27];[.L115];[.K115]&gt;0);[$Configuration.$B$22]+[.K115];0)" office:value-type="float" office:value="0">
            <text:p>0</text:p>
          </table:table-cell>
          <table:table-cell table:formula="oooc:=CEILING([.S115];[$Configuration.$B$3])/[$Configuration.$B$3]" office:value-type="float" office:value="0">
            <text:p>0</text:p>
          </table:table-cell>
          <table:table-cell office:value-type="string">
            <text:p>data 1 page + 11 bytes (tail split; 11 bytes over page boundary) [txn]</text:p>
          </table:table-cell>
        </table:table-row>
        <table:table-row table:style-name="ro2">
          <table:table-cell table:formula="oooc:=[.A115]+1" office:value-type="float" office:value="95">
            <text:p>9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6]+[.E116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ooc:=([.C116]*[$Configuration.$B$3]*[$Configuration.$B$4]*[$Configuration.$B$8])-[$Configuration.$B$19]+[.G116]-[.K116]-([.R116]*[$Configuration.$B$3])-([.T116]*[$Configuration.$B$3])" office:value-type="float" office:value="65248">
            <text:p>65248</text:p>
          </table:table-cell>
          <table:table-cell table:formula="oooc:=[.H116]" office:value-type="float" office:value="65248">
            <text:p>65248</text:p>
          </table:table-cell>
          <table:table-cell office:value-type="float" office:value="256">
            <text:p>256</text:p>
          </table:table-cell>
          <table:table-cell table:formula="oooc:=[.J11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6];0;[.I116])+[.K116]+[$Configuration.$B$19]" office:value-type="float" office:value="65548">
            <text:p>65548</text:p>
          </table:table-cell>
          <table:table-cell table:formula="oooc:=CEILING([.O116];[$Configuration.$B$3])/[$Configuration.$B$3]" office:value-type="float" office:value="513">
            <text:p>513</text:p>
          </table:table-cell>
          <table:table-cell table:formula="oooc:=IF([.L116];IF([.K116]&gt;0;[$Configuration.$B$21]+[.K116];[$Configuration.$B$20]);0)" office:value-type="float" office:value="0">
            <text:p>0</text:p>
          </table:table-cell>
          <table:table-cell table:formula="oooc:=CEILING([.Q116];[$Configuration.$B$3])/[$Configuration.$B$3]" office:value-type="float" office:value="0">
            <text:p>0</text:p>
          </table:table-cell>
          <table:table-cell table:formula="oooc:=IF(AND([$Configuration.$B$27];[.L116];[.K116]&gt;0);[$Configuration.$B$22]+[.K116];0)" office:value-type="float" office:value="0">
            <text:p>0</text:p>
          </table:table-cell>
          <table:table-cell table:formula="oooc:=CEILING([.S116];[$Configuration.$B$3])/[$Configuration.$B$3]" office:value-type="float" office:value="0">
            <text:p>0</text:p>
          </table:table-cell>
          <table:table-cell office:value-type="string">
            <text:p>data 1 page + 12 bytes (tail separated exactly onto next page) [txn]</text:p>
          </table:table-cell>
        </table:table-row>
        <table:table-row table:style-name="ro2">
          <table:table-cell table:formula="oooc:=[.A116]+1" office:value-type="float" office:value="96">
            <text:p>9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7]+[.E117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ooc:=([.C117]*[$Configuration.$B$3]*[$Configuration.$B$4]*[$Configuration.$B$8])-[$Configuration.$B$19]+[.G117]-[.K117]-([.R117]*[$Configuration.$B$3])-([.T117]*[$Configuration.$B$3])" office:value-type="float" office:value="65249">
            <text:p>65249</text:p>
          </table:table-cell>
          <table:table-cell table:formula="oooc:=[.H117]" office:value-type="float" office:value="65249">
            <text:p>65249</text:p>
          </table:table-cell>
          <table:table-cell office:value-type="float" office:value="256">
            <text:p>256</text:p>
          </table:table-cell>
          <table:table-cell table:formula="oooc:=[.J11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7];0;[.I117])+[.K117]+[$Configuration.$B$19]" office:value-type="float" office:value="65549">
            <text:p>65549</text:p>
          </table:table-cell>
          <table:table-cell table:formula="oooc:=CEILING([.O117];[$Configuration.$B$3])/[$Configuration.$B$3]" office:value-type="float" office:value="513">
            <text:p>513</text:p>
          </table:table-cell>
          <table:table-cell table:formula="oooc:=IF([.L117];IF([.K117]&gt;0;[$Configuration.$B$21]+[.K117];[$Configuration.$B$20]);0)" office:value-type="float" office:value="0">
            <text:p>0</text:p>
          </table:table-cell>
          <table:table-cell table:formula="oooc:=CEILING([.Q117];[$Configuration.$B$3])/[$Configuration.$B$3]" office:value-type="float" office:value="0">
            <text:p>0</text:p>
          </table:table-cell>
          <table:table-cell table:formula="oooc:=IF(AND([$Configuration.$B$27];[.L117];[.K117]&gt;0);[$Configuration.$B$22]+[.K117];0)" office:value-type="float" office:value="0">
            <text:p>0</text:p>
          </table:table-cell>
          <table:table-cell table:formula="oooc:=CEILING([.S117];[$Configuration.$B$3])/[$Configuration.$B$3]" office:value-type="float" office:value="0">
            <text:p>0</text:p>
          </table:table-cell>
          <table:table-cell office:value-type="string">
            <text:p>data 1 page + 13 bytes (data split; 1 byte over page boundary) [txn]</text:p>
          </table:table-cell>
        </table:table-row>
        <table:table-row table:style-name="ro2">
          <table:table-cell table:formula="oooc:=[.A117]+1" office:value-type="float" office:value="97">
            <text:p>9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8]+[.E11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18]*[$Configuration.$B$3]*[$Configuration.$B$4]*[$Configuration.$B$8])-[$Configuration.$B$19]+[.G118]-[.K118]-([.R118]*[$Configuration.$B$3])-([.T118]*[$Configuration.$B$3])" office:value-type="float" office:value="131028">
            <text:p>131028</text:p>
          </table:table-cell>
          <table:table-cell table:formula="oooc:=[.H118]" office:value-type="float" office:value="131028">
            <text:p>131028</text:p>
          </table:table-cell>
          <table:table-cell office:value-type="float" office:value="0">
            <text:p>0</text:p>
          </table:table-cell>
          <table:table-cell table:formula="oooc:=[.J11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8];0;[.I118])+[.K118]+[$Configuration.$B$19]" office:value-type="float" office:value="131072">
            <text:p>131072</text:p>
          </table:table-cell>
          <table:table-cell table:formula="oooc:=CEILING([.O118];[$Configuration.$B$3])/[$Configuration.$B$3]" office:value-type="float" office:value="1024">
            <text:p>1024</text:p>
          </table:table-cell>
          <table:table-cell table:formula="oooc:=IF([.L118];IF([.K118]&gt;0;[$Configuration.$B$21]+[.K118];[$Configuration.$B$20]);0)" office:value-type="float" office:value="0">
            <text:p>0</text:p>
          </table:table-cell>
          <table:table-cell table:formula="oooc:=CEILING([.Q118];[$Configuration.$B$3])/[$Configuration.$B$3]" office:value-type="float" office:value="0">
            <text:p>0</text:p>
          </table:table-cell>
          <table:table-cell table:formula="oooc:=IF(AND([$Configuration.$B$27];[.L118];[.K118]&gt;0);[$Configuration.$B$22]+[.K118];0)" office:value-type="float" office:value="0">
            <text:p>0</text:p>
          </table:table-cell>
          <table:table-cell table:formula="oooc:=CEILING([.S118];[$Configuration.$B$3])/[$Configuration.$B$3]" office:value-type="float" office:value="0">
            <text:p>0</text:p>
          </table:table-cell>
          <table:table-cell office:value-type="string">
            <text:p>data 2 pages</text:p>
          </table:table-cell>
        </table:table-row>
        <table:table-row table:style-name="ro2">
          <table:table-cell table:formula="oooc:=[.A118]+1" office:value-type="float" office:value="98">
            <text:p>9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19]+[.E11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19]*[$Configuration.$B$3]*[$Configuration.$B$4]*[$Configuration.$B$8])-[$Configuration.$B$19]+[.G119]-[.K119]-([.R119]*[$Configuration.$B$3])-([.T119]*[$Configuration.$B$3])" office:value-type="float" office:value="131029">
            <text:p>131029</text:p>
          </table:table-cell>
          <table:table-cell table:formula="oooc:=[.H119]" office:value-type="float" office:value="131029">
            <text:p>131029</text:p>
          </table:table-cell>
          <table:table-cell office:value-type="float" office:value="0">
            <text:p>0</text:p>
          </table:table-cell>
          <table:table-cell table:formula="oooc:=[.J11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9];0;[.I119])+[.K119]+[$Configuration.$B$19]" office:value-type="float" office:value="131073">
            <text:p>131073</text:p>
          </table:table-cell>
          <table:table-cell table:formula="oooc:=CEILING([.O119];[$Configuration.$B$3])/[$Configuration.$B$3]" office:value-type="float" office:value="1025">
            <text:p>1025</text:p>
          </table:table-cell>
          <table:table-cell table:formula="oooc:=IF([.L119];IF([.K119]&gt;0;[$Configuration.$B$21]+[.K119];[$Configuration.$B$20]);0)" office:value-type="float" office:value="0">
            <text:p>0</text:p>
          </table:table-cell>
          <table:table-cell table:formula="oooc:=CEILING([.Q119];[$Configuration.$B$3])/[$Configuration.$B$3]" office:value-type="float" office:value="0">
            <text:p>0</text:p>
          </table:table-cell>
          <table:table-cell table:formula="oooc:=IF(AND([$Configuration.$B$27];[.L119];[.K119]&gt;0);[$Configuration.$B$22]+[.K119];0)" office:value-type="float" office:value="0">
            <text:p>0</text:p>
          </table:table-cell>
          <table:table-cell table:formula="oooc:=CEILING([.S119];[$Configuration.$B$3])/[$Configuration.$B$3]" office:value-type="float" office:value="0">
            <text:p>0</text:p>
          </table:table-cell>
          <table:table-cell office:value-type="string">
            <text:p>data 2 pages + 1 byte (tail split; 1 byte over page boundary)</text:p>
          </table:table-cell>
        </table:table-row>
        <table:table-row table:style-name="ro2">
          <table:table-cell table:formula="oooc:=[.A119]+1" office:value-type="float" office:value="99">
            <text:p>9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0]+[.E120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ooc:=([.C120]*[$Configuration.$B$3]*[$Configuration.$B$4]*[$Configuration.$B$8])-[$Configuration.$B$19]+[.G120]-[.K120]-([.R120]*[$Configuration.$B$3])-([.T120]*[$Configuration.$B$3])" office:value-type="float" office:value="131039">
            <text:p>131039</text:p>
          </table:table-cell>
          <table:table-cell table:formula="oooc:=[.H120]" office:value-type="float" office:value="131039">
            <text:p>131039</text:p>
          </table:table-cell>
          <table:table-cell office:value-type="float" office:value="0">
            <text:p>0</text:p>
          </table:table-cell>
          <table:table-cell table:formula="oooc:=[.J12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0];0;[.I120])+[.K120]+[$Configuration.$B$19]" office:value-type="float" office:value="131083">
            <text:p>131083</text:p>
          </table:table-cell>
          <table:table-cell table:formula="oooc:=CEILING([.O120];[$Configuration.$B$3])/[$Configuration.$B$3]" office:value-type="float" office:value="1025">
            <text:p>1025</text:p>
          </table:table-cell>
          <table:table-cell table:formula="oooc:=IF([.L120];IF([.K120]&gt;0;[$Configuration.$B$21]+[.K120];[$Configuration.$B$20]);0)" office:value-type="float" office:value="0">
            <text:p>0</text:p>
          </table:table-cell>
          <table:table-cell table:formula="oooc:=CEILING([.Q120];[$Configuration.$B$3])/[$Configuration.$B$3]" office:value-type="float" office:value="0">
            <text:p>0</text:p>
          </table:table-cell>
          <table:table-cell table:formula="oooc:=IF(AND([$Configuration.$B$27];[.L120];[.K120]&gt;0);[$Configuration.$B$22]+[.K120];0)" office:value-type="float" office:value="0">
            <text:p>0</text:p>
          </table:table-cell>
          <table:table-cell table:formula="oooc:=CEILING([.S120];[$Configuration.$B$3])/[$Configuration.$B$3]" office:value-type="float" office:value="0">
            <text:p>0</text:p>
          </table:table-cell>
          <table:table-cell office:value-type="string">
            <text:p>data 2 pages + 11 bytes (tail split; 11 bytes over page boundary)</text:p>
          </table:table-cell>
        </table:table-row>
        <table:table-row table:style-name="ro2">
          <table:table-cell table:formula="oooc:=[.A120]+1" office:value-type="float" office:value="100">
            <text:p>10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1]+[.E121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ooc:=([.C121]*[$Configuration.$B$3]*[$Configuration.$B$4]*[$Configuration.$B$8])-[$Configuration.$B$19]+[.G121]-[.K121]-([.R121]*[$Configuration.$B$3])-([.T121]*[$Configuration.$B$3])" office:value-type="float" office:value="131040">
            <text:p>131040</text:p>
          </table:table-cell>
          <table:table-cell table:formula="oooc:=[.H121]" office:value-type="float" office:value="131040">
            <text:p>131040</text:p>
          </table:table-cell>
          <table:table-cell office:value-type="float" office:value="0">
            <text:p>0</text:p>
          </table:table-cell>
          <table:table-cell table:formula="oooc:=[.J12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1];0;[.I121])+[.K121]+[$Configuration.$B$19]" office:value-type="float" office:value="131084">
            <text:p>131084</text:p>
          </table:table-cell>
          <table:table-cell table:formula="oooc:=CEILING([.O121];[$Configuration.$B$3])/[$Configuration.$B$3]" office:value-type="float" office:value="1025">
            <text:p>1025</text:p>
          </table:table-cell>
          <table:table-cell table:formula="oooc:=IF([.L121];IF([.K121]&gt;0;[$Configuration.$B$21]+[.K121];[$Configuration.$B$20]);0)" office:value-type="float" office:value="0">
            <text:p>0</text:p>
          </table:table-cell>
          <table:table-cell table:formula="oooc:=CEILING([.Q121];[$Configuration.$B$3])/[$Configuration.$B$3]" office:value-type="float" office:value="0">
            <text:p>0</text:p>
          </table:table-cell>
          <table:table-cell table:formula="oooc:=IF(AND([$Configuration.$B$27];[.L121];[.K121]&gt;0);[$Configuration.$B$22]+[.K121];0)" office:value-type="float" office:value="0">
            <text:p>0</text:p>
          </table:table-cell>
          <table:table-cell table:formula="oooc:=CEILING([.S121];[$Configuration.$B$3])/[$Configuration.$B$3]" office:value-type="float" office:value="0">
            <text:p>0</text:p>
          </table:table-cell>
          <table:table-cell office:value-type="string">
            <text:p>data 2 pages + 12 bytes (tail separated exactly onto next page)</text:p>
          </table:table-cell>
        </table:table-row>
        <table:table-row table:style-name="ro2">
          <table:table-cell table:formula="oooc:=[.A121]+1" office:value-type="float" office:value="101">
            <text:p>101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2]+[.E122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ooc:=([.C122]*[$Configuration.$B$3]*[$Configuration.$B$4]*[$Configuration.$B$8])-[$Configuration.$B$19]+[.G122]-[.K122]-([.R122]*[$Configuration.$B$3])-([.T122]*[$Configuration.$B$3])" office:value-type="float" office:value="131041">
            <text:p>131041</text:p>
          </table:table-cell>
          <table:table-cell table:formula="oooc:=[.H122]" office:value-type="float" office:value="131041">
            <text:p>131041</text:p>
          </table:table-cell>
          <table:table-cell office:value-type="float" office:value="0">
            <text:p>0</text:p>
          </table:table-cell>
          <table:table-cell table:formula="oooc:=[.J12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2];0;[.I122])+[.K122]+[$Configuration.$B$19]" office:value-type="float" office:value="131085">
            <text:p>131085</text:p>
          </table:table-cell>
          <table:table-cell table:formula="oooc:=CEILING([.O122];[$Configuration.$B$3])/[$Configuration.$B$3]" office:value-type="float" office:value="1025">
            <text:p>1025</text:p>
          </table:table-cell>
          <table:table-cell table:formula="oooc:=IF([.L122];IF([.K122]&gt;0;[$Configuration.$B$21]+[.K122];[$Configuration.$B$20]);0)" office:value-type="float" office:value="0">
            <text:p>0</text:p>
          </table:table-cell>
          <table:table-cell table:formula="oooc:=CEILING([.Q122];[$Configuration.$B$3])/[$Configuration.$B$3]" office:value-type="float" office:value="0">
            <text:p>0</text:p>
          </table:table-cell>
          <table:table-cell table:formula="oooc:=IF(AND([$Configuration.$B$27];[.L122];[.K122]&gt;0);[$Configuration.$B$22]+[.K122];0)" office:value-type="float" office:value="0">
            <text:p>0</text:p>
          </table:table-cell>
          <table:table-cell table:formula="oooc:=CEILING([.S122];[$Configuration.$B$3])/[$Configuration.$B$3]" office:value-type="float" office:value="0">
            <text:p>0</text:p>
          </table:table-cell>
          <table:table-cell office:value-type="string">
            <text:p>data 2 pages + 13 bytes (data split; 1 byte over page boundary)</text:p>
          </table:table-cell>
        </table:table-row>
        <table:table-row table:style-name="ro2">
          <table:table-cell table:formula="oooc:=[.A122]+1" office:value-type="float" office:value="102">
            <text:p>102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3]+[.E123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23]*[$Configuration.$B$3]*[$Configuration.$B$4]*[$Configuration.$B$8])-[$Configuration.$B$19]+[.G123]-[.K123]-([.R123]*[$Configuration.$B$3])-([.T123]*[$Configuration.$B$3])" office:value-type="float" office:value="130772">
            <text:p>130772</text:p>
          </table:table-cell>
          <table:table-cell table:formula="oooc:=[.H123]" office:value-type="float" office:value="130772">
            <text:p>130772</text:p>
          </table:table-cell>
          <table:table-cell office:value-type="float" office:value="256">
            <text:p>256</text:p>
          </table:table-cell>
          <table:table-cell table:formula="oooc:=[.J12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3];0;[.I123])+[.K123]+[$Configuration.$B$19]" office:value-type="float" office:value="131072">
            <text:p>131072</text:p>
          </table:table-cell>
          <table:table-cell table:formula="oooc:=CEILING([.O123];[$Configuration.$B$3])/[$Configuration.$B$3]" office:value-type="float" office:value="1024">
            <text:p>1024</text:p>
          </table:table-cell>
          <table:table-cell table:formula="oooc:=IF([.L123];IF([.K123]&gt;0;[$Configuration.$B$21]+[.K123];[$Configuration.$B$20]);0)" office:value-type="float" office:value="0">
            <text:p>0</text:p>
          </table:table-cell>
          <table:table-cell table:formula="oooc:=CEILING([.Q123];[$Configuration.$B$3])/[$Configuration.$B$3]" office:value-type="float" office:value="0">
            <text:p>0</text:p>
          </table:table-cell>
          <table:table-cell table:formula="oooc:=IF(AND([$Configuration.$B$27];[.L123];[.K123]&gt;0);[$Configuration.$B$22]+[.K123];0)" office:value-type="float" office:value="0">
            <text:p>0</text:p>
          </table:table-cell>
          <table:table-cell table:formula="oooc:=CEILING([.S123];[$Configuration.$B$3])/[$Configuration.$B$3]" office:value-type="float" office:value="0">
            <text:p>0</text:p>
          </table:table-cell>
          <table:table-cell office:value-type="string">
            <text:p>data 2 pages [txn]</text:p>
          </table:table-cell>
        </table:table-row>
        <table:table-row table:style-name="ro2">
          <table:table-cell table:formula="oooc:=[.A123]+1" office:value-type="float" office:value="103">
            <text:p>103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4]+[.E124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24]*[$Configuration.$B$3]*[$Configuration.$B$4]*[$Configuration.$B$8])-[$Configuration.$B$19]+[.G124]-[.K124]-([.R124]*[$Configuration.$B$3])-([.T124]*[$Configuration.$B$3])" office:value-type="float" office:value="130773">
            <text:p>130773</text:p>
          </table:table-cell>
          <table:table-cell table:formula="oooc:=[.H124]" office:value-type="float" office:value="130773">
            <text:p>130773</text:p>
          </table:table-cell>
          <table:table-cell office:value-type="float" office:value="256">
            <text:p>256</text:p>
          </table:table-cell>
          <table:table-cell table:formula="oooc:=[.J12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4];0;[.I124])+[.K124]+[$Configuration.$B$19]" office:value-type="float" office:value="131073">
            <text:p>131073</text:p>
          </table:table-cell>
          <table:table-cell table:formula="oooc:=CEILING([.O124];[$Configuration.$B$3])/[$Configuration.$B$3]" office:value-type="float" office:value="1025">
            <text:p>1025</text:p>
          </table:table-cell>
          <table:table-cell table:formula="oooc:=IF([.L124];IF([.K124]&gt;0;[$Configuration.$B$21]+[.K124];[$Configuration.$B$20]);0)" office:value-type="float" office:value="0">
            <text:p>0</text:p>
          </table:table-cell>
          <table:table-cell table:formula="oooc:=CEILING([.Q124];[$Configuration.$B$3])/[$Configuration.$B$3]" office:value-type="float" office:value="0">
            <text:p>0</text:p>
          </table:table-cell>
          <table:table-cell table:formula="oooc:=IF(AND([$Configuration.$B$27];[.L124];[.K124]&gt;0);[$Configuration.$B$22]+[.K124];0)" office:value-type="float" office:value="0">
            <text:p>0</text:p>
          </table:table-cell>
          <table:table-cell table:formula="oooc:=CEILING([.S124];[$Configuration.$B$3])/[$Configuration.$B$3]" office:value-type="float" office:value="0">
            <text:p>0</text:p>
          </table:table-cell>
          <table:table-cell office:value-type="string">
            <text:p>data 2 pages + 1 byte (tail split; 1 byte over page boundary) [txn]</text:p>
          </table:table-cell>
        </table:table-row>
        <table:table-row table:style-name="ro2">
          <table:table-cell table:formula="oooc:=[.A124]+1" office:value-type="float" office:value="104">
            <text:p>104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5]+[.E125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ooc:=([.C125]*[$Configuration.$B$3]*[$Configuration.$B$4]*[$Configuration.$B$8])-[$Configuration.$B$19]+[.G125]-[.K125]-([.R125]*[$Configuration.$B$3])-([.T125]*[$Configuration.$B$3])" office:value-type="float" office:value="130783">
            <text:p>130783</text:p>
          </table:table-cell>
          <table:table-cell table:formula="oooc:=[.H125]" office:value-type="float" office:value="130783">
            <text:p>130783</text:p>
          </table:table-cell>
          <table:table-cell office:value-type="float" office:value="256">
            <text:p>256</text:p>
          </table:table-cell>
          <table:table-cell table:formula="oooc:=[.J12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5];0;[.I125])+[.K125]+[$Configuration.$B$19]" office:value-type="float" office:value="131083">
            <text:p>131083</text:p>
          </table:table-cell>
          <table:table-cell table:formula="oooc:=CEILING([.O125];[$Configuration.$B$3])/[$Configuration.$B$3]" office:value-type="float" office:value="1025">
            <text:p>1025</text:p>
          </table:table-cell>
          <table:table-cell table:formula="oooc:=IF([.L125];IF([.K125]&gt;0;[$Configuration.$B$21]+[.K125];[$Configuration.$B$20]);0)" office:value-type="float" office:value="0">
            <text:p>0</text:p>
          </table:table-cell>
          <table:table-cell table:formula="oooc:=CEILING([.Q125];[$Configuration.$B$3])/[$Configuration.$B$3]" office:value-type="float" office:value="0">
            <text:p>0</text:p>
          </table:table-cell>
          <table:table-cell table:formula="oooc:=IF(AND([$Configuration.$B$27];[.L125];[.K125]&gt;0);[$Configuration.$B$22]+[.K125];0)" office:value-type="float" office:value="0">
            <text:p>0</text:p>
          </table:table-cell>
          <table:table-cell table:formula="oooc:=CEILING([.S125];[$Configuration.$B$3])/[$Configuration.$B$3]" office:value-type="float" office:value="0">
            <text:p>0</text:p>
          </table:table-cell>
          <table:table-cell office:value-type="string">
            <text:p>data 2 pages + 11 bytes (tail split; 11 bytes over page boundary) [txn]</text:p>
          </table:table-cell>
        </table:table-row>
        <table:table-row table:style-name="ro2">
          <table:table-cell table:formula="oooc:=[.A125]+1" office:value-type="float" office:value="105">
            <text:p>105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6]+[.E126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ooc:=([.C126]*[$Configuration.$B$3]*[$Configuration.$B$4]*[$Configuration.$B$8])-[$Configuration.$B$19]+[.G126]-[.K126]-([.R126]*[$Configuration.$B$3])-([.T126]*[$Configuration.$B$3])" office:value-type="float" office:value="130784">
            <text:p>130784</text:p>
          </table:table-cell>
          <table:table-cell table:formula="oooc:=[.H126]" office:value-type="float" office:value="130784">
            <text:p>130784</text:p>
          </table:table-cell>
          <table:table-cell office:value-type="float" office:value="256">
            <text:p>256</text:p>
          </table:table-cell>
          <table:table-cell table:formula="oooc:=[.J12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6];0;[.I126])+[.K126]+[$Configuration.$B$19]" office:value-type="float" office:value="131084">
            <text:p>131084</text:p>
          </table:table-cell>
          <table:table-cell table:formula="oooc:=CEILING([.O126];[$Configuration.$B$3])/[$Configuration.$B$3]" office:value-type="float" office:value="1025">
            <text:p>1025</text:p>
          </table:table-cell>
          <table:table-cell table:formula="oooc:=IF([.L126];IF([.K126]&gt;0;[$Configuration.$B$21]+[.K126];[$Configuration.$B$20]);0)" office:value-type="float" office:value="0">
            <text:p>0</text:p>
          </table:table-cell>
          <table:table-cell table:formula="oooc:=CEILING([.Q126];[$Configuration.$B$3])/[$Configuration.$B$3]" office:value-type="float" office:value="0">
            <text:p>0</text:p>
          </table:table-cell>
          <table:table-cell table:formula="oooc:=IF(AND([$Configuration.$B$27];[.L126];[.K126]&gt;0);[$Configuration.$B$22]+[.K126];0)" office:value-type="float" office:value="0">
            <text:p>0</text:p>
          </table:table-cell>
          <table:table-cell table:formula="oooc:=CEILING([.S126];[$Configuration.$B$3])/[$Configuration.$B$3]" office:value-type="float" office:value="0">
            <text:p>0</text:p>
          </table:table-cell>
          <table:table-cell office:value-type="string">
            <text:p>data 2 pages + 12 bytes (tail separated exactly onto next page) [txn]</text:p>
          </table:table-cell>
        </table:table-row>
        <table:table-row table:style-name="ro2">
          <table:table-cell table:formula="oooc:=[.A126]+1" office:value-type="float" office:value="106">
            <text:p>10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7]+[.E127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ooc:=([.C127]*[$Configuration.$B$3]*[$Configuration.$B$4]*[$Configuration.$B$8])-[$Configuration.$B$19]+[.G127]-[.K127]-([.R127]*[$Configuration.$B$3])-([.T127]*[$Configuration.$B$3])" office:value-type="float" office:value="130785">
            <text:p>130785</text:p>
          </table:table-cell>
          <table:table-cell table:formula="oooc:=[.H127]" office:value-type="float" office:value="130785">
            <text:p>130785</text:p>
          </table:table-cell>
          <table:table-cell office:value-type="float" office:value="256">
            <text:p>256</text:p>
          </table:table-cell>
          <table:table-cell table:formula="oooc:=[.J12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7];0;[.I127])+[.K127]+[$Configuration.$B$19]" office:value-type="float" office:value="131085">
            <text:p>131085</text:p>
          </table:table-cell>
          <table:table-cell table:formula="oooc:=CEILING([.O127];[$Configuration.$B$3])/[$Configuration.$B$3]" office:value-type="float" office:value="1025">
            <text:p>1025</text:p>
          </table:table-cell>
          <table:table-cell table:formula="oooc:=IF([.L127];IF([.K127]&gt;0;[$Configuration.$B$21]+[.K127];[$Configuration.$B$20]);0)" office:value-type="float" office:value="0">
            <text:p>0</text:p>
          </table:table-cell>
          <table:table-cell table:formula="oooc:=CEILING([.Q127];[$Configuration.$B$3])/[$Configuration.$B$3]" office:value-type="float" office:value="0">
            <text:p>0</text:p>
          </table:table-cell>
          <table:table-cell table:formula="oooc:=IF(AND([$Configuration.$B$27];[.L127];[.K127]&gt;0);[$Configuration.$B$22]+[.K127];0)" office:value-type="float" office:value="0">
            <text:p>0</text:p>
          </table:table-cell>
          <table:table-cell table:formula="oooc:=CEILING([.S127];[$Configuration.$B$3])/[$Configuration.$B$3]" office:value-type="float" office:value="0">
            <text:p>0</text:p>
          </table:table-cell>
          <table:table-cell office:value-type="string">
            <text:p>data 2 pages + 13 bytes (data split; 1 byte over page boundary) [txn]</text:p>
          </table:table-cell>
        </table:table-row>
        <table:table-row table:style-name="ro2">
          <table:table-cell table:formula="oooc:=[.A127]+1" office:value-type="float" office:value="107">
            <text:p>107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8]+[.E12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28]*[$Configuration.$B$3]*[$Configuration.$B$4]*[$Configuration.$B$8])-[$Configuration.$B$19]+[.G128]-[.K128]-([.R128]*[$Configuration.$B$3])-([.T128]*[$Configuration.$B$3])" office:value-type="float" office:value="262100">
            <text:p>262100</text:p>
          </table:table-cell>
          <table:table-cell table:formula="oooc:=[.H128]" office:value-type="float" office:value="262100">
            <text:p>262100</text:p>
          </table:table-cell>
          <table:table-cell office:value-type="float" office:value="0">
            <text:p>0</text:p>
          </table:table-cell>
          <table:table-cell table:formula="oooc:=[.J12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8];0;[.I128])+[.K128]+[$Configuration.$B$19]" office:value-type="float" office:value="262144">
            <text:p>262144</text:p>
          </table:table-cell>
          <table:table-cell table:formula="oooc:=CEILING([.O128];[$Configuration.$B$3])/[$Configuration.$B$3]" office:value-type="float" office:value="2048">
            <text:p>2048</text:p>
          </table:table-cell>
          <table:table-cell table:formula="oooc:=IF([.L128];IF([.K128]&gt;0;[$Configuration.$B$21]+[.K128];[$Configuration.$B$20]);0)" office:value-type="float" office:value="0">
            <text:p>0</text:p>
          </table:table-cell>
          <table:table-cell table:formula="oooc:=CEILING([.Q128];[$Configuration.$B$3])/[$Configuration.$B$3]" office:value-type="float" office:value="0">
            <text:p>0</text:p>
          </table:table-cell>
          <table:table-cell table:formula="oooc:=IF(AND([$Configuration.$B$27];[.L128];[.K128]&gt;0);[$Configuration.$B$22]+[.K128];0)" office:value-type="float" office:value="0">
            <text:p>0</text:p>
          </table:table-cell>
          <table:table-cell table:formula="oooc:=CEILING([.S128];[$Configuration.$B$3])/[$Configuration.$B$3]" office:value-type="float" office:value="0">
            <text:p>0</text:p>
          </table:table-cell>
          <table:table-cell office:value-type="string">
            <text:p>data 4 pages</text:p>
          </table:table-cell>
        </table:table-row>
        <table:table-row table:style-name="ro2">
          <table:table-cell table:formula="oooc:=[.A128]+1" office:value-type="float" office:value="108">
            <text:p>108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29]+[.E12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29]*[$Configuration.$B$3]*[$Configuration.$B$4]*[$Configuration.$B$8])-[$Configuration.$B$19]+[.G129]-[.K129]-([.R129]*[$Configuration.$B$3])-([.T129]*[$Configuration.$B$3])" office:value-type="float" office:value="262101">
            <text:p>262101</text:p>
          </table:table-cell>
          <table:table-cell table:formula="oooc:=[.H129]" office:value-type="float" office:value="262101">
            <text:p>262101</text:p>
          </table:table-cell>
          <table:table-cell office:value-type="float" office:value="0">
            <text:p>0</text:p>
          </table:table-cell>
          <table:table-cell table:formula="oooc:=[.J12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9];0;[.I129])+[.K129]+[$Configuration.$B$19]" office:value-type="float" office:value="262145">
            <text:p>262145</text:p>
          </table:table-cell>
          <table:table-cell table:formula="oooc:=CEILING([.O129];[$Configuration.$B$3])/[$Configuration.$B$3]" office:value-type="float" office:value="2049">
            <text:p>2049</text:p>
          </table:table-cell>
          <table:table-cell table:formula="oooc:=IF([.L129];IF([.K129]&gt;0;[$Configuration.$B$21]+[.K129];[$Configuration.$B$20]);0)" office:value-type="float" office:value="0">
            <text:p>0</text:p>
          </table:table-cell>
          <table:table-cell table:formula="oooc:=CEILING([.Q129];[$Configuration.$B$3])/[$Configuration.$B$3]" office:value-type="float" office:value="0">
            <text:p>0</text:p>
          </table:table-cell>
          <table:table-cell table:formula="oooc:=IF(AND([$Configuration.$B$27];[.L129];[.K129]&gt;0);[$Configuration.$B$22]+[.K129];0)" office:value-type="float" office:value="0">
            <text:p>0</text:p>
          </table:table-cell>
          <table:table-cell table:formula="oooc:=CEILING([.S129];[$Configuration.$B$3])/[$Configuration.$B$3]" office:value-type="float" office:value="0">
            <text:p>0</text:p>
          </table:table-cell>
          <table:table-cell office:value-type="string">
            <text:p>data 4 pages + 1 byte (tail split; 1 byte over page boundary)</text:p>
          </table:table-cell>
        </table:table-row>
        <table:table-row table:style-name="ro2">
          <table:table-cell table:formula="oooc:=[.A129]+1" office:value-type="float" office:value="109">
            <text:p>10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0]+[.E130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ooc:=([.C130]*[$Configuration.$B$3]*[$Configuration.$B$4]*[$Configuration.$B$8])-[$Configuration.$B$19]+[.G130]-[.K130]-([.R130]*[$Configuration.$B$3])-([.T130]*[$Configuration.$B$3])" office:value-type="float" office:value="262111">
            <text:p>262111</text:p>
          </table:table-cell>
          <table:table-cell table:formula="oooc:=[.H130]" office:value-type="float" office:value="262111">
            <text:p>262111</text:p>
          </table:table-cell>
          <table:table-cell office:value-type="float" office:value="0">
            <text:p>0</text:p>
          </table:table-cell>
          <table:table-cell table:formula="oooc:=[.J13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0];0;[.I130])+[.K130]+[$Configuration.$B$19]" office:value-type="float" office:value="262155">
            <text:p>262155</text:p>
          </table:table-cell>
          <table:table-cell table:formula="oooc:=CEILING([.O130];[$Configuration.$B$3])/[$Configuration.$B$3]" office:value-type="float" office:value="2049">
            <text:p>2049</text:p>
          </table:table-cell>
          <table:table-cell table:formula="oooc:=IF([.L130];IF([.K130]&gt;0;[$Configuration.$B$21]+[.K130];[$Configuration.$B$20]);0)" office:value-type="float" office:value="0">
            <text:p>0</text:p>
          </table:table-cell>
          <table:table-cell table:formula="oooc:=CEILING([.Q130];[$Configuration.$B$3])/[$Configuration.$B$3]" office:value-type="float" office:value="0">
            <text:p>0</text:p>
          </table:table-cell>
          <table:table-cell table:formula="oooc:=IF(AND([$Configuration.$B$27];[.L130];[.K130]&gt;0);[$Configuration.$B$22]+[.K130];0)" office:value-type="float" office:value="0">
            <text:p>0</text:p>
          </table:table-cell>
          <table:table-cell table:formula="oooc:=CEILING([.S130];[$Configuration.$B$3])/[$Configuration.$B$3]" office:value-type="float" office:value="0">
            <text:p>0</text:p>
          </table:table-cell>
          <table:table-cell office:value-type="string">
            <text:p>data 4 pages + 11 bytes (tail split; 11 bytes over page boundary)</text:p>
          </table:table-cell>
        </table:table-row>
        <table:table-row table:style-name="ro2">
          <table:table-cell table:formula="oooc:=[.A130]+1" office:value-type="float" office:value="110">
            <text:p>11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1]+[.E131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ooc:=([.C131]*[$Configuration.$B$3]*[$Configuration.$B$4]*[$Configuration.$B$8])-[$Configuration.$B$19]+[.G131]-[.K131]-([.R131]*[$Configuration.$B$3])-([.T131]*[$Configuration.$B$3])" office:value-type="float" office:value="262112">
            <text:p>262112</text:p>
          </table:table-cell>
          <table:table-cell table:formula="oooc:=[.H131]" office:value-type="float" office:value="262112">
            <text:p>262112</text:p>
          </table:table-cell>
          <table:table-cell office:value-type="float" office:value="0">
            <text:p>0</text:p>
          </table:table-cell>
          <table:table-cell table:formula="oooc:=[.J13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1];0;[.I131])+[.K131]+[$Configuration.$B$19]" office:value-type="float" office:value="262156">
            <text:p>262156</text:p>
          </table:table-cell>
          <table:table-cell table:formula="oooc:=CEILING([.O131];[$Configuration.$B$3])/[$Configuration.$B$3]" office:value-type="float" office:value="2049">
            <text:p>2049</text:p>
          </table:table-cell>
          <table:table-cell table:formula="oooc:=IF([.L131];IF([.K131]&gt;0;[$Configuration.$B$21]+[.K131];[$Configuration.$B$20]);0)" office:value-type="float" office:value="0">
            <text:p>0</text:p>
          </table:table-cell>
          <table:table-cell table:formula="oooc:=CEILING([.Q131];[$Configuration.$B$3])/[$Configuration.$B$3]" office:value-type="float" office:value="0">
            <text:p>0</text:p>
          </table:table-cell>
          <table:table-cell table:formula="oooc:=IF(AND([$Configuration.$B$27];[.L131];[.K131]&gt;0);[$Configuration.$B$22]+[.K131];0)" office:value-type="float" office:value="0">
            <text:p>0</text:p>
          </table:table-cell>
          <table:table-cell table:formula="oooc:=CEILING([.S131];[$Configuration.$B$3])/[$Configuration.$B$3]" office:value-type="float" office:value="0">
            <text:p>0</text:p>
          </table:table-cell>
          <table:table-cell office:value-type="string">
            <text:p>data 4 pages + 12 bytes (tail separated exactly onto next page)</text:p>
          </table:table-cell>
        </table:table-row>
        <table:table-row table:style-name="ro2">
          <table:table-cell table:formula="oooc:=[.A131]+1" office:value-type="float" office:value="111">
            <text:p>11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2]+[.E132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ooc:=([.C132]*[$Configuration.$B$3]*[$Configuration.$B$4]*[$Configuration.$B$8])-[$Configuration.$B$19]+[.G132]-[.K132]-([.R132]*[$Configuration.$B$3])-([.T132]*[$Configuration.$B$3])" office:value-type="float" office:value="262113">
            <text:p>262113</text:p>
          </table:table-cell>
          <table:table-cell table:formula="oooc:=[.H132]" office:value-type="float" office:value="262113">
            <text:p>262113</text:p>
          </table:table-cell>
          <table:table-cell office:value-type="float" office:value="0">
            <text:p>0</text:p>
          </table:table-cell>
          <table:table-cell table:formula="oooc:=[.J13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2];0;[.I132])+[.K132]+[$Configuration.$B$19]" office:value-type="float" office:value="262157">
            <text:p>262157</text:p>
          </table:table-cell>
          <table:table-cell table:formula="oooc:=CEILING([.O132];[$Configuration.$B$3])/[$Configuration.$B$3]" office:value-type="float" office:value="2049">
            <text:p>2049</text:p>
          </table:table-cell>
          <table:table-cell table:formula="oooc:=IF([.L132];IF([.K132]&gt;0;[$Configuration.$B$21]+[.K132];[$Configuration.$B$20]);0)" office:value-type="float" office:value="0">
            <text:p>0</text:p>
          </table:table-cell>
          <table:table-cell table:formula="oooc:=CEILING([.Q132];[$Configuration.$B$3])/[$Configuration.$B$3]" office:value-type="float" office:value="0">
            <text:p>0</text:p>
          </table:table-cell>
          <table:table-cell table:formula="oooc:=IF(AND([$Configuration.$B$27];[.L132];[.K132]&gt;0);[$Configuration.$B$22]+[.K132];0)" office:value-type="float" office:value="0">
            <text:p>0</text:p>
          </table:table-cell>
          <table:table-cell table:formula="oooc:=CEILING([.S132];[$Configuration.$B$3])/[$Configuration.$B$3]" office:value-type="float" office:value="0">
            <text:p>0</text:p>
          </table:table-cell>
          <table:table-cell office:value-type="string">
            <text:p>data 4 pages + 13 bytes (data split; 1 byte over page boundary)</text:p>
          </table:table-cell>
        </table:table-row>
        <table:table-row table:style-name="ro2">
          <table:table-cell table:formula="oooc:=[.A132]+1" office:value-type="float" office:value="112">
            <text:p>11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3]+[.E133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33]*[$Configuration.$B$3]*[$Configuration.$B$4]*[$Configuration.$B$8])-[$Configuration.$B$19]+[.G133]-[.K133]-([.R133]*[$Configuration.$B$3])-([.T133]*[$Configuration.$B$3])" office:value-type="float" office:value="261844">
            <text:p>261844</text:p>
          </table:table-cell>
          <table:table-cell table:formula="oooc:=[.H133]" office:value-type="float" office:value="261844">
            <text:p>261844</text:p>
          </table:table-cell>
          <table:table-cell office:value-type="float" office:value="256">
            <text:p>256</text:p>
          </table:table-cell>
          <table:table-cell table:formula="oooc:=[.J13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3];0;[.I133])+[.K133]+[$Configuration.$B$19]" office:value-type="float" office:value="262144">
            <text:p>262144</text:p>
          </table:table-cell>
          <table:table-cell table:formula="oooc:=CEILING([.O133];[$Configuration.$B$3])/[$Configuration.$B$3]" office:value-type="float" office:value="2048">
            <text:p>2048</text:p>
          </table:table-cell>
          <table:table-cell table:formula="oooc:=IF([.L133];IF([.K133]&gt;0;[$Configuration.$B$21]+[.K133];[$Configuration.$B$20]);0)" office:value-type="float" office:value="0">
            <text:p>0</text:p>
          </table:table-cell>
          <table:table-cell table:formula="oooc:=CEILING([.Q133];[$Configuration.$B$3])/[$Configuration.$B$3]" office:value-type="float" office:value="0">
            <text:p>0</text:p>
          </table:table-cell>
          <table:table-cell table:formula="oooc:=IF(AND([$Configuration.$B$27];[.L133];[.K133]&gt;0);[$Configuration.$B$22]+[.K133];0)" office:value-type="float" office:value="0">
            <text:p>0</text:p>
          </table:table-cell>
          <table:table-cell table:formula="oooc:=CEILING([.S133];[$Configuration.$B$3])/[$Configuration.$B$3]" office:value-type="float" office:value="0">
            <text:p>0</text:p>
          </table:table-cell>
          <table:table-cell office:value-type="string">
            <text:p>data 4 pages [txn]</text:p>
          </table:table-cell>
        </table:table-row>
        <table:table-row table:style-name="ro2">
          <table:table-cell table:formula="oooc:=[.A133]+1" office:value-type="float" office:value="113">
            <text:p>11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4]+[.E134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34]*[$Configuration.$B$3]*[$Configuration.$B$4]*[$Configuration.$B$8])-[$Configuration.$B$19]+[.G134]-[.K134]-([.R134]*[$Configuration.$B$3])-([.T134]*[$Configuration.$B$3])" office:value-type="float" office:value="261845">
            <text:p>261845</text:p>
          </table:table-cell>
          <table:table-cell table:formula="oooc:=[.H134]" office:value-type="float" office:value="261845">
            <text:p>261845</text:p>
          </table:table-cell>
          <table:table-cell office:value-type="float" office:value="256">
            <text:p>256</text:p>
          </table:table-cell>
          <table:table-cell table:formula="oooc:=[.J13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4];0;[.I134])+[.K134]+[$Configuration.$B$19]" office:value-type="float" office:value="262145">
            <text:p>262145</text:p>
          </table:table-cell>
          <table:table-cell table:formula="oooc:=CEILING([.O134];[$Configuration.$B$3])/[$Configuration.$B$3]" office:value-type="float" office:value="2049">
            <text:p>2049</text:p>
          </table:table-cell>
          <table:table-cell table:formula="oooc:=IF([.L134];IF([.K134]&gt;0;[$Configuration.$B$21]+[.K134];[$Configuration.$B$20]);0)" office:value-type="float" office:value="0">
            <text:p>0</text:p>
          </table:table-cell>
          <table:table-cell table:formula="oooc:=CEILING([.Q134];[$Configuration.$B$3])/[$Configuration.$B$3]" office:value-type="float" office:value="0">
            <text:p>0</text:p>
          </table:table-cell>
          <table:table-cell table:formula="oooc:=IF(AND([$Configuration.$B$27];[.L134];[.K134]&gt;0);[$Configuration.$B$22]+[.K134];0)" office:value-type="float" office:value="0">
            <text:p>0</text:p>
          </table:table-cell>
          <table:table-cell table:formula="oooc:=CEILING([.S134];[$Configuration.$B$3])/[$Configuration.$B$3]" office:value-type="float" office:value="0">
            <text:p>0</text:p>
          </table:table-cell>
          <table:table-cell office:value-type="string">
            <text:p>data 4 pages + 1 byte (tail split; 1 byte over page boundary) [txn]</text:p>
          </table:table-cell>
        </table:table-row>
        <table:table-row table:style-name="ro2">
          <table:table-cell table:formula="oooc:=[.A134]+1" office:value-type="float" office:value="114">
            <text:p>114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5]+[.E135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ooc:=([.C135]*[$Configuration.$B$3]*[$Configuration.$B$4]*[$Configuration.$B$8])-[$Configuration.$B$19]+[.G135]-[.K135]-([.R135]*[$Configuration.$B$3])-([.T135]*[$Configuration.$B$3])" office:value-type="float" office:value="261855">
            <text:p>261855</text:p>
          </table:table-cell>
          <table:table-cell table:formula="oooc:=[.H135]" office:value-type="float" office:value="261855">
            <text:p>261855</text:p>
          </table:table-cell>
          <table:table-cell office:value-type="float" office:value="256">
            <text:p>256</text:p>
          </table:table-cell>
          <table:table-cell table:formula="oooc:=[.J13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5];0;[.I135])+[.K135]+[$Configuration.$B$19]" office:value-type="float" office:value="262155">
            <text:p>262155</text:p>
          </table:table-cell>
          <table:table-cell table:formula="oooc:=CEILING([.O135];[$Configuration.$B$3])/[$Configuration.$B$3]" office:value-type="float" office:value="2049">
            <text:p>2049</text:p>
          </table:table-cell>
          <table:table-cell table:formula="oooc:=IF([.L135];IF([.K135]&gt;0;[$Configuration.$B$21]+[.K135];[$Configuration.$B$20]);0)" office:value-type="float" office:value="0">
            <text:p>0</text:p>
          </table:table-cell>
          <table:table-cell table:formula="oooc:=CEILING([.Q135];[$Configuration.$B$3])/[$Configuration.$B$3]" office:value-type="float" office:value="0">
            <text:p>0</text:p>
          </table:table-cell>
          <table:table-cell table:formula="oooc:=IF(AND([$Configuration.$B$27];[.L135];[.K135]&gt;0);[$Configuration.$B$22]+[.K135];0)" office:value-type="float" office:value="0">
            <text:p>0</text:p>
          </table:table-cell>
          <table:table-cell table:formula="oooc:=CEILING([.S135];[$Configuration.$B$3])/[$Configuration.$B$3]" office:value-type="float" office:value="0">
            <text:p>0</text:p>
          </table:table-cell>
          <table:table-cell office:value-type="string">
            <text:p>data 4 pages + 11 bytes (tail split; 11 bytes over page boundary) [txn]</text:p>
          </table:table-cell>
        </table:table-row>
        <table:table-row table:style-name="ro2">
          <table:table-cell table:formula="oooc:=[.A135]+1" office:value-type="float" office:value="115">
            <text:p>115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6]+[.E136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ooc:=([.C136]*[$Configuration.$B$3]*[$Configuration.$B$4]*[$Configuration.$B$8])-[$Configuration.$B$19]+[.G136]-[.K136]-([.R136]*[$Configuration.$B$3])-([.T136]*[$Configuration.$B$3])" office:value-type="float" office:value="261856">
            <text:p>261856</text:p>
          </table:table-cell>
          <table:table-cell table:formula="oooc:=[.H136]" office:value-type="float" office:value="261856">
            <text:p>261856</text:p>
          </table:table-cell>
          <table:table-cell office:value-type="float" office:value="256">
            <text:p>256</text:p>
          </table:table-cell>
          <table:table-cell table:formula="oooc:=[.J13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6];0;[.I136])+[.K136]+[$Configuration.$B$19]" office:value-type="float" office:value="262156">
            <text:p>262156</text:p>
          </table:table-cell>
          <table:table-cell table:formula="oooc:=CEILING([.O136];[$Configuration.$B$3])/[$Configuration.$B$3]" office:value-type="float" office:value="2049">
            <text:p>2049</text:p>
          </table:table-cell>
          <table:table-cell table:formula="oooc:=IF([.L136];IF([.K136]&gt;0;[$Configuration.$B$21]+[.K136];[$Configuration.$B$20]);0)" office:value-type="float" office:value="0">
            <text:p>0</text:p>
          </table:table-cell>
          <table:table-cell table:formula="oooc:=CEILING([.Q136];[$Configuration.$B$3])/[$Configuration.$B$3]" office:value-type="float" office:value="0">
            <text:p>0</text:p>
          </table:table-cell>
          <table:table-cell table:formula="oooc:=IF(AND([$Configuration.$B$27];[.L136];[.K136]&gt;0);[$Configuration.$B$22]+[.K136];0)" office:value-type="float" office:value="0">
            <text:p>0</text:p>
          </table:table-cell>
          <table:table-cell table:formula="oooc:=CEILING([.S136];[$Configuration.$B$3])/[$Configuration.$B$3]" office:value-type="float" office:value="0">
            <text:p>0</text:p>
          </table:table-cell>
          <table:table-cell office:value-type="string">
            <text:p>data 4 pages + 12 bytes (tail separated exactly onto next page) [txn]</text:p>
          </table:table-cell>
        </table:table-row>
        <table:table-row table:style-name="ro2">
          <table:table-cell table:formula="oooc:=[.A136]+1" office:value-type="float" office:value="116">
            <text:p>116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7]+[.E137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ooc:=([.C137]*[$Configuration.$B$3]*[$Configuration.$B$4]*[$Configuration.$B$8])-[$Configuration.$B$19]+[.G137]-[.K137]-([.R137]*[$Configuration.$B$3])-([.T137]*[$Configuration.$B$3])" office:value-type="float" office:value="261857">
            <text:p>261857</text:p>
          </table:table-cell>
          <table:table-cell table:formula="oooc:=[.H137]" office:value-type="float" office:value="261857">
            <text:p>261857</text:p>
          </table:table-cell>
          <table:table-cell office:value-type="float" office:value="256">
            <text:p>256</text:p>
          </table:table-cell>
          <table:table-cell table:formula="oooc:=[.J13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7];0;[.I137])+[.K137]+[$Configuration.$B$19]" office:value-type="float" office:value="262157">
            <text:p>262157</text:p>
          </table:table-cell>
          <table:table-cell table:formula="oooc:=CEILING([.O137];[$Configuration.$B$3])/[$Configuration.$B$3]" office:value-type="float" office:value="2049">
            <text:p>2049</text:p>
          </table:table-cell>
          <table:table-cell table:formula="oooc:=IF([.L137];IF([.K137]&gt;0;[$Configuration.$B$21]+[.K137];[$Configuration.$B$20]);0)" office:value-type="float" office:value="0">
            <text:p>0</text:p>
          </table:table-cell>
          <table:table-cell table:formula="oooc:=CEILING([.Q137];[$Configuration.$B$3])/[$Configuration.$B$3]" office:value-type="float" office:value="0">
            <text:p>0</text:p>
          </table:table-cell>
          <table:table-cell table:formula="oooc:=IF(AND([$Configuration.$B$27];[.L137];[.K137]&gt;0);[$Configuration.$B$22]+[.K137];0)" office:value-type="float" office:value="0">
            <text:p>0</text:p>
          </table:table-cell>
          <table:table-cell table:formula="oooc:=CEILING([.S137];[$Configuration.$B$3])/[$Configuration.$B$3]" office:value-type="float" office:value="0">
            <text:p>0</text:p>
          </table:table-cell>
          <table:table-cell office:value-type="string">
            <text:p>data 4 pages + 13 bytes (data split; 1 byte over page boundary) [txn]</text:p>
          </table:table-cell>
        </table:table-row>
        <table:table-row table:style-name="ro2">
          <table:table-cell table:formula="oooc:=[.A137]+1" office:value-type="float" office:value="117">
            <text:p>117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8]+[.E13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38]*[$Configuration.$B$3]*[$Configuration.$B$4]*[$Configuration.$B$8])-[$Configuration.$B$19]+[.G138]-[.K138]-([.R138]*[$Configuration.$B$3])-([.T138]*[$Configuration.$B$3])" office:value-type="float" office:value="229332">
            <text:p>229332</text:p>
          </table:table-cell>
          <table:table-cell table:formula="oooc:=[.H138]" office:value-type="float" office:value="229332">
            <text:p>229332</text:p>
          </table:table-cell>
          <table:table-cell office:value-type="float" office:value="0">
            <text:p>0</text:p>
          </table:table-cell>
          <table:table-cell table:formula="oooc:=[.J13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8];0;[.I138])+[.K138]+[$Configuration.$B$19]" office:value-type="float" office:value="229376">
            <text:p>229376</text:p>
          </table:table-cell>
          <table:table-cell table:formula="oooc:=CEILING([.O138];[$Configuration.$B$3])/[$Configuration.$B$3]" office:value-type="float" office:value="1792">
            <text:p>1792</text:p>
          </table:table-cell>
          <table:table-cell table:formula="oooc:=IF([.L138];IF([.K138]&gt;0;[$Configuration.$B$21]+[.K138];[$Configuration.$B$20]);0)" office:value-type="float" office:value="0">
            <text:p>0</text:p>
          </table:table-cell>
          <table:table-cell table:formula="oooc:=CEILING([.Q138];[$Configuration.$B$3])/[$Configuration.$B$3]" office:value-type="float" office:value="0">
            <text:p>0</text:p>
          </table:table-cell>
          <table:table-cell table:formula="oooc:=IF(AND([$Configuration.$B$27];[.L138];[.K138]&gt;0);[$Configuration.$B$22]+[.K138];0)" office:value-type="float" office:value="0">
            <text:p>0</text:p>
          </table:table-cell>
          <table:table-cell table:formula="oooc:=CEILING([.S138];[$Configuration.$B$3])/[$Configuration.$B$3]" office:value-type="float" office:value="0">
            <text:p>0</text:p>
          </table:table-cell>
          <table:table-cell office:value-type="string">
            <text:p>data 3.5 pages</text:p>
          </table:table-cell>
        </table:table-row>
        <table:table-row table:style-name="ro2">
          <table:table-cell table:formula="oooc:=[.A138]+1" office:value-type="float" office:value="118">
            <text:p>118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39]+[.E13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39]*[$Configuration.$B$3]*[$Configuration.$B$4]*[$Configuration.$B$8])-[$Configuration.$B$19]+[.G139]-[.K139]-([.R139]*[$Configuration.$B$3])-([.T139]*[$Configuration.$B$3])" office:value-type="float" office:value="229333">
            <text:p>229333</text:p>
          </table:table-cell>
          <table:table-cell table:formula="oooc:=[.H139]" office:value-type="float" office:value="229333">
            <text:p>229333</text:p>
          </table:table-cell>
          <table:table-cell office:value-type="float" office:value="0">
            <text:p>0</text:p>
          </table:table-cell>
          <table:table-cell table:formula="oooc:=[.J13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9];0;[.I139])+[.K139]+[$Configuration.$B$19]" office:value-type="float" office:value="229377">
            <text:p>229377</text:p>
          </table:table-cell>
          <table:table-cell table:formula="oooc:=CEILING([.O139];[$Configuration.$B$3])/[$Configuration.$B$3]" office:value-type="float" office:value="1793">
            <text:p>1793</text:p>
          </table:table-cell>
          <table:table-cell table:formula="oooc:=IF([.L139];IF([.K139]&gt;0;[$Configuration.$B$21]+[.K139];[$Configuration.$B$20]);0)" office:value-type="float" office:value="0">
            <text:p>0</text:p>
          </table:table-cell>
          <table:table-cell table:formula="oooc:=CEILING([.Q139];[$Configuration.$B$3])/[$Configuration.$B$3]" office:value-type="float" office:value="0">
            <text:p>0</text:p>
          </table:table-cell>
          <table:table-cell table:formula="oooc:=IF(AND([$Configuration.$B$27];[.L139];[.K139]&gt;0);[$Configuration.$B$22]+[.K139];0)" office:value-type="float" office:value="0">
            <text:p>0</text:p>
          </table:table-cell>
          <table:table-cell table:formula="oooc:=CEILING([.S139];[$Configuration.$B$3])/[$Configuration.$B$3]" office:value-type="float" office:value="0">
            <text:p>0</text:p>
          </table:table-cell>
          <table:table-cell office:value-type="string">
            <text:p>data 3.5 pages + 1 byte</text:p>
          </table:table-cell>
        </table:table-row>
        <table:table-row table:style-name="ro2">
          <table:table-cell table:formula="oooc:=[.A139]+1" office:value-type="float" office:value="119">
            <text:p>119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0]+[.E140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.C140]*[$Configuration.$B$3]*[$Configuration.$B$4]*[$Configuration.$B$8])-[$Configuration.$B$19]+[.G140]-[.K140]-([.R140]*[$Configuration.$B$3])-([.T140]*[$Configuration.$B$3])" office:value-type="float" office:value="229076">
            <text:p>229076</text:p>
          </table:table-cell>
          <table:table-cell table:formula="oooc:=[.H140]" office:value-type="float" office:value="229076">
            <text:p>229076</text:p>
          </table:table-cell>
          <table:table-cell office:value-type="float" office:value="256">
            <text:p>256</text:p>
          </table:table-cell>
          <table:table-cell table:formula="oooc:=[.J140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0];0;[.I140])+[.K140]+[$Configuration.$B$19]" office:value-type="float" office:value="229376">
            <text:p>229376</text:p>
          </table:table-cell>
          <table:table-cell table:formula="oooc:=CEILING([.O140];[$Configuration.$B$3])/[$Configuration.$B$3]" office:value-type="float" office:value="1792">
            <text:p>1792</text:p>
          </table:table-cell>
          <table:table-cell table:formula="oooc:=IF([.L140];IF([.K140]&gt;0;[$Configuration.$B$21]+[.K140];[$Configuration.$B$20]);0)" office:value-type="float" office:value="0">
            <text:p>0</text:p>
          </table:table-cell>
          <table:table-cell table:formula="oooc:=CEILING([.Q140];[$Configuration.$B$3])/[$Configuration.$B$3]" office:value-type="float" office:value="0">
            <text:p>0</text:p>
          </table:table-cell>
          <table:table-cell table:formula="oooc:=IF(AND([$Configuration.$B$27];[.L140];[.K140]&gt;0);[$Configuration.$B$22]+[.K140];0)" office:value-type="float" office:value="0">
            <text:p>0</text:p>
          </table:table-cell>
          <table:table-cell table:formula="oooc:=CEILING([.S140];[$Configuration.$B$3])/[$Configuration.$B$3]" office:value-type="float" office:value="0">
            <text:p>0</text:p>
          </table:table-cell>
          <table:table-cell office:value-type="string">
            <text:p>data 3.5 pages [txn]</text:p>
          </table:table-cell>
        </table:table-row>
        <table:table-row table:style-name="ro2">
          <table:table-cell table:formula="oooc:=[.A140]+1" office:value-type="float" office:value="120">
            <text:p>120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1]+[.E14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.C141]*[$Configuration.$B$3]*[$Configuration.$B$4]*[$Configuration.$B$8])-[$Configuration.$B$19]+[.G141]-[.K141]-([.R141]*[$Configuration.$B$3])-([.T141]*[$Configuration.$B$3])" office:value-type="float" office:value="229077">
            <text:p>229077</text:p>
          </table:table-cell>
          <table:table-cell table:formula="oooc:=[.H141]" office:value-type="float" office:value="229077">
            <text:p>229077</text:p>
          </table:table-cell>
          <table:table-cell office:value-type="float" office:value="256">
            <text:p>256</text:p>
          </table:table-cell>
          <table:table-cell table:formula="oooc:=[.J141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1];0;[.I141])+[.K141]+[$Configuration.$B$19]" office:value-type="float" office:value="229377">
            <text:p>229377</text:p>
          </table:table-cell>
          <table:table-cell table:formula="oooc:=CEILING([.O141];[$Configuration.$B$3])/[$Configuration.$B$3]" office:value-type="float" office:value="1793">
            <text:p>1793</text:p>
          </table:table-cell>
          <table:table-cell table:formula="oooc:=IF([.L141];IF([.K141]&gt;0;[$Configuration.$B$21]+[.K141];[$Configuration.$B$20]);0)" office:value-type="float" office:value="0">
            <text:p>0</text:p>
          </table:table-cell>
          <table:table-cell table:formula="oooc:=CEILING([.Q141];[$Configuration.$B$3])/[$Configuration.$B$3]" office:value-type="float" office:value="0">
            <text:p>0</text:p>
          </table:table-cell>
          <table:table-cell table:formula="oooc:=IF(AND([$Configuration.$B$27];[.L141];[.K141]&gt;0);[$Configuration.$B$22]+[.K141];0)" office:value-type="float" office:value="0">
            <text:p>0</text:p>
          </table:table-cell>
          <table:table-cell table:formula="oooc:=CEILING([.S141];[$Configuration.$B$3])/[$Configuration.$B$3]" office:value-type="float" office:value="0">
            <text:p>0</text:p>
          </table:table-cell>
          <table:table-cell office:value-type="string">
            <text:p>data 3.5 pages + 1 byte [txn]</text:p>
          </table:table-cell>
        </table:table-row>
        <table:table-row table:style-name="ro2">
          <table:table-cell table:formula="oooc:=[.A141]+1" office:value-type="float" office:value="121">
            <text:p>12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2]+[.E142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42]" office:value-type="float" office:value="10">
            <text:p>10</text:p>
          </table:table-cell>
          <table:table-cell table:style-name="ce2" table:formula="oooc:=([.C142]*[$Configuration.$B$3]*[$Configuration.$B$4]*[$Configuration.$B$8])-[$Configuration.$B$14]+[.G142]" office:value-type="float" office:value="65503">
            <text:p>65503</text:p>
          </table:table-cell>
          <table:table-cell table:formula="oooc:=[.J142]" office:value-type="float" office:value="65503">
            <text:p>65503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2];0;[.I142])+[.K142]+[$Configuration.$B$19]" office:value-type="float" office:value="65557">
            <text:p>65557</text:p>
          </table:table-cell>
          <table:table-cell table:formula="oooc:=CEILING([.O142];[$Configuration.$B$3])/[$Configuration.$B$3]" office:value-type="float" office:value="513">
            <text:p>513</text:p>
          </table:table-cell>
          <table:table-cell table:formula="oooc:=IF([.L142];IF([.K142]&gt;0;[$Configuration.$B$21]+[.K142];[$Configuration.$B$20]);0)" office:value-type="float" office:value="0">
            <text:p>0</text:p>
          </table:table-cell>
          <table:table-cell table:formula="oooc:=CEILING([.Q142];[$Configuration.$B$3])/[$Configuration.$B$3]" office:value-type="float" office:value="0">
            <text:p>0</text:p>
          </table:table-cell>
          <table:table-cell table:formula="oooc:=IF(AND([$Configuration.$B$27];[.L142];[.K142]&gt;0);[$Configuration.$B$22]+[.K142];0)" office:value-type="float" office:value="0">
            <text:p>0</text:p>
          </table:table-cell>
          <table:table-cell table:formula="oooc:=CEILING([.S142];[$Configuration.$B$3])/[$Configuration.$B$3]" office:value-type="float" office:value="0">
            <text:p>0</text:p>
          </table:table-cell>
          <table:table-cell office:value-type="string">
            <text:p>xid 1 page – 1 byte; data 10 bytes (exact fit) [txn]</text:p>
          </table:table-cell>
        </table:table-row>
        <table:table-row table:style-name="ro2">
          <table:table-cell table:formula="oooc:=[.A142]+1" office:value-type="float" office:value="122">
            <text:p>12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3]+[.E143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43]" office:value-type="float" office:value="10">
            <text:p>10</text:p>
          </table:table-cell>
          <table:table-cell table:style-name="ce2" table:formula="oooc:=([.C143]*[$Configuration.$B$3]*[$Configuration.$B$4]*[$Configuration.$B$8])-[$Configuration.$B$14]+[.G143]" office:value-type="float" office:value="65504">
            <text:p>65504</text:p>
          </table:table-cell>
          <table:table-cell table:formula="oooc:=[.J143]" office:value-type="float" office:value="65504">
            <text:p>65504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3];0;[.I143])+[.K143]+[$Configuration.$B$19]" office:value-type="float" office:value="65558">
            <text:p>65558</text:p>
          </table:table-cell>
          <table:table-cell table:formula="oooc:=CEILING([.O143];[$Configuration.$B$3])/[$Configuration.$B$3]" office:value-type="float" office:value="513">
            <text:p>513</text:p>
          </table:table-cell>
          <table:table-cell table:formula="oooc:=IF([.L143];IF([.K143]&gt;0;[$Configuration.$B$21]+[.K143];[$Configuration.$B$20]);0)" office:value-type="float" office:value="0">
            <text:p>0</text:p>
          </table:table-cell>
          <table:table-cell table:formula="oooc:=CEILING([.Q143];[$Configuration.$B$3])/[$Configuration.$B$3]" office:value-type="float" office:value="0">
            <text:p>0</text:p>
          </table:table-cell>
          <table:table-cell table:formula="oooc:=IF(AND([$Configuration.$B$27];[.L143];[.K143]&gt;0);[$Configuration.$B$22]+[.K143];0)" office:value-type="float" office:value="0">
            <text:p>0</text:p>
          </table:table-cell>
          <table:table-cell table:formula="oooc:=CEILING([.S143];[$Configuration.$B$3])/[$Configuration.$B$3]" office:value-type="float" office:value="0">
            <text:p>0</text:p>
          </table:table-cell>
          <table:table-cell office:value-type="string">
            <text:p>xid 1 page; data 10 bytes (exact fit) [txn]</text:p>
          </table:table-cell>
        </table:table-row>
        <table:table-row table:style-name="ro2">
          <table:table-cell table:formula="oooc:=[.A143]+1" office:value-type="float" office:value="123">
            <text:p>12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4]+[.E144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44]" office:value-type="float" office:value="10">
            <text:p>10</text:p>
          </table:table-cell>
          <table:table-cell table:style-name="ce2" table:formula="oooc:=([.C144]*[$Configuration.$B$3]*[$Configuration.$B$4]*[$Configuration.$B$8])-[$Configuration.$B$14]+[.G144]" office:value-type="float" office:value="65505">
            <text:p>65505</text:p>
          </table:table-cell>
          <table:table-cell table:formula="oooc:=[.J144]" office:value-type="float" office:value="65505">
            <text:p>6550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4];0;[.I144])+[.K144]+[$Configuration.$B$19]" office:value-type="float" office:value="65559">
            <text:p>65559</text:p>
          </table:table-cell>
          <table:table-cell table:formula="oooc:=CEILING([.O144];[$Configuration.$B$3])/[$Configuration.$B$3]" office:value-type="float" office:value="513">
            <text:p>513</text:p>
          </table:table-cell>
          <table:table-cell table:formula="oooc:=IF([.L144];IF([.K144]&gt;0;[$Configuration.$B$21]+[.K144];[$Configuration.$B$20]);0)" office:value-type="float" office:value="0">
            <text:p>0</text:p>
          </table:table-cell>
          <table:table-cell table:formula="oooc:=CEILING([.Q144];[$Configuration.$B$3])/[$Configuration.$B$3]" office:value-type="float" office:value="0">
            <text:p>0</text:p>
          </table:table-cell>
          <table:table-cell table:formula="oooc:=IF(AND([$Configuration.$B$27];[.L144];[.K144]&gt;0);[$Configuration.$B$22]+[.K144];0)" office:value-type="float" office:value="0">
            <text:p>0</text:p>
          </table:table-cell>
          <table:table-cell table:formula="oooc:=CEILING([.S144];[$Configuration.$B$3])/[$Configuration.$B$3]" office:value-type="float" office:value="0">
            <text:p>0</text:p>
          </table:table-cell>
          <table:table-cell office:value-type="string">
            <text:p>xid 1 page + 1 byte; data 10 bytes (exact fit) [txn]</text:p>
          </table:table-cell>
        </table:table-row>
        <table:table-row table:style-name="ro2">
          <table:table-cell table:formula="oooc:=[.A144]+1" office:value-type="float" office:value="124">
            <text:p>124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5]+[.E145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45]" office:value-type="float" office:value="10">
            <text:p>10</text:p>
          </table:table-cell>
          <table:table-cell table:style-name="ce2" table:formula="oooc:=([.C145]*[$Configuration.$B$3]*[$Configuration.$B$4]*[$Configuration.$B$8])-[$Configuration.$B$14]+[.G145]" office:value-type="float" office:value="131039">
            <text:p>131039</text:p>
          </table:table-cell>
          <table:table-cell table:formula="oooc:=[.J145]" office:value-type="float" office:value="131039">
            <text:p>131039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5];0;[.I145])+[.K145]+[$Configuration.$B$19]" office:value-type="float" office:value="131093">
            <text:p>131093</text:p>
          </table:table-cell>
          <table:table-cell table:formula="oooc:=CEILING([.O145];[$Configuration.$B$3])/[$Configuration.$B$3]" office:value-type="float" office:value="1025">
            <text:p>1025</text:p>
          </table:table-cell>
          <table:table-cell table:formula="oooc:=IF([.L145];IF([.K145]&gt;0;[$Configuration.$B$21]+[.K145];[$Configuration.$B$20]);0)" office:value-type="float" office:value="0">
            <text:p>0</text:p>
          </table:table-cell>
          <table:table-cell table:formula="oooc:=CEILING([.Q145];[$Configuration.$B$3])/[$Configuration.$B$3]" office:value-type="float" office:value="0">
            <text:p>0</text:p>
          </table:table-cell>
          <table:table-cell table:formula="oooc:=IF(AND([$Configuration.$B$27];[.L145];[.K145]&gt;0);[$Configuration.$B$22]+[.K145];0)" office:value-type="float" office:value="0">
            <text:p>0</text:p>
          </table:table-cell>
          <table:table-cell table:formula="oooc:=CEILING([.S145];[$Configuration.$B$3])/[$Configuration.$B$3]" office:value-type="float" office:value="0">
            <text:p>0</text:p>
          </table:table-cell>
          <table:table-cell office:value-type="string">
            <text:p>xid 2 pages – 1 byte; data 10 bytes (exact fit) [txn]</text:p>
          </table:table-cell>
        </table:table-row>
        <table:table-row table:style-name="ro2">
          <table:table-cell table:formula="oooc:=[.A145]+1" office:value-type="float" office:value="125">
            <text:p>125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6]+[.E146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46]" office:value-type="float" office:value="10">
            <text:p>10</text:p>
          </table:table-cell>
          <table:table-cell table:style-name="ce2" table:formula="oooc:=([.C146]*[$Configuration.$B$3]*[$Configuration.$B$4]*[$Configuration.$B$8])-[$Configuration.$B$14]+[.G146]" office:value-type="float" office:value="131040">
            <text:p>131040</text:p>
          </table:table-cell>
          <table:table-cell table:formula="oooc:=[.J146]" office:value-type="float" office:value="131040">
            <text:p>13104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6];0;[.I146])+[.K146]+[$Configuration.$B$19]" office:value-type="float" office:value="131094">
            <text:p>131094</text:p>
          </table:table-cell>
          <table:table-cell table:formula="oooc:=CEILING([.O146];[$Configuration.$B$3])/[$Configuration.$B$3]" office:value-type="float" office:value="1025">
            <text:p>1025</text:p>
          </table:table-cell>
          <table:table-cell table:formula="oooc:=IF([.L146];IF([.K146]&gt;0;[$Configuration.$B$21]+[.K146];[$Configuration.$B$20]);0)" office:value-type="float" office:value="0">
            <text:p>0</text:p>
          </table:table-cell>
          <table:table-cell table:formula="oooc:=CEILING([.Q146];[$Configuration.$B$3])/[$Configuration.$B$3]" office:value-type="float" office:value="0">
            <text:p>0</text:p>
          </table:table-cell>
          <table:table-cell table:formula="oooc:=IF(AND([$Configuration.$B$27];[.L146];[.K146]&gt;0);[$Configuration.$B$22]+[.K146];0)" office:value-type="float" office:value="0">
            <text:p>0</text:p>
          </table:table-cell>
          <table:table-cell table:formula="oooc:=CEILING([.S146];[$Configuration.$B$3])/[$Configuration.$B$3]" office:value-type="float" office:value="0">
            <text:p>0</text:p>
          </table:table-cell>
          <table:table-cell office:value-type="string">
            <text:p>xid 2 pages; data 10 bytes (exact fit) [txn]</text:p>
          </table:table-cell>
        </table:table-row>
        <table:table-row table:style-name="ro2">
          <table:table-cell table:formula="oooc:=[.A146]+1" office:value-type="float" office:value="126">
            <text:p>12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7]+[.E147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47]" office:value-type="float" office:value="10">
            <text:p>10</text:p>
          </table:table-cell>
          <table:table-cell table:style-name="ce2" table:formula="oooc:=([.C147]*[$Configuration.$B$3]*[$Configuration.$B$4]*[$Configuration.$B$8])-[$Configuration.$B$14]+[.G147]" office:value-type="float" office:value="131041">
            <text:p>131041</text:p>
          </table:table-cell>
          <table:table-cell table:formula="oooc:=[.J147]" office:value-type="float" office:value="131041">
            <text:p>131041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7];0;[.I147])+[.K147]+[$Configuration.$B$19]" office:value-type="float" office:value="131095">
            <text:p>131095</text:p>
          </table:table-cell>
          <table:table-cell table:formula="oooc:=CEILING([.O147];[$Configuration.$B$3])/[$Configuration.$B$3]" office:value-type="float" office:value="1025">
            <text:p>1025</text:p>
          </table:table-cell>
          <table:table-cell table:formula="oooc:=IF([.L147];IF([.K147]&gt;0;[$Configuration.$B$21]+[.K147];[$Configuration.$B$20]);0)" office:value-type="float" office:value="0">
            <text:p>0</text:p>
          </table:table-cell>
          <table:table-cell table:formula="oooc:=CEILING([.Q147];[$Configuration.$B$3])/[$Configuration.$B$3]" office:value-type="float" office:value="0">
            <text:p>0</text:p>
          </table:table-cell>
          <table:table-cell table:formula="oooc:=IF(AND([$Configuration.$B$27];[.L147];[.K147]&gt;0);[$Configuration.$B$22]+[.K147];0)" office:value-type="float" office:value="0">
            <text:p>0</text:p>
          </table:table-cell>
          <table:table-cell table:formula="oooc:=CEILING([.S147];[$Configuration.$B$3])/[$Configuration.$B$3]" office:value-type="float" office:value="0">
            <text:p>0</text:p>
          </table:table-cell>
          <table:table-cell office:value-type="string">
            <text:p>xid 2 pages + 1 byte; data 10 bytes (exact fit) [txn]</text:p>
          </table:table-cell>
        </table:table-row>
        <table:table-row table:style-name="ro2">
          <table:table-cell table:formula="oooc:=[.A147]+1" office:value-type="float" office:value="127">
            <text:p>127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8]+[.E148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48]" office:value-type="float" office:value="10">
            <text:p>10</text:p>
          </table:table-cell>
          <table:table-cell table:style-name="ce2" table:formula="oooc:=([.C148]*[$Configuration.$B$3]*[$Configuration.$B$4]*[$Configuration.$B$8])-[$Configuration.$B$14]+[.G148]" office:value-type="float" office:value="262111">
            <text:p>262111</text:p>
          </table:table-cell>
          <table:table-cell table:formula="oooc:=[.J148]" office:value-type="float" office:value="262111">
            <text:p>262111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8];0;[.I148])+[.K148]+[$Configuration.$B$19]" office:value-type="float" office:value="262165">
            <text:p>262165</text:p>
          </table:table-cell>
          <table:table-cell table:formula="oooc:=CEILING([.O148];[$Configuration.$B$3])/[$Configuration.$B$3]" office:value-type="float" office:value="2049">
            <text:p>2049</text:p>
          </table:table-cell>
          <table:table-cell table:formula="oooc:=IF([.L148];IF([.K148]&gt;0;[$Configuration.$B$21]+[.K148];[$Configuration.$B$20]);0)" office:value-type="float" office:value="0">
            <text:p>0</text:p>
          </table:table-cell>
          <table:table-cell table:formula="oooc:=CEILING([.Q148];[$Configuration.$B$3])/[$Configuration.$B$3]" office:value-type="float" office:value="0">
            <text:p>0</text:p>
          </table:table-cell>
          <table:table-cell table:formula="oooc:=IF(AND([$Configuration.$B$27];[.L148];[.K148]&gt;0);[$Configuration.$B$22]+[.K148];0)" office:value-type="float" office:value="0">
            <text:p>0</text:p>
          </table:table-cell>
          <table:table-cell table:formula="oooc:=CEILING([.S148];[$Configuration.$B$3])/[$Configuration.$B$3]" office:value-type="float" office:value="0">
            <text:p>0</text:p>
          </table:table-cell>
          <table:table-cell office:value-type="string">
            <text:p>xid 4 pages – 1 byte; data 10 bytes (exact fit) [txn]</text:p>
          </table:table-cell>
        </table:table-row>
        <table:table-row table:style-name="ro2">
          <table:table-cell table:formula="oooc:=[.A148]+1" office:value-type="float" office:value="128">
            <text:p>128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49]+[.E149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49]" office:value-type="float" office:value="10">
            <text:p>10</text:p>
          </table:table-cell>
          <table:table-cell table:style-name="ce2" table:formula="oooc:=([.C149]*[$Configuration.$B$3]*[$Configuration.$B$4]*[$Configuration.$B$8])-[$Configuration.$B$14]+[.G149]" office:value-type="float" office:value="262112">
            <text:p>262112</text:p>
          </table:table-cell>
          <table:table-cell table:formula="oooc:=[.J149]" office:value-type="float" office:value="262112">
            <text:p>262112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9];0;[.I149])+[.K149]+[$Configuration.$B$19]" office:value-type="float" office:value="262166">
            <text:p>262166</text:p>
          </table:table-cell>
          <table:table-cell table:formula="oooc:=CEILING([.O149];[$Configuration.$B$3])/[$Configuration.$B$3]" office:value-type="float" office:value="2049">
            <text:p>2049</text:p>
          </table:table-cell>
          <table:table-cell table:formula="oooc:=IF([.L149];IF([.K149]&gt;0;[$Configuration.$B$21]+[.K149];[$Configuration.$B$20]);0)" office:value-type="float" office:value="0">
            <text:p>0</text:p>
          </table:table-cell>
          <table:table-cell table:formula="oooc:=CEILING([.Q149];[$Configuration.$B$3])/[$Configuration.$B$3]" office:value-type="float" office:value="0">
            <text:p>0</text:p>
          </table:table-cell>
          <table:table-cell table:formula="oooc:=IF(AND([$Configuration.$B$27];[.L149];[.K149]&gt;0);[$Configuration.$B$22]+[.K149];0)" office:value-type="float" office:value="0">
            <text:p>0</text:p>
          </table:table-cell>
          <table:table-cell table:formula="oooc:=CEILING([.S149];[$Configuration.$B$3])/[$Configuration.$B$3]" office:value-type="float" office:value="0">
            <text:p>0</text:p>
          </table:table-cell>
          <table:table-cell office:value-type="string">
            <text:p>xid 4 pages; data 10 bytes (exact fit) [txn]</text:p>
          </table:table-cell>
        </table:table-row>
        <table:table-row table:style-name="ro2">
          <table:table-cell table:formula="oooc:=[.A149]+1" office:value-type="float" office:value="129">
            <text:p>12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0]+[.E150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50]" office:value-type="float" office:value="10">
            <text:p>10</text:p>
          </table:table-cell>
          <table:table-cell table:style-name="ce2" table:formula="oooc:=([.C150]*[$Configuration.$B$3]*[$Configuration.$B$4]*[$Configuration.$B$8])-[$Configuration.$B$14]+[.G150]" office:value-type="float" office:value="262113">
            <text:p>262113</text:p>
          </table:table-cell>
          <table:table-cell table:formula="oooc:=[.J150]" office:value-type="float" office:value="262113">
            <text:p>262113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0];0;[.I150])+[.K150]+[$Configuration.$B$19]" office:value-type="float" office:value="262167">
            <text:p>262167</text:p>
          </table:table-cell>
          <table:table-cell table:formula="oooc:=CEILING([.O150];[$Configuration.$B$3])/[$Configuration.$B$3]" office:value-type="float" office:value="2049">
            <text:p>2049</text:p>
          </table:table-cell>
          <table:table-cell table:formula="oooc:=IF([.L150];IF([.K150]&gt;0;[$Configuration.$B$21]+[.K150];[$Configuration.$B$20]);0)" office:value-type="float" office:value="0">
            <text:p>0</text:p>
          </table:table-cell>
          <table:table-cell table:formula="oooc:=CEILING([.Q150];[$Configuration.$B$3])/[$Configuration.$B$3]" office:value-type="float" office:value="0">
            <text:p>0</text:p>
          </table:table-cell>
          <table:table-cell table:formula="oooc:=IF(AND([$Configuration.$B$27];[.L150];[.K150]&gt;0);[$Configuration.$B$22]+[.K150];0)" office:value-type="float" office:value="0">
            <text:p>0</text:p>
          </table:table-cell>
          <table:table-cell table:formula="oooc:=CEILING([.S150];[$Configuration.$B$3])/[$Configuration.$B$3]" office:value-type="float" office:value="0">
            <text:p>0</text:p>
          </table:table-cell>
          <table:table-cell office:value-type="string">
            <text:p>xid 4 pages + 1 byte; data 10 bytes (exact fit) [txn]</text:p>
          </table:table-cell>
        </table:table-row>
        <table:table-row table:style-name="ro2">
          <table:table-cell table:formula="oooc:=[.A150]+1" office:value-type="float" office:value="130">
            <text:p>130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1]+[.E151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51]" office:value-type="float" office:value="10">
            <text:p>10</text:p>
          </table:table-cell>
          <table:table-cell table:style-name="ce2" table:formula="oooc:=([.C151]*[$Configuration.$B$3]*[$Configuration.$B$4]*[$Configuration.$B$8])-[$Configuration.$B$14]+[.G151]" office:value-type="float" office:value="229344">
            <text:p>229344</text:p>
          </table:table-cell>
          <table:table-cell table:formula="oooc:=[.J151]" office:value-type="float" office:value="229344">
            <text:p>229344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1];0;[.I151])+[.K151]+[$Configuration.$B$19]" office:value-type="float" office:value="229398">
            <text:p>229398</text:p>
          </table:table-cell>
          <table:table-cell table:formula="oooc:=CEILING([.O151];[$Configuration.$B$3])/[$Configuration.$B$3]" office:value-type="float" office:value="1793">
            <text:p>1793</text:p>
          </table:table-cell>
          <table:table-cell table:formula="oooc:=IF([.L151];IF([.K151]&gt;0;[$Configuration.$B$21]+[.K151];[$Configuration.$B$20]);0)" office:value-type="float" office:value="0">
            <text:p>0</text:p>
          </table:table-cell>
          <table:table-cell table:formula="oooc:=CEILING([.Q151];[$Configuration.$B$3])/[$Configuration.$B$3]" office:value-type="float" office:value="0">
            <text:p>0</text:p>
          </table:table-cell>
          <table:table-cell table:formula="oooc:=IF(AND([$Configuration.$B$27];[.L151];[.K151]&gt;0);[$Configuration.$B$22]+[.K151];0)" office:value-type="float" office:value="0">
            <text:p>0</text:p>
          </table:table-cell>
          <table:table-cell table:formula="oooc:=CEILING([.S151];[$Configuration.$B$3])/[$Configuration.$B$3]" office:value-type="float" office:value="0">
            <text:p>0</text:p>
          </table:table-cell>
          <table:table-cell office:value-type="string">
            <text:p>xid 3.5 pages; data 10 bytes (exact fit) [txn]</text:p>
          </table:table-cell>
        </table:table-row>
        <table:table-row table:style-name="ro2">
          <table:table-cell table:formula="oooc:=[.A151]+1" office:value-type="float" office:value="131">
            <text:p>131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2]+[.E152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52]" office:value-type="float" office:value="10">
            <text:p>10</text:p>
          </table:table-cell>
          <table:table-cell table:style-name="ce2" table:formula="oooc:=([.C152]*[$Configuration.$B$3]*[$Configuration.$B$4]*[$Configuration.$B$8])-[$Configuration.$B$14]+[.G152]" office:value-type="float" office:value="229345">
            <text:p>229345</text:p>
          </table:table-cell>
          <table:table-cell table:formula="oooc:=[.J152]" office:value-type="float" office:value="229345">
            <text:p>22934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2];0;[.I152])+[.K152]+[$Configuration.$B$19]" office:value-type="float" office:value="229399">
            <text:p>229399</text:p>
          </table:table-cell>
          <table:table-cell table:formula="oooc:=CEILING([.O152];[$Configuration.$B$3])/[$Configuration.$B$3]" office:value-type="float" office:value="1793">
            <text:p>1793</text:p>
          </table:table-cell>
          <table:table-cell table:formula="oooc:=IF([.L152];IF([.K152]&gt;0;[$Configuration.$B$21]+[.K152];[$Configuration.$B$20]);0)" office:value-type="float" office:value="0">
            <text:p>0</text:p>
          </table:table-cell>
          <table:table-cell table:formula="oooc:=CEILING([.Q152];[$Configuration.$B$3])/[$Configuration.$B$3]" office:value-type="float" office:value="0">
            <text:p>0</text:p>
          </table:table-cell>
          <table:table-cell table:formula="oooc:=IF(AND([$Configuration.$B$27];[.L152];[.K152]&gt;0);[$Configuration.$B$22]+[.K152];0)" office:value-type="float" office:value="0">
            <text:p>0</text:p>
          </table:table-cell>
          <table:table-cell table:formula="oooc:=CEILING([.S152];[$Configuration.$B$3])/[$Configuration.$B$3]" office:value-type="float" office:value="0">
            <text:p>0</text:p>
          </table:table-cell>
          <table:table-cell office:value-type="string">
            <text:p>xid 3.5 pages + 1 byte; data 10 bytes (exact fit) [txn]</text:p>
          </table:table-cell>
        </table:table-row>
        <table:table-row table:style-name="ro2">
          <table:table-cell table:formula="oooc:=[.A152]+1" office:value-type="float" office:value="132">
            <text:p>13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3]+[.E153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53]" office:value-type="float" office:value="10">
            <text:p>10</text:p>
          </table:table-cell>
          <table:table-cell table:style-name="ce2" table:formula="oooc:=([.C153]*[$Configuration.$B$3]*[$Configuration.$B$4]*[$Configuration.$B$8])-[$Configuration.$B$14]+[.G153]" office:value-type="float" office:value="65503">
            <text:p>65503</text:p>
          </table:table-cell>
          <table:table-cell table:formula="oooc:=[.J153]" office:value-type="float" office:value="65503">
            <text:p>6550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53];0;[.I153])+[.K153]+[$Configuration.$B$19]" office:value-type="float" office:value="65557">
            <text:p>65557</text:p>
          </table:table-cell>
          <table:table-cell table:formula="oooc:=CEILING([.O153];[$Configuration.$B$3])/[$Configuration.$B$3]" office:value-type="float" office:value="513">
            <text:p>513</text:p>
          </table:table-cell>
          <table:table-cell table:formula="oooc:=IF([.L153];IF([.K153]&gt;0;[$Configuration.$B$21]+[.K153];[$Configuration.$B$20]);0)" office:value-type="float" office:value="65547">
            <text:p>65547</text:p>
          </table:table-cell>
          <table:table-cell table:formula="oooc:=CEILING([.Q153];[$Configuration.$B$3])/[$Configuration.$B$3]" office:value-type="float" office:value="513">
            <text:p>513</text:p>
          </table:table-cell>
          <table:table-cell table:formula="oooc:=IF(AND([$Configuration.$B$27];[.L153];[.K153]&gt;0);[$Configuration.$B$22]+[.K153];0)" office:value-type="float" office:value="65539">
            <text:p>65539</text:p>
          </table:table-cell>
          <table:table-cell table:formula="oooc:=CEILING([.S153];[$Configuration.$B$3])/[$Configuration.$B$3]" office:value-type="float" office:value="513">
            <text:p>513</text:p>
          </table:table-cell>
          <table:table-cell office:value-type="string">
            <text:p>xid 1 page – 1 byte for enq rec; data 10 bytes (exact fit) [deq, txn]</text:p>
          </table:table-cell>
        </table:table-row>
        <table:table-row table:style-name="ro2">
          <table:table-cell table:formula="oooc:=[.A153]+1" office:value-type="float" office:value="133">
            <text:p>13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4]+[.E154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54]" office:value-type="float" office:value="10">
            <text:p>10</text:p>
          </table:table-cell>
          <table:table-cell table:style-name="ce2" table:formula="oooc:=([.C154]*[$Configuration.$B$3]*[$Configuration.$B$4]*[$Configuration.$B$8])-[$Configuration.$B$14]+[.G154]" office:value-type="float" office:value="65504">
            <text:p>65504</text:p>
          </table:table-cell>
          <table:table-cell table:formula="oooc:=[.J154]" office:value-type="float" office:value="65504">
            <text:p>6550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54];0;[.I154])+[.K154]+[$Configuration.$B$19]" office:value-type="float" office:value="65558">
            <text:p>65558</text:p>
          </table:table-cell>
          <table:table-cell table:formula="oooc:=CEILING([.O154];[$Configuration.$B$3])/[$Configuration.$B$3]" office:value-type="float" office:value="513">
            <text:p>513</text:p>
          </table:table-cell>
          <table:table-cell table:formula="oooc:=IF([.L154];IF([.K154]&gt;0;[$Configuration.$B$21]+[.K154];[$Configuration.$B$20]);0)" office:value-type="float" office:value="65548">
            <text:p>65548</text:p>
          </table:table-cell>
          <table:table-cell table:formula="oooc:=CEILING([.Q154];[$Configuration.$B$3])/[$Configuration.$B$3]" office:value-type="float" office:value="513">
            <text:p>513</text:p>
          </table:table-cell>
          <table:table-cell table:formula="oooc:=IF(AND([$Configuration.$B$27];[.L154];[.K154]&gt;0);[$Configuration.$B$22]+[.K154];0)" office:value-type="float" office:value="65540">
            <text:p>65540</text:p>
          </table:table-cell>
          <table:table-cell table:formula="oooc:=CEILING([.S154];[$Configuration.$B$3])/[$Configuration.$B$3]" office:value-type="float" office:value="513">
            <text:p>513</text:p>
          </table:table-cell>
          <table:table-cell office:value-type="string">
            <text:p>xid 1 page for enq rec; data 10 bytes (exact fit) [deq, txn]</text:p>
          </table:table-cell>
        </table:table-row>
        <table:table-row table:style-name="ro2">
          <table:table-cell table:formula="oooc:=[.A154]+1" office:value-type="float" office:value="134">
            <text:p>13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5]+[.E155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55]" office:value-type="float" office:value="10">
            <text:p>10</text:p>
          </table:table-cell>
          <table:table-cell table:style-name="ce2" table:formula="oooc:=([.C155]*[$Configuration.$B$3]*[$Configuration.$B$4]*[$Configuration.$B$8])-[$Configuration.$B$14]+[.G155]" office:value-type="float" office:value="65505">
            <text:p>65505</text:p>
          </table:table-cell>
          <table:table-cell table:formula="oooc:=[.J155]" office:value-type="float" office:value="65505">
            <text:p>6550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55];0;[.I155])+[.K155]+[$Configuration.$B$19]" office:value-type="float" office:value="65559">
            <text:p>65559</text:p>
          </table:table-cell>
          <table:table-cell table:formula="oooc:=CEILING([.O155];[$Configuration.$B$3])/[$Configuration.$B$3]" office:value-type="float" office:value="513">
            <text:p>513</text:p>
          </table:table-cell>
          <table:table-cell table:formula="oooc:=IF([.L155];IF([.K155]&gt;0;[$Configuration.$B$21]+[.K155];[$Configuration.$B$20]);0)" office:value-type="float" office:value="65549">
            <text:p>65549</text:p>
          </table:table-cell>
          <table:table-cell table:formula="oooc:=CEILING([.Q155];[$Configuration.$B$3])/[$Configuration.$B$3]" office:value-type="float" office:value="513">
            <text:p>513</text:p>
          </table:table-cell>
          <table:table-cell table:formula="oooc:=IF(AND([$Configuration.$B$27];[.L155];[.K155]&gt;0);[$Configuration.$B$22]+[.K155];0)" office:value-type="float" office:value="65541">
            <text:p>65541</text:p>
          </table:table-cell>
          <table:table-cell table:formula="oooc:=CEILING([.S155];[$Configuration.$B$3])/[$Configuration.$B$3]" office:value-type="float" office:value="513">
            <text:p>513</text:p>
          </table:table-cell>
          <table:table-cell office:value-type="string">
            <text:p>xid 1 page + 1 byte for enq rec; data 10 bytes (exact fit) [deq, txn]</text:p>
          </table:table-cell>
        </table:table-row>
        <table:table-row table:style-name="ro2">
          <table:table-cell table:formula="oooc:=[.A155]+1" office:value-type="float" office:value="135">
            <text:p>135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6]+[.E156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56]" office:value-type="float" office:value="10">
            <text:p>10</text:p>
          </table:table-cell>
          <table:table-cell table:style-name="ce2" table:formula="oooc:=([.C156]*[$Configuration.$B$3]*[$Configuration.$B$4]*[$Configuration.$B$8])-[$Configuration.$B$14]+[.G156]" office:value-type="float" office:value="131039">
            <text:p>131039</text:p>
          </table:table-cell>
          <table:table-cell table:formula="oooc:=[.J156]" office:value-type="float" office:value="131039">
            <text:p>13103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56];0;[.I156])+[.K156]+[$Configuration.$B$19]" office:value-type="float" office:value="131093">
            <text:p>131093</text:p>
          </table:table-cell>
          <table:table-cell table:formula="oooc:=CEILING([.O156];[$Configuration.$B$3])/[$Configuration.$B$3]" office:value-type="float" office:value="1025">
            <text:p>1025</text:p>
          </table:table-cell>
          <table:table-cell table:formula="oooc:=IF([.L156];IF([.K156]&gt;0;[$Configuration.$B$21]+[.K156];[$Configuration.$B$20]);0)" office:value-type="float" office:value="131083">
            <text:p>131083</text:p>
          </table:table-cell>
          <table:table-cell table:formula="oooc:=CEILING([.Q156];[$Configuration.$B$3])/[$Configuration.$B$3]" office:value-type="float" office:value="1025">
            <text:p>1025</text:p>
          </table:table-cell>
          <table:table-cell table:formula="oooc:=IF(AND([$Configuration.$B$27];[.L156];[.K156]&gt;0);[$Configuration.$B$22]+[.K156];0)" office:value-type="float" office:value="131075">
            <text:p>131075</text:p>
          </table:table-cell>
          <table:table-cell table:formula="oooc:=CEILING([.S156];[$Configuration.$B$3])/[$Configuration.$B$3]" office:value-type="float" office:value="1025">
            <text:p>1025</text:p>
          </table:table-cell>
          <table:table-cell office:value-type="string">
            <text:p>xid 2 pages – 1 byte for enq rec; data 10 bytes (exact fit) [deq, txn]</text:p>
          </table:table-cell>
        </table:table-row>
        <table:table-row table:style-name="ro2">
          <table:table-cell table:formula="oooc:=[.A156]+1" office:value-type="float" office:value="136">
            <text:p>13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7]+[.E157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57]" office:value-type="float" office:value="10">
            <text:p>10</text:p>
          </table:table-cell>
          <table:table-cell table:style-name="ce2" table:formula="oooc:=([.C157]*[$Configuration.$B$3]*[$Configuration.$B$4]*[$Configuration.$B$8])-[$Configuration.$B$14]+[.G157]" office:value-type="float" office:value="131040">
            <text:p>131040</text:p>
          </table:table-cell>
          <table:table-cell table:formula="oooc:=[.J157]" office:value-type="float" office:value="131040">
            <text:p>13104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57];0;[.I157])+[.K157]+[$Configuration.$B$19]" office:value-type="float" office:value="131094">
            <text:p>131094</text:p>
          </table:table-cell>
          <table:table-cell table:formula="oooc:=CEILING([.O157];[$Configuration.$B$3])/[$Configuration.$B$3]" office:value-type="float" office:value="1025">
            <text:p>1025</text:p>
          </table:table-cell>
          <table:table-cell table:formula="oooc:=IF([.L157];IF([.K157]&gt;0;[$Configuration.$B$21]+[.K157];[$Configuration.$B$20]);0)" office:value-type="float" office:value="131084">
            <text:p>131084</text:p>
          </table:table-cell>
          <table:table-cell table:formula="oooc:=CEILING([.Q157];[$Configuration.$B$3])/[$Configuration.$B$3]" office:value-type="float" office:value="1025">
            <text:p>1025</text:p>
          </table:table-cell>
          <table:table-cell table:formula="oooc:=IF(AND([$Configuration.$B$27];[.L157];[.K157]&gt;0);[$Configuration.$B$22]+[.K157];0)" office:value-type="float" office:value="131076">
            <text:p>131076</text:p>
          </table:table-cell>
          <table:table-cell table:formula="oooc:=CEILING([.S157];[$Configuration.$B$3])/[$Configuration.$B$3]" office:value-type="float" office:value="1025">
            <text:p>1025</text:p>
          </table:table-cell>
          <table:table-cell office:value-type="string">
            <text:p>xid 2 pages for enq rec; data 10 bytes (exact fit) [deq, txn]</text:p>
          </table:table-cell>
        </table:table-row>
        <table:table-row table:style-name="ro2">
          <table:table-cell table:formula="oooc:=[.A157]+1" office:value-type="float" office:value="137">
            <text:p>13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8]+[.E158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58]" office:value-type="float" office:value="10">
            <text:p>10</text:p>
          </table:table-cell>
          <table:table-cell table:style-name="ce2" table:formula="oooc:=([.C158]*[$Configuration.$B$3]*[$Configuration.$B$4]*[$Configuration.$B$8])-[$Configuration.$B$14]+[.G158]" office:value-type="float" office:value="131041">
            <text:p>131041</text:p>
          </table:table-cell>
          <table:table-cell table:formula="oooc:=[.J158]" office:value-type="float" office:value="131041">
            <text:p>13104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58];0;[.I158])+[.K158]+[$Configuration.$B$19]" office:value-type="float" office:value="131095">
            <text:p>131095</text:p>
          </table:table-cell>
          <table:table-cell table:formula="oooc:=CEILING([.O158];[$Configuration.$B$3])/[$Configuration.$B$3]" office:value-type="float" office:value="1025">
            <text:p>1025</text:p>
          </table:table-cell>
          <table:table-cell table:formula="oooc:=IF([.L158];IF([.K158]&gt;0;[$Configuration.$B$21]+[.K158];[$Configuration.$B$20]);0)" office:value-type="float" office:value="131085">
            <text:p>131085</text:p>
          </table:table-cell>
          <table:table-cell table:formula="oooc:=CEILING([.Q158];[$Configuration.$B$3])/[$Configuration.$B$3]" office:value-type="float" office:value="1025">
            <text:p>1025</text:p>
          </table:table-cell>
          <table:table-cell table:formula="oooc:=IF(AND([$Configuration.$B$27];[.L158];[.K158]&gt;0);[$Configuration.$B$22]+[.K158];0)" office:value-type="float" office:value="131077">
            <text:p>131077</text:p>
          </table:table-cell>
          <table:table-cell table:formula="oooc:=CEILING([.S158];[$Configuration.$B$3])/[$Configuration.$B$3]" office:value-type="float" office:value="1025">
            <text:p>1025</text:p>
          </table:table-cell>
          <table:table-cell office:value-type="string">
            <text:p>xid 2 pages + 1 byte for enq rec; data 10 bytes (exact fit) [deq, txn]</text:p>
          </table:table-cell>
        </table:table-row>
        <table:table-row table:style-name="ro2">
          <table:table-cell table:formula="oooc:=[.A158]+1" office:value-type="float" office:value="138">
            <text:p>138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59]+[.E159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59]" office:value-type="float" office:value="10">
            <text:p>10</text:p>
          </table:table-cell>
          <table:table-cell table:style-name="ce2" table:formula="oooc:=([.C159]*[$Configuration.$B$3]*[$Configuration.$B$4]*[$Configuration.$B$8])-[$Configuration.$B$14]+[.G159]" office:value-type="float" office:value="262111">
            <text:p>262111</text:p>
          </table:table-cell>
          <table:table-cell table:formula="oooc:=[.J159]" office:value-type="float" office:value="262111">
            <text:p>26211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59];0;[.I159])+[.K159]+[$Configuration.$B$19]" office:value-type="float" office:value="262165">
            <text:p>262165</text:p>
          </table:table-cell>
          <table:table-cell table:formula="oooc:=CEILING([.O159];[$Configuration.$B$3])/[$Configuration.$B$3]" office:value-type="float" office:value="2049">
            <text:p>2049</text:p>
          </table:table-cell>
          <table:table-cell table:formula="oooc:=IF([.L159];IF([.K159]&gt;0;[$Configuration.$B$21]+[.K159];[$Configuration.$B$20]);0)" office:value-type="float" office:value="262155">
            <text:p>262155</text:p>
          </table:table-cell>
          <table:table-cell table:formula="oooc:=CEILING([.Q159];[$Configuration.$B$3])/[$Configuration.$B$3]" office:value-type="float" office:value="2049">
            <text:p>2049</text:p>
          </table:table-cell>
          <table:table-cell table:formula="oooc:=IF(AND([$Configuration.$B$27];[.L159];[.K159]&gt;0);[$Configuration.$B$22]+[.K159];0)" office:value-type="float" office:value="262147">
            <text:p>262147</text:p>
          </table:table-cell>
          <table:table-cell table:formula="oooc:=CEILING([.S159];[$Configuration.$B$3])/[$Configuration.$B$3]" office:value-type="float" office:value="2049">
            <text:p>2049</text:p>
          </table:table-cell>
          <table:table-cell office:value-type="string">
            <text:p>xid 4 pages – 1 byte for enq rec; data 10 bytes (exact fit) [deq, txn]</text:p>
          </table:table-cell>
        </table:table-row>
        <table:table-row table:style-name="ro2">
          <table:table-cell table:formula="oooc:=[.A159]+1" office:value-type="float" office:value="139">
            <text:p>13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0]+[.E160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0]" office:value-type="float" office:value="10">
            <text:p>10</text:p>
          </table:table-cell>
          <table:table-cell table:style-name="ce2" table:formula="oooc:=([.C160]*[$Configuration.$B$3]*[$Configuration.$B$4]*[$Configuration.$B$8])-[$Configuration.$B$14]+[.G160]" office:value-type="float" office:value="262112">
            <text:p>262112</text:p>
          </table:table-cell>
          <table:table-cell table:formula="oooc:=[.J160]" office:value-type="float" office:value="262112">
            <text:p>262112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0];0;[.I160])+[.K160]+[$Configuration.$B$19]" office:value-type="float" office:value="262166">
            <text:p>262166</text:p>
          </table:table-cell>
          <table:table-cell table:formula="oooc:=CEILING([.O160];[$Configuration.$B$3])/[$Configuration.$B$3]" office:value-type="float" office:value="2049">
            <text:p>2049</text:p>
          </table:table-cell>
          <table:table-cell table:formula="oooc:=IF([.L160];IF([.K160]&gt;0;[$Configuration.$B$21]+[.K160];[$Configuration.$B$20]);0)" office:value-type="float" office:value="262156">
            <text:p>262156</text:p>
          </table:table-cell>
          <table:table-cell table:formula="oooc:=CEILING([.Q160];[$Configuration.$B$3])/[$Configuration.$B$3]" office:value-type="float" office:value="2049">
            <text:p>2049</text:p>
          </table:table-cell>
          <table:table-cell table:formula="oooc:=IF(AND([$Configuration.$B$27];[.L160];[.K160]&gt;0);[$Configuration.$B$22]+[.K160];0)" office:value-type="float" office:value="262148">
            <text:p>262148</text:p>
          </table:table-cell>
          <table:table-cell table:formula="oooc:=CEILING([.S160];[$Configuration.$B$3])/[$Configuration.$B$3]" office:value-type="float" office:value="2049">
            <text:p>2049</text:p>
          </table:table-cell>
          <table:table-cell office:value-type="string">
            <text:p>xid 4 pages for enq rec; data 10 bytes (exact fit) [deq, txn]</text:p>
          </table:table-cell>
        </table:table-row>
        <table:table-row table:style-name="ro2">
          <table:table-cell table:formula="oooc:=[.A160]+1" office:value-type="float" office:value="140">
            <text:p>14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1]+[.E161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1]" office:value-type="float" office:value="10">
            <text:p>10</text:p>
          </table:table-cell>
          <table:table-cell table:style-name="ce2" table:formula="oooc:=([.C161]*[$Configuration.$B$3]*[$Configuration.$B$4]*[$Configuration.$B$8])-[$Configuration.$B$14]+[.G161]" office:value-type="float" office:value="262113">
            <text:p>262113</text:p>
          </table:table-cell>
          <table:table-cell table:formula="oooc:=[.J161]" office:value-type="float" office:value="262113">
            <text:p>26211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1];0;[.I161])+[.K161]+[$Configuration.$B$19]" office:value-type="float" office:value="262167">
            <text:p>262167</text:p>
          </table:table-cell>
          <table:table-cell table:formula="oooc:=CEILING([.O161];[$Configuration.$B$3])/[$Configuration.$B$3]" office:value-type="float" office:value="2049">
            <text:p>2049</text:p>
          </table:table-cell>
          <table:table-cell table:formula="oooc:=IF([.L161];IF([.K161]&gt;0;[$Configuration.$B$21]+[.K161];[$Configuration.$B$20]);0)" office:value-type="float" office:value="262157">
            <text:p>262157</text:p>
          </table:table-cell>
          <table:table-cell table:formula="oooc:=CEILING([.Q161];[$Configuration.$B$3])/[$Configuration.$B$3]" office:value-type="float" office:value="2049">
            <text:p>2049</text:p>
          </table:table-cell>
          <table:table-cell table:formula="oooc:=IF(AND([$Configuration.$B$27];[.L161];[.K161]&gt;0);[$Configuration.$B$22]+[.K161];0)" office:value-type="float" office:value="262149">
            <text:p>262149</text:p>
          </table:table-cell>
          <table:table-cell table:formula="oooc:=CEILING([.S161];[$Configuration.$B$3])/[$Configuration.$B$3]" office:value-type="float" office:value="2049">
            <text:p>2049</text:p>
          </table:table-cell>
          <table:table-cell office:value-type="string">
            <text:p>xid 4 pages + 1 byte for enq rec; data 10 bytes (exact fit) [deq, txn]</text:p>
          </table:table-cell>
        </table:table-row>
        <table:table-row table:style-name="ro2">
          <table:table-cell table:formula="oooc:=[.A161]+1" office:value-type="float" office:value="141">
            <text:p>141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2]+[.E162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2]" office:value-type="float" office:value="10">
            <text:p>10</text:p>
          </table:table-cell>
          <table:table-cell table:style-name="ce2" table:formula="oooc:=([.C162]*[$Configuration.$B$3]*[$Configuration.$B$4]*[$Configuration.$B$8])-[$Configuration.$B$14]+[.G162]" office:value-type="float" office:value="229344">
            <text:p>229344</text:p>
          </table:table-cell>
          <table:table-cell table:formula="oooc:=[.J162]" office:value-type="float" office:value="229344">
            <text:p>22934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2];0;[.I162])+[.K162]+[$Configuration.$B$19]" office:value-type="float" office:value="229398">
            <text:p>229398</text:p>
          </table:table-cell>
          <table:table-cell table:formula="oooc:=CEILING([.O162];[$Configuration.$B$3])/[$Configuration.$B$3]" office:value-type="float" office:value="1793">
            <text:p>1793</text:p>
          </table:table-cell>
          <table:table-cell table:formula="oooc:=IF([.L162];IF([.K162]&gt;0;[$Configuration.$B$21]+[.K162];[$Configuration.$B$20]);0)" office:value-type="float" office:value="229388">
            <text:p>229388</text:p>
          </table:table-cell>
          <table:table-cell table:formula="oooc:=CEILING([.Q162];[$Configuration.$B$3])/[$Configuration.$B$3]" office:value-type="float" office:value="1793">
            <text:p>1793</text:p>
          </table:table-cell>
          <table:table-cell table:formula="oooc:=IF(AND([$Configuration.$B$27];[.L162];[.K162]&gt;0);[$Configuration.$B$22]+[.K162];0)" office:value-type="float" office:value="229380">
            <text:p>229380</text:p>
          </table:table-cell>
          <table:table-cell table:formula="oooc:=CEILING([.S162];[$Configuration.$B$3])/[$Configuration.$B$3]" office:value-type="float" office:value="1793">
            <text:p>1793</text:p>
          </table:table-cell>
          <table:table-cell office:value-type="string">
            <text:p>xid 3.5 pages for enq rec; data 10 bytes (exact fit) [deq, txn]</text:p>
          </table:table-cell>
        </table:table-row>
        <table:table-row table:style-name="ro2">
          <table:table-cell table:formula="oooc:=[.A162]+1" office:value-type="float" office:value="142">
            <text:p>142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3]+[.E163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3]" office:value-type="float" office:value="10">
            <text:p>10</text:p>
          </table:table-cell>
          <table:table-cell table:style-name="ce2" table:formula="oooc:=([.C163]*[$Configuration.$B$3]*[$Configuration.$B$4]*[$Configuration.$B$8])-[$Configuration.$B$14]+[.G163]" office:value-type="float" office:value="229345">
            <text:p>229345</text:p>
          </table:table-cell>
          <table:table-cell table:formula="oooc:=[.J163]" office:value-type="float" office:value="229345">
            <text:p>22934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3];0;[.I163])+[.K163]+[$Configuration.$B$19]" office:value-type="float" office:value="229399">
            <text:p>229399</text:p>
          </table:table-cell>
          <table:table-cell table:formula="oooc:=CEILING([.O163];[$Configuration.$B$3])/[$Configuration.$B$3]" office:value-type="float" office:value="1793">
            <text:p>1793</text:p>
          </table:table-cell>
          <table:table-cell table:formula="oooc:=IF([.L163];IF([.K163]&gt;0;[$Configuration.$B$21]+[.K163];[$Configuration.$B$20]);0)" office:value-type="float" office:value="229389">
            <text:p>229389</text:p>
          </table:table-cell>
          <table:table-cell table:formula="oooc:=CEILING([.Q163];[$Configuration.$B$3])/[$Configuration.$B$3]" office:value-type="float" office:value="1793">
            <text:p>1793</text:p>
          </table:table-cell>
          <table:table-cell table:formula="oooc:=IF(AND([$Configuration.$B$27];[.L163];[.K163]&gt;0);[$Configuration.$B$22]+[.K163];0)" office:value-type="float" office:value="229381">
            <text:p>229381</text:p>
          </table:table-cell>
          <table:table-cell table:formula="oooc:=CEILING([.S163];[$Configuration.$B$3])/[$Configuration.$B$3]" office:value-type="float" office:value="1793">
            <text:p>1793</text:p>
          </table:table-cell>
          <table:table-cell office:value-type="string">
            <text:p>xid 3.5 pages + 1 byte for enq rec; data 10 bytes (exact fit) [deq, txn]</text:p>
          </table:table-cell>
        </table:table-row>
        <table:table-row table:style-name="ro2">
          <table:table-cell table:formula="oooc:=[.A163]+1" office:value-type="float" office:value="143">
            <text:p>14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4]+[.E164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64]" office:value-type="float" office:value="10">
            <text:p>10</text:p>
          </table:table-cell>
          <table:table-cell table:style-name="ce2" table:formula="oooc:=([.C164]*[$Configuration.$B$3]*[$Configuration.$B$4]*[$Configuration.$B$8])-[$Configuration.$B$15]+[.G164]" office:value-type="float" office:value="65503">
            <text:p>65503</text:p>
          </table:table-cell>
          <table:table-cell table:formula="oooc:=[.J164]" office:value-type="float" office:value="65503">
            <text:p>6550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4];0;[.I164])+[.K164]+[$Configuration.$B$19]" office:value-type="float" office:value="65557">
            <text:p>65557</text:p>
          </table:table-cell>
          <table:table-cell table:formula="oooc:=CEILING([.O164];[$Configuration.$B$3])/[$Configuration.$B$3]" office:value-type="float" office:value="513">
            <text:p>513</text:p>
          </table:table-cell>
          <table:table-cell table:formula="oooc:=IF([.L164];IF([.K164]&gt;0;[$Configuration.$B$21]+[.K164];[$Configuration.$B$20]);0)" office:value-type="float" office:value="65547">
            <text:p>65547</text:p>
          </table:table-cell>
          <table:table-cell table:formula="oooc:=CEILING([.Q164];[$Configuration.$B$3])/[$Configuration.$B$3]" office:value-type="float" office:value="513">
            <text:p>513</text:p>
          </table:table-cell>
          <table:table-cell table:formula="oooc:=IF(AND([$Configuration.$B$27];[.L164];[.K164]&gt;0);[$Configuration.$B$22]+[.K164];0)" office:value-type="float" office:value="65539">
            <text:p>65539</text:p>
          </table:table-cell>
          <table:table-cell table:formula="oooc:=CEILING([.S164];[$Configuration.$B$3])/[$Configuration.$B$3]" office:value-type="float" office:value="513">
            <text:p>513</text:p>
          </table:table-cell>
          <table:table-cell office:value-type="string">
            <text:p>xid 1 page – 1 byte for deq rec; data 10 bytes (exact fit) [deq, txn]</text:p>
          </table:table-cell>
        </table:table-row>
        <table:table-row table:style-name="ro2">
          <table:table-cell table:formula="oooc:=[.A164]+1" office:value-type="float" office:value="144">
            <text:p>14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5]+[.E165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5]" office:value-type="float" office:value="10">
            <text:p>10</text:p>
          </table:table-cell>
          <table:table-cell table:style-name="ce2" table:formula="oooc:=([.C165]*[$Configuration.$B$3]*[$Configuration.$B$4]*[$Configuration.$B$8])-[$Configuration.$B$15]+[.G165]" office:value-type="float" office:value="65504">
            <text:p>65504</text:p>
          </table:table-cell>
          <table:table-cell table:formula="oooc:=[.J165]" office:value-type="float" office:value="65504">
            <text:p>6550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5];0;[.I165])+[.K165]+[$Configuration.$B$19]" office:value-type="float" office:value="65558">
            <text:p>65558</text:p>
          </table:table-cell>
          <table:table-cell table:formula="oooc:=CEILING([.O165];[$Configuration.$B$3])/[$Configuration.$B$3]" office:value-type="float" office:value="513">
            <text:p>513</text:p>
          </table:table-cell>
          <table:table-cell table:formula="oooc:=IF([.L165];IF([.K165]&gt;0;[$Configuration.$B$21]+[.K165];[$Configuration.$B$20]);0)" office:value-type="float" office:value="65548">
            <text:p>65548</text:p>
          </table:table-cell>
          <table:table-cell table:formula="oooc:=CEILING([.Q165];[$Configuration.$B$3])/[$Configuration.$B$3]" office:value-type="float" office:value="513">
            <text:p>513</text:p>
          </table:table-cell>
          <table:table-cell table:formula="oooc:=IF(AND([$Configuration.$B$27];[.L165];[.K165]&gt;0);[$Configuration.$B$22]+[.K165];0)" office:value-type="float" office:value="65540">
            <text:p>65540</text:p>
          </table:table-cell>
          <table:table-cell table:formula="oooc:=CEILING([.S165];[$Configuration.$B$3])/[$Configuration.$B$3]" office:value-type="float" office:value="513">
            <text:p>513</text:p>
          </table:table-cell>
          <table:table-cell office:value-type="string">
            <text:p>xid 1 page for deq rec; data 10 bytes (exact fit) [deq, txn]</text:p>
          </table:table-cell>
        </table:table-row>
        <table:table-row table:style-name="ro2">
          <table:table-cell table:formula="oooc:=[.A165]+1" office:value-type="float" office:value="145">
            <text:p>14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6]+[.E166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6]" office:value-type="float" office:value="10">
            <text:p>10</text:p>
          </table:table-cell>
          <table:table-cell table:style-name="ce2" table:formula="oooc:=([.C166]*[$Configuration.$B$3]*[$Configuration.$B$4]*[$Configuration.$B$8])-[$Configuration.$B$15]+[.G166]" office:value-type="float" office:value="65505">
            <text:p>65505</text:p>
          </table:table-cell>
          <table:table-cell table:formula="oooc:=[.J166]" office:value-type="float" office:value="65505">
            <text:p>6550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6];0;[.I166])+[.K166]+[$Configuration.$B$19]" office:value-type="float" office:value="65559">
            <text:p>65559</text:p>
          </table:table-cell>
          <table:table-cell table:formula="oooc:=CEILING([.O166];[$Configuration.$B$3])/[$Configuration.$B$3]" office:value-type="float" office:value="513">
            <text:p>513</text:p>
          </table:table-cell>
          <table:table-cell table:formula="oooc:=IF([.L166];IF([.K166]&gt;0;[$Configuration.$B$21]+[.K166];[$Configuration.$B$20]);0)" office:value-type="float" office:value="65549">
            <text:p>65549</text:p>
          </table:table-cell>
          <table:table-cell table:formula="oooc:=CEILING([.Q166];[$Configuration.$B$3])/[$Configuration.$B$3]" office:value-type="float" office:value="513">
            <text:p>513</text:p>
          </table:table-cell>
          <table:table-cell table:formula="oooc:=IF(AND([$Configuration.$B$27];[.L166];[.K166]&gt;0);[$Configuration.$B$22]+[.K166];0)" office:value-type="float" office:value="65541">
            <text:p>65541</text:p>
          </table:table-cell>
          <table:table-cell table:formula="oooc:=CEILING([.S166];[$Configuration.$B$3])/[$Configuration.$B$3]" office:value-type="float" office:value="513">
            <text:p>513</text:p>
          </table:table-cell>
          <table:table-cell office:value-type="string">
            <text:p>xid 1 page + 1 byte for deq rec; data 10 bytes (exact fit) [deq, txn]</text:p>
          </table:table-cell>
        </table:table-row>
        <table:table-row table:style-name="ro2">
          <table:table-cell table:formula="oooc:=[.A166]+1" office:value-type="float" office:value="146">
            <text:p>14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7]+[.E167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67]" office:value-type="float" office:value="10">
            <text:p>10</text:p>
          </table:table-cell>
          <table:table-cell table:style-name="ce2" table:formula="oooc:=([.C167]*[$Configuration.$B$3]*[$Configuration.$B$4]*[$Configuration.$B$8])-[$Configuration.$B$15]+[.G167]" office:value-type="float" office:value="131039">
            <text:p>131039</text:p>
          </table:table-cell>
          <table:table-cell table:formula="oooc:=[.J167]" office:value-type="float" office:value="131039">
            <text:p>13103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7];0;[.I167])+[.K167]+[$Configuration.$B$19]" office:value-type="float" office:value="131093">
            <text:p>131093</text:p>
          </table:table-cell>
          <table:table-cell table:formula="oooc:=CEILING([.O167];[$Configuration.$B$3])/[$Configuration.$B$3]" office:value-type="float" office:value="1025">
            <text:p>1025</text:p>
          </table:table-cell>
          <table:table-cell table:formula="oooc:=IF([.L167];IF([.K167]&gt;0;[$Configuration.$B$21]+[.K167];[$Configuration.$B$20]);0)" office:value-type="float" office:value="131083">
            <text:p>131083</text:p>
          </table:table-cell>
          <table:table-cell table:formula="oooc:=CEILING([.Q167];[$Configuration.$B$3])/[$Configuration.$B$3]" office:value-type="float" office:value="1025">
            <text:p>1025</text:p>
          </table:table-cell>
          <table:table-cell table:formula="oooc:=IF(AND([$Configuration.$B$27];[.L167];[.K167]&gt;0);[$Configuration.$B$22]+[.K167];0)" office:value-type="float" office:value="131075">
            <text:p>131075</text:p>
          </table:table-cell>
          <table:table-cell table:formula="oooc:=CEILING([.S167];[$Configuration.$B$3])/[$Configuration.$B$3]" office:value-type="float" office:value="1025">
            <text:p>1025</text:p>
          </table:table-cell>
          <table:table-cell office:value-type="string">
            <text:p>xid 2 pages – 1 byte for deq rec; data 10 bytes (exact fit) [deq, txn]</text:p>
          </table:table-cell>
        </table:table-row>
        <table:table-row table:style-name="ro2">
          <table:table-cell table:formula="oooc:=[.A167]+1" office:value-type="float" office:value="147">
            <text:p>14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8]+[.E168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8]" office:value-type="float" office:value="10">
            <text:p>10</text:p>
          </table:table-cell>
          <table:table-cell table:style-name="ce2" table:formula="oooc:=([.C168]*[$Configuration.$B$3]*[$Configuration.$B$4]*[$Configuration.$B$8])-[$Configuration.$B$15]+[.G168]" office:value-type="float" office:value="131040">
            <text:p>131040</text:p>
          </table:table-cell>
          <table:table-cell table:formula="oooc:=[.J168]" office:value-type="float" office:value="131040">
            <text:p>13104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8];0;[.I168])+[.K168]+[$Configuration.$B$19]" office:value-type="float" office:value="131094">
            <text:p>131094</text:p>
          </table:table-cell>
          <table:table-cell table:formula="oooc:=CEILING([.O168];[$Configuration.$B$3])/[$Configuration.$B$3]" office:value-type="float" office:value="1025">
            <text:p>1025</text:p>
          </table:table-cell>
          <table:table-cell table:formula="oooc:=IF([.L168];IF([.K168]&gt;0;[$Configuration.$B$21]+[.K168];[$Configuration.$B$20]);0)" office:value-type="float" office:value="131084">
            <text:p>131084</text:p>
          </table:table-cell>
          <table:table-cell table:formula="oooc:=CEILING([.Q168];[$Configuration.$B$3])/[$Configuration.$B$3]" office:value-type="float" office:value="1025">
            <text:p>1025</text:p>
          </table:table-cell>
          <table:table-cell table:formula="oooc:=IF(AND([$Configuration.$B$27];[.L168];[.K168]&gt;0);[$Configuration.$B$22]+[.K168];0)" office:value-type="float" office:value="131076">
            <text:p>131076</text:p>
          </table:table-cell>
          <table:table-cell table:formula="oooc:=CEILING([.S168];[$Configuration.$B$3])/[$Configuration.$B$3]" office:value-type="float" office:value="1025">
            <text:p>1025</text:p>
          </table:table-cell>
          <table:table-cell office:value-type="string">
            <text:p>xid 2 pages for deq rec; data 10 bytes (exact fit) [deq, txn]</text:p>
          </table:table-cell>
        </table:table-row>
        <table:table-row table:style-name="ro2">
          <table:table-cell table:formula="oooc:=[.A168]+1" office:value-type="float" office:value="148">
            <text:p>14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69]+[.E169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9]" office:value-type="float" office:value="10">
            <text:p>10</text:p>
          </table:table-cell>
          <table:table-cell table:style-name="ce2" table:formula="oooc:=([.C169]*[$Configuration.$B$3]*[$Configuration.$B$4]*[$Configuration.$B$8])-[$Configuration.$B$15]+[.G169]" office:value-type="float" office:value="131041">
            <text:p>131041</text:p>
          </table:table-cell>
          <table:table-cell table:formula="oooc:=[.J169]" office:value-type="float" office:value="131041">
            <text:p>13104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9];0;[.I169])+[.K169]+[$Configuration.$B$19]" office:value-type="float" office:value="131095">
            <text:p>131095</text:p>
          </table:table-cell>
          <table:table-cell table:formula="oooc:=CEILING([.O169];[$Configuration.$B$3])/[$Configuration.$B$3]" office:value-type="float" office:value="1025">
            <text:p>1025</text:p>
          </table:table-cell>
          <table:table-cell table:formula="oooc:=IF([.L169];IF([.K169]&gt;0;[$Configuration.$B$21]+[.K169];[$Configuration.$B$20]);0)" office:value-type="float" office:value="131085">
            <text:p>131085</text:p>
          </table:table-cell>
          <table:table-cell table:formula="oooc:=CEILING([.Q169];[$Configuration.$B$3])/[$Configuration.$B$3]" office:value-type="float" office:value="1025">
            <text:p>1025</text:p>
          </table:table-cell>
          <table:table-cell table:formula="oooc:=IF(AND([$Configuration.$B$27];[.L169];[.K169]&gt;0);[$Configuration.$B$22]+[.K169];0)" office:value-type="float" office:value="131077">
            <text:p>131077</text:p>
          </table:table-cell>
          <table:table-cell table:formula="oooc:=CEILING([.S169];[$Configuration.$B$3])/[$Configuration.$B$3]" office:value-type="float" office:value="1025">
            <text:p>1025</text:p>
          </table:table-cell>
          <table:table-cell office:value-type="string">
            <text:p>xid 2 pages + 1 byte for deq rec; data 10 bytes (exact fit) [deq, txn]</text:p>
          </table:table-cell>
        </table:table-row>
        <table:table-row table:style-name="ro2">
          <table:table-cell table:formula="oooc:=[.A169]+1" office:value-type="float" office:value="149">
            <text:p>14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0]+[.E170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0]" office:value-type="float" office:value="10">
            <text:p>10</text:p>
          </table:table-cell>
          <table:table-cell table:style-name="ce2" table:formula="oooc:=([.C170]*[$Configuration.$B$3]*[$Configuration.$B$4]*[$Configuration.$B$8])-[$Configuration.$B$15]+[.G170]" office:value-type="float" office:value="262111">
            <text:p>262111</text:p>
          </table:table-cell>
          <table:table-cell table:formula="oooc:=[.J170]" office:value-type="float" office:value="262111">
            <text:p>26211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0];0;[.I170])+[.K170]+[$Configuration.$B$19]" office:value-type="float" office:value="262165">
            <text:p>262165</text:p>
          </table:table-cell>
          <table:table-cell table:formula="oooc:=CEILING([.O170];[$Configuration.$B$3])/[$Configuration.$B$3]" office:value-type="float" office:value="2049">
            <text:p>2049</text:p>
          </table:table-cell>
          <table:table-cell table:formula="oooc:=IF([.L170];IF([.K170]&gt;0;[$Configuration.$B$21]+[.K170];[$Configuration.$B$20]);0)" office:value-type="float" office:value="262155">
            <text:p>262155</text:p>
          </table:table-cell>
          <table:table-cell table:formula="oooc:=CEILING([.Q170];[$Configuration.$B$3])/[$Configuration.$B$3]" office:value-type="float" office:value="2049">
            <text:p>2049</text:p>
          </table:table-cell>
          <table:table-cell table:formula="oooc:=IF(AND([$Configuration.$B$27];[.L170];[.K170]&gt;0);[$Configuration.$B$22]+[.K170];0)" office:value-type="float" office:value="262147">
            <text:p>262147</text:p>
          </table:table-cell>
          <table:table-cell table:formula="oooc:=CEILING([.S170];[$Configuration.$B$3])/[$Configuration.$B$3]" office:value-type="float" office:value="2049">
            <text:p>2049</text:p>
          </table:table-cell>
          <table:table-cell office:value-type="string">
            <text:p>xid 4 pages – 1 byte for deq rec; data 10 bytes (exact fit) [deq, txn]</text:p>
          </table:table-cell>
        </table:table-row>
        <table:table-row table:style-name="ro2">
          <table:table-cell table:formula="oooc:=[.A170]+1" office:value-type="float" office:value="150">
            <text:p>15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1]+[.E171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1]" office:value-type="float" office:value="10">
            <text:p>10</text:p>
          </table:table-cell>
          <table:table-cell table:style-name="ce2" table:formula="oooc:=([.C171]*[$Configuration.$B$3]*[$Configuration.$B$4]*[$Configuration.$B$8])-[$Configuration.$B$15]+[.G171]" office:value-type="float" office:value="262112">
            <text:p>262112</text:p>
          </table:table-cell>
          <table:table-cell table:formula="oooc:=[.J171]" office:value-type="float" office:value="262112">
            <text:p>262112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1];0;[.I171])+[.K171]+[$Configuration.$B$19]" office:value-type="float" office:value="262166">
            <text:p>262166</text:p>
          </table:table-cell>
          <table:table-cell table:formula="oooc:=CEILING([.O171];[$Configuration.$B$3])/[$Configuration.$B$3]" office:value-type="float" office:value="2049">
            <text:p>2049</text:p>
          </table:table-cell>
          <table:table-cell table:formula="oooc:=IF([.L171];IF([.K171]&gt;0;[$Configuration.$B$21]+[.K171];[$Configuration.$B$20]);0)" office:value-type="float" office:value="262156">
            <text:p>262156</text:p>
          </table:table-cell>
          <table:table-cell table:formula="oooc:=CEILING([.Q171];[$Configuration.$B$3])/[$Configuration.$B$3]" office:value-type="float" office:value="2049">
            <text:p>2049</text:p>
          </table:table-cell>
          <table:table-cell table:formula="oooc:=IF(AND([$Configuration.$B$27];[.L171];[.K171]&gt;0);[$Configuration.$B$22]+[.K171];0)" office:value-type="float" office:value="262148">
            <text:p>262148</text:p>
          </table:table-cell>
          <table:table-cell table:formula="oooc:=CEILING([.S171];[$Configuration.$B$3])/[$Configuration.$B$3]" office:value-type="float" office:value="2049">
            <text:p>2049</text:p>
          </table:table-cell>
          <table:table-cell office:value-type="string">
            <text:p>xid 4 pages for deq rec; data 10 bytes (exact fit) [deq, txn]</text:p>
          </table:table-cell>
        </table:table-row>
        <table:table-row table:style-name="ro2">
          <table:table-cell table:formula="oooc:=[.A171]+1" office:value-type="float" office:value="151">
            <text:p>15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2]+[.E172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2]" office:value-type="float" office:value="10">
            <text:p>10</text:p>
          </table:table-cell>
          <table:table-cell table:style-name="ce2" table:formula="oooc:=([.C172]*[$Configuration.$B$3]*[$Configuration.$B$4]*[$Configuration.$B$8])-[$Configuration.$B$15]+[.G172]" office:value-type="float" office:value="262113">
            <text:p>262113</text:p>
          </table:table-cell>
          <table:table-cell table:formula="oooc:=[.J172]" office:value-type="float" office:value="262113">
            <text:p>26211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2];0;[.I172])+[.K172]+[$Configuration.$B$19]" office:value-type="float" office:value="262167">
            <text:p>262167</text:p>
          </table:table-cell>
          <table:table-cell table:formula="oooc:=CEILING([.O172];[$Configuration.$B$3])/[$Configuration.$B$3]" office:value-type="float" office:value="2049">
            <text:p>2049</text:p>
          </table:table-cell>
          <table:table-cell table:formula="oooc:=IF([.L172];IF([.K172]&gt;0;[$Configuration.$B$21]+[.K172];[$Configuration.$B$20]);0)" office:value-type="float" office:value="262157">
            <text:p>262157</text:p>
          </table:table-cell>
          <table:table-cell table:formula="oooc:=CEILING([.Q172];[$Configuration.$B$3])/[$Configuration.$B$3]" office:value-type="float" office:value="2049">
            <text:p>2049</text:p>
          </table:table-cell>
          <table:table-cell table:formula="oooc:=IF(AND([$Configuration.$B$27];[.L172];[.K172]&gt;0);[$Configuration.$B$22]+[.K172];0)" office:value-type="float" office:value="262149">
            <text:p>262149</text:p>
          </table:table-cell>
          <table:table-cell table:formula="oooc:=CEILING([.S172];[$Configuration.$B$3])/[$Configuration.$B$3]" office:value-type="float" office:value="2049">
            <text:p>2049</text:p>
          </table:table-cell>
          <table:table-cell office:value-type="string">
            <text:p>xid 4 pages + 1 byte for deq rec; data 10 bytes (exact fit) [deq, txn]</text:p>
          </table:table-cell>
        </table:table-row>
        <table:table-row table:style-name="ro2">
          <table:table-cell table:formula="oooc:=[.A172]+1" office:value-type="float" office:value="152">
            <text:p>152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3]+[.E173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3]" office:value-type="float" office:value="10">
            <text:p>10</text:p>
          </table:table-cell>
          <table:table-cell table:style-name="ce2" table:formula="oooc:=([.C173]*[$Configuration.$B$3]*[$Configuration.$B$4]*[$Configuration.$B$8])-[$Configuration.$B$15]+[.G173]" office:value-type="float" office:value="229344">
            <text:p>229344</text:p>
          </table:table-cell>
          <table:table-cell table:formula="oooc:=[.J173]" office:value-type="float" office:value="229344">
            <text:p>22934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3];0;[.I173])+[.K173]+[$Configuration.$B$19]" office:value-type="float" office:value="229398">
            <text:p>229398</text:p>
          </table:table-cell>
          <table:table-cell table:formula="oooc:=CEILING([.O173];[$Configuration.$B$3])/[$Configuration.$B$3]" office:value-type="float" office:value="1793">
            <text:p>1793</text:p>
          </table:table-cell>
          <table:table-cell table:formula="oooc:=IF([.L173];IF([.K173]&gt;0;[$Configuration.$B$21]+[.K173];[$Configuration.$B$20]);0)" office:value-type="float" office:value="229388">
            <text:p>229388</text:p>
          </table:table-cell>
          <table:table-cell table:formula="oooc:=CEILING([.Q173];[$Configuration.$B$3])/[$Configuration.$B$3]" office:value-type="float" office:value="1793">
            <text:p>1793</text:p>
          </table:table-cell>
          <table:table-cell table:formula="oooc:=IF(AND([$Configuration.$B$27];[.L173];[.K173]&gt;0);[$Configuration.$B$22]+[.K173];0)" office:value-type="float" office:value="229380">
            <text:p>229380</text:p>
          </table:table-cell>
          <table:table-cell table:formula="oooc:=CEILING([.S173];[$Configuration.$B$3])/[$Configuration.$B$3]" office:value-type="float" office:value="1793">
            <text:p>1793</text:p>
          </table:table-cell>
          <table:table-cell office:value-type="string">
            <text:p>xid 3.5 pages for deq rec; data 10 bytes (exact fit) [deq, txn]</text:p>
          </table:table-cell>
        </table:table-row>
        <table:table-row table:style-name="ro2">
          <table:table-cell table:formula="oooc:=[.A173]+1" office:value-type="float" office:value="153">
            <text:p>153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4]+[.E174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4]" office:value-type="float" office:value="10">
            <text:p>10</text:p>
          </table:table-cell>
          <table:table-cell table:style-name="ce2" table:formula="oooc:=([.C174]*[$Configuration.$B$3]*[$Configuration.$B$4]*[$Configuration.$B$8])-[$Configuration.$B$15]+[.G174]" office:value-type="float" office:value="229345">
            <text:p>229345</text:p>
          </table:table-cell>
          <table:table-cell table:formula="oooc:=[.J174]" office:value-type="float" office:value="229345">
            <text:p>22934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4];0;[.I174])+[.K174]+[$Configuration.$B$19]" office:value-type="float" office:value="229399">
            <text:p>229399</text:p>
          </table:table-cell>
          <table:table-cell table:formula="oooc:=CEILING([.O174];[$Configuration.$B$3])/[$Configuration.$B$3]" office:value-type="float" office:value="1793">
            <text:p>1793</text:p>
          </table:table-cell>
          <table:table-cell table:formula="oooc:=IF([.L174];IF([.K174]&gt;0;[$Configuration.$B$21]+[.K174];[$Configuration.$B$20]);0)" office:value-type="float" office:value="229389">
            <text:p>229389</text:p>
          </table:table-cell>
          <table:table-cell table:formula="oooc:=CEILING([.Q174];[$Configuration.$B$3])/[$Configuration.$B$3]" office:value-type="float" office:value="1793">
            <text:p>1793</text:p>
          </table:table-cell>
          <table:table-cell table:formula="oooc:=IF(AND([$Configuration.$B$27];[.L174];[.K174]&gt;0);[$Configuration.$B$22]+[.K174];0)" office:value-type="float" office:value="229381">
            <text:p>229381</text:p>
          </table:table-cell>
          <table:table-cell table:formula="oooc:=CEILING([.S174];[$Configuration.$B$3])/[$Configuration.$B$3]" office:value-type="float" office:value="1793">
            <text:p>1793</text:p>
          </table:table-cell>
          <table:table-cell office:value-type="string">
            <text:p>xid 3.5 pages + 1 byte for deq rec; data 10 bytes (exact fit) [deq, txn]</text:p>
          </table:table-cell>
        </table:table-row>
        <table:table-row table:style-name="ro2">
          <table:table-cell table:formula="oooc:=[.A174]+1" office:value-type="float" office:value="154">
            <text:p>15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5]+[.E175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5]" office:value-type="float" office:value="10">
            <text:p>10</text:p>
          </table:table-cell>
          <table:table-cell table:style-name="ce2" table:formula="oooc:=([.C175]*[$Configuration.$B$3]*[$Configuration.$B$4]*[$Configuration.$B$8])-[$Configuration.$B$16]+[.G175]" office:value-type="float" office:value="65511">
            <text:p>65511</text:p>
          </table:table-cell>
          <table:table-cell table:formula="oooc:=[.J175]" office:value-type="float" office:value="65511">
            <text:p>6551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5];0;[.I175])+[.K175]+[$Configuration.$B$19]" office:value-type="float" office:value="65565">
            <text:p>65565</text:p>
          </table:table-cell>
          <table:table-cell table:formula="oooc:=CEILING([.O175];[$Configuration.$B$3])/[$Configuration.$B$3]" office:value-type="float" office:value="513">
            <text:p>513</text:p>
          </table:table-cell>
          <table:table-cell table:formula="oooc:=IF([.L175];IF([.K175]&gt;0;[$Configuration.$B$21]+[.K175];[$Configuration.$B$20]);0)" office:value-type="float" office:value="65555">
            <text:p>65555</text:p>
          </table:table-cell>
          <table:table-cell table:formula="oooc:=CEILING([.Q175];[$Configuration.$B$3])/[$Configuration.$B$3]" office:value-type="float" office:value="513">
            <text:p>513</text:p>
          </table:table-cell>
          <table:table-cell table:formula="oooc:=IF(AND([$Configuration.$B$27];[.L175];[.K175]&gt;0);[$Configuration.$B$22]+[.K175];0)" office:value-type="float" office:value="65547">
            <text:p>65547</text:p>
          </table:table-cell>
          <table:table-cell table:formula="oooc:=CEILING([.S175];[$Configuration.$B$3])/[$Configuration.$B$3]" office:value-type="float" office:value="513">
            <text:p>513</text:p>
          </table:table-cell>
          <table:table-cell office:value-type="string">
            <text:p>xid 1 page – 1 byte for txn rec; data 10 bytes (exact fit) [deq, txn]</text:p>
          </table:table-cell>
        </table:table-row>
        <table:table-row table:style-name="ro2">
          <table:table-cell table:formula="oooc:=[.A175]+1" office:value-type="float" office:value="155">
            <text:p>15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6]+[.E176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6]" office:value-type="float" office:value="10">
            <text:p>10</text:p>
          </table:table-cell>
          <table:table-cell table:style-name="ce2" table:formula="oooc:=([.C176]*[$Configuration.$B$3]*[$Configuration.$B$4]*[$Configuration.$B$8])-[$Configuration.$B$16]+[.G176]" office:value-type="float" office:value="65512">
            <text:p>65512</text:p>
          </table:table-cell>
          <table:table-cell table:formula="oooc:=[.J176]" office:value-type="float" office:value="65512">
            <text:p>65512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6];0;[.I176])+[.K176]+[$Configuration.$B$19]" office:value-type="float" office:value="65566">
            <text:p>65566</text:p>
          </table:table-cell>
          <table:table-cell table:formula="oooc:=CEILING([.O176];[$Configuration.$B$3])/[$Configuration.$B$3]" office:value-type="float" office:value="513">
            <text:p>513</text:p>
          </table:table-cell>
          <table:table-cell table:formula="oooc:=IF([.L176];IF([.K176]&gt;0;[$Configuration.$B$21]+[.K176];[$Configuration.$B$20]);0)" office:value-type="float" office:value="65556">
            <text:p>65556</text:p>
          </table:table-cell>
          <table:table-cell table:formula="oooc:=CEILING([.Q176];[$Configuration.$B$3])/[$Configuration.$B$3]" office:value-type="float" office:value="513">
            <text:p>513</text:p>
          </table:table-cell>
          <table:table-cell table:formula="oooc:=IF(AND([$Configuration.$B$27];[.L176];[.K176]&gt;0);[$Configuration.$B$22]+[.K176];0)" office:value-type="float" office:value="65548">
            <text:p>65548</text:p>
          </table:table-cell>
          <table:table-cell table:formula="oooc:=CEILING([.S176];[$Configuration.$B$3])/[$Configuration.$B$3]" office:value-type="float" office:value="513">
            <text:p>513</text:p>
          </table:table-cell>
          <table:table-cell office:value-type="string">
            <text:p>xid 1 page for <text:s/>txn rec; data 10 bytes (exact fit) [deq, txn]</text:p>
          </table:table-cell>
        </table:table-row>
        <table:table-row table:style-name="ro2">
          <table:table-cell table:formula="oooc:=[.A176]+1" office:value-type="float" office:value="156">
            <text:p>15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7]+[.E177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7]" office:value-type="float" office:value="10">
            <text:p>10</text:p>
          </table:table-cell>
          <table:table-cell table:style-name="ce2" table:formula="oooc:=([.C177]*[$Configuration.$B$3]*[$Configuration.$B$4]*[$Configuration.$B$8])-[$Configuration.$B$16]+[.G177]" office:value-type="float" office:value="65513">
            <text:p>65513</text:p>
          </table:table-cell>
          <table:table-cell table:formula="oooc:=[.J177]" office:value-type="float" office:value="65513">
            <text:p>6551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7];0;[.I177])+[.K177]+[$Configuration.$B$19]" office:value-type="float" office:value="65567">
            <text:p>65567</text:p>
          </table:table-cell>
          <table:table-cell table:formula="oooc:=CEILING([.O177];[$Configuration.$B$3])/[$Configuration.$B$3]" office:value-type="float" office:value="513">
            <text:p>513</text:p>
          </table:table-cell>
          <table:table-cell table:formula="oooc:=IF([.L177];IF([.K177]&gt;0;[$Configuration.$B$21]+[.K177];[$Configuration.$B$20]);0)" office:value-type="float" office:value="65557">
            <text:p>65557</text:p>
          </table:table-cell>
          <table:table-cell table:formula="oooc:=CEILING([.Q177];[$Configuration.$B$3])/[$Configuration.$B$3]" office:value-type="float" office:value="513">
            <text:p>513</text:p>
          </table:table-cell>
          <table:table-cell table:formula="oooc:=IF(AND([$Configuration.$B$27];[.L177];[.K177]&gt;0);[$Configuration.$B$22]+[.K177];0)" office:value-type="float" office:value="65549">
            <text:p>65549</text:p>
          </table:table-cell>
          <table:table-cell table:formula="oooc:=CEILING([.S177];[$Configuration.$B$3])/[$Configuration.$B$3]" office:value-type="float" office:value="513">
            <text:p>513</text:p>
          </table:table-cell>
          <table:table-cell office:value-type="string">
            <text:p>xid 1 page + 1 byte for <text:s/>txn rec; data 10 bytes (exact fit) [deq, txn]</text:p>
          </table:table-cell>
        </table:table-row>
        <table:table-row table:style-name="ro2">
          <table:table-cell table:formula="oooc:=[.A177]+1" office:value-type="float" office:value="157">
            <text:p>15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8]+[.E178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8]" office:value-type="float" office:value="10">
            <text:p>10</text:p>
          </table:table-cell>
          <table:table-cell table:style-name="ce2" table:formula="oooc:=([.C178]*[$Configuration.$B$3]*[$Configuration.$B$4]*[$Configuration.$B$8])-[$Configuration.$B$16]+[.G178]" office:value-type="float" office:value="131047">
            <text:p>131047</text:p>
          </table:table-cell>
          <table:table-cell table:formula="oooc:=[.J178]" office:value-type="float" office:value="131047">
            <text:p>13104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8];0;[.I178])+[.K178]+[$Configuration.$B$19]" office:value-type="float" office:value="131101">
            <text:p>131101</text:p>
          </table:table-cell>
          <table:table-cell table:formula="oooc:=CEILING([.O178];[$Configuration.$B$3])/[$Configuration.$B$3]" office:value-type="float" office:value="1025">
            <text:p>1025</text:p>
          </table:table-cell>
          <table:table-cell table:formula="oooc:=IF([.L178];IF([.K178]&gt;0;[$Configuration.$B$21]+[.K178];[$Configuration.$B$20]);0)" office:value-type="float" office:value="131091">
            <text:p>131091</text:p>
          </table:table-cell>
          <table:table-cell table:formula="oooc:=CEILING([.Q178];[$Configuration.$B$3])/[$Configuration.$B$3]" office:value-type="float" office:value="1025">
            <text:p>1025</text:p>
          </table:table-cell>
          <table:table-cell table:formula="oooc:=IF(AND([$Configuration.$B$27];[.L178];[.K178]&gt;0);[$Configuration.$B$22]+[.K178];0)" office:value-type="float" office:value="131083">
            <text:p>131083</text:p>
          </table:table-cell>
          <table:table-cell table:formula="oooc:=CEILING([.S178];[$Configuration.$B$3])/[$Configuration.$B$3]" office:value-type="float" office:value="1025">
            <text:p>1025</text:p>
          </table:table-cell>
          <table:table-cell office:value-type="string">
            <text:p>xid 2 pages – 1 byte for <text:s/>txn rec; data 10 bytes (exact fit) [deq, txn]</text:p>
          </table:table-cell>
        </table:table-row>
        <table:table-row table:style-name="ro2">
          <table:table-cell table:formula="oooc:=[.A178]+1" office:value-type="float" office:value="158">
            <text:p>15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79]+[.E179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9]" office:value-type="float" office:value="10">
            <text:p>10</text:p>
          </table:table-cell>
          <table:table-cell table:style-name="ce2" table:formula="oooc:=([.C179]*[$Configuration.$B$3]*[$Configuration.$B$4]*[$Configuration.$B$8])-[$Configuration.$B$16]+[.G179]" office:value-type="float" office:value="131048">
            <text:p>131048</text:p>
          </table:table-cell>
          <table:table-cell table:formula="oooc:=[.J179]" office:value-type="float" office:value="131048">
            <text:p>131048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9];0;[.I179])+[.K179]+[$Configuration.$B$19]" office:value-type="float" office:value="131102">
            <text:p>131102</text:p>
          </table:table-cell>
          <table:table-cell table:formula="oooc:=CEILING([.O179];[$Configuration.$B$3])/[$Configuration.$B$3]" office:value-type="float" office:value="1025">
            <text:p>1025</text:p>
          </table:table-cell>
          <table:table-cell table:formula="oooc:=IF([.L179];IF([.K179]&gt;0;[$Configuration.$B$21]+[.K179];[$Configuration.$B$20]);0)" office:value-type="float" office:value="131092">
            <text:p>131092</text:p>
          </table:table-cell>
          <table:table-cell table:formula="oooc:=CEILING([.Q179];[$Configuration.$B$3])/[$Configuration.$B$3]" office:value-type="float" office:value="1025">
            <text:p>1025</text:p>
          </table:table-cell>
          <table:table-cell table:formula="oooc:=IF(AND([$Configuration.$B$27];[.L179];[.K179]&gt;0);[$Configuration.$B$22]+[.K179];0)" office:value-type="float" office:value="131084">
            <text:p>131084</text:p>
          </table:table-cell>
          <table:table-cell table:formula="oooc:=CEILING([.S179];[$Configuration.$B$3])/[$Configuration.$B$3]" office:value-type="float" office:value="1025">
            <text:p>1025</text:p>
          </table:table-cell>
          <table:table-cell office:value-type="string">
            <text:p>xid 2 pages for <text:s/>txn rec; data 10 bytes (exact fit) [deq, txn]</text:p>
          </table:table-cell>
        </table:table-row>
        <table:table-row table:style-name="ro2">
          <table:table-cell table:formula="oooc:=[.A179]+1" office:value-type="float" office:value="159">
            <text:p>15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80]+[.E180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0]" office:value-type="float" office:value="10">
            <text:p>10</text:p>
          </table:table-cell>
          <table:table-cell table:style-name="ce2" table:formula="oooc:=([.C180]*[$Configuration.$B$3]*[$Configuration.$B$4]*[$Configuration.$B$8])-[$Configuration.$B$16]+[.G180]" office:value-type="float" office:value="131049">
            <text:p>131049</text:p>
          </table:table-cell>
          <table:table-cell table:formula="oooc:=[.J180]" office:value-type="float" office:value="131049">
            <text:p>13104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0];0;[.I180])+[.K180]+[$Configuration.$B$19]" office:value-type="float" office:value="131103">
            <text:p>131103</text:p>
          </table:table-cell>
          <table:table-cell table:formula="oooc:=CEILING([.O180];[$Configuration.$B$3])/[$Configuration.$B$3]" office:value-type="float" office:value="1025">
            <text:p>1025</text:p>
          </table:table-cell>
          <table:table-cell table:formula="oooc:=IF([.L180];IF([.K180]&gt;0;[$Configuration.$B$21]+[.K180];[$Configuration.$B$20]);0)" office:value-type="float" office:value="131093">
            <text:p>131093</text:p>
          </table:table-cell>
          <table:table-cell table:formula="oooc:=CEILING([.Q180];[$Configuration.$B$3])/[$Configuration.$B$3]" office:value-type="float" office:value="1025">
            <text:p>1025</text:p>
          </table:table-cell>
          <table:table-cell table:formula="oooc:=IF(AND([$Configuration.$B$27];[.L180];[.K180]&gt;0);[$Configuration.$B$22]+[.K180];0)" office:value-type="float" office:value="131085">
            <text:p>131085</text:p>
          </table:table-cell>
          <table:table-cell table:formula="oooc:=CEILING([.S180];[$Configuration.$B$3])/[$Configuration.$B$3]" office:value-type="float" office:value="1025">
            <text:p>1025</text:p>
          </table:table-cell>
          <table:table-cell office:value-type="string">
            <text:p>xid 2 pages + 1 byte for <text:s/>txn rec; data 10 bytes (exact fit) [deq, txn]</text:p>
          </table:table-cell>
        </table:table-row>
        <table:table-row table:style-name="ro2">
          <table:table-cell table:formula="oooc:=[.A180]+1"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81]+[.E181]" office:value-type="float" office:value="8">
            <text:p>8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81]" office:value-type="float" office:value="10">
            <text:p>10</text:p>
          </table:table-cell>
          <table:table-cell table:style-name="ce2" table:formula="oooc:=([.C181]*[$Configuration.$B$3]*[$Configuration.$B$4]*[$Configuration.$B$8])-[$Configuration.$B$16]+[.G181]" office:value-type="float" office:value="262119">
            <text:p>262119</text:p>
          </table:table-cell>
          <table:table-cell table:formula="oooc:=[.J181]" office:value-type="float" office:value="262119">
            <text:p>26211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1];0;[.I181])+[.K181]+[$Configuration.$B$19]" office:value-type="float" office:value="262173">
            <text:p>262173</text:p>
          </table:table-cell>
          <table:table-cell table:formula="oooc:=CEILING([.O181];[$Configuration.$B$3])/[$Configuration.$B$3]" office:value-type="float" office:value="2049">
            <text:p>2049</text:p>
          </table:table-cell>
          <table:table-cell table:formula="oooc:=IF([.L181];IF([.K181]&gt;0;[$Configuration.$B$21]+[.K181];[$Configuration.$B$20]);0)" office:value-type="float" office:value="262163">
            <text:p>262163</text:p>
          </table:table-cell>
          <table:table-cell table:formula="oooc:=CEILING([.Q181];[$Configuration.$B$3])/[$Configuration.$B$3]" office:value-type="float" office:value="2049">
            <text:p>2049</text:p>
          </table:table-cell>
          <table:table-cell table:formula="oooc:=IF(AND([$Configuration.$B$27];[.L181];[.K181]&gt;0);[$Configuration.$B$22]+[.K181];0)" office:value-type="float" office:value="262155">
            <text:p>262155</text:p>
          </table:table-cell>
          <table:table-cell table:formula="oooc:=CEILING([.S181];[$Configuration.$B$3])/[$Configuration.$B$3]" office:value-type="float" office:value="2049">
            <text:p>2049</text:p>
          </table:table-cell>
          <table:table-cell office:value-type="string">
            <text:p>xid 4 pages – 1 byte for <text:s/>txn rec; data 10 bytes (exact fit) [deq, txn]</text:p>
          </table:table-cell>
        </table:table-row>
        <table:table-row table:style-name="ro2">
          <table:table-cell table:formula="oooc:=[.A181]+1" office:value-type="float" office:value="161">
            <text:p>16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82]+[.E182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2]" office:value-type="float" office:value="10">
            <text:p>10</text:p>
          </table:table-cell>
          <table:table-cell table:style-name="ce2" table:formula="oooc:=([.C182]*[$Configuration.$B$3]*[$Configuration.$B$4]*[$Configuration.$B$8])-[$Configuration.$B$16]+[.G182]" office:value-type="float" office:value="262120">
            <text:p>262120</text:p>
          </table:table-cell>
          <table:table-cell table:formula="oooc:=[.J182]" office:value-type="float" office:value="262120">
            <text:p>26212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2];0;[.I182])+[.K182]+[$Configuration.$B$19]" office:value-type="float" office:value="262174">
            <text:p>262174</text:p>
          </table:table-cell>
          <table:table-cell table:formula="oooc:=CEILING([.O182];[$Configuration.$B$3])/[$Configuration.$B$3]" office:value-type="float" office:value="2049">
            <text:p>2049</text:p>
          </table:table-cell>
          <table:table-cell table:formula="oooc:=IF([.L182];IF([.K182]&gt;0;[$Configuration.$B$21]+[.K182];[$Configuration.$B$20]);0)" office:value-type="float" office:value="262164">
            <text:p>262164</text:p>
          </table:table-cell>
          <table:table-cell table:formula="oooc:=CEILING([.Q182];[$Configuration.$B$3])/[$Configuration.$B$3]" office:value-type="float" office:value="2049">
            <text:p>2049</text:p>
          </table:table-cell>
          <table:table-cell table:formula="oooc:=IF(AND([$Configuration.$B$27];[.L182];[.K182]&gt;0);[$Configuration.$B$22]+[.K182];0)" office:value-type="float" office:value="262156">
            <text:p>262156</text:p>
          </table:table-cell>
          <table:table-cell table:formula="oooc:=CEILING([.S182];[$Configuration.$B$3])/[$Configuration.$B$3]" office:value-type="float" office:value="2049">
            <text:p>2049</text:p>
          </table:table-cell>
          <table:table-cell office:value-type="string">
            <text:p>xid 4 pages for <text:s/>txn rec; data 10 bytes (exact fit) [deq, txn]</text:p>
          </table:table-cell>
        </table:table-row>
        <table:table-row table:style-name="ro2">
          <table:table-cell table:formula="oooc:=[.A182]+1" office:value-type="float" office:value="162">
            <text:p>16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83]+[.E183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3]" office:value-type="float" office:value="10">
            <text:p>10</text:p>
          </table:table-cell>
          <table:table-cell table:style-name="ce2" table:formula="oooc:=([.C183]*[$Configuration.$B$3]*[$Configuration.$B$4]*[$Configuration.$B$8])-[$Configuration.$B$16]+[.G183]" office:value-type="float" office:value="262121">
            <text:p>262121</text:p>
          </table:table-cell>
          <table:table-cell table:formula="oooc:=[.J183]" office:value-type="float" office:value="262121">
            <text:p>26212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3];0;[.I183])+[.K183]+[$Configuration.$B$19]" office:value-type="float" office:value="262175">
            <text:p>262175</text:p>
          </table:table-cell>
          <table:table-cell table:formula="oooc:=CEILING([.O183];[$Configuration.$B$3])/[$Configuration.$B$3]" office:value-type="float" office:value="2049">
            <text:p>2049</text:p>
          </table:table-cell>
          <table:table-cell table:formula="oooc:=IF([.L183];IF([.K183]&gt;0;[$Configuration.$B$21]+[.K183];[$Configuration.$B$20]);0)" office:value-type="float" office:value="262165">
            <text:p>262165</text:p>
          </table:table-cell>
          <table:table-cell table:formula="oooc:=CEILING([.Q183];[$Configuration.$B$3])/[$Configuration.$B$3]" office:value-type="float" office:value="2049">
            <text:p>2049</text:p>
          </table:table-cell>
          <table:table-cell table:formula="oooc:=IF(AND([$Configuration.$B$27];[.L183];[.K183]&gt;0);[$Configuration.$B$22]+[.K183];0)" office:value-type="float" office:value="262157">
            <text:p>262157</text:p>
          </table:table-cell>
          <table:table-cell table:formula="oooc:=CEILING([.S183];[$Configuration.$B$3])/[$Configuration.$B$3]" office:value-type="float" office:value="2049">
            <text:p>2049</text:p>
          </table:table-cell>
          <table:table-cell office:value-type="string">
            <text:p>xid 4 pages + 1 byte for <text:s/>txn rec; data 10 bytes (exact fit) [deq, txn]</text:p>
          </table:table-cell>
        </table:table-row>
        <table:table-row table:style-name="ro2">
          <table:table-cell table:formula="oooc:=[.A183]+1" office:value-type="float" office:value="163">
            <text:p>163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84]+[.E184]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4]" office:value-type="float" office:value="10">
            <text:p>10</text:p>
          </table:table-cell>
          <table:table-cell table:style-name="ce2" table:formula="oooc:=([.C184]*[$Configuration.$B$3]*[$Configuration.$B$4]*[$Configuration.$B$8])-[$Configuration.$B$16]+[.G184]" office:value-type="float" office:value="229352">
            <text:p>229352</text:p>
          </table:table-cell>
          <table:table-cell table:formula="oooc:=[.J184]" office:value-type="float" office:value="229352">
            <text:p>229352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4];0;[.I184])+[.K184]+[$Configuration.$B$19]" office:value-type="float" office:value="229406">
            <text:p>229406</text:p>
          </table:table-cell>
          <table:table-cell table:formula="oooc:=CEILING([.O184];[$Configuration.$B$3])/[$Configuration.$B$3]" office:value-type="float" office:value="1793">
            <text:p>1793</text:p>
          </table:table-cell>
          <table:table-cell table:formula="oooc:=IF([.L184];IF([.K184]&gt;0;[$Configuration.$B$21]+[.K184];[$Configuration.$B$20]);0)" office:value-type="float" office:value="229396">
            <text:p>229396</text:p>
          </table:table-cell>
          <table:table-cell table:formula="oooc:=CEILING([.Q184];[$Configuration.$B$3])/[$Configuration.$B$3]" office:value-type="float" office:value="1793">
            <text:p>1793</text:p>
          </table:table-cell>
          <table:table-cell table:formula="oooc:=IF(AND([$Configuration.$B$27];[.L184];[.K184]&gt;0);[$Configuration.$B$22]+[.K184];0)" office:value-type="float" office:value="229388">
            <text:p>229388</text:p>
          </table:table-cell>
          <table:table-cell table:formula="oooc:=CEILING([.S184];[$Configuration.$B$3])/[$Configuration.$B$3]" office:value-type="float" office:value="1793">
            <text:p>1793</text:p>
          </table:table-cell>
          <table:table-cell office:value-type="string">
            <text:p>xid 3.5 pages for <text:s/>txn rec; data 10 bytes (exact fit) [deq, txn]</text:p>
          </table:table-cell>
        </table:table-row>
        <table:table-row table:style-name="ro2">
          <table:table-cell table:formula="oooc:=[.A184]+1" office:value-type="float" office:value="164">
            <text:p>164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185]+[.E185]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5]" office:value-type="float" office:value="10">
            <text:p>10</text:p>
          </table:table-cell>
          <table:table-cell table:style-name="ce2" table:formula="oooc:=([.C185]*[$Configuration.$B$3]*[$Configuration.$B$4]*[$Configuration.$B$8])-[$Configuration.$B$16]+[.G185]" office:value-type="float" office:value="229353">
            <text:p>229353</text:p>
          </table:table-cell>
          <table:table-cell table:formula="oooc:=[.J185]" office:value-type="float" office:value="229353">
            <text:p>22935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5];0;[.I185])+[.K185]+[$Configuration.$B$19]" office:value-type="float" office:value="229407">
            <text:p>229407</text:p>
          </table:table-cell>
          <table:table-cell table:formula="oooc:=CEILING([.O185];[$Configuration.$B$3])/[$Configuration.$B$3]" office:value-type="float" office:value="1793">
            <text:p>1793</text:p>
          </table:table-cell>
          <table:table-cell table:formula="oooc:=IF([.L185];IF([.K185]&gt;0;[$Configuration.$B$21]+[.K185];[$Configuration.$B$20]);0)" office:value-type="float" office:value="229397">
            <text:p>229397</text:p>
          </table:table-cell>
          <table:table-cell table:formula="oooc:=CEILING([.Q185];[$Configuration.$B$3])/[$Configuration.$B$3]" office:value-type="float" office:value="1793">
            <text:p>1793</text:p>
          </table:table-cell>
          <table:table-cell table:formula="oooc:=IF(AND([$Configuration.$B$27];[.L185];[.K185]&gt;0);[$Configuration.$B$22]+[.K185];0)" office:value-type="float" office:value="229389">
            <text:p>229389</text:p>
          </table:table-cell>
          <table:table-cell table:formula="oooc:=CEILING([.S185];[$Configuration.$B$3])/[$Configuration.$B$3]" office:value-type="float" office:value="1793">
            <text:p>1793</text:p>
          </table:table-cell>
          <table:table-cell office:value-type="string">
            <text:p>xid 3.5 pages + 1 byte for <text:s/>txn rec; data 10 bytes (exact fit) [deq, txn]</text:p>
          </table:table-cell>
        </table:table-row>
      </table:table>
      <table:table table:name="ReadWrite" table:style-name="ta1" table:print="false">
        <table:table-column table:style-name="co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ce2"/>
        <table:table-column table:style-name="co10" table:default-cell-style-name="Default"/>
        <table:table-column table:style-name="co12" table:number-columns-repeated="2" table:default-cell-style-name="ce2"/>
        <table:table-column table:style-name="co12" table:default-cell-style-name="Default"/>
        <table:table-column table:style-name="co12" table:default-cell-style-name="ce2"/>
        <table:table-column table:style-name="co13" table:default-cell-style-name="ce3"/>
        <table:table-column table:style-name="co11" table:default-cell-style-name="ce3"/>
        <table:table-column table:style-name="co12" table:default-cell-style-name="ce3"/>
        <table:table-column table:style-name="co12" table:default-cell-style-name="ce2"/>
        <table:table-column table:style-name="co15" table:default-cell-style-name="ce2"/>
        <table:table-column table:style-name="co12" table:default-cell-style-name="ce2"/>
        <table:table-column table:style-name="co15" table:default-cell-style-name="ce2"/>
        <table:table-column table:style-name="co12" table:default-cell-style-name="ce2"/>
        <table:table-column table:style-name="co15" table:default-cell-style-name="ce2"/>
        <table:table-column table:style-name="co21" table:default-cell-style-name="Default"/>
        <table:table-row table:style-name="ro2">
          <table:table-cell table:style-name="ce4" table:number-columns-repeated="7"/>
          <table:table-cell table:style-name="ce4" office:value-type="string" table:number-columns-spanned="2" table:number-rows-spanned="1">
            <text:p>Msg size</text:p>
          </table:table-cell>
          <table:covered-table-cell table:style-name="ce4"/>
          <table:table-cell table:style-name="ce4" office:value-type="string" table:number-columns-spanned="2" table:number-rows-spanned="1">
            <text:p>Xid size</text:p>
          </table:table-cell>
          <table:covered-table-cell table:style-name="ce4"/>
          <table:table-cell table:style-name="ce4" table:number-columns-repeated="3"/>
          <table:table-cell table:style-name="ce4" office:value-type="string" table:number-columns-spanned="2" table:number-rows-spanned="1">
            <text:p>enq-size</text:p>
          </table:table-cell>
          <table:covered-table-cell table:style-name="ce4"/>
          <table:table-cell table:style-name="ce4" office:value-type="string" table:number-columns-spanned="2" table:number-rows-spanned="1">
            <text:p>deq-size</text:p>
          </table:table-cell>
          <table:covered-table-cell table:style-name="ce4"/>
          <table:table-cell table:style-name="ce4" office:value-type="string" table:number-columns-spanned="2" table:number-rows-spanned="1">
            <text:p>txn-size</text:p>
          </table:table-cell>
          <table:covered-table-cell table:style-name="ce4"/>
          <table:table-cell/>
        </table:table-row>
        <table:table-row table:style-name="ro2">
          <table:table-cell table:style-name="ce4" office:value-type="string">
            <text:p>Test #</text:p>
          </table:table-cell>
          <table:table-cell table:style-name="ce4" office:value-type="string">
            <text:p>tf</text:p>
          </table:table-cell>
          <table:table-cell table:style-name="ce4" office:value-type="string">
            <text:p>pf</text:p>
          </table:table-cell>
          <table:table-cell table:style-name="ce4" office:value-type="string">
            <text:p>amn</text:p>
          </table:table-cell>
          <table:table-cell table:style-name="ce4" office:value-type="string">
            <text:p>mn incr</text:p>
          </table:table-cell>
          <table:table-cell table:style-name="ce4" office:value-type="string">
            <text:p>#msgs</text:p>
          </table:table-cell>
          <table:table-cell table:style-name="ce4" office:value-type="string">
            <text:p>ms incr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auto-deq</text:p>
          </table:table-cell>
          <table:table-cell table:style-name="ce4" office:value-type="string">
            <text:p>transient</text:p>
          </table:table-cell>
          <table:table-cell table:style-name="ce4" office:value-type="string">
            <text:p>extern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table:style-name="ce4" office:value-type="string">
            <text:p>bytes</text:p>
          </table:table-cell>
          <table:table-cell table:style-name="ce4" office:value-type="string">
            <text:p>dblks</text:p>
          </table:table-cell>
          <table:table-cell office:value-type="string">
            <text:p>comment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Initialize only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</text:p>
          </table:table-cell>
          <table:table-cell table:number-columns-repeated="3" office:value-type="float" office:value="0">
            <text:p>0</text:p>
          </table:table-cell>
          <table:table-cell table:formula="oooc:=[.D5]+[.E5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formula="oooc:=[.H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J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];0;[.I5])+[.K5]+[$Configuration.$B$19]" office:value-type="float" office:value="44">
            <text:p>44</text:p>
          </table:table-cell>
          <table:table-cell table:formula="oooc:=CEILING([.O5];[$Configuration.$B$3])/[$Configuration.$B$3]" office:value-type="float" office:value="1">
            <text:p>1</text:p>
          </table:table-cell>
          <table:table-cell table:formula="oooc:=IF([.L5];IF([.K5]&gt;0;[$Configuration.$B$21]+[.K5];[$Configuration.$B$20]);0)" office:value-type="float" office:value="0">
            <text:p>0</text:p>
          </table:table-cell>
          <table:table-cell table:formula="oooc:=CEILING([.Q5];[$Configuration.$B$3])/[$Configuration.$B$3]" office:value-type="float" office:value="0">
            <text:p>0</text:p>
          </table:table-cell>
          <table:table-cell table:formula="oooc:=IF(AND([$Configuration.$B$27];[.L5];[.K5]&gt;0);[$Configuration.$B$22]+[.K5];0)" office:value-type="float" office:value="0">
            <text:p>0</text:p>
          </table:table-cell>
          <table:table-cell table:formula="oooc:=CEILING([.S5];[$Configuration.$B$3])/[$Configuration.$B$3]" office:value-type="float" office:value="0">
            <text:p>0</text:p>
          </table:table-cell>
          <table:table-cell office:value-type="string">
            <text:p>No messages - <text:s/>journal creation/initialization only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Simple message <text:s/>combinations of persistent/deq transientueued/non-dequeued, transactional/non-transactional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5]+1"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8]+[.E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];0;[.I8])+[.K8]+[$Configuration.$B$19]" office:value-type="float" office:value="54">
            <text:p>54</text:p>
          </table:table-cell>
          <table:table-cell table:formula="oooc:=CEILING([.O8];[$Configuration.$B$3])/[$Configuration.$B$3]" office:value-type="float" office:value="1">
            <text:p>1</text:p>
          </table:table-cell>
          <table:table-cell table:formula="oooc:=IF([.L8];IF([.K8]&gt;0;[$Configuration.$B$21]+[.K8];[$Configuration.$B$20]);0)" office:value-type="float" office:value="0">
            <text:p>0</text:p>
          </table:table-cell>
          <table:table-cell table:formula="oooc:=CEILING([.Q8];[$Configuration.$B$3])/[$Configuration.$B$3]" office:value-type="float" office:value="0">
            <text:p>0</text:p>
          </table:table-cell>
          <table:table-cell table:formula="oooc:=IF(AND([$Configuration.$B$27];[.L8];[.K8]&gt;0);[$Configuration.$B$22]+[.K8];0)" office:value-type="float" office:value="0">
            <text:p>0</text:p>
          </table:table-cell>
          <table:table-cell table:formula="oooc:=CEILING([.S8];[$Configuration.$B$3])/[$Configuration.$B$3]" office:value-type="float" office:value="0">
            <text:p>0</text:p>
          </table:table-cell>
          <table:table-cell office:value-type="string">
            <text:p>1 * 10-byte message</text:p>
          </table:table-cell>
        </table:table-row>
        <table:table-row table:style-name="ro2">
          <table:table-cell table:formula="oooc:=[.A8]+1"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9]+[.E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9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];0;[.I9])+[.K9]+[$Configuration.$B$19]" office:value-type="float" office:value="54">
            <text:p>54</text:p>
          </table:table-cell>
          <table:table-cell table:formula="oooc:=CEILING([.O9];[$Configuration.$B$3])/[$Configuration.$B$3]" office:value-type="float" office:value="1">
            <text:p>1</text:p>
          </table:table-cell>
          <table:table-cell table:formula="oooc:=IF([.L9];IF([.K9]&gt;0;[$Configuration.$B$21]+[.K9];[$Configuration.$B$20]);0)" office:value-type="float" office:value="0">
            <text:p>0</text:p>
          </table:table-cell>
          <table:table-cell table:formula="oooc:=CEILING([.Q9];[$Configuration.$B$3])/[$Configuration.$B$3]" office:value-type="float" office:value="0">
            <text:p>0</text:p>
          </table:table-cell>
          <table:table-cell table:formula="oooc:=IF(AND([$Configuration.$B$27];[.L9];[.K9]&gt;0);[$Configuration.$B$22]+[.K9];0)" office:value-type="float" office:value="0">
            <text:p>0</text:p>
          </table:table-cell>
          <table:table-cell table:formula="oooc:=CEILING([.S9];[$Configuration.$B$3])/[$Configuration.$B$3]" office:value-type="float" office:value="0">
            <text:p>0</text:p>
          </table:table-cell>
          <table:table-cell office:value-type="string">
            <text:p>10 * 10-byte message</text:p>
          </table:table-cell>
        </table:table-row>
        <table:table-row table:style-name="ro2">
          <table:table-cell table:formula="oooc:=[.A9]+1" office:value-type="float" office:value="3">
            <text:p>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0]+[.E1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0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0];0;[.I10])+[.K10]+[$Configuration.$B$19]" office:value-type="float" office:value="54">
            <text:p>54</text:p>
          </table:table-cell>
          <table:table-cell table:formula="oooc:=CEILING([.O10];[$Configuration.$B$3])/[$Configuration.$B$3]" office:value-type="float" office:value="1">
            <text:p>1</text:p>
          </table:table-cell>
          <table:table-cell table:formula="oooc:=IF([.L10];IF([.K10]&gt;0;[$Configuration.$B$21]+[.K10];[$Configuration.$B$20]);0)" office:value-type="float" office:value="0">
            <text:p>0</text:p>
          </table:table-cell>
          <table:table-cell table:formula="oooc:=CEILING([.Q10];[$Configuration.$B$3])/[$Configuration.$B$3]" office:value-type="float" office:value="0">
            <text:p>0</text:p>
          </table:table-cell>
          <table:table-cell table:formula="oooc:=IF(AND([$Configuration.$B$27];[.L10];[.K10]&gt;0);[$Configuration.$B$22]+[.K10];0)" office:value-type="float" office:value="0">
            <text:p>0</text:p>
          </table:table-cell>
          <table:table-cell table:formula="oooc:=CEILING([.S10];[$Configuration.$B$3])/[$Configuration.$B$3]" office:value-type="float" office:value="0">
            <text:p>0</text:p>
          </table:table-cell>
          <table:table-cell office:value-type="string">
            <text:p>1 * 10-byte message [transient]</text:p>
          </table:table-cell>
        </table:table-row>
        <table:table-row table:style-name="ro2">
          <table:table-cell table:formula="oooc:=[.A10]+1"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1]+[.E1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1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1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1];0;[.I11])+[.K11]+[$Configuration.$B$19]" office:value-type="float" office:value="54">
            <text:p>54</text:p>
          </table:table-cell>
          <table:table-cell table:formula="oooc:=CEILING([.O11];[$Configuration.$B$3])/[$Configuration.$B$3]" office:value-type="float" office:value="1">
            <text:p>1</text:p>
          </table:table-cell>
          <table:table-cell table:formula="oooc:=IF([.L11];IF([.K11]&gt;0;[$Configuration.$B$21]+[.K11];[$Configuration.$B$20]);0)" office:value-type="float" office:value="0">
            <text:p>0</text:p>
          </table:table-cell>
          <table:table-cell table:formula="oooc:=CEILING([.Q11];[$Configuration.$B$3])/[$Configuration.$B$3]" office:value-type="float" office:value="0">
            <text:p>0</text:p>
          </table:table-cell>
          <table:table-cell table:formula="oooc:=IF(AND([$Configuration.$B$27];[.L11];[.K11]&gt;0);[$Configuration.$B$22]+[.K11];0)" office:value-type="float" office:value="0">
            <text:p>0</text:p>
          </table:table-cell>
          <table:table-cell table:formula="oooc:=CEILING([.S11];[$Configuration.$B$3])/[$Configuration.$B$3]" office:value-type="float" office:value="0">
            <text:p>0</text:p>
          </table:table-cell>
          <table:table-cell office:value-type="string">
            <text:p>10 * 10-byte message [transient]</text:p>
          </table:table-cell>
        </table:table-row>
        <table:table-row table:style-name="ro2">
          <table:table-cell table:formula="oooc:=[.A11]+1"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2]+[.E1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2]" office:value-type="float" office:value="10">
            <text:p>1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2];0;[.I12])+[.K12]+[$Configuration.$B$19]" office:value-type="float" office:value="64">
            <text:p>64</text:p>
          </table:table-cell>
          <table:table-cell table:formula="oooc:=CEILING([.O12];[$Configuration.$B$3])/[$Configuration.$B$3]" office:value-type="float" office:value="1">
            <text:p>1</text:p>
          </table:table-cell>
          <table:table-cell table:formula="oooc:=IF([.L12];IF([.K12]&gt;0;[$Configuration.$B$21]+[.K12];[$Configuration.$B$20]);0)" office:value-type="float" office:value="0">
            <text:p>0</text:p>
          </table:table-cell>
          <table:table-cell table:formula="oooc:=CEILING([.Q12];[$Configuration.$B$3])/[$Configuration.$B$3]" office:value-type="float" office:value="0">
            <text:p>0</text:p>
          </table:table-cell>
          <table:table-cell table:formula="oooc:=IF(AND([$Configuration.$B$27];[.L12];[.K12]&gt;0);[$Configuration.$B$22]+[.K12];0)" office:value-type="float" office:value="0">
            <text:p>0</text:p>
          </table:table-cell>
          <table:table-cell table:formula="oooc:=CEILING([.S12];[$Configuration.$B$3])/[$Configuration.$B$3]" office:value-type="float" office:value="0">
            <text:p>0</text:p>
          </table:table-cell>
          <table:table-cell office:value-type="string">
            <text:p>1 * 10-byte message [txn]</text:p>
          </table:table-cell>
        </table:table-row>
        <table:table-row table:style-name="ro2">
          <table:table-cell table:formula="oooc:=[.A12]+1"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3]+[.E1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3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3]" office:value-type="float" office:value="10">
            <text:p>1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];0;[.I13])+[.K13]+[$Configuration.$B$19]" office:value-type="float" office:value="64">
            <text:p>64</text:p>
          </table:table-cell>
          <table:table-cell table:formula="oooc:=CEILING([.O13];[$Configuration.$B$3])/[$Configuration.$B$3]" office:value-type="float" office:value="1">
            <text:p>1</text:p>
          </table:table-cell>
          <table:table-cell table:formula="oooc:=IF([.L13];IF([.K13]&gt;0;[$Configuration.$B$21]+[.K13];[$Configuration.$B$20]);0)" office:value-type="float" office:value="0">
            <text:p>0</text:p>
          </table:table-cell>
          <table:table-cell table:formula="oooc:=CEILING([.Q13];[$Configuration.$B$3])/[$Configuration.$B$3]" office:value-type="float" office:value="0">
            <text:p>0</text:p>
          </table:table-cell>
          <table:table-cell table:formula="oooc:=IF(AND([$Configuration.$B$27];[.L13];[.K13]&gt;0);[$Configuration.$B$22]+[.K13];0)" office:value-type="float" office:value="0">
            <text:p>0</text:p>
          </table:table-cell>
          <table:table-cell table:formula="oooc:=CEILING([.S13];[$Configuration.$B$3])/[$Configuration.$B$3]" office:value-type="float" office:value="0">
            <text:p>0</text:p>
          </table:table-cell>
          <table:table-cell office:value-type="string">
            <text:p>10 * 10-byte message [txn]</text:p>
          </table:table-cell>
        </table:table-row>
        <table:table-row table:style-name="ro2">
          <table:table-cell table:formula="oooc:=[.A13]+1" office:value-type="float" office:value="7">
            <text:p>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4]+[.E1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4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4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4];0;[.I14])+[.K14]+[$Configuration.$B$19]" office:value-type="float" office:value="64">
            <text:p>64</text:p>
          </table:table-cell>
          <table:table-cell table:formula="oooc:=CEILING([.O14];[$Configuration.$B$3])/[$Configuration.$B$3]" office:value-type="float" office:value="1">
            <text:p>1</text:p>
          </table:table-cell>
          <table:table-cell table:formula="oooc:=IF([.L14];IF([.K14]&gt;0;[$Configuration.$B$21]+[.K14];[$Configuration.$B$20]);0)" office:value-type="float" office:value="0">
            <text:p>0</text:p>
          </table:table-cell>
          <table:table-cell table:formula="oooc:=CEILING([.Q14];[$Configuration.$B$3])/[$Configuration.$B$3]" office:value-type="float" office:value="0">
            <text:p>0</text:p>
          </table:table-cell>
          <table:table-cell table:formula="oooc:=IF(AND([$Configuration.$B$27];[.L14];[.K14]&gt;0);[$Configuration.$B$22]+[.K14];0)" office:value-type="float" office:value="0">
            <text:p>0</text:p>
          </table:table-cell>
          <table:table-cell table:formula="oooc:=CEILING([.S14];[$Configuration.$B$3])/[$Configuration.$B$3]" office:value-type="float" office:value="0">
            <text:p>0</text:p>
          </table:table-cell>
          <table:table-cell office:value-type="string">
            <text:p>1 * 10-byte message [txn transient]</text:p>
          </table:table-cell>
        </table:table-row>
        <table:table-row table:style-name="ro2">
          <table:table-cell table:formula="oooc:=[.A14]+1"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5]+[.E1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5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15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5];0;[.I15])+[.K15]+[$Configuration.$B$19]" office:value-type="float" office:value="64">
            <text:p>64</text:p>
          </table:table-cell>
          <table:table-cell table:formula="oooc:=CEILING([.O15];[$Configuration.$B$3])/[$Configuration.$B$3]" office:value-type="float" office:value="1">
            <text:p>1</text:p>
          </table:table-cell>
          <table:table-cell table:formula="oooc:=IF([.L15];IF([.K15]&gt;0;[$Configuration.$B$21]+[.K15];[$Configuration.$B$20]);0)" office:value-type="float" office:value="0">
            <text:p>0</text:p>
          </table:table-cell>
          <table:table-cell table:formula="oooc:=CEILING([.Q15];[$Configuration.$B$3])/[$Configuration.$B$3]" office:value-type="float" office:value="0">
            <text:p>0</text:p>
          </table:table-cell>
          <table:table-cell table:formula="oooc:=IF(AND([$Configuration.$B$27];[.L15];[.K15]&gt;0);[$Configuration.$B$22]+[.K15];0)" office:value-type="float" office:value="0">
            <text:p>0</text:p>
          </table:table-cell>
          <table:table-cell table:formula="oooc:=CEILING([.S15];[$Configuration.$B$3])/[$Configuration.$B$3]" office:value-type="float" office:value="0">
            <text:p>0</text:p>
          </table:table-cell>
          <table:table-cell office:value-type="string">
            <text:p>10 * 10-byte message [txn transient]</text:p>
          </table:table-cell>
        </table:table-row>
        <table:table-row table:style-name="ro2">
          <table:table-cell table:formula="oooc:=[.A15]+1"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6]+[.E1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6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6];0;[.I16])+[.K16]+[$Configuration.$B$19]" office:value-type="float" office:value="54">
            <text:p>54</text:p>
          </table:table-cell>
          <table:table-cell table:formula="oooc:=CEILING([.O16];[$Configuration.$B$3])/[$Configuration.$B$3]" office:value-type="float" office:value="1">
            <text:p>1</text:p>
          </table:table-cell>
          <table:table-cell table:formula="oooc:=IF([.L16];IF([.K16]&gt;0;[$Configuration.$B$21]+[.K16];[$Configuration.$B$20]);0)" office:value-type="float" office:value="32">
            <text:p>32</text:p>
          </table:table-cell>
          <table:table-cell table:formula="oooc:=CEILING([.Q16];[$Configuration.$B$3])/[$Configuration.$B$3]" office:value-type="float" office:value="1">
            <text:p>1</text:p>
          </table:table-cell>
          <table:table-cell table:formula="oooc:=IF(AND([$Configuration.$B$27];[.L16];[.K16]&gt;0);[$Configuration.$B$22]+[.K16];0)" office:value-type="float" office:value="0">
            <text:p>0</text:p>
          </table:table-cell>
          <table:table-cell table:formula="oooc:=CEILING([.S16];[$Configuration.$B$3])/[$Configuration.$B$3]" office:value-type="float" office:value="0">
            <text:p>0</text:p>
          </table:table-cell>
          <table:table-cell office:value-type="string">
            <text:p>1 * 10-byte message [deq]</text:p>
          </table:table-cell>
        </table:table-row>
        <table:table-row table:style-name="ro2">
          <table:table-cell table:formula="oooc:=[.A16]+1"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7]+[.E1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7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];0;[.I17])+[.K17]+[$Configuration.$B$19]" office:value-type="float" office:value="54">
            <text:p>54</text:p>
          </table:table-cell>
          <table:table-cell table:formula="oooc:=CEILING([.O17];[$Configuration.$B$3])/[$Configuration.$B$3]" office:value-type="float" office:value="1">
            <text:p>1</text:p>
          </table:table-cell>
          <table:table-cell table:formula="oooc:=IF([.L17];IF([.K17]&gt;0;[$Configuration.$B$21]+[.K17];[$Configuration.$B$20]);0)" office:value-type="float" office:value="32">
            <text:p>32</text:p>
          </table:table-cell>
          <table:table-cell table:formula="oooc:=CEILING([.Q17];[$Configuration.$B$3])/[$Configuration.$B$3]" office:value-type="float" office:value="1">
            <text:p>1</text:p>
          </table:table-cell>
          <table:table-cell table:formula="oooc:=IF(AND([$Configuration.$B$27];[.L17];[.K17]&gt;0);[$Configuration.$B$22]+[.K17];0)" office:value-type="float" office:value="0">
            <text:p>0</text:p>
          </table:table-cell>
          <table:table-cell table:formula="oooc:=CEILING([.S17];[$Configuration.$B$3])/[$Configuration.$B$3]" office:value-type="float" office:value="0">
            <text:p>0</text:p>
          </table:table-cell>
          <table:table-cell office:value-type="string">
            <text:p>10 * 10-byte message [deq]</text:p>
          </table:table-cell>
        </table:table-row>
        <table:table-row table:style-name="ro2">
          <table:table-cell table:formula="oooc:=[.A17]+1" office:value-type="float" office:value="11">
            <text:p>1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8]+[.E1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8]" office:value-type="float" office:value="0">
            <text:p>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8];0;[.I18])+[.K18]+[$Configuration.$B$19]" office:value-type="float" office:value="54">
            <text:p>54</text:p>
          </table:table-cell>
          <table:table-cell table:formula="oooc:=CEILING([.O18];[$Configuration.$B$3])/[$Configuration.$B$3]" office:value-type="float" office:value="1">
            <text:p>1</text:p>
          </table:table-cell>
          <table:table-cell table:formula="oooc:=IF([.L18];IF([.K18]&gt;0;[$Configuration.$B$21]+[.K18];[$Configuration.$B$20]);0)" office:value-type="float" office:value="32">
            <text:p>32</text:p>
          </table:table-cell>
          <table:table-cell table:formula="oooc:=CEILING([.Q18];[$Configuration.$B$3])/[$Configuration.$B$3]" office:value-type="float" office:value="1">
            <text:p>1</text:p>
          </table:table-cell>
          <table:table-cell table:formula="oooc:=IF(AND([$Configuration.$B$27];[.L18];[.K18]&gt;0);[$Configuration.$B$22]+[.K18];0)" office:value-type="float" office:value="0">
            <text:p>0</text:p>
          </table:table-cell>
          <table:table-cell table:formula="oooc:=CEILING([.S18];[$Configuration.$B$3])/[$Configuration.$B$3]" office:value-type="float" office:value="0">
            <text:p>0</text:p>
          </table:table-cell>
          <table:table-cell office:value-type="string">
            <text:p>1 * 10-byte message [deq transient]</text:p>
          </table:table-cell>
        </table:table-row>
        <table:table-row table:style-name="ro2">
          <table:table-cell table:formula="oooc:=[.A18]+1"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9]+[.E1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19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19]" office:value-type="float" office:value="0">
            <text:p>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19];0;[.I19])+[.K19]+[$Configuration.$B$19]" office:value-type="float" office:value="54">
            <text:p>54</text:p>
          </table:table-cell>
          <table:table-cell table:formula="oooc:=CEILING([.O19];[$Configuration.$B$3])/[$Configuration.$B$3]" office:value-type="float" office:value="1">
            <text:p>1</text:p>
          </table:table-cell>
          <table:table-cell table:formula="oooc:=IF([.L19];IF([.K19]&gt;0;[$Configuration.$B$21]+[.K19];[$Configuration.$B$20]);0)" office:value-type="float" office:value="32">
            <text:p>32</text:p>
          </table:table-cell>
          <table:table-cell table:formula="oooc:=CEILING([.Q19];[$Configuration.$B$3])/[$Configuration.$B$3]" office:value-type="float" office:value="1">
            <text:p>1</text:p>
          </table:table-cell>
          <table:table-cell table:formula="oooc:=IF(AND([$Configuration.$B$27];[.L19];[.K19]&gt;0);[$Configuration.$B$22]+[.K19];0)" office:value-type="float" office:value="0">
            <text:p>0</text:p>
          </table:table-cell>
          <table:table-cell table:formula="oooc:=CEILING([.S19];[$Configuration.$B$3])/[$Configuration.$B$3]" office:value-type="float" office:value="0">
            <text:p>0</text:p>
          </table:table-cell>
          <table:table-cell office:value-type="string">
            <text:p>10 * 10-byte message [deq transient]</text:p>
          </table:table-cell>
        </table:table-row>
        <table:table-row table:style-name="ro2">
          <table:table-cell table:formula="oooc:=[.A19]+1"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0]+[.E2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0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];0;[.I20])+[.K20]+[$Configuration.$B$19]" office:value-type="float" office:value="64">
            <text:p>64</text:p>
          </table:table-cell>
          <table:table-cell table:formula="oooc:=CEILING([.O20];[$Configuration.$B$3])/[$Configuration.$B$3]" office:value-type="float" office:value="1">
            <text:p>1</text:p>
          </table:table-cell>
          <table:table-cell table:formula="oooc:=IF([.L20];IF([.K20]&gt;0;[$Configuration.$B$21]+[.K20];[$Configuration.$B$20]);0)" office:value-type="float" office:value="54">
            <text:p>54</text:p>
          </table:table-cell>
          <table:table-cell table:formula="oooc:=CEILING([.Q20];[$Configuration.$B$3])/[$Configuration.$B$3]" office:value-type="float" office:value="1">
            <text:p>1</text:p>
          </table:table-cell>
          <table:table-cell table:formula="oooc:=IF(AND([$Configuration.$B$27];[.L20];[.K20]&gt;0);[$Configuration.$B$22]+[.K20];0)" office:value-type="float" office:value="46">
            <text:p>46</text:p>
          </table:table-cell>
          <table:table-cell table:formula="oooc:=CEILING([.S20];[$Configuration.$B$3])/[$Configuration.$B$3]" office:value-type="float" office:value="1">
            <text:p>1</text:p>
          </table:table-cell>
          <table:table-cell office:value-type="string">
            <text:p>1 * 10-byte message [deq txn]</text:p>
          </table:table-cell>
        </table:table-row>
        <table:table-row table:style-name="ro2">
          <table:table-cell table:formula="oooc:=[.A20]+1"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1]+[.E2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1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1];0;[.I21])+[.K21]+[$Configuration.$B$19]" office:value-type="float" office:value="64">
            <text:p>64</text:p>
          </table:table-cell>
          <table:table-cell table:formula="oooc:=CEILING([.O21];[$Configuration.$B$3])/[$Configuration.$B$3]" office:value-type="float" office:value="1">
            <text:p>1</text:p>
          </table:table-cell>
          <table:table-cell table:formula="oooc:=IF([.L21];IF([.K21]&gt;0;[$Configuration.$B$21]+[.K21];[$Configuration.$B$20]);0)" office:value-type="float" office:value="54">
            <text:p>54</text:p>
          </table:table-cell>
          <table:table-cell table:formula="oooc:=CEILING([.Q21];[$Configuration.$B$3])/[$Configuration.$B$3]" office:value-type="float" office:value="1">
            <text:p>1</text:p>
          </table:table-cell>
          <table:table-cell table:formula="oooc:=IF(AND([$Configuration.$B$27];[.L21];[.K21]&gt;0);[$Configuration.$B$22]+[.K21];0)" office:value-type="float" office:value="46">
            <text:p>46</text:p>
          </table:table-cell>
          <table:table-cell table:formula="oooc:=CEILING([.S21];[$Configuration.$B$3])/[$Configuration.$B$3]" office:value-type="float" office:value="1">
            <text:p>1</text:p>
          </table:table-cell>
          <table:table-cell office:value-type="string">
            <text:p>10 * 10-byte message [deq txn]</text:p>
          </table:table-cell>
        </table:table-row>
        <table:table-row table:style-name="ro2">
          <table:table-cell table:formula="oooc:=[.A21]+1" office:value-type="float" office:value="15">
            <text:p>1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2]+[.E2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2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2]" office:value-type="float" office:value="10">
            <text:p>1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22];0;[.I22])+[.K22]+[$Configuration.$B$19]" office:value-type="float" office:value="64">
            <text:p>64</text:p>
          </table:table-cell>
          <table:table-cell table:formula="oooc:=CEILING([.O22];[$Configuration.$B$3])/[$Configuration.$B$3]" office:value-type="float" office:value="1">
            <text:p>1</text:p>
          </table:table-cell>
          <table:table-cell table:formula="oooc:=IF([.L22];IF([.K22]&gt;0;[$Configuration.$B$21]+[.K22];[$Configuration.$B$20]);0)" office:value-type="float" office:value="54">
            <text:p>54</text:p>
          </table:table-cell>
          <table:table-cell table:formula="oooc:=CEILING([.Q22];[$Configuration.$B$3])/[$Configuration.$B$3]" office:value-type="float" office:value="1">
            <text:p>1</text:p>
          </table:table-cell>
          <table:table-cell table:formula="oooc:=IF(AND([$Configuration.$B$27];[.L22];[.K22]&gt;0);[$Configuration.$B$22]+[.K22];0)" office:value-type="float" office:value="46">
            <text:p>46</text:p>
          </table:table-cell>
          <table:table-cell table:formula="oooc:=CEILING([.S22];[$Configuration.$B$3])/[$Configuration.$B$3]" office:value-type="float" office:value="1">
            <text:p>1</text:p>
          </table:table-cell>
          <table:table-cell office:value-type="string">
            <text:p>1 * 10-byte message [txn deq transient]</text:p>
          </table:table-cell>
        </table:table-row>
        <table:table-row table:style-name="ro2">
          <table:table-cell table:formula="oooc:=[.A22]+1"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3]+[.E2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3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3]" office:value-type="float" office:value="10">
            <text:p>10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formula="oooc:=IF([.N23];0;[.I23])+[.K23]+[$Configuration.$B$19]" office:value-type="float" office:value="64">
            <text:p>64</text:p>
          </table:table-cell>
          <table:table-cell table:formula="oooc:=CEILING([.O23];[$Configuration.$B$3])/[$Configuration.$B$3]" office:value-type="float" office:value="1">
            <text:p>1</text:p>
          </table:table-cell>
          <table:table-cell table:formula="oooc:=IF([.L23];IF([.K23]&gt;0;[$Configuration.$B$21]+[.K23];[$Configuration.$B$20]);0)" office:value-type="float" office:value="54">
            <text:p>54</text:p>
          </table:table-cell>
          <table:table-cell table:formula="oooc:=CEILING([.Q23];[$Configuration.$B$3])/[$Configuration.$B$3]" office:value-type="float" office:value="1">
            <text:p>1</text:p>
          </table:table-cell>
          <table:table-cell table:formula="oooc:=IF(AND([$Configuration.$B$27];[.L23];[.K23]&gt;0);[$Configuration.$B$22]+[.K23];0)" office:value-type="float" office:value="46">
            <text:p>46</text:p>
          </table:table-cell>
          <table:table-cell table:formula="oooc:=CEILING([.S23];[$Configuration.$B$3])/[$Configuration.$B$3]" office:value-type="float" office:value="1">
            <text:p>1</text:p>
          </table:table-cell>
          <table:table-cell office:value-type="string">
            <text:p>10 * 10-byte message [txn deq transient]</text:p>
          </table:table-cell>
        </table:table-row>
        <table:table-row table:style-name="ro2">
          <table:table-cell table:formula="oooc:=[.A23]+1" office:value-type="float" office:value="17">
            <text:p>1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4]+[.E2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4]" office:value-type="float" office:value="0">
            <text:p>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4];0;[.I24])+[.K24]+[$Configuration.$B$19]" office:value-type="float" office:value="44">
            <text:p>44</text:p>
          </table:table-cell>
          <table:table-cell table:formula="oooc:=CEILING([.O24];[$Configuration.$B$3])/[$Configuration.$B$3]" office:value-type="float" office:value="1">
            <text:p>1</text:p>
          </table:table-cell>
          <table:table-cell table:formula="oooc:=IF([.L24];IF([.K24]&gt;0;[$Configuration.$B$21]+[.K24];[$Configuration.$B$20]);0)" office:value-type="float" office:value="0">
            <text:p>0</text:p>
          </table:table-cell>
          <table:table-cell table:formula="oooc:=CEILING([.Q24];[$Configuration.$B$3])/[$Configuration.$B$3]" office:value-type="float" office:value="0">
            <text:p>0</text:p>
          </table:table-cell>
          <table:table-cell table:formula="oooc:=IF(AND([$Configuration.$B$27];[.L24];[.K24]&gt;0);[$Configuration.$B$22]+[.K24];0)" office:value-type="float" office:value="0">
            <text:p>0</text:p>
          </table:table-cell>
          <table:table-cell table:formula="oooc:=CEILING([.S24];[$Configuration.$B$3])/[$Configuration.$B$3]" office:value-type="float" office:value="0">
            <text:p>0</text:p>
          </table:table-cell>
          <table:table-cell office:value-type="string">
            <text:p>1 * 10-byte message [extern]</text:p>
          </table:table-cell>
        </table:table-row>
        <table:table-row table:style-name="ro2">
          <table:table-cell table:formula="oooc:=[.A24]+1"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5]+[.E2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5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5]" office:value-type="float" office:value="0">
            <text:p>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5];0;[.I25])+[.K25]+[$Configuration.$B$19]" office:value-type="float" office:value="44">
            <text:p>44</text:p>
          </table:table-cell>
          <table:table-cell table:formula="oooc:=CEILING([.O25];[$Configuration.$B$3])/[$Configuration.$B$3]" office:value-type="float" office:value="1">
            <text:p>1</text:p>
          </table:table-cell>
          <table:table-cell table:formula="oooc:=IF([.L25];IF([.K25]&gt;0;[$Configuration.$B$21]+[.K25];[$Configuration.$B$20]);0)" office:value-type="float" office:value="0">
            <text:p>0</text:p>
          </table:table-cell>
          <table:table-cell table:formula="oooc:=CEILING([.Q25];[$Configuration.$B$3])/[$Configuration.$B$3]" office:value-type="float" office:value="0">
            <text:p>0</text:p>
          </table:table-cell>
          <table:table-cell table:formula="oooc:=IF(AND([$Configuration.$B$27];[.L25];[.K25]&gt;0);[$Configuration.$B$22]+[.K25];0)" office:value-type="float" office:value="0">
            <text:p>0</text:p>
          </table:table-cell>
          <table:table-cell table:formula="oooc:=CEILING([.S25];[$Configuration.$B$3])/[$Configuration.$B$3]" office:value-type="float" office:value="0">
            <text:p>0</text:p>
          </table:table-cell>
          <table:table-cell office:value-type="string">
            <text:p>10 * 10-byte message [extern]</text:p>
          </table:table-cell>
        </table:table-row>
        <table:table-row table:style-name="ro2">
          <table:table-cell table:formula="oooc:=[.A25]+1" office:value-type="float" office:value="19">
            <text:p>1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6]+[.E2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6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6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26];0;[.I26])+[.K26]+[$Configuration.$B$19]" office:value-type="float" office:value="44">
            <text:p>44</text:p>
          </table:table-cell>
          <table:table-cell table:formula="oooc:=CEILING([.O26];[$Configuration.$B$3])/[$Configuration.$B$3]" office:value-type="float" office:value="1">
            <text:p>1</text:p>
          </table:table-cell>
          <table:table-cell table:formula="oooc:=IF([.L26];IF([.K26]&gt;0;[$Configuration.$B$21]+[.K26];[$Configuration.$B$20]);0)" office:value-type="float" office:value="0">
            <text:p>0</text:p>
          </table:table-cell>
          <table:table-cell table:formula="oooc:=CEILING([.Q26];[$Configuration.$B$3])/[$Configuration.$B$3]" office:value-type="float" office:value="0">
            <text:p>0</text:p>
          </table:table-cell>
          <table:table-cell table:formula="oooc:=IF(AND([$Configuration.$B$27];[.L26];[.K26]&gt;0);[$Configuration.$B$22]+[.K26];0)" office:value-type="float" office:value="0">
            <text:p>0</text:p>
          </table:table-cell>
          <table:table-cell table:formula="oooc:=CEILING([.S26];[$Configuration.$B$3])/[$Configuration.$B$3]" office:value-type="float" office:value="0">
            <text:p>0</text:p>
          </table:table-cell>
          <table:table-cell office:value-type="string">
            <text:p>1 * 10-byte message [transient extern]</text:p>
          </table:table-cell>
        </table:table-row>
        <table:table-row table:style-name="ro2">
          <table:table-cell table:formula="oooc:=[.A26]+1"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7]+[.E2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7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27]"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27];0;[.I27])+[.K27]+[$Configuration.$B$19]" office:value-type="float" office:value="44">
            <text:p>44</text:p>
          </table:table-cell>
          <table:table-cell table:formula="oooc:=CEILING([.O27];[$Configuration.$B$3])/[$Configuration.$B$3]" office:value-type="float" office:value="1">
            <text:p>1</text:p>
          </table:table-cell>
          <table:table-cell table:formula="oooc:=IF([.L27];IF([.K27]&gt;0;[$Configuration.$B$21]+[.K27];[$Configuration.$B$20]);0)" office:value-type="float" office:value="0">
            <text:p>0</text:p>
          </table:table-cell>
          <table:table-cell table:formula="oooc:=CEILING([.Q27];[$Configuration.$B$3])/[$Configuration.$B$3]" office:value-type="float" office:value="0">
            <text:p>0</text:p>
          </table:table-cell>
          <table:table-cell table:formula="oooc:=IF(AND([$Configuration.$B$27];[.L27];[.K27]&gt;0);[$Configuration.$B$22]+[.K27];0)" office:value-type="float" office:value="0">
            <text:p>0</text:p>
          </table:table-cell>
          <table:table-cell table:formula="oooc:=CEILING([.S27];[$Configuration.$B$3])/[$Configuration.$B$3]" office:value-type="float" office:value="0">
            <text:p>0</text:p>
          </table:table-cell>
          <table:table-cell office:value-type="string">
            <text:p>10 * 10-byte message [transient extern]</text:p>
          </table:table-cell>
        </table:table-row>
        <table:table-row table:style-name="ro2">
          <table:table-cell table:formula="oooc:=[.A27]+1"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28]+[.E2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8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8]" office:value-type="float" office:value="10">
            <text:p>1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8];0;[.I28])+[.K28]+[$Configuration.$B$19]" office:value-type="float" office:value="54">
            <text:p>54</text:p>
          </table:table-cell>
          <table:table-cell table:formula="oooc:=CEILING([.O28];[$Configuration.$B$3])/[$Configuration.$B$3]" office:value-type="float" office:value="1">
            <text:p>1</text:p>
          </table:table-cell>
          <table:table-cell table:formula="oooc:=IF([.L28];IF([.K28]&gt;0;[$Configuration.$B$21]+[.K28];[$Configuration.$B$20]);0)" office:value-type="float" office:value="0">
            <text:p>0</text:p>
          </table:table-cell>
          <table:table-cell table:formula="oooc:=CEILING([.Q28];[$Configuration.$B$3])/[$Configuration.$B$3]" office:value-type="float" office:value="0">
            <text:p>0</text:p>
          </table:table-cell>
          <table:table-cell table:formula="oooc:=IF(AND([$Configuration.$B$27];[.L28];[.K28]&gt;0);[$Configuration.$B$22]+[.K28];0)" office:value-type="float" office:value="0">
            <text:p>0</text:p>
          </table:table-cell>
          <table:table-cell table:formula="oooc:=CEILING([.S28];[$Configuration.$B$3])/[$Configuration.$B$3]" office:value-type="float" office:value="0">
            <text:p>0</text:p>
          </table:table-cell>
          <table:table-cell office:value-type="string">
            <text:p>1 * 10-byte message [txn extern]</text:p>
          </table:table-cell>
        </table:table-row>
        <table:table-row table:style-name="ro2">
          <table:table-cell table:formula="oooc:=[.A28]+1"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9]+[.E2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29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29]" office:value-type="float" office:value="10">
            <text:p>10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29];0;[.I29])+[.K29]+[$Configuration.$B$19]" office:value-type="float" office:value="54">
            <text:p>54</text:p>
          </table:table-cell>
          <table:table-cell table:formula="oooc:=CEILING([.O29];[$Configuration.$B$3])/[$Configuration.$B$3]" office:value-type="float" office:value="1">
            <text:p>1</text:p>
          </table:table-cell>
          <table:table-cell table:formula="oooc:=IF([.L29];IF([.K29]&gt;0;[$Configuration.$B$21]+[.K29];[$Configuration.$B$20]);0)" office:value-type="float" office:value="0">
            <text:p>0</text:p>
          </table:table-cell>
          <table:table-cell table:formula="oooc:=CEILING([.Q29];[$Configuration.$B$3])/[$Configuration.$B$3]" office:value-type="float" office:value="0">
            <text:p>0</text:p>
          </table:table-cell>
          <table:table-cell table:formula="oooc:=IF(AND([$Configuration.$B$27];[.L29];[.K29]&gt;0);[$Configuration.$B$22]+[.K29];0)" office:value-type="float" office:value="0">
            <text:p>0</text:p>
          </table:table-cell>
          <table:table-cell table:formula="oooc:=CEILING([.S29];[$Configuration.$B$3])/[$Configuration.$B$3]" office:value-type="float" office:value="0">
            <text:p>0</text:p>
          </table:table-cell>
          <table:table-cell office:value-type="string">
            <text:p>10 * 10-byte message [txn extern]</text:p>
          </table:table-cell>
        </table:table-row>
        <table:table-row table:style-name="ro2">
          <table:table-cell table:formula="oooc:=[.A29]+1" office:value-type="float" office:value="23">
            <text:p>23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0]+[.E30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0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30];0;[.I30])+[.K30]+[$Configuration.$B$19]" office:value-type="float" office:value="54">
            <text:p>54</text:p>
          </table:table-cell>
          <table:table-cell table:formula="oooc:=CEILING([.O30];[$Configuration.$B$3])/[$Configuration.$B$3]" office:value-type="float" office:value="1">
            <text:p>1</text:p>
          </table:table-cell>
          <table:table-cell table:formula="oooc:=IF([.L30];IF([.K30]&gt;0;[$Configuration.$B$21]+[.K30];[$Configuration.$B$20]);0)" office:value-type="float" office:value="0">
            <text:p>0</text:p>
          </table:table-cell>
          <table:table-cell table:formula="oooc:=CEILING([.Q30];[$Configuration.$B$3])/[$Configuration.$B$3]" office:value-type="float" office:value="0">
            <text:p>0</text:p>
          </table:table-cell>
          <table:table-cell table:formula="oooc:=IF(AND([$Configuration.$B$27];[.L30];[.K30]&gt;0);[$Configuration.$B$22]+[.K30];0)" office:value-type="float" office:value="0">
            <text:p>0</text:p>
          </table:table-cell>
          <table:table-cell table:formula="oooc:=CEILING([.S30];[$Configuration.$B$3])/[$Configuration.$B$3]" office:value-type="float" office:value="0">
            <text:p>0</text:p>
          </table:table-cell>
          <table:table-cell office:value-type="string">
            <text:p>1 * 10-byte message [txn transient extern]</text:p>
          </table:table-cell>
        </table:table-row>
        <table:table-row table:style-name="ro2">
          <table:table-cell table:formula="oooc:=[.A30]+1" office:value-type="float" office:value="24">
            <text:p>2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1]+[.E31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1]"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formula="oooc:=IF([.N31];0;[.I31])+[.K31]+[$Configuration.$B$19]" office:value-type="float" office:value="54">
            <text:p>54</text:p>
          </table:table-cell>
          <table:table-cell table:formula="oooc:=CEILING([.O31];[$Configuration.$B$3])/[$Configuration.$B$3]" office:value-type="float" office:value="1">
            <text:p>1</text:p>
          </table:table-cell>
          <table:table-cell table:formula="oooc:=IF([.L31];IF([.K31]&gt;0;[$Configuration.$B$21]+[.K31];[$Configuration.$B$20]);0)" office:value-type="float" office:value="0">
            <text:p>0</text:p>
          </table:table-cell>
          <table:table-cell table:formula="oooc:=CEILING([.Q31];[$Configuration.$B$3])/[$Configuration.$B$3]" office:value-type="float" office:value="0">
            <text:p>0</text:p>
          </table:table-cell>
          <table:table-cell table:formula="oooc:=IF(AND([$Configuration.$B$27];[.L31];[.K31]&gt;0);[$Configuration.$B$22]+[.K31];0)" office:value-type="float" office:value="0">
            <text:p>0</text:p>
          </table:table-cell>
          <table:table-cell table:formula="oooc:=CEILING([.S31];[$Configuration.$B$3])/[$Configuration.$B$3]" office:value-type="float" office:value="0">
            <text:p>0</text:p>
          </table:table-cell>
          <table:table-cell office:value-type="string">
            <text:p>10 * 10-byte message [txn transient extern]</text:p>
          </table:table-cell>
        </table:table-row>
        <table:table-row table:style-name="ro2">
          <table:table-cell table:formula="oooc:=[.A31]+1" office:value-type="float" office:value="25">
            <text:p>25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2]+[.E32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2];0;[.I32])+[.K32]+[$Configuration.$B$19]" office:value-type="float" office:value="44">
            <text:p>44</text:p>
          </table:table-cell>
          <table:table-cell table:formula="oooc:=CEILING([.O32];[$Configuration.$B$3])/[$Configuration.$B$3]" office:value-type="float" office:value="1">
            <text:p>1</text:p>
          </table:table-cell>
          <table:table-cell table:formula="oooc:=IF([.L32];IF([.K32]&gt;0;[$Configuration.$B$21]+[.K32];[$Configuration.$B$20]);0)" office:value-type="float" office:value="32">
            <text:p>32</text:p>
          </table:table-cell>
          <table:table-cell table:formula="oooc:=CEILING([.Q32];[$Configuration.$B$3])/[$Configuration.$B$3]" office:value-type="float" office:value="1">
            <text:p>1</text:p>
          </table:table-cell>
          <table:table-cell table:formula="oooc:=IF(AND([$Configuration.$B$27];[.L32];[.K32]&gt;0);[$Configuration.$B$22]+[.K32];0)" office:value-type="float" office:value="0">
            <text:p>0</text:p>
          </table:table-cell>
          <table:table-cell table:formula="oooc:=CEILING([.S32];[$Configuration.$B$3])/[$Configuration.$B$3]" office:value-type="float" office:value="0">
            <text:p>0</text:p>
          </table:table-cell>
          <table:table-cell office:value-type="string">
            <text:p>1 * 10-byte message [deq extern]</text:p>
          </table:table-cell>
        </table:table-row>
        <table:table-row table:style-name="ro2">
          <table:table-cell table:formula="oooc:=[.A32]+1" office:value-type="float" office:value="26">
            <text:p>2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3]+[.E33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3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3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3];0;[.I33])+[.K33]+[$Configuration.$B$19]" office:value-type="float" office:value="44">
            <text:p>44</text:p>
          </table:table-cell>
          <table:table-cell table:formula="oooc:=CEILING([.O33];[$Configuration.$B$3])/[$Configuration.$B$3]" office:value-type="float" office:value="1">
            <text:p>1</text:p>
          </table:table-cell>
          <table:table-cell table:formula="oooc:=IF([.L33];IF([.K33]&gt;0;[$Configuration.$B$21]+[.K33];[$Configuration.$B$20]);0)" office:value-type="float" office:value="32">
            <text:p>32</text:p>
          </table:table-cell>
          <table:table-cell table:formula="oooc:=CEILING([.Q33];[$Configuration.$B$3])/[$Configuration.$B$3]" office:value-type="float" office:value="1">
            <text:p>1</text:p>
          </table:table-cell>
          <table:table-cell table:formula="oooc:=IF(AND([$Configuration.$B$27];[.L33];[.K33]&gt;0);[$Configuration.$B$22]+[.K33];0)" office:value-type="float" office:value="0">
            <text:p>0</text:p>
          </table:table-cell>
          <table:table-cell table:formula="oooc:=CEILING([.S33];[$Configuration.$B$3])/[$Configuration.$B$3]" office:value-type="float" office:value="0">
            <text:p>0</text:p>
          </table:table-cell>
          <table:table-cell office:value-type="string">
            <text:p>10 * 10-byte message [deq extern]</text:p>
          </table:table-cell>
        </table:table-row>
        <table:table-row table:style-name="ro2">
          <table:table-cell table:formula="oooc:=[.A33]+1" office:value-type="float" office:value="27">
            <text:p>27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4]+[.E34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4]" office:value-type="float" office:value="0">
            <text:p>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4];0;[.I34])+[.K34]+[$Configuration.$B$19]" office:value-type="float" office:value="44">
            <text:p>44</text:p>
          </table:table-cell>
          <table:table-cell table:formula="oooc:=CEILING([.O34];[$Configuration.$B$3])/[$Configuration.$B$3]" office:value-type="float" office:value="1">
            <text:p>1</text:p>
          </table:table-cell>
          <table:table-cell table:formula="oooc:=IF([.L34];IF([.K34]&gt;0;[$Configuration.$B$21]+[.K34];[$Configuration.$B$20]);0)" office:value-type="float" office:value="32">
            <text:p>32</text:p>
          </table:table-cell>
          <table:table-cell table:formula="oooc:=CEILING([.Q34];[$Configuration.$B$3])/[$Configuration.$B$3]" office:value-type="float" office:value="1">
            <text:p>1</text:p>
          </table:table-cell>
          <table:table-cell table:formula="oooc:=IF(AND([$Configuration.$B$27];[.L34];[.K34]&gt;0);[$Configuration.$B$22]+[.K34];0)" office:value-type="float" office:value="0">
            <text:p>0</text:p>
          </table:table-cell>
          <table:table-cell table:formula="oooc:=CEILING([.S34];[$Configuration.$B$3])/[$Configuration.$B$3]" office:value-type="float" office:value="0">
            <text:p>0</text:p>
          </table:table-cell>
          <table:table-cell office:value-type="string">
            <text:p>1 * 10-byte message [deq transient extern]</text:p>
          </table:table-cell>
        </table:table-row>
        <table:table-row table:style-name="ro2">
          <table:table-cell table:formula="oooc:=[.A34]+1" office:value-type="float" office:value="28">
            <text:p>2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5]+[.E35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5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J35]" office:value-type="float" office:value="0">
            <text:p>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5];0;[.I35])+[.K35]+[$Configuration.$B$19]" office:value-type="float" office:value="44">
            <text:p>44</text:p>
          </table:table-cell>
          <table:table-cell table:formula="oooc:=CEILING([.O35];[$Configuration.$B$3])/[$Configuration.$B$3]" office:value-type="float" office:value="1">
            <text:p>1</text:p>
          </table:table-cell>
          <table:table-cell table:formula="oooc:=IF([.L35];IF([.K35]&gt;0;[$Configuration.$B$21]+[.K35];[$Configuration.$B$20]);0)" office:value-type="float" office:value="32">
            <text:p>32</text:p>
          </table:table-cell>
          <table:table-cell table:formula="oooc:=CEILING([.Q35];[$Configuration.$B$3])/[$Configuration.$B$3]" office:value-type="float" office:value="1">
            <text:p>1</text:p>
          </table:table-cell>
          <table:table-cell table:formula="oooc:=IF(AND([$Configuration.$B$27];[.L35];[.K35]&gt;0);[$Configuration.$B$22]+[.K35];0)" office:value-type="float" office:value="0">
            <text:p>0</text:p>
          </table:table-cell>
          <table:table-cell table:formula="oooc:=CEILING([.S35];[$Configuration.$B$3])/[$Configuration.$B$3]" office:value-type="float" office:value="0">
            <text:p>0</text:p>
          </table:table-cell>
          <table:table-cell office:value-type="string">
            <text:p>10 * 10-byte message [deq transient extern]</text:p>
          </table:table-cell>
        </table:table-row>
        <table:table-row table:style-name="ro2">
          <table:table-cell table:formula="oooc:=[.A35]+1" office:value-type="float" office:value="29">
            <text:p>29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6]+[.E36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6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6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6];0;[.I36])+[.K36]+[$Configuration.$B$19]" office:value-type="float" office:value="54">
            <text:p>54</text:p>
          </table:table-cell>
          <table:table-cell table:formula="oooc:=CEILING([.O36];[$Configuration.$B$3])/[$Configuration.$B$3]" office:value-type="float" office:value="1">
            <text:p>1</text:p>
          </table:table-cell>
          <table:table-cell table:formula="oooc:=IF([.L36];IF([.K36]&gt;0;[$Configuration.$B$21]+[.K36];[$Configuration.$B$20]);0)" office:value-type="float" office:value="54">
            <text:p>54</text:p>
          </table:table-cell>
          <table:table-cell table:formula="oooc:=CEILING([.Q36];[$Configuration.$B$3])/[$Configuration.$B$3]" office:value-type="float" office:value="1">
            <text:p>1</text:p>
          </table:table-cell>
          <table:table-cell table:formula="oooc:=IF(AND([$Configuration.$B$27];[.L36];[.K36]&gt;0);[$Configuration.$B$22]+[.K36];0)" office:value-type="float" office:value="46">
            <text:p>46</text:p>
          </table:table-cell>
          <table:table-cell table:formula="oooc:=CEILING([.S36];[$Configuration.$B$3])/[$Configuration.$B$3]" office:value-type="float" office:value="1">
            <text:p>1</text:p>
          </table:table-cell>
          <table:table-cell office:value-type="string">
            <text:p>1 * 10-byte message [deq txn extern]</text:p>
          </table:table-cell>
        </table:table-row>
        <table:table-row table:style-name="ro2">
          <table:table-cell table:formula="oooc:=[.A36]+1" office:value-type="float" office:value="30">
            <text:p>3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7]+[.E3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7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7]" office:value-type="float" office:value="10">
            <text:p>10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formula="oooc:=IF([.N37];0;[.I37])+[.K37]+[$Configuration.$B$19]" office:value-type="float" office:value="54">
            <text:p>54</text:p>
          </table:table-cell>
          <table:table-cell table:formula="oooc:=CEILING([.O37];[$Configuration.$B$3])/[$Configuration.$B$3]" office:value-type="float" office:value="1">
            <text:p>1</text:p>
          </table:table-cell>
          <table:table-cell table:formula="oooc:=IF([.L37];IF([.K37]&gt;0;[$Configuration.$B$21]+[.K37];[$Configuration.$B$20]);0)" office:value-type="float" office:value="54">
            <text:p>54</text:p>
          </table:table-cell>
          <table:table-cell table:formula="oooc:=CEILING([.Q37];[$Configuration.$B$3])/[$Configuration.$B$3]" office:value-type="float" office:value="1">
            <text:p>1</text:p>
          </table:table-cell>
          <table:table-cell table:formula="oooc:=IF(AND([$Configuration.$B$27];[.L37];[.K37]&gt;0);[$Configuration.$B$22]+[.K37];0)" office:value-type="float" office:value="46">
            <text:p>46</text:p>
          </table:table-cell>
          <table:table-cell table:formula="oooc:=CEILING([.S37];[$Configuration.$B$3])/[$Configuration.$B$3]" office:value-type="float" office:value="1">
            <text:p>1</text:p>
          </table:table-cell>
          <table:table-cell office:value-type="string">
            <text:p>10 * 10-byte message [deq txn extern]</text:p>
          </table:table-cell>
        </table:table-row>
        <table:table-row table:style-name="ro2">
          <table:table-cell table:formula="oooc:=[.A37]+1" office:value-type="float" office:value="31">
            <text:p>31</text:p>
          </table:table-cell>
          <table:table-cell office:value-type="string">
            <text:p>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38]+[.E38]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8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8]" office:value-type="float" office:value="10">
            <text:p>1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8];0;[.I38])+[.K38]+[$Configuration.$B$19]" office:value-type="float" office:value="54">
            <text:p>54</text:p>
          </table:table-cell>
          <table:table-cell table:formula="oooc:=CEILING([.O38];[$Configuration.$B$3])/[$Configuration.$B$3]" office:value-type="float" office:value="1">
            <text:p>1</text:p>
          </table:table-cell>
          <table:table-cell table:formula="oooc:=IF([.L38];IF([.K38]&gt;0;[$Configuration.$B$21]+[.K38];[$Configuration.$B$20]);0)" office:value-type="float" office:value="54">
            <text:p>54</text:p>
          </table:table-cell>
          <table:table-cell table:formula="oooc:=CEILING([.Q38];[$Configuration.$B$3])/[$Configuration.$B$3]" office:value-type="float" office:value="1">
            <text:p>1</text:p>
          </table:table-cell>
          <table:table-cell table:formula="oooc:=IF(AND([$Configuration.$B$27];[.L38];[.K38]&gt;0);[$Configuration.$B$22]+[.K38];0)" office:value-type="float" office:value="46">
            <text:p>46</text:p>
          </table:table-cell>
          <table:table-cell table:formula="oooc:=CEILING([.S38];[$Configuration.$B$3])/[$Configuration.$B$3]" office:value-type="float" office:value="1">
            <text:p>1</text:p>
          </table:table-cell>
          <table:table-cell office:value-type="string">
            <text:p>1 * 10-byte message [txn deq transient extern]</text:p>
          </table:table-cell>
        </table:table-row>
        <table:table-row table:style-name="ro2">
          <table:table-cell table:formula="oooc:=[.A38]+1" office:value-type="float" office:value="32">
            <text:p>3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9]+[.E39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ooc:=[.H39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ooc:=[.J39]" office:value-type="float" office:value="10">
            <text:p>10</text:p>
          </table:table-cell>
          <table:table-cell table:number-columns-repeated="3" office:value-type="boolean" office:boolean-value="true">
            <text:p>TRUE</text:p>
          </table:table-cell>
          <table:table-cell table:formula="oooc:=IF([.N39];0;[.I39])+[.K39]+[$Configuration.$B$19]" office:value-type="float" office:value="54">
            <text:p>54</text:p>
          </table:table-cell>
          <table:table-cell table:formula="oooc:=CEILING([.O39];[$Configuration.$B$3])/[$Configuration.$B$3]" office:value-type="float" office:value="1">
            <text:p>1</text:p>
          </table:table-cell>
          <table:table-cell table:formula="oooc:=IF([.L39];IF([.K39]&gt;0;[$Configuration.$B$21]+[.K39];[$Configuration.$B$20]);0)" office:value-type="float" office:value="54">
            <text:p>54</text:p>
          </table:table-cell>
          <table:table-cell table:formula="oooc:=CEILING([.Q39];[$Configuration.$B$3])/[$Configuration.$B$3]" office:value-type="float" office:value="1">
            <text:p>1</text:p>
          </table:table-cell>
          <table:table-cell table:formula="oooc:=IF(AND([$Configuration.$B$27];[.L39];[.K39]&gt;0);[$Configuration.$B$22]+[.K39];0)" office:value-type="float" office:value="46">
            <text:p>46</text:p>
          </table:table-cell>
          <table:table-cell table:formula="oooc:=CEILING([.S39];[$Configuration.$B$3])/[$Configuration.$B$3]" office:value-type="float" office:value="1">
            <text:p>1</text:p>
          </table:table-cell>
          <table:table-cell office:value-type="string">
            <text:p>10 * 10-byte message [txn deq transient exter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one d-block to two per messag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39]+1" office:value-type="float" office:value="33">
            <text:p>3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2]+[.E4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$Configuration.$B$3]-[$Configuration.$B$19]+[.G42]-[.K42]" office:value-type="float" office:value="84">
            <text:p>84</text:p>
          </table:table-cell>
          <table:table-cell table:formula="oooc:=[.H42]"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ooc:=[.J4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2];0;[.I42])+[.K42]+[$Configuration.$B$19]" office:value-type="float" office:value="128">
            <text:p>128</text:p>
          </table:table-cell>
          <table:table-cell table:formula="oooc:=CEILING([.O42];[$Configuration.$B$3])/[$Configuration.$B$3]" office:value-type="float" office:value="1">
            <text:p>1</text:p>
          </table:table-cell>
          <table:table-cell table:formula="oooc:=IF([.L42];IF([.K42]&gt;0;[$Configuration.$B$21]+[.K42];[$Configuration.$B$20]);0)" office:value-type="float" office:value="0">
            <text:p>0</text:p>
          </table:table-cell>
          <table:table-cell table:formula="oooc:=CEILING([.Q42];[$Configuration.$B$3])/[$Configuration.$B$3]" office:value-type="float" office:value="0">
            <text:p>0</text:p>
          </table:table-cell>
          <table:table-cell table:formula="oooc:=IF(AND([$Configuration.$B$27];[.L42];[.K42]&gt;0);[$Configuration.$B$22]+[.K42];0)" office:value-type="float" office:value="0">
            <text:p>0</text:p>
          </table:table-cell>
          <table:table-cell table:formula="oooc:=CEILING([.S42];[$Configuration.$B$3])/[$Configuration.$B$3]" office:value-type="float" office:value="0">
            <text:p>0</text:p>
          </table:table-cell>
          <table:table-cell office:value-type="string">
            <text:p>1 dblk exact fit</text:p>
          </table:table-cell>
        </table:table-row>
        <table:table-row table:style-name="ro2">
          <table:table-cell table:formula="oooc:=[.A42]+1" office:value-type="float" office:value="34">
            <text:p>3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3]+[.E4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$Configuration.$B$3]-[$Configuration.$B$19]+[.G43]-[.K43]" office:value-type="float" office:value="85">
            <text:p>85</text:p>
          </table:table-cell>
          <table:table-cell table:formula="oooc:=[.H43]"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ooc:=[.J4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3];0;[.I43])+[.K43]+[$Configuration.$B$19]" office:value-type="float" office:value="129">
            <text:p>129</text:p>
          </table:table-cell>
          <table:table-cell table:formula="oooc:=CEILING([.O43];[$Configuration.$B$3])/[$Configuration.$B$3]" office:value-type="float" office:value="2">
            <text:p>2</text:p>
          </table:table-cell>
          <table:table-cell table:formula="oooc:=IF([.L43];IF([.K43]&gt;0;[$Configuration.$B$21]+[.K43];[$Configuration.$B$20]);0)" office:value-type="float" office:value="0">
            <text:p>0</text:p>
          </table:table-cell>
          <table:table-cell table:formula="oooc:=CEILING([.Q43];[$Configuration.$B$3])/[$Configuration.$B$3]" office:value-type="float" office:value="0">
            <text:p>0</text:p>
          </table:table-cell>
          <table:table-cell table:formula="oooc:=IF(AND([$Configuration.$B$27];[.L43];[.K43]&gt;0);[$Configuration.$B$22]+[.K43];0)" office:value-type="float" office:value="0">
            <text:p>0</text:p>
          </table:table-cell>
          <table:table-cell table:formula="oooc:=CEILING([.S43];[$Configuration.$B$3])/[$Configuration.$B$3]" office:value-type="float" office:value="0">
            <text:p>0</text:p>
          </table:table-cell>
          <table:table-cell office:value-type="string">
            <text:p>1 dblk + 1 byte</text:p>
          </table:table-cell>
        </table:table-row>
        <table:table-row table:style-name="ro2">
          <table:table-cell table:formula="oooc:=[.A43]+1" office:value-type="float" office:value="35">
            <text:p>3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4]+[.E4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$Configuration.$B$3]-[$Configuration.$B$19]+[.G44]-[.K44]" office:value-type="float" office:value="58">
            <text:p>58</text:p>
          </table:table-cell>
          <table:table-cell table:formula="oooc:=[.H44]" office:value-type="float" office:value="58">
            <text:p>58</text:p>
          </table:table-cell>
          <table:table-cell office:value-type="float" office:value="26">
            <text:p>26</text:p>
          </table:table-cell>
          <table:table-cell table:formula="oooc:=[.J44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4];0;[.I44])+[.K44]+[$Configuration.$B$19]" office:value-type="float" office:value="128">
            <text:p>128</text:p>
          </table:table-cell>
          <table:table-cell table:formula="oooc:=CEILING([.O44];[$Configuration.$B$3])/[$Configuration.$B$3]" office:value-type="float" office:value="1">
            <text:p>1</text:p>
          </table:table-cell>
          <table:table-cell table:formula="oooc:=IF([.L44];IF([.K44]&gt;0;[$Configuration.$B$21]+[.K44];[$Configuration.$B$20]);0)" office:value-type="float" office:value="0">
            <text:p>0</text:p>
          </table:table-cell>
          <table:table-cell table:formula="oooc:=CEILING([.Q44];[$Configuration.$B$3])/[$Configuration.$B$3]" office:value-type="float" office:value="0">
            <text:p>0</text:p>
          </table:table-cell>
          <table:table-cell table:formula="oooc:=IF(AND([$Configuration.$B$27];[.L44];[.K44]&gt;0);[$Configuration.$B$22]+[.K44];0)" office:value-type="float" office:value="0">
            <text:p>0</text:p>
          </table:table-cell>
          <table:table-cell table:formula="oooc:=CEILING([.S44];[$Configuration.$B$3])/[$Configuration.$B$3]" office:value-type="float" office:value="0">
            <text:p>0</text:p>
          </table:table-cell>
          <table:table-cell office:value-type="string">
            <text:p>1 dblk exact fit [txn]</text:p>
          </table:table-cell>
        </table:table-row>
        <table:table-row table:style-name="ro2">
          <table:table-cell table:formula="oooc:=[.A44]+1" office:value-type="float" office:value="36">
            <text:p>3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5]+[.E4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$Configuration.$B$3]-[$Configuration.$B$19]+[.G45]-[.K45]" office:value-type="float" office:value="59">
            <text:p>59</text:p>
          </table:table-cell>
          <table:table-cell table:formula="oooc:=[.H45]" office:value-type="float" office:value="59">
            <text:p>59</text:p>
          </table:table-cell>
          <table:table-cell office:value-type="float" office:value="26">
            <text:p>26</text:p>
          </table:table-cell>
          <table:table-cell table:formula="oooc:=[.J45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5];0;[.I45])+[.K45]+[$Configuration.$B$19]" office:value-type="float" office:value="129">
            <text:p>129</text:p>
          </table:table-cell>
          <table:table-cell table:formula="oooc:=CEILING([.O45];[$Configuration.$B$3])/[$Configuration.$B$3]" office:value-type="float" office:value="2">
            <text:p>2</text:p>
          </table:table-cell>
          <table:table-cell table:formula="oooc:=IF([.L45];IF([.K45]&gt;0;[$Configuration.$B$21]+[.K45];[$Configuration.$B$20]);0)" office:value-type="float" office:value="0">
            <text:p>0</text:p>
          </table:table-cell>
          <table:table-cell table:formula="oooc:=CEILING([.Q45];[$Configuration.$B$3])/[$Configuration.$B$3]" office:value-type="float" office:value="0">
            <text:p>0</text:p>
          </table:table-cell>
          <table:table-cell table:formula="oooc:=IF(AND([$Configuration.$B$27];[.L45];[.K45]&gt;0);[$Configuration.$B$22]+[.K45];0)" office:value-type="float" office:value="0">
            <text:p>0</text:p>
          </table:table-cell>
          <table:table-cell table:formula="oooc:=CEILING([.S45];[$Configuration.$B$3])/[$Configuration.$B$3]" office:value-type="float" office:value="0">
            <text:p>0</text:p>
          </table:table-cell>
          <table:table-cell office:value-type="string">
            <text:p>1 dblk + 1 byte [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one s-block to two per messag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45]+1" office:value-type="float" office:value="37">
            <text:p>3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8]+[.E48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$Configuration.$B$3]*[$Configuration.$B$4])-[$Configuration.$B$19]+[.G48]-[.K48]" office:value-type="float" office:value="468">
            <text:p>468</text:p>
          </table:table-cell>
          <table:table-cell table:formula="oooc:=[.H48]" office:value-type="float" office:value="468">
            <text:p>468</text:p>
          </table:table-cell>
          <table:table-cell office:value-type="float" office:value="0">
            <text:p>0</text:p>
          </table:table-cell>
          <table:table-cell table:formula="oooc:=[.J4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8];0;[.I48])+[.K48]+[$Configuration.$B$19]" office:value-type="float" office:value="512">
            <text:p>512</text:p>
          </table:table-cell>
          <table:table-cell table:formula="oooc:=CEILING([.O48];[$Configuration.$B$3])/[$Configuration.$B$3]" office:value-type="float" office:value="4">
            <text:p>4</text:p>
          </table:table-cell>
          <table:table-cell table:formula="oooc:=IF([.L48];IF([.K48]&gt;0;[$Configuration.$B$21]+[.K48];[$Configuration.$B$20]);0)" office:value-type="float" office:value="0">
            <text:p>0</text:p>
          </table:table-cell>
          <table:table-cell table:formula="oooc:=CEILING([.Q48];[$Configuration.$B$3])/[$Configuration.$B$3]" office:value-type="float" office:value="0">
            <text:p>0</text:p>
          </table:table-cell>
          <table:table-cell table:formula="oooc:=IF(AND([$Configuration.$B$27];[.L48];[.K48]&gt;0);[$Configuration.$B$22]+[.K48];0)" office:value-type="float" office:value="0">
            <text:p>0</text:p>
          </table:table-cell>
          <table:table-cell table:formula="oooc:=CEILING([.S48];[$Configuration.$B$3])/[$Configuration.$B$3]" office:value-type="float" office:value="0">
            <text:p>0</text:p>
          </table:table-cell>
          <table:table-cell office:value-type="string">
            <text:p>1 sblk exact fit</text:p>
          </table:table-cell>
        </table:table-row>
        <table:table-row table:style-name="ro2">
          <table:table-cell table:formula="oooc:=[.A48]+1" office:value-type="float" office:value="38">
            <text:p>3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9]+[.E49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([$Configuration.$B$3]*[$Configuration.$B$4])-[$Configuration.$B$19]+[.G49]-[.K49]" office:value-type="float" office:value="469">
            <text:p>469</text:p>
          </table:table-cell>
          <table:table-cell table:formula="oooc:=[.H49]" office:value-type="float" office:value="469">
            <text:p>469</text:p>
          </table:table-cell>
          <table:table-cell office:value-type="float" office:value="0">
            <text:p>0</text:p>
          </table:table-cell>
          <table:table-cell table:formula="oooc:=[.J4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49];0;[.I49])+[.K49]+[$Configuration.$B$19]" office:value-type="float" office:value="513">
            <text:p>513</text:p>
          </table:table-cell>
          <table:table-cell table:formula="oooc:=CEILING([.O49];[$Configuration.$B$3])/[$Configuration.$B$3]" office:value-type="float" office:value="5">
            <text:p>5</text:p>
          </table:table-cell>
          <table:table-cell table:formula="oooc:=IF([.L49];IF([.K49]&gt;0;[$Configuration.$B$21]+[.K49];[$Configuration.$B$20]);0)" office:value-type="float" office:value="0">
            <text:p>0</text:p>
          </table:table-cell>
          <table:table-cell table:formula="oooc:=CEILING([.Q49];[$Configuration.$B$3])/[$Configuration.$B$3]" office:value-type="float" office:value="0">
            <text:p>0</text:p>
          </table:table-cell>
          <table:table-cell table:formula="oooc:=IF(AND([$Configuration.$B$27];[.L49];[.K49]&gt;0);[$Configuration.$B$22]+[.K49];0)" office:value-type="float" office:value="0">
            <text:p>0</text:p>
          </table:table-cell>
          <table:table-cell table:formula="oooc:=CEILING([.S49];[$Configuration.$B$3])/[$Configuration.$B$3]" office:value-type="float" office:value="0">
            <text:p>0</text:p>
          </table:table-cell>
          <table:table-cell office:value-type="string">
            <text:p>1 sblk + 1 byte</text:p>
          </table:table-cell>
        </table:table-row>
        <table:table-row table:style-name="ro2">
          <table:table-cell table:formula="oooc:=[.A49]+1" office:value-type="float" office:value="39">
            <text:p>3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50]+[.E5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([$Configuration.$B$3]*[$Configuration.$B$4])-[$Configuration.$B$19]+[.G50]-[.K50]" office:value-type="float" office:value="442">
            <text:p>442</text:p>
          </table:table-cell>
          <table:table-cell table:formula="oooc:=[.H50]" office:value-type="float" office:value="442">
            <text:p>442</text:p>
          </table:table-cell>
          <table:table-cell office:value-type="float" office:value="26">
            <text:p>26</text:p>
          </table:table-cell>
          <table:table-cell table:formula="oooc:=[.J50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0];0;[.I50])+[.K50]+[$Configuration.$B$19]" office:value-type="float" office:value="512">
            <text:p>512</text:p>
          </table:table-cell>
          <table:table-cell table:formula="oooc:=CEILING([.O50];[$Configuration.$B$3])/[$Configuration.$B$3]" office:value-type="float" office:value="4">
            <text:p>4</text:p>
          </table:table-cell>
          <table:table-cell table:formula="oooc:=IF([.L50];IF([.K50]&gt;0;[$Configuration.$B$21]+[.K50];[$Configuration.$B$20]);0)" office:value-type="float" office:value="0">
            <text:p>0</text:p>
          </table:table-cell>
          <table:table-cell table:formula="oooc:=CEILING([.Q50];[$Configuration.$B$3])/[$Configuration.$B$3]" office:value-type="float" office:value="0">
            <text:p>0</text:p>
          </table:table-cell>
          <table:table-cell table:formula="oooc:=IF(AND([$Configuration.$B$27];[.L50];[.K50]&gt;0);[$Configuration.$B$22]+[.K50];0)" office:value-type="float" office:value="0">
            <text:p>0</text:p>
          </table:table-cell>
          <table:table-cell table:formula="oooc:=CEILING([.S50];[$Configuration.$B$3])/[$Configuration.$B$3]" office:value-type="float" office:value="0">
            <text:p>0</text:p>
          </table:table-cell>
          <table:table-cell office:value-type="string">
            <text:p>1 sblk exact fit [txn]</text:p>
          </table:table-cell>
        </table:table-row>
        <table:table-row table:style-name="ro2">
          <table:table-cell table:formula="oooc:=[.A50]+1" office:value-type="float" office:value="40">
            <text:p>4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51]+[.E5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([$Configuration.$B$3]*[$Configuration.$B$4])-[$Configuration.$B$19]+[.G51]-[.K51]" office:value-type="float" office:value="443">
            <text:p>443</text:p>
          </table:table-cell>
          <table:table-cell table:formula="oooc:=[.H51]" office:value-type="float" office:value="443">
            <text:p>443</text:p>
          </table:table-cell>
          <table:table-cell office:value-type="float" office:value="26">
            <text:p>26</text:p>
          </table:table-cell>
          <table:table-cell table:formula="oooc:=[.J51]" office:value-type="float" office:value="26">
            <text:p>2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1];0;[.I51])+[.K51]+[$Configuration.$B$19]" office:value-type="float" office:value="513">
            <text:p>513</text:p>
          </table:table-cell>
          <table:table-cell table:formula="oooc:=CEILING([.O51];[$Configuration.$B$3])/[$Configuration.$B$3]" office:value-type="float" office:value="5">
            <text:p>5</text:p>
          </table:table-cell>
          <table:table-cell table:formula="oooc:=IF([.L51];IF([.K51]&gt;0;[$Configuration.$B$21]+[.K51];[$Configuration.$B$20]);0)" office:value-type="float" office:value="0">
            <text:p>0</text:p>
          </table:table-cell>
          <table:table-cell table:formula="oooc:=CEILING([.Q51];[$Configuration.$B$3])/[$Configuration.$B$3]" office:value-type="float" office:value="0">
            <text:p>0</text:p>
          </table:table-cell>
          <table:table-cell table:formula="oooc:=IF(AND([$Configuration.$B$27];[.L51];[.K51]&gt;0);[$Configuration.$B$22]+[.K51];0)" office:value-type="float" office:value="0">
            <text:p>0</text:p>
          </table:table-cell>
          <table:table-cell table:formula="oooc:=CEILING([.S51];[$Configuration.$B$3])/[$Configuration.$B$3]" office:value-type="float" office:value="0">
            <text:p>0</text:p>
          </table:table-cell>
          <table:table-cell office:value-type="string">
            <text:p>1 sblk + 1 byte [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Transition from first page to second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51]+1" office:value-type="float" office:value="41">
            <text:p>4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4]+[.E54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4])-[$Configuration.$B$19]+[.G54]-[.K54]-([.R54]*[$Configuration.$B$3])-([.T54]*[$Configuration.$B$3])" office:value-type="float" office:value="4052">
            <text:p>4052</text:p>
          </table:table-cell>
          <table:table-cell table:formula="oooc:=[.H54]" office:value-type="float" office:value="4052">
            <text:p>4052</text:p>
          </table:table-cell>
          <table:table-cell office:value-type="float" office:value="0">
            <text:p>0</text:p>
          </table:table-cell>
          <table:table-cell table:formula="oooc:=[.J5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4];0;[.I54])+[.K54]+[$Configuration.$B$19]" office:value-type="float" office:value="4096">
            <text:p>4096</text:p>
          </table:table-cell>
          <table:table-cell table:formula="oooc:=CEILING([.O54];[$Configuration.$B$3])/[$Configuration.$B$3]" office:value-type="float" office:value="32">
            <text:p>32</text:p>
          </table:table-cell>
          <table:table-cell table:formula="oooc:=IF([.L54];IF([.K54]&gt;0;[$Configuration.$B$21]+[.K54];[$Configuration.$B$20]);0)" office:value-type="float" office:value="0">
            <text:p>0</text:p>
          </table:table-cell>
          <table:table-cell table:formula="oooc:=CEILING([.Q54];[$Configuration.$B$3])/[$Configuration.$B$3]" office:value-type="float" office:value="0">
            <text:p>0</text:p>
          </table:table-cell>
          <table:table-cell table:formula="oooc:=IF(AND([$Configuration.$B$27];[.L54];[.K54]&gt;0);[$Configuration.$B$22]+[.K54];0)" office:value-type="float" office:value="0">
            <text:p>0</text:p>
          </table:table-cell>
          <table:table-cell table:formula="oooc:=CEILING([.S54];[$Configuration.$B$3])/[$Configuration.$B$3]" office:value-type="float" office:value="0">
            <text:p>0</text:p>
          </table:table-cell>
          <table:table-cell office:value-type="string">
            <text:p>1/8 page</text:p>
          </table:table-cell>
        </table:table-row>
        <table:table-row table:style-name="ro2">
          <table:table-cell table:formula="oooc:=[.A54]+1" office:value-type="float" office:value="42">
            <text:p>4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55]+[.E55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5])-[$Configuration.$B$19]+[.G55]-[.K55]-([.R55]*[$Configuration.$B$3])-([.T55]*[$Configuration.$B$3])" office:value-type="float" office:value="4052">
            <text:p>4052</text:p>
          </table:table-cell>
          <table:table-cell table:formula="oooc:=[.H55]" office:value-type="float" office:value="4052">
            <text:p>4052</text:p>
          </table:table-cell>
          <table:table-cell office:value-type="float" office:value="0">
            <text:p>0</text:p>
          </table:table-cell>
          <table:table-cell table:formula="oooc:=[.J5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5];0;[.I55])+[.K55]+[$Configuration.$B$19]" office:value-type="float" office:value="4096">
            <text:p>4096</text:p>
          </table:table-cell>
          <table:table-cell table:formula="oooc:=CEILING([.O55];[$Configuration.$B$3])/[$Configuration.$B$3]" office:value-type="float" office:value="32">
            <text:p>32</text:p>
          </table:table-cell>
          <table:table-cell table:formula="oooc:=IF([.L55];IF([.K55]&gt;0;[$Configuration.$B$21]+[.K55];[$Configuration.$B$20]);0)" office:value-type="float" office:value="0">
            <text:p>0</text:p>
          </table:table-cell>
          <table:table-cell table:formula="oooc:=CEILING([.Q55];[$Configuration.$B$3])/[$Configuration.$B$3]" office:value-type="float" office:value="0">
            <text:p>0</text:p>
          </table:table-cell>
          <table:table-cell table:formula="oooc:=IF(AND([$Configuration.$B$27];[.L55];[.K55]&gt;0);[$Configuration.$B$22]+[.K55];0)" office:value-type="float" office:value="0">
            <text:p>0</text:p>
          </table:table-cell>
          <table:table-cell table:formula="oooc:=CEILING([.S55];[$Configuration.$B$3])/[$Configuration.$B$3]" office:value-type="float" office:value="0">
            <text:p>0</text:p>
          </table:table-cell>
          <table:table-cell office:value-type="string">
            <text:p>1/8 page</text:p>
          </table:table-cell>
        </table:table-row>
        <table:table-row table:style-name="ro2">
          <table:table-cell table:formula="oooc:=[.A55]+1" office:value-type="float" office:value="43">
            <text:p>4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6]+[.E5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56])-[$Configuration.$B$19]+[.G56]-[.K56]-([.R56]*[$Configuration.$B$3])-([.T56]*[$Configuration.$B$3])" office:value-type="float" office:value="4053">
            <text:p>4053</text:p>
          </table:table-cell>
          <table:table-cell table:formula="oooc:=[.H56]" office:value-type="float" office:value="4053">
            <text:p>4053</text:p>
          </table:table-cell>
          <table:table-cell office:value-type="float" office:value="0">
            <text:p>0</text:p>
          </table:table-cell>
          <table:table-cell table:formula="oooc:=[.J5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6];0;[.I56])+[.K56]+[$Configuration.$B$19]" office:value-type="float" office:value="4097">
            <text:p>4097</text:p>
          </table:table-cell>
          <table:table-cell table:formula="oooc:=CEILING([.O56];[$Configuration.$B$3])/[$Configuration.$B$3]" office:value-type="float" office:value="33">
            <text:p>33</text:p>
          </table:table-cell>
          <table:table-cell table:formula="oooc:=IF([.L56];IF([.K56]&gt;0;[$Configuration.$B$21]+[.K56];[$Configuration.$B$20]);0)" office:value-type="float" office:value="0">
            <text:p>0</text:p>
          </table:table-cell>
          <table:table-cell table:formula="oooc:=CEILING([.Q56];[$Configuration.$B$3])/[$Configuration.$B$3]" office:value-type="float" office:value="0">
            <text:p>0</text:p>
          </table:table-cell>
          <table:table-cell table:formula="oooc:=IF(AND([$Configuration.$B$27];[.L56];[.K56]&gt;0);[$Configuration.$B$22]+[.K56];0)" office:value-type="float" office:value="0">
            <text:p>0</text:p>
          </table:table-cell>
          <table:table-cell table:formula="oooc:=CEILING([.S56];[$Configuration.$B$3])/[$Configuration.$B$3]" office:value-type="float" office:value="0">
            <text:p>0</text:p>
          </table:table-cell>
          <table:table-cell office:value-type="string">
            <text:p>1/8 page + 1 byte</text:p>
          </table:table-cell>
        </table:table-row>
        <table:table-row table:style-name="ro2">
          <table:table-cell table:formula="oooc:=[.A56]+1" office:value-type="float" office:value="44">
            <text:p>4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7]+[.E57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7])-[$Configuration.$B$19]+[.G57]-[.K57]-([.R57]*[$Configuration.$B$3])-([.T57]*[$Configuration.$B$3])" office:value-type="float" office:value="3796">
            <text:p>3796</text:p>
          </table:table-cell>
          <table:table-cell table:formula="oooc:=[.H57]" office:value-type="float" office:value="3796">
            <text:p>3796</text:p>
          </table:table-cell>
          <table:table-cell office:value-type="float" office:value="256">
            <text:p>256</text:p>
          </table:table-cell>
          <table:table-cell table:formula="oooc:=[.J5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7];0;[.I57])+[.K57]+[$Configuration.$B$19]" office:value-type="float" office:value="4096">
            <text:p>4096</text:p>
          </table:table-cell>
          <table:table-cell table:formula="oooc:=CEILING([.O57];[$Configuration.$B$3])/[$Configuration.$B$3]" office:value-type="float" office:value="32">
            <text:p>32</text:p>
          </table:table-cell>
          <table:table-cell table:formula="oooc:=IF([.L57];IF([.K57]&gt;0;[$Configuration.$B$21]+[.K57];[$Configuration.$B$20]);0)" office:value-type="float" office:value="0">
            <text:p>0</text:p>
          </table:table-cell>
          <table:table-cell table:formula="oooc:=CEILING([.Q57];[$Configuration.$B$3])/[$Configuration.$B$3]" office:value-type="float" office:value="0">
            <text:p>0</text:p>
          </table:table-cell>
          <table:table-cell table:formula="oooc:=IF(AND([$Configuration.$B$27];[.L57];[.K57]&gt;0);[$Configuration.$B$22]+[.K57];0)" office:value-type="float" office:value="0">
            <text:p>0</text:p>
          </table:table-cell>
          <table:table-cell table:formula="oooc:=CEILING([.S57];[$Configuration.$B$3])/[$Configuration.$B$3]" office:value-type="float" office:value="0">
            <text:p>0</text:p>
          </table:table-cell>
          <table:table-cell office:value-type="string">
            <text:p>1/8 page [txn]</text:p>
          </table:table-cell>
        </table:table-row>
        <table:table-row table:style-name="ro2">
          <table:table-cell table:formula="oooc:=[.A57]+1" office:value-type="float" office:value="45">
            <text:p>4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58]+[.E58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58])-[$Configuration.$B$19]+[.G58]-[.K58]-([.R58]*[$Configuration.$B$3])-([.T58]*[$Configuration.$B$3])" office:value-type="float" office:value="3796">
            <text:p>3796</text:p>
          </table:table-cell>
          <table:table-cell table:formula="oooc:=[.H58]" office:value-type="float" office:value="3796">
            <text:p>3796</text:p>
          </table:table-cell>
          <table:table-cell office:value-type="float" office:value="256">
            <text:p>256</text:p>
          </table:table-cell>
          <table:table-cell table:formula="oooc:=[.J5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8];0;[.I58])+[.K58]+[$Configuration.$B$19]" office:value-type="float" office:value="4096">
            <text:p>4096</text:p>
          </table:table-cell>
          <table:table-cell table:formula="oooc:=CEILING([.O58];[$Configuration.$B$3])/[$Configuration.$B$3]" office:value-type="float" office:value="32">
            <text:p>32</text:p>
          </table:table-cell>
          <table:table-cell table:formula="oooc:=IF([.L58];IF([.K58]&gt;0;[$Configuration.$B$21]+[.K58];[$Configuration.$B$20]);0)" office:value-type="float" office:value="0">
            <text:p>0</text:p>
          </table:table-cell>
          <table:table-cell table:formula="oooc:=CEILING([.Q58];[$Configuration.$B$3])/[$Configuration.$B$3]" office:value-type="float" office:value="0">
            <text:p>0</text:p>
          </table:table-cell>
          <table:table-cell table:formula="oooc:=IF(AND([$Configuration.$B$27];[.L58];[.K58]&gt;0);[$Configuration.$B$22]+[.K58];0)" office:value-type="float" office:value="0">
            <text:p>0</text:p>
          </table:table-cell>
          <table:table-cell table:formula="oooc:=CEILING([.S58];[$Configuration.$B$3])/[$Configuration.$B$3]" office:value-type="float" office:value="0">
            <text:p>0</text:p>
          </table:table-cell>
          <table:table-cell office:value-type="string">
            <text:p>1/8 page [txn]</text:p>
          </table:table-cell>
        </table:table-row>
        <table:table-row table:style-name="ro2">
          <table:table-cell table:formula="oooc:=[.A58]+1" office:value-type="float" office:value="46">
            <text:p>4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59]+[.E59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59])-[$Configuration.$B$19]+[.G59]-[.K59]-([.R59]*[$Configuration.$B$3])-([.T59]*[$Configuration.$B$3])" office:value-type="float" office:value="3797">
            <text:p>3797</text:p>
          </table:table-cell>
          <table:table-cell table:formula="oooc:=[.H59]" office:value-type="float" office:value="3797">
            <text:p>3797</text:p>
          </table:table-cell>
          <table:table-cell office:value-type="float" office:value="256">
            <text:p>256</text:p>
          </table:table-cell>
          <table:table-cell table:formula="oooc:=[.J5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59];0;[.I59])+[.K59]+[$Configuration.$B$19]" office:value-type="float" office:value="4097">
            <text:p>4097</text:p>
          </table:table-cell>
          <table:table-cell table:formula="oooc:=CEILING([.O59];[$Configuration.$B$3])/[$Configuration.$B$3]" office:value-type="float" office:value="33">
            <text:p>33</text:p>
          </table:table-cell>
          <table:table-cell table:formula="oooc:=IF([.L59];IF([.K59]&gt;0;[$Configuration.$B$21]+[.K59];[$Configuration.$B$20]);0)" office:value-type="float" office:value="0">
            <text:p>0</text:p>
          </table:table-cell>
          <table:table-cell table:formula="oooc:=CEILING([.Q59];[$Configuration.$B$3])/[$Configuration.$B$3]" office:value-type="float" office:value="0">
            <text:p>0</text:p>
          </table:table-cell>
          <table:table-cell table:formula="oooc:=IF(AND([$Configuration.$B$27];[.L59];[.K59]&gt;0);[$Configuration.$B$22]+[.K59];0)" office:value-type="float" office:value="0">
            <text:p>0</text:p>
          </table:table-cell>
          <table:table-cell table:formula="oooc:=CEILING([.S59];[$Configuration.$B$3])/[$Configuration.$B$3]" office:value-type="float" office:value="0">
            <text:p>0</text:p>
          </table:table-cell>
          <table:table-cell office:value-type="string">
            <text:p>1/8 page + 1 byte [txn]</text:p>
          </table:table-cell>
        </table:table-row>
        <table:table-row table:style-name="ro2">
          <table:table-cell table:formula="oooc:=[.A59]+1" office:value-type="float" office:value="47">
            <text:p>4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0]+[.E60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0])-[$Configuration.$B$19]+[.G60]-[.K60]-([.R60]*[$Configuration.$B$3])-([.T60]*[$Configuration.$B$3])" office:value-type="float" office:value="3924">
            <text:p>3924</text:p>
          </table:table-cell>
          <table:table-cell table:formula="oooc:=[.H60]" office:value-type="float" office:value="3924">
            <text:p>3924</text:p>
          </table:table-cell>
          <table:table-cell office:value-type="float" office:value="0">
            <text:p>0</text:p>
          </table:table-cell>
          <table:table-cell table:formula="oooc:=[.J60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0];0;[.I60])+[.K60]+[$Configuration.$B$19]" office:value-type="float" office:value="3968">
            <text:p>3968</text:p>
          </table:table-cell>
          <table:table-cell table:formula="oooc:=CEILING([.O60];[$Configuration.$B$3])/[$Configuration.$B$3]" office:value-type="float" office:value="31">
            <text:p>31</text:p>
          </table:table-cell>
          <table:table-cell table:formula="oooc:=IF([.L60];IF([.K60]&gt;0;[$Configuration.$B$21]+[.K60];[$Configuration.$B$20]);0)" office:value-type="float" office:value="32">
            <text:p>32</text:p>
          </table:table-cell>
          <table:table-cell table:formula="oooc:=CEILING([.Q60];[$Configuration.$B$3])/[$Configuration.$B$3]" office:value-type="float" office:value="1">
            <text:p>1</text:p>
          </table:table-cell>
          <table:table-cell table:formula="oooc:=IF(AND([$Configuration.$B$27];[.L60];[.K60]&gt;0);[$Configuration.$B$22]+[.K60];0)" office:value-type="float" office:value="0">
            <text:p>0</text:p>
          </table:table-cell>
          <table:table-cell table:formula="oooc:=CEILING([.S60];[$Configuration.$B$3])/[$Configuration.$B$3]" office:value-type="float" office:value="0">
            <text:p>0</text:p>
          </table:table-cell>
          <table:table-cell office:value-type="string">
            <text:p>1/8 page incl deq [deq]</text:p>
          </table:table-cell>
        </table:table-row>
        <table:table-row table:style-name="ro2">
          <table:table-cell table:formula="oooc:=[.A60]+1" office:value-type="float" office:value="48">
            <text:p>4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61]+[.E61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1])-[$Configuration.$B$19]+[.G61]-[.K61]-([.R61]*[$Configuration.$B$3])-([.T61]*[$Configuration.$B$3])" office:value-type="float" office:value="3924">
            <text:p>3924</text:p>
          </table:table-cell>
          <table:table-cell table:formula="oooc:=[.H61]" office:value-type="float" office:value="3924">
            <text:p>3924</text:p>
          </table:table-cell>
          <table:table-cell office:value-type="float" office:value="0">
            <text:p>0</text:p>
          </table:table-cell>
          <table:table-cell table:formula="oooc:=[.J61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1];0;[.I61])+[.K61]+[$Configuration.$B$19]" office:value-type="float" office:value="3968">
            <text:p>3968</text:p>
          </table:table-cell>
          <table:table-cell table:formula="oooc:=CEILING([.O61];[$Configuration.$B$3])/[$Configuration.$B$3]" office:value-type="float" office:value="31">
            <text:p>31</text:p>
          </table:table-cell>
          <table:table-cell table:formula="oooc:=IF([.L61];IF([.K61]&gt;0;[$Configuration.$B$21]+[.K61];[$Configuration.$B$20]);0)" office:value-type="float" office:value="32">
            <text:p>32</text:p>
          </table:table-cell>
          <table:table-cell table:formula="oooc:=CEILING([.Q61];[$Configuration.$B$3])/[$Configuration.$B$3]" office:value-type="float" office:value="1">
            <text:p>1</text:p>
          </table:table-cell>
          <table:table-cell table:formula="oooc:=IF(AND([$Configuration.$B$27];[.L61];[.K61]&gt;0);[$Configuration.$B$22]+[.K61];0)" office:value-type="float" office:value="0">
            <text:p>0</text:p>
          </table:table-cell>
          <table:table-cell table:formula="oooc:=CEILING([.S61];[$Configuration.$B$3])/[$Configuration.$B$3]" office:value-type="float" office:value="0">
            <text:p>0</text:p>
          </table:table-cell>
          <table:table-cell office:value-type="string">
            <text:p>1/8 page incl deq [deq]</text:p>
          </table:table-cell>
        </table:table-row>
        <table:table-row table:style-name="ro2">
          <table:table-cell table:formula="oooc:=[.A61]+1" office:value-type="float" office:value="49">
            <text:p>4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2]+[.E6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62])-[$Configuration.$B$19]+[.G62]-[.K62]-([.R62]*[$Configuration.$B$3])-([.T62]*[$Configuration.$B$3])" office:value-type="float" office:value="3925">
            <text:p>3925</text:p>
          </table:table-cell>
          <table:table-cell table:formula="oooc:=[.H62]" office:value-type="float" office:value="3925">
            <text:p>3925</text:p>
          </table:table-cell>
          <table:table-cell office:value-type="float" office:value="0">
            <text:p>0</text:p>
          </table:table-cell>
          <table:table-cell table:formula="oooc:=[.J6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2];0;[.I62])+[.K62]+[$Configuration.$B$19]" office:value-type="float" office:value="3969">
            <text:p>3969</text:p>
          </table:table-cell>
          <table:table-cell table:formula="oooc:=CEILING([.O62];[$Configuration.$B$3])/[$Configuration.$B$3]" office:value-type="float" office:value="32">
            <text:p>32</text:p>
          </table:table-cell>
          <table:table-cell table:formula="oooc:=IF([.L62];IF([.K62]&gt;0;[$Configuration.$B$21]+[.K62];[$Configuration.$B$20]);0)" office:value-type="float" office:value="32">
            <text:p>32</text:p>
          </table:table-cell>
          <table:table-cell table:formula="oooc:=CEILING([.Q62];[$Configuration.$B$3])/[$Configuration.$B$3]" office:value-type="float" office:value="1">
            <text:p>1</text:p>
          </table:table-cell>
          <table:table-cell table:formula="oooc:=IF(AND([$Configuration.$B$27];[.L62];[.K62]&gt;0);[$Configuration.$B$22]+[.K62];0)" office:value-type="float" office:value="0">
            <text:p>0</text:p>
          </table:table-cell>
          <table:table-cell table:formula="oooc:=CEILING([.S62];[$Configuration.$B$3])/[$Configuration.$B$3]" office:value-type="float" office:value="0">
            <text:p>0</text:p>
          </table:table-cell>
          <table:table-cell office:value-type="string">
            <text:p>1/8 page incl deq + 1 byte [deq]</text:p>
          </table:table-cell>
        </table:table-row>
        <table:table-row table:style-name="ro2">
          <table:table-cell table:formula="oooc:=[.A62]+1" office:value-type="float" office:value="50">
            <text:p>5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3]+[.E63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3])-[$Configuration.$B$19]+[.G63]-[.K63]-([.R63]*[$Configuration.$B$3])-([.T63]*[$Configuration.$B$3])" office:value-type="float" office:value="3028">
            <text:p>3028</text:p>
          </table:table-cell>
          <table:table-cell table:formula="oooc:=[.H63]" office:value-type="float" office:value="3028">
            <text:p>3028</text:p>
          </table:table-cell>
          <table:table-cell office:value-type="float" office:value="256">
            <text:p>256</text:p>
          </table:table-cell>
          <table:table-cell table:formula="oooc:=[.J63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3];0;[.I63])+[.K63]+[$Configuration.$B$19]" office:value-type="float" office:value="3328">
            <text:p>3328</text:p>
          </table:table-cell>
          <table:table-cell table:formula="oooc:=CEILING([.O63];[$Configuration.$B$3])/[$Configuration.$B$3]" office:value-type="float" office:value="26">
            <text:p>26</text:p>
          </table:table-cell>
          <table:table-cell table:formula="oooc:=IF([.L63];IF([.K63]&gt;0;[$Configuration.$B$21]+[.K63];[$Configuration.$B$20]);0)" office:value-type="float" office:value="300">
            <text:p>300</text:p>
          </table:table-cell>
          <table:table-cell table:formula="oooc:=CEILING([.Q63];[$Configuration.$B$3])/[$Configuration.$B$3]" office:value-type="float" office:value="3">
            <text:p>3</text:p>
          </table:table-cell>
          <table:table-cell table:formula="oooc:=IF(AND([$Configuration.$B$27];[.L63];[.K63]&gt;0);[$Configuration.$B$22]+[.K63];0)" office:value-type="float" office:value="292">
            <text:p>292</text:p>
          </table:table-cell>
          <table:table-cell table:formula="oooc:=CEILING([.S63];[$Configuration.$B$3])/[$Configuration.$B$3]" office:value-type="float" office:value="3">
            <text:p>3</text:p>
          </table:table-cell>
          <table:table-cell office:value-type="string">
            <text:p>1/8 page incl deq &amp; txn [deq txn]</text:p>
          </table:table-cell>
        </table:table-row>
        <table:table-row table:style-name="ro2">
          <table:table-cell table:formula="oooc:=[.A63]+1" office:value-type="float" office:value="51">
            <text:p>5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D64]+[.E64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([$Configuration.$B$3]*[$Configuration.$B$4]*[$Configuration.$B$11]/[.D64])-[$Configuration.$B$19]+[.G64]-[.K64]-([.R64]*[$Configuration.$B$3])-([.T64]*[$Configuration.$B$3])" office:value-type="float" office:value="3028">
            <text:p>3028</text:p>
          </table:table-cell>
          <table:table-cell table:formula="oooc:=[.H64]" office:value-type="float" office:value="3028">
            <text:p>3028</text:p>
          </table:table-cell>
          <table:table-cell office:value-type="float" office:value="256">
            <text:p>256</text:p>
          </table:table-cell>
          <table:table-cell table:formula="oooc:=[.J64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4];0;[.I64])+[.K64]+[$Configuration.$B$19]" office:value-type="float" office:value="3328">
            <text:p>3328</text:p>
          </table:table-cell>
          <table:table-cell table:formula="oooc:=CEILING([.O64];[$Configuration.$B$3])/[$Configuration.$B$3]" office:value-type="float" office:value="26">
            <text:p>26</text:p>
          </table:table-cell>
          <table:table-cell table:formula="oooc:=IF([.L64];IF([.K64]&gt;0;[$Configuration.$B$21]+[.K64];[$Configuration.$B$20]);0)" office:value-type="float" office:value="300">
            <text:p>300</text:p>
          </table:table-cell>
          <table:table-cell table:formula="oooc:=CEILING([.Q64];[$Configuration.$B$3])/[$Configuration.$B$3]" office:value-type="float" office:value="3">
            <text:p>3</text:p>
          </table:table-cell>
          <table:table-cell table:formula="oooc:=IF(AND([$Configuration.$B$27];[.L64];[.K64]&gt;0);[$Configuration.$B$22]+[.K64];0)" office:value-type="float" office:value="292">
            <text:p>292</text:p>
          </table:table-cell>
          <table:table-cell table:formula="oooc:=CEILING([.S64];[$Configuration.$B$3])/[$Configuration.$B$3]" office:value-type="float" office:value="3">
            <text:p>3</text:p>
          </table:table-cell>
          <table:table-cell office:value-type="string">
            <text:p>1/8 page incl deq &amp; txn [deq txn]</text:p>
          </table:table-cell>
        </table:table-row>
        <table:table-row table:style-name="ro2">
          <table:table-cell table:formula="oooc:=[.A64]+1" office:value-type="float" office:value="52">
            <text:p>5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65]+[.E6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([$Configuration.$B$3]*[$Configuration.$B$4]*[$Configuration.$B$11]/[.D65])-[$Configuration.$B$19]+[.G65]-[.K65]-([.R65]*[$Configuration.$B$3])-([.T65]*[$Configuration.$B$3])" office:value-type="float" office:value="3029">
            <text:p>3029</text:p>
          </table:table-cell>
          <table:table-cell table:formula="oooc:=[.H65]" office:value-type="float" office:value="3029">
            <text:p>3029</text:p>
          </table:table-cell>
          <table:table-cell office:value-type="float" office:value="256">
            <text:p>256</text:p>
          </table:table-cell>
          <table:table-cell table:formula="oooc:=[.J65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65];0;[.I65])+[.K65]+[$Configuration.$B$19]" office:value-type="float" office:value="3329">
            <text:p>3329</text:p>
          </table:table-cell>
          <table:table-cell table:formula="oooc:=CEILING([.O65];[$Configuration.$B$3])/[$Configuration.$B$3]" office:value-type="float" office:value="27">
            <text:p>27</text:p>
          </table:table-cell>
          <table:table-cell table:formula="oooc:=IF([.L65];IF([.K65]&gt;0;[$Configuration.$B$21]+[.K65];[$Configuration.$B$20]);0)" office:value-type="float" office:value="300">
            <text:p>300</text:p>
          </table:table-cell>
          <table:table-cell table:formula="oooc:=CEILING([.Q65];[$Configuration.$B$3])/[$Configuration.$B$3]" office:value-type="float" office:value="3">
            <text:p>3</text:p>
          </table:table-cell>
          <table:table-cell table:formula="oooc:=IF(AND([$Configuration.$B$27];[.L65];[.K65]&gt;0);[$Configuration.$B$22]+[.K65];0)" office:value-type="float" office:value="292">
            <text:p>292</text:p>
          </table:table-cell>
          <table:table-cell table:formula="oooc:=CEILING([.S65];[$Configuration.$B$3])/[$Configuration.$B$3]" office:value-type="float" office:value="3">
            <text:p>3</text:p>
          </table:table-cell>
          <table:table-cell office:value-type="string">
            <text:p>1/8 page incl deq &amp; txn + 1 byte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Page cache rollover (from page 32 back to page 0)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65]+1" office:value-type="float" office:value="53">
            <text:p>5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68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68]+[.E68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68]*[$Configuration.$B$3]*[$Configuration.$B$4]*[$Configuration.$B$11])-[$Configuration.$B$19]+[.G68]-[.K68]-([.R68]*[$Configuration.$B$3])-([.T68]*[$Configuration.$B$3])" office:value-type="float" office:value="32724">
            <text:p>32724</text:p>
          </table:table-cell>
          <table:table-cell table:formula="oooc:=[.H68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6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68];0;[.I68])+[.K68]+[$Configuration.$B$19]" office:value-type="float" office:value="32768">
            <text:p>32768</text:p>
          </table:table-cell>
          <table:table-cell table:formula="oooc:=CEILING([.O68];[$Configuration.$B$3])/[$Configuration.$B$3]" office:value-type="float" office:value="256">
            <text:p>256</text:p>
          </table:table-cell>
          <table:table-cell table:formula="oooc:=IF([.L68];IF([.K68]&gt;0;[$Configuration.$B$21]+[.K68];[$Configuration.$B$20]);0)" office:value-type="float" office:value="0">
            <text:p>0</text:p>
          </table:table-cell>
          <table:table-cell table:formula="oooc:=CEILING([.Q68];[$Configuration.$B$3])/[$Configuration.$B$3]" office:value-type="float" office:value="0">
            <text:p>0</text:p>
          </table:table-cell>
          <table:table-cell table:formula="oooc:=IF(AND([$Configuration.$B$27];[.L68];[.K68]&gt;0);[$Configuration.$B$22]+[.K68];0)" office:value-type="float" office:value="0">
            <text:p>0</text:p>
          </table:table-cell>
          <table:table-cell table:formula="oooc:=CEILING([.S68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68]+1" office:value-type="float" office:value="54">
            <text:p>5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69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69]+[.E69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69]*[$Configuration.$B$3]*[$Configuration.$B$4]*[$Configuration.$B$11])-[$Configuration.$B$19]+[.G69]-[.K69]-([.R69]*[$Configuration.$B$3])-([.T69]*[$Configuration.$B$3])" office:value-type="float" office:value="32724">
            <text:p>32724</text:p>
          </table:table-cell>
          <table:table-cell table:formula="oooc:=[.H69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6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69];0;[.I69])+[.K69]+[$Configuration.$B$19]" office:value-type="float" office:value="32768">
            <text:p>32768</text:p>
          </table:table-cell>
          <table:table-cell table:formula="oooc:=CEILING([.O69];[$Configuration.$B$3])/[$Configuration.$B$3]" office:value-type="float" office:value="256">
            <text:p>256</text:p>
          </table:table-cell>
          <table:table-cell table:formula="oooc:=IF([.L69];IF([.K69]&gt;0;[$Configuration.$B$21]+[.K69];[$Configuration.$B$20]);0)" office:value-type="float" office:value="0">
            <text:p>0</text:p>
          </table:table-cell>
          <table:table-cell table:formula="oooc:=CEILING([.Q69];[$Configuration.$B$3])/[$Configuration.$B$3]" office:value-type="float" office:value="0">
            <text:p>0</text:p>
          </table:table-cell>
          <table:table-cell table:formula="oooc:=IF(AND([$Configuration.$B$27];[.L69];[.K69]&gt;0);[$Configuration.$B$22]+[.K69];0)" office:value-type="float" office:value="0">
            <text:p>0</text:p>
          </table:table-cell>
          <table:table-cell table:formula="oooc:=CEILING([.S69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69]+1" office:value-type="float" office:value="55">
            <text:p>5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0]+[.E70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70]*[$Configuration.$B$3]*[$Configuration.$B$4]*[$Configuration.$B$11])-[$Configuration.$B$19]+[.G70]-[.K70]-([.R70]*[$Configuration.$B$3])-([.T70]*[$Configuration.$B$3])" office:value-type="float" office:value="32725">
            <text:p>32725</text:p>
          </table:table-cell>
          <table:table-cell table:formula="oooc:=[.H70]" office:value-type="float" office:value="32725">
            <text:p>32725</text:p>
          </table:table-cell>
          <table:table-cell office:value-type="float" office:value="0">
            <text:p>0</text:p>
          </table:table-cell>
          <table:table-cell table:formula="oooc:=[.J7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0];0;[.I70])+[.K70]+[$Configuration.$B$19]" office:value-type="float" office:value="32769">
            <text:p>32769</text:p>
          </table:table-cell>
          <table:table-cell table:formula="oooc:=CEILING([.O70];[$Configuration.$B$3])/[$Configuration.$B$3]" office:value-type="float" office:value="257">
            <text:p>257</text:p>
          </table:table-cell>
          <table:table-cell table:formula="oooc:=IF([.L70];IF([.K70]&gt;0;[$Configuration.$B$21]+[.K70];[$Configuration.$B$20]);0)" office:value-type="float" office:value="0">
            <text:p>0</text:p>
          </table:table-cell>
          <table:table-cell table:formula="oooc:=CEILING([.Q70];[$Configuration.$B$3])/[$Configuration.$B$3]" office:value-type="float" office:value="0">
            <text:p>0</text:p>
          </table:table-cell>
          <table:table-cell table:formula="oooc:=IF(AND([$Configuration.$B$27];[.L70];[.K70]&gt;0);[$Configuration.$B$22]+[.K70];0)" office:value-type="float" office:value="0">
            <text:p>0</text:p>
          </table:table-cell>
          <table:table-cell table:formula="oooc:=CEILING([.S70];[$Configuration.$B$3])/[$Configuration.$B$3]" office:value-type="float" office:value="0">
            <text:p>0</text:p>
          </table:table-cell>
          <table:table-cell office:value-type="string">
            <text:p>1 page + 1 byte</text:p>
          </table:table-cell>
        </table:table-row>
        <table:table-row table:style-name="ro2">
          <table:table-cell table:formula="oooc:=[.A70]+1" office:value-type="float" office:value="56">
            <text:p>56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71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71]+[.E71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71]*[$Configuration.$B$3]*[$Configuration.$B$4]*[$Configuration.$B$11])-[$Configuration.$B$19]+[.G71]-[.K71]-([.R71]*[$Configuration.$B$3])-([.T71]*[$Configuration.$B$3])" office:value-type="float" office:value="49108">
            <text:p>49108</text:p>
          </table:table-cell>
          <table:table-cell table:formula="oooc:=[.H71]" office:value-type="float" office:value="49108">
            <text:p>49108</text:p>
          </table:table-cell>
          <table:table-cell office:value-type="float" office:value="0">
            <text:p>0</text:p>
          </table:table-cell>
          <table:table-cell table:formula="oooc:=[.J7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1];0;[.I71])+[.K71]+[$Configuration.$B$19]" office:value-type="float" office:value="49152">
            <text:p>49152</text:p>
          </table:table-cell>
          <table:table-cell table:formula="oooc:=CEILING([.O71];[$Configuration.$B$3])/[$Configuration.$B$3]" office:value-type="float" office:value="384">
            <text:p>384</text:p>
          </table:table-cell>
          <table:table-cell table:formula="oooc:=IF([.L71];IF([.K71]&gt;0;[$Configuration.$B$21]+[.K71];[$Configuration.$B$20]);0)" office:value-type="float" office:value="0">
            <text:p>0</text:p>
          </table:table-cell>
          <table:table-cell table:formula="oooc:=CEILING([.Q71];[$Configuration.$B$3])/[$Configuration.$B$3]" office:value-type="float" office:value="0">
            <text:p>0</text:p>
          </table:table-cell>
          <table:table-cell table:formula="oooc:=IF(AND([$Configuration.$B$27];[.L71];[.K71]&gt;0);[$Configuration.$B$22]+[.K71];0)" office:value-type="float" office:value="0">
            <text:p>0</text:p>
          </table:table-cell>
          <table:table-cell table:formula="oooc:=CEILING([.S71];[$Configuration.$B$3])/[$Configuration.$B$3]" office:value-type="float" office:value="0">
            <text:p>0</text:p>
          </table:table-cell>
          <table:table-cell office:value-type="string">
            <text:p>1.5 pages</text:p>
          </table:table-cell>
        </table:table-row>
        <table:table-row table:style-name="ro2">
          <table:table-cell table:formula="oooc:=[.A71]+1" office:value-type="float" office:value="57">
            <text:p>5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2]+[.E72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72]*[$Configuration.$B$3]*[$Configuration.$B$4]*[$Configuration.$B$11])-[$Configuration.$B$19]+[.G72]-[.K72]-([.R72]*[$Configuration.$B$3])-([.T72]*[$Configuration.$B$3])" office:value-type="float" office:value="32468">
            <text:p>32468</text:p>
          </table:table-cell>
          <table:table-cell table:formula="oooc:=[.H72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7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2];0;[.I72])+[.K72]+[$Configuration.$B$19]" office:value-type="float" office:value="32768">
            <text:p>32768</text:p>
          </table:table-cell>
          <table:table-cell table:formula="oooc:=CEILING([.O72];[$Configuration.$B$3])/[$Configuration.$B$3]" office:value-type="float" office:value="256">
            <text:p>256</text:p>
          </table:table-cell>
          <table:table-cell table:formula="oooc:=IF([.L72];IF([.K72]&gt;0;[$Configuration.$B$21]+[.K72];[$Configuration.$B$20]);0)" office:value-type="float" office:value="0">
            <text:p>0</text:p>
          </table:table-cell>
          <table:table-cell table:formula="oooc:=CEILING([.Q72];[$Configuration.$B$3])/[$Configuration.$B$3]" office:value-type="float" office:value="0">
            <text:p>0</text:p>
          </table:table-cell>
          <table:table-cell table:formula="oooc:=IF(AND([$Configuration.$B$27];[.L72];[.K72]&gt;0);[$Configuration.$B$22]+[.K72];0)" office:value-type="float" office:value="0">
            <text:p>0</text:p>
          </table:table-cell>
          <table:table-cell table:formula="oooc:=CEILING([.S72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72]+1" office:value-type="float" office:value="58">
            <text:p>5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3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73]+[.E73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73]*[$Configuration.$B$3]*[$Configuration.$B$4]*[$Configuration.$B$11])-[$Configuration.$B$19]+[.G73]-[.K73]-([.R73]*[$Configuration.$B$3])-([.T73]*[$Configuration.$B$3])" office:value-type="float" office:value="32468">
            <text:p>32468</text:p>
          </table:table-cell>
          <table:table-cell table:formula="oooc:=[.H73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7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3];0;[.I73])+[.K73]+[$Configuration.$B$19]" office:value-type="float" office:value="32768">
            <text:p>32768</text:p>
          </table:table-cell>
          <table:table-cell table:formula="oooc:=CEILING([.O73];[$Configuration.$B$3])/[$Configuration.$B$3]" office:value-type="float" office:value="256">
            <text:p>256</text:p>
          </table:table-cell>
          <table:table-cell table:formula="oooc:=IF([.L73];IF([.K73]&gt;0;[$Configuration.$B$21]+[.K73];[$Configuration.$B$20]);0)" office:value-type="float" office:value="0">
            <text:p>0</text:p>
          </table:table-cell>
          <table:table-cell table:formula="oooc:=CEILING([.Q73];[$Configuration.$B$3])/[$Configuration.$B$3]" office:value-type="float" office:value="0">
            <text:p>0</text:p>
          </table:table-cell>
          <table:table-cell table:formula="oooc:=IF(AND([$Configuration.$B$27];[.L73];[.K73]&gt;0);[$Configuration.$B$22]+[.K73];0)" office:value-type="float" office:value="0">
            <text:p>0</text:p>
          </table:table-cell>
          <table:table-cell table:formula="oooc:=CEILING([.S73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73]+1" office:value-type="float" office:value="59">
            <text:p>5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4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4]+[.E74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74]*[$Configuration.$B$3]*[$Configuration.$B$4]*[$Configuration.$B$11])-[$Configuration.$B$19]+[.G74]-[.K74]-([.R74]*[$Configuration.$B$3])-([.T74]*[$Configuration.$B$3])" office:value-type="float" office:value="32469">
            <text:p>32469</text:p>
          </table:table-cell>
          <table:table-cell table:formula="oooc:=[.H74]" office:value-type="float" office:value="32469">
            <text:p>32469</text:p>
          </table:table-cell>
          <table:table-cell office:value-type="float" office:value="256">
            <text:p>256</text:p>
          </table:table-cell>
          <table:table-cell table:formula="oooc:=[.J7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4];0;[.I74])+[.K74]+[$Configuration.$B$19]" office:value-type="float" office:value="32769">
            <text:p>32769</text:p>
          </table:table-cell>
          <table:table-cell table:formula="oooc:=CEILING([.O74];[$Configuration.$B$3])/[$Configuration.$B$3]" office:value-type="float" office:value="257">
            <text:p>257</text:p>
          </table:table-cell>
          <table:table-cell table:formula="oooc:=IF([.L74];IF([.K74]&gt;0;[$Configuration.$B$21]+[.K74];[$Configuration.$B$20]);0)" office:value-type="float" office:value="0">
            <text:p>0</text:p>
          </table:table-cell>
          <table:table-cell table:formula="oooc:=CEILING([.Q74];[$Configuration.$B$3])/[$Configuration.$B$3]" office:value-type="float" office:value="0">
            <text:p>0</text:p>
          </table:table-cell>
          <table:table-cell table:formula="oooc:=IF(AND([$Configuration.$B$27];[.L74];[.K74]&gt;0);[$Configuration.$B$22]+[.K74];0)" office:value-type="float" office:value="0">
            <text:p>0</text:p>
          </table:table-cell>
          <table:table-cell table:formula="oooc:=CEILING([.S74];[$Configuration.$B$3])/[$Configuration.$B$3]" office:value-type="float" office:value="0">
            <text:p>0</text:p>
          </table:table-cell>
          <table:table-cell office:value-type="string">
            <text:p>1 page + 1 byte [txn]</text:p>
          </table:table-cell>
        </table:table-row>
        <table:table-row table:style-name="ro2">
          <table:table-cell table:formula="oooc:=[.A74]+1" office:value-type="float" office:value="60">
            <text:p>60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75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75]+[.E75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75]*[$Configuration.$B$3]*[$Configuration.$B$4]*[$Configuration.$B$11])-[$Configuration.$B$19]+[.G75]-[.K75]-([.R75]*[$Configuration.$B$3])-([.T75]*[$Configuration.$B$3])" office:value-type="float" office:value="48852">
            <text:p>48852</text:p>
          </table:table-cell>
          <table:table-cell table:formula="oooc:=[.H75]" office:value-type="float" office:value="48852">
            <text:p>48852</text:p>
          </table:table-cell>
          <table:table-cell office:value-type="float" office:value="256">
            <text:p>256</text:p>
          </table:table-cell>
          <table:table-cell table:formula="oooc:=[.J7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75];0;[.I75])+[.K75]+[$Configuration.$B$19]" office:value-type="float" office:value="49152">
            <text:p>49152</text:p>
          </table:table-cell>
          <table:table-cell table:formula="oooc:=CEILING([.O75];[$Configuration.$B$3])/[$Configuration.$B$3]" office:value-type="float" office:value="384">
            <text:p>384</text:p>
          </table:table-cell>
          <table:table-cell table:formula="oooc:=IF([.L75];IF([.K75]&gt;0;[$Configuration.$B$21]+[.K75];[$Configuration.$B$20]);0)" office:value-type="float" office:value="0">
            <text:p>0</text:p>
          </table:table-cell>
          <table:table-cell table:formula="oooc:=CEILING([.Q75];[$Configuration.$B$3])/[$Configuration.$B$3]" office:value-type="float" office:value="0">
            <text:p>0</text:p>
          </table:table-cell>
          <table:table-cell table:formula="oooc:=IF(AND([$Configuration.$B$27];[.L75];[.K75]&gt;0);[$Configuration.$B$22]+[.K75];0)" office:value-type="float" office:value="0">
            <text:p>0</text:p>
          </table:table-cell>
          <table:table-cell table:formula="oooc:=CEILING([.S75];[$Configuration.$B$3])/[$Configuration.$B$3]" office:value-type="float" office:value="0">
            <text:p>0</text:p>
          </table:table-cell>
          <table:table-cell office:value-type="string">
            <text:p>1.5 pages [txn]</text:p>
          </table:table-cell>
        </table:table-row>
        <table:table-row table:style-name="ro2">
          <table:table-cell table:formula="oooc:=[.A75]+1" office:value-type="float" office:value="61">
            <text:p>6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6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6]+[.E76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76]*[$Configuration.$B$3]*[$Configuration.$B$4]*[$Configuration.$B$11])-[$Configuration.$B$19]+[.G76]-[.K76]-([.R76]*[$Configuration.$B$3])-([.T76]*[$Configuration.$B$3])" office:value-type="float" office:value="32596">
            <text:p>32596</text:p>
          </table:table-cell>
          <table:table-cell table:formula="oooc:=[.H76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7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6];0;[.I76])+[.K76]+[$Configuration.$B$19]" office:value-type="float" office:value="32640">
            <text:p>32640</text:p>
          </table:table-cell>
          <table:table-cell table:formula="oooc:=CEILING([.O76];[$Configuration.$B$3])/[$Configuration.$B$3]" office:value-type="float" office:value="255">
            <text:p>255</text:p>
          </table:table-cell>
          <table:table-cell table:formula="oooc:=IF([.L76];IF([.K76]&gt;0;[$Configuration.$B$21]+[.K76];[$Configuration.$B$20]);0)" office:value-type="float" office:value="32">
            <text:p>32</text:p>
          </table:table-cell>
          <table:table-cell table:formula="oooc:=CEILING([.Q76];[$Configuration.$B$3])/[$Configuration.$B$3]" office:value-type="float" office:value="1">
            <text:p>1</text:p>
          </table:table-cell>
          <table:table-cell table:formula="oooc:=IF(AND([$Configuration.$B$27];[.L76];[.K76]&gt;0);[$Configuration.$B$22]+[.K76];0)" office:value-type="float" office:value="0">
            <text:p>0</text:p>
          </table:table-cell>
          <table:table-cell table:formula="oooc:=CEILING([.S76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76]+1" office:value-type="float" office:value="62">
            <text:p>6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7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77]+[.E77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77]*[$Configuration.$B$3]*[$Configuration.$B$4]*[$Configuration.$B$11])-[$Configuration.$B$19]+[.G77]-[.K77]-([.R77]*[$Configuration.$B$3])-([.T77]*[$Configuration.$B$3])" office:value-type="float" office:value="32596">
            <text:p>32596</text:p>
          </table:table-cell>
          <table:table-cell table:formula="oooc:=[.H77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7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7];0;[.I77])+[.K77]+[$Configuration.$B$19]" office:value-type="float" office:value="32640">
            <text:p>32640</text:p>
          </table:table-cell>
          <table:table-cell table:formula="oooc:=CEILING([.O77];[$Configuration.$B$3])/[$Configuration.$B$3]" office:value-type="float" office:value="255">
            <text:p>255</text:p>
          </table:table-cell>
          <table:table-cell table:formula="oooc:=IF([.L77];IF([.K77]&gt;0;[$Configuration.$B$21]+[.K77];[$Configuration.$B$20]);0)" office:value-type="float" office:value="32">
            <text:p>32</text:p>
          </table:table-cell>
          <table:table-cell table:formula="oooc:=CEILING([.Q77];[$Configuration.$B$3])/[$Configuration.$B$3]" office:value-type="float" office:value="1">
            <text:p>1</text:p>
          </table:table-cell>
          <table:table-cell table:formula="oooc:=IF(AND([$Configuration.$B$27];[.L77];[.K77]&gt;0);[$Configuration.$B$22]+[.K77];0)" office:value-type="float" office:value="0">
            <text:p>0</text:p>
          </table:table-cell>
          <table:table-cell table:formula="oooc:=CEILING([.S77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77]+1" office:value-type="float" office:value="63">
            <text:p>6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78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78]+[.E78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78]*[$Configuration.$B$3]*[$Configuration.$B$4]*[$Configuration.$B$11])-[$Configuration.$B$19]+[.G78]-[.K78]-([.R78]*[$Configuration.$B$3])-([.T78]*[$Configuration.$B$3])" office:value-type="float" office:value="32597">
            <text:p>32597</text:p>
          </table:table-cell>
          <table:table-cell table:formula="oooc:=[.H78]" office:value-type="float" office:value="32597">
            <text:p>32597</text:p>
          </table:table-cell>
          <table:table-cell office:value-type="float" office:value="0">
            <text:p>0</text:p>
          </table:table-cell>
          <table:table-cell table:formula="oooc:=[.J78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8];0;[.I78])+[.K78]+[$Configuration.$B$19]" office:value-type="float" office:value="32641">
            <text:p>32641</text:p>
          </table:table-cell>
          <table:table-cell table:formula="oooc:=CEILING([.O78];[$Configuration.$B$3])/[$Configuration.$B$3]" office:value-type="float" office:value="256">
            <text:p>256</text:p>
          </table:table-cell>
          <table:table-cell table:formula="oooc:=IF([.L78];IF([.K78]&gt;0;[$Configuration.$B$21]+[.K78];[$Configuration.$B$20]);0)" office:value-type="float" office:value="32">
            <text:p>32</text:p>
          </table:table-cell>
          <table:table-cell table:formula="oooc:=CEILING([.Q78];[$Configuration.$B$3])/[$Configuration.$B$3]" office:value-type="float" office:value="1">
            <text:p>1</text:p>
          </table:table-cell>
          <table:table-cell table:formula="oooc:=IF(AND([$Configuration.$B$27];[.L78];[.K78]&gt;0);[$Configuration.$B$22]+[.K78];0)" office:value-type="float" office:value="0">
            <text:p>0</text:p>
          </table:table-cell>
          <table:table-cell table:formula="oooc:=CEILING([.S78];[$Configuration.$B$3])/[$Configuration.$B$3]" office:value-type="float" office:value="0">
            <text:p>0</text:p>
          </table:table-cell>
          <table:table-cell office:value-type="string">
            <text:p>1 page incl deq + 1 byte [deq]</text:p>
          </table:table-cell>
        </table:table-row>
        <table:table-row table:style-name="ro2">
          <table:table-cell table:formula="oooc:=[.A78]+1" office:value-type="float" office:value="64">
            <text:p>64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79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79]+[.E79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79]*[$Configuration.$B$3]*[$Configuration.$B$4]*[$Configuration.$B$11])-[$Configuration.$B$19]+[.G79]-[.K79]-([.R79]*[$Configuration.$B$3])-([.T79]*[$Configuration.$B$3])" office:value-type="float" office:value="48980">
            <text:p>48980</text:p>
          </table:table-cell>
          <table:table-cell table:formula="oooc:=[.H79]" office:value-type="float" office:value="48980">
            <text:p>48980</text:p>
          </table:table-cell>
          <table:table-cell office:value-type="float" office:value="0">
            <text:p>0</text:p>
          </table:table-cell>
          <table:table-cell table:formula="oooc:=[.J79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79];0;[.I79])+[.K79]+[$Configuration.$B$19]" office:value-type="float" office:value="49024">
            <text:p>49024</text:p>
          </table:table-cell>
          <table:table-cell table:formula="oooc:=CEILING([.O79];[$Configuration.$B$3])/[$Configuration.$B$3]" office:value-type="float" office:value="383">
            <text:p>383</text:p>
          </table:table-cell>
          <table:table-cell table:formula="oooc:=IF([.L79];IF([.K79]&gt;0;[$Configuration.$B$21]+[.K79];[$Configuration.$B$20]);0)" office:value-type="float" office:value="32">
            <text:p>32</text:p>
          </table:table-cell>
          <table:table-cell table:formula="oooc:=CEILING([.Q79];[$Configuration.$B$3])/[$Configuration.$B$3]" office:value-type="float" office:value="1">
            <text:p>1</text:p>
          </table:table-cell>
          <table:table-cell table:formula="oooc:=IF(AND([$Configuration.$B$27];[.L79];[.K79]&gt;0);[$Configuration.$B$22]+[.K79];0)" office:value-type="float" office:value="0">
            <text:p>0</text:p>
          </table:table-cell>
          <table:table-cell table:formula="oooc:=CEILING([.S79];[$Configuration.$B$3])/[$Configuration.$B$3]" office:value-type="float" office:value="0">
            <text:p>0</text:p>
          </table:table-cell>
          <table:table-cell office:value-type="string">
            <text:p>1.5 pages incl deq [deq]</text:p>
          </table:table-cell>
        </table:table-row>
        <table:table-row table:style-name="ro2">
          <table:table-cell table:formula="oooc:=[.A79]+1" office:value-type="float" office:value="65">
            <text:p>6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8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80]+[.E80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[.C80]*[$Configuration.$B$3]*[$Configuration.$B$4]*[$Configuration.$B$11])-[$Configuration.$B$19]+[.G80]-[.K80]-([.R80]*[$Configuration.$B$3])-([.T80]*[$Configuration.$B$3])" office:value-type="float" office:value="31700">
            <text:p>31700</text:p>
          </table:table-cell>
          <table:table-cell table:formula="oooc:=[.H80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8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0];0;[.I80])+[.K80]+[$Configuration.$B$19]" office:value-type="float" office:value="32000">
            <text:p>32000</text:p>
          </table:table-cell>
          <table:table-cell table:formula="oooc:=CEILING([.O80];[$Configuration.$B$3])/[$Configuration.$B$3]" office:value-type="float" office:value="250">
            <text:p>250</text:p>
          </table:table-cell>
          <table:table-cell table:formula="oooc:=IF([.L80];IF([.K80]&gt;0;[$Configuration.$B$21]+[.K80];[$Configuration.$B$20]);0)" office:value-type="float" office:value="300">
            <text:p>300</text:p>
          </table:table-cell>
          <table:table-cell table:formula="oooc:=CEILING([.Q80];[$Configuration.$B$3])/[$Configuration.$B$3]" office:value-type="float" office:value="3">
            <text:p>3</text:p>
          </table:table-cell>
          <table:table-cell table:formula="oooc:=IF(AND([$Configuration.$B$27];[.L80];[.K80]&gt;0);[$Configuration.$B$22]+[.K80];0)" office:value-type="float" office:value="292">
            <text:p>292</text:p>
          </table:table-cell>
          <table:table-cell table:formula="oooc:=CEILING([.S80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80]+1" office:value-type="float" office:value="66">
            <text:p>6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81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81]+[.E81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[.C81]*[$Configuration.$B$3]*[$Configuration.$B$4]*[$Configuration.$B$11])-[$Configuration.$B$19]+[.G81]-[.K81]-([.R81]*[$Configuration.$B$3])-([.T81]*[$Configuration.$B$3])" office:value-type="float" office:value="31700">
            <text:p>31700</text:p>
          </table:table-cell>
          <table:table-cell table:formula="oooc:=[.H81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8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1];0;[.I81])+[.K81]+[$Configuration.$B$19]" office:value-type="float" office:value="32000">
            <text:p>32000</text:p>
          </table:table-cell>
          <table:table-cell table:formula="oooc:=CEILING([.O81];[$Configuration.$B$3])/[$Configuration.$B$3]" office:value-type="float" office:value="250">
            <text:p>250</text:p>
          </table:table-cell>
          <table:table-cell table:formula="oooc:=IF([.L81];IF([.K81]&gt;0;[$Configuration.$B$21]+[.K81];[$Configuration.$B$20]);0)" office:value-type="float" office:value="300">
            <text:p>300</text:p>
          </table:table-cell>
          <table:table-cell table:formula="oooc:=CEILING([.Q81];[$Configuration.$B$3])/[$Configuration.$B$3]" office:value-type="float" office:value="3">
            <text:p>3</text:p>
          </table:table-cell>
          <table:table-cell table:formula="oooc:=IF(AND([$Configuration.$B$27];[.L81];[.K81]&gt;0);[$Configuration.$B$22]+[.K81];0)" office:value-type="float" office:value="292">
            <text:p>292</text:p>
          </table:table-cell>
          <table:table-cell table:formula="oooc:=CEILING([.S81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81]+1" office:value-type="float" office:value="67">
            <text:p>6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12]/[.C8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82]+[.E82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[.C82]*[$Configuration.$B$3]*[$Configuration.$B$4]*[$Configuration.$B$11])-[$Configuration.$B$19]+[.G82]-[.K82]-([.R82]*[$Configuration.$B$3])-([.T82]*[$Configuration.$B$3])" office:value-type="float" office:value="31701">
            <text:p>31701</text:p>
          </table:table-cell>
          <table:table-cell table:formula="oooc:=[.H82]" office:value-type="float" office:value="31701">
            <text:p>31701</text:p>
          </table:table-cell>
          <table:table-cell office:value-type="float" office:value="256">
            <text:p>256</text:p>
          </table:table-cell>
          <table:table-cell table:formula="oooc:=[.J82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2];0;[.I82])+[.K82]+[$Configuration.$B$19]" office:value-type="float" office:value="32001">
            <text:p>32001</text:p>
          </table:table-cell>
          <table:table-cell table:formula="oooc:=CEILING([.O82];[$Configuration.$B$3])/[$Configuration.$B$3]" office:value-type="float" office:value="251">
            <text:p>251</text:p>
          </table:table-cell>
          <table:table-cell table:formula="oooc:=IF([.L82];IF([.K82]&gt;0;[$Configuration.$B$21]+[.K82];[$Configuration.$B$20]);0)" office:value-type="float" office:value="300">
            <text:p>300</text:p>
          </table:table-cell>
          <table:table-cell table:formula="oooc:=CEILING([.Q82];[$Configuration.$B$3])/[$Configuration.$B$3]" office:value-type="float" office:value="3">
            <text:p>3</text:p>
          </table:table-cell>
          <table:table-cell table:formula="oooc:=IF(AND([$Configuration.$B$27];[.L82];[.K82]&gt;0);[$Configuration.$B$22]+[.K82];0)" office:value-type="float" office:value="292">
            <text:p>292</text:p>
          </table:table-cell>
          <table:table-cell table:formula="oooc:=CEILING([.S82];[$Configuration.$B$3])/[$Configuration.$B$3]" office:value-type="float" office:value="3">
            <text:p>3</text:p>
          </table:table-cell>
          <table:table-cell office:value-type="string">
            <text:p>1 page incl deq &amp; txn + 1 byte [deq txn]</text:p>
          </table:table-cell>
        </table:table-row>
        <table:table-row table:style-name="ro2">
          <table:table-cell table:formula="oooc:=[.A82]+1" office:value-type="float" office:value="68">
            <text:p>68</text:p>
          </table:table-cell>
          <table:table-cell office:value-type="string">
            <text:p>L</text:p>
          </table:table-cell>
          <table:table-cell office:value-type="float" office:value="1.5">
            <text:p>1.5</text:p>
          </table:table-cell>
          <table:table-cell table:style-name="ce2" table:formula="oooc:=CEILING([$Configuration.$B$12]/[.C83];1)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[.D83]+[.E83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ooc:=([.C83]*[$Configuration.$B$3]*[$Configuration.$B$4]*[$Configuration.$B$11])-[$Configuration.$B$19]+[.G83]-[.K83]-([.R83]*[$Configuration.$B$3])-([.T83]*[$Configuration.$B$3])" office:value-type="float" office:value="48084">
            <text:p>48084</text:p>
          </table:table-cell>
          <table:table-cell table:formula="oooc:=[.H83]" office:value-type="float" office:value="48084">
            <text:p>48084</text:p>
          </table:table-cell>
          <table:table-cell office:value-type="float" office:value="256">
            <text:p>256</text:p>
          </table:table-cell>
          <table:table-cell table:formula="oooc:=[.J83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83];0;[.I83])+[.K83]+[$Configuration.$B$19]" office:value-type="float" office:value="48384">
            <text:p>48384</text:p>
          </table:table-cell>
          <table:table-cell table:formula="oooc:=CEILING([.O83];[$Configuration.$B$3])/[$Configuration.$B$3]" office:value-type="float" office:value="378">
            <text:p>378</text:p>
          </table:table-cell>
          <table:table-cell table:formula="oooc:=IF([.L83];IF([.K83]&gt;0;[$Configuration.$B$21]+[.K83];[$Configuration.$B$20]);0)" office:value-type="float" office:value="300">
            <text:p>300</text:p>
          </table:table-cell>
          <table:table-cell table:formula="oooc:=CEILING([.Q83];[$Configuration.$B$3])/[$Configuration.$B$3]" office:value-type="float" office:value="3">
            <text:p>3</text:p>
          </table:table-cell>
          <table:table-cell table:formula="oooc:=IF(AND([$Configuration.$B$27];[.L83];[.K83]&gt;0);[$Configuration.$B$22]+[.K83];0)" office:value-type="float" office:value="292">
            <text:p>292</text:p>
          </table:table-cell>
          <table:table-cell table:formula="oooc:=CEILING([.S83];[$Configuration.$B$3])/[$Configuration.$B$3]" office:value-type="float" office:value="3">
            <text:p>3</text:p>
          </table:table-cell>
          <table:table-cell office:value-type="string">
            <text:p>1.5 pages incl deq &amp; txn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File transition (from file 0000 to 0001)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83]+1" office:value-type="float" office:value="69">
            <text:p>6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86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86]+[.E86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86]*[$Configuration.$B$3]*[$Configuration.$B$4]*[$Configuration.$B$11])-[$Configuration.$B$19]+[.G86]-[.K86]-([.R86]*[$Configuration.$B$3])-([.T86]*[$Configuration.$B$3])" office:value-type="float" office:value="32724">
            <text:p>32724</text:p>
          </table:table-cell>
          <table:table-cell table:formula="oooc:=[.H86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8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6];0;[.I86])+[.K86]+[$Configuration.$B$19]" office:value-type="float" office:value="32768">
            <text:p>32768</text:p>
          </table:table-cell>
          <table:table-cell table:formula="oooc:=CEILING([.O86];[$Configuration.$B$3])/[$Configuration.$B$3]" office:value-type="float" office:value="256">
            <text:p>256</text:p>
          </table:table-cell>
          <table:table-cell table:formula="oooc:=IF([.L86];IF([.K86]&gt;0;[$Configuration.$B$21]+[.K86];[$Configuration.$B$20]);0)" office:value-type="float" office:value="0">
            <text:p>0</text:p>
          </table:table-cell>
          <table:table-cell table:formula="oooc:=CEILING([.Q86];[$Configuration.$B$3])/[$Configuration.$B$3]" office:value-type="float" office:value="0">
            <text:p>0</text:p>
          </table:table-cell>
          <table:table-cell table:formula="oooc:=IF(AND([$Configuration.$B$27];[.L86];[.K86]&gt;0);[$Configuration.$B$22]+[.K86];0)" office:value-type="float" office:value="0">
            <text:p>0</text:p>
          </table:table-cell>
          <table:table-cell table:formula="oooc:=CEILING([.S86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86]+1" office:value-type="float" office:value="70">
            <text:p>7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87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87]+[.E87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87]*[$Configuration.$B$3]*[$Configuration.$B$4]*[$Configuration.$B$11])-[$Configuration.$B$19]+[.G87]-[.K87]-([.R87]*[$Configuration.$B$3])-([.T87]*[$Configuration.$B$3])" office:value-type="float" office:value="32724">
            <text:p>32724</text:p>
          </table:table-cell>
          <table:table-cell table:formula="oooc:=[.H87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87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7];0;[.I87])+[.K87]+[$Configuration.$B$19]" office:value-type="float" office:value="32768">
            <text:p>32768</text:p>
          </table:table-cell>
          <table:table-cell table:formula="oooc:=CEILING([.O87];[$Configuration.$B$3])/[$Configuration.$B$3]" office:value-type="float" office:value="256">
            <text:p>256</text:p>
          </table:table-cell>
          <table:table-cell table:formula="oooc:=IF([.L87];IF([.K87]&gt;0;[$Configuration.$B$21]+[.K87];[$Configuration.$B$20]);0)" office:value-type="float" office:value="0">
            <text:p>0</text:p>
          </table:table-cell>
          <table:table-cell table:formula="oooc:=CEILING([.Q87];[$Configuration.$B$3])/[$Configuration.$B$3]" office:value-type="float" office:value="0">
            <text:p>0</text:p>
          </table:table-cell>
          <table:table-cell table:formula="oooc:=IF(AND([$Configuration.$B$27];[.L87];[.K87]&gt;0);[$Configuration.$B$22]+[.K87];0)" office:value-type="float" office:value="0">
            <text:p>0</text:p>
          </table:table-cell>
          <table:table-cell table:formula="oooc:=CEILING([.S87];[$Configuration.$B$3])/[$Configuration.$B$3]" office:value-type="float" office:value="0">
            <text:p>0</text:p>
          </table:table-cell>
          <table:table-cell office:value-type="string">
            <text:p>1 page</text:p>
          </table:table-cell>
        </table:table-row>
        <table:table-row table:style-name="ro2">
          <table:table-cell table:formula="oooc:=[.A87]+1" office:value-type="float" office:value="71">
            <text:p>7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88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88]+[.E88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88]*[$Configuration.$B$3]*[$Configuration.$B$4]*[$Configuration.$B$11])-[$Configuration.$B$19]+[.G88]-[.K88]-([.R88]*[$Configuration.$B$3])-([.T88]*[$Configuration.$B$3])" office:value-type="float" office:value="32725">
            <text:p>32725</text:p>
          </table:table-cell>
          <table:table-cell table:formula="oooc:=[.H88]" office:value-type="float" office:value="32725">
            <text:p>32725</text:p>
          </table:table-cell>
          <table:table-cell office:value-type="float" office:value="0">
            <text:p>0</text:p>
          </table:table-cell>
          <table:table-cell table:formula="oooc:=[.J88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8];0;[.I88])+[.K88]+[$Configuration.$B$19]" office:value-type="float" office:value="32769">
            <text:p>32769</text:p>
          </table:table-cell>
          <table:table-cell table:formula="oooc:=CEILING([.O88];[$Configuration.$B$3])/[$Configuration.$B$3]" office:value-type="float" office:value="257">
            <text:p>257</text:p>
          </table:table-cell>
          <table:table-cell table:formula="oooc:=IF([.L88];IF([.K88]&gt;0;[$Configuration.$B$21]+[.K88];[$Configuration.$B$20]);0)" office:value-type="float" office:value="0">
            <text:p>0</text:p>
          </table:table-cell>
          <table:table-cell table:formula="oooc:=CEILING([.Q88];[$Configuration.$B$3])/[$Configuration.$B$3]" office:value-type="float" office:value="0">
            <text:p>0</text:p>
          </table:table-cell>
          <table:table-cell table:formula="oooc:=IF(AND([$Configuration.$B$27];[.L88];[.K88]&gt;0);[$Configuration.$B$22]+[.K88];0)" office:value-type="float" office:value="0">
            <text:p>0</text:p>
          </table:table-cell>
          <table:table-cell table:formula="oooc:=CEILING([.S88];[$Configuration.$B$3])/[$Configuration.$B$3]" office:value-type="float" office:value="0">
            <text:p>0</text:p>
          </table:table-cell>
          <table:table-cell office:value-type="string">
            <text:p>1 page + 1 byte</text:p>
          </table:table-cell>
        </table:table-row>
        <table:table-row table:style-name="ro2">
          <table:table-cell table:formula="oooc:=[.A88]+1" office:value-type="float" office:value="72">
            <text:p>72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89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89]+[.E89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89]*[$Configuration.$B$3]*[$Configuration.$B$4]*[$Configuration.$B$11])-[$Configuration.$B$19]+[.G89]-[.K89]-([.R89]*[$Configuration.$B$3])-([.T89]*[$Configuration.$B$3])" office:value-type="float" office:value="81876">
            <text:p>81876</text:p>
          </table:table-cell>
          <table:table-cell table:formula="oooc:=[.H89]" office:value-type="float" office:value="81876">
            <text:p>81876</text:p>
          </table:table-cell>
          <table:table-cell office:value-type="float" office:value="0">
            <text:p>0</text:p>
          </table:table-cell>
          <table:table-cell table:formula="oooc:=[.J89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89];0;[.I89])+[.K89]+[$Configuration.$B$19]" office:value-type="float" office:value="81920">
            <text:p>81920</text:p>
          </table:table-cell>
          <table:table-cell table:formula="oooc:=CEILING([.O89];[$Configuration.$B$3])/[$Configuration.$B$3]" office:value-type="float" office:value="640">
            <text:p>640</text:p>
          </table:table-cell>
          <table:table-cell table:formula="oooc:=IF([.L89];IF([.K89]&gt;0;[$Configuration.$B$21]+[.K89];[$Configuration.$B$20]);0)" office:value-type="float" office:value="0">
            <text:p>0</text:p>
          </table:table-cell>
          <table:table-cell table:formula="oooc:=CEILING([.Q89];[$Configuration.$B$3])/[$Configuration.$B$3]" office:value-type="float" office:value="0">
            <text:p>0</text:p>
          </table:table-cell>
          <table:table-cell table:formula="oooc:=IF(AND([$Configuration.$B$27];[.L89];[.K89]&gt;0);[$Configuration.$B$22]+[.K89];0)" office:value-type="float" office:value="0">
            <text:p>0</text:p>
          </table:table-cell>
          <table:table-cell table:formula="oooc:=CEILING([.S89];[$Configuration.$B$3])/[$Configuration.$B$3]" office:value-type="float" office:value="0">
            <text:p>0</text:p>
          </table:table-cell>
          <table:table-cell office:value-type="string">
            <text:p>2.5 pages</text:p>
          </table:table-cell>
        </table:table-row>
        <table:table-row table:style-name="ro2">
          <table:table-cell table:formula="oooc:=[.A89]+1" office:value-type="float" office:value="73">
            <text:p>7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0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0]+[.E90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90]*[$Configuration.$B$3]*[$Configuration.$B$4]*[$Configuration.$B$11])-[$Configuration.$B$19]+[.G90]-[.K90]-([.R90]*[$Configuration.$B$3])-([.T90]*[$Configuration.$B$3])" office:value-type="float" office:value="32468">
            <text:p>32468</text:p>
          </table:table-cell>
          <table:table-cell table:formula="oooc:=[.H90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90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0];0;[.I90])+[.K90]+[$Configuration.$B$19]" office:value-type="float" office:value="32768">
            <text:p>32768</text:p>
          </table:table-cell>
          <table:table-cell table:formula="oooc:=CEILING([.O90];[$Configuration.$B$3])/[$Configuration.$B$3]" office:value-type="float" office:value="256">
            <text:p>256</text:p>
          </table:table-cell>
          <table:table-cell table:formula="oooc:=IF([.L90];IF([.K90]&gt;0;[$Configuration.$B$21]+[.K90];[$Configuration.$B$20]);0)" office:value-type="float" office:value="0">
            <text:p>0</text:p>
          </table:table-cell>
          <table:table-cell table:formula="oooc:=CEILING([.Q90];[$Configuration.$B$3])/[$Configuration.$B$3]" office:value-type="float" office:value="0">
            <text:p>0</text:p>
          </table:table-cell>
          <table:table-cell table:formula="oooc:=IF(AND([$Configuration.$B$27];[.L90];[.K90]&gt;0);[$Configuration.$B$22]+[.K90];0)" office:value-type="float" office:value="0">
            <text:p>0</text:p>
          </table:table-cell>
          <table:table-cell table:formula="oooc:=CEILING([.S90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90]+1" office:value-type="float" office:value="74">
            <text:p>7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1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91]+[.E91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91]*[$Configuration.$B$3]*[$Configuration.$B$4]*[$Configuration.$B$11])-[$Configuration.$B$19]+[.G91]-[.K91]-([.R91]*[$Configuration.$B$3])-([.T91]*[$Configuration.$B$3])" office:value-type="float" office:value="32468">
            <text:p>32468</text:p>
          </table:table-cell>
          <table:table-cell table:formula="oooc:=[.H91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91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1];0;[.I91])+[.K91]+[$Configuration.$B$19]" office:value-type="float" office:value="32768">
            <text:p>32768</text:p>
          </table:table-cell>
          <table:table-cell table:formula="oooc:=CEILING([.O91];[$Configuration.$B$3])/[$Configuration.$B$3]" office:value-type="float" office:value="256">
            <text:p>256</text:p>
          </table:table-cell>
          <table:table-cell table:formula="oooc:=IF([.L91];IF([.K91]&gt;0;[$Configuration.$B$21]+[.K91];[$Configuration.$B$20]);0)" office:value-type="float" office:value="0">
            <text:p>0</text:p>
          </table:table-cell>
          <table:table-cell table:formula="oooc:=CEILING([.Q91];[$Configuration.$B$3])/[$Configuration.$B$3]" office:value-type="float" office:value="0">
            <text:p>0</text:p>
          </table:table-cell>
          <table:table-cell table:formula="oooc:=IF(AND([$Configuration.$B$27];[.L91];[.K91]&gt;0);[$Configuration.$B$22]+[.K91];0)" office:value-type="float" office:value="0">
            <text:p>0</text:p>
          </table:table-cell>
          <table:table-cell table:formula="oooc:=CEILING([.S91];[$Configuration.$B$3])/[$Configuration.$B$3]" office:value-type="float" office:value="0">
            <text:p>0</text:p>
          </table:table-cell>
          <table:table-cell office:value-type="string">
            <text:p>1 page [txn]</text:p>
          </table:table-cell>
        </table:table-row>
        <table:table-row table:style-name="ro2">
          <table:table-cell table:formula="oooc:=[.A91]+1" office:value-type="float" office:value="75">
            <text:p>7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2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2]+[.E92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92]*[$Configuration.$B$3]*[$Configuration.$B$4]*[$Configuration.$B$11])-[$Configuration.$B$19]+[.G92]-[.K92]-([.R92]*[$Configuration.$B$3])-([.T92]*[$Configuration.$B$3])" office:value-type="float" office:value="32469">
            <text:p>32469</text:p>
          </table:table-cell>
          <table:table-cell table:formula="oooc:=[.H92]" office:value-type="float" office:value="32469">
            <text:p>32469</text:p>
          </table:table-cell>
          <table:table-cell office:value-type="float" office:value="256">
            <text:p>256</text:p>
          </table:table-cell>
          <table:table-cell table:formula="oooc:=[.J9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2];0;[.I92])+[.K92]+[$Configuration.$B$19]" office:value-type="float" office:value="32769">
            <text:p>32769</text:p>
          </table:table-cell>
          <table:table-cell table:formula="oooc:=CEILING([.O92];[$Configuration.$B$3])/[$Configuration.$B$3]" office:value-type="float" office:value="257">
            <text:p>257</text:p>
          </table:table-cell>
          <table:table-cell table:formula="oooc:=IF([.L92];IF([.K92]&gt;0;[$Configuration.$B$21]+[.K92];[$Configuration.$B$20]);0)" office:value-type="float" office:value="0">
            <text:p>0</text:p>
          </table:table-cell>
          <table:table-cell table:formula="oooc:=CEILING([.Q92];[$Configuration.$B$3])/[$Configuration.$B$3]" office:value-type="float" office:value="0">
            <text:p>0</text:p>
          </table:table-cell>
          <table:table-cell table:formula="oooc:=IF(AND([$Configuration.$B$27];[.L92];[.K92]&gt;0);[$Configuration.$B$22]+[.K92];0)" office:value-type="float" office:value="0">
            <text:p>0</text:p>
          </table:table-cell>
          <table:table-cell table:formula="oooc:=CEILING([.S92];[$Configuration.$B$3])/[$Configuration.$B$3]" office:value-type="float" office:value="0">
            <text:p>0</text:p>
          </table:table-cell>
          <table:table-cell office:value-type="string">
            <text:p>1 page + 1 byte [txn]</text:p>
          </table:table-cell>
        </table:table-row>
        <table:table-row table:style-name="ro2">
          <table:table-cell table:formula="oooc:=[.A92]+1" office:value-type="float" office:value="76">
            <text:p>76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93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93]+[.E93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93]*[$Configuration.$B$3]*[$Configuration.$B$4]*[$Configuration.$B$11])-[$Configuration.$B$19]+[.G93]-[.K93]-([.R93]*[$Configuration.$B$3])-([.T93]*[$Configuration.$B$3])" office:value-type="float" office:value="81620">
            <text:p>81620</text:p>
          </table:table-cell>
          <table:table-cell table:formula="oooc:=[.H93]" office:value-type="float" office:value="81620">
            <text:p>81620</text:p>
          </table:table-cell>
          <table:table-cell office:value-type="float" office:value="256">
            <text:p>256</text:p>
          </table:table-cell>
          <table:table-cell table:formula="oooc:=[.J9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93];0;[.I93])+[.K93]+[$Configuration.$B$19]" office:value-type="float" office:value="81920">
            <text:p>81920</text:p>
          </table:table-cell>
          <table:table-cell table:formula="oooc:=CEILING([.O93];[$Configuration.$B$3])/[$Configuration.$B$3]" office:value-type="float" office:value="640">
            <text:p>640</text:p>
          </table:table-cell>
          <table:table-cell table:formula="oooc:=IF([.L93];IF([.K93]&gt;0;[$Configuration.$B$21]+[.K93];[$Configuration.$B$20]);0)" office:value-type="float" office:value="0">
            <text:p>0</text:p>
          </table:table-cell>
          <table:table-cell table:formula="oooc:=CEILING([.Q93];[$Configuration.$B$3])/[$Configuration.$B$3]" office:value-type="float" office:value="0">
            <text:p>0</text:p>
          </table:table-cell>
          <table:table-cell table:formula="oooc:=IF(AND([$Configuration.$B$27];[.L93];[.K93]&gt;0);[$Configuration.$B$22]+[.K93];0)" office:value-type="float" office:value="0">
            <text:p>0</text:p>
          </table:table-cell>
          <table:table-cell table:formula="oooc:=CEILING([.S93];[$Configuration.$B$3])/[$Configuration.$B$3]" office:value-type="float" office:value="0">
            <text:p>0</text:p>
          </table:table-cell>
          <table:table-cell office:value-type="string">
            <text:p>2.5 pages [txn]</text:p>
          </table:table-cell>
        </table:table-row>
        <table:table-row table:style-name="ro2">
          <table:table-cell table:formula="oooc:=[.A93]+1" office:value-type="float" office:value="77">
            <text:p>7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4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4]+[.E94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94]*[$Configuration.$B$3]*[$Configuration.$B$4]*[$Configuration.$B$11])-[$Configuration.$B$19]+[.G94]-[.K94]-([.R94]*[$Configuration.$B$3])-([.T94]*[$Configuration.$B$3])" office:value-type="float" office:value="32596">
            <text:p>32596</text:p>
          </table:table-cell>
          <table:table-cell table:formula="oooc:=[.H94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94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4];0;[.I94])+[.K94]+[$Configuration.$B$19]" office:value-type="float" office:value="32640">
            <text:p>32640</text:p>
          </table:table-cell>
          <table:table-cell table:formula="oooc:=CEILING([.O94];[$Configuration.$B$3])/[$Configuration.$B$3]" office:value-type="float" office:value="255">
            <text:p>255</text:p>
          </table:table-cell>
          <table:table-cell table:formula="oooc:=IF([.L94];IF([.K94]&gt;0;[$Configuration.$B$21]+[.K94];[$Configuration.$B$20]);0)" office:value-type="float" office:value="32">
            <text:p>32</text:p>
          </table:table-cell>
          <table:table-cell table:formula="oooc:=CEILING([.Q94];[$Configuration.$B$3])/[$Configuration.$B$3]" office:value-type="float" office:value="1">
            <text:p>1</text:p>
          </table:table-cell>
          <table:table-cell table:formula="oooc:=IF(AND([$Configuration.$B$27];[.L94];[.K94]&gt;0);[$Configuration.$B$22]+[.K94];0)" office:value-type="float" office:value="0">
            <text:p>0</text:p>
          </table:table-cell>
          <table:table-cell table:formula="oooc:=CEILING([.S94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94]+1" office:value-type="float" office:value="78">
            <text:p>7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5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95]+[.E95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95]*[$Configuration.$B$3]*[$Configuration.$B$4]*[$Configuration.$B$11])-[$Configuration.$B$19]+[.G95]-[.K95]-([.R95]*[$Configuration.$B$3])-([.T95]*[$Configuration.$B$3])" office:value-type="float" office:value="32596">
            <text:p>32596</text:p>
          </table:table-cell>
          <table:table-cell table:formula="oooc:=[.H95]" office:value-type="float" office:value="32596">
            <text:p>32596</text:p>
          </table:table-cell>
          <table:table-cell office:value-type="float" office:value="0">
            <text:p>0</text:p>
          </table:table-cell>
          <table:table-cell table:formula="oooc:=[.J95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5];0;[.I95])+[.K95]+[$Configuration.$B$19]" office:value-type="float" office:value="32640">
            <text:p>32640</text:p>
          </table:table-cell>
          <table:table-cell table:formula="oooc:=CEILING([.O95];[$Configuration.$B$3])/[$Configuration.$B$3]" office:value-type="float" office:value="255">
            <text:p>255</text:p>
          </table:table-cell>
          <table:table-cell table:formula="oooc:=IF([.L95];IF([.K95]&gt;0;[$Configuration.$B$21]+[.K95];[$Configuration.$B$20]);0)" office:value-type="float" office:value="32">
            <text:p>32</text:p>
          </table:table-cell>
          <table:table-cell table:formula="oooc:=CEILING([.Q95];[$Configuration.$B$3])/[$Configuration.$B$3]" office:value-type="float" office:value="1">
            <text:p>1</text:p>
          </table:table-cell>
          <table:table-cell table:formula="oooc:=IF(AND([$Configuration.$B$27];[.L95];[.K95]&gt;0);[$Configuration.$B$22]+[.K95];0)" office:value-type="float" office:value="0">
            <text:p>0</text:p>
          </table:table-cell>
          <table:table-cell table:formula="oooc:=CEILING([.S95];[$Configuration.$B$3])/[$Configuration.$B$3]" office:value-type="float" office:value="0">
            <text:p>0</text:p>
          </table:table-cell>
          <table:table-cell office:value-type="string">
            <text:p>1 page incl deq [deq]</text:p>
          </table:table-cell>
        </table:table-row>
        <table:table-row table:style-name="ro2">
          <table:table-cell table:formula="oooc:=[.A95]+1" office:value-type="float" office:value="79">
            <text:p>7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6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6]+[.E96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96]*[$Configuration.$B$3]*[$Configuration.$B$4]*[$Configuration.$B$11])-[$Configuration.$B$19]+[.G96]-[.K96]-([.R96]*[$Configuration.$B$3])-([.T96]*[$Configuration.$B$3])" office:value-type="float" office:value="32597">
            <text:p>32597</text:p>
          </table:table-cell>
          <table:table-cell table:formula="oooc:=[.H96]" office:value-type="float" office:value="32597">
            <text:p>32597</text:p>
          </table:table-cell>
          <table:table-cell office:value-type="float" office:value="0">
            <text:p>0</text:p>
          </table:table-cell>
          <table:table-cell table:formula="oooc:=[.J9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6];0;[.I96])+[.K96]+[$Configuration.$B$19]" office:value-type="float" office:value="32641">
            <text:p>32641</text:p>
          </table:table-cell>
          <table:table-cell table:formula="oooc:=CEILING([.O96];[$Configuration.$B$3])/[$Configuration.$B$3]" office:value-type="float" office:value="256">
            <text:p>256</text:p>
          </table:table-cell>
          <table:table-cell table:formula="oooc:=IF([.L96];IF([.K96]&gt;0;[$Configuration.$B$21]+[.K96];[$Configuration.$B$20]);0)" office:value-type="float" office:value="32">
            <text:p>32</text:p>
          </table:table-cell>
          <table:table-cell table:formula="oooc:=CEILING([.Q96];[$Configuration.$B$3])/[$Configuration.$B$3]" office:value-type="float" office:value="1">
            <text:p>1</text:p>
          </table:table-cell>
          <table:table-cell table:formula="oooc:=IF(AND([$Configuration.$B$27];[.L96];[.K96]&gt;0);[$Configuration.$B$22]+[.K96];0)" office:value-type="float" office:value="0">
            <text:p>0</text:p>
          </table:table-cell>
          <table:table-cell table:formula="oooc:=CEILING([.S96];[$Configuration.$B$3])/[$Configuration.$B$3]" office:value-type="float" office:value="0">
            <text:p>0</text:p>
          </table:table-cell>
          <table:table-cell office:value-type="string">
            <text:p>1 page incl deq + 1 byte [deq]</text:p>
          </table:table-cell>
        </table:table-row>
        <table:table-row table:style-name="ro2">
          <table:table-cell table:formula="oooc:=[.A96]+1" office:value-type="float" office:value="80">
            <text:p>80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97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97]+[.E97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97]*[$Configuration.$B$3]*[$Configuration.$B$4]*[$Configuration.$B$11])-[$Configuration.$B$19]+[.G97]-[.K97]-([.R97]*[$Configuration.$B$3])-([.T97]*[$Configuration.$B$3])" office:value-type="float" office:value="81748">
            <text:p>81748</text:p>
          </table:table-cell>
          <table:table-cell table:formula="oooc:=[.H97]" office:value-type="float" office:value="81748">
            <text:p>81748</text:p>
          </table:table-cell>
          <table:table-cell office:value-type="float" office:value="0">
            <text:p>0</text:p>
          </table:table-cell>
          <table:table-cell table:formula="oooc:=[.J9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7];0;[.I97])+[.K97]+[$Configuration.$B$19]" office:value-type="float" office:value="81792">
            <text:p>81792</text:p>
          </table:table-cell>
          <table:table-cell table:formula="oooc:=CEILING([.O97];[$Configuration.$B$3])/[$Configuration.$B$3]" office:value-type="float" office:value="639">
            <text:p>639</text:p>
          </table:table-cell>
          <table:table-cell table:formula="oooc:=IF([.L97];IF([.K97]&gt;0;[$Configuration.$B$21]+[.K97];[$Configuration.$B$20]);0)" office:value-type="float" office:value="32">
            <text:p>32</text:p>
          </table:table-cell>
          <table:table-cell table:formula="oooc:=CEILING([.Q97];[$Configuration.$B$3])/[$Configuration.$B$3]" office:value-type="float" office:value="1">
            <text:p>1</text:p>
          </table:table-cell>
          <table:table-cell table:formula="oooc:=IF(AND([$Configuration.$B$27];[.L97];[.K97]&gt;0);[$Configuration.$B$22]+[.K97];0)" office:value-type="float" office:value="0">
            <text:p>0</text:p>
          </table:table-cell>
          <table:table-cell table:formula="oooc:=CEILING([.S97];[$Configuration.$B$3])/[$Configuration.$B$3]" office:value-type="float" office:value="0">
            <text:p>0</text:p>
          </table:table-cell>
          <table:table-cell office:value-type="string">
            <text:p>2.5 pages incl deq [deq]</text:p>
          </table:table-cell>
        </table:table-row>
        <table:table-row table:style-name="ro2">
          <table:table-cell table:formula="oooc:=[.A97]+1" office:value-type="float" office:value="81">
            <text:p>8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8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98]+[.E98]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([.C98]*[$Configuration.$B$3]*[$Configuration.$B$4]*[$Configuration.$B$11])-[$Configuration.$B$19]+[.G98]-[.K98]-([.R98]*[$Configuration.$B$3])-([.T98]*[$Configuration.$B$3])" office:value-type="float" office:value="31700">
            <text:p>31700</text:p>
          </table:table-cell>
          <table:table-cell table:formula="oooc:=[.H98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98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8];0;[.I98])+[.K98]+[$Configuration.$B$19]" office:value-type="float" office:value="32000">
            <text:p>32000</text:p>
          </table:table-cell>
          <table:table-cell table:formula="oooc:=CEILING([.O98];[$Configuration.$B$3])/[$Configuration.$B$3]" office:value-type="float" office:value="250">
            <text:p>250</text:p>
          </table:table-cell>
          <table:table-cell table:formula="oooc:=IF([.L98];IF([.K98]&gt;0;[$Configuration.$B$21]+[.K98];[$Configuration.$B$20]);0)" office:value-type="float" office:value="300">
            <text:p>300</text:p>
          </table:table-cell>
          <table:table-cell table:formula="oooc:=CEILING([.Q98];[$Configuration.$B$3])/[$Configuration.$B$3]" office:value-type="float" office:value="3">
            <text:p>3</text:p>
          </table:table-cell>
          <table:table-cell table:formula="oooc:=IF(AND([$Configuration.$B$27];[.L98];[.K98]&gt;0);[$Configuration.$B$22]+[.K98];0)" office:value-type="float" office:value="292">
            <text:p>292</text:p>
          </table:table-cell>
          <table:table-cell table:formula="oooc:=CEILING([.S98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98]+1" office:value-type="float" office:value="82">
            <text:p>8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99];1)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D99]+[.E99]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([.C99]*[$Configuration.$B$3]*[$Configuration.$B$4]*[$Configuration.$B$11])-[$Configuration.$B$19]+[.G99]-[.K99]-([.R99]*[$Configuration.$B$3])-([.T99]*[$Configuration.$B$3])" office:value-type="float" office:value="31700">
            <text:p>31700</text:p>
          </table:table-cell>
          <table:table-cell table:formula="oooc:=[.H99]" office:value-type="float" office:value="31700">
            <text:p>31700</text:p>
          </table:table-cell>
          <table:table-cell office:value-type="float" office:value="256">
            <text:p>256</text:p>
          </table:table-cell>
          <table:table-cell table:formula="oooc:=[.J99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99];0;[.I99])+[.K99]+[$Configuration.$B$19]" office:value-type="float" office:value="32000">
            <text:p>32000</text:p>
          </table:table-cell>
          <table:table-cell table:formula="oooc:=CEILING([.O99];[$Configuration.$B$3])/[$Configuration.$B$3]" office:value-type="float" office:value="250">
            <text:p>250</text:p>
          </table:table-cell>
          <table:table-cell table:formula="oooc:=IF([.L99];IF([.K99]&gt;0;[$Configuration.$B$21]+[.K99];[$Configuration.$B$20]);0)" office:value-type="float" office:value="300">
            <text:p>300</text:p>
          </table:table-cell>
          <table:table-cell table:formula="oooc:=CEILING([.Q99];[$Configuration.$B$3])/[$Configuration.$B$3]" office:value-type="float" office:value="3">
            <text:p>3</text:p>
          </table:table-cell>
          <table:table-cell table:formula="oooc:=IF(AND([$Configuration.$B$27];[.L99];[.K99]&gt;0);[$Configuration.$B$22]+[.K99];0)" office:value-type="float" office:value="292">
            <text:p>292</text:p>
          </table:table-cell>
          <table:table-cell table:formula="oooc:=CEILING([.S99];[$Configuration.$B$3])/[$Configuration.$B$3]" office:value-type="float" office:value="3">
            <text:p>3</text:p>
          </table:table-cell>
          <table:table-cell office:value-type="string">
            <text:p>1 page incl deq &amp; txn [deq txn]</text:p>
          </table:table-cell>
        </table:table-row>
        <table:table-row table:style-name="ro2">
          <table:table-cell table:formula="oooc:=[.A99]+1" office:value-type="float" office:value="83">
            <text:p>8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style-name="ce2" table:formula="oooc:=CEILING([$Configuration.$B$5]/[$Configuration.$B$11]/[.C100];1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ooc:=[.D100]+[.E100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([.C100]*[$Configuration.$B$3]*[$Configuration.$B$4]*[$Configuration.$B$11])-[$Configuration.$B$19]+[.G100]-[.K100]-([.R100]*[$Configuration.$B$3])-([.T100]*[$Configuration.$B$3])" office:value-type="float" office:value="31701">
            <text:p>31701</text:p>
          </table:table-cell>
          <table:table-cell table:formula="oooc:=[.H100]" office:value-type="float" office:value="31701">
            <text:p>31701</text:p>
          </table:table-cell>
          <table:table-cell office:value-type="float" office:value="256">
            <text:p>256</text:p>
          </table:table-cell>
          <table:table-cell table:formula="oooc:=[.J10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00];0;[.I100])+[.K100]+[$Configuration.$B$19]" office:value-type="float" office:value="32001">
            <text:p>32001</text:p>
          </table:table-cell>
          <table:table-cell table:formula="oooc:=CEILING([.O100];[$Configuration.$B$3])/[$Configuration.$B$3]" office:value-type="float" office:value="251">
            <text:p>251</text:p>
          </table:table-cell>
          <table:table-cell table:formula="oooc:=IF([.L100];IF([.K100]&gt;0;[$Configuration.$B$21]+[.K100];[$Configuration.$B$20]);0)" office:value-type="float" office:value="300">
            <text:p>300</text:p>
          </table:table-cell>
          <table:table-cell table:formula="oooc:=CEILING([.Q100];[$Configuration.$B$3])/[$Configuration.$B$3]" office:value-type="float" office:value="3">
            <text:p>3</text:p>
          </table:table-cell>
          <table:table-cell table:formula="oooc:=IF(AND([$Configuration.$B$27];[.L100];[.K100]&gt;0);[$Configuration.$B$22]+[.K100];0)" office:value-type="float" office:value="292">
            <text:p>292</text:p>
          </table:table-cell>
          <table:table-cell table:formula="oooc:=CEILING([.S100];[$Configuration.$B$3])/[$Configuration.$B$3]" office:value-type="float" office:value="3">
            <text:p>3</text:p>
          </table:table-cell>
          <table:table-cell office:value-type="string">
            <text:p>1 page incl deq &amp; txn + 1 byte [deq txn]</text:p>
          </table:table-cell>
        </table:table-row>
        <table:table-row table:style-name="ro2">
          <table:table-cell table:formula="oooc:=[.A100]+1" office:value-type="float" office:value="84">
            <text:p>84</text:p>
          </table:table-cell>
          <table:table-cell office:value-type="string">
            <text:p>L</text:p>
          </table:table-cell>
          <table:table-cell office:value-type="float" office:value="2.5">
            <text:p>2.5</text:p>
          </table:table-cell>
          <table:table-cell table:style-name="ce2" table:formula="oooc:=CEILING([$Configuration.$B$5]/[$Configuration.$B$11]/[.C101];1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101]+[.E101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([.C101]*[$Configuration.$B$3]*[$Configuration.$B$4]*[$Configuration.$B$11])-[$Configuration.$B$19]+[.G101]-[.K101]-([.R101]*[$Configuration.$B$3])-([.T101]*[$Configuration.$B$3])" office:value-type="float" office:value="80852">
            <text:p>80852</text:p>
          </table:table-cell>
          <table:table-cell table:formula="oooc:=[.H101]" office:value-type="float" office:value="80852">
            <text:p>80852</text:p>
          </table:table-cell>
          <table:table-cell office:value-type="float" office:value="256">
            <text:p>256</text:p>
          </table:table-cell>
          <table:table-cell table:formula="oooc:=[.J10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01];0;[.I101])+[.K101]+[$Configuration.$B$19]" office:value-type="float" office:value="81152">
            <text:p>81152</text:p>
          </table:table-cell>
          <table:table-cell table:formula="oooc:=CEILING([.O101];[$Configuration.$B$3])/[$Configuration.$B$3]" office:value-type="float" office:value="634">
            <text:p>634</text:p>
          </table:table-cell>
          <table:table-cell table:formula="oooc:=IF([.L101];IF([.K101]&gt;0;[$Configuration.$B$21]+[.K101];[$Configuration.$B$20]);0)" office:value-type="float" office:value="300">
            <text:p>300</text:p>
          </table:table-cell>
          <table:table-cell table:formula="oooc:=CEILING([.Q101];[$Configuration.$B$3])/[$Configuration.$B$3]" office:value-type="float" office:value="3">
            <text:p>3</text:p>
          </table:table-cell>
          <table:table-cell table:formula="oooc:=IF(AND([$Configuration.$B$27];[.L101];[.K101]&gt;0);[$Configuration.$B$22]+[.K101];0)" office:value-type="float" office:value="292">
            <text:p>292</text:p>
          </table:table-cell>
          <table:table-cell table:formula="oooc:=CEILING([.S101];[$Configuration.$B$3])/[$Configuration.$B$3]" office:value-type="float" office:value="3">
            <text:p>3</text:p>
          </table:table-cell>
          <table:table-cell office:value-type="string">
            <text:p>2.5 pages incl deq &amp; txn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File rollover (from file 0007 to 0000) - RHM_WRONLY req'd for auto-dequeue == FALS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101]+1" office:value-type="float" office:value="85">
            <text:p>85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4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4]+[.E104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04]*[$Configuration.$B$3]*[$Configuration.$B$4]*[$Configuration.$B$5])-[$Configuration.$B$19]+[.G104]-[.K104]-([.R104]*[$Configuration.$B$3])-([.T104]*[$Configuration.$B$3])" office:value-type="float" office:value="786388">
            <text:p>786388</text:p>
          </table:table-cell>
          <table:table-cell table:formula="oooc:=[.H104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0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4];0;[.I104])+[.K104]+[$Configuration.$B$19]" office:value-type="float" office:value="786432">
            <text:p>786432</text:p>
          </table:table-cell>
          <table:table-cell table:formula="oooc:=CEILING([.O104];[$Configuration.$B$3])/[$Configuration.$B$3]" office:value-type="float" office:value="6144">
            <text:p>6144</text:p>
          </table:table-cell>
          <table:table-cell table:formula="oooc:=IF([.L104];IF([.K104]&gt;0;[$Configuration.$B$21]+[.K104];[$Configuration.$B$20]);0)" office:value-type="float" office:value="0">
            <text:p>0</text:p>
          </table:table-cell>
          <table:table-cell table:formula="oooc:=CEILING([.Q104];[$Configuration.$B$3])/[$Configuration.$B$3]" office:value-type="float" office:value="0">
            <text:p>0</text:p>
          </table:table-cell>
          <table:table-cell table:formula="oooc:=IF(AND([$Configuration.$B$27];[.L104];[.K104]&gt;0);[$Configuration.$B$22]+[.K104];0)" office:value-type="float" office:value="0">
            <text:p>0</text:p>
          </table:table-cell>
          <table:table-cell table:formula="oooc:=CEILING([.S104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04]+1" office:value-type="float" office:value="86">
            <text:p>86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5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05]+[.E105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05]*[$Configuration.$B$3]*[$Configuration.$B$4]*[$Configuration.$B$5])-[$Configuration.$B$19]+[.G105]-[.K105]-([.R105]*[$Configuration.$B$3])-([.T105]*[$Configuration.$B$3])" office:value-type="float" office:value="786388">
            <text:p>786388</text:p>
          </table:table-cell>
          <table:table-cell table:formula="oooc:=[.H105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05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5];0;[.I105])+[.K105]+[$Configuration.$B$19]" office:value-type="float" office:value="786432">
            <text:p>786432</text:p>
          </table:table-cell>
          <table:table-cell table:formula="oooc:=CEILING([.O105];[$Configuration.$B$3])/[$Configuration.$B$3]" office:value-type="float" office:value="6144">
            <text:p>6144</text:p>
          </table:table-cell>
          <table:table-cell table:formula="oooc:=IF([.L105];IF([.K105]&gt;0;[$Configuration.$B$21]+[.K105];[$Configuration.$B$20]);0)" office:value-type="float" office:value="0">
            <text:p>0</text:p>
          </table:table-cell>
          <table:table-cell table:formula="oooc:=CEILING([.Q105];[$Configuration.$B$3])/[$Configuration.$B$3]" office:value-type="float" office:value="0">
            <text:p>0</text:p>
          </table:table-cell>
          <table:table-cell table:formula="oooc:=IF(AND([$Configuration.$B$27];[.L105];[.K105]&gt;0);[$Configuration.$B$22]+[.K105];0)" office:value-type="float" office:value="0">
            <text:p>0</text:p>
          </table:table-cell>
          <table:table-cell table:formula="oooc:=CEILING([.S105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05]+1" office:value-type="float" office:value="87">
            <text:p>87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6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6]+[.E10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06]*[$Configuration.$B$3]*[$Configuration.$B$4]*[$Configuration.$B$5])-[$Configuration.$B$19]+[.G106]-[.K106]-([.R106]*[$Configuration.$B$3])-([.T106]*[$Configuration.$B$3])" office:value-type="float" office:value="786389">
            <text:p>786389</text:p>
          </table:table-cell>
          <table:table-cell table:formula="oooc:=[.H106]" office:value-type="float" office:value="786389">
            <text:p>786389</text:p>
          </table:table-cell>
          <table:table-cell office:value-type="float" office:value="0">
            <text:p>0</text:p>
          </table:table-cell>
          <table:table-cell table:formula="oooc:=[.J106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6];0;[.I106])+[.K106]+[$Configuration.$B$19]" office:value-type="float" office:value="786433">
            <text:p>786433</text:p>
          </table:table-cell>
          <table:table-cell table:formula="oooc:=CEILING([.O106];[$Configuration.$B$3])/[$Configuration.$B$3]" office:value-type="float" office:value="6145">
            <text:p>6145</text:p>
          </table:table-cell>
          <table:table-cell table:formula="oooc:=IF([.L106];IF([.K106]&gt;0;[$Configuration.$B$21]+[.K106];[$Configuration.$B$20]);0)" office:value-type="float" office:value="0">
            <text:p>0</text:p>
          </table:table-cell>
          <table:table-cell table:formula="oooc:=CEILING([.Q106];[$Configuration.$B$3])/[$Configuration.$B$3]" office:value-type="float" office:value="0">
            <text:p>0</text:p>
          </table:table-cell>
          <table:table-cell table:formula="oooc:=IF(AND([$Configuration.$B$27];[.L106];[.K106]&gt;0);[$Configuration.$B$22]+[.K106];0)" office:value-type="float" office:value="0">
            <text:p>0</text:p>
          </table:table-cell>
          <table:table-cell table:formula="oooc:=CEILING([.S106];[$Configuration.$B$3])/[$Configuration.$B$3]" office:value-type="float" office:value="0">
            <text:p>0</text:p>
          </table:table-cell>
          <table:table-cell office:value-type="string">
            <text:p>24 pages + 1 byte</text:p>
          </table:table-cell>
        </table:table-row>
        <table:table-row table:style-name="ro2">
          <table:table-cell table:formula="oooc:=[.A106]+1" office:value-type="float" office:value="88">
            <text:p>88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7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7]+[.E107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07]*[$Configuration.$B$3]*[$Configuration.$B$4]*[$Configuration.$B$5])-[$Configuration.$B$19]+[.G107]-[.K107]-([.R107]*[$Configuration.$B$3])-([.T107]*[$Configuration.$B$3])" office:value-type="float" office:value="786132">
            <text:p>786132</text:p>
          </table:table-cell>
          <table:table-cell table:formula="oooc:=[.H107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0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7];0;[.I107])+[.K107]+[$Configuration.$B$19]" office:value-type="float" office:value="786432">
            <text:p>786432</text:p>
          </table:table-cell>
          <table:table-cell table:formula="oooc:=CEILING([.O107];[$Configuration.$B$3])/[$Configuration.$B$3]" office:value-type="float" office:value="6144">
            <text:p>6144</text:p>
          </table:table-cell>
          <table:table-cell table:formula="oooc:=IF([.L107];IF([.K107]&gt;0;[$Configuration.$B$21]+[.K107];[$Configuration.$B$20]);0)" office:value-type="float" office:value="0">
            <text:p>0</text:p>
          </table:table-cell>
          <table:table-cell table:formula="oooc:=CEILING([.Q107];[$Configuration.$B$3])/[$Configuration.$B$3]" office:value-type="float" office:value="0">
            <text:p>0</text:p>
          </table:table-cell>
          <table:table-cell table:formula="oooc:=IF(AND([$Configuration.$B$27];[.L107];[.K107]&gt;0);[$Configuration.$B$22]+[.K107];0)" office:value-type="float" office:value="0">
            <text:p>0</text:p>
          </table:table-cell>
          <table:table-cell table:formula="oooc:=CEILING([.S107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07]+1" office:value-type="float" office:value="89">
            <text:p>89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8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08]+[.E108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08]*[$Configuration.$B$3]*[$Configuration.$B$4]*[$Configuration.$B$5])-[$Configuration.$B$19]+[.G108]-[.K108]-([.R108]*[$Configuration.$B$3])-([.T108]*[$Configuration.$B$3])" office:value-type="float" office:value="786132">
            <text:p>786132</text:p>
          </table:table-cell>
          <table:table-cell table:formula="oooc:=[.H108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0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8];0;[.I108])+[.K108]+[$Configuration.$B$19]" office:value-type="float" office:value="786432">
            <text:p>786432</text:p>
          </table:table-cell>
          <table:table-cell table:formula="oooc:=CEILING([.O108];[$Configuration.$B$3])/[$Configuration.$B$3]" office:value-type="float" office:value="6144">
            <text:p>6144</text:p>
          </table:table-cell>
          <table:table-cell table:formula="oooc:=IF([.L108];IF([.K108]&gt;0;[$Configuration.$B$21]+[.K108];[$Configuration.$B$20]);0)" office:value-type="float" office:value="0">
            <text:p>0</text:p>
          </table:table-cell>
          <table:table-cell table:formula="oooc:=CEILING([.Q108];[$Configuration.$B$3])/[$Configuration.$B$3]" office:value-type="float" office:value="0">
            <text:p>0</text:p>
          </table:table-cell>
          <table:table-cell table:formula="oooc:=IF(AND([$Configuration.$B$27];[.L108];[.K108]&gt;0);[$Configuration.$B$22]+[.K108];0)" office:value-type="float" office:value="0">
            <text:p>0</text:p>
          </table:table-cell>
          <table:table-cell table:formula="oooc:=CEILING([.S108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08]+1" office:value-type="float" office:value="90">
            <text:p>90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09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09]+[.E109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09]*[$Configuration.$B$3]*[$Configuration.$B$4]*[$Configuration.$B$5])-[$Configuration.$B$19]+[.G109]-[.K109]-([.R109]*[$Configuration.$B$3])-([.T109]*[$Configuration.$B$3])" office:value-type="float" office:value="786133">
            <text:p>786133</text:p>
          </table:table-cell>
          <table:table-cell table:formula="oooc:=[.H109]" office:value-type="float" office:value="786133">
            <text:p>786133</text:p>
          </table:table-cell>
          <table:table-cell office:value-type="float" office:value="256">
            <text:p>256</text:p>
          </table:table-cell>
          <table:table-cell table:formula="oooc:=[.J10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09];0;[.I109])+[.K109]+[$Configuration.$B$19]" office:value-type="float" office:value="786433">
            <text:p>786433</text:p>
          </table:table-cell>
          <table:table-cell table:formula="oooc:=CEILING([.O109];[$Configuration.$B$3])/[$Configuration.$B$3]" office:value-type="float" office:value="6145">
            <text:p>6145</text:p>
          </table:table-cell>
          <table:table-cell table:formula="oooc:=IF([.L109];IF([.K109]&gt;0;[$Configuration.$B$21]+[.K109];[$Configuration.$B$20]);0)" office:value-type="float" office:value="0">
            <text:p>0</text:p>
          </table:table-cell>
          <table:table-cell table:formula="oooc:=CEILING([.Q109];[$Configuration.$B$3])/[$Configuration.$B$3]" office:value-type="float" office:value="0">
            <text:p>0</text:p>
          </table:table-cell>
          <table:table-cell table:formula="oooc:=IF(AND([$Configuration.$B$27];[.L109];[.K109]&gt;0);[$Configuration.$B$22]+[.K109];0)" office:value-type="float" office:value="0">
            <text:p>0</text:p>
          </table:table-cell>
          <table:table-cell table:formula="oooc:=CEILING([.S109];[$Configuration.$B$3])/[$Configuration.$B$3]" office:value-type="float" office:value="0">
            <text:p>0</text:p>
          </table:table-cell>
          <table:table-cell office:value-type="string">
            <text:p>24 pages + 1 byte [txn]</text:p>
          </table:table-cell>
        </table:table-row>
        <table:table-row table:style-name="ro2">
          <table:table-cell table:formula="oooc:=[.A109]+1" office:value-type="float" office:value="91">
            <text:p>91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0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0]+[.E110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10]*[$Configuration.$B$3]*[$Configuration.$B$4]*[$Configuration.$B$5])-[$Configuration.$B$19]+[.G110]-[.K110]-([.R110]*[$Configuration.$B$3])-([.T110]*[$Configuration.$B$3])" office:value-type="float" office:value="786388">
            <text:p>786388</text:p>
          </table:table-cell>
          <table:table-cell table:formula="oooc:=[.H110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1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0];0;[.I110])+[.K110]+[$Configuration.$B$19]" office:value-type="float" office:value="786432">
            <text:p>786432</text:p>
          </table:table-cell>
          <table:table-cell table:formula="oooc:=CEILING([.O110];[$Configuration.$B$3])/[$Configuration.$B$3]" office:value-type="float" office:value="6144">
            <text:p>6144</text:p>
          </table:table-cell>
          <table:table-cell table:formula="oooc:=IF([.L110];IF([.K110]&gt;0;[$Configuration.$B$21]+[.K110];[$Configuration.$B$20]);0)" office:value-type="float" office:value="0">
            <text:p>0</text:p>
          </table:table-cell>
          <table:table-cell table:formula="oooc:=CEILING([.Q110];[$Configuration.$B$3])/[$Configuration.$B$3]" office:value-type="float" office:value="0">
            <text:p>0</text:p>
          </table:table-cell>
          <table:table-cell table:formula="oooc:=IF(AND([$Configuration.$B$27];[.L110];[.K110]&gt;0);[$Configuration.$B$22]+[.K110];0)" office:value-type="float" office:value="0">
            <text:p>0</text:p>
          </table:table-cell>
          <table:table-cell table:formula="oooc:=CEILING([.S110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10]+1" office:value-type="float" office:value="92">
            <text:p>92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1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11]+[.E111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11]*[$Configuration.$B$3]*[$Configuration.$B$4]*[$Configuration.$B$5])-[$Configuration.$B$19]+[.G111]-[.K111]-([.R111]*[$Configuration.$B$3])-([.T111]*[$Configuration.$B$3])" office:value-type="float" office:value="786388">
            <text:p>786388</text:p>
          </table:table-cell>
          <table:table-cell table:formula="oooc:=[.H111]" office:value-type="float" office:value="786388">
            <text:p>786388</text:p>
          </table:table-cell>
          <table:table-cell office:value-type="float" office:value="0">
            <text:p>0</text:p>
          </table:table-cell>
          <table:table-cell table:formula="oooc:=[.J11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1];0;[.I111])+[.K111]+[$Configuration.$B$19]" office:value-type="float" office:value="786432">
            <text:p>786432</text:p>
          </table:table-cell>
          <table:table-cell table:formula="oooc:=CEILING([.O111];[$Configuration.$B$3])/[$Configuration.$B$3]" office:value-type="float" office:value="6144">
            <text:p>6144</text:p>
          </table:table-cell>
          <table:table-cell table:formula="oooc:=IF([.L111];IF([.K111]&gt;0;[$Configuration.$B$21]+[.K111];[$Configuration.$B$20]);0)" office:value-type="float" office:value="0">
            <text:p>0</text:p>
          </table:table-cell>
          <table:table-cell table:formula="oooc:=CEILING([.Q111];[$Configuration.$B$3])/[$Configuration.$B$3]" office:value-type="float" office:value="0">
            <text:p>0</text:p>
          </table:table-cell>
          <table:table-cell table:formula="oooc:=IF(AND([$Configuration.$B$27];[.L111];[.K111]&gt;0);[$Configuration.$B$22]+[.K111];0)" office:value-type="float" office:value="0">
            <text:p>0</text:p>
          </table:table-cell>
          <table:table-cell table:formula="oooc:=CEILING([.S111];[$Configuration.$B$3])/[$Configuration.$B$3]" office:value-type="float" office:value="0">
            <text:p>0</text:p>
          </table:table-cell>
          <table:table-cell office:value-type="string">
            <text:p>24 pages = ½ file</text:p>
          </table:table-cell>
        </table:table-row>
        <table:table-row table:style-name="ro2">
          <table:table-cell table:formula="oooc:=[.A111]+1" office:value-type="float" office:value="93">
            <text:p>93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2]+[.E112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12]*[$Configuration.$B$3]*[$Configuration.$B$4]*[$Configuration.$B$5])-[$Configuration.$B$19]+[.G112]-[.K112]-([.R112]*[$Configuration.$B$3])-([.T112]*[$Configuration.$B$3])" office:value-type="float" office:value="786389">
            <text:p>786389</text:p>
          </table:table-cell>
          <table:table-cell table:formula="oooc:=[.H112]" office:value-type="float" office:value="786389">
            <text:p>786389</text:p>
          </table:table-cell>
          <table:table-cell office:value-type="float" office:value="0">
            <text:p>0</text:p>
          </table:table-cell>
          <table:table-cell table:formula="oooc:=[.J11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2];0;[.I112])+[.K112]+[$Configuration.$B$19]" office:value-type="float" office:value="786433">
            <text:p>786433</text:p>
          </table:table-cell>
          <table:table-cell table:formula="oooc:=CEILING([.O112];[$Configuration.$B$3])/[$Configuration.$B$3]" office:value-type="float" office:value="6145">
            <text:p>6145</text:p>
          </table:table-cell>
          <table:table-cell table:formula="oooc:=IF([.L112];IF([.K112]&gt;0;[$Configuration.$B$21]+[.K112];[$Configuration.$B$20]);0)" office:value-type="float" office:value="0">
            <text:p>0</text:p>
          </table:table-cell>
          <table:table-cell table:formula="oooc:=CEILING([.Q112];[$Configuration.$B$3])/[$Configuration.$B$3]" office:value-type="float" office:value="0">
            <text:p>0</text:p>
          </table:table-cell>
          <table:table-cell table:formula="oooc:=IF(AND([$Configuration.$B$27];[.L112];[.K112]&gt;0);[$Configuration.$B$22]+[.K112];0)" office:value-type="float" office:value="0">
            <text:p>0</text:p>
          </table:table-cell>
          <table:table-cell table:formula="oooc:=CEILING([.S112];[$Configuration.$B$3])/[$Configuration.$B$3]" office:value-type="float" office:value="0">
            <text:p>0</text:p>
          </table:table-cell>
          <table:table-cell office:value-type="string">
            <text:p>24 pages + 1 byte</text:p>
          </table:table-cell>
        </table:table-row>
        <table:table-row table:style-name="ro2">
          <table:table-cell table:formula="oooc:=[.A112]+1" office:value-type="float" office:value="94">
            <text:p>94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3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3]+[.E113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13]*[$Configuration.$B$3]*[$Configuration.$B$4]*[$Configuration.$B$5])-[$Configuration.$B$19]+[.G113]-[.K113]-([.R113]*[$Configuration.$B$3])-([.T113]*[$Configuration.$B$3])" office:value-type="float" office:value="786132">
            <text:p>786132</text:p>
          </table:table-cell>
          <table:table-cell table:formula="oooc:=[.H113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1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3];0;[.I113])+[.K113]+[$Configuration.$B$19]" office:value-type="float" office:value="786432">
            <text:p>786432</text:p>
          </table:table-cell>
          <table:table-cell table:formula="oooc:=CEILING([.O113];[$Configuration.$B$3])/[$Configuration.$B$3]" office:value-type="float" office:value="6144">
            <text:p>6144</text:p>
          </table:table-cell>
          <table:table-cell table:formula="oooc:=IF([.L113];IF([.K113]&gt;0;[$Configuration.$B$21]+[.K113];[$Configuration.$B$20]);0)" office:value-type="float" office:value="0">
            <text:p>0</text:p>
          </table:table-cell>
          <table:table-cell table:formula="oooc:=CEILING([.Q113];[$Configuration.$B$3])/[$Configuration.$B$3]" office:value-type="float" office:value="0">
            <text:p>0</text:p>
          </table:table-cell>
          <table:table-cell table:formula="oooc:=IF(AND([$Configuration.$B$27];[.L113];[.K113]&gt;0);[$Configuration.$B$22]+[.K113];0)" office:value-type="float" office:value="0">
            <text:p>0</text:p>
          </table:table-cell>
          <table:table-cell table:formula="oooc:=CEILING([.S113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13]+1" office:value-type="float" office:value="95">
            <text:p>95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4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14]+[.E114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14]*[$Configuration.$B$3]*[$Configuration.$B$4]*[$Configuration.$B$5])-[$Configuration.$B$19]+[.G114]-[.K114]-([.R114]*[$Configuration.$B$3])-([.T114]*[$Configuration.$B$3])" office:value-type="float" office:value="786132">
            <text:p>786132</text:p>
          </table:table-cell>
          <table:table-cell table:formula="oooc:=[.H114]" office:value-type="float" office:value="786132">
            <text:p>786132</text:p>
          </table:table-cell>
          <table:table-cell office:value-type="float" office:value="256">
            <text:p>256</text:p>
          </table:table-cell>
          <table:table-cell table:formula="oooc:=[.J114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4];0;[.I114])+[.K114]+[$Configuration.$B$19]" office:value-type="float" office:value="786432">
            <text:p>786432</text:p>
          </table:table-cell>
          <table:table-cell table:formula="oooc:=CEILING([.O114];[$Configuration.$B$3])/[$Configuration.$B$3]" office:value-type="float" office:value="6144">
            <text:p>6144</text:p>
          </table:table-cell>
          <table:table-cell table:formula="oooc:=IF([.L114];IF([.K114]&gt;0;[$Configuration.$B$21]+[.K114];[$Configuration.$B$20]);0)" office:value-type="float" office:value="0">
            <text:p>0</text:p>
          </table:table-cell>
          <table:table-cell table:formula="oooc:=CEILING([.Q114];[$Configuration.$B$3])/[$Configuration.$B$3]" office:value-type="float" office:value="0">
            <text:p>0</text:p>
          </table:table-cell>
          <table:table-cell table:formula="oooc:=IF(AND([$Configuration.$B$27];[.L114];[.K114]&gt;0);[$Configuration.$B$22]+[.K114];0)" office:value-type="float" office:value="0">
            <text:p>0</text:p>
          </table:table-cell>
          <table:table-cell table:formula="oooc:=CEILING([.S114];[$Configuration.$B$3])/[$Configuration.$B$3]" office:value-type="float" office:value="0">
            <text:p>0</text:p>
          </table:table-cell>
          <table:table-cell office:value-type="string">
            <text:p>24 pages = ½ file [txn]</text:p>
          </table:table-cell>
        </table:table-row>
        <table:table-row table:style-name="ro2">
          <table:table-cell table:formula="oooc:=[.A114]+1" office:value-type="float" office:value="96">
            <text:p>96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15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15]+[.E115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15]*[$Configuration.$B$3]*[$Configuration.$B$4]*[$Configuration.$B$5])-[$Configuration.$B$19]+[.G115]-[.K115]-([.R115]*[$Configuration.$B$3])-([.T115]*[$Configuration.$B$3])" office:value-type="float" office:value="786133">
            <text:p>786133</text:p>
          </table:table-cell>
          <table:table-cell table:formula="oooc:=[.H115]" office:value-type="float" office:value="786133">
            <text:p>786133</text:p>
          </table:table-cell>
          <table:table-cell office:value-type="float" office:value="256">
            <text:p>256</text:p>
          </table:table-cell>
          <table:table-cell table:formula="oooc:=[.J11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15];0;[.I115])+[.K115]+[$Configuration.$B$19]" office:value-type="float" office:value="786433">
            <text:p>786433</text:p>
          </table:table-cell>
          <table:table-cell table:formula="oooc:=CEILING([.O115];[$Configuration.$B$3])/[$Configuration.$B$3]" office:value-type="float" office:value="6145">
            <text:p>6145</text:p>
          </table:table-cell>
          <table:table-cell table:formula="oooc:=IF([.L115];IF([.K115]&gt;0;[$Configuration.$B$21]+[.K115];[$Configuration.$B$20]);0)" office:value-type="float" office:value="0">
            <text:p>0</text:p>
          </table:table-cell>
          <table:table-cell table:formula="oooc:=CEILING([.Q115];[$Configuration.$B$3])/[$Configuration.$B$3]" office:value-type="float" office:value="0">
            <text:p>0</text:p>
          </table:table-cell>
          <table:table-cell table:formula="oooc:=IF(AND([$Configuration.$B$27];[.L115];[.K115]&gt;0);[$Configuration.$B$22]+[.K115];0)" office:value-type="float" office:value="0">
            <text:p>0</text:p>
          </table:table-cell>
          <table:table-cell table:formula="oooc:=CEILING([.S115];[$Configuration.$B$3])/[$Configuration.$B$3]" office:value-type="float" office:value="0">
            <text:p>0</text:p>
          </table:table-cell>
          <table:table-cell office:value-type="string">
            <text:p>24 pages + 1 byte [txn]</text:p>
          </table:table-cell>
        </table:table-row>
        <table:table-row table:style-name="ro2">
          <table:table-cell table:formula="oooc:=[.A115]+1" office:value-type="float" office:value="97">
            <text:p>97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6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16]+[.E116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16]*[$Configuration.$B$3]*[$Configuration.$B$4]*[$Configuration.$B$5])-[$Configuration.$B$19]+[.G116]-[.K116]-([.R116]*[$Configuration.$B$3])-([.T116]*[$Configuration.$B$3])" office:value-type="float" office:value="786260">
            <text:p>786260</text:p>
          </table:table-cell>
          <table:table-cell table:formula="oooc:=[.H116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16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6];0;[.I116])+[.K116]+[$Configuration.$B$19]" office:value-type="float" office:value="786304">
            <text:p>786304</text:p>
          </table:table-cell>
          <table:table-cell table:formula="oooc:=CEILING([.O116];[$Configuration.$B$3])/[$Configuration.$B$3]" office:value-type="float" office:value="6143">
            <text:p>6143</text:p>
          </table:table-cell>
          <table:table-cell table:formula="oooc:=IF([.L116];IF([.K116]&gt;0;[$Configuration.$B$21]+[.K116];[$Configuration.$B$20]);0)" office:value-type="float" office:value="32">
            <text:p>32</text:p>
          </table:table-cell>
          <table:table-cell table:formula="oooc:=CEILING([.Q116];[$Configuration.$B$3])/[$Configuration.$B$3]" office:value-type="float" office:value="1">
            <text:p>1</text:p>
          </table:table-cell>
          <table:table-cell table:formula="oooc:=IF(AND([$Configuration.$B$27];[.L116];[.K116]&gt;0);[$Configuration.$B$22]+[.K116];0)" office:value-type="float" office:value="0">
            <text:p>0</text:p>
          </table:table-cell>
          <table:table-cell table:formula="oooc:=CEILING([.S116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16]+1" office:value-type="float" office:value="98">
            <text:p>98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7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17]+[.E117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17]*[$Configuration.$B$3]*[$Configuration.$B$4]*[$Configuration.$B$5])-[$Configuration.$B$19]+[.G117]-[.K117]-([.R117]*[$Configuration.$B$3])-([.T117]*[$Configuration.$B$3])" office:value-type="float" office:value="786260">
            <text:p>786260</text:p>
          </table:table-cell>
          <table:table-cell table:formula="oooc:=[.H117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17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7];0;[.I117])+[.K117]+[$Configuration.$B$19]" office:value-type="float" office:value="786304">
            <text:p>786304</text:p>
          </table:table-cell>
          <table:table-cell table:formula="oooc:=CEILING([.O117];[$Configuration.$B$3])/[$Configuration.$B$3]" office:value-type="float" office:value="6143">
            <text:p>6143</text:p>
          </table:table-cell>
          <table:table-cell table:formula="oooc:=IF([.L117];IF([.K117]&gt;0;[$Configuration.$B$21]+[.K117];[$Configuration.$B$20]);0)" office:value-type="float" office:value="32">
            <text:p>32</text:p>
          </table:table-cell>
          <table:table-cell table:formula="oooc:=CEILING([.Q117];[$Configuration.$B$3])/[$Configuration.$B$3]" office:value-type="float" office:value="1">
            <text:p>1</text:p>
          </table:table-cell>
          <table:table-cell table:formula="oooc:=IF(AND([$Configuration.$B$27];[.L117];[.K117]&gt;0);[$Configuration.$B$22]+[.K117];0)" office:value-type="float" office:value="0">
            <text:p>0</text:p>
          </table:table-cell>
          <table:table-cell table:formula="oooc:=CEILING([.S117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17]+1" office:value-type="float" office:value="99">
            <text:p>99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8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18]+[.E118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18]*[$Configuration.$B$3]*[$Configuration.$B$4]*[$Configuration.$B$5])-[$Configuration.$B$19]+[.G118]-[.K118]-([.R118]*[$Configuration.$B$3])-([.T118]*[$Configuration.$B$3])" office:value-type="float" office:value="786261">
            <text:p>786261</text:p>
          </table:table-cell>
          <table:table-cell table:formula="oooc:=[.H118]" office:value-type="float" office:value="786261">
            <text:p>786261</text:p>
          </table:table-cell>
          <table:table-cell office:value-type="float" office:value="0">
            <text:p>0</text:p>
          </table:table-cell>
          <table:table-cell table:formula="oooc:=[.J118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8];0;[.I118])+[.K118]+[$Configuration.$B$19]" office:value-type="float" office:value="786305">
            <text:p>786305</text:p>
          </table:table-cell>
          <table:table-cell table:formula="oooc:=CEILING([.O118];[$Configuration.$B$3])/[$Configuration.$B$3]" office:value-type="float" office:value="6144">
            <text:p>6144</text:p>
          </table:table-cell>
          <table:table-cell table:formula="oooc:=IF([.L118];IF([.K118]&gt;0;[$Configuration.$B$21]+[.K118];[$Configuration.$B$20]);0)" office:value-type="float" office:value="32">
            <text:p>32</text:p>
          </table:table-cell>
          <table:table-cell table:formula="oooc:=CEILING([.Q118];[$Configuration.$B$3])/[$Configuration.$B$3]" office:value-type="float" office:value="1">
            <text:p>1</text:p>
          </table:table-cell>
          <table:table-cell table:formula="oooc:=IF(AND([$Configuration.$B$27];[.L118];[.K118]&gt;0);[$Configuration.$B$22]+[.K118];0)" office:value-type="float" office:value="0">
            <text:p>0</text:p>
          </table:table-cell>
          <table:table-cell table:formula="oooc:=CEILING([.S118];[$Configuration.$B$3])/[$Configuration.$B$3]" office:value-type="float" office:value="0">
            <text:p>0</text:p>
          </table:table-cell>
          <table:table-cell office:value-type="string">
            <text:p>24 pages incl deq + 1 byte [deq]</text:p>
          </table:table-cell>
        </table:table-row>
        <table:table-row table:style-name="ro2">
          <table:table-cell table:formula="oooc:=[.A118]+1" office:value-type="float" office:value="100">
            <text:p>100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19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19]+[.E119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19]*[$Configuration.$B$3]*[$Configuration.$B$4]*[$Configuration.$B$5])-[$Configuration.$B$19]+[.G119]-[.K119]-([.R119]*[$Configuration.$B$3])-([.T119]*[$Configuration.$B$3])" office:value-type="float" office:value="785364">
            <text:p>785364</text:p>
          </table:table-cell>
          <table:table-cell table:formula="oooc:=[.H119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19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19];0;[.I119])+[.K119]+[$Configuration.$B$19]" office:value-type="float" office:value="785664">
            <text:p>785664</text:p>
          </table:table-cell>
          <table:table-cell table:formula="oooc:=CEILING([.O119];[$Configuration.$B$3])/[$Configuration.$B$3]" office:value-type="float" office:value="6138">
            <text:p>6138</text:p>
          </table:table-cell>
          <table:table-cell table:formula="oooc:=IF([.L119];IF([.K119]&gt;0;[$Configuration.$B$21]+[.K119];[$Configuration.$B$20]);0)" office:value-type="float" office:value="300">
            <text:p>300</text:p>
          </table:table-cell>
          <table:table-cell table:formula="oooc:=CEILING([.Q119];[$Configuration.$B$3])/[$Configuration.$B$3]" office:value-type="float" office:value="3">
            <text:p>3</text:p>
          </table:table-cell>
          <table:table-cell table:formula="oooc:=IF(AND([$Configuration.$B$27];[.L119];[.K119]&gt;0);[$Configuration.$B$22]+[.K119];0)" office:value-type="float" office:value="292">
            <text:p>292</text:p>
          </table:table-cell>
          <table:table-cell table:formula="oooc:=CEILING([.S119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19]+1" office:value-type="float" office:value="101">
            <text:p>101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20];1)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D120]+[.E120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ooc:=([.C120]*[$Configuration.$B$3]*[$Configuration.$B$4]*[$Configuration.$B$5])-[$Configuration.$B$19]+[.G120]-[.K120]-([.R120]*[$Configuration.$B$3])-([.T120]*[$Configuration.$B$3])" office:value-type="float" office:value="785364">
            <text:p>785364</text:p>
          </table:table-cell>
          <table:table-cell table:formula="oooc:=[.H120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20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0];0;[.I120])+[.K120]+[$Configuration.$B$19]" office:value-type="float" office:value="785664">
            <text:p>785664</text:p>
          </table:table-cell>
          <table:table-cell table:formula="oooc:=CEILING([.O120];[$Configuration.$B$3])/[$Configuration.$B$3]" office:value-type="float" office:value="6138">
            <text:p>6138</text:p>
          </table:table-cell>
          <table:table-cell table:formula="oooc:=IF([.L120];IF([.K120]&gt;0;[$Configuration.$B$21]+[.K120];[$Configuration.$B$20]);0)" office:value-type="float" office:value="300">
            <text:p>300</text:p>
          </table:table-cell>
          <table:table-cell table:formula="oooc:=CEILING([.Q120];[$Configuration.$B$3])/[$Configuration.$B$3]" office:value-type="float" office:value="3">
            <text:p>3</text:p>
          </table:table-cell>
          <table:table-cell table:formula="oooc:=IF(AND([$Configuration.$B$27];[.L120];[.K120]&gt;0);[$Configuration.$B$22]+[.K120];0)" office:value-type="float" office:value="292">
            <text:p>292</text:p>
          </table:table-cell>
          <table:table-cell table:formula="oooc:=CEILING([.S120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20]+1" office:value-type="float" office:value="102">
            <text:p>102</text:p>
          </table:table-cell>
          <table:table-cell office:value-type="string">
            <text:p>L</text:p>
          </table:table-cell>
          <table:table-cell office:value-type="float" office:value="0.5">
            <text:p>0.5</text:p>
          </table:table-cell>
          <table:table-cell table:style-name="ce2" table:formula="oooc:=CEILING([$Configuration.$B$6]/[.C121];1)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21]+[.E12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21]*[$Configuration.$B$3]*[$Configuration.$B$4]*[$Configuration.$B$5])-[$Configuration.$B$19]+[.G121]-[.K121]-([.R121]*[$Configuration.$B$3])-([.T121]*[$Configuration.$B$3])" office:value-type="float" office:value="785365">
            <text:p>785365</text:p>
          </table:table-cell>
          <table:table-cell table:formula="oooc:=[.H121]" office:value-type="float" office:value="785365">
            <text:p>785365</text:p>
          </table:table-cell>
          <table:table-cell office:value-type="float" office:value="256">
            <text:p>256</text:p>
          </table:table-cell>
          <table:table-cell table:formula="oooc:=[.J121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1];0;[.I121])+[.K121]+[$Configuration.$B$19]" office:value-type="float" office:value="785665">
            <text:p>785665</text:p>
          </table:table-cell>
          <table:table-cell table:formula="oooc:=CEILING([.O121];[$Configuration.$B$3])/[$Configuration.$B$3]" office:value-type="float" office:value="6139">
            <text:p>6139</text:p>
          </table:table-cell>
          <table:table-cell table:formula="oooc:=IF([.L121];IF([.K121]&gt;0;[$Configuration.$B$21]+[.K121];[$Configuration.$B$20]);0)" office:value-type="float" office:value="300">
            <text:p>300</text:p>
          </table:table-cell>
          <table:table-cell table:formula="oooc:=CEILING([.Q121];[$Configuration.$B$3])/[$Configuration.$B$3]" office:value-type="float" office:value="3">
            <text:p>3</text:p>
          </table:table-cell>
          <table:table-cell table:formula="oooc:=IF(AND([$Configuration.$B$27];[.L121];[.K121]&gt;0);[$Configuration.$B$22]+[.K121];0)" office:value-type="float" office:value="292">
            <text:p>292</text:p>
          </table:table-cell>
          <table:table-cell table:formula="oooc:=CEILING([.S121];[$Configuration.$B$3])/[$Configuration.$B$3]" office:value-type="float" office:value="3">
            <text:p>3</text:p>
          </table:table-cell>
          <table:table-cell office:value-type="string">
            <text:p>24 pages incl deq &amp; txn + 1 byte [deq txn]</text:p>
          </table:table-cell>
        </table:table-row>
        <table:table-row table:style-name="ro2">
          <table:table-cell table:formula="oooc:=[.A121]+1" office:value-type="float" office:value="103">
            <text:p>103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2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2]+[.E122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22]*[$Configuration.$B$3]*[$Configuration.$B$4]*[$Configuration.$B$5])-[$Configuration.$B$19]+[.G122]-[.K122]-([.R122]*[$Configuration.$B$3])-([.T122]*[$Configuration.$B$3])" office:value-type="float" office:value="786260">
            <text:p>786260</text:p>
          </table:table-cell>
          <table:table-cell table:formula="oooc:=[.H122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22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2];0;[.I122])+[.K122]+[$Configuration.$B$19]" office:value-type="float" office:value="786304">
            <text:p>786304</text:p>
          </table:table-cell>
          <table:table-cell table:formula="oooc:=CEILING([.O122];[$Configuration.$B$3])/[$Configuration.$B$3]" office:value-type="float" office:value="6143">
            <text:p>6143</text:p>
          </table:table-cell>
          <table:table-cell table:formula="oooc:=IF([.L122];IF([.K122]&gt;0;[$Configuration.$B$21]+[.K122];[$Configuration.$B$20]);0)" office:value-type="float" office:value="32">
            <text:p>32</text:p>
          </table:table-cell>
          <table:table-cell table:formula="oooc:=CEILING([.Q122];[$Configuration.$B$3])/[$Configuration.$B$3]" office:value-type="float" office:value="1">
            <text:p>1</text:p>
          </table:table-cell>
          <table:table-cell table:formula="oooc:=IF(AND([$Configuration.$B$27];[.L122];[.K122]&gt;0);[$Configuration.$B$22]+[.K122];0)" office:value-type="float" office:value="0">
            <text:p>0</text:p>
          </table:table-cell>
          <table:table-cell table:formula="oooc:=CEILING([.S122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22]+1" office:value-type="float" office:value="104">
            <text:p>104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3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23]+[.E123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23]*[$Configuration.$B$3]*[$Configuration.$B$4]*[$Configuration.$B$5])-[$Configuration.$B$19]+[.G123]-[.K123]-([.R123]*[$Configuration.$B$3])-([.T123]*[$Configuration.$B$3])" office:value-type="float" office:value="786260">
            <text:p>786260</text:p>
          </table:table-cell>
          <table:table-cell table:formula="oooc:=[.H123]" office:value-type="float" office:value="786260">
            <text:p>786260</text:p>
          </table:table-cell>
          <table:table-cell office:value-type="float" office:value="0">
            <text:p>0</text:p>
          </table:table-cell>
          <table:table-cell table:formula="oooc:=[.J123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3];0;[.I123])+[.K123]+[$Configuration.$B$19]" office:value-type="float" office:value="786304">
            <text:p>786304</text:p>
          </table:table-cell>
          <table:table-cell table:formula="oooc:=CEILING([.O123];[$Configuration.$B$3])/[$Configuration.$B$3]" office:value-type="float" office:value="6143">
            <text:p>6143</text:p>
          </table:table-cell>
          <table:table-cell table:formula="oooc:=IF([.L123];IF([.K123]&gt;0;[$Configuration.$B$21]+[.K123];[$Configuration.$B$20]);0)" office:value-type="float" office:value="32">
            <text:p>32</text:p>
          </table:table-cell>
          <table:table-cell table:formula="oooc:=CEILING([.Q123];[$Configuration.$B$3])/[$Configuration.$B$3]" office:value-type="float" office:value="1">
            <text:p>1</text:p>
          </table:table-cell>
          <table:table-cell table:formula="oooc:=IF(AND([$Configuration.$B$27];[.L123];[.K123]&gt;0);[$Configuration.$B$22]+[.K123];0)" office:value-type="float" office:value="0">
            <text:p>0</text:p>
          </table:table-cell>
          <table:table-cell table:formula="oooc:=CEILING([.S123];[$Configuration.$B$3])/[$Configuration.$B$3]" office:value-type="float" office:value="0">
            <text:p>0</text:p>
          </table:table-cell>
          <table:table-cell office:value-type="string">
            <text:p>24 pages incl deq = ½ file [deq]</text:p>
          </table:table-cell>
        </table:table-row>
        <table:table-row table:style-name="ro2">
          <table:table-cell table:formula="oooc:=[.A123]+1" office:value-type="float" office:value="105">
            <text:p>105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4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4]+[.E124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24]*[$Configuration.$B$3]*[$Configuration.$B$4]*[$Configuration.$B$5])-[$Configuration.$B$19]+[.G124]-[.K124]-([.R124]*[$Configuration.$B$3])-([.T124]*[$Configuration.$B$3])" office:value-type="float" office:value="786261">
            <text:p>786261</text:p>
          </table:table-cell>
          <table:table-cell table:formula="oooc:=[.H124]" office:value-type="float" office:value="786261">
            <text:p>786261</text:p>
          </table:table-cell>
          <table:table-cell office:value-type="float" office:value="0">
            <text:p>0</text:p>
          </table:table-cell>
          <table:table-cell table:formula="oooc:=[.J124]"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4];0;[.I124])+[.K124]+[$Configuration.$B$19]" office:value-type="float" office:value="786305">
            <text:p>786305</text:p>
          </table:table-cell>
          <table:table-cell table:formula="oooc:=CEILING([.O124];[$Configuration.$B$3])/[$Configuration.$B$3]" office:value-type="float" office:value="6144">
            <text:p>6144</text:p>
          </table:table-cell>
          <table:table-cell table:formula="oooc:=IF([.L124];IF([.K124]&gt;0;[$Configuration.$B$21]+[.K124];[$Configuration.$B$20]);0)" office:value-type="float" office:value="32">
            <text:p>32</text:p>
          </table:table-cell>
          <table:table-cell table:formula="oooc:=CEILING([.Q124];[$Configuration.$B$3])/[$Configuration.$B$3]" office:value-type="float" office:value="1">
            <text:p>1</text:p>
          </table:table-cell>
          <table:table-cell table:formula="oooc:=IF(AND([$Configuration.$B$27];[.L124];[.K124]&gt;0);[$Configuration.$B$22]+[.K124];0)" office:value-type="float" office:value="0">
            <text:p>0</text:p>
          </table:table-cell>
          <table:table-cell table:formula="oooc:=CEILING([.S124];[$Configuration.$B$3])/[$Configuration.$B$3]" office:value-type="float" office:value="0">
            <text:p>0</text:p>
          </table:table-cell>
          <table:table-cell office:value-type="string">
            <text:p>24 pages incl deq + 1 byte [deq]</text:p>
          </table:table-cell>
        </table:table-row>
        <table:table-row table:style-name="ro2">
          <table:table-cell table:formula="oooc:=[.A124]+1" office:value-type="float" office:value="106">
            <text:p>106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5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5]+[.E125]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(2*[.C125]*[$Configuration.$B$3]*[$Configuration.$B$4]*[$Configuration.$B$5])-[$Configuration.$B$19]+[.G125]-[.K125]-([.R125]*[$Configuration.$B$3])-([.T125]*[$Configuration.$B$3])" office:value-type="float" office:value="785364">
            <text:p>785364</text:p>
          </table:table-cell>
          <table:table-cell table:formula="oooc:=[.H125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25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5];0;[.I125])+[.K125]+[$Configuration.$B$19]" office:value-type="float" office:value="785664">
            <text:p>785664</text:p>
          </table:table-cell>
          <table:table-cell table:formula="oooc:=CEILING([.O125];[$Configuration.$B$3])/[$Configuration.$B$3]" office:value-type="float" office:value="6138">
            <text:p>6138</text:p>
          </table:table-cell>
          <table:table-cell table:formula="oooc:=IF([.L125];IF([.K125]&gt;0;[$Configuration.$B$21]+[.K125];[$Configuration.$B$20]);0)" office:value-type="float" office:value="300">
            <text:p>300</text:p>
          </table:table-cell>
          <table:table-cell table:formula="oooc:=CEILING([.Q125];[$Configuration.$B$3])/[$Configuration.$B$3]" office:value-type="float" office:value="3">
            <text:p>3</text:p>
          </table:table-cell>
          <table:table-cell table:formula="oooc:=IF(AND([$Configuration.$B$27];[.L125];[.K125]&gt;0);[$Configuration.$B$22]+[.K125];0)" office:value-type="float" office:value="292">
            <text:p>292</text:p>
          </table:table-cell>
          <table:table-cell table:formula="oooc:=CEILING([.S125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25]+1" office:value-type="float" office:value="107">
            <text:p>107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6];1)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[.D126]+[.E126]"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ooc:=(2*[.C126]*[$Configuration.$B$3]*[$Configuration.$B$4]*[$Configuration.$B$5])-[$Configuration.$B$19]+[.G126]-[.K126]-([.R126]*[$Configuration.$B$3])-([.T126]*[$Configuration.$B$3])" office:value-type="float" office:value="785364">
            <text:p>785364</text:p>
          </table:table-cell>
          <table:table-cell table:formula="oooc:=[.H126]" office:value-type="float" office:value="785364">
            <text:p>785364</text:p>
          </table:table-cell>
          <table:table-cell office:value-type="float" office:value="256">
            <text:p>256</text:p>
          </table:table-cell>
          <table:table-cell table:formula="oooc:=[.J126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6];0;[.I126])+[.K126]+[$Configuration.$B$19]" office:value-type="float" office:value="785664">
            <text:p>785664</text:p>
          </table:table-cell>
          <table:table-cell table:formula="oooc:=CEILING([.O126];[$Configuration.$B$3])/[$Configuration.$B$3]" office:value-type="float" office:value="6138">
            <text:p>6138</text:p>
          </table:table-cell>
          <table:table-cell table:formula="oooc:=IF([.L126];IF([.K126]&gt;0;[$Configuration.$B$21]+[.K126];[$Configuration.$B$20]);0)" office:value-type="float" office:value="300">
            <text:p>300</text:p>
          </table:table-cell>
          <table:table-cell table:formula="oooc:=CEILING([.Q126];[$Configuration.$B$3])/[$Configuration.$B$3]" office:value-type="float" office:value="3">
            <text:p>3</text:p>
          </table:table-cell>
          <table:table-cell table:formula="oooc:=IF(AND([$Configuration.$B$27];[.L126];[.K126]&gt;0);[$Configuration.$B$22]+[.K126];0)" office:value-type="float" office:value="292">
            <text:p>292</text:p>
          </table:table-cell>
          <table:table-cell table:formula="oooc:=CEILING([.S126];[$Configuration.$B$3])/[$Configuration.$B$3]" office:value-type="float" office:value="3">
            <text:p>3</text:p>
          </table:table-cell>
          <table:table-cell office:value-type="string">
            <text:p>24 pages incl deq &amp; txn = ½ file [deq txn]</text:p>
          </table:table-cell>
        </table:table-row>
        <table:table-row table:style-name="ro2">
          <table:table-cell table:formula="oooc:=[.A126]+1" office:value-type="float" office:value="108">
            <text:p>108</text:p>
          </table:table-cell>
          <table:table-cell office:value-type="string">
            <text:p>L</text:p>
          </table:table-cell>
          <table:table-cell office:value-type="float" office:value="0.25">
            <text:p>0.25</text:p>
          </table:table-cell>
          <table:table-cell table:style-name="ce2" table:formula="oooc:=CEILING([$Configuration.$B$6]/[.C127];1)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ooc:=[.D127]+[.E127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(2*[.C127]*[$Configuration.$B$3]*[$Configuration.$B$4]*[$Configuration.$B$5])-[$Configuration.$B$19]+[.G127]-[.K127]-([.R127]*[$Configuration.$B$3])-([.T127]*[$Configuration.$B$3])" office:value-type="float" office:value="785365">
            <text:p>785365</text:p>
          </table:table-cell>
          <table:table-cell table:formula="oooc:=[.H127]" office:value-type="float" office:value="785365">
            <text:p>785365</text:p>
          </table:table-cell>
          <table:table-cell office:value-type="float" office:value="256">
            <text:p>256</text:p>
          </table:table-cell>
          <table:table-cell table:formula="oooc:=[.J127]" office:value-type="float" office:value="256">
            <text:p>2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27];0;[.I127])+[.K127]+[$Configuration.$B$19]" office:value-type="float" office:value="785665">
            <text:p>785665</text:p>
          </table:table-cell>
          <table:table-cell table:formula="oooc:=CEILING([.O127];[$Configuration.$B$3])/[$Configuration.$B$3]" office:value-type="float" office:value="6139">
            <text:p>6139</text:p>
          </table:table-cell>
          <table:table-cell table:formula="oooc:=IF([.L127];IF([.K127]&gt;0;[$Configuration.$B$21]+[.K127];[$Configuration.$B$20]);0)" office:value-type="float" office:value="300">
            <text:p>300</text:p>
          </table:table-cell>
          <table:table-cell table:formula="oooc:=CEILING([.Q127];[$Configuration.$B$3])/[$Configuration.$B$3]" office:value-type="float" office:value="3">
            <text:p>3</text:p>
          </table:table-cell>
          <table:table-cell table:formula="oooc:=IF(AND([$Configuration.$B$27];[.L127];[.K127]&gt;0);[$Configuration.$B$22]+[.K127];0)" office:value-type="float" office:value="292">
            <text:p>292</text:p>
          </table:table-cell>
          <table:table-cell table:formula="oooc:=CEILING([.S127];[$Configuration.$B$3])/[$Configuration.$B$3]" office:value-type="float" office:value="3">
            <text:p>3</text:p>
          </table:table-cell>
          <table:table-cell office:value-type="string">
            <text:p>24 pages incl deq &amp; txn + 1 byte [deq txn]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office:value-type="string">
            <text:p>Multi-page messages (large messages) - tests various paths in encoder.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>
          <table:table-cell table:formula="oooc:=[.A127]+1" office:value-type="float" office:value="109">
            <text:p>10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0]+[.E13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30]*[$Configuration.$B$3]*[$Configuration.$B$4]*[$Configuration.$B$11])-[$Configuration.$B$19]+[.G130]-[.K130]-([.R130]*[$Configuration.$B$3])-([.T130]*[$Configuration.$B$3])" office:value-type="float" office:value="32724">
            <text:p>32724</text:p>
          </table:table-cell>
          <table:table-cell table:formula="oooc:=[.H130]" office:value-type="float" office:value="32724">
            <text:p>32724</text:p>
          </table:table-cell>
          <table:table-cell office:value-type="float" office:value="0">
            <text:p>0</text:p>
          </table:table-cell>
          <table:table-cell table:formula="oooc:=[.J13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0];0;[.I130])+[.K130]+[$Configuration.$B$19]" office:value-type="float" office:value="32768">
            <text:p>32768</text:p>
          </table:table-cell>
          <table:table-cell table:formula="oooc:=CEILING([.O130];[$Configuration.$B$3])/[$Configuration.$B$3]" office:value-type="float" office:value="256">
            <text:p>256</text:p>
          </table:table-cell>
          <table:table-cell table:formula="oooc:=IF([.L130];IF([.K130]&gt;0;[$Configuration.$B$21]+[.K130];[$Configuration.$B$20]);0)" office:value-type="float" office:value="0">
            <text:p>0</text:p>
          </table:table-cell>
          <table:table-cell table:formula="oooc:=CEILING([.Q130];[$Configuration.$B$3])/[$Configuration.$B$3]" office:value-type="float" office:value="0">
            <text:p>0</text:p>
          </table:table-cell>
          <table:table-cell table:formula="oooc:=IF(AND([$Configuration.$B$27];[.L130];[.K130]&gt;0);[$Configuration.$B$22]+[.K130];0)" office:value-type="float" office:value="0">
            <text:p>0</text:p>
          </table:table-cell>
          <table:table-cell table:formula="oooc:=CEILING([.S130];[$Configuration.$B$3])/[$Configuration.$B$3]" office:value-type="float" office:value="0">
            <text:p>0</text:p>
          </table:table-cell>
          <table:table-cell office:value-type="string">
            <text:p>data 1 page</text:p>
          </table:table-cell>
        </table:table-row>
        <table:table-row table:style-name="ro2">
          <table:table-cell table:formula="oooc:=[.A130]+1" office:value-type="float" office:value="110">
            <text:p>11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1]+[.E13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31]*[$Configuration.$B$3]*[$Configuration.$B$4]*[$Configuration.$B$11])-[$Configuration.$B$19]+[.G131]-[.K131]-([.R131]*[$Configuration.$B$3])-([.T131]*[$Configuration.$B$3])" office:value-type="float" office:value="32725">
            <text:p>32725</text:p>
          </table:table-cell>
          <table:table-cell table:formula="oooc:=[.H131]" office:value-type="float" office:value="32725">
            <text:p>32725</text:p>
          </table:table-cell>
          <table:table-cell office:value-type="float" office:value="0">
            <text:p>0</text:p>
          </table:table-cell>
          <table:table-cell table:formula="oooc:=[.J13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1];0;[.I131])+[.K131]+[$Configuration.$B$19]" office:value-type="float" office:value="32769">
            <text:p>32769</text:p>
          </table:table-cell>
          <table:table-cell table:formula="oooc:=CEILING([.O131];[$Configuration.$B$3])/[$Configuration.$B$3]" office:value-type="float" office:value="257">
            <text:p>257</text:p>
          </table:table-cell>
          <table:table-cell table:formula="oooc:=IF([.L131];IF([.K131]&gt;0;[$Configuration.$B$21]+[.K131];[$Configuration.$B$20]);0)" office:value-type="float" office:value="0">
            <text:p>0</text:p>
          </table:table-cell>
          <table:table-cell table:formula="oooc:=CEILING([.Q131];[$Configuration.$B$3])/[$Configuration.$B$3]" office:value-type="float" office:value="0">
            <text:p>0</text:p>
          </table:table-cell>
          <table:table-cell table:formula="oooc:=IF(AND([$Configuration.$B$27];[.L131];[.K131]&gt;0);[$Configuration.$B$22]+[.K131];0)" office:value-type="float" office:value="0">
            <text:p>0</text:p>
          </table:table-cell>
          <table:table-cell table:formula="oooc:=CEILING([.S131];[$Configuration.$B$3])/[$Configuration.$B$3]" office:value-type="float" office:value="0">
            <text:p>0</text:p>
          </table:table-cell>
          <table:table-cell office:value-type="string">
            <text:p>data 1 page + 1 byte (tail split; 1 byte over page boundary)</text:p>
          </table:table-cell>
        </table:table-row>
        <table:table-row table:style-name="ro2">
          <table:table-cell table:formula="oooc:=[.A131]+1" office:value-type="float" office:value="111">
            <text:p>11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2]+[.E132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32]*[$Configuration.$B$3]*[$Configuration.$B$4]*[$Configuration.$B$11])-[$Configuration.$B$19]+[.G132]-[.K132]-([.R132]*[$Configuration.$B$3])-([.T132]*[$Configuration.$B$3])" office:value-type="float" office:value="32735">
            <text:p>32735</text:p>
          </table:table-cell>
          <table:table-cell table:formula="oooc:=[.H132]" office:value-type="float" office:value="32735">
            <text:p>32735</text:p>
          </table:table-cell>
          <table:table-cell office:value-type="float" office:value="0">
            <text:p>0</text:p>
          </table:table-cell>
          <table:table-cell table:formula="oooc:=[.J13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2];0;[.I132])+[.K132]+[$Configuration.$B$19]" office:value-type="float" office:value="32779">
            <text:p>32779</text:p>
          </table:table-cell>
          <table:table-cell table:formula="oooc:=CEILING([.O132];[$Configuration.$B$3])/[$Configuration.$B$3]" office:value-type="float" office:value="257">
            <text:p>257</text:p>
          </table:table-cell>
          <table:table-cell table:formula="oooc:=IF([.L132];IF([.K132]&gt;0;[$Configuration.$B$21]+[.K132];[$Configuration.$B$20]);0)" office:value-type="float" office:value="0">
            <text:p>0</text:p>
          </table:table-cell>
          <table:table-cell table:formula="oooc:=CEILING([.Q132];[$Configuration.$B$3])/[$Configuration.$B$3]" office:value-type="float" office:value="0">
            <text:p>0</text:p>
          </table:table-cell>
          <table:table-cell table:formula="oooc:=IF(AND([$Configuration.$B$27];[.L132];[.K132]&gt;0);[$Configuration.$B$22]+[.K132];0)" office:value-type="float" office:value="0">
            <text:p>0</text:p>
          </table:table-cell>
          <table:table-cell table:formula="oooc:=CEILING([.S132];[$Configuration.$B$3])/[$Configuration.$B$3]" office:value-type="float" office:value="0">
            <text:p>0</text:p>
          </table:table-cell>
          <table:table-cell office:value-type="string">
            <text:p>data 1 page + 11 bytes (tail split; 11 bytes over page boundary)</text:p>
          </table:table-cell>
        </table:table-row>
        <table:table-row table:style-name="ro2">
          <table:table-cell table:formula="oooc:=[.A132]+1" office:value-type="float" office:value="112">
            <text:p>11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3]+[.E133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33]*[$Configuration.$B$3]*[$Configuration.$B$4]*[$Configuration.$B$11])-[$Configuration.$B$19]+[.G133]-[.K133]-([.R133]*[$Configuration.$B$3])-([.T133]*[$Configuration.$B$3])" office:value-type="float" office:value="32736">
            <text:p>32736</text:p>
          </table:table-cell>
          <table:table-cell table:formula="oooc:=[.H133]" office:value-type="float" office:value="32736">
            <text:p>32736</text:p>
          </table:table-cell>
          <table:table-cell office:value-type="float" office:value="0">
            <text:p>0</text:p>
          </table:table-cell>
          <table:table-cell table:formula="oooc:=[.J13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3];0;[.I133])+[.K133]+[$Configuration.$B$19]" office:value-type="float" office:value="32780">
            <text:p>32780</text:p>
          </table:table-cell>
          <table:table-cell table:formula="oooc:=CEILING([.O133];[$Configuration.$B$3])/[$Configuration.$B$3]" office:value-type="float" office:value="257">
            <text:p>257</text:p>
          </table:table-cell>
          <table:table-cell table:formula="oooc:=IF([.L133];IF([.K133]&gt;0;[$Configuration.$B$21]+[.K133];[$Configuration.$B$20]);0)" office:value-type="float" office:value="0">
            <text:p>0</text:p>
          </table:table-cell>
          <table:table-cell table:formula="oooc:=CEILING([.Q133];[$Configuration.$B$3])/[$Configuration.$B$3]" office:value-type="float" office:value="0">
            <text:p>0</text:p>
          </table:table-cell>
          <table:table-cell table:formula="oooc:=IF(AND([$Configuration.$B$27];[.L133];[.K133]&gt;0);[$Configuration.$B$22]+[.K133];0)" office:value-type="float" office:value="0">
            <text:p>0</text:p>
          </table:table-cell>
          <table:table-cell table:formula="oooc:=CEILING([.S133];[$Configuration.$B$3])/[$Configuration.$B$3]" office:value-type="float" office:value="0">
            <text:p>0</text:p>
          </table:table-cell>
          <table:table-cell office:value-type="string">
            <text:p>data 1 page + 12 bytes (tail separated exactly onto next page)</text:p>
          </table:table-cell>
        </table:table-row>
        <table:table-row table:style-name="ro2">
          <table:table-cell table:formula="oooc:=[.A133]+1" office:value-type="float" office:value="113">
            <text:p>11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4]+[.E134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34]*[$Configuration.$B$3]*[$Configuration.$B$4]*[$Configuration.$B$11])-[$Configuration.$B$19]+[.G134]-[.K134]-([.R134]*[$Configuration.$B$3])-([.T134]*[$Configuration.$B$3])" office:value-type="float" office:value="32737">
            <text:p>32737</text:p>
          </table:table-cell>
          <table:table-cell table:formula="oooc:=[.H134]" office:value-type="float" office:value="32737">
            <text:p>32737</text:p>
          </table:table-cell>
          <table:table-cell office:value-type="float" office:value="0">
            <text:p>0</text:p>
          </table:table-cell>
          <table:table-cell table:formula="oooc:=[.J13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4];0;[.I134])+[.K134]+[$Configuration.$B$19]" office:value-type="float" office:value="32781">
            <text:p>32781</text:p>
          </table:table-cell>
          <table:table-cell table:formula="oooc:=CEILING([.O134];[$Configuration.$B$3])/[$Configuration.$B$3]" office:value-type="float" office:value="257">
            <text:p>257</text:p>
          </table:table-cell>
          <table:table-cell table:formula="oooc:=IF([.L134];IF([.K134]&gt;0;[$Configuration.$B$21]+[.K134];[$Configuration.$B$20]);0)" office:value-type="float" office:value="0">
            <text:p>0</text:p>
          </table:table-cell>
          <table:table-cell table:formula="oooc:=CEILING([.Q134];[$Configuration.$B$3])/[$Configuration.$B$3]" office:value-type="float" office:value="0">
            <text:p>0</text:p>
          </table:table-cell>
          <table:table-cell table:formula="oooc:=IF(AND([$Configuration.$B$27];[.L134];[.K134]&gt;0);[$Configuration.$B$22]+[.K134];0)" office:value-type="float" office:value="0">
            <text:p>0</text:p>
          </table:table-cell>
          <table:table-cell table:formula="oooc:=CEILING([.S134];[$Configuration.$B$3])/[$Configuration.$B$3]" office:value-type="float" office:value="0">
            <text:p>0</text:p>
          </table:table-cell>
          <table:table-cell office:value-type="string">
            <text:p>data 1 page + 13 bytes (data split; 1 byte over page boundary)</text:p>
          </table:table-cell>
        </table:table-row>
        <table:table-row table:style-name="ro2">
          <table:table-cell table:formula="oooc:=[.A134]+1" office:value-type="float" office:value="114">
            <text:p>11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5]+[.E135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35]*[$Configuration.$B$3]*[$Configuration.$B$4]*[$Configuration.$B$11])-[$Configuration.$B$19]+[.G135]-[.K135]-([.R135]*[$Configuration.$B$3])-([.T135]*[$Configuration.$B$3])" office:value-type="float" office:value="32468">
            <text:p>32468</text:p>
          </table:table-cell>
          <table:table-cell table:formula="oooc:=[.H135]" office:value-type="float" office:value="32468">
            <text:p>32468</text:p>
          </table:table-cell>
          <table:table-cell office:value-type="float" office:value="256">
            <text:p>256</text:p>
          </table:table-cell>
          <table:table-cell table:formula="oooc:=[.J13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5];0;[.I135])+[.K135]+[$Configuration.$B$19]" office:value-type="float" office:value="32768">
            <text:p>32768</text:p>
          </table:table-cell>
          <table:table-cell table:formula="oooc:=CEILING([.O135];[$Configuration.$B$3])/[$Configuration.$B$3]" office:value-type="float" office:value="256">
            <text:p>256</text:p>
          </table:table-cell>
          <table:table-cell table:formula="oooc:=IF([.L135];IF([.K135]&gt;0;[$Configuration.$B$21]+[.K135];[$Configuration.$B$20]);0)" office:value-type="float" office:value="0">
            <text:p>0</text:p>
          </table:table-cell>
          <table:table-cell table:formula="oooc:=CEILING([.Q135];[$Configuration.$B$3])/[$Configuration.$B$3]" office:value-type="float" office:value="0">
            <text:p>0</text:p>
          </table:table-cell>
          <table:table-cell table:formula="oooc:=IF(AND([$Configuration.$B$27];[.L135];[.K135]&gt;0);[$Configuration.$B$22]+[.K135];0)" office:value-type="float" office:value="0">
            <text:p>0</text:p>
          </table:table-cell>
          <table:table-cell table:formula="oooc:=CEILING([.S135];[$Configuration.$B$3])/[$Configuration.$B$3]" office:value-type="float" office:value="0">
            <text:p>0</text:p>
          </table:table-cell>
          <table:table-cell office:value-type="string">
            <text:p>data 1 page [txn]</text:p>
          </table:table-cell>
        </table:table-row>
        <table:table-row table:style-name="ro2">
          <table:table-cell table:formula="oooc:=[.A135]+1" office:value-type="float" office:value="115">
            <text:p>11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6]+[.E13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36]*[$Configuration.$B$3]*[$Configuration.$B$4]*[$Configuration.$B$11])-[$Configuration.$B$19]+[.G136]-[.K136]-([.R136]*[$Configuration.$B$3])-([.T136]*[$Configuration.$B$3])" office:value-type="float" office:value="32469">
            <text:p>32469</text:p>
          </table:table-cell>
          <table:table-cell table:formula="oooc:=[.H136]" office:value-type="float" office:value="32469">
            <text:p>32469</text:p>
          </table:table-cell>
          <table:table-cell office:value-type="float" office:value="256">
            <text:p>256</text:p>
          </table:table-cell>
          <table:table-cell table:formula="oooc:=[.J13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6];0;[.I136])+[.K136]+[$Configuration.$B$19]" office:value-type="float" office:value="32769">
            <text:p>32769</text:p>
          </table:table-cell>
          <table:table-cell table:formula="oooc:=CEILING([.O136];[$Configuration.$B$3])/[$Configuration.$B$3]" office:value-type="float" office:value="257">
            <text:p>257</text:p>
          </table:table-cell>
          <table:table-cell table:formula="oooc:=IF([.L136];IF([.K136]&gt;0;[$Configuration.$B$21]+[.K136];[$Configuration.$B$20]);0)" office:value-type="float" office:value="0">
            <text:p>0</text:p>
          </table:table-cell>
          <table:table-cell table:formula="oooc:=CEILING([.Q136];[$Configuration.$B$3])/[$Configuration.$B$3]" office:value-type="float" office:value="0">
            <text:p>0</text:p>
          </table:table-cell>
          <table:table-cell table:formula="oooc:=IF(AND([$Configuration.$B$27];[.L136];[.K136]&gt;0);[$Configuration.$B$22]+[.K136];0)" office:value-type="float" office:value="0">
            <text:p>0</text:p>
          </table:table-cell>
          <table:table-cell table:formula="oooc:=CEILING([.S136];[$Configuration.$B$3])/[$Configuration.$B$3]" office:value-type="float" office:value="0">
            <text:p>0</text:p>
          </table:table-cell>
          <table:table-cell office:value-type="string">
            <text:p>data 1 page + 1 byte (tail split; 1 byte over page boundary) [txn]</text:p>
          </table:table-cell>
        </table:table-row>
        <table:table-row table:style-name="ro2">
          <table:table-cell table:formula="oooc:=[.A136]+1" office:value-type="float" office:value="116">
            <text:p>11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7]+[.E137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37]*[$Configuration.$B$3]*[$Configuration.$B$4]*[$Configuration.$B$11])-[$Configuration.$B$19]+[.G137]-[.K137]-([.R137]*[$Configuration.$B$3])-([.T137]*[$Configuration.$B$3])" office:value-type="float" office:value="32479">
            <text:p>32479</text:p>
          </table:table-cell>
          <table:table-cell table:formula="oooc:=[.H137]" office:value-type="float" office:value="32479">
            <text:p>32479</text:p>
          </table:table-cell>
          <table:table-cell office:value-type="float" office:value="256">
            <text:p>256</text:p>
          </table:table-cell>
          <table:table-cell table:formula="oooc:=[.J13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7];0;[.I137])+[.K137]+[$Configuration.$B$19]" office:value-type="float" office:value="32779">
            <text:p>32779</text:p>
          </table:table-cell>
          <table:table-cell table:formula="oooc:=CEILING([.O137];[$Configuration.$B$3])/[$Configuration.$B$3]" office:value-type="float" office:value="257">
            <text:p>257</text:p>
          </table:table-cell>
          <table:table-cell table:formula="oooc:=IF([.L137];IF([.K137]&gt;0;[$Configuration.$B$21]+[.K137];[$Configuration.$B$20]);0)" office:value-type="float" office:value="0">
            <text:p>0</text:p>
          </table:table-cell>
          <table:table-cell table:formula="oooc:=CEILING([.Q137];[$Configuration.$B$3])/[$Configuration.$B$3]" office:value-type="float" office:value="0">
            <text:p>0</text:p>
          </table:table-cell>
          <table:table-cell table:formula="oooc:=IF(AND([$Configuration.$B$27];[.L137];[.K137]&gt;0);[$Configuration.$B$22]+[.K137];0)" office:value-type="float" office:value="0">
            <text:p>0</text:p>
          </table:table-cell>
          <table:table-cell table:formula="oooc:=CEILING([.S137];[$Configuration.$B$3])/[$Configuration.$B$3]" office:value-type="float" office:value="0">
            <text:p>0</text:p>
          </table:table-cell>
          <table:table-cell office:value-type="string">
            <text:p>data 1 page + 11 bytes (tail split; 11 bytes over page boundary) [txn]</text:p>
          </table:table-cell>
        </table:table-row>
        <table:table-row table:style-name="ro2">
          <table:table-cell table:formula="oooc:=[.A137]+1" office:value-type="float" office:value="117">
            <text:p>11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8]+[.E138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38]*[$Configuration.$B$3]*[$Configuration.$B$4]*[$Configuration.$B$11])-[$Configuration.$B$19]+[.G138]-[.K138]-([.R138]*[$Configuration.$B$3])-([.T138]*[$Configuration.$B$3])" office:value-type="float" office:value="32480">
            <text:p>32480</text:p>
          </table:table-cell>
          <table:table-cell table:formula="oooc:=[.H138]" office:value-type="float" office:value="32480">
            <text:p>32480</text:p>
          </table:table-cell>
          <table:table-cell office:value-type="float" office:value="256">
            <text:p>256</text:p>
          </table:table-cell>
          <table:table-cell table:formula="oooc:=[.J13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8];0;[.I138])+[.K138]+[$Configuration.$B$19]" office:value-type="float" office:value="32780">
            <text:p>32780</text:p>
          </table:table-cell>
          <table:table-cell table:formula="oooc:=CEILING([.O138];[$Configuration.$B$3])/[$Configuration.$B$3]" office:value-type="float" office:value="257">
            <text:p>257</text:p>
          </table:table-cell>
          <table:table-cell table:formula="oooc:=IF([.L138];IF([.K138]&gt;0;[$Configuration.$B$21]+[.K138];[$Configuration.$B$20]);0)" office:value-type="float" office:value="0">
            <text:p>0</text:p>
          </table:table-cell>
          <table:table-cell table:formula="oooc:=CEILING([.Q138];[$Configuration.$B$3])/[$Configuration.$B$3]" office:value-type="float" office:value="0">
            <text:p>0</text:p>
          </table:table-cell>
          <table:table-cell table:formula="oooc:=IF(AND([$Configuration.$B$27];[.L138];[.K138]&gt;0);[$Configuration.$B$22]+[.K138];0)" office:value-type="float" office:value="0">
            <text:p>0</text:p>
          </table:table-cell>
          <table:table-cell table:formula="oooc:=CEILING([.S138];[$Configuration.$B$3])/[$Configuration.$B$3]" office:value-type="float" office:value="0">
            <text:p>0</text:p>
          </table:table-cell>
          <table:table-cell office:value-type="string">
            <text:p>data 1 page + 12 bytes (tail separated exactly onto next page) [txn]</text:p>
          </table:table-cell>
        </table:table-row>
        <table:table-row table:style-name="ro2">
          <table:table-cell table:formula="oooc:=[.A138]+1" office:value-type="float" office:value="118">
            <text:p>11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39]+[.E139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39]*[$Configuration.$B$3]*[$Configuration.$B$4]*[$Configuration.$B$11])-[$Configuration.$B$19]+[.G139]-[.K139]-([.R139]*[$Configuration.$B$3])-([.T139]*[$Configuration.$B$3])" office:value-type="float" office:value="32481">
            <text:p>32481</text:p>
          </table:table-cell>
          <table:table-cell table:formula="oooc:=[.H139]" office:value-type="float" office:value="32481">
            <text:p>32481</text:p>
          </table:table-cell>
          <table:table-cell office:value-type="float" office:value="256">
            <text:p>256</text:p>
          </table:table-cell>
          <table:table-cell table:formula="oooc:=[.J13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39];0;[.I139])+[.K139]+[$Configuration.$B$19]" office:value-type="float" office:value="32781">
            <text:p>32781</text:p>
          </table:table-cell>
          <table:table-cell table:formula="oooc:=CEILING([.O139];[$Configuration.$B$3])/[$Configuration.$B$3]" office:value-type="float" office:value="257">
            <text:p>257</text:p>
          </table:table-cell>
          <table:table-cell table:formula="oooc:=IF([.L139];IF([.K139]&gt;0;[$Configuration.$B$21]+[.K139];[$Configuration.$B$20]);0)" office:value-type="float" office:value="0">
            <text:p>0</text:p>
          </table:table-cell>
          <table:table-cell table:formula="oooc:=CEILING([.Q139];[$Configuration.$B$3])/[$Configuration.$B$3]" office:value-type="float" office:value="0">
            <text:p>0</text:p>
          </table:table-cell>
          <table:table-cell table:formula="oooc:=IF(AND([$Configuration.$B$27];[.L139];[.K139]&gt;0);[$Configuration.$B$22]+[.K139];0)" office:value-type="float" office:value="0">
            <text:p>0</text:p>
          </table:table-cell>
          <table:table-cell table:formula="oooc:=CEILING([.S139];[$Configuration.$B$3])/[$Configuration.$B$3]" office:value-type="float" office:value="0">
            <text:p>0</text:p>
          </table:table-cell>
          <table:table-cell office:value-type="string">
            <text:p>data 1 page + 13 bytes (data split; 1 byte over page boundary) [txn]</text:p>
          </table:table-cell>
        </table:table-row>
        <table:table-row table:style-name="ro2">
          <table:table-cell table:formula="oooc:=[.A139]+1" office:value-type="float" office:value="119">
            <text:p>11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0]+[.E14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40]*[$Configuration.$B$3]*[$Configuration.$B$4]*[$Configuration.$B$11])-[$Configuration.$B$19]+[.G140]-[.K140]-([.R140]*[$Configuration.$B$3])-([.T140]*[$Configuration.$B$3])" office:value-type="float" office:value="65492">
            <text:p>65492</text:p>
          </table:table-cell>
          <table:table-cell table:formula="oooc:=[.H140]" office:value-type="float" office:value="65492">
            <text:p>65492</text:p>
          </table:table-cell>
          <table:table-cell office:value-type="float" office:value="0">
            <text:p>0</text:p>
          </table:table-cell>
          <table:table-cell table:formula="oooc:=[.J14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0];0;[.I140])+[.K140]+[$Configuration.$B$19]" office:value-type="float" office:value="65536">
            <text:p>65536</text:p>
          </table:table-cell>
          <table:table-cell table:formula="oooc:=CEILING([.O140];[$Configuration.$B$3])/[$Configuration.$B$3]" office:value-type="float" office:value="512">
            <text:p>512</text:p>
          </table:table-cell>
          <table:table-cell table:formula="oooc:=IF([.L140];IF([.K140]&gt;0;[$Configuration.$B$21]+[.K140];[$Configuration.$B$20]);0)" office:value-type="float" office:value="0">
            <text:p>0</text:p>
          </table:table-cell>
          <table:table-cell table:formula="oooc:=CEILING([.Q140];[$Configuration.$B$3])/[$Configuration.$B$3]" office:value-type="float" office:value="0">
            <text:p>0</text:p>
          </table:table-cell>
          <table:table-cell table:formula="oooc:=IF(AND([$Configuration.$B$27];[.L140];[.K140]&gt;0);[$Configuration.$B$22]+[.K140];0)" office:value-type="float" office:value="0">
            <text:p>0</text:p>
          </table:table-cell>
          <table:table-cell table:formula="oooc:=CEILING([.S140];[$Configuration.$B$3])/[$Configuration.$B$3]" office:value-type="float" office:value="0">
            <text:p>0</text:p>
          </table:table-cell>
          <table:table-cell office:value-type="string">
            <text:p>data 2 pages</text:p>
          </table:table-cell>
        </table:table-row>
        <table:table-row table:style-name="ro2">
          <table:table-cell table:formula="oooc:=[.A140]+1" office:value-type="float" office:value="120">
            <text:p>12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1]+[.E14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41]*[$Configuration.$B$3]*[$Configuration.$B$4]*[$Configuration.$B$11])-[$Configuration.$B$19]+[.G141]-[.K141]-([.R141]*[$Configuration.$B$3])-([.T141]*[$Configuration.$B$3])" office:value-type="float" office:value="65493">
            <text:p>65493</text:p>
          </table:table-cell>
          <table:table-cell table:formula="oooc:=[.H141]" office:value-type="float" office:value="65493">
            <text:p>65493</text:p>
          </table:table-cell>
          <table:table-cell office:value-type="float" office:value="0">
            <text:p>0</text:p>
          </table:table-cell>
          <table:table-cell table:formula="oooc:=[.J14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1];0;[.I141])+[.K141]+[$Configuration.$B$19]" office:value-type="float" office:value="65537">
            <text:p>65537</text:p>
          </table:table-cell>
          <table:table-cell table:formula="oooc:=CEILING([.O141];[$Configuration.$B$3])/[$Configuration.$B$3]" office:value-type="float" office:value="513">
            <text:p>513</text:p>
          </table:table-cell>
          <table:table-cell table:formula="oooc:=IF([.L141];IF([.K141]&gt;0;[$Configuration.$B$21]+[.K141];[$Configuration.$B$20]);0)" office:value-type="float" office:value="0">
            <text:p>0</text:p>
          </table:table-cell>
          <table:table-cell table:formula="oooc:=CEILING([.Q141];[$Configuration.$B$3])/[$Configuration.$B$3]" office:value-type="float" office:value="0">
            <text:p>0</text:p>
          </table:table-cell>
          <table:table-cell table:formula="oooc:=IF(AND([$Configuration.$B$27];[.L141];[.K141]&gt;0);[$Configuration.$B$22]+[.K141];0)" office:value-type="float" office:value="0">
            <text:p>0</text:p>
          </table:table-cell>
          <table:table-cell table:formula="oooc:=CEILING([.S141];[$Configuration.$B$3])/[$Configuration.$B$3]" office:value-type="float" office:value="0">
            <text:p>0</text:p>
          </table:table-cell>
          <table:table-cell office:value-type="string">
            <text:p>data 2 pages + 1 byte (tail split; 1 byte over page boundary)</text:p>
          </table:table-cell>
        </table:table-row>
        <table:table-row table:style-name="ro2">
          <table:table-cell table:formula="oooc:=[.A141]+1" office:value-type="float" office:value="121">
            <text:p>121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2]+[.E142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42]*[$Configuration.$B$3]*[$Configuration.$B$4]*[$Configuration.$B$11])-[$Configuration.$B$19]+[.G142]-[.K142]-([.R142]*[$Configuration.$B$3])-([.T142]*[$Configuration.$B$3])" office:value-type="float" office:value="65503">
            <text:p>65503</text:p>
          </table:table-cell>
          <table:table-cell table:formula="oooc:=[.H142]" office:value-type="float" office:value="65503">
            <text:p>65503</text:p>
          </table:table-cell>
          <table:table-cell office:value-type="float" office:value="0">
            <text:p>0</text:p>
          </table:table-cell>
          <table:table-cell table:formula="oooc:=[.J14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2];0;[.I142])+[.K142]+[$Configuration.$B$19]" office:value-type="float" office:value="65547">
            <text:p>65547</text:p>
          </table:table-cell>
          <table:table-cell table:formula="oooc:=CEILING([.O142];[$Configuration.$B$3])/[$Configuration.$B$3]" office:value-type="float" office:value="513">
            <text:p>513</text:p>
          </table:table-cell>
          <table:table-cell table:formula="oooc:=IF([.L142];IF([.K142]&gt;0;[$Configuration.$B$21]+[.K142];[$Configuration.$B$20]);0)" office:value-type="float" office:value="0">
            <text:p>0</text:p>
          </table:table-cell>
          <table:table-cell table:formula="oooc:=CEILING([.Q142];[$Configuration.$B$3])/[$Configuration.$B$3]" office:value-type="float" office:value="0">
            <text:p>0</text:p>
          </table:table-cell>
          <table:table-cell table:formula="oooc:=IF(AND([$Configuration.$B$27];[.L142];[.K142]&gt;0);[$Configuration.$B$22]+[.K142];0)" office:value-type="float" office:value="0">
            <text:p>0</text:p>
          </table:table-cell>
          <table:table-cell table:formula="oooc:=CEILING([.S142];[$Configuration.$B$3])/[$Configuration.$B$3]" office:value-type="float" office:value="0">
            <text:p>0</text:p>
          </table:table-cell>
          <table:table-cell office:value-type="string">
            <text:p>data 2 pages + 11 bytes (tail split; 11 bytes over page boundary)</text:p>
          </table:table-cell>
        </table:table-row>
        <table:table-row table:style-name="ro2">
          <table:table-cell table:formula="oooc:=[.A142]+1" office:value-type="float" office:value="122">
            <text:p>122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3]+[.E143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43]*[$Configuration.$B$3]*[$Configuration.$B$4]*[$Configuration.$B$11])-[$Configuration.$B$19]+[.G143]-[.K143]-([.R143]*[$Configuration.$B$3])-([.T143]*[$Configuration.$B$3])" office:value-type="float" office:value="65504">
            <text:p>65504</text:p>
          </table:table-cell>
          <table:table-cell table:formula="oooc:=[.H143]" office:value-type="float" office:value="65504">
            <text:p>65504</text:p>
          </table:table-cell>
          <table:table-cell office:value-type="float" office:value="0">
            <text:p>0</text:p>
          </table:table-cell>
          <table:table-cell table:formula="oooc:=[.J14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3];0;[.I143])+[.K143]+[$Configuration.$B$19]" office:value-type="float" office:value="65548">
            <text:p>65548</text:p>
          </table:table-cell>
          <table:table-cell table:formula="oooc:=CEILING([.O143];[$Configuration.$B$3])/[$Configuration.$B$3]" office:value-type="float" office:value="513">
            <text:p>513</text:p>
          </table:table-cell>
          <table:table-cell table:formula="oooc:=IF([.L143];IF([.K143]&gt;0;[$Configuration.$B$21]+[.K143];[$Configuration.$B$20]);0)" office:value-type="float" office:value="0">
            <text:p>0</text:p>
          </table:table-cell>
          <table:table-cell table:formula="oooc:=CEILING([.Q143];[$Configuration.$B$3])/[$Configuration.$B$3]" office:value-type="float" office:value="0">
            <text:p>0</text:p>
          </table:table-cell>
          <table:table-cell table:formula="oooc:=IF(AND([$Configuration.$B$27];[.L143];[.K143]&gt;0);[$Configuration.$B$22]+[.K143];0)" office:value-type="float" office:value="0">
            <text:p>0</text:p>
          </table:table-cell>
          <table:table-cell table:formula="oooc:=CEILING([.S143];[$Configuration.$B$3])/[$Configuration.$B$3]" office:value-type="float" office:value="0">
            <text:p>0</text:p>
          </table:table-cell>
          <table:table-cell office:value-type="string">
            <text:p>data 2 pages + 12 bytes (tail separated exactly onto next page)</text:p>
          </table:table-cell>
        </table:table-row>
        <table:table-row table:style-name="ro2">
          <table:table-cell table:formula="oooc:=[.A143]+1" office:value-type="float" office:value="123">
            <text:p>123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4]+[.E144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44]*[$Configuration.$B$3]*[$Configuration.$B$4]*[$Configuration.$B$11])-[$Configuration.$B$19]+[.G144]-[.K144]-([.R144]*[$Configuration.$B$3])-([.T144]*[$Configuration.$B$3])" office:value-type="float" office:value="65505">
            <text:p>65505</text:p>
          </table:table-cell>
          <table:table-cell table:formula="oooc:=[.H144]" office:value-type="float" office:value="65505">
            <text:p>65505</text:p>
          </table:table-cell>
          <table:table-cell office:value-type="float" office:value="0">
            <text:p>0</text:p>
          </table:table-cell>
          <table:table-cell table:formula="oooc:=[.J14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4];0;[.I144])+[.K144]+[$Configuration.$B$19]" office:value-type="float" office:value="65549">
            <text:p>65549</text:p>
          </table:table-cell>
          <table:table-cell table:formula="oooc:=CEILING([.O144];[$Configuration.$B$3])/[$Configuration.$B$3]" office:value-type="float" office:value="513">
            <text:p>513</text:p>
          </table:table-cell>
          <table:table-cell table:formula="oooc:=IF([.L144];IF([.K144]&gt;0;[$Configuration.$B$21]+[.K144];[$Configuration.$B$20]);0)" office:value-type="float" office:value="0">
            <text:p>0</text:p>
          </table:table-cell>
          <table:table-cell table:formula="oooc:=CEILING([.Q144];[$Configuration.$B$3])/[$Configuration.$B$3]" office:value-type="float" office:value="0">
            <text:p>0</text:p>
          </table:table-cell>
          <table:table-cell table:formula="oooc:=IF(AND([$Configuration.$B$27];[.L144];[.K144]&gt;0);[$Configuration.$B$22]+[.K144];0)" office:value-type="float" office:value="0">
            <text:p>0</text:p>
          </table:table-cell>
          <table:table-cell table:formula="oooc:=CEILING([.S144];[$Configuration.$B$3])/[$Configuration.$B$3]" office:value-type="float" office:value="0">
            <text:p>0</text:p>
          </table:table-cell>
          <table:table-cell office:value-type="string">
            <text:p>data 2 pages + 13 bytes (data split; 1 byte over page boundary)</text:p>
          </table:table-cell>
        </table:table-row>
        <table:table-row table:style-name="ro2">
          <table:table-cell table:formula="oooc:=[.A144]+1" office:value-type="float" office:value="124">
            <text:p>124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5]+[.E145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45]*[$Configuration.$B$3]*[$Configuration.$B$4]*[$Configuration.$B$11])-[$Configuration.$B$19]+[.G145]-[.K145]-([.R145]*[$Configuration.$B$3])-([.T145]*[$Configuration.$B$3])" office:value-type="float" office:value="65236">
            <text:p>65236</text:p>
          </table:table-cell>
          <table:table-cell table:formula="oooc:=[.H145]" office:value-type="float" office:value="65236">
            <text:p>65236</text:p>
          </table:table-cell>
          <table:table-cell office:value-type="float" office:value="256">
            <text:p>256</text:p>
          </table:table-cell>
          <table:table-cell table:formula="oooc:=[.J14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5];0;[.I145])+[.K145]+[$Configuration.$B$19]" office:value-type="float" office:value="65536">
            <text:p>65536</text:p>
          </table:table-cell>
          <table:table-cell table:formula="oooc:=CEILING([.O145];[$Configuration.$B$3])/[$Configuration.$B$3]" office:value-type="float" office:value="512">
            <text:p>512</text:p>
          </table:table-cell>
          <table:table-cell table:formula="oooc:=IF([.L145];IF([.K145]&gt;0;[$Configuration.$B$21]+[.K145];[$Configuration.$B$20]);0)" office:value-type="float" office:value="0">
            <text:p>0</text:p>
          </table:table-cell>
          <table:table-cell table:formula="oooc:=CEILING([.Q145];[$Configuration.$B$3])/[$Configuration.$B$3]" office:value-type="float" office:value="0">
            <text:p>0</text:p>
          </table:table-cell>
          <table:table-cell table:formula="oooc:=IF(AND([$Configuration.$B$27];[.L145];[.K145]&gt;0);[$Configuration.$B$22]+[.K145];0)" office:value-type="float" office:value="0">
            <text:p>0</text:p>
          </table:table-cell>
          <table:table-cell table:formula="oooc:=CEILING([.S145];[$Configuration.$B$3])/[$Configuration.$B$3]" office:value-type="float" office:value="0">
            <text:p>0</text:p>
          </table:table-cell>
          <table:table-cell office:value-type="string">
            <text:p>data 2 pages [txn]</text:p>
          </table:table-cell>
        </table:table-row>
        <table:table-row table:style-name="ro2">
          <table:table-cell table:formula="oooc:=[.A145]+1" office:value-type="float" office:value="125">
            <text:p>125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6]+[.E14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46]*[$Configuration.$B$3]*[$Configuration.$B$4]*[$Configuration.$B$11])-[$Configuration.$B$19]+[.G146]-[.K146]-([.R146]*[$Configuration.$B$3])-([.T146]*[$Configuration.$B$3])" office:value-type="float" office:value="65237">
            <text:p>65237</text:p>
          </table:table-cell>
          <table:table-cell table:formula="oooc:=[.H146]" office:value-type="float" office:value="65237">
            <text:p>65237</text:p>
          </table:table-cell>
          <table:table-cell office:value-type="float" office:value="256">
            <text:p>256</text:p>
          </table:table-cell>
          <table:table-cell table:formula="oooc:=[.J14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6];0;[.I146])+[.K146]+[$Configuration.$B$19]" office:value-type="float" office:value="65537">
            <text:p>65537</text:p>
          </table:table-cell>
          <table:table-cell table:formula="oooc:=CEILING([.O146];[$Configuration.$B$3])/[$Configuration.$B$3]" office:value-type="float" office:value="513">
            <text:p>513</text:p>
          </table:table-cell>
          <table:table-cell table:formula="oooc:=IF([.L146];IF([.K146]&gt;0;[$Configuration.$B$21]+[.K146];[$Configuration.$B$20]);0)" office:value-type="float" office:value="0">
            <text:p>0</text:p>
          </table:table-cell>
          <table:table-cell table:formula="oooc:=CEILING([.Q146];[$Configuration.$B$3])/[$Configuration.$B$3]" office:value-type="float" office:value="0">
            <text:p>0</text:p>
          </table:table-cell>
          <table:table-cell table:formula="oooc:=IF(AND([$Configuration.$B$27];[.L146];[.K146]&gt;0);[$Configuration.$B$22]+[.K146];0)" office:value-type="float" office:value="0">
            <text:p>0</text:p>
          </table:table-cell>
          <table:table-cell table:formula="oooc:=CEILING([.S146];[$Configuration.$B$3])/[$Configuration.$B$3]" office:value-type="float" office:value="0">
            <text:p>0</text:p>
          </table:table-cell>
          <table:table-cell office:value-type="string">
            <text:p>data 2 pages + 1 byte (tail split; 1 byte over page boundary) [txn]</text:p>
          </table:table-cell>
        </table:table-row>
        <table:table-row table:style-name="ro2">
          <table:table-cell table:formula="oooc:=[.A146]+1" office:value-type="float" office:value="126">
            <text:p>12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7]+[.E147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47]*[$Configuration.$B$3]*[$Configuration.$B$4]*[$Configuration.$B$11])-[$Configuration.$B$19]+[.G147]-[.K147]-([.R147]*[$Configuration.$B$3])-([.T147]*[$Configuration.$B$3])" office:value-type="float" office:value="65247">
            <text:p>65247</text:p>
          </table:table-cell>
          <table:table-cell table:formula="oooc:=[.H147]" office:value-type="float" office:value="65247">
            <text:p>65247</text:p>
          </table:table-cell>
          <table:table-cell office:value-type="float" office:value="256">
            <text:p>256</text:p>
          </table:table-cell>
          <table:table-cell table:formula="oooc:=[.J14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7];0;[.I147])+[.K147]+[$Configuration.$B$19]" office:value-type="float" office:value="65547">
            <text:p>65547</text:p>
          </table:table-cell>
          <table:table-cell table:formula="oooc:=CEILING([.O147];[$Configuration.$B$3])/[$Configuration.$B$3]" office:value-type="float" office:value="513">
            <text:p>513</text:p>
          </table:table-cell>
          <table:table-cell table:formula="oooc:=IF([.L147];IF([.K147]&gt;0;[$Configuration.$B$21]+[.K147];[$Configuration.$B$20]);0)" office:value-type="float" office:value="0">
            <text:p>0</text:p>
          </table:table-cell>
          <table:table-cell table:formula="oooc:=CEILING([.Q147];[$Configuration.$B$3])/[$Configuration.$B$3]" office:value-type="float" office:value="0">
            <text:p>0</text:p>
          </table:table-cell>
          <table:table-cell table:formula="oooc:=IF(AND([$Configuration.$B$27];[.L147];[.K147]&gt;0);[$Configuration.$B$22]+[.K147];0)" office:value-type="float" office:value="0">
            <text:p>0</text:p>
          </table:table-cell>
          <table:table-cell table:formula="oooc:=CEILING([.S147];[$Configuration.$B$3])/[$Configuration.$B$3]" office:value-type="float" office:value="0">
            <text:p>0</text:p>
          </table:table-cell>
          <table:table-cell office:value-type="string">
            <text:p>data 2 pages + 11 bytes (tail split; 11 bytes over page boundary) [txn]</text:p>
          </table:table-cell>
        </table:table-row>
        <table:table-row table:style-name="ro2">
          <table:table-cell table:formula="oooc:=[.A147]+1" office:value-type="float" office:value="127">
            <text:p>12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8]+[.E148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48]*[$Configuration.$B$3]*[$Configuration.$B$4]*[$Configuration.$B$11])-[$Configuration.$B$19]+[.G148]-[.K148]-([.R148]*[$Configuration.$B$3])-([.T148]*[$Configuration.$B$3])" office:value-type="float" office:value="65248">
            <text:p>65248</text:p>
          </table:table-cell>
          <table:table-cell table:formula="oooc:=[.H148]" office:value-type="float" office:value="65248">
            <text:p>65248</text:p>
          </table:table-cell>
          <table:table-cell office:value-type="float" office:value="256">
            <text:p>256</text:p>
          </table:table-cell>
          <table:table-cell table:formula="oooc:=[.J14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8];0;[.I148])+[.K148]+[$Configuration.$B$19]" office:value-type="float" office:value="65548">
            <text:p>65548</text:p>
          </table:table-cell>
          <table:table-cell table:formula="oooc:=CEILING([.O148];[$Configuration.$B$3])/[$Configuration.$B$3]" office:value-type="float" office:value="513">
            <text:p>513</text:p>
          </table:table-cell>
          <table:table-cell table:formula="oooc:=IF([.L148];IF([.K148]&gt;0;[$Configuration.$B$21]+[.K148];[$Configuration.$B$20]);0)" office:value-type="float" office:value="0">
            <text:p>0</text:p>
          </table:table-cell>
          <table:table-cell table:formula="oooc:=CEILING([.Q148];[$Configuration.$B$3])/[$Configuration.$B$3]" office:value-type="float" office:value="0">
            <text:p>0</text:p>
          </table:table-cell>
          <table:table-cell table:formula="oooc:=IF(AND([$Configuration.$B$27];[.L148];[.K148]&gt;0);[$Configuration.$B$22]+[.K148];0)" office:value-type="float" office:value="0">
            <text:p>0</text:p>
          </table:table-cell>
          <table:table-cell table:formula="oooc:=CEILING([.S148];[$Configuration.$B$3])/[$Configuration.$B$3]" office:value-type="float" office:value="0">
            <text:p>0</text:p>
          </table:table-cell>
          <table:table-cell office:value-type="string">
            <text:p>data 2 pages + 12 bytes (tail separated exactly onto next page) [txn]</text:p>
          </table:table-cell>
        </table:table-row>
        <table:table-row table:style-name="ro2">
          <table:table-cell table:formula="oooc:=[.A148]+1" office:value-type="float" office:value="128">
            <text:p>12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49]+[.E149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49]*[$Configuration.$B$3]*[$Configuration.$B$4]*[$Configuration.$B$11])-[$Configuration.$B$19]+[.G149]-[.K149]-([.R149]*[$Configuration.$B$3])-([.T149]*[$Configuration.$B$3])" office:value-type="float" office:value="65249">
            <text:p>65249</text:p>
          </table:table-cell>
          <table:table-cell table:formula="oooc:=[.H149]" office:value-type="float" office:value="65249">
            <text:p>65249</text:p>
          </table:table-cell>
          <table:table-cell office:value-type="float" office:value="256">
            <text:p>256</text:p>
          </table:table-cell>
          <table:table-cell table:formula="oooc:=[.J14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49];0;[.I149])+[.K149]+[$Configuration.$B$19]" office:value-type="float" office:value="65549">
            <text:p>65549</text:p>
          </table:table-cell>
          <table:table-cell table:formula="oooc:=CEILING([.O149];[$Configuration.$B$3])/[$Configuration.$B$3]" office:value-type="float" office:value="513">
            <text:p>513</text:p>
          </table:table-cell>
          <table:table-cell table:formula="oooc:=IF([.L149];IF([.K149]&gt;0;[$Configuration.$B$21]+[.K149];[$Configuration.$B$20]);0)" office:value-type="float" office:value="0">
            <text:p>0</text:p>
          </table:table-cell>
          <table:table-cell table:formula="oooc:=CEILING([.Q149];[$Configuration.$B$3])/[$Configuration.$B$3]" office:value-type="float" office:value="0">
            <text:p>0</text:p>
          </table:table-cell>
          <table:table-cell table:formula="oooc:=IF(AND([$Configuration.$B$27];[.L149];[.K149]&gt;0);[$Configuration.$B$22]+[.K149];0)" office:value-type="float" office:value="0">
            <text:p>0</text:p>
          </table:table-cell>
          <table:table-cell table:formula="oooc:=CEILING([.S149];[$Configuration.$B$3])/[$Configuration.$B$3]" office:value-type="float" office:value="0">
            <text:p>0</text:p>
          </table:table-cell>
          <table:table-cell office:value-type="string">
            <text:p>data 2 pages + 13 bytes (data split; 1 byte over page boundary) [txn]</text:p>
          </table:table-cell>
        </table:table-row>
        <table:table-row table:style-name="ro2">
          <table:table-cell table:formula="oooc:=[.A149]+1" office:value-type="float" office:value="129">
            <text:p>12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0]+[.E15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50]*[$Configuration.$B$3]*[$Configuration.$B$4]*[$Configuration.$B$11])-[$Configuration.$B$19]+[.G150]-[.K150]-([.R150]*[$Configuration.$B$3])-([.T150]*[$Configuration.$B$3])" office:value-type="float" office:value="131028">
            <text:p>131028</text:p>
          </table:table-cell>
          <table:table-cell table:formula="oooc:=[.H150]" office:value-type="float" office:value="131028">
            <text:p>131028</text:p>
          </table:table-cell>
          <table:table-cell office:value-type="float" office:value="0">
            <text:p>0</text:p>
          </table:table-cell>
          <table:table-cell table:formula="oooc:=[.J15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0];0;[.I150])+[.K150]+[$Configuration.$B$19]" office:value-type="float" office:value="131072">
            <text:p>131072</text:p>
          </table:table-cell>
          <table:table-cell table:formula="oooc:=CEILING([.O150];[$Configuration.$B$3])/[$Configuration.$B$3]" office:value-type="float" office:value="1024">
            <text:p>1024</text:p>
          </table:table-cell>
          <table:table-cell table:formula="oooc:=IF([.L150];IF([.K150]&gt;0;[$Configuration.$B$21]+[.K150];[$Configuration.$B$20]);0)" office:value-type="float" office:value="0">
            <text:p>0</text:p>
          </table:table-cell>
          <table:table-cell table:formula="oooc:=CEILING([.Q150];[$Configuration.$B$3])/[$Configuration.$B$3]" office:value-type="float" office:value="0">
            <text:p>0</text:p>
          </table:table-cell>
          <table:table-cell table:formula="oooc:=IF(AND([$Configuration.$B$27];[.L150];[.K150]&gt;0);[$Configuration.$B$22]+[.K150];0)" office:value-type="float" office:value="0">
            <text:p>0</text:p>
          </table:table-cell>
          <table:table-cell table:formula="oooc:=CEILING([.S150];[$Configuration.$B$3])/[$Configuration.$B$3]" office:value-type="float" office:value="0">
            <text:p>0</text:p>
          </table:table-cell>
          <table:table-cell office:value-type="string">
            <text:p>data 4 pages</text:p>
          </table:table-cell>
        </table:table-row>
        <table:table-row table:style-name="ro2">
          <table:table-cell table:formula="oooc:=[.A150]+1" office:value-type="float" office:value="130">
            <text:p>13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1]+[.E15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51]*[$Configuration.$B$3]*[$Configuration.$B$4]*[$Configuration.$B$11])-[$Configuration.$B$19]+[.G151]-[.K151]-([.R151]*[$Configuration.$B$3])-([.T151]*[$Configuration.$B$3])" office:value-type="float" office:value="131029">
            <text:p>131029</text:p>
          </table:table-cell>
          <table:table-cell table:formula="oooc:=[.H151]" office:value-type="float" office:value="131029">
            <text:p>131029</text:p>
          </table:table-cell>
          <table:table-cell office:value-type="float" office:value="0">
            <text:p>0</text:p>
          </table:table-cell>
          <table:table-cell table:formula="oooc:=[.J15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1];0;[.I151])+[.K151]+[$Configuration.$B$19]" office:value-type="float" office:value="131073">
            <text:p>131073</text:p>
          </table:table-cell>
          <table:table-cell table:formula="oooc:=CEILING([.O151];[$Configuration.$B$3])/[$Configuration.$B$3]" office:value-type="float" office:value="1025">
            <text:p>1025</text:p>
          </table:table-cell>
          <table:table-cell table:formula="oooc:=IF([.L151];IF([.K151]&gt;0;[$Configuration.$B$21]+[.K151];[$Configuration.$B$20]);0)" office:value-type="float" office:value="0">
            <text:p>0</text:p>
          </table:table-cell>
          <table:table-cell table:formula="oooc:=CEILING([.Q151];[$Configuration.$B$3])/[$Configuration.$B$3]" office:value-type="float" office:value="0">
            <text:p>0</text:p>
          </table:table-cell>
          <table:table-cell table:formula="oooc:=IF(AND([$Configuration.$B$27];[.L151];[.K151]&gt;0);[$Configuration.$B$22]+[.K151];0)" office:value-type="float" office:value="0">
            <text:p>0</text:p>
          </table:table-cell>
          <table:table-cell table:formula="oooc:=CEILING([.S151];[$Configuration.$B$3])/[$Configuration.$B$3]" office:value-type="float" office:value="0">
            <text:p>0</text:p>
          </table:table-cell>
          <table:table-cell office:value-type="string">
            <text:p>data 4 pages + 1 byte (tail split; 1 byte over page boundary)</text:p>
          </table:table-cell>
        </table:table-row>
        <table:table-row table:style-name="ro2">
          <table:table-cell table:formula="oooc:=[.A151]+1" office:value-type="float" office:value="131">
            <text:p>13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2]+[.E152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52]*[$Configuration.$B$3]*[$Configuration.$B$4]*[$Configuration.$B$11])-[$Configuration.$B$19]+[.G152]-[.K152]-([.R152]*[$Configuration.$B$3])-([.T152]*[$Configuration.$B$3])" office:value-type="float" office:value="131039">
            <text:p>131039</text:p>
          </table:table-cell>
          <table:table-cell table:formula="oooc:=[.H152]" office:value-type="float" office:value="131039">
            <text:p>131039</text:p>
          </table:table-cell>
          <table:table-cell office:value-type="float" office:value="0">
            <text:p>0</text:p>
          </table:table-cell>
          <table:table-cell table:formula="oooc:=[.J152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2];0;[.I152])+[.K152]+[$Configuration.$B$19]" office:value-type="float" office:value="131083">
            <text:p>131083</text:p>
          </table:table-cell>
          <table:table-cell table:formula="oooc:=CEILING([.O152];[$Configuration.$B$3])/[$Configuration.$B$3]" office:value-type="float" office:value="1025">
            <text:p>1025</text:p>
          </table:table-cell>
          <table:table-cell table:formula="oooc:=IF([.L152];IF([.K152]&gt;0;[$Configuration.$B$21]+[.K152];[$Configuration.$B$20]);0)" office:value-type="float" office:value="0">
            <text:p>0</text:p>
          </table:table-cell>
          <table:table-cell table:formula="oooc:=CEILING([.Q152];[$Configuration.$B$3])/[$Configuration.$B$3]" office:value-type="float" office:value="0">
            <text:p>0</text:p>
          </table:table-cell>
          <table:table-cell table:formula="oooc:=IF(AND([$Configuration.$B$27];[.L152];[.K152]&gt;0);[$Configuration.$B$22]+[.K152];0)" office:value-type="float" office:value="0">
            <text:p>0</text:p>
          </table:table-cell>
          <table:table-cell table:formula="oooc:=CEILING([.S152];[$Configuration.$B$3])/[$Configuration.$B$3]" office:value-type="float" office:value="0">
            <text:p>0</text:p>
          </table:table-cell>
          <table:table-cell office:value-type="string">
            <text:p>data 4 pages + 11 bytes (tail split; 11 bytes over page boundary)</text:p>
          </table:table-cell>
        </table:table-row>
        <table:table-row table:style-name="ro2">
          <table:table-cell table:formula="oooc:=[.A152]+1" office:value-type="float" office:value="132">
            <text:p>13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3]+[.E153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53]*[$Configuration.$B$3]*[$Configuration.$B$4]*[$Configuration.$B$11])-[$Configuration.$B$19]+[.G153]-[.K153]-([.R153]*[$Configuration.$B$3])-([.T153]*[$Configuration.$B$3])" office:value-type="float" office:value="131040">
            <text:p>131040</text:p>
          </table:table-cell>
          <table:table-cell table:formula="oooc:=[.H153]" office:value-type="float" office:value="131040">
            <text:p>131040</text:p>
          </table:table-cell>
          <table:table-cell office:value-type="float" office:value="0">
            <text:p>0</text:p>
          </table:table-cell>
          <table:table-cell table:formula="oooc:=[.J153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3];0;[.I153])+[.K153]+[$Configuration.$B$19]" office:value-type="float" office:value="131084">
            <text:p>131084</text:p>
          </table:table-cell>
          <table:table-cell table:formula="oooc:=CEILING([.O153];[$Configuration.$B$3])/[$Configuration.$B$3]" office:value-type="float" office:value="1025">
            <text:p>1025</text:p>
          </table:table-cell>
          <table:table-cell table:formula="oooc:=IF([.L153];IF([.K153]&gt;0;[$Configuration.$B$21]+[.K153];[$Configuration.$B$20]);0)" office:value-type="float" office:value="0">
            <text:p>0</text:p>
          </table:table-cell>
          <table:table-cell table:formula="oooc:=CEILING([.Q153];[$Configuration.$B$3])/[$Configuration.$B$3]" office:value-type="float" office:value="0">
            <text:p>0</text:p>
          </table:table-cell>
          <table:table-cell table:formula="oooc:=IF(AND([$Configuration.$B$27];[.L153];[.K153]&gt;0);[$Configuration.$B$22]+[.K153];0)" office:value-type="float" office:value="0">
            <text:p>0</text:p>
          </table:table-cell>
          <table:table-cell table:formula="oooc:=CEILING([.S153];[$Configuration.$B$3])/[$Configuration.$B$3]" office:value-type="float" office:value="0">
            <text:p>0</text:p>
          </table:table-cell>
          <table:table-cell office:value-type="string">
            <text:p>data 4 pages + 12 bytes (tail separated exactly onto next page)</text:p>
          </table:table-cell>
        </table:table-row>
        <table:table-row table:style-name="ro2">
          <table:table-cell table:formula="oooc:=[.A153]+1" office:value-type="float" office:value="133">
            <text:p>13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4]+[.E154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54]*[$Configuration.$B$3]*[$Configuration.$B$4]*[$Configuration.$B$11])-[$Configuration.$B$19]+[.G154]-[.K154]-([.R154]*[$Configuration.$B$3])-([.T154]*[$Configuration.$B$3])" office:value-type="float" office:value="131041">
            <text:p>131041</text:p>
          </table:table-cell>
          <table:table-cell table:formula="oooc:=[.H154]" office:value-type="float" office:value="131041">
            <text:p>131041</text:p>
          </table:table-cell>
          <table:table-cell office:value-type="float" office:value="0">
            <text:p>0</text:p>
          </table:table-cell>
          <table:table-cell table:formula="oooc:=[.J154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4];0;[.I154])+[.K154]+[$Configuration.$B$19]" office:value-type="float" office:value="131085">
            <text:p>131085</text:p>
          </table:table-cell>
          <table:table-cell table:formula="oooc:=CEILING([.O154];[$Configuration.$B$3])/[$Configuration.$B$3]" office:value-type="float" office:value="1025">
            <text:p>1025</text:p>
          </table:table-cell>
          <table:table-cell table:formula="oooc:=IF([.L154];IF([.K154]&gt;0;[$Configuration.$B$21]+[.K154];[$Configuration.$B$20]);0)" office:value-type="float" office:value="0">
            <text:p>0</text:p>
          </table:table-cell>
          <table:table-cell table:formula="oooc:=CEILING([.Q154];[$Configuration.$B$3])/[$Configuration.$B$3]" office:value-type="float" office:value="0">
            <text:p>0</text:p>
          </table:table-cell>
          <table:table-cell table:formula="oooc:=IF(AND([$Configuration.$B$27];[.L154];[.K154]&gt;0);[$Configuration.$B$22]+[.K154];0)" office:value-type="float" office:value="0">
            <text:p>0</text:p>
          </table:table-cell>
          <table:table-cell table:formula="oooc:=CEILING([.S154];[$Configuration.$B$3])/[$Configuration.$B$3]" office:value-type="float" office:value="0">
            <text:p>0</text:p>
          </table:table-cell>
          <table:table-cell office:value-type="string">
            <text:p>data 4 pages + 13 bytes (data split; 1 byte over page boundary)</text:p>
          </table:table-cell>
        </table:table-row>
        <table:table-row table:style-name="ro2">
          <table:table-cell table:formula="oooc:=[.A154]+1" office:value-type="float" office:value="134">
            <text:p>134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5]+[.E155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55]*[$Configuration.$B$3]*[$Configuration.$B$4]*[$Configuration.$B$11])-[$Configuration.$B$19]+[.G155]-[.K155]-([.R155]*[$Configuration.$B$3])-([.T155]*[$Configuration.$B$3])" office:value-type="float" office:value="130772">
            <text:p>130772</text:p>
          </table:table-cell>
          <table:table-cell table:formula="oooc:=[.H155]" office:value-type="float" office:value="130772">
            <text:p>130772</text:p>
          </table:table-cell>
          <table:table-cell office:value-type="float" office:value="256">
            <text:p>256</text:p>
          </table:table-cell>
          <table:table-cell table:formula="oooc:=[.J155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5];0;[.I155])+[.K155]+[$Configuration.$B$19]" office:value-type="float" office:value="131072">
            <text:p>131072</text:p>
          </table:table-cell>
          <table:table-cell table:formula="oooc:=CEILING([.O155];[$Configuration.$B$3])/[$Configuration.$B$3]" office:value-type="float" office:value="1024">
            <text:p>1024</text:p>
          </table:table-cell>
          <table:table-cell table:formula="oooc:=IF([.L155];IF([.K155]&gt;0;[$Configuration.$B$21]+[.K155];[$Configuration.$B$20]);0)" office:value-type="float" office:value="0">
            <text:p>0</text:p>
          </table:table-cell>
          <table:table-cell table:formula="oooc:=CEILING([.Q155];[$Configuration.$B$3])/[$Configuration.$B$3]" office:value-type="float" office:value="0">
            <text:p>0</text:p>
          </table:table-cell>
          <table:table-cell table:formula="oooc:=IF(AND([$Configuration.$B$27];[.L155];[.K155]&gt;0);[$Configuration.$B$22]+[.K155];0)" office:value-type="float" office:value="0">
            <text:p>0</text:p>
          </table:table-cell>
          <table:table-cell table:formula="oooc:=CEILING([.S155];[$Configuration.$B$3])/[$Configuration.$B$3]" office:value-type="float" office:value="0">
            <text:p>0</text:p>
          </table:table-cell>
          <table:table-cell office:value-type="string">
            <text:p>data 4 pages [txn]</text:p>
          </table:table-cell>
        </table:table-row>
        <table:table-row table:style-name="ro2">
          <table:table-cell table:formula="oooc:=[.A155]+1" office:value-type="float" office:value="135">
            <text:p>135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6]+[.E156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56]*[$Configuration.$B$3]*[$Configuration.$B$4]*[$Configuration.$B$11])-[$Configuration.$B$19]+[.G156]-[.K156]-([.R156]*[$Configuration.$B$3])-([.T156]*[$Configuration.$B$3])" office:value-type="float" office:value="130773">
            <text:p>130773</text:p>
          </table:table-cell>
          <table:table-cell table:formula="oooc:=[.H156]" office:value-type="float" office:value="130773">
            <text:p>130773</text:p>
          </table:table-cell>
          <table:table-cell office:value-type="float" office:value="256">
            <text:p>256</text:p>
          </table:table-cell>
          <table:table-cell table:formula="oooc:=[.J156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6];0;[.I156])+[.K156]+[$Configuration.$B$19]" office:value-type="float" office:value="131073">
            <text:p>131073</text:p>
          </table:table-cell>
          <table:table-cell table:formula="oooc:=CEILING([.O156];[$Configuration.$B$3])/[$Configuration.$B$3]" office:value-type="float" office:value="1025">
            <text:p>1025</text:p>
          </table:table-cell>
          <table:table-cell table:formula="oooc:=IF([.L156];IF([.K156]&gt;0;[$Configuration.$B$21]+[.K156];[$Configuration.$B$20]);0)" office:value-type="float" office:value="0">
            <text:p>0</text:p>
          </table:table-cell>
          <table:table-cell table:formula="oooc:=CEILING([.Q156];[$Configuration.$B$3])/[$Configuration.$B$3]" office:value-type="float" office:value="0">
            <text:p>0</text:p>
          </table:table-cell>
          <table:table-cell table:formula="oooc:=IF(AND([$Configuration.$B$27];[.L156];[.K156]&gt;0);[$Configuration.$B$22]+[.K156];0)" office:value-type="float" office:value="0">
            <text:p>0</text:p>
          </table:table-cell>
          <table:table-cell table:formula="oooc:=CEILING([.S156];[$Configuration.$B$3])/[$Configuration.$B$3]" office:value-type="float" office:value="0">
            <text:p>0</text:p>
          </table:table-cell>
          <table:table-cell office:value-type="string">
            <text:p>data 4 pages + 1 byte (tail split; 1 byte over page boundary) [txn]</text:p>
          </table:table-cell>
        </table:table-row>
        <table:table-row table:style-name="ro2">
          <table:table-cell table:formula="oooc:=[.A156]+1" office:value-type="float" office:value="136">
            <text:p>136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7]+[.E157]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ooc:=([.C157]*[$Configuration.$B$3]*[$Configuration.$B$4]*[$Configuration.$B$11])-[$Configuration.$B$19]+[.G157]-[.K157]-([.R157]*[$Configuration.$B$3])-([.T157]*[$Configuration.$B$3])" office:value-type="float" office:value="130783">
            <text:p>130783</text:p>
          </table:table-cell>
          <table:table-cell table:formula="oooc:=[.H157]" office:value-type="float" office:value="130783">
            <text:p>130783</text:p>
          </table:table-cell>
          <table:table-cell office:value-type="float" office:value="256">
            <text:p>256</text:p>
          </table:table-cell>
          <table:table-cell table:formula="oooc:=[.J157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7];0;[.I157])+[.K157]+[$Configuration.$B$19]" office:value-type="float" office:value="131083">
            <text:p>131083</text:p>
          </table:table-cell>
          <table:table-cell table:formula="oooc:=CEILING([.O157];[$Configuration.$B$3])/[$Configuration.$B$3]" office:value-type="float" office:value="1025">
            <text:p>1025</text:p>
          </table:table-cell>
          <table:table-cell table:formula="oooc:=IF([.L157];IF([.K157]&gt;0;[$Configuration.$B$21]+[.K157];[$Configuration.$B$20]);0)" office:value-type="float" office:value="0">
            <text:p>0</text:p>
          </table:table-cell>
          <table:table-cell table:formula="oooc:=CEILING([.Q157];[$Configuration.$B$3])/[$Configuration.$B$3]" office:value-type="float" office:value="0">
            <text:p>0</text:p>
          </table:table-cell>
          <table:table-cell table:formula="oooc:=IF(AND([$Configuration.$B$27];[.L157];[.K157]&gt;0);[$Configuration.$B$22]+[.K157];0)" office:value-type="float" office:value="0">
            <text:p>0</text:p>
          </table:table-cell>
          <table:table-cell table:formula="oooc:=CEILING([.S157];[$Configuration.$B$3])/[$Configuration.$B$3]" office:value-type="float" office:value="0">
            <text:p>0</text:p>
          </table:table-cell>
          <table:table-cell office:value-type="string">
            <text:p>data 4 pages + 11 bytes (tail split; 11 bytes over page boundary) [txn]</text:p>
          </table:table-cell>
        </table:table-row>
        <table:table-row table:style-name="ro2">
          <table:table-cell table:formula="oooc:=[.A157]+1" office:value-type="float" office:value="137">
            <text:p>137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8]+[.E158]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ooc:=([.C158]*[$Configuration.$B$3]*[$Configuration.$B$4]*[$Configuration.$B$11])-[$Configuration.$B$19]+[.G158]-[.K158]-([.R158]*[$Configuration.$B$3])-([.T158]*[$Configuration.$B$3])" office:value-type="float" office:value="130784">
            <text:p>130784</text:p>
          </table:table-cell>
          <table:table-cell table:formula="oooc:=[.H158]" office:value-type="float" office:value="130784">
            <text:p>130784</text:p>
          </table:table-cell>
          <table:table-cell office:value-type="float" office:value="256">
            <text:p>256</text:p>
          </table:table-cell>
          <table:table-cell table:formula="oooc:=[.J158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8];0;[.I158])+[.K158]+[$Configuration.$B$19]" office:value-type="float" office:value="131084">
            <text:p>131084</text:p>
          </table:table-cell>
          <table:table-cell table:formula="oooc:=CEILING([.O158];[$Configuration.$B$3])/[$Configuration.$B$3]" office:value-type="float" office:value="1025">
            <text:p>1025</text:p>
          </table:table-cell>
          <table:table-cell table:formula="oooc:=IF([.L158];IF([.K158]&gt;0;[$Configuration.$B$21]+[.K158];[$Configuration.$B$20]);0)" office:value-type="float" office:value="0">
            <text:p>0</text:p>
          </table:table-cell>
          <table:table-cell table:formula="oooc:=CEILING([.Q158];[$Configuration.$B$3])/[$Configuration.$B$3]" office:value-type="float" office:value="0">
            <text:p>0</text:p>
          </table:table-cell>
          <table:table-cell table:formula="oooc:=IF(AND([$Configuration.$B$27];[.L158];[.K158]&gt;0);[$Configuration.$B$22]+[.K158];0)" office:value-type="float" office:value="0">
            <text:p>0</text:p>
          </table:table-cell>
          <table:table-cell table:formula="oooc:=CEILING([.S158];[$Configuration.$B$3])/[$Configuration.$B$3]" office:value-type="float" office:value="0">
            <text:p>0</text:p>
          </table:table-cell>
          <table:table-cell office:value-type="string">
            <text:p>data 4 pages + 12 bytes (tail separated exactly onto next page) [txn]</text:p>
          </table:table-cell>
        </table:table-row>
        <table:table-row table:style-name="ro2">
          <table:table-cell table:formula="oooc:=[.A158]+1" office:value-type="float" office:value="138">
            <text:p>138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59]+[.E159]"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ooc:=([.C159]*[$Configuration.$B$3]*[$Configuration.$B$4]*[$Configuration.$B$11])-[$Configuration.$B$19]+[.G159]-[.K159]-([.R159]*[$Configuration.$B$3])-([.T159]*[$Configuration.$B$3])" office:value-type="float" office:value="130785">
            <text:p>130785</text:p>
          </table:table-cell>
          <table:table-cell table:formula="oooc:=[.H159]" office:value-type="float" office:value="130785">
            <text:p>130785</text:p>
          </table:table-cell>
          <table:table-cell office:value-type="float" office:value="256">
            <text:p>256</text:p>
          </table:table-cell>
          <table:table-cell table:formula="oooc:=[.J159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59];0;[.I159])+[.K159]+[$Configuration.$B$19]" office:value-type="float" office:value="131085">
            <text:p>131085</text:p>
          </table:table-cell>
          <table:table-cell table:formula="oooc:=CEILING([.O159];[$Configuration.$B$3])/[$Configuration.$B$3]" office:value-type="float" office:value="1025">
            <text:p>1025</text:p>
          </table:table-cell>
          <table:table-cell table:formula="oooc:=IF([.L159];IF([.K159]&gt;0;[$Configuration.$B$21]+[.K159];[$Configuration.$B$20]);0)" office:value-type="float" office:value="0">
            <text:p>0</text:p>
          </table:table-cell>
          <table:table-cell table:formula="oooc:=CEILING([.Q159];[$Configuration.$B$3])/[$Configuration.$B$3]" office:value-type="float" office:value="0">
            <text:p>0</text:p>
          </table:table-cell>
          <table:table-cell table:formula="oooc:=IF(AND([$Configuration.$B$27];[.L159];[.K159]&gt;0);[$Configuration.$B$22]+[.K159];0)" office:value-type="float" office:value="0">
            <text:p>0</text:p>
          </table:table-cell>
          <table:table-cell table:formula="oooc:=CEILING([.S159];[$Configuration.$B$3])/[$Configuration.$B$3]" office:value-type="float" office:value="0">
            <text:p>0</text:p>
          </table:table-cell>
          <table:table-cell office:value-type="string">
            <text:p>data 4 pages + 13 bytes (data split; 1 byte over page boundary) [txn]</text:p>
          </table:table-cell>
        </table:table-row>
        <table:table-row table:style-name="ro2">
          <table:table-cell table:formula="oooc:=[.A159]+1" office:value-type="float" office:value="139">
            <text:p>139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0]+[.E160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60]*[$Configuration.$B$3]*[$Configuration.$B$4]*[$Configuration.$B$11])-[$Configuration.$B$19]+[.G160]-[.K160]-([.R160]*[$Configuration.$B$3])-([.T160]*[$Configuration.$B$3])" office:value-type="float" office:value="114644">
            <text:p>114644</text:p>
          </table:table-cell>
          <table:table-cell table:formula="oooc:=[.H160]" office:value-type="float" office:value="114644">
            <text:p>114644</text:p>
          </table:table-cell>
          <table:table-cell office:value-type="float" office:value="0">
            <text:p>0</text:p>
          </table:table-cell>
          <table:table-cell table:formula="oooc:=[.J160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0];0;[.I160])+[.K160]+[$Configuration.$B$19]" office:value-type="float" office:value="114688">
            <text:p>114688</text:p>
          </table:table-cell>
          <table:table-cell table:formula="oooc:=CEILING([.O160];[$Configuration.$B$3])/[$Configuration.$B$3]" office:value-type="float" office:value="896">
            <text:p>896</text:p>
          </table:table-cell>
          <table:table-cell table:formula="oooc:=IF([.L160];IF([.K160]&gt;0;[$Configuration.$B$21]+[.K160];[$Configuration.$B$20]);0)" office:value-type="float" office:value="0">
            <text:p>0</text:p>
          </table:table-cell>
          <table:table-cell table:formula="oooc:=CEILING([.Q160];[$Configuration.$B$3])/[$Configuration.$B$3]" office:value-type="float" office:value="0">
            <text:p>0</text:p>
          </table:table-cell>
          <table:table-cell table:formula="oooc:=IF(AND([$Configuration.$B$27];[.L160];[.K160]&gt;0);[$Configuration.$B$22]+[.K160];0)" office:value-type="float" office:value="0">
            <text:p>0</text:p>
          </table:table-cell>
          <table:table-cell table:formula="oooc:=CEILING([.S160];[$Configuration.$B$3])/[$Configuration.$B$3]" office:value-type="float" office:value="0">
            <text:p>0</text:p>
          </table:table-cell>
          <table:table-cell office:value-type="string">
            <text:p>data 3.5 pages</text:p>
          </table:table-cell>
        </table:table-row>
        <table:table-row table:style-name="ro2">
          <table:table-cell table:formula="oooc:=[.A160]+1" office:value-type="float" office:value="140">
            <text:p>140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1]+[.E161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61]*[$Configuration.$B$3]*[$Configuration.$B$4]*[$Configuration.$B$11])-[$Configuration.$B$19]+[.G161]-[.K161]-([.R161]*[$Configuration.$B$3])-([.T161]*[$Configuration.$B$3])" office:value-type="float" office:value="114645">
            <text:p>114645</text:p>
          </table:table-cell>
          <table:table-cell table:formula="oooc:=[.H161]" office:value-type="float" office:value="114645">
            <text:p>114645</text:p>
          </table:table-cell>
          <table:table-cell office:value-type="float" office:value="0">
            <text:p>0</text:p>
          </table:table-cell>
          <table:table-cell table:formula="oooc:=[.J161]" office:value-type="float" office:value="0">
            <text:p>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1];0;[.I161])+[.K161]+[$Configuration.$B$19]" office:value-type="float" office:value="114689">
            <text:p>114689</text:p>
          </table:table-cell>
          <table:table-cell table:formula="oooc:=CEILING([.O161];[$Configuration.$B$3])/[$Configuration.$B$3]" office:value-type="float" office:value="897">
            <text:p>897</text:p>
          </table:table-cell>
          <table:table-cell table:formula="oooc:=IF([.L161];IF([.K161]&gt;0;[$Configuration.$B$21]+[.K161];[$Configuration.$B$20]);0)" office:value-type="float" office:value="0">
            <text:p>0</text:p>
          </table:table-cell>
          <table:table-cell table:formula="oooc:=CEILING([.Q161];[$Configuration.$B$3])/[$Configuration.$B$3]" office:value-type="float" office:value="0">
            <text:p>0</text:p>
          </table:table-cell>
          <table:table-cell table:formula="oooc:=IF(AND([$Configuration.$B$27];[.L161];[.K161]&gt;0);[$Configuration.$B$22]+[.K161];0)" office:value-type="float" office:value="0">
            <text:p>0</text:p>
          </table:table-cell>
          <table:table-cell table:formula="oooc:=CEILING([.S161];[$Configuration.$B$3])/[$Configuration.$B$3]" office:value-type="float" office:value="0">
            <text:p>0</text:p>
          </table:table-cell>
          <table:table-cell office:value-type="string">
            <text:p>data 3.5 pages + 1 byte</text:p>
          </table:table-cell>
        </table:table-row>
        <table:table-row table:style-name="ro2">
          <table:table-cell table:formula="oooc:=[.A161]+1" office:value-type="float" office:value="141">
            <text:p>141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2]+[.E162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([.C162]*[$Configuration.$B$3]*[$Configuration.$B$4]*[$Configuration.$B$11])-[$Configuration.$B$19]+[.G162]-[.K162]-([.R162]*[$Configuration.$B$3])-([.T162]*[$Configuration.$B$3])" office:value-type="float" office:value="114388">
            <text:p>114388</text:p>
          </table:table-cell>
          <table:table-cell table:formula="oooc:=[.H162]" office:value-type="float" office:value="114388">
            <text:p>114388</text:p>
          </table:table-cell>
          <table:table-cell office:value-type="float" office:value="256">
            <text:p>256</text:p>
          </table:table-cell>
          <table:table-cell table:formula="oooc:=[.J162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2];0;[.I162])+[.K162]+[$Configuration.$B$19]" office:value-type="float" office:value="114688">
            <text:p>114688</text:p>
          </table:table-cell>
          <table:table-cell table:formula="oooc:=CEILING([.O162];[$Configuration.$B$3])/[$Configuration.$B$3]" office:value-type="float" office:value="896">
            <text:p>896</text:p>
          </table:table-cell>
          <table:table-cell table:formula="oooc:=IF([.L162];IF([.K162]&gt;0;[$Configuration.$B$21]+[.K162];[$Configuration.$B$20]);0)" office:value-type="float" office:value="0">
            <text:p>0</text:p>
          </table:table-cell>
          <table:table-cell table:formula="oooc:=CEILING([.Q162];[$Configuration.$B$3])/[$Configuration.$B$3]" office:value-type="float" office:value="0">
            <text:p>0</text:p>
          </table:table-cell>
          <table:table-cell table:formula="oooc:=IF(AND([$Configuration.$B$27];[.L162];[.K162]&gt;0);[$Configuration.$B$22]+[.K162];0)" office:value-type="float" office:value="0">
            <text:p>0</text:p>
          </table:table-cell>
          <table:table-cell table:formula="oooc:=CEILING([.S162];[$Configuration.$B$3])/[$Configuration.$B$3]" office:value-type="float" office:value="0">
            <text:p>0</text:p>
          </table:table-cell>
          <table:table-cell office:value-type="string">
            <text:p>data 3.5 pages [txn]</text:p>
          </table:table-cell>
        </table:table-row>
        <table:table-row table:style-name="ro2">
          <table:table-cell table:formula="oooc:=[.A162]+1" office:value-type="float" office:value="142">
            <text:p>142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3]+[.E16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([.C163]*[$Configuration.$B$3]*[$Configuration.$B$4]*[$Configuration.$B$11])-[$Configuration.$B$19]+[.G163]-[.K163]-([.R163]*[$Configuration.$B$3])-([.T163]*[$Configuration.$B$3])" office:value-type="float" office:value="114389">
            <text:p>114389</text:p>
          </table:table-cell>
          <table:table-cell table:formula="oooc:=[.H163]" office:value-type="float" office:value="114389">
            <text:p>114389</text:p>
          </table:table-cell>
          <table:table-cell office:value-type="float" office:value="256">
            <text:p>256</text:p>
          </table:table-cell>
          <table:table-cell table:formula="oooc:=[.J163]" office:value-type="float" office:value="256">
            <text:p>2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3];0;[.I163])+[.K163]+[$Configuration.$B$19]" office:value-type="float" office:value="114689">
            <text:p>114689</text:p>
          </table:table-cell>
          <table:table-cell table:formula="oooc:=CEILING([.O163];[$Configuration.$B$3])/[$Configuration.$B$3]" office:value-type="float" office:value="897">
            <text:p>897</text:p>
          </table:table-cell>
          <table:table-cell table:formula="oooc:=IF([.L163];IF([.K163]&gt;0;[$Configuration.$B$21]+[.K163];[$Configuration.$B$20]);0)" office:value-type="float" office:value="0">
            <text:p>0</text:p>
          </table:table-cell>
          <table:table-cell table:formula="oooc:=CEILING([.Q163];[$Configuration.$B$3])/[$Configuration.$B$3]" office:value-type="float" office:value="0">
            <text:p>0</text:p>
          </table:table-cell>
          <table:table-cell table:formula="oooc:=IF(AND([$Configuration.$B$27];[.L163];[.K163]&gt;0);[$Configuration.$B$22]+[.K163];0)" office:value-type="float" office:value="0">
            <text:p>0</text:p>
          </table:table-cell>
          <table:table-cell table:formula="oooc:=CEILING([.S163];[$Configuration.$B$3])/[$Configuration.$B$3]" office:value-type="float" office:value="0">
            <text:p>0</text:p>
          </table:table-cell>
          <table:table-cell office:value-type="string">
            <text:p>data 3.5 pages + 1 byte [txn]</text:p>
          </table:table-cell>
        </table:table-row>
        <table:table-row table:style-name="ro2">
          <table:table-cell table:formula="oooc:=[.A163]+1" office:value-type="float" office:value="143">
            <text:p>14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4]+[.E164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64]" office:value-type="float" office:value="10">
            <text:p>10</text:p>
          </table:table-cell>
          <table:table-cell table:style-name="ce2" table:formula="oooc:=([.C164]*[$Configuration.$B$3]*[$Configuration.$B$4]*[$Configuration.$B$11])-[$Configuration.$B$14]+[.G164]" office:value-type="float" office:value="32735">
            <text:p>32735</text:p>
          </table:table-cell>
          <table:table-cell table:formula="oooc:=[.J164]" office:value-type="float" office:value="32735">
            <text:p>3273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4];0;[.I164])+[.K164]+[$Configuration.$B$19]" office:value-type="float" office:value="32789">
            <text:p>32789</text:p>
          </table:table-cell>
          <table:table-cell table:formula="oooc:=CEILING([.O164];[$Configuration.$B$3])/[$Configuration.$B$3]" office:value-type="float" office:value="257">
            <text:p>257</text:p>
          </table:table-cell>
          <table:table-cell table:formula="oooc:=IF([.L164];IF([.K164]&gt;0;[$Configuration.$B$21]+[.K164];[$Configuration.$B$20]);0)" office:value-type="float" office:value="0">
            <text:p>0</text:p>
          </table:table-cell>
          <table:table-cell table:formula="oooc:=CEILING([.Q164];[$Configuration.$B$3])/[$Configuration.$B$3]" office:value-type="float" office:value="0">
            <text:p>0</text:p>
          </table:table-cell>
          <table:table-cell table:formula="oooc:=IF(AND([$Configuration.$B$27];[.L164];[.K164]&gt;0);[$Configuration.$B$22]+[.K164];0)" office:value-type="float" office:value="0">
            <text:p>0</text:p>
          </table:table-cell>
          <table:table-cell table:formula="oooc:=CEILING([.S164];[$Configuration.$B$3])/[$Configuration.$B$3]" office:value-type="float" office:value="0">
            <text:p>0</text:p>
          </table:table-cell>
          <table:table-cell office:value-type="string">
            <text:p>xid 1 page – 1 byte; data 10 bytes (exact fit) [txn]</text:p>
          </table:table-cell>
        </table:table-row>
        <table:table-row table:style-name="ro2">
          <table:table-cell table:formula="oooc:=[.A164]+1" office:value-type="float" office:value="144">
            <text:p>14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5]+[.E165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5]" office:value-type="float" office:value="10">
            <text:p>10</text:p>
          </table:table-cell>
          <table:table-cell table:style-name="ce2" table:formula="oooc:=([.C165]*[$Configuration.$B$3]*[$Configuration.$B$4]*[$Configuration.$B$11])-[$Configuration.$B$14]+[.G165]" office:value-type="float" office:value="32736">
            <text:p>32736</text:p>
          </table:table-cell>
          <table:table-cell table:formula="oooc:=[.J165]" office:value-type="float" office:value="32736">
            <text:p>3273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5];0;[.I165])+[.K165]+[$Configuration.$B$19]" office:value-type="float" office:value="32790">
            <text:p>32790</text:p>
          </table:table-cell>
          <table:table-cell table:formula="oooc:=CEILING([.O165];[$Configuration.$B$3])/[$Configuration.$B$3]" office:value-type="float" office:value="257">
            <text:p>257</text:p>
          </table:table-cell>
          <table:table-cell table:formula="oooc:=IF([.L165];IF([.K165]&gt;0;[$Configuration.$B$21]+[.K165];[$Configuration.$B$20]);0)" office:value-type="float" office:value="0">
            <text:p>0</text:p>
          </table:table-cell>
          <table:table-cell table:formula="oooc:=CEILING([.Q165];[$Configuration.$B$3])/[$Configuration.$B$3]" office:value-type="float" office:value="0">
            <text:p>0</text:p>
          </table:table-cell>
          <table:table-cell table:formula="oooc:=IF(AND([$Configuration.$B$27];[.L165];[.K165]&gt;0);[$Configuration.$B$22]+[.K165];0)" office:value-type="float" office:value="0">
            <text:p>0</text:p>
          </table:table-cell>
          <table:table-cell table:formula="oooc:=CEILING([.S165];[$Configuration.$B$3])/[$Configuration.$B$3]" office:value-type="float" office:value="0">
            <text:p>0</text:p>
          </table:table-cell>
          <table:table-cell office:value-type="string">
            <text:p>xid 1 page; data 10 bytes (exact fit) [txn]</text:p>
          </table:table-cell>
        </table:table-row>
        <table:table-row table:style-name="ro2">
          <table:table-cell table:formula="oooc:=[.A165]+1" office:value-type="float" office:value="145">
            <text:p>14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6]+[.E166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6]" office:value-type="float" office:value="10">
            <text:p>10</text:p>
          </table:table-cell>
          <table:table-cell table:style-name="ce2" table:formula="oooc:=([.C166]*[$Configuration.$B$3]*[$Configuration.$B$4]*[$Configuration.$B$11])-[$Configuration.$B$14]+[.G166]" office:value-type="float" office:value="32737">
            <text:p>32737</text:p>
          </table:table-cell>
          <table:table-cell table:formula="oooc:=[.J166]" office:value-type="float" office:value="32737">
            <text:p>32737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6];0;[.I166])+[.K166]+[$Configuration.$B$19]" office:value-type="float" office:value="32791">
            <text:p>32791</text:p>
          </table:table-cell>
          <table:table-cell table:formula="oooc:=CEILING([.O166];[$Configuration.$B$3])/[$Configuration.$B$3]" office:value-type="float" office:value="257">
            <text:p>257</text:p>
          </table:table-cell>
          <table:table-cell table:formula="oooc:=IF([.L166];IF([.K166]&gt;0;[$Configuration.$B$21]+[.K166];[$Configuration.$B$20]);0)" office:value-type="float" office:value="0">
            <text:p>0</text:p>
          </table:table-cell>
          <table:table-cell table:formula="oooc:=CEILING([.Q166];[$Configuration.$B$3])/[$Configuration.$B$3]" office:value-type="float" office:value="0">
            <text:p>0</text:p>
          </table:table-cell>
          <table:table-cell table:formula="oooc:=IF(AND([$Configuration.$B$27];[.L166];[.K166]&gt;0);[$Configuration.$B$22]+[.K166];0)" office:value-type="float" office:value="0">
            <text:p>0</text:p>
          </table:table-cell>
          <table:table-cell table:formula="oooc:=CEILING([.S166];[$Configuration.$B$3])/[$Configuration.$B$3]" office:value-type="float" office:value="0">
            <text:p>0</text:p>
          </table:table-cell>
          <table:table-cell office:value-type="string">
            <text:p>xid 1 page + 1 byte; data 10 bytes (exact fit) [txn]</text:p>
          </table:table-cell>
        </table:table-row>
        <table:table-row table:style-name="ro2">
          <table:table-cell table:formula="oooc:=[.A166]+1" office:value-type="float" office:value="146">
            <text:p>146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7]+[.E167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67]" office:value-type="float" office:value="10">
            <text:p>10</text:p>
          </table:table-cell>
          <table:table-cell table:style-name="ce2" table:formula="oooc:=([.C167]*[$Configuration.$B$3]*[$Configuration.$B$4]*[$Configuration.$B$11])-[$Configuration.$B$14]+[.G167]" office:value-type="float" office:value="65503">
            <text:p>65503</text:p>
          </table:table-cell>
          <table:table-cell table:formula="oooc:=[.J167]" office:value-type="float" office:value="65503">
            <text:p>65503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7];0;[.I167])+[.K167]+[$Configuration.$B$19]" office:value-type="float" office:value="65557">
            <text:p>65557</text:p>
          </table:table-cell>
          <table:table-cell table:formula="oooc:=CEILING([.O167];[$Configuration.$B$3])/[$Configuration.$B$3]" office:value-type="float" office:value="513">
            <text:p>513</text:p>
          </table:table-cell>
          <table:table-cell table:formula="oooc:=IF([.L167];IF([.K167]&gt;0;[$Configuration.$B$21]+[.K167];[$Configuration.$B$20]);0)" office:value-type="float" office:value="0">
            <text:p>0</text:p>
          </table:table-cell>
          <table:table-cell table:formula="oooc:=CEILING([.Q167];[$Configuration.$B$3])/[$Configuration.$B$3]" office:value-type="float" office:value="0">
            <text:p>0</text:p>
          </table:table-cell>
          <table:table-cell table:formula="oooc:=IF(AND([$Configuration.$B$27];[.L167];[.K167]&gt;0);[$Configuration.$B$22]+[.K167];0)" office:value-type="float" office:value="0">
            <text:p>0</text:p>
          </table:table-cell>
          <table:table-cell table:formula="oooc:=CEILING([.S167];[$Configuration.$B$3])/[$Configuration.$B$3]" office:value-type="float" office:value="0">
            <text:p>0</text:p>
          </table:table-cell>
          <table:table-cell office:value-type="string">
            <text:p>xid 2 pages – 1 byte; data 10 bytes (exact fit) [txn]</text:p>
          </table:table-cell>
        </table:table-row>
        <table:table-row table:style-name="ro2">
          <table:table-cell table:formula="oooc:=[.A167]+1" office:value-type="float" office:value="147">
            <text:p>14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8]+[.E168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68]" office:value-type="float" office:value="10">
            <text:p>10</text:p>
          </table:table-cell>
          <table:table-cell table:style-name="ce2" table:formula="oooc:=([.C168]*[$Configuration.$B$3]*[$Configuration.$B$4]*[$Configuration.$B$11])-[$Configuration.$B$14]+[.G168]" office:value-type="float" office:value="65504">
            <text:p>65504</text:p>
          </table:table-cell>
          <table:table-cell table:formula="oooc:=[.J168]" office:value-type="float" office:value="65504">
            <text:p>65504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8];0;[.I168])+[.K168]+[$Configuration.$B$19]" office:value-type="float" office:value="65558">
            <text:p>65558</text:p>
          </table:table-cell>
          <table:table-cell table:formula="oooc:=CEILING([.O168];[$Configuration.$B$3])/[$Configuration.$B$3]" office:value-type="float" office:value="513">
            <text:p>513</text:p>
          </table:table-cell>
          <table:table-cell table:formula="oooc:=IF([.L168];IF([.K168]&gt;0;[$Configuration.$B$21]+[.K168];[$Configuration.$B$20]);0)" office:value-type="float" office:value="0">
            <text:p>0</text:p>
          </table:table-cell>
          <table:table-cell table:formula="oooc:=CEILING([.Q168];[$Configuration.$B$3])/[$Configuration.$B$3]" office:value-type="float" office:value="0">
            <text:p>0</text:p>
          </table:table-cell>
          <table:table-cell table:formula="oooc:=IF(AND([$Configuration.$B$27];[.L168];[.K168]&gt;0);[$Configuration.$B$22]+[.K168];0)" office:value-type="float" office:value="0">
            <text:p>0</text:p>
          </table:table-cell>
          <table:table-cell table:formula="oooc:=CEILING([.S168];[$Configuration.$B$3])/[$Configuration.$B$3]" office:value-type="float" office:value="0">
            <text:p>0</text:p>
          </table:table-cell>
          <table:table-cell office:value-type="string">
            <text:p>xid 2 pages; data 10 bytes (exact fit) [txn]</text:p>
          </table:table-cell>
        </table:table-row>
        <table:table-row table:style-name="ro2">
          <table:table-cell table:formula="oooc:=[.A168]+1" office:value-type="float" office:value="148">
            <text:p>14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69]+[.E169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69]" office:value-type="float" office:value="10">
            <text:p>10</text:p>
          </table:table-cell>
          <table:table-cell table:style-name="ce2" table:formula="oooc:=([.C169]*[$Configuration.$B$3]*[$Configuration.$B$4]*[$Configuration.$B$11])-[$Configuration.$B$14]+[.G169]" office:value-type="float" office:value="65505">
            <text:p>65505</text:p>
          </table:table-cell>
          <table:table-cell table:formula="oooc:=[.J169]" office:value-type="float" office:value="65505">
            <text:p>65505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69];0;[.I169])+[.K169]+[$Configuration.$B$19]" office:value-type="float" office:value="65559">
            <text:p>65559</text:p>
          </table:table-cell>
          <table:table-cell table:formula="oooc:=CEILING([.O169];[$Configuration.$B$3])/[$Configuration.$B$3]" office:value-type="float" office:value="513">
            <text:p>513</text:p>
          </table:table-cell>
          <table:table-cell table:formula="oooc:=IF([.L169];IF([.K169]&gt;0;[$Configuration.$B$21]+[.K169];[$Configuration.$B$20]);0)" office:value-type="float" office:value="0">
            <text:p>0</text:p>
          </table:table-cell>
          <table:table-cell table:formula="oooc:=CEILING([.Q169];[$Configuration.$B$3])/[$Configuration.$B$3]" office:value-type="float" office:value="0">
            <text:p>0</text:p>
          </table:table-cell>
          <table:table-cell table:formula="oooc:=IF(AND([$Configuration.$B$27];[.L169];[.K169]&gt;0);[$Configuration.$B$22]+[.K169];0)" office:value-type="float" office:value="0">
            <text:p>0</text:p>
          </table:table-cell>
          <table:table-cell table:formula="oooc:=CEILING([.S169];[$Configuration.$B$3])/[$Configuration.$B$3]" office:value-type="float" office:value="0">
            <text:p>0</text:p>
          </table:table-cell>
          <table:table-cell office:value-type="string">
            <text:p>xid 2 pages + 1 byte; data 10 bytes (exact fit) [txn]</text:p>
          </table:table-cell>
        </table:table-row>
        <table:table-row table:style-name="ro2">
          <table:table-cell table:formula="oooc:=[.A169]+1" office:value-type="float" office:value="149">
            <text:p>149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0]+[.E170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0]" office:value-type="float" office:value="10">
            <text:p>10</text:p>
          </table:table-cell>
          <table:table-cell table:style-name="ce2" table:formula="oooc:=([.C170]*[$Configuration.$B$3]*[$Configuration.$B$4]*[$Configuration.$B$11])-[$Configuration.$B$14]+[.G170]" office:value-type="float" office:value="131039">
            <text:p>131039</text:p>
          </table:table-cell>
          <table:table-cell table:formula="oooc:=[.J170]" office:value-type="float" office:value="131039">
            <text:p>131039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0];0;[.I170])+[.K170]+[$Configuration.$B$19]" office:value-type="float" office:value="131093">
            <text:p>131093</text:p>
          </table:table-cell>
          <table:table-cell table:formula="oooc:=CEILING([.O170];[$Configuration.$B$3])/[$Configuration.$B$3]" office:value-type="float" office:value="1025">
            <text:p>1025</text:p>
          </table:table-cell>
          <table:table-cell table:formula="oooc:=IF([.L170];IF([.K170]&gt;0;[$Configuration.$B$21]+[.K170];[$Configuration.$B$20]);0)" office:value-type="float" office:value="0">
            <text:p>0</text:p>
          </table:table-cell>
          <table:table-cell table:formula="oooc:=CEILING([.Q170];[$Configuration.$B$3])/[$Configuration.$B$3]" office:value-type="float" office:value="0">
            <text:p>0</text:p>
          </table:table-cell>
          <table:table-cell table:formula="oooc:=IF(AND([$Configuration.$B$27];[.L170];[.K170]&gt;0);[$Configuration.$B$22]+[.K170];0)" office:value-type="float" office:value="0">
            <text:p>0</text:p>
          </table:table-cell>
          <table:table-cell table:formula="oooc:=CEILING([.S170];[$Configuration.$B$3])/[$Configuration.$B$3]" office:value-type="float" office:value="0">
            <text:p>0</text:p>
          </table:table-cell>
          <table:table-cell office:value-type="string">
            <text:p>xid 4 pages – 1 byte; data 10 bytes (exact fit) [txn]</text:p>
          </table:table-cell>
        </table:table-row>
        <table:table-row table:style-name="ro2">
          <table:table-cell table:formula="oooc:=[.A170]+1" office:value-type="float" office:value="150">
            <text:p>15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1]+[.E171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1]" office:value-type="float" office:value="10">
            <text:p>10</text:p>
          </table:table-cell>
          <table:table-cell table:style-name="ce2" table:formula="oooc:=([.C171]*[$Configuration.$B$3]*[$Configuration.$B$4]*[$Configuration.$B$11])-[$Configuration.$B$14]+[.G171]" office:value-type="float" office:value="131040">
            <text:p>131040</text:p>
          </table:table-cell>
          <table:table-cell table:formula="oooc:=[.J171]" office:value-type="float" office:value="131040">
            <text:p>131040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1];0;[.I171])+[.K171]+[$Configuration.$B$19]" office:value-type="float" office:value="131094">
            <text:p>131094</text:p>
          </table:table-cell>
          <table:table-cell table:formula="oooc:=CEILING([.O171];[$Configuration.$B$3])/[$Configuration.$B$3]" office:value-type="float" office:value="1025">
            <text:p>1025</text:p>
          </table:table-cell>
          <table:table-cell table:formula="oooc:=IF([.L171];IF([.K171]&gt;0;[$Configuration.$B$21]+[.K171];[$Configuration.$B$20]);0)" office:value-type="float" office:value="0">
            <text:p>0</text:p>
          </table:table-cell>
          <table:table-cell table:formula="oooc:=CEILING([.Q171];[$Configuration.$B$3])/[$Configuration.$B$3]" office:value-type="float" office:value="0">
            <text:p>0</text:p>
          </table:table-cell>
          <table:table-cell table:formula="oooc:=IF(AND([$Configuration.$B$27];[.L171];[.K171]&gt;0);[$Configuration.$B$22]+[.K171];0)" office:value-type="float" office:value="0">
            <text:p>0</text:p>
          </table:table-cell>
          <table:table-cell table:formula="oooc:=CEILING([.S171];[$Configuration.$B$3])/[$Configuration.$B$3]" office:value-type="float" office:value="0">
            <text:p>0</text:p>
          </table:table-cell>
          <table:table-cell office:value-type="string">
            <text:p>xid 4 pages; data 10 bytes (exact fit) [txn]</text:p>
          </table:table-cell>
        </table:table-row>
        <table:table-row table:style-name="ro2">
          <table:table-cell table:formula="oooc:=[.A171]+1" office:value-type="float" office:value="151">
            <text:p>15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2]+[.E172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2]" office:value-type="float" office:value="10">
            <text:p>10</text:p>
          </table:table-cell>
          <table:table-cell table:style-name="ce2" table:formula="oooc:=([.C172]*[$Configuration.$B$3]*[$Configuration.$B$4]*[$Configuration.$B$11])-[$Configuration.$B$14]+[.G172]" office:value-type="float" office:value="131041">
            <text:p>131041</text:p>
          </table:table-cell>
          <table:table-cell table:formula="oooc:=[.J172]" office:value-type="float" office:value="131041">
            <text:p>131041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2];0;[.I172])+[.K172]+[$Configuration.$B$19]" office:value-type="float" office:value="131095">
            <text:p>131095</text:p>
          </table:table-cell>
          <table:table-cell table:formula="oooc:=CEILING([.O172];[$Configuration.$B$3])/[$Configuration.$B$3]" office:value-type="float" office:value="1025">
            <text:p>1025</text:p>
          </table:table-cell>
          <table:table-cell table:formula="oooc:=IF([.L172];IF([.K172]&gt;0;[$Configuration.$B$21]+[.K172];[$Configuration.$B$20]);0)" office:value-type="float" office:value="0">
            <text:p>0</text:p>
          </table:table-cell>
          <table:table-cell table:formula="oooc:=CEILING([.Q172];[$Configuration.$B$3])/[$Configuration.$B$3]" office:value-type="float" office:value="0">
            <text:p>0</text:p>
          </table:table-cell>
          <table:table-cell table:formula="oooc:=IF(AND([$Configuration.$B$27];[.L172];[.K172]&gt;0);[$Configuration.$B$22]+[.K172];0)" office:value-type="float" office:value="0">
            <text:p>0</text:p>
          </table:table-cell>
          <table:table-cell table:formula="oooc:=CEILING([.S172];[$Configuration.$B$3])/[$Configuration.$B$3]" office:value-type="float" office:value="0">
            <text:p>0</text:p>
          </table:table-cell>
          <table:table-cell office:value-type="string">
            <text:p>xid 4 pages + 1 byte; data 10 bytes (exact fit) [txn]</text:p>
          </table:table-cell>
        </table:table-row>
        <table:table-row table:style-name="ro2">
          <table:table-cell table:formula="oooc:=[.A172]+1" office:value-type="float" office:value="152">
            <text:p>152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3]+[.E173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3]" office:value-type="float" office:value="10">
            <text:p>10</text:p>
          </table:table-cell>
          <table:table-cell table:style-name="ce2" table:formula="oooc:=([.C173]*[$Configuration.$B$3]*[$Configuration.$B$4]*[$Configuration.$B$11])-[$Configuration.$B$14]+[.G173]" office:value-type="float" office:value="114656">
            <text:p>114656</text:p>
          </table:table-cell>
          <table:table-cell table:formula="oooc:=[.J173]" office:value-type="float" office:value="114656">
            <text:p>114656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3];0;[.I173])+[.K173]+[$Configuration.$B$19]" office:value-type="float" office:value="114710">
            <text:p>114710</text:p>
          </table:table-cell>
          <table:table-cell table:formula="oooc:=CEILING([.O173];[$Configuration.$B$3])/[$Configuration.$B$3]" office:value-type="float" office:value="897">
            <text:p>897</text:p>
          </table:table-cell>
          <table:table-cell table:formula="oooc:=IF([.L173];IF([.K173]&gt;0;[$Configuration.$B$21]+[.K173];[$Configuration.$B$20]);0)" office:value-type="float" office:value="0">
            <text:p>0</text:p>
          </table:table-cell>
          <table:table-cell table:formula="oooc:=CEILING([.Q173];[$Configuration.$B$3])/[$Configuration.$B$3]" office:value-type="float" office:value="0">
            <text:p>0</text:p>
          </table:table-cell>
          <table:table-cell table:formula="oooc:=IF(AND([$Configuration.$B$27];[.L173];[.K173]&gt;0);[$Configuration.$B$22]+[.K173];0)" office:value-type="float" office:value="0">
            <text:p>0</text:p>
          </table:table-cell>
          <table:table-cell table:formula="oooc:=CEILING([.S173];[$Configuration.$B$3])/[$Configuration.$B$3]" office:value-type="float" office:value="0">
            <text:p>0</text:p>
          </table:table-cell>
          <table:table-cell office:value-type="string">
            <text:p>xid 3.5 pages; data 10 bytes (exact fit) [txn]</text:p>
          </table:table-cell>
        </table:table-row>
        <table:table-row table:style-name="ro2">
          <table:table-cell table:formula="oooc:=[.A173]+1" office:value-type="float" office:value="153">
            <text:p>153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4]+[.E174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4]" office:value-type="float" office:value="10">
            <text:p>10</text:p>
          </table:table-cell>
          <table:table-cell table:style-name="ce2" table:formula="oooc:=([.C174]*[$Configuration.$B$3]*[$Configuration.$B$4]*[$Configuration.$B$11])-[$Configuration.$B$14]+[.G174]" office:value-type="float" office:value="114657">
            <text:p>114657</text:p>
          </table:table-cell>
          <table:table-cell table:formula="oooc:=[.J174]" office:value-type="float" office:value="114657">
            <text:p>114657</text:p>
          </table:table-cell>
          <table:table-cell table:number-columns-repeated="3" office:value-type="boolean" office:boolean-value="false">
            <text:p>FALSE</text:p>
          </table:table-cell>
          <table:table-cell table:formula="oooc:=IF([.N174];0;[.I174])+[.K174]+[$Configuration.$B$19]" office:value-type="float" office:value="114711">
            <text:p>114711</text:p>
          </table:table-cell>
          <table:table-cell table:formula="oooc:=CEILING([.O174];[$Configuration.$B$3])/[$Configuration.$B$3]" office:value-type="float" office:value="897">
            <text:p>897</text:p>
          </table:table-cell>
          <table:table-cell table:formula="oooc:=IF([.L174];IF([.K174]&gt;0;[$Configuration.$B$21]+[.K174];[$Configuration.$B$20]);0)" office:value-type="float" office:value="0">
            <text:p>0</text:p>
          </table:table-cell>
          <table:table-cell table:formula="oooc:=CEILING([.Q174];[$Configuration.$B$3])/[$Configuration.$B$3]" office:value-type="float" office:value="0">
            <text:p>0</text:p>
          </table:table-cell>
          <table:table-cell table:formula="oooc:=IF(AND([$Configuration.$B$27];[.L174];[.K174]&gt;0);[$Configuration.$B$22]+[.K174];0)" office:value-type="float" office:value="0">
            <text:p>0</text:p>
          </table:table-cell>
          <table:table-cell table:formula="oooc:=CEILING([.S174];[$Configuration.$B$3])/[$Configuration.$B$3]" office:value-type="float" office:value="0">
            <text:p>0</text:p>
          </table:table-cell>
          <table:table-cell office:value-type="string">
            <text:p>xid 3.5 pages + 1 byte; data 10 bytes (exact fit) [txn]</text:p>
          </table:table-cell>
        </table:table-row>
        <table:table-row table:style-name="ro2">
          <table:table-cell table:formula="oooc:=[.A174]+1" office:value-type="float" office:value="154">
            <text:p>15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5]+[.E175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5]" office:value-type="float" office:value="10">
            <text:p>10</text:p>
          </table:table-cell>
          <table:table-cell table:style-name="ce2" table:formula="oooc:=([.C175]*[$Configuration.$B$3]*[$Configuration.$B$4]*[$Configuration.$B$11])-[$Configuration.$B$14]+[.G175]" office:value-type="float" office:value="32735">
            <text:p>32735</text:p>
          </table:table-cell>
          <table:table-cell table:formula="oooc:=[.J175]" office:value-type="float" office:value="32735">
            <text:p>3273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5];0;[.I175])+[.K175]+[$Configuration.$B$19]" office:value-type="float" office:value="32789">
            <text:p>32789</text:p>
          </table:table-cell>
          <table:table-cell table:formula="oooc:=CEILING([.O175];[$Configuration.$B$3])/[$Configuration.$B$3]" office:value-type="float" office:value="257">
            <text:p>257</text:p>
          </table:table-cell>
          <table:table-cell table:formula="oooc:=IF([.L175];IF([.K175]&gt;0;[$Configuration.$B$21]+[.K175];[$Configuration.$B$20]);0)" office:value-type="float" office:value="32779">
            <text:p>32779</text:p>
          </table:table-cell>
          <table:table-cell table:formula="oooc:=CEILING([.Q175];[$Configuration.$B$3])/[$Configuration.$B$3]" office:value-type="float" office:value="257">
            <text:p>257</text:p>
          </table:table-cell>
          <table:table-cell table:formula="oooc:=IF(AND([$Configuration.$B$27];[.L175];[.K175]&gt;0);[$Configuration.$B$22]+[.K175];0)" office:value-type="float" office:value="32771">
            <text:p>32771</text:p>
          </table:table-cell>
          <table:table-cell table:formula="oooc:=CEILING([.S175];[$Configuration.$B$3])/[$Configuration.$B$3]" office:value-type="float" office:value="257">
            <text:p>257</text:p>
          </table:table-cell>
          <table:table-cell office:value-type="string">
            <text:p>xid 1 page – 1 byte for enq rec; data 10 bytes (exact fit) [deq, txn]</text:p>
          </table:table-cell>
        </table:table-row>
        <table:table-row table:style-name="ro2">
          <table:table-cell table:formula="oooc:=[.A175]+1" office:value-type="float" office:value="155">
            <text:p>15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6]+[.E176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6]" office:value-type="float" office:value="10">
            <text:p>10</text:p>
          </table:table-cell>
          <table:table-cell table:style-name="ce2" table:formula="oooc:=([.C176]*[$Configuration.$B$3]*[$Configuration.$B$4]*[$Configuration.$B$11])-[$Configuration.$B$14]+[.G176]" office:value-type="float" office:value="32736">
            <text:p>32736</text:p>
          </table:table-cell>
          <table:table-cell table:formula="oooc:=[.J176]" office:value-type="float" office:value="32736">
            <text:p>3273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6];0;[.I176])+[.K176]+[$Configuration.$B$19]" office:value-type="float" office:value="32790">
            <text:p>32790</text:p>
          </table:table-cell>
          <table:table-cell table:formula="oooc:=CEILING([.O176];[$Configuration.$B$3])/[$Configuration.$B$3]" office:value-type="float" office:value="257">
            <text:p>257</text:p>
          </table:table-cell>
          <table:table-cell table:formula="oooc:=IF([.L176];IF([.K176]&gt;0;[$Configuration.$B$21]+[.K176];[$Configuration.$B$20]);0)" office:value-type="float" office:value="32780">
            <text:p>32780</text:p>
          </table:table-cell>
          <table:table-cell table:formula="oooc:=CEILING([.Q176];[$Configuration.$B$3])/[$Configuration.$B$3]" office:value-type="float" office:value="257">
            <text:p>257</text:p>
          </table:table-cell>
          <table:table-cell table:formula="oooc:=IF(AND([$Configuration.$B$27];[.L176];[.K176]&gt;0);[$Configuration.$B$22]+[.K176];0)" office:value-type="float" office:value="32772">
            <text:p>32772</text:p>
          </table:table-cell>
          <table:table-cell table:formula="oooc:=CEILING([.S176];[$Configuration.$B$3])/[$Configuration.$B$3]" office:value-type="float" office:value="257">
            <text:p>257</text:p>
          </table:table-cell>
          <table:table-cell office:value-type="string">
            <text:p>xid 1 page for enq rec; data 10 bytes (exact fit) [deq, txn]</text:p>
          </table:table-cell>
        </table:table-row>
        <table:table-row table:style-name="ro2">
          <table:table-cell table:formula="oooc:=[.A176]+1" office:value-type="float" office:value="156">
            <text:p>15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7]+[.E177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77]" office:value-type="float" office:value="10">
            <text:p>10</text:p>
          </table:table-cell>
          <table:table-cell table:style-name="ce2" table:formula="oooc:=([.C177]*[$Configuration.$B$3]*[$Configuration.$B$4]*[$Configuration.$B$11])-[$Configuration.$B$14]+[.G177]" office:value-type="float" office:value="32737">
            <text:p>32737</text:p>
          </table:table-cell>
          <table:table-cell table:formula="oooc:=[.J177]" office:value-type="float" office:value="32737">
            <text:p>3273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7];0;[.I177])+[.K177]+[$Configuration.$B$19]" office:value-type="float" office:value="32791">
            <text:p>32791</text:p>
          </table:table-cell>
          <table:table-cell table:formula="oooc:=CEILING([.O177];[$Configuration.$B$3])/[$Configuration.$B$3]" office:value-type="float" office:value="257">
            <text:p>257</text:p>
          </table:table-cell>
          <table:table-cell table:formula="oooc:=IF([.L177];IF([.K177]&gt;0;[$Configuration.$B$21]+[.K177];[$Configuration.$B$20]);0)" office:value-type="float" office:value="32781">
            <text:p>32781</text:p>
          </table:table-cell>
          <table:table-cell table:formula="oooc:=CEILING([.Q177];[$Configuration.$B$3])/[$Configuration.$B$3]" office:value-type="float" office:value="257">
            <text:p>257</text:p>
          </table:table-cell>
          <table:table-cell table:formula="oooc:=IF(AND([$Configuration.$B$27];[.L177];[.K177]&gt;0);[$Configuration.$B$22]+[.K177];0)" office:value-type="float" office:value="32773">
            <text:p>32773</text:p>
          </table:table-cell>
          <table:table-cell table:formula="oooc:=CEILING([.S177];[$Configuration.$B$3])/[$Configuration.$B$3]" office:value-type="float" office:value="257">
            <text:p>257</text:p>
          </table:table-cell>
          <table:table-cell office:value-type="string">
            <text:p>xid 1 page + 1 byte for enq rec; data 10 bytes (exact fit) [deq, txn]</text:p>
          </table:table-cell>
        </table:table-row>
        <table:table-row table:style-name="ro2">
          <table:table-cell table:formula="oooc:=[.A177]+1" office:value-type="float" office:value="157">
            <text:p>157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8]+[.E178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78]" office:value-type="float" office:value="10">
            <text:p>10</text:p>
          </table:table-cell>
          <table:table-cell table:style-name="ce2" table:formula="oooc:=([.C178]*[$Configuration.$B$3]*[$Configuration.$B$4]*[$Configuration.$B$11])-[$Configuration.$B$14]+[.G178]" office:value-type="float" office:value="65503">
            <text:p>65503</text:p>
          </table:table-cell>
          <table:table-cell table:formula="oooc:=[.J178]" office:value-type="float" office:value="65503">
            <text:p>6550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8];0;[.I178])+[.K178]+[$Configuration.$B$19]" office:value-type="float" office:value="65557">
            <text:p>65557</text:p>
          </table:table-cell>
          <table:table-cell table:formula="oooc:=CEILING([.O178];[$Configuration.$B$3])/[$Configuration.$B$3]" office:value-type="float" office:value="513">
            <text:p>513</text:p>
          </table:table-cell>
          <table:table-cell table:formula="oooc:=IF([.L178];IF([.K178]&gt;0;[$Configuration.$B$21]+[.K178];[$Configuration.$B$20]);0)" office:value-type="float" office:value="65547">
            <text:p>65547</text:p>
          </table:table-cell>
          <table:table-cell table:formula="oooc:=CEILING([.Q178];[$Configuration.$B$3])/[$Configuration.$B$3]" office:value-type="float" office:value="513">
            <text:p>513</text:p>
          </table:table-cell>
          <table:table-cell table:formula="oooc:=IF(AND([$Configuration.$B$27];[.L178];[.K178]&gt;0);[$Configuration.$B$22]+[.K178];0)" office:value-type="float" office:value="65539">
            <text:p>65539</text:p>
          </table:table-cell>
          <table:table-cell table:formula="oooc:=CEILING([.S178];[$Configuration.$B$3])/[$Configuration.$B$3]" office:value-type="float" office:value="513">
            <text:p>513</text:p>
          </table:table-cell>
          <table:table-cell office:value-type="string">
            <text:p>xid 2 pages – 1 byte for enq rec; data 10 bytes (exact fit) [deq, txn]</text:p>
          </table:table-cell>
        </table:table-row>
        <table:table-row table:style-name="ro2">
          <table:table-cell table:formula="oooc:=[.A178]+1" office:value-type="float" office:value="158">
            <text:p>15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79]+[.E179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79]" office:value-type="float" office:value="10">
            <text:p>10</text:p>
          </table:table-cell>
          <table:table-cell table:style-name="ce2" table:formula="oooc:=([.C179]*[$Configuration.$B$3]*[$Configuration.$B$4]*[$Configuration.$B$11])-[$Configuration.$B$14]+[.G179]" office:value-type="float" office:value="65504">
            <text:p>65504</text:p>
          </table:table-cell>
          <table:table-cell table:formula="oooc:=[.J179]" office:value-type="float" office:value="65504">
            <text:p>6550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79];0;[.I179])+[.K179]+[$Configuration.$B$19]" office:value-type="float" office:value="65558">
            <text:p>65558</text:p>
          </table:table-cell>
          <table:table-cell table:formula="oooc:=CEILING([.O179];[$Configuration.$B$3])/[$Configuration.$B$3]" office:value-type="float" office:value="513">
            <text:p>513</text:p>
          </table:table-cell>
          <table:table-cell table:formula="oooc:=IF([.L179];IF([.K179]&gt;0;[$Configuration.$B$21]+[.K179];[$Configuration.$B$20]);0)" office:value-type="float" office:value="65548">
            <text:p>65548</text:p>
          </table:table-cell>
          <table:table-cell table:formula="oooc:=CEILING([.Q179];[$Configuration.$B$3])/[$Configuration.$B$3]" office:value-type="float" office:value="513">
            <text:p>513</text:p>
          </table:table-cell>
          <table:table-cell table:formula="oooc:=IF(AND([$Configuration.$B$27];[.L179];[.K179]&gt;0);[$Configuration.$B$22]+[.K179];0)" office:value-type="float" office:value="65540">
            <text:p>65540</text:p>
          </table:table-cell>
          <table:table-cell table:formula="oooc:=CEILING([.S179];[$Configuration.$B$3])/[$Configuration.$B$3]" office:value-type="float" office:value="513">
            <text:p>513</text:p>
          </table:table-cell>
          <table:table-cell office:value-type="string">
            <text:p>xid 2 pages for enq rec; data 10 bytes (exact fit) [deq, txn]</text:p>
          </table:table-cell>
        </table:table-row>
        <table:table-row table:style-name="ro2">
          <table:table-cell table:formula="oooc:=[.A179]+1" office:value-type="float" office:value="159">
            <text:p>15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0]+[.E180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0]" office:value-type="float" office:value="10">
            <text:p>10</text:p>
          </table:table-cell>
          <table:table-cell table:style-name="ce2" table:formula="oooc:=([.C180]*[$Configuration.$B$3]*[$Configuration.$B$4]*[$Configuration.$B$11])-[$Configuration.$B$14]+[.G180]" office:value-type="float" office:value="65505">
            <text:p>65505</text:p>
          </table:table-cell>
          <table:table-cell table:formula="oooc:=[.J180]" office:value-type="float" office:value="65505">
            <text:p>6550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0];0;[.I180])+[.K180]+[$Configuration.$B$19]" office:value-type="float" office:value="65559">
            <text:p>65559</text:p>
          </table:table-cell>
          <table:table-cell table:formula="oooc:=CEILING([.O180];[$Configuration.$B$3])/[$Configuration.$B$3]" office:value-type="float" office:value="513">
            <text:p>513</text:p>
          </table:table-cell>
          <table:table-cell table:formula="oooc:=IF([.L180];IF([.K180]&gt;0;[$Configuration.$B$21]+[.K180];[$Configuration.$B$20]);0)" office:value-type="float" office:value="65549">
            <text:p>65549</text:p>
          </table:table-cell>
          <table:table-cell table:formula="oooc:=CEILING([.Q180];[$Configuration.$B$3])/[$Configuration.$B$3]" office:value-type="float" office:value="513">
            <text:p>513</text:p>
          </table:table-cell>
          <table:table-cell table:formula="oooc:=IF(AND([$Configuration.$B$27];[.L180];[.K180]&gt;0);[$Configuration.$B$22]+[.K180];0)" office:value-type="float" office:value="65541">
            <text:p>65541</text:p>
          </table:table-cell>
          <table:table-cell table:formula="oooc:=CEILING([.S180];[$Configuration.$B$3])/[$Configuration.$B$3]" office:value-type="float" office:value="513">
            <text:p>513</text:p>
          </table:table-cell>
          <table:table-cell office:value-type="string">
            <text:p>xid 2 pages + 1 byte for enq rec; data 10 bytes (exact fit) [deq, txn]</text:p>
          </table:table-cell>
        </table:table-row>
        <table:table-row table:style-name="ro2">
          <table:table-cell table:formula="oooc:=[.A180]+1" office:value-type="float" office:value="160">
            <text:p>160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1]+[.E181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81]" office:value-type="float" office:value="10">
            <text:p>10</text:p>
          </table:table-cell>
          <table:table-cell table:style-name="ce2" table:formula="oooc:=([.C181]*[$Configuration.$B$3]*[$Configuration.$B$4]*[$Configuration.$B$11])-[$Configuration.$B$14]+[.G181]" office:value-type="float" office:value="131039">
            <text:p>131039</text:p>
          </table:table-cell>
          <table:table-cell table:formula="oooc:=[.J181]" office:value-type="float" office:value="131039">
            <text:p>13103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1];0;[.I181])+[.K181]+[$Configuration.$B$19]" office:value-type="float" office:value="131093">
            <text:p>131093</text:p>
          </table:table-cell>
          <table:table-cell table:formula="oooc:=CEILING([.O181];[$Configuration.$B$3])/[$Configuration.$B$3]" office:value-type="float" office:value="1025">
            <text:p>1025</text:p>
          </table:table-cell>
          <table:table-cell table:formula="oooc:=IF([.L181];IF([.K181]&gt;0;[$Configuration.$B$21]+[.K181];[$Configuration.$B$20]);0)" office:value-type="float" office:value="131083">
            <text:p>131083</text:p>
          </table:table-cell>
          <table:table-cell table:formula="oooc:=CEILING([.Q181];[$Configuration.$B$3])/[$Configuration.$B$3]" office:value-type="float" office:value="1025">
            <text:p>1025</text:p>
          </table:table-cell>
          <table:table-cell table:formula="oooc:=IF(AND([$Configuration.$B$27];[.L181];[.K181]&gt;0);[$Configuration.$B$22]+[.K181];0)" office:value-type="float" office:value="131075">
            <text:p>131075</text:p>
          </table:table-cell>
          <table:table-cell table:formula="oooc:=CEILING([.S181];[$Configuration.$B$3])/[$Configuration.$B$3]" office:value-type="float" office:value="1025">
            <text:p>1025</text:p>
          </table:table-cell>
          <table:table-cell office:value-type="string">
            <text:p>xid 4 pages – 1 byte for enq rec; data 10 bytes (exact fit) [deq, txn]</text:p>
          </table:table-cell>
        </table:table-row>
        <table:table-row table:style-name="ro2">
          <table:table-cell table:formula="oooc:=[.A181]+1" office:value-type="float" office:value="161">
            <text:p>16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2]+[.E182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2]" office:value-type="float" office:value="10">
            <text:p>10</text:p>
          </table:table-cell>
          <table:table-cell table:style-name="ce2" table:formula="oooc:=([.C182]*[$Configuration.$B$3]*[$Configuration.$B$4]*[$Configuration.$B$11])-[$Configuration.$B$14]+[.G182]" office:value-type="float" office:value="131040">
            <text:p>131040</text:p>
          </table:table-cell>
          <table:table-cell table:formula="oooc:=[.J182]" office:value-type="float" office:value="131040">
            <text:p>13104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2];0;[.I182])+[.K182]+[$Configuration.$B$19]" office:value-type="float" office:value="131094">
            <text:p>131094</text:p>
          </table:table-cell>
          <table:table-cell table:formula="oooc:=CEILING([.O182];[$Configuration.$B$3])/[$Configuration.$B$3]" office:value-type="float" office:value="1025">
            <text:p>1025</text:p>
          </table:table-cell>
          <table:table-cell table:formula="oooc:=IF([.L182];IF([.K182]&gt;0;[$Configuration.$B$21]+[.K182];[$Configuration.$B$20]);0)" office:value-type="float" office:value="131084">
            <text:p>131084</text:p>
          </table:table-cell>
          <table:table-cell table:formula="oooc:=CEILING([.Q182];[$Configuration.$B$3])/[$Configuration.$B$3]" office:value-type="float" office:value="1025">
            <text:p>1025</text:p>
          </table:table-cell>
          <table:table-cell table:formula="oooc:=IF(AND([$Configuration.$B$27];[.L182];[.K182]&gt;0);[$Configuration.$B$22]+[.K182];0)" office:value-type="float" office:value="131076">
            <text:p>131076</text:p>
          </table:table-cell>
          <table:table-cell table:formula="oooc:=CEILING([.S182];[$Configuration.$B$3])/[$Configuration.$B$3]" office:value-type="float" office:value="1025">
            <text:p>1025</text:p>
          </table:table-cell>
          <table:table-cell office:value-type="string">
            <text:p>xid 4 pages for enq rec; data 10 bytes (exact fit) [deq, txn]</text:p>
          </table:table-cell>
        </table:table-row>
        <table:table-row table:style-name="ro2">
          <table:table-cell table:formula="oooc:=[.A182]+1" office:value-type="float" office:value="162">
            <text:p>16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3]+[.E183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3]" office:value-type="float" office:value="10">
            <text:p>10</text:p>
          </table:table-cell>
          <table:table-cell table:style-name="ce2" table:formula="oooc:=([.C183]*[$Configuration.$B$3]*[$Configuration.$B$4]*[$Configuration.$B$11])-[$Configuration.$B$14]+[.G183]" office:value-type="float" office:value="131041">
            <text:p>131041</text:p>
          </table:table-cell>
          <table:table-cell table:formula="oooc:=[.J183]" office:value-type="float" office:value="131041">
            <text:p>13104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3];0;[.I183])+[.K183]+[$Configuration.$B$19]" office:value-type="float" office:value="131095">
            <text:p>131095</text:p>
          </table:table-cell>
          <table:table-cell table:formula="oooc:=CEILING([.O183];[$Configuration.$B$3])/[$Configuration.$B$3]" office:value-type="float" office:value="1025">
            <text:p>1025</text:p>
          </table:table-cell>
          <table:table-cell table:formula="oooc:=IF([.L183];IF([.K183]&gt;0;[$Configuration.$B$21]+[.K183];[$Configuration.$B$20]);0)" office:value-type="float" office:value="131085">
            <text:p>131085</text:p>
          </table:table-cell>
          <table:table-cell table:formula="oooc:=CEILING([.Q183];[$Configuration.$B$3])/[$Configuration.$B$3]" office:value-type="float" office:value="1025">
            <text:p>1025</text:p>
          </table:table-cell>
          <table:table-cell table:formula="oooc:=IF(AND([$Configuration.$B$27];[.L183];[.K183]&gt;0);[$Configuration.$B$22]+[.K183];0)" office:value-type="float" office:value="131077">
            <text:p>131077</text:p>
          </table:table-cell>
          <table:table-cell table:formula="oooc:=CEILING([.S183];[$Configuration.$B$3])/[$Configuration.$B$3]" office:value-type="float" office:value="1025">
            <text:p>1025</text:p>
          </table:table-cell>
          <table:table-cell office:value-type="string">
            <text:p>xid 4 pages + 1 byte for enq rec; data 10 bytes (exact fit) [deq, txn]</text:p>
          </table:table-cell>
        </table:table-row>
        <table:table-row table:style-name="ro2">
          <table:table-cell table:formula="oooc:=[.A183]+1" office:value-type="float" office:value="163">
            <text:p>163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4]+[.E184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4]" office:value-type="float" office:value="10">
            <text:p>10</text:p>
          </table:table-cell>
          <table:table-cell table:style-name="ce2" table:formula="oooc:=([.C184]*[$Configuration.$B$3]*[$Configuration.$B$4]*[$Configuration.$B$11])-[$Configuration.$B$14]+[.G184]" office:value-type="float" office:value="114656">
            <text:p>114656</text:p>
          </table:table-cell>
          <table:table-cell table:formula="oooc:=[.J184]" office:value-type="float" office:value="114656">
            <text:p>1146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4];0;[.I184])+[.K184]+[$Configuration.$B$19]" office:value-type="float" office:value="114710">
            <text:p>114710</text:p>
          </table:table-cell>
          <table:table-cell table:formula="oooc:=CEILING([.O184];[$Configuration.$B$3])/[$Configuration.$B$3]" office:value-type="float" office:value="897">
            <text:p>897</text:p>
          </table:table-cell>
          <table:table-cell table:formula="oooc:=IF([.L184];IF([.K184]&gt;0;[$Configuration.$B$21]+[.K184];[$Configuration.$B$20]);0)" office:value-type="float" office:value="114700">
            <text:p>114700</text:p>
          </table:table-cell>
          <table:table-cell table:formula="oooc:=CEILING([.Q184];[$Configuration.$B$3])/[$Configuration.$B$3]" office:value-type="float" office:value="897">
            <text:p>897</text:p>
          </table:table-cell>
          <table:table-cell table:formula="oooc:=IF(AND([$Configuration.$B$27];[.L184];[.K184]&gt;0);[$Configuration.$B$22]+[.K184];0)" office:value-type="float" office:value="114692">
            <text:p>114692</text:p>
          </table:table-cell>
          <table:table-cell table:formula="oooc:=CEILING([.S184];[$Configuration.$B$3])/[$Configuration.$B$3]" office:value-type="float" office:value="897">
            <text:p>897</text:p>
          </table:table-cell>
          <table:table-cell office:value-type="string">
            <text:p>xid 3.5 pages for enq rec; data 10 bytes (exact fit) [deq, txn]</text:p>
          </table:table-cell>
        </table:table-row>
        <table:table-row table:style-name="ro2">
          <table:table-cell table:formula="oooc:=[.A184]+1" office:value-type="float" office:value="164">
            <text:p>164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5]+[.E185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5]" office:value-type="float" office:value="10">
            <text:p>10</text:p>
          </table:table-cell>
          <table:table-cell table:style-name="ce2" table:formula="oooc:=([.C185]*[$Configuration.$B$3]*[$Configuration.$B$4]*[$Configuration.$B$11])-[$Configuration.$B$14]+[.G185]" office:value-type="float" office:value="114657">
            <text:p>114657</text:p>
          </table:table-cell>
          <table:table-cell table:formula="oooc:=[.J185]" office:value-type="float" office:value="114657">
            <text:p>11465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5];0;[.I185])+[.K185]+[$Configuration.$B$19]" office:value-type="float" office:value="114711">
            <text:p>114711</text:p>
          </table:table-cell>
          <table:table-cell table:formula="oooc:=CEILING([.O185];[$Configuration.$B$3])/[$Configuration.$B$3]" office:value-type="float" office:value="897">
            <text:p>897</text:p>
          </table:table-cell>
          <table:table-cell table:formula="oooc:=IF([.L185];IF([.K185]&gt;0;[$Configuration.$B$21]+[.K185];[$Configuration.$B$20]);0)" office:value-type="float" office:value="114701">
            <text:p>114701</text:p>
          </table:table-cell>
          <table:table-cell table:formula="oooc:=CEILING([.Q185];[$Configuration.$B$3])/[$Configuration.$B$3]" office:value-type="float" office:value="897">
            <text:p>897</text:p>
          </table:table-cell>
          <table:table-cell table:formula="oooc:=IF(AND([$Configuration.$B$27];[.L185];[.K185]&gt;0);[$Configuration.$B$22]+[.K185];0)" office:value-type="float" office:value="114693">
            <text:p>114693</text:p>
          </table:table-cell>
          <table:table-cell table:formula="oooc:=CEILING([.S185];[$Configuration.$B$3])/[$Configuration.$B$3]" office:value-type="float" office:value="897">
            <text:p>897</text:p>
          </table:table-cell>
          <table:table-cell office:value-type="string">
            <text:p>xid 3.5 pages + 1 byte for enq rec; data 10 bytes (exact fit) [deq, txn]</text:p>
          </table:table-cell>
        </table:table-row>
        <table:table-row table:style-name="ro2">
          <table:table-cell table:formula="oooc:=[.A185]+1" office:value-type="float" office:value="165">
            <text:p>16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6]+[.E186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86]" office:value-type="float" office:value="10">
            <text:p>10</text:p>
          </table:table-cell>
          <table:table-cell table:style-name="ce2" table:formula="oooc:=([.C186]*[$Configuration.$B$3]*[$Configuration.$B$4]*[$Configuration.$B$11])-[$Configuration.$B$15]+[.G186]" office:value-type="float" office:value="32735">
            <text:p>32735</text:p>
          </table:table-cell>
          <table:table-cell table:formula="oooc:=[.J186]" office:value-type="float" office:value="32735">
            <text:p>3273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6];0;[.I186])+[.K186]+[$Configuration.$B$19]" office:value-type="float" office:value="32789">
            <text:p>32789</text:p>
          </table:table-cell>
          <table:table-cell table:formula="oooc:=CEILING([.O186];[$Configuration.$B$3])/[$Configuration.$B$3]" office:value-type="float" office:value="257">
            <text:p>257</text:p>
          </table:table-cell>
          <table:table-cell table:formula="oooc:=IF([.L186];IF([.K186]&gt;0;[$Configuration.$B$21]+[.K186];[$Configuration.$B$20]);0)" office:value-type="float" office:value="32779">
            <text:p>32779</text:p>
          </table:table-cell>
          <table:table-cell table:formula="oooc:=CEILING([.Q186];[$Configuration.$B$3])/[$Configuration.$B$3]" office:value-type="float" office:value="257">
            <text:p>257</text:p>
          </table:table-cell>
          <table:table-cell table:formula="oooc:=IF(AND([$Configuration.$B$27];[.L186];[.K186]&gt;0);[$Configuration.$B$22]+[.K186];0)" office:value-type="float" office:value="32771">
            <text:p>32771</text:p>
          </table:table-cell>
          <table:table-cell table:formula="oooc:=CEILING([.S186];[$Configuration.$B$3])/[$Configuration.$B$3]" office:value-type="float" office:value="257">
            <text:p>257</text:p>
          </table:table-cell>
          <table:table-cell office:value-type="string">
            <text:p>xid 1 page – 1 byte for deq rec; data 10 bytes (exact fit) [deq, txn]</text:p>
          </table:table-cell>
        </table:table-row>
        <table:table-row table:style-name="ro2">
          <table:table-cell table:formula="oooc:=[.A186]+1" office:value-type="float" office:value="166">
            <text:p>16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7]+[.E187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87]" office:value-type="float" office:value="10">
            <text:p>10</text:p>
          </table:table-cell>
          <table:table-cell table:style-name="ce2" table:formula="oooc:=([.C187]*[$Configuration.$B$3]*[$Configuration.$B$4]*[$Configuration.$B$11])-[$Configuration.$B$15]+[.G187]" office:value-type="float" office:value="32736">
            <text:p>32736</text:p>
          </table:table-cell>
          <table:table-cell table:formula="oooc:=[.J187]" office:value-type="float" office:value="32736">
            <text:p>3273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7];0;[.I187])+[.K187]+[$Configuration.$B$19]" office:value-type="float" office:value="32790">
            <text:p>32790</text:p>
          </table:table-cell>
          <table:table-cell table:formula="oooc:=CEILING([.O187];[$Configuration.$B$3])/[$Configuration.$B$3]" office:value-type="float" office:value="257">
            <text:p>257</text:p>
          </table:table-cell>
          <table:table-cell table:formula="oooc:=IF([.L187];IF([.K187]&gt;0;[$Configuration.$B$21]+[.K187];[$Configuration.$B$20]);0)" office:value-type="float" office:value="32780">
            <text:p>32780</text:p>
          </table:table-cell>
          <table:table-cell table:formula="oooc:=CEILING([.Q187];[$Configuration.$B$3])/[$Configuration.$B$3]" office:value-type="float" office:value="257">
            <text:p>257</text:p>
          </table:table-cell>
          <table:table-cell table:formula="oooc:=IF(AND([$Configuration.$B$27];[.L187];[.K187]&gt;0);[$Configuration.$B$22]+[.K187];0)" office:value-type="float" office:value="32772">
            <text:p>32772</text:p>
          </table:table-cell>
          <table:table-cell table:formula="oooc:=CEILING([.S187];[$Configuration.$B$3])/[$Configuration.$B$3]" office:value-type="float" office:value="257">
            <text:p>257</text:p>
          </table:table-cell>
          <table:table-cell office:value-type="string">
            <text:p>xid 1 page for deq rec; data 10 bytes (exact fit) [deq, txn]</text:p>
          </table:table-cell>
        </table:table-row>
        <table:table-row table:style-name="ro2">
          <table:table-cell table:formula="oooc:=[.A187]+1" office:value-type="float" office:value="167">
            <text:p>16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8]+[.E188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88]" office:value-type="float" office:value="10">
            <text:p>10</text:p>
          </table:table-cell>
          <table:table-cell table:style-name="ce2" table:formula="oooc:=([.C188]*[$Configuration.$B$3]*[$Configuration.$B$4]*[$Configuration.$B$11])-[$Configuration.$B$15]+[.G188]" office:value-type="float" office:value="32737">
            <text:p>32737</text:p>
          </table:table-cell>
          <table:table-cell table:formula="oooc:=[.J188]" office:value-type="float" office:value="32737">
            <text:p>3273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8];0;[.I188])+[.K188]+[$Configuration.$B$19]" office:value-type="float" office:value="32791">
            <text:p>32791</text:p>
          </table:table-cell>
          <table:table-cell table:formula="oooc:=CEILING([.O188];[$Configuration.$B$3])/[$Configuration.$B$3]" office:value-type="float" office:value="257">
            <text:p>257</text:p>
          </table:table-cell>
          <table:table-cell table:formula="oooc:=IF([.L188];IF([.K188]&gt;0;[$Configuration.$B$21]+[.K188];[$Configuration.$B$20]);0)" office:value-type="float" office:value="32781">
            <text:p>32781</text:p>
          </table:table-cell>
          <table:table-cell table:formula="oooc:=CEILING([.Q188];[$Configuration.$B$3])/[$Configuration.$B$3]" office:value-type="float" office:value="257">
            <text:p>257</text:p>
          </table:table-cell>
          <table:table-cell table:formula="oooc:=IF(AND([$Configuration.$B$27];[.L188];[.K188]&gt;0);[$Configuration.$B$22]+[.K188];0)" office:value-type="float" office:value="32773">
            <text:p>32773</text:p>
          </table:table-cell>
          <table:table-cell table:formula="oooc:=CEILING([.S188];[$Configuration.$B$3])/[$Configuration.$B$3]" office:value-type="float" office:value="257">
            <text:p>257</text:p>
          </table:table-cell>
          <table:table-cell office:value-type="string">
            <text:p>xid 1 page + 1 byte for deq rec; data 10 bytes (exact fit) [deq, txn]</text:p>
          </table:table-cell>
        </table:table-row>
        <table:table-row table:style-name="ro2">
          <table:table-cell table:formula="oooc:=[.A188]+1" office:value-type="float" office:value="168">
            <text:p>168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89]+[.E189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89]" office:value-type="float" office:value="10">
            <text:p>10</text:p>
          </table:table-cell>
          <table:table-cell table:style-name="ce2" table:formula="oooc:=([.C189]*[$Configuration.$B$3]*[$Configuration.$B$4]*[$Configuration.$B$11])-[$Configuration.$B$15]+[.G189]" office:value-type="float" office:value="65503">
            <text:p>65503</text:p>
          </table:table-cell>
          <table:table-cell table:formula="oooc:=[.J189]" office:value-type="float" office:value="65503">
            <text:p>6550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89];0;[.I189])+[.K189]+[$Configuration.$B$19]" office:value-type="float" office:value="65557">
            <text:p>65557</text:p>
          </table:table-cell>
          <table:table-cell table:formula="oooc:=CEILING([.O189];[$Configuration.$B$3])/[$Configuration.$B$3]" office:value-type="float" office:value="513">
            <text:p>513</text:p>
          </table:table-cell>
          <table:table-cell table:formula="oooc:=IF([.L189];IF([.K189]&gt;0;[$Configuration.$B$21]+[.K189];[$Configuration.$B$20]);0)" office:value-type="float" office:value="65547">
            <text:p>65547</text:p>
          </table:table-cell>
          <table:table-cell table:formula="oooc:=CEILING([.Q189];[$Configuration.$B$3])/[$Configuration.$B$3]" office:value-type="float" office:value="513">
            <text:p>513</text:p>
          </table:table-cell>
          <table:table-cell table:formula="oooc:=IF(AND([$Configuration.$B$27];[.L189];[.K189]&gt;0);[$Configuration.$B$22]+[.K189];0)" office:value-type="float" office:value="65539">
            <text:p>65539</text:p>
          </table:table-cell>
          <table:table-cell table:formula="oooc:=CEILING([.S189];[$Configuration.$B$3])/[$Configuration.$B$3]" office:value-type="float" office:value="513">
            <text:p>513</text:p>
          </table:table-cell>
          <table:table-cell office:value-type="string">
            <text:p>xid 2 pages – 1 byte for deq rec; data 10 bytes (exact fit) [deq, txn]</text:p>
          </table:table-cell>
        </table:table-row>
        <table:table-row table:style-name="ro2">
          <table:table-cell table:formula="oooc:=[.A189]+1" office:value-type="float" office:value="169">
            <text:p>16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0]+[.E190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0]" office:value-type="float" office:value="10">
            <text:p>10</text:p>
          </table:table-cell>
          <table:table-cell table:style-name="ce2" table:formula="oooc:=([.C190]*[$Configuration.$B$3]*[$Configuration.$B$4]*[$Configuration.$B$11])-[$Configuration.$B$15]+[.G190]" office:value-type="float" office:value="65504">
            <text:p>65504</text:p>
          </table:table-cell>
          <table:table-cell table:formula="oooc:=[.J190]" office:value-type="float" office:value="65504">
            <text:p>6550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0];0;[.I190])+[.K190]+[$Configuration.$B$19]" office:value-type="float" office:value="65558">
            <text:p>65558</text:p>
          </table:table-cell>
          <table:table-cell table:formula="oooc:=CEILING([.O190];[$Configuration.$B$3])/[$Configuration.$B$3]" office:value-type="float" office:value="513">
            <text:p>513</text:p>
          </table:table-cell>
          <table:table-cell table:formula="oooc:=IF([.L190];IF([.K190]&gt;0;[$Configuration.$B$21]+[.K190];[$Configuration.$B$20]);0)" office:value-type="float" office:value="65548">
            <text:p>65548</text:p>
          </table:table-cell>
          <table:table-cell table:formula="oooc:=CEILING([.Q190];[$Configuration.$B$3])/[$Configuration.$B$3]" office:value-type="float" office:value="513">
            <text:p>513</text:p>
          </table:table-cell>
          <table:table-cell table:formula="oooc:=IF(AND([$Configuration.$B$27];[.L190];[.K190]&gt;0);[$Configuration.$B$22]+[.K190];0)" office:value-type="float" office:value="65540">
            <text:p>65540</text:p>
          </table:table-cell>
          <table:table-cell table:formula="oooc:=CEILING([.S190];[$Configuration.$B$3])/[$Configuration.$B$3]" office:value-type="float" office:value="513">
            <text:p>513</text:p>
          </table:table-cell>
          <table:table-cell office:value-type="string">
            <text:p>xid 2 pages for deq rec; data 10 bytes (exact fit) [deq, txn]</text:p>
          </table:table-cell>
        </table:table-row>
        <table:table-row table:style-name="ro2">
          <table:table-cell table:formula="oooc:=[.A190]+1" office:value-type="float" office:value="170">
            <text:p>17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1]+[.E191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1]" office:value-type="float" office:value="10">
            <text:p>10</text:p>
          </table:table-cell>
          <table:table-cell table:style-name="ce2" table:formula="oooc:=([.C191]*[$Configuration.$B$3]*[$Configuration.$B$4]*[$Configuration.$B$11])-[$Configuration.$B$15]+[.G191]" office:value-type="float" office:value="65505">
            <text:p>65505</text:p>
          </table:table-cell>
          <table:table-cell table:formula="oooc:=[.J191]" office:value-type="float" office:value="65505">
            <text:p>6550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1];0;[.I191])+[.K191]+[$Configuration.$B$19]" office:value-type="float" office:value="65559">
            <text:p>65559</text:p>
          </table:table-cell>
          <table:table-cell table:formula="oooc:=CEILING([.O191];[$Configuration.$B$3])/[$Configuration.$B$3]" office:value-type="float" office:value="513">
            <text:p>513</text:p>
          </table:table-cell>
          <table:table-cell table:formula="oooc:=IF([.L191];IF([.K191]&gt;0;[$Configuration.$B$21]+[.K191];[$Configuration.$B$20]);0)" office:value-type="float" office:value="65549">
            <text:p>65549</text:p>
          </table:table-cell>
          <table:table-cell table:formula="oooc:=CEILING([.Q191];[$Configuration.$B$3])/[$Configuration.$B$3]" office:value-type="float" office:value="513">
            <text:p>513</text:p>
          </table:table-cell>
          <table:table-cell table:formula="oooc:=IF(AND([$Configuration.$B$27];[.L191];[.K191]&gt;0);[$Configuration.$B$22]+[.K191];0)" office:value-type="float" office:value="65541">
            <text:p>65541</text:p>
          </table:table-cell>
          <table:table-cell table:formula="oooc:=CEILING([.S191];[$Configuration.$B$3])/[$Configuration.$B$3]" office:value-type="float" office:value="513">
            <text:p>513</text:p>
          </table:table-cell>
          <table:table-cell office:value-type="string">
            <text:p>xid 2 pages + 1 byte for deq rec; data 10 bytes (exact fit) [deq, txn]</text:p>
          </table:table-cell>
        </table:table-row>
        <table:table-row table:style-name="ro2">
          <table:table-cell table:formula="oooc:=[.A191]+1" office:value-type="float" office:value="171">
            <text:p>171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2]+[.E192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92]" office:value-type="float" office:value="10">
            <text:p>10</text:p>
          </table:table-cell>
          <table:table-cell table:style-name="ce2" table:formula="oooc:=([.C192]*[$Configuration.$B$3]*[$Configuration.$B$4]*[$Configuration.$B$11])-[$Configuration.$B$15]+[.G192]" office:value-type="float" office:value="131039">
            <text:p>131039</text:p>
          </table:table-cell>
          <table:table-cell table:formula="oooc:=[.J192]" office:value-type="float" office:value="131039">
            <text:p>13103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2];0;[.I192])+[.K192]+[$Configuration.$B$19]" office:value-type="float" office:value="131093">
            <text:p>131093</text:p>
          </table:table-cell>
          <table:table-cell table:formula="oooc:=CEILING([.O192];[$Configuration.$B$3])/[$Configuration.$B$3]" office:value-type="float" office:value="1025">
            <text:p>1025</text:p>
          </table:table-cell>
          <table:table-cell table:formula="oooc:=IF([.L192];IF([.K192]&gt;0;[$Configuration.$B$21]+[.K192];[$Configuration.$B$20]);0)" office:value-type="float" office:value="131083">
            <text:p>131083</text:p>
          </table:table-cell>
          <table:table-cell table:formula="oooc:=CEILING([.Q192];[$Configuration.$B$3])/[$Configuration.$B$3]" office:value-type="float" office:value="1025">
            <text:p>1025</text:p>
          </table:table-cell>
          <table:table-cell table:formula="oooc:=IF(AND([$Configuration.$B$27];[.L192];[.K192]&gt;0);[$Configuration.$B$22]+[.K192];0)" office:value-type="float" office:value="131075">
            <text:p>131075</text:p>
          </table:table-cell>
          <table:table-cell table:formula="oooc:=CEILING([.S192];[$Configuration.$B$3])/[$Configuration.$B$3]" office:value-type="float" office:value="1025">
            <text:p>1025</text:p>
          </table:table-cell>
          <table:table-cell office:value-type="string">
            <text:p>xid 4 pages – 1 byte for deq rec; data 10 bytes (exact fit) [deq, txn]</text:p>
          </table:table-cell>
        </table:table-row>
        <table:table-row table:style-name="ro2">
          <table:table-cell table:formula="oooc:=[.A192]+1" office:value-type="float" office:value="172">
            <text:p>17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3]+[.E193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3]" office:value-type="float" office:value="10">
            <text:p>10</text:p>
          </table:table-cell>
          <table:table-cell table:style-name="ce2" table:formula="oooc:=([.C193]*[$Configuration.$B$3]*[$Configuration.$B$4]*[$Configuration.$B$11])-[$Configuration.$B$15]+[.G193]" office:value-type="float" office:value="131040">
            <text:p>131040</text:p>
          </table:table-cell>
          <table:table-cell table:formula="oooc:=[.J193]" office:value-type="float" office:value="131040">
            <text:p>131040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3];0;[.I193])+[.K193]+[$Configuration.$B$19]" office:value-type="float" office:value="131094">
            <text:p>131094</text:p>
          </table:table-cell>
          <table:table-cell table:formula="oooc:=CEILING([.O193];[$Configuration.$B$3])/[$Configuration.$B$3]" office:value-type="float" office:value="1025">
            <text:p>1025</text:p>
          </table:table-cell>
          <table:table-cell table:formula="oooc:=IF([.L193];IF([.K193]&gt;0;[$Configuration.$B$21]+[.K193];[$Configuration.$B$20]);0)" office:value-type="float" office:value="131084">
            <text:p>131084</text:p>
          </table:table-cell>
          <table:table-cell table:formula="oooc:=CEILING([.Q193];[$Configuration.$B$3])/[$Configuration.$B$3]" office:value-type="float" office:value="1025">
            <text:p>1025</text:p>
          </table:table-cell>
          <table:table-cell table:formula="oooc:=IF(AND([$Configuration.$B$27];[.L193];[.K193]&gt;0);[$Configuration.$B$22]+[.K193];0)" office:value-type="float" office:value="131076">
            <text:p>131076</text:p>
          </table:table-cell>
          <table:table-cell table:formula="oooc:=CEILING([.S193];[$Configuration.$B$3])/[$Configuration.$B$3]" office:value-type="float" office:value="1025">
            <text:p>1025</text:p>
          </table:table-cell>
          <table:table-cell office:value-type="string">
            <text:p>xid 4 pages for deq rec; data 10 bytes (exact fit) [deq, txn]</text:p>
          </table:table-cell>
        </table:table-row>
        <table:table-row table:style-name="ro2">
          <table:table-cell table:formula="oooc:=[.A193]+1" office:value-type="float" office:value="173">
            <text:p>17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4]+[.E194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4]" office:value-type="float" office:value="10">
            <text:p>10</text:p>
          </table:table-cell>
          <table:table-cell table:style-name="ce2" table:formula="oooc:=([.C194]*[$Configuration.$B$3]*[$Configuration.$B$4]*[$Configuration.$B$11])-[$Configuration.$B$15]+[.G194]" office:value-type="float" office:value="131041">
            <text:p>131041</text:p>
          </table:table-cell>
          <table:table-cell table:formula="oooc:=[.J194]" office:value-type="float" office:value="131041">
            <text:p>13104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4];0;[.I194])+[.K194]+[$Configuration.$B$19]" office:value-type="float" office:value="131095">
            <text:p>131095</text:p>
          </table:table-cell>
          <table:table-cell table:formula="oooc:=CEILING([.O194];[$Configuration.$B$3])/[$Configuration.$B$3]" office:value-type="float" office:value="1025">
            <text:p>1025</text:p>
          </table:table-cell>
          <table:table-cell table:formula="oooc:=IF([.L194];IF([.K194]&gt;0;[$Configuration.$B$21]+[.K194];[$Configuration.$B$20]);0)" office:value-type="float" office:value="131085">
            <text:p>131085</text:p>
          </table:table-cell>
          <table:table-cell table:formula="oooc:=CEILING([.Q194];[$Configuration.$B$3])/[$Configuration.$B$3]" office:value-type="float" office:value="1025">
            <text:p>1025</text:p>
          </table:table-cell>
          <table:table-cell table:formula="oooc:=IF(AND([$Configuration.$B$27];[.L194];[.K194]&gt;0);[$Configuration.$B$22]+[.K194];0)" office:value-type="float" office:value="131077">
            <text:p>131077</text:p>
          </table:table-cell>
          <table:table-cell table:formula="oooc:=CEILING([.S194];[$Configuration.$B$3])/[$Configuration.$B$3]" office:value-type="float" office:value="1025">
            <text:p>1025</text:p>
          </table:table-cell>
          <table:table-cell office:value-type="string">
            <text:p>xid 4 pages + 1 byte for deq rec; data 10 bytes (exact fit) [deq, txn]</text:p>
          </table:table-cell>
        </table:table-row>
        <table:table-row table:style-name="ro2">
          <table:table-cell table:formula="oooc:=[.A194]+1" office:value-type="float" office:value="174">
            <text:p>174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5]+[.E195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5]" office:value-type="float" office:value="10">
            <text:p>10</text:p>
          </table:table-cell>
          <table:table-cell table:style-name="ce2" table:formula="oooc:=([.C195]*[$Configuration.$B$3]*[$Configuration.$B$4]*[$Configuration.$B$11])-[$Configuration.$B$15]+[.G195]" office:value-type="float" office:value="114656">
            <text:p>114656</text:p>
          </table:table-cell>
          <table:table-cell table:formula="oooc:=[.J195]" office:value-type="float" office:value="114656">
            <text:p>114656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5];0;[.I195])+[.K195]+[$Configuration.$B$19]" office:value-type="float" office:value="114710">
            <text:p>114710</text:p>
          </table:table-cell>
          <table:table-cell table:formula="oooc:=CEILING([.O195];[$Configuration.$B$3])/[$Configuration.$B$3]" office:value-type="float" office:value="897">
            <text:p>897</text:p>
          </table:table-cell>
          <table:table-cell table:formula="oooc:=IF([.L195];IF([.K195]&gt;0;[$Configuration.$B$21]+[.K195];[$Configuration.$B$20]);0)" office:value-type="float" office:value="114700">
            <text:p>114700</text:p>
          </table:table-cell>
          <table:table-cell table:formula="oooc:=CEILING([.Q195];[$Configuration.$B$3])/[$Configuration.$B$3]" office:value-type="float" office:value="897">
            <text:p>897</text:p>
          </table:table-cell>
          <table:table-cell table:formula="oooc:=IF(AND([$Configuration.$B$27];[.L195];[.K195]&gt;0);[$Configuration.$B$22]+[.K195];0)" office:value-type="float" office:value="114692">
            <text:p>114692</text:p>
          </table:table-cell>
          <table:table-cell table:formula="oooc:=CEILING([.S195];[$Configuration.$B$3])/[$Configuration.$B$3]" office:value-type="float" office:value="897">
            <text:p>897</text:p>
          </table:table-cell>
          <table:table-cell office:value-type="string">
            <text:p>xid 3.5 pages for deq rec; data 10 bytes (exact fit) [deq, txn]</text:p>
          </table:table-cell>
        </table:table-row>
        <table:table-row table:style-name="ro2">
          <table:table-cell table:formula="oooc:=[.A195]+1" office:value-type="float" office:value="175">
            <text:p>175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6]+[.E196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6]" office:value-type="float" office:value="10">
            <text:p>10</text:p>
          </table:table-cell>
          <table:table-cell table:style-name="ce2" table:formula="oooc:=([.C196]*[$Configuration.$B$3]*[$Configuration.$B$4]*[$Configuration.$B$11])-[$Configuration.$B$15]+[.G196]" office:value-type="float" office:value="114657">
            <text:p>114657</text:p>
          </table:table-cell>
          <table:table-cell table:formula="oooc:=[.J196]" office:value-type="float" office:value="114657">
            <text:p>11465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6];0;[.I196])+[.K196]+[$Configuration.$B$19]" office:value-type="float" office:value="114711">
            <text:p>114711</text:p>
          </table:table-cell>
          <table:table-cell table:formula="oooc:=CEILING([.O196];[$Configuration.$B$3])/[$Configuration.$B$3]" office:value-type="float" office:value="897">
            <text:p>897</text:p>
          </table:table-cell>
          <table:table-cell table:formula="oooc:=IF([.L196];IF([.K196]&gt;0;[$Configuration.$B$21]+[.K196];[$Configuration.$B$20]);0)" office:value-type="float" office:value="114701">
            <text:p>114701</text:p>
          </table:table-cell>
          <table:table-cell table:formula="oooc:=CEILING([.Q196];[$Configuration.$B$3])/[$Configuration.$B$3]" office:value-type="float" office:value="897">
            <text:p>897</text:p>
          </table:table-cell>
          <table:table-cell table:formula="oooc:=IF(AND([$Configuration.$B$27];[.L196];[.K196]&gt;0);[$Configuration.$B$22]+[.K196];0)" office:value-type="float" office:value="114693">
            <text:p>114693</text:p>
          </table:table-cell>
          <table:table-cell table:formula="oooc:=CEILING([.S196];[$Configuration.$B$3])/[$Configuration.$B$3]" office:value-type="float" office:value="897">
            <text:p>897</text:p>
          </table:table-cell>
          <table:table-cell office:value-type="string">
            <text:p>xid 3.5 pages + 1 byte for deq rec; data 10 bytes (exact fit) [deq, txn]</text:p>
          </table:table-cell>
        </table:table-row>
        <table:table-row table:style-name="ro2">
          <table:table-cell table:formula="oooc:=[.A196]+1" office:value-type="float" office:value="176">
            <text:p>17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7]+[.E197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197]" office:value-type="float" office:value="10">
            <text:p>10</text:p>
          </table:table-cell>
          <table:table-cell table:style-name="ce2" table:formula="oooc:=([.C197]*[$Configuration.$B$3]*[$Configuration.$B$4]*[$Configuration.$B$11])-[$Configuration.$B$16]+[.G197]" office:value-type="float" office:value="32743">
            <text:p>32743</text:p>
          </table:table-cell>
          <table:table-cell table:formula="oooc:=[.J197]" office:value-type="float" office:value="32743">
            <text:p>3274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7];0;[.I197])+[.K197]+[$Configuration.$B$19]" office:value-type="float" office:value="32797">
            <text:p>32797</text:p>
          </table:table-cell>
          <table:table-cell table:formula="oooc:=CEILING([.O197];[$Configuration.$B$3])/[$Configuration.$B$3]" office:value-type="float" office:value="257">
            <text:p>257</text:p>
          </table:table-cell>
          <table:table-cell table:formula="oooc:=IF([.L197];IF([.K197]&gt;0;[$Configuration.$B$21]+[.K197];[$Configuration.$B$20]);0)" office:value-type="float" office:value="32787">
            <text:p>32787</text:p>
          </table:table-cell>
          <table:table-cell table:formula="oooc:=CEILING([.Q197];[$Configuration.$B$3])/[$Configuration.$B$3]" office:value-type="float" office:value="257">
            <text:p>257</text:p>
          </table:table-cell>
          <table:table-cell table:formula="oooc:=IF(AND([$Configuration.$B$27];[.L197];[.K197]&gt;0);[$Configuration.$B$22]+[.K197];0)" office:value-type="float" office:value="32779">
            <text:p>32779</text:p>
          </table:table-cell>
          <table:table-cell table:formula="oooc:=CEILING([.S197];[$Configuration.$B$3])/[$Configuration.$B$3]" office:value-type="float" office:value="257">
            <text:p>257</text:p>
          </table:table-cell>
          <table:table-cell office:value-type="string">
            <text:p>xid 1 page – 1 byte for txn rec; data 10 bytes (exact fit) [deq, txn]</text:p>
          </table:table-cell>
        </table:table-row>
        <table:table-row table:style-name="ro2">
          <table:table-cell table:formula="oooc:=[.A197]+1" office:value-type="float" office:value="177">
            <text:p>17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8]+[.E198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198]" office:value-type="float" office:value="10">
            <text:p>10</text:p>
          </table:table-cell>
          <table:table-cell table:style-name="ce2" table:formula="oooc:=([.C198]*[$Configuration.$B$3]*[$Configuration.$B$4]*[$Configuration.$B$11])-[$Configuration.$B$16]+[.G198]" office:value-type="float" office:value="32744">
            <text:p>32744</text:p>
          </table:table-cell>
          <table:table-cell table:formula="oooc:=[.J198]" office:value-type="float" office:value="32744">
            <text:p>3274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8];0;[.I198])+[.K198]+[$Configuration.$B$19]" office:value-type="float" office:value="32798">
            <text:p>32798</text:p>
          </table:table-cell>
          <table:table-cell table:formula="oooc:=CEILING([.O198];[$Configuration.$B$3])/[$Configuration.$B$3]" office:value-type="float" office:value="257">
            <text:p>257</text:p>
          </table:table-cell>
          <table:table-cell table:formula="oooc:=IF([.L198];IF([.K198]&gt;0;[$Configuration.$B$21]+[.K198];[$Configuration.$B$20]);0)" office:value-type="float" office:value="32788">
            <text:p>32788</text:p>
          </table:table-cell>
          <table:table-cell table:formula="oooc:=CEILING([.Q198];[$Configuration.$B$3])/[$Configuration.$B$3]" office:value-type="float" office:value="257">
            <text:p>257</text:p>
          </table:table-cell>
          <table:table-cell table:formula="oooc:=IF(AND([$Configuration.$B$27];[.L198];[.K198]&gt;0);[$Configuration.$B$22]+[.K198];0)" office:value-type="float" office:value="32780">
            <text:p>32780</text:p>
          </table:table-cell>
          <table:table-cell table:formula="oooc:=CEILING([.S198];[$Configuration.$B$3])/[$Configuration.$B$3]" office:value-type="float" office:value="257">
            <text:p>257</text:p>
          </table:table-cell>
          <table:table-cell office:value-type="string">
            <text:p>xid 1 page for <text:s/>txn rec; data 10 bytes (exact fit) [deq, txn]</text:p>
          </table:table-cell>
        </table:table-row>
        <table:table-row table:style-name="ro2">
          <table:table-cell table:formula="oooc:=[.A198]+1" office:value-type="float" office:value="178">
            <text:p>17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199]+[.E199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199]" office:value-type="float" office:value="10">
            <text:p>10</text:p>
          </table:table-cell>
          <table:table-cell table:style-name="ce2" table:formula="oooc:=([.C199]*[$Configuration.$B$3]*[$Configuration.$B$4]*[$Configuration.$B$11])-[$Configuration.$B$16]+[.G199]" office:value-type="float" office:value="32745">
            <text:p>32745</text:p>
          </table:table-cell>
          <table:table-cell table:formula="oooc:=[.J199]" office:value-type="float" office:value="32745">
            <text:p>3274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199];0;[.I199])+[.K199]+[$Configuration.$B$19]" office:value-type="float" office:value="32799">
            <text:p>32799</text:p>
          </table:table-cell>
          <table:table-cell table:formula="oooc:=CEILING([.O199];[$Configuration.$B$3])/[$Configuration.$B$3]" office:value-type="float" office:value="257">
            <text:p>257</text:p>
          </table:table-cell>
          <table:table-cell table:formula="oooc:=IF([.L199];IF([.K199]&gt;0;[$Configuration.$B$21]+[.K199];[$Configuration.$B$20]);0)" office:value-type="float" office:value="32789">
            <text:p>32789</text:p>
          </table:table-cell>
          <table:table-cell table:formula="oooc:=CEILING([.Q199];[$Configuration.$B$3])/[$Configuration.$B$3]" office:value-type="float" office:value="257">
            <text:p>257</text:p>
          </table:table-cell>
          <table:table-cell table:formula="oooc:=IF(AND([$Configuration.$B$27];[.L199];[.K199]&gt;0);[$Configuration.$B$22]+[.K199];0)" office:value-type="float" office:value="32781">
            <text:p>32781</text:p>
          </table:table-cell>
          <table:table-cell table:formula="oooc:=CEILING([.S199];[$Configuration.$B$3])/[$Configuration.$B$3]" office:value-type="float" office:value="257">
            <text:p>257</text:p>
          </table:table-cell>
          <table:table-cell office:value-type="string">
            <text:p>xid 1 page + 1 byte for <text:s/>txn rec; data 10 bytes (exact fit) [deq, txn]</text:p>
          </table:table-cell>
        </table:table-row>
        <table:table-row table:style-name="ro2">
          <table:table-cell table:formula="oooc:=[.A199]+1" office:value-type="float" office:value="179">
            <text:p>17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0]+[.E200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200]" office:value-type="float" office:value="10">
            <text:p>10</text:p>
          </table:table-cell>
          <table:table-cell table:style-name="ce2" table:formula="oooc:=([.C200]*[$Configuration.$B$3]*[$Configuration.$B$4]*[$Configuration.$B$11])-[$Configuration.$B$16]+[.G200]" office:value-type="float" office:value="65511">
            <text:p>65511</text:p>
          </table:table-cell>
          <table:table-cell table:formula="oooc:=[.J200]" office:value-type="float" office:value="65511">
            <text:p>65511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0];0;[.I200])+[.K200]+[$Configuration.$B$19]" office:value-type="float" office:value="65565">
            <text:p>65565</text:p>
          </table:table-cell>
          <table:table-cell table:formula="oooc:=CEILING([.O200];[$Configuration.$B$3])/[$Configuration.$B$3]" office:value-type="float" office:value="513">
            <text:p>513</text:p>
          </table:table-cell>
          <table:table-cell table:formula="oooc:=IF([.L200];IF([.K200]&gt;0;[$Configuration.$B$21]+[.K200];[$Configuration.$B$20]);0)" office:value-type="float" office:value="65555">
            <text:p>65555</text:p>
          </table:table-cell>
          <table:table-cell table:formula="oooc:=CEILING([.Q200];[$Configuration.$B$3])/[$Configuration.$B$3]" office:value-type="float" office:value="513">
            <text:p>513</text:p>
          </table:table-cell>
          <table:table-cell table:formula="oooc:=IF(AND([$Configuration.$B$27];[.L200];[.K200]&gt;0);[$Configuration.$B$22]+[.K200];0)" office:value-type="float" office:value="65547">
            <text:p>65547</text:p>
          </table:table-cell>
          <table:table-cell table:formula="oooc:=CEILING([.S200];[$Configuration.$B$3])/[$Configuration.$B$3]" office:value-type="float" office:value="513">
            <text:p>513</text:p>
          </table:table-cell>
          <table:table-cell office:value-type="string">
            <text:p>xid 2 pages – 1 byte for <text:s/>txn rec; data 10 bytes (exact fit) [deq, txn]</text:p>
          </table:table-cell>
        </table:table-row>
        <table:table-row table:style-name="ro2">
          <table:table-cell table:formula="oooc:=[.A200]+1" office:value-type="float" office:value="180">
            <text:p>180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1]+[.E201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201]" office:value-type="float" office:value="10">
            <text:p>10</text:p>
          </table:table-cell>
          <table:table-cell table:style-name="ce2" table:formula="oooc:=([.C201]*[$Configuration.$B$3]*[$Configuration.$B$4]*[$Configuration.$B$11])-[$Configuration.$B$16]+[.G201]" office:value-type="float" office:value="65512">
            <text:p>65512</text:p>
          </table:table-cell>
          <table:table-cell table:formula="oooc:=[.J201]" office:value-type="float" office:value="65512">
            <text:p>65512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1];0;[.I201])+[.K201]+[$Configuration.$B$19]" office:value-type="float" office:value="65566">
            <text:p>65566</text:p>
          </table:table-cell>
          <table:table-cell table:formula="oooc:=CEILING([.O201];[$Configuration.$B$3])/[$Configuration.$B$3]" office:value-type="float" office:value="513">
            <text:p>513</text:p>
          </table:table-cell>
          <table:table-cell table:formula="oooc:=IF([.L201];IF([.K201]&gt;0;[$Configuration.$B$21]+[.K201];[$Configuration.$B$20]);0)" office:value-type="float" office:value="65556">
            <text:p>65556</text:p>
          </table:table-cell>
          <table:table-cell table:formula="oooc:=CEILING([.Q201];[$Configuration.$B$3])/[$Configuration.$B$3]" office:value-type="float" office:value="513">
            <text:p>513</text:p>
          </table:table-cell>
          <table:table-cell table:formula="oooc:=IF(AND([$Configuration.$B$27];[.L201];[.K201]&gt;0);[$Configuration.$B$22]+[.K201];0)" office:value-type="float" office:value="65548">
            <text:p>65548</text:p>
          </table:table-cell>
          <table:table-cell table:formula="oooc:=CEILING([.S201];[$Configuration.$B$3])/[$Configuration.$B$3]" office:value-type="float" office:value="513">
            <text:p>513</text:p>
          </table:table-cell>
          <table:table-cell office:value-type="string">
            <text:p>xid 2 pages for <text:s/>txn rec; data 10 bytes (exact fit) [deq, txn]</text:p>
          </table:table-cell>
        </table:table-row>
        <table:table-row table:style-name="ro2">
          <table:table-cell table:formula="oooc:=[.A201]+1" office:value-type="float" office:value="181">
            <text:p>181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2]+[.E202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202]" office:value-type="float" office:value="10">
            <text:p>10</text:p>
          </table:table-cell>
          <table:table-cell table:style-name="ce2" table:formula="oooc:=([.C202]*[$Configuration.$B$3]*[$Configuration.$B$4]*[$Configuration.$B$11])-[$Configuration.$B$16]+[.G202]" office:value-type="float" office:value="65513">
            <text:p>65513</text:p>
          </table:table-cell>
          <table:table-cell table:formula="oooc:=[.J202]" office:value-type="float" office:value="65513">
            <text:p>65513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2];0;[.I202])+[.K202]+[$Configuration.$B$19]" office:value-type="float" office:value="65567">
            <text:p>65567</text:p>
          </table:table-cell>
          <table:table-cell table:formula="oooc:=CEILING([.O202];[$Configuration.$B$3])/[$Configuration.$B$3]" office:value-type="float" office:value="513">
            <text:p>513</text:p>
          </table:table-cell>
          <table:table-cell table:formula="oooc:=IF([.L202];IF([.K202]&gt;0;[$Configuration.$B$21]+[.K202];[$Configuration.$B$20]);0)" office:value-type="float" office:value="65557">
            <text:p>65557</text:p>
          </table:table-cell>
          <table:table-cell table:formula="oooc:=CEILING([.Q202];[$Configuration.$B$3])/[$Configuration.$B$3]" office:value-type="float" office:value="513">
            <text:p>513</text:p>
          </table:table-cell>
          <table:table-cell table:formula="oooc:=IF(AND([$Configuration.$B$27];[.L202];[.K202]&gt;0);[$Configuration.$B$22]+[.K202];0)" office:value-type="float" office:value="65549">
            <text:p>65549</text:p>
          </table:table-cell>
          <table:table-cell table:formula="oooc:=CEILING([.S202];[$Configuration.$B$3])/[$Configuration.$B$3]" office:value-type="float" office:value="513">
            <text:p>513</text:p>
          </table:table-cell>
          <table:table-cell office:value-type="string">
            <text:p>xid 2 pages + 1 byte for <text:s/>txn rec; data 10 bytes (exact fit) [deq, txn]</text:p>
          </table:table-cell>
        </table:table-row>
        <table:table-row table:style-name="ro2">
          <table:table-cell table:formula="oooc:=[.A202]+1" office:value-type="float" office:value="182">
            <text:p>182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3]+[.E203]" office:value-type="float" office:value="16">
            <text:p>16</text:p>
          </table:table-cell>
          <table:table-cell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formula="oooc:=[.H203]" office:value-type="float" office:value="10">
            <text:p>10</text:p>
          </table:table-cell>
          <table:table-cell table:style-name="ce2" table:formula="oooc:=([.C203]*[$Configuration.$B$3]*[$Configuration.$B$4]*[$Configuration.$B$11])-[$Configuration.$B$16]+[.G203]" office:value-type="float" office:value="131047">
            <text:p>131047</text:p>
          </table:table-cell>
          <table:table-cell table:formula="oooc:=[.J203]" office:value-type="float" office:value="131047">
            <text:p>131047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3];0;[.I203])+[.K203]+[$Configuration.$B$19]" office:value-type="float" office:value="131101">
            <text:p>131101</text:p>
          </table:table-cell>
          <table:table-cell table:formula="oooc:=CEILING([.O203];[$Configuration.$B$3])/[$Configuration.$B$3]" office:value-type="float" office:value="1025">
            <text:p>1025</text:p>
          </table:table-cell>
          <table:table-cell table:formula="oooc:=IF([.L203];IF([.K203]&gt;0;[$Configuration.$B$21]+[.K203];[$Configuration.$B$20]);0)" office:value-type="float" office:value="131091">
            <text:p>131091</text:p>
          </table:table-cell>
          <table:table-cell table:formula="oooc:=CEILING([.Q203];[$Configuration.$B$3])/[$Configuration.$B$3]" office:value-type="float" office:value="1025">
            <text:p>1025</text:p>
          </table:table-cell>
          <table:table-cell table:formula="oooc:=IF(AND([$Configuration.$B$27];[.L203];[.K203]&gt;0);[$Configuration.$B$22]+[.K203];0)" office:value-type="float" office:value="131083">
            <text:p>131083</text:p>
          </table:table-cell>
          <table:table-cell table:formula="oooc:=CEILING([.S203];[$Configuration.$B$3])/[$Configuration.$B$3]" office:value-type="float" office:value="1025">
            <text:p>1025</text:p>
          </table:table-cell>
          <table:table-cell office:value-type="string">
            <text:p>xid 4 pages – 1 byte for <text:s/>txn rec; data 10 bytes (exact fit) [deq, txn]</text:p>
          </table:table-cell>
        </table:table-row>
        <table:table-row table:style-name="ro2">
          <table:table-cell table:formula="oooc:=[.A203]+1" office:value-type="float" office:value="183">
            <text:p>183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4]+[.E204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204]" office:value-type="float" office:value="10">
            <text:p>10</text:p>
          </table:table-cell>
          <table:table-cell table:style-name="ce2" table:formula="oooc:=([.C204]*[$Configuration.$B$3]*[$Configuration.$B$4]*[$Configuration.$B$11])-[$Configuration.$B$16]+[.G204]" office:value-type="float" office:value="131048">
            <text:p>131048</text:p>
          </table:table-cell>
          <table:table-cell table:formula="oooc:=[.J204]" office:value-type="float" office:value="131048">
            <text:p>131048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4];0;[.I204])+[.K204]+[$Configuration.$B$19]" office:value-type="float" office:value="131102">
            <text:p>131102</text:p>
          </table:table-cell>
          <table:table-cell table:formula="oooc:=CEILING([.O204];[$Configuration.$B$3])/[$Configuration.$B$3]" office:value-type="float" office:value="1025">
            <text:p>1025</text:p>
          </table:table-cell>
          <table:table-cell table:formula="oooc:=IF([.L204];IF([.K204]&gt;0;[$Configuration.$B$21]+[.K204];[$Configuration.$B$20]);0)" office:value-type="float" office:value="131092">
            <text:p>131092</text:p>
          </table:table-cell>
          <table:table-cell table:formula="oooc:=CEILING([.Q204];[$Configuration.$B$3])/[$Configuration.$B$3]" office:value-type="float" office:value="1025">
            <text:p>1025</text:p>
          </table:table-cell>
          <table:table-cell table:formula="oooc:=IF(AND([$Configuration.$B$27];[.L204];[.K204]&gt;0);[$Configuration.$B$22]+[.K204];0)" office:value-type="float" office:value="131084">
            <text:p>131084</text:p>
          </table:table-cell>
          <table:table-cell table:formula="oooc:=CEILING([.S204];[$Configuration.$B$3])/[$Configuration.$B$3]" office:value-type="float" office:value="1025">
            <text:p>1025</text:p>
          </table:table-cell>
          <table:table-cell office:value-type="string">
            <text:p>xid 4 pages for <text:s/>txn rec; data 10 bytes (exact fit) [deq, txn]</text:p>
          </table:table-cell>
        </table:table-row>
        <table:table-row table:style-name="ro2">
          <table:table-cell table:formula="oooc:=[.A204]+1" office:value-type="float" office:value="184">
            <text:p>184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5]+[.E205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205]" office:value-type="float" office:value="10">
            <text:p>10</text:p>
          </table:table-cell>
          <table:table-cell table:style-name="ce2" table:formula="oooc:=([.C205]*[$Configuration.$B$3]*[$Configuration.$B$4]*[$Configuration.$B$11])-[$Configuration.$B$16]+[.G205]" office:value-type="float" office:value="131049">
            <text:p>131049</text:p>
          </table:table-cell>
          <table:table-cell table:formula="oooc:=[.J205]" office:value-type="float" office:value="131049">
            <text:p>131049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5];0;[.I205])+[.K205]+[$Configuration.$B$19]" office:value-type="float" office:value="131103">
            <text:p>131103</text:p>
          </table:table-cell>
          <table:table-cell table:formula="oooc:=CEILING([.O205];[$Configuration.$B$3])/[$Configuration.$B$3]" office:value-type="float" office:value="1025">
            <text:p>1025</text:p>
          </table:table-cell>
          <table:table-cell table:formula="oooc:=IF([.L205];IF([.K205]&gt;0;[$Configuration.$B$21]+[.K205];[$Configuration.$B$20]);0)" office:value-type="float" office:value="131093">
            <text:p>131093</text:p>
          </table:table-cell>
          <table:table-cell table:formula="oooc:=CEILING([.Q205];[$Configuration.$B$3])/[$Configuration.$B$3]" office:value-type="float" office:value="1025">
            <text:p>1025</text:p>
          </table:table-cell>
          <table:table-cell table:formula="oooc:=IF(AND([$Configuration.$B$27];[.L205];[.K205]&gt;0);[$Configuration.$B$22]+[.K205];0)" office:value-type="float" office:value="131085">
            <text:p>131085</text:p>
          </table:table-cell>
          <table:table-cell table:formula="oooc:=CEILING([.S205];[$Configuration.$B$3])/[$Configuration.$B$3]" office:value-type="float" office:value="1025">
            <text:p>1025</text:p>
          </table:table-cell>
          <table:table-cell office:value-type="string">
            <text:p>xid 4 pages + 1 byte for <text:s/>txn rec; data 10 bytes (exact fit) [deq, txn]</text:p>
          </table:table-cell>
        </table:table-row>
        <table:table-row table:style-name="ro2">
          <table:table-cell table:formula="oooc:=[.A205]+1" office:value-type="float" office:value="185">
            <text:p>185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6]+[.E206]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formula="oooc:=[.H206]" office:value-type="float" office:value="10">
            <text:p>10</text:p>
          </table:table-cell>
          <table:table-cell table:style-name="ce2" table:formula="oooc:=([.C206]*[$Configuration.$B$3]*[$Configuration.$B$4]*[$Configuration.$B$11])-[$Configuration.$B$16]+[.G206]" office:value-type="float" office:value="114664">
            <text:p>114664</text:p>
          </table:table-cell>
          <table:table-cell table:formula="oooc:=[.J206]" office:value-type="float" office:value="114664">
            <text:p>114664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6];0;[.I206])+[.K206]+[$Configuration.$B$19]" office:value-type="float" office:value="114718">
            <text:p>114718</text:p>
          </table:table-cell>
          <table:table-cell table:formula="oooc:=CEILING([.O206];[$Configuration.$B$3])/[$Configuration.$B$3]" office:value-type="float" office:value="897">
            <text:p>897</text:p>
          </table:table-cell>
          <table:table-cell table:formula="oooc:=IF([.L206];IF([.K206]&gt;0;[$Configuration.$B$21]+[.K206];[$Configuration.$B$20]);0)" office:value-type="float" office:value="114708">
            <text:p>114708</text:p>
          </table:table-cell>
          <table:table-cell table:formula="oooc:=CEILING([.Q206];[$Configuration.$B$3])/[$Configuration.$B$3]" office:value-type="float" office:value="897">
            <text:p>897</text:p>
          </table:table-cell>
          <table:table-cell table:formula="oooc:=IF(AND([$Configuration.$B$27];[.L206];[.K206]&gt;0);[$Configuration.$B$22]+[.K206];0)" office:value-type="float" office:value="114700">
            <text:p>114700</text:p>
          </table:table-cell>
          <table:table-cell table:formula="oooc:=CEILING([.S206];[$Configuration.$B$3])/[$Configuration.$B$3]" office:value-type="float" office:value="897">
            <text:p>897</text:p>
          </table:table-cell>
          <table:table-cell office:value-type="string">
            <text:p>xid 3.5 pages for <text:s/>txn rec; data 10 bytes (exact fit) [deq, txn]</text:p>
          </table:table-cell>
        </table:table-row>
        <table:table-row table:style-name="ro2">
          <table:table-cell table:formula="oooc:=[.A206]+1" office:value-type="float" office:value="186">
            <text:p>186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[.D207]+[.E207]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formula="oooc:=[.H207]" office:value-type="float" office:value="10">
            <text:p>10</text:p>
          </table:table-cell>
          <table:table-cell table:style-name="ce2" table:formula="oooc:=([.C207]*[$Configuration.$B$3]*[$Configuration.$B$4]*[$Configuration.$B$11])-[$Configuration.$B$16]+[.G207]" office:value-type="float" office:value="114665">
            <text:p>114665</text:p>
          </table:table-cell>
          <table:table-cell table:formula="oooc:=[.J207]" office:value-type="float" office:value="114665">
            <text:p>11466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formula="oooc:=IF([.N207];0;[.I207])+[.K207]+[$Configuration.$B$19]" office:value-type="float" office:value="114719">
            <text:p>114719</text:p>
          </table:table-cell>
          <table:table-cell table:formula="oooc:=CEILING([.O207];[$Configuration.$B$3])/[$Configuration.$B$3]" office:value-type="float" office:value="897">
            <text:p>897</text:p>
          </table:table-cell>
          <table:table-cell table:formula="oooc:=IF([.L207];IF([.K207]&gt;0;[$Configuration.$B$21]+[.K207];[$Configuration.$B$20]);0)" office:value-type="float" office:value="114709">
            <text:p>114709</text:p>
          </table:table-cell>
          <table:table-cell table:formula="oooc:=CEILING([.Q207];[$Configuration.$B$3])/[$Configuration.$B$3]" office:value-type="float" office:value="897">
            <text:p>897</text:p>
          </table:table-cell>
          <table:table-cell table:formula="oooc:=IF(AND([$Configuration.$B$27];[.L207];[.K207]&gt;0);[$Configuration.$B$22]+[.K207];0)" office:value-type="float" office:value="114701">
            <text:p>114701</text:p>
          </table:table-cell>
          <table:table-cell table:formula="oooc:=CEILING([.S207];[$Configuration.$B$3])/[$Configuration.$B$3]" office:value-type="float" office:value="897">
            <text:p>897</text:p>
          </table:table-cell>
          <table:table-cell office:value-type="string">
            <text:p>xid 3.5 pages + 1 byte for <text:s/>txn rec; data 10 bytes (exact fit) [deq, txn]</text:p>
          </table:table-cell>
        </table:table-row>
        <table:table-row table:style-name="ro2" table:number-rows-repeated="28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/>
        </table:table-row>
        <table:table-row table:style-name="ro2" table:number-rows-repeated="27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6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6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2">11/12/2007</text:date>, <text:time>16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Kim van der Riet</meta:initial-creator>
    <meta:creation-date>2007-10-05T09:57:46</meta:creation-date>
    <dc:creator>Kim van der Riet</dc:creator>
    <dc:date>2007-11-12T16:21:11</dc:date>
    <dc:language>en-US</dc:language>
    <meta:editing-cycles>56</meta:editing-cycles>
    <meta:editing-duration>P1DT4H18M42S</meta:editing-duration>
    <meta:user-defined meta:name="Info 1"/>
    <meta:user-defined meta:name="Info 2"/>
    <meta:user-defined meta:name="Info 3"/>
    <meta:user-defined meta:name="Info 4"/>
    <meta:document-statistic meta:table-count="4" meta:cell-count="13183"/>
  </office:meta>
</office:document-meta>
</file>